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3.9244in"/>
    </style:style>
    <style:style style:name="co6" style:family="table-column">
      <style:table-column-properties fo:break-before="auto" style:column-width="2.9752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3in"/>
    </style:style>
    <style:style style:name="co9" style:family="table-column">
      <style:table-column-properties fo:break-before="auto" style:column-width="2.7602in"/>
    </style:style>
    <style:style style:name="co10" style:family="table-column">
      <style:table-column-properties fo:break-before="auto" style:column-width="2.3717in"/>
    </style:style>
    <style:style style:name="co11" style:family="table-column">
      <style:table-column-properties fo:break-before="auto" style:column-width="1.702in"/>
    </style:style>
    <style:style style:name="co12" style:family="table-column">
      <style:table-column-properties fo:break-before="auto" style:column-width="1.528in"/>
    </style:style>
    <style:style style:name="co13" style:family="table-column">
      <style:table-column-properties fo:break-before="auto" style:column-width="2.8138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5945in"/>
    </style:style>
    <style:style style:name="co16" style:family="table-column">
      <style:table-column-properties fo:break-before="auto" style:column-width="1.6618in"/>
    </style:style>
    <style:style style:name="co17" style:family="table-column">
      <style:table-column-properties fo:break-before="auto" style:column-width="2.1043in"/>
    </style:style>
    <style:style style:name="co18" style:family="table-column">
      <style:table-column-properties fo:break-before="auto" style:column-width="1.9028in"/>
    </style:style>
    <style:style style:name="co19" style:family="table-column">
      <style:table-column-properties fo:break-before="auto" style:column-width="1.6075in"/>
    </style:style>
    <style:style style:name="co20" style:family="table-column">
      <style:table-column-properties fo:break-before="auto" style:column-width="1.6217in"/>
    </style:style>
    <style:style style:name="co21" style:family="table-column">
      <style:table-column-properties fo:break-before="auto" style:column-width="2.1173in"/>
    </style:style>
    <style:style style:name="co22" style:family="table-column">
      <style:table-column-properties fo:break-before="auto" style:column-width="1.7957in"/>
    </style:style>
    <style:style style:name="co23" style:family="table-column">
      <style:table-column-properties fo:break-before="auto" style:column-width="3in"/>
    </style:style>
    <style:style style:name="co24" style:family="table-column">
      <style:table-column-properties fo:break-before="auto" style:column-width="1.1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66ffff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6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6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60">
      <style:table-cell-properties fo:border="none"/>
    </style:style>
    <style:style style:name="ce14" style:family="table-cell" style:parent-style-name="Default" style:data-style-name="N6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60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60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60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60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60">
      <style:table-cell-properties fo:border-bottom="none" fo:background-color="#66ffff" fo:border-left="0.06pt solid #000000" fo:border-right="none" fo:border-top="none"/>
    </style:style>
    <style:style style:name="ce24" style:family="table-cell" style:parent-style-name="Default" style:data-style-name="N2"/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66ffff"/>
    </style:style>
    <style:style style:name="ce27" style:family="table-cell" style:parent-style-name="Default" style:data-style-name="N60">
      <style:table-cell-properties fo:background-color="#66ffff"/>
    </style:style>
    <style:style style:name="ce28" style:family="table-cell" style:parent-style-name="Default" style:data-style-name="N2">
      <style:table-cell-properties fo:background-color="#ffff00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b2b2b2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33" style:family="table-cell" style:parent-style-name="Default">
      <style:table-cell-properties fo:border-bottom="none" fo:wrap-option="wrap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ff9999"/>
    </style:style>
    <style:style style:name="ce36" style:family="table-cell" style:parent-style-name="Default">
      <style:table-cell-properties fo:wrap-option="wrap" fo:border="non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ccff00"/>
    </style:style>
    <style:style style:name="ce39" style:family="table-cell" style:parent-style-name="Default">
      <style:table-cell-properties fo:background-color="#ffcc00"/>
    </style:style>
    <style:style style:name="ce40" style:family="table-cell" style:parent-style-name="Default">
      <style:text-properties style:font-name="Liberation Sans" style:font-name-asian="Droid Sans Fallback" style:font-name-complex="FreeSans"/>
    </style:style>
    <style:style style:name="ce4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nbIterations=2, maxDisparity=2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3"/>
        <table:table-column table:style-name="co4" table:default-cell-style-name="ce18"/>
        <table:table-column table:style-name="co1" table:number-columns-repeated="7" table:default-cell-style-name="ce18"/>
        <table:table-column table:style-name="co1" table:default-cell-style-name="ce20"/>
        <table:table-column table:style-name="co5" table:default-cell-style-name="ce7"/>
        <table:table-column table:style-name="co1" table:default-cell-style-name="ce22"/>
        <table:table-column table:style-name="co1" table:default-cell-style-name="ce20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string" calcext:value-type="string">
            <text:p>Scenario 319</text:p>
          </table:table-cell>
          <table:table-cell table:style-name="Default"/>
          <table:table-cell table:style-name="Default" office:value-type="string" calcext:value-type="string">
            <text:p>New measures w/o broadcasts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2">
          <table:table-cell/>
          <table:table-cell table:style-name="ce1"/>
          <table:table-cell table:style-name="ce9" office:value-type="string" calcext:value-type="string">
            <text:p>ARM_CortexA7</text:p>
          </table:table-cell>
          <table:table-cell table:style-name="ce15" office:value-type="string" calcext:value-type="string">
            <text:p>ARM_CortexA15</text:p>
          </table:table-cell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10" table:formula="of:=[.N24]" office:value-type="float" office:value="130318793965.899" calcext:value-type="float">
            <text:p>1.30E+011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10" table:formula="of:=[.N25]" office:value-type="float" office:value="84372885255.7576" calcext:value-type="float">
            <text:p>8.44E+010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10" table:formula="of:=[.N25]" office:value-type="float" office:value="84372885255.7576" calcext:value-type="float">
            <text:p>8.44E+010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10" table:formula="of:=[.N26]" office:value-type="float" office:value="37720331338.4727" calcext:value-type="float">
            <text:p>3.77E+010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10" table:formula="of:=[.N27]" office:value-type="float" office:value="13022093932.0889" calcext:value-type="float">
            <text:p>1.30E+010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10" table:formula="of:=[.N28]" office:value-type="float" office:value="6847590416.03232" calcext:value-type="float">
            <text:p>6.85E+009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10" table:formula="of:=[.N28]" office:value-type="float" office:value="6847590416.03232" calcext:value-type="float">
            <text:p>6.85E+009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10" table:formula="of:=[.N29]" office:value-type="float" office:value="6679099496.2101" calcext:value-type="float">
            <text:p>6.68E+009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10" table:formula="of:=[.N29]" office:value-type="float" office:value="6679099496.2101" calcext:value-type="float">
            <text:p>6.68E+009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10" table:formula="of:=[.N32]" office:value-type="float" office:value="4082248484.91313" calcext:value-type="float">
            <text:p>4.08E+009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10" table:formula="of:=[.N30]" office:value-type="float" office:value="4892168074.84337" calcext:value-type="float">
            <text:p>4.89E+009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10" table:formula="of:=[.N34]" office:value-type="float" office:value="1826108080.48485" calcext:value-type="float">
            <text:p>1.83E+009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10" table:formula="of:=[.N34]" office:value-type="float" office:value="1826108080.48485" calcext:value-type="float">
            <text:p>1.83E+009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10" table:formula="of:=[.N48]" office:value-type="float" office:value="8025252.52525253" calcext:value-type="float">
            <text:p>8.03E+006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10" table:formula="of:=[.N40]" office:value-type="float" office:value="20277777.7777778" calcext:value-type="float">
            <text:p>2.03E+007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10" table:formula="of:=[.N47]" office:value-type="float" office:value="8032323.23232323" calcext:value-type="float">
            <text:p>8.03E+006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10" table:formula="of:=[.N47]" office:value-type="float" office:value="8032323.23232323" calcext:value-type="float">
            <text:p>8.03E+006</text:p>
          </table:table-cell>
          <table:table-cell table:style-name="ce16"/>
          <table:table-cell table:style-name="Default" table:number-columns-repeated="12"/>
          <table:table-cell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11" table:formula="of:=[.N41]" office:value-type="float" office:value="16258585.8585859" calcext:value-type="float">
            <text:p>1.63E+007</text:p>
          </table:table-cell>
          <table:table-cell table:style-name="ce17"/>
          <table:table-cell table:style-name="Default" table:number-columns-repeated="12"/>
          <table:table-cell/>
        </table:table-row>
        <table:table-row table:style-name="ro1">
          <table:table-cell/>
          <table:table-cell table:style-name="Default" table:number-columns-repeated="12"/>
          <table:table-cell table:style-name="Default" office:value-type="string" calcext:value-type="string">
            <text:p>in ps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4" office:value-type="string" calcext:value-type="string">
            <text:p>Avg</text:p>
          </table:table-cell>
          <table:table-cell table:style-name="ce19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writePPM</text:p>
          </table:table-cell>
          <table:table-cell office:value-type="float" office:value="130330666366.707" calcext:value-type="float">
            <text:p>1.30E+011</text:p>
          </table:table-cell>
          <table:table-cell table:style-name="ce13" office:value-type="float" office:value="130316252666.828" calcext:value-type="float">
            <text:p>1.30E+011</text:p>
          </table:table-cell>
          <table:table-cell table:style-name="ce13" office:value-type="float" office:value="130288616499.717" calcext:value-type="float">
            <text:p>1.30E+011</text:p>
          </table:table-cell>
          <table:table-cell table:style-name="ce13" office:value-type="float" office:value="130289454400.646" calcext:value-type="float">
            <text:p>1.30E+011</text:p>
          </table:table-cell>
          <table:table-cell office:value-type="float" office:value="130328121137.131" calcext:value-type="float">
            <text:p>1.30E+011</text:p>
          </table:table-cell>
          <table:table-cell office:value-type="float" office:value="130317515145.051" calcext:value-type="float">
            <text:p>1.30E+011</text:p>
          </table:table-cell>
          <table:table-cell office:value-type="float" office:value="130267656647.111" calcext:value-type="float">
            <text:p>1.30E+011</text:p>
          </table:table-cell>
          <table:table-cell office:value-type="float" office:value="130300030438.141" calcext:value-type="float">
            <text:p>1.30E+011</text:p>
          </table:table-cell>
          <table:table-cell office:value-type="float" office:value="130378616128.646" calcext:value-type="float">
            <text:p>1.30E+011</text:p>
          </table:table-cell>
          <table:table-cell office:value-type="float" office:value="130371010229.01" calcext:value-type="float">
            <text:p>1.30E+011</text:p>
          </table:table-cell>
          <table:table-cell table:style-name="ce5" office:value-type="string" calcext:value-type="string">
            <text:p>writePPM</text:p>
          </table:table-cell>
          <table:table-cell table:formula="of:=AVERAGE([.C24:.L24])" office:value-type="float" office:value="130318793965.899" calcext:value-type="float">
            <text:p>1.30E+011</text:p>
          </table:table-cell>
          <table:table-cell table:formula="of:=STDEV([.C24:.L24])" office:value-type="float" office:value="35402224.9740569" calcext:value-type="float">
            <text:p>3.54E+007</text:p>
          </table:table-cell>
          <table:table-cell table:formula="of:=[.O24]/[.N24]*100" office:value-type="float" office:value="0.0271658629555157" calcext:value-type="float">
            <text:p>0.0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mputeWeights</text:p>
          </table:table-cell>
          <table:table-cell office:value-type="float" office:value="84369924426.9899" calcext:value-type="float">
            <text:p>8.44E+010</text:p>
          </table:table-cell>
          <table:table-cell office:value-type="float" office:value="84385073193.3737" calcext:value-type="float">
            <text:p>8.44E+010</text:p>
          </table:table-cell>
          <table:table-cell office:value-type="float" office:value="84372742578.4242" calcext:value-type="float">
            <text:p>8.44E+010</text:p>
          </table:table-cell>
          <table:table-cell office:value-type="float" office:value="84372391687.7576" calcext:value-type="float">
            <text:p>8.44E+010</text:p>
          </table:table-cell>
          <table:table-cell office:value-type="float" office:value="84363830965.0101" calcext:value-type="float">
            <text:p>8.44E+010</text:p>
          </table:table-cell>
          <table:table-cell office:value-type="float" office:value="84380007703.2727" calcext:value-type="float">
            <text:p>8.44E+010</text:p>
          </table:table-cell>
          <table:table-cell office:value-type="float" office:value="84365030389.6566" calcext:value-type="float">
            <text:p>8.44E+010</text:p>
          </table:table-cell>
          <table:table-cell office:value-type="float" office:value="84375681913.5354" calcext:value-type="float">
            <text:p>8.44E+010</text:p>
          </table:table-cell>
          <table:table-cell office:value-type="float" office:value="84368876512.9697" calcext:value-type="float">
            <text:p>8.44E+010</text:p>
          </table:table-cell>
          <table:table-cell office:value-type="float" office:value="84375293186.5859" calcext:value-type="float">
            <text:p>8.44E+010</text:p>
          </table:table-cell>
          <table:table-cell table:style-name="ce5" office:value-type="string" calcext:value-type="string">
            <text:p>computeWeights</text:p>
          </table:table-cell>
          <table:table-cell table:formula="of:=AVERAGE([.C25:.L25])" office:value-type="float" office:value="84372885255.7576" calcext:value-type="float">
            <text:p>8.44E+010</text:p>
          </table:table-cell>
          <table:table-cell table:formula="of:=STDEV([.C25:.L25])" office:value-type="float" office:value="6512160.43574263" calcext:value-type="float">
            <text:p>6.51E+006</text:p>
          </table:table-cell>
          <table:table-cell table:formula="of:=[.O25]/[.N25]*100" office:value-type="float" office:value="0.0077183095208875" calcext:value-type="float">
            <text:p>0.0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ggregateCost</text:p>
          </table:table-cell>
          <table:table-cell office:value-type="float" office:value="37739353636.202" calcext:value-type="float">
            <text:p>3.77E+010</text:p>
          </table:table-cell>
          <table:table-cell office:value-type="float" office:value="37691080683.3131" calcext:value-type="float">
            <text:p>3.77E+010</text:p>
          </table:table-cell>
          <table:table-cell office:value-type="float" office:value="37730348518.1414" calcext:value-type="float">
            <text:p>3.77E+010</text:p>
          </table:table-cell>
          <table:table-cell office:value-type="float" office:value="37738010168.8889" calcext:value-type="float">
            <text:p>3.77E+010</text:p>
          </table:table-cell>
          <table:table-cell office:value-type="float" office:value="37702242428.1212" calcext:value-type="float">
            <text:p>3.77E+010</text:p>
          </table:table-cell>
          <table:table-cell office:value-type="float" office:value="37730171666.101" calcext:value-type="float">
            <text:p>3.77E+010</text:p>
          </table:table-cell>
          <table:table-cell office:value-type="float" office:value="37704232360.0808" calcext:value-type="float">
            <text:p>3.77E+010</text:p>
          </table:table-cell>
          <table:table-cell office:value-type="float" office:value="37702121120.3232" calcext:value-type="float">
            <text:p>3.77E+010</text:p>
          </table:table-cell>
          <table:table-cell office:value-type="float" office:value="37728939514.8283" calcext:value-type="float">
            <text:p>3.77E+010</text:p>
          </table:table-cell>
          <table:table-cell office:value-type="float" office:value="37736813288.7273" calcext:value-type="float">
            <text:p>3.77E+010</text:p>
          </table:table-cell>
          <table:table-cell table:style-name="ce5" office:value-type="string" calcext:value-type="string">
            <text:p>aggregateCost</text:p>
          </table:table-cell>
          <table:table-cell table:formula="of:=AVERAGE([.C26:.L26])" office:value-type="float" office:value="37720331338.4727" calcext:value-type="float">
            <text:p>3.77E+010</text:p>
          </table:table-cell>
          <table:table-cell table:formula="of:=STDEV([.C26:.L26])" office:value-type="float" office:value="18229764.5251575" calcext:value-type="float">
            <text:p>1.82E+007</text:p>
          </table:table-cell>
          <table:table-cell table:formula="of:=[.O26]/[.N26]*100" office:value-type="float" office:value="0.0483287497174346" calcext:value-type="float">
            <text:p>0.0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ostConstruction</text:p>
          </table:table-cell>
          <table:table-cell office:value-type="float" office:value="13016121199.1919" calcext:value-type="float">
            <text:p>1.30E+010</text:p>
          </table:table-cell>
          <table:table-cell office:value-type="float" office:value="13020156576.3232" calcext:value-type="float">
            <text:p>1.30E+010</text:p>
          </table:table-cell>
          <table:table-cell office:value-type="float" office:value="13000161605.8182" calcext:value-type="float">
            <text:p>1.30E+010</text:p>
          </table:table-cell>
          <table:table-cell office:value-type="float" office:value="13028843411.3939" calcext:value-type="float">
            <text:p>1.30E+010</text:p>
          </table:table-cell>
          <table:table-cell office:value-type="float" office:value="13007878790.4646" calcext:value-type="float">
            <text:p>1.30E+010</text:p>
          </table:table-cell>
          <table:table-cell office:value-type="float" office:value="13033035346.7475" calcext:value-type="float">
            <text:p>1.30E+010</text:p>
          </table:table-cell>
          <table:table-cell office:value-type="float" office:value="13023797951.3535" calcext:value-type="float">
            <text:p>1.30E+010</text:p>
          </table:table-cell>
          <table:table-cell office:value-type="float" office:value="13029939412.0404" calcext:value-type="float">
            <text:p>1.30E+010</text:p>
          </table:table-cell>
          <table:table-cell office:value-type="float" office:value="13010984846.2222" calcext:value-type="float">
            <text:p>1.30E+010</text:p>
          </table:table-cell>
          <table:table-cell office:value-type="float" office:value="13050020181.3333" calcext:value-type="float">
            <text:p>1.31E+010</text:p>
          </table:table-cell>
          <table:table-cell table:style-name="ce5" office:value-type="string" calcext:value-type="string">
            <text:p>costConstruction</text:p>
          </table:table-cell>
          <table:table-cell table:formula="of:=AVERAGE([.C27:.L27])" office:value-type="float" office:value="13022093932.0889" calcext:value-type="float">
            <text:p>1.30E+010</text:p>
          </table:table-cell>
          <table:table-cell table:formula="of:=STDEV([.C27:.L27])" office:value-type="float" office:value="14358646.335388" calcext:value-type="float">
            <text:p>1.44E+007</text:p>
          </table:table-cell>
          <table:table-cell table:formula="of:=[.O27]/[.N27]*100" office:value-type="float" office:value="0.110263728784859" calcext:value-type="float">
            <text:p>0.1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ensus</text:p>
          </table:table-cell>
          <table:table-cell office:value-type="float" office:value="6844681870.22222" calcext:value-type="float">
            <text:p>6.84E+009</text:p>
          </table:table-cell>
          <table:table-cell office:value-type="float" office:value="6845757613.25253" calcext:value-type="float">
            <text:p>6.85E+009</text:p>
          </table:table-cell>
          <table:table-cell office:value-type="float" office:value="6845550524.76768" calcext:value-type="float">
            <text:p>6.85E+009</text:p>
          </table:table-cell>
          <table:table-cell office:value-type="float" office:value="6846121221.17172" calcext:value-type="float">
            <text:p>6.85E+009</text:p>
          </table:table-cell>
          <table:table-cell office:value-type="float" office:value="6844762639.51515" calcext:value-type="float">
            <text:p>6.84E+009</text:p>
          </table:table-cell>
          <table:table-cell office:value-type="float" office:value="6848868688.16162" calcext:value-type="float">
            <text:p>6.85E+009</text:p>
          </table:table-cell>
          <table:table-cell office:value-type="float" office:value="6847767681.29293" calcext:value-type="float">
            <text:p>6.85E+009</text:p>
          </table:table-cell>
          <table:table-cell office:value-type="float" office:value="6851414098.74747" calcext:value-type="float">
            <text:p>6.85E+009</text:p>
          </table:table-cell>
          <table:table-cell office:value-type="float" office:value="6847590930.10101" calcext:value-type="float">
            <text:p>6.85E+009</text:p>
          </table:table-cell>
          <table:table-cell office:value-type="float" office:value="6853388893.09091" calcext:value-type="float">
            <text:p>6.85E+009</text:p>
          </table:table-cell>
          <table:table-cell table:style-name="ce5" office:value-type="string" calcext:value-type="string">
            <text:p>census</text:p>
          </table:table-cell>
          <table:table-cell table:formula="of:=AVERAGE([.C28:.L28])" office:value-type="float" office:value="6847590416.03232" calcext:value-type="float">
            <text:p>6.85E+009</text:p>
          </table:table-cell>
          <table:table-cell table:formula="of:=STDEV([.C28:.L28])" office:value-type="float" office:value="2906756.55974607" calcext:value-type="float">
            <text:p>2.91E+006</text:p>
          </table:table-cell>
          <table:table-cell table:formula="of:=[.O28]/[.N28]*100" office:value-type="float" office:value="0.0424493344832724" calcext:value-type="float">
            <text:p>0.0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gb2Gray</text:p>
          </table:table-cell>
          <table:table-cell office:value-type="float" office:value="6675055559.11111" calcext:value-type="float">
            <text:p>6.68E+009</text:p>
          </table:table-cell>
          <table:table-cell office:value-type="float" office:value="6680979807.67677" calcext:value-type="float">
            <text:p>6.68E+009</text:p>
          </table:table-cell>
          <table:table-cell office:value-type="float" office:value="6676131299.55556" calcext:value-type="float">
            <text:p>6.68E+009</text:p>
          </table:table-cell>
          <table:table-cell office:value-type="float" office:value="6672540408.24242" calcext:value-type="float">
            <text:p>6.67E+009</text:p>
          </table:table-cell>
          <table:table-cell office:value-type="float" office:value="6675444454.14141" calcext:value-type="float">
            <text:p>6.68E+009</text:p>
          </table:table-cell>
          <table:table-cell office:value-type="float" office:value="6685651494.78788" calcext:value-type="float">
            <text:p>6.69E+009</text:p>
          </table:table-cell>
          <table:table-cell office:value-type="float" office:value="6674494947.55556" calcext:value-type="float">
            <text:p>6.67E+009</text:p>
          </table:table-cell>
          <table:table-cell office:value-type="float" office:value="6682101015.27273" calcext:value-type="float">
            <text:p>6.68E+009</text:p>
          </table:table-cell>
          <table:table-cell office:value-type="float" office:value="6684171734.62626" calcext:value-type="float">
            <text:p>6.68E+009</text:p>
          </table:table-cell>
          <table:table-cell office:value-type="float" office:value="6684424241.13131" calcext:value-type="float">
            <text:p>6.68E+009</text:p>
          </table:table-cell>
          <table:table-cell table:style-name="ce5" office:value-type="string" calcext:value-type="string">
            <text:p>rgb2Gray</text:p>
          </table:table-cell>
          <table:table-cell table:formula="of:=AVERAGE([.C29:.L29])" office:value-type="float" office:value="6679099496.2101" calcext:value-type="float">
            <text:p>6.68E+009</text:p>
          </table:table-cell>
          <table:table-cell table:formula="of:=STDEV([.C29:.L29])" office:value-type="float" office:value="4856843.26753808" calcext:value-type="float">
            <text:p>4.86E+006</text:p>
          </table:table-cell>
          <table:table-cell table:formula="of:=[.O29]/[.N29]*100" office:value-type="float" office:value="0.0727170372337466" calcext:value-type="float">
            <text:p>0.07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edianFilter</text:p>
          </table:table-cell>
          <table:table-cell office:value-type="float" office:value="4893911125.50572" calcext:value-type="float">
            <text:p>4.89E+009</text:p>
          </table:table-cell>
          <table:table-cell office:value-type="float" office:value="4893605385.65387" calcext:value-type="float">
            <text:p>4.89E+009</text:p>
          </table:table-cell>
          <table:table-cell office:value-type="float" office:value="4892709763.87879" calcext:value-type="float">
            <text:p>4.89E+009</text:p>
          </table:table-cell>
          <table:table-cell office:value-type="float" office:value="4892915814.74478" calcext:value-type="float">
            <text:p>4.89E+009</text:p>
          </table:table-cell>
          <table:table-cell office:value-type="float" office:value="4890241073.64849" calcext:value-type="float">
            <text:p>4.89E+009</text:p>
          </table:table-cell>
          <table:table-cell office:value-type="float" office:value="4891370373.60269" calcext:value-type="float">
            <text:p>4.89E+009</text:p>
          </table:table-cell>
          <table:table-cell office:value-type="float" office:value="4889444421.64579" calcext:value-type="float">
            <text:p>4.89E+009</text:p>
          </table:table-cell>
          <table:table-cell office:value-type="float" office:value="4893014788.30976" calcext:value-type="float">
            <text:p>4.89E+009</text:p>
          </table:table-cell>
          <table:table-cell office:value-type="float" office:value="4893850510.567" calcext:value-type="float">
            <text:p>4.89E+009</text:p>
          </table:table-cell>
          <table:table-cell office:value-type="float" office:value="4890617490.87677" calcext:value-type="float">
            <text:p>4.89E+009</text:p>
          </table:table-cell>
          <table:table-cell table:style-name="ce5" office:value-type="string" calcext:value-type="string">
            <text:p>medianFilter</text:p>
          </table:table-cell>
          <table:table-cell table:formula="of:=AVERAGE([.C30:.L30])" office:value-type="float" office:value="4892168074.84337" calcext:value-type="float">
            <text:p>4.89E+009</text:p>
          </table:table-cell>
          <table:table-cell table:formula="of:=STDEV([.C30:.L30])" office:value-type="float" office:value="1621946.76785107" calcext:value-type="float">
            <text:p>1.62E+006</text:p>
          </table:table-cell>
          <table:table-cell table:formula="of:=[.O30]/[.N30]*100" office:value-type="float" office:value="0.033153946124449" calcext:value-type="float">
            <text:p>0.0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ost_Parallel_Work_implode_Broadcast3_in</text:p>
          </table:table-cell>
          <table:table-cell office:value-type="float" office:value="4567363656.40404" calcext:value-type="float">
            <text:p>4.57E+009</text:p>
          </table:table-cell>
          <table:table-cell office:value-type="float" office:value="4567909070.86869" calcext:value-type="float">
            <text:p>4.57E+009</text:p>
          </table:table-cell>
          <table:table-cell office:value-type="float" office:value="4566898998.30303" calcext:value-type="float">
            <text:p>4.57E+009</text:p>
          </table:table-cell>
          <table:table-cell office:value-type="float" office:value="4557010116.52525" calcext:value-type="float">
            <text:p>4.56E+009</text:p>
          </table:table-cell>
          <table:table-cell office:value-type="float" office:value="4557636349.41414" calcext:value-type="float">
            <text:p>4.56E+009</text:p>
          </table:table-cell>
          <table:table-cell office:value-type="float" office:value="4557363644.76768" calcext:value-type="float">
            <text:p>4.56E+009</text:p>
          </table:table-cell>
          <table:table-cell office:value-type="float" office:value="4579151541.0101" calcext:value-type="float">
            <text:p>4.58E+009</text:p>
          </table:table-cell>
          <table:table-cell office:value-type="float" office:value="4592959581.09091" calcext:value-type="float">
            <text:p>4.59E+009</text:p>
          </table:table-cell>
          <table:table-cell office:value-type="float" office:value="4581818186.9899" calcext:value-type="float">
            <text:p>4.58E+009</text:p>
          </table:table-cell>
          <table:table-cell office:value-type="float" office:value="4568757558.30303" calcext:value-type="float">
            <text:p>4.57E+009</text:p>
          </table:table-cell>
          <table:table-cell table:style-name="ce6" office:value-type="string" calcext:value-type="string">
            <text:p>Cost_Parallel_Work_implode_Broadcast3_in</text:p>
          </table:table-cell>
          <table:table-cell table:style-name="ce23" table:formula="of:=AVERAGE([.C31:.L31])" office:value-type="float" office:value="4569686870.36768" calcext:value-type="float">
            <text:p>4.57E+009</text:p>
          </table:table-cell>
          <table:table-cell table:formula="of:=STDEV([.C31:.L31])" office:value-type="float" office:value="11800841.1937867" calcext:value-type="float">
            <text:p>1.18E+007</text:p>
          </table:table-cell>
          <table:table-cell table:formula="of:=[.O31]/[.N31]*100" office:value-type="float" office:value="0.258241790489185" calcext:value-type="float">
            <text:p>0.26</text:p>
          </table:table-cell>
          <table:table-cell office:value-type="string" calcext:value-type="string">
            <text:p>Implode data: 2x506250float → 1012500float memcopy(506250x4)</text:p>
          </table:table-cell>
        </table:table-row>
        <table:table-row table:style-name="ro1">
          <table:table-cell/>
          <table:table-cell table:style-name="ce5" office:value-type="string" calcext:value-type="string">
            <text:p>disparitySelect</text:p>
          </table:table-cell>
          <table:table-cell office:value-type="float" office:value="4080727272.08081" calcext:value-type="float">
            <text:p>4.08E+009</text:p>
          </table:table-cell>
          <table:table-cell office:value-type="float" office:value="4083146469.49495" calcext:value-type="float">
            <text:p>4.08E+009</text:p>
          </table:table-cell>
          <table:table-cell office:value-type="float" office:value="4080803040.9697" calcext:value-type="float">
            <text:p>4.08E+009</text:p>
          </table:table-cell>
          <table:table-cell office:value-type="float" office:value="4082646467.87879" calcext:value-type="float">
            <text:p>4.08E+009</text:p>
          </table:table-cell>
          <table:table-cell office:value-type="float" office:value="4079191919.19192" calcext:value-type="float">
            <text:p>4.08E+009</text:p>
          </table:table-cell>
          <table:table-cell office:value-type="float" office:value="4081489905.77778" calcext:value-type="float">
            <text:p>4.08E+009</text:p>
          </table:table-cell>
          <table:table-cell office:value-type="float" office:value="4082292914.42424" calcext:value-type="float">
            <text:p>4.08E+009</text:p>
          </table:table-cell>
          <table:table-cell office:value-type="float" office:value="4083535356.12121" calcext:value-type="float">
            <text:p>4.08E+009</text:p>
          </table:table-cell>
          <table:table-cell office:value-type="float" office:value="4086904035.55556" calcext:value-type="float">
            <text:p>4.09E+009</text:p>
          </table:table-cell>
          <table:table-cell office:value-type="float" office:value="4081747467.63636" calcext:value-type="float">
            <text:p>4.08E+009</text:p>
          </table:table-cell>
          <table:table-cell table:style-name="ce5" office:value-type="string" calcext:value-type="string">
            <text:p>disparitySelect</text:p>
          </table:table-cell>
          <table:table-cell table:formula="of:=AVERAGE([.C32:.L32])" office:value-type="float" office:value="4082248484.91313" calcext:value-type="float">
            <text:p>4.08E+009</text:p>
          </table:table-cell>
          <table:table-cell table:formula="of:=STDEV([.C32:.L32])" office:value-type="float" office:value="2078177.12113063" calcext:value-type="float">
            <text:p>2.08E+006</text:p>
          </table:table-cell>
          <table:table-cell table:formula="of:=[.O32]/[.N32]*100" office:value-type="float" office:value="0.0509076585810736" calcext:value-type="float">
            <text:p>0.0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ost_Parallel_Work_implode_Broadcast2_in</text:p>
          </table:table-cell>
          <table:table-cell office:value-type="float" office:value="2848777777.13131" calcext:value-type="float">
            <text:p>2.85E+009</text:p>
          </table:table-cell>
          <table:table-cell office:value-type="float" office:value="2858787878.78788" calcext:value-type="float">
            <text:p>2.86E+009</text:p>
          </table:table-cell>
          <table:table-cell office:value-type="float" office:value="2850777781.0101" calcext:value-type="float">
            <text:p>2.85E+009</text:p>
          </table:table-cell>
          <table:table-cell office:value-type="float" office:value="2848828278.94949" calcext:value-type="float">
            <text:p>2.85E+009</text:p>
          </table:table-cell>
          <table:table-cell office:value-type="float" office:value="2856202025.37374" calcext:value-type="float">
            <text:p>2.86E+009</text:p>
          </table:table-cell>
          <table:table-cell office:value-type="float" office:value="2854565663.0303" calcext:value-type="float">
            <text:p>2.85E+009</text:p>
          </table:table-cell>
          <table:table-cell office:value-type="float" office:value="2856606068.36364" calcext:value-type="float">
            <text:p>2.86E+009</text:p>
          </table:table-cell>
          <table:table-cell office:value-type="float" office:value="2855232325.81818" calcext:value-type="float">
            <text:p>2.86E+009</text:p>
          </table:table-cell>
          <table:table-cell office:value-type="float" office:value="2855606057.37374" calcext:value-type="float">
            <text:p>2.86E+009</text:p>
          </table:table-cell>
          <table:table-cell office:value-type="float" office:value="2854747479.91919" calcext:value-type="float">
            <text:p>2.85E+009</text:p>
          </table:table-cell>
          <table:table-cell table:style-name="ce6" office:value-type="string" calcext:value-type="string">
            <text:p>Cost_Parallel_Work_implode_Broadcast2_in</text:p>
          </table:table-cell>
          <table:table-cell table:style-name="ce23" table:formula="of:=AVERAGE([.C33:.L33])" office:value-type="float" office:value="2854013133.57576" calcext:value-type="float">
            <text:p>2.85E+009</text:p>
          </table:table-cell>
          <table:table-cell table:formula="of:=STDEV([.C33:.L33])" office:value-type="float" office:value="3398370.85280314" calcext:value-type="float">
            <text:p>3.40E+006</text:p>
          </table:table-cell>
          <table:table-cell table:formula="of:=[.O33]/[.N33]*100" office:value-type="float" office:value="0.119073413251794" calcext:value-type="float">
            <text:p>0.12</text:p>
          </table:table-cell>
          <table:table-cell office:value-type="string" calcext:value-type="string">
            <text:p>Implode data: 2x506250float → 1012500float memcopy(506250x4)</text:p>
          </table:table-cell>
        </table:table-row>
        <table:table-row table:style-name="ro1">
          <table:table-cell/>
          <table:table-cell table:style-name="ce5" office:value-type="string" calcext:value-type="string">
            <text:p>readPPM</text:p>
          </table:table-cell>
          <table:table-cell office:value-type="float" office:value="1827181820.12121" calcext:value-type="float">
            <text:p>1.83E+009</text:p>
          </table:table-cell>
          <table:table-cell office:value-type="float" office:value="1818232325.17172" calcext:value-type="float">
            <text:p>1.82E+009</text:p>
          </table:table-cell>
          <table:table-cell office:value-type="float" office:value="1825671716.84848" calcext:value-type="float">
            <text:p>1.83E+009</text:p>
          </table:table-cell>
          <table:table-cell office:value-type="float" office:value="1822969693.09091" calcext:value-type="float">
            <text:p>1.82E+009</text:p>
          </table:table-cell>
          <table:table-cell office:value-type="float" office:value="1829459596.92929" calcext:value-type="float">
            <text:p>1.83E+009</text:p>
          </table:table-cell>
          <table:table-cell office:value-type="float" office:value="1826934341.81818" calcext:value-type="float">
            <text:p>1.83E+009</text:p>
          </table:table-cell>
          <table:table-cell office:value-type="float" office:value="1826838383.19192" calcext:value-type="float">
            <text:p>1.83E+009</text:p>
          </table:table-cell>
          <table:table-cell office:value-type="float" office:value="1819898987.9596" calcext:value-type="float">
            <text:p>1.82E+009</text:p>
          </table:table-cell>
          <table:table-cell office:value-type="float" office:value="1833651514.18182" calcext:value-type="float">
            <text:p>1.83E+009</text:p>
          </table:table-cell>
          <table:table-cell office:value-type="float" office:value="1830242425.53535" calcext:value-type="float">
            <text:p>1.83E+009</text:p>
          </table:table-cell>
          <table:table-cell table:style-name="ce5" office:value-type="string" calcext:value-type="string">
            <text:p>readPPM</text:p>
          </table:table-cell>
          <table:table-cell table:formula="of:=AVERAGE([.C34:.L34])" office:value-type="float" office:value="1826108080.48485" calcext:value-type="float">
            <text:p>1.83E+009</text:p>
          </table:table-cell>
          <table:table-cell table:formula="of:=STDEV([.C34:.L34])" office:value-type="float" office:value="4692997.98107217" calcext:value-type="float">
            <text:p>4.69E+006</text:p>
          </table:table-cell>
          <table:table-cell table:formula="of:=[.O34]/[.N34]*100" office:value-type="float" office:value="0.256994535604165" calcext:value-type="float">
            <text:p>0.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1477262624.32323" calcext:value-type="float">
            <text:p>1.48E+009</text:p>
          </table:table-cell>
          <table:table-cell office:value-type="float" office:value="1470868686.86869" calcext:value-type="float">
            <text:p>1.47E+009</text:p>
          </table:table-cell>
          <table:table-cell office:value-type="float" office:value="1487737375.0303" calcext:value-type="float">
            <text:p>1.49E+009</text:p>
          </table:table-cell>
          <table:table-cell office:value-type="float" office:value="1481454545.45455" calcext:value-type="float">
            <text:p>1.48E+009</text:p>
          </table:table-cell>
          <table:table-cell office:value-type="float" office:value="1477868686.22222" calcext:value-type="float">
            <text:p>1.48E+009</text:p>
          </table:table-cell>
          <table:table-cell office:value-type="float" office:value="1465707072.64646" calcext:value-type="float">
            <text:p>1.47E+009</text:p>
          </table:table-cell>
          <table:table-cell office:value-type="float" office:value="1476515150.86869" calcext:value-type="float">
            <text:p>1.48E+009</text:p>
          </table:table-cell>
          <table:table-cell office:value-type="float" office:value="1490919191.27273" calcext:value-type="float">
            <text:p>1.49E+009</text:p>
          </table:table-cell>
          <table:table-cell office:value-type="float" office:value="1479040407.27273" calcext:value-type="float">
            <text:p>1.48E+009</text:p>
          </table:table-cell>
          <table:table-cell office:value-type="float" office:value="1486636365.57576" calcext:value-type="float">
            <text:p>1.49E+009</text:p>
          </table:table-cell>
          <table:table-cell office:value-type="string" calcext:value-type="string">
            <text:p>Broadcast0</text:p>
          </table:table-cell>
          <table:table-cell table:formula="of:=AVERAGE([.C35:.L35])" office:value-type="float" office:value="1479401010.55354" calcext:value-type="float">
            <text:p>1.48E+009</text:p>
          </table:table-cell>
          <table:table-cell table:formula="of:=STDEV([.C35:.L35])" office:value-type="float" office:value="7705944.63814685" calcext:value-type="float">
            <text:p>7.71E+006</text:p>
          </table:table-cell>
          <table:table-cell table:formula="of:=[.O35]/[.N35]*100" office:value-type="float" office:value="0.520882748029459" calcext:value-type="float">
            <text:p>0.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_rgbL</text:p>
          </table:table-cell>
          <table:table-cell office:value-type="float" office:value="1228323234.90909" calcext:value-type="float">
            <text:p>1.23E+009</text:p>
          </table:table-cell>
          <table:table-cell office:value-type="float" office:value="1234686868.68687" calcext:value-type="float">
            <text:p>1.23E+009</text:p>
          </table:table-cell>
          <table:table-cell office:value-type="float" office:value="1217808076.28283" calcext:value-type="float">
            <text:p>1.22E+009</text:p>
          </table:table-cell>
          <table:table-cell office:value-type="float" office:value="1208676767.0303" calcext:value-type="float">
            <text:p>1.21E+009</text:p>
          </table:table-cell>
          <table:table-cell office:value-type="float" office:value="1236141411.55556" calcext:value-type="float">
            <text:p>1.24E+009</text:p>
          </table:table-cell>
          <table:table-cell office:value-type="float" office:value="1231363640.88889" calcext:value-type="float">
            <text:p>1.23E+009</text:p>
          </table:table-cell>
          <table:table-cell office:value-type="float" office:value="1227171715.87879" calcext:value-type="float">
            <text:p>1.23E+009</text:p>
          </table:table-cell>
          <table:table-cell office:value-type="float" office:value="1216969694.38384" calcext:value-type="float">
            <text:p>1.22E+009</text:p>
          </table:table-cell>
          <table:table-cell office:value-type="float" office:value="1224909089.61616" calcext:value-type="float">
            <text:p>1.22E+009</text:p>
          </table:table-cell>
          <table:table-cell office:value-type="float" office:value="1230333332.68687" calcext:value-type="float">
            <text:p>1.23E+009</text:p>
          </table:table-cell>
          <table:table-cell office:value-type="string" calcext:value-type="string">
            <text:p>Cost_Parallel_Work_br_rgbL</text:p>
          </table:table-cell>
          <table:table-cell table:formula="of:=AVERAGE([.C36:.L36])" office:value-type="float" office:value="1225638383.19192" calcext:value-type="float">
            <text:p>1.23E+009</text:p>
          </table:table-cell>
          <table:table-cell table:formula="of:=STDEV([.C36:.L36])" office:value-type="float" office:value="8700303.46063389" calcext:value-type="float">
            <text:p>8.70E+006</text:p>
          </table:table-cell>
          <table:table-cell table:formula="of:=[.O36]/[.N36]*100" office:value-type="float" office:value="0.709858925760448" calcext:value-type="float">
            <text:p>0.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559101010.10101" calcext:value-type="float">
            <text:p>5.59E+008</text:p>
          </table:table-cell>
          <table:table-cell office:value-type="float" office:value="557383838.383838" calcext:value-type="float">
            <text:p>5.57E+008</text:p>
          </table:table-cell>
          <table:table-cell office:value-type="float" office:value="557080808.080808" calcext:value-type="float">
            <text:p>5.57E+008</text:p>
          </table:table-cell>
          <table:table-cell office:value-type="float" office:value="554090909.090909" calcext:value-type="float">
            <text:p>5.54E+008</text:p>
          </table:table-cell>
          <table:table-cell office:value-type="float" office:value="556666666.666667" calcext:value-type="float">
            <text:p>5.57E+008</text:p>
          </table:table-cell>
          <table:table-cell office:value-type="float" office:value="555707070.707071" calcext:value-type="float">
            <text:p>5.56E+008</text:p>
          </table:table-cell>
          <table:table-cell office:value-type="float" office:value="556505050.505051" calcext:value-type="float">
            <text:p>5.57E+008</text:p>
          </table:table-cell>
          <table:table-cell office:value-type="float" office:value="555393939.393939" calcext:value-type="float">
            <text:p>5.55E+008</text:p>
          </table:table-cell>
          <table:table-cell office:value-type="float" office:value="551969696.969697" calcext:value-type="float">
            <text:p>5.52E+008</text:p>
          </table:table-cell>
          <table:table-cell office:value-type="float" office:value="553191919.191919" calcext:value-type="float">
            <text:p>5.53E+008</text:p>
          </table:table-cell>
          <table:table-cell office:value-type="string" calcext:value-type="string">
            <text:p>Cost_Parallel_Work_Broadcast5_1</text:p>
          </table:table-cell>
          <table:table-cell table:formula="of:=AVERAGE([.C37:.L37])" office:value-type="float" office:value="555709090.909091" calcext:value-type="float">
            <text:p>5.56E+008</text:p>
          </table:table-cell>
          <table:table-cell table:formula="of:=STDEV([.C37:.L37])" office:value-type="float" office:value="2128616.22658901" calcext:value-type="float">
            <text:p>2.13E+006</text:p>
          </table:table-cell>
          <table:table-cell table:formula="of:=[.O37]/[.N37]*100" office:value-type="float" office:value="0.383045061060056" calcext:value-type="float">
            <text:p>0.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249414141.414141" calcext:value-type="float">
            <text:p>2.49E+008</text:p>
          </table:table-cell>
          <table:table-cell office:value-type="float" office:value="248030303.030303" calcext:value-type="float">
            <text:p>2.48E+008</text:p>
          </table:table-cell>
          <table:table-cell office:value-type="float" office:value="250747474.747475" calcext:value-type="float">
            <text:p>2.51E+008</text:p>
          </table:table-cell>
          <table:table-cell office:value-type="float" office:value="249474747.474747" calcext:value-type="float">
            <text:p>2.49E+008</text:p>
          </table:table-cell>
          <table:table-cell office:value-type="float" office:value="250535353.535354" calcext:value-type="float">
            <text:p>2.51E+008</text:p>
          </table:table-cell>
          <table:table-cell office:value-type="float" office:value="249484848.484848" calcext:value-type="float">
            <text:p>2.49E+008</text:p>
          </table:table-cell>
          <table:table-cell office:value-type="float" office:value="248070707.070707" calcext:value-type="float">
            <text:p>2.48E+008</text:p>
          </table:table-cell>
          <table:table-cell office:value-type="float" office:value="245080808.080808" calcext:value-type="float">
            <text:p>2.45E+008</text:p>
          </table:table-cell>
          <table:table-cell office:value-type="float" office:value="248868686.868687" calcext:value-type="float">
            <text:p>2.49E+008</text:p>
          </table:table-cell>
          <table:table-cell office:value-type="float" office:value="248818181.818182" calcext:value-type="float">
            <text:p>2.49E+008</text:p>
          </table:table-cell>
          <table:table-cell office:value-type="string" calcext:value-type="string">
            <text:p>Cost_Parallel_Work_Broadcast5_0</text:p>
          </table:table-cell>
          <table:table-cell table:formula="of:=AVERAGE([.C38:.L38])" office:value-type="float" office:value="248852525.252525" calcext:value-type="float">
            <text:p>2.49E+008</text:p>
          </table:table-cell>
          <table:table-cell table:formula="of:=STDEV([.C38:.L38])" office:value-type="float" office:value="1599990.64718558" calcext:value-type="float">
            <text:p>1.60E+006</text:p>
          </table:table-cell>
          <table:table-cell table:formula="of:=[.O38]/[.N38]*100" office:value-type="float" office:value="0.642947322138676" calcext:value-type="float">
            <text:p>0.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159717171.717172" calcext:value-type="float">
            <text:p>1.60E+008</text:p>
          </table:table-cell>
          <table:table-cell office:value-type="float" office:value="156303030.30303" calcext:value-type="float">
            <text:p>1.56E+008</text:p>
          </table:table-cell>
          <table:table-cell office:value-type="float" office:value="159141414.141414" calcext:value-type="float">
            <text:p>1.59E+008</text:p>
          </table:table-cell>
          <table:table-cell office:value-type="float" office:value="159636363.636364" calcext:value-type="float">
            <text:p>1.60E+008</text:p>
          </table:table-cell>
          <table:table-cell office:value-type="float" office:value="159747474.747475" calcext:value-type="float">
            <text:p>1.60E+008</text:p>
          </table:table-cell>
          <table:table-cell office:value-type="float" office:value="159262626.262626" calcext:value-type="float">
            <text:p>1.59E+008</text:p>
          </table:table-cell>
          <table:table-cell office:value-type="float" office:value="157141414.141414" calcext:value-type="float">
            <text:p>1.57E+008</text:p>
          </table:table-cell>
          <table:table-cell office:value-type="float" office:value="157949494.949495" calcext:value-type="float">
            <text:p>1.58E+008</text:p>
          </table:table-cell>
          <table:table-cell office:value-type="float" office:value="158808080.808081" calcext:value-type="float">
            <text:p>1.59E+008</text:p>
          </table:table-cell>
          <table:table-cell office:value-type="float" office:value="160252525.252525" calcext:value-type="float">
            <text:p>1.60E+008</text:p>
          </table:table-cell>
          <table:table-cell office:value-type="string" calcext:value-type="string">
            <text:p>implode_lum2RGB_in</text:p>
          </table:table-cell>
          <table:table-cell table:formula="of:=AVERAGE([.C39:.L39])" office:value-type="float" office:value="158795959.59596" calcext:value-type="float">
            <text:p>1.59E+008</text:p>
          </table:table-cell>
          <table:table-cell table:formula="of:=STDEV([.C39:.L39])" office:value-type="float" office:value="1273135.1670319" calcext:value-type="float">
            <text:p>1.27E+006</text:p>
          </table:table-cell>
          <table:table-cell table:formula="of:=[.O39]/[.N39]*100" office:value-type="float" office:value="0.801742796398139" calcext:value-type="float">
            <text:p>0.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19969696.969697" calcext:value-type="float">
            <text:p>2.00E+007</text:p>
          </table:table-cell>
          <table:table-cell office:value-type="float" office:value="22555555.5555556" calcext:value-type="float">
            <text:p>2.26E+007</text:p>
          </table:table-cell>
          <table:table-cell office:value-type="float" office:value="12404040.4040404" calcext:value-type="float">
            <text:p>1.24E+007</text:p>
          </table:table-cell>
          <table:table-cell office:value-type="float" office:value="23090909.0909091" calcext:value-type="float">
            <text:p>2.31E+007</text:p>
          </table:table-cell>
          <table:table-cell office:value-type="float" office:value="17909090.9090909" calcext:value-type="float">
            <text:p>1.79E+007</text:p>
          </table:table-cell>
          <table:table-cell office:value-type="float" office:value="22444444.4444444" calcext:value-type="float">
            <text:p>2.24E+007</text:p>
          </table:table-cell>
          <table:table-cell office:value-type="float" office:value="20525252.5252525" calcext:value-type="float">
            <text:p>2.05E+007</text:p>
          </table:table-cell>
          <table:table-cell office:value-type="float" office:value="22787878.7878788" calcext:value-type="float">
            <text:p>2.28E+007</text:p>
          </table:table-cell>
          <table:table-cell office:value-type="float" office:value="22303030.3030303" calcext:value-type="float">
            <text:p>2.23E+007</text:p>
          </table:table-cell>
          <table:table-cell office:value-type="float" office:value="18787878.7878788" calcext:value-type="float">
            <text:p>1.88E+007</text:p>
          </table:table-cell>
          <table:table-cell office:value-type="string" calcext:value-type="string">
            <text:p>disparityGen</text:p>
          </table:table-cell>
          <table:table-cell table:formula="of:=AVERAGE([.C40:.L40])" office:value-type="float" office:value="20277777.7777778" calcext:value-type="float">
            <text:p>2.03E+007</text:p>
          </table:table-cell>
          <table:table-cell table:formula="of:=STDEV([.C40:.L40])" office:value-type="float" office:value="3302878.42400434" calcext:value-type="float">
            <text:p>3.30E+006</text:p>
          </table:table-cell>
          <table:table-cell table:formula="of:=[.O40]/[.N40]*100" office:value-type="float" office:value="16.2881675704323" calcext:value-type="float">
            <text:p>16.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19242424.2424242" calcext:value-type="float">
            <text:p>1.92E+007</text:p>
          </table:table-cell>
          <table:table-cell office:value-type="float" office:value="19949494.949495" calcext:value-type="float">
            <text:p>1.99E+007</text:p>
          </table:table-cell>
          <table:table-cell office:value-type="float" office:value="7868686.86868687" calcext:value-type="float">
            <text:p>7.87E+006</text:p>
          </table:table-cell>
          <table:table-cell office:value-type="float" office:value="16959595.959596" calcext:value-type="float">
            <text:p>1.70E+007</text:p>
          </table:table-cell>
          <table:table-cell office:value-type="float" office:value="20090909.0909091" calcext:value-type="float">
            <text:p>2.01E+007</text:p>
          </table:table-cell>
          <table:table-cell office:value-type="float" office:value="16676767.6767677" calcext:value-type="float">
            <text:p>1.67E+007</text:p>
          </table:table-cell>
          <table:table-cell office:value-type="float" office:value="17919191.9191919" calcext:value-type="float">
            <text:p>1.79E+007</text:p>
          </table:table-cell>
          <table:table-cell office:value-type="float" office:value="10878787.8787879" calcext:value-type="float">
            <text:p>1.09E+007</text:p>
          </table:table-cell>
          <table:table-cell office:value-type="float" office:value="19404040.4040404" calcext:value-type="float">
            <text:p>1.94E+007</text:p>
          </table:table-cell>
          <table:table-cell office:value-type="float" office:value="13595959.5959596" calcext:value-type="float">
            <text:p>1.36E+007</text:p>
          </table:table-cell>
          <table:table-cell office:value-type="string" calcext:value-type="string">
            <text:p>offsetGen</text:p>
          </table:table-cell>
          <table:table-cell table:formula="of:=AVERAGE([.C41:.L41])" office:value-type="float" office:value="16258585.8585859" calcext:value-type="float">
            <text:p>1.63E+007</text:p>
          </table:table-cell>
          <table:table-cell table:formula="of:=STDEV([.C41:.L41])" office:value-type="float" office:value="4176026.82961021" calcext:value-type="float">
            <text:p>4.18E+006</text:p>
          </table:table-cell>
          <table:table-cell table:formula="of:=[.O41]/[.N41]*100" office:value-type="float" office:value="25.6850556741682" calcext:value-type="float">
            <text:p>25.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8989898.98989899" calcext:value-type="float">
            <text:p>8.99E+006</text:p>
          </table:table-cell>
          <table:table-cell office:value-type="float" office:value="8929292.92929293" calcext:value-type="float">
            <text:p>8.93E+006</text:p>
          </table:table-cell>
          <table:table-cell office:value-type="float" office:value="9131313.13131313" calcext:value-type="float">
            <text:p>9.13E+006</text:p>
          </table:table-cell>
          <table:table-cell office:value-type="float" office:value="9090909.09090909" calcext:value-type="float">
            <text:p>9.09E+006</text:p>
          </table:table-cell>
          <table:table-cell office:value-type="float" office:value="9151515.15151515" calcext:value-type="float">
            <text:p>9.15E+006</text:p>
          </table:table-cell>
          <table:table-cell office:value-type="float" office:value="9434343.43434343" calcext:value-type="float">
            <text:p>9.43E+006</text:p>
          </table:table-cell>
          <table:table-cell office:value-type="float" office:value="9292929.29292929" calcext:value-type="float">
            <text:p>9.29E+006</text:p>
          </table:table-cell>
          <table:table-cell office:value-type="float" office:value="9181818.18181818" calcext:value-type="float">
            <text:p>9.18E+006</text:p>
          </table:table-cell>
          <table:table-cell office:value-type="float" office:value="8888888.88888889" calcext:value-type="float">
            <text:p>8.89E+006</text:p>
          </table:table-cell>
          <table:table-cell office:value-type="float" office:value="10929292.9292929" calcext:value-type="float">
            <text:p>1.09E+007</text:p>
          </table:table-cell>
          <table:table-cell office:value-type="string" calcext:value-type="string">
            <text:p>Cost_Parallel_Work_Broadcast0</text:p>
          </table:table-cell>
          <table:table-cell table:formula="of:=AVERAGE([.C42:.L42])" office:value-type="float" office:value="9302020.2020202" calcext:value-type="float">
            <text:p>9.30E+006</text:p>
          </table:table-cell>
          <table:table-cell table:formula="of:=STDEV([.C42:.L42])" office:value-type="float" office:value="594739.94926434" calcext:value-type="float">
            <text:p>5.95E+005</text:p>
          </table:table-cell>
          <table:table-cell table:formula="of:=[.O42]/[.N42]*100" office:value-type="float" office:value="6.39366434761317" calcext:value-type="float">
            <text:p>6.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9030303.03030303" calcext:value-type="float">
            <text:p>9.03E+006</text:p>
          </table:table-cell>
          <table:table-cell office:value-type="float" office:value="8959595.95959596" calcext:value-type="float">
            <text:p>8.96E+006</text:p>
          </table:table-cell>
          <table:table-cell office:value-type="float" office:value="8929292.92929293" calcext:value-type="float">
            <text:p>8.93E+006</text:p>
          </table:table-cell>
          <table:table-cell office:value-type="float" office:value="8616161.61616162" calcext:value-type="float">
            <text:p>8.62E+006</text:p>
          </table:table-cell>
          <table:table-cell office:value-type="float" office:value="8828282.82828283" calcext:value-type="float">
            <text:p>8.83E+006</text:p>
          </table:table-cell>
          <table:table-cell office:value-type="float" office:value="9202020.2020202" calcext:value-type="float">
            <text:p>9.20E+006</text:p>
          </table:table-cell>
          <table:table-cell office:value-type="float" office:value="8575757.57575758" calcext:value-type="float">
            <text:p>8.58E+006</text:p>
          </table:table-cell>
          <table:table-cell office:value-type="float" office:value="8898989.8989899" calcext:value-type="float">
            <text:p>8.90E+006</text:p>
          </table:table-cell>
          <table:table-cell office:value-type="float" office:value="9828282.82828283" calcext:value-type="float">
            <text:p>9.83E+006</text:p>
          </table:table-cell>
          <table:table-cell office:value-type="float" office:value="9090909.09090909" calcext:value-type="float">
            <text:p>9.09E+006</text:p>
          </table:table-cell>
          <table:table-cell office:value-type="string" calcext:value-type="string">
            <text:p>Cost_Parallel_Work_Broadcast2</text:p>
          </table:table-cell>
          <table:table-cell table:formula="of:=AVERAGE([.C43:.L43])" office:value-type="float" office:value="8995959.5959596" calcext:value-type="float">
            <text:p>9.00E+006</text:p>
          </table:table-cell>
          <table:table-cell table:formula="of:=STDEV([.C43:.L43])" office:value-type="float" office:value="351112.428463236" calcext:value-type="float">
            <text:p>3.51E+005</text:p>
          </table:table-cell>
          <table:table-cell table:formula="of:=[.O43]/[.N43]*100" office:value-type="float" office:value="3.90300139432521" calcext:value-type="float">
            <text:p>3.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8535353.53535354" calcext:value-type="float">
            <text:p>8.54E+006</text:p>
          </table:table-cell>
          <table:table-cell table:number-columns-repeated="2" office:value-type="float" office:value="8464646.46464646" calcext:value-type="float">
            <text:p>8.46E+006</text:p>
          </table:table-cell>
          <table:table-cell office:value-type="float" office:value="9111111.11111111" calcext:value-type="float">
            <text:p>9.11E+006</text:p>
          </table:table-cell>
          <table:table-cell office:value-type="float" office:value="11848484.8484848" calcext:value-type="float">
            <text:p>1.18E+007</text:p>
          </table:table-cell>
          <table:table-cell office:value-type="float" office:value="8525252.52525252" calcext:value-type="float">
            <text:p>8.53E+006</text:p>
          </table:table-cell>
          <table:table-cell office:value-type="float" office:value="9363636.36363636" calcext:value-type="float">
            <text:p>9.36E+006</text:p>
          </table:table-cell>
          <table:table-cell office:value-type="float" office:value="8262626.26262626" calcext:value-type="float">
            <text:p>8.26E+006</text:p>
          </table:table-cell>
          <table:table-cell office:value-type="float" office:value="8202020.2020202" calcext:value-type="float">
            <text:p>8.20E+006</text:p>
          </table:table-cell>
          <table:table-cell office:value-type="float" office:value="8383838.38383838" calcext:value-type="float">
            <text:p>8.38E+006</text:p>
          </table:table-cell>
          <table:table-cell office:value-type="string" calcext:value-type="string">
            <text:p>Cost_Parallel_Work_br_grayR</text:p>
          </table:table-cell>
          <table:table-cell table:formula="of:=AVERAGE([.C44:.L44])" office:value-type="float" office:value="8916161.61616161" calcext:value-type="float">
            <text:p>8.92E+006</text:p>
          </table:table-cell>
          <table:table-cell table:formula="of:=STDEV([.C44:.L44])" office:value-type="float" office:value="1093556.35485908" calcext:value-type="float">
            <text:p>1.09E+006</text:p>
          </table:table-cell>
          <table:table-cell table:formula="of:=[.O44]/[.N44]*100" office:value-type="float" office:value="12.2648781161265" calcext:value-type="float">
            <text:p>12.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table:number-columns-repeated="2" office:value-type="float" office:value="8262626.26262626" calcext:value-type="float">
            <text:p>8.26E+006</text:p>
          </table:table-cell>
          <table:table-cell office:value-type="float" office:value="9878787.87878788" calcext:value-type="float">
            <text:p>9.88E+006</text:p>
          </table:table-cell>
          <table:table-cell office:value-type="float" office:value="8191919.19191919" calcext:value-type="float">
            <text:p>8.19E+006</text:p>
          </table:table-cell>
          <table:table-cell office:value-type="float" office:value="9111111.11111111" calcext:value-type="float">
            <text:p>9.11E+006</text:p>
          </table:table-cell>
          <table:table-cell office:value-type="float" office:value="8404040.4040404" calcext:value-type="float">
            <text:p>8.40E+006</text:p>
          </table:table-cell>
          <table:table-cell office:value-type="float" office:value="8303030.3030303" calcext:value-type="float">
            <text:p>8.30E+006</text:p>
          </table:table-cell>
          <table:table-cell office:value-type="float" office:value="9494949.4949495" calcext:value-type="float">
            <text:p>9.49E+006</text:p>
          </table:table-cell>
          <table:table-cell office:value-type="float" office:value="8181818.18181818" calcext:value-type="float">
            <text:p>8.18E+006</text:p>
          </table:table-cell>
          <table:table-cell office:value-type="float" office:value="8616161.61616162" calcext:value-type="float">
            <text:p>8.62E+006</text:p>
          </table:table-cell>
          <table:table-cell office:value-type="string" calcext:value-type="string">
            <text:p>Cost_Parallel_Work_br_grayL</text:p>
          </table:table-cell>
          <table:table-cell table:formula="of:=AVERAGE([.C45:.L45])" office:value-type="float" office:value="8670707.07070707" calcext:value-type="float">
            <text:p>8.67E+006</text:p>
          </table:table-cell>
          <table:table-cell table:formula="of:=STDEV([.C45:.L45])" office:value-type="float" office:value="609496.433786972" calcext:value-type="float">
            <text:p>6.09E+005</text:p>
          </table:table-cell>
          <table:table-cell table:formula="of:=[.O45]/[.N45]*100" office:value-type="float" office:value="7.02937406161583" calcext:value-type="float">
            <text:p>7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7858585.85858586" calcext:value-type="float">
            <text:p>7.86E+006</text:p>
          </table:table-cell>
          <table:table-cell office:value-type="float" office:value="8111111.11111111" calcext:value-type="float">
            <text:p>8.11E+006</text:p>
          </table:table-cell>
          <table:table-cell office:value-type="float" office:value="7979797.97979798" calcext:value-type="float">
            <text:p>7.98E+006</text:p>
          </table:table-cell>
          <table:table-cell office:value-type="float" office:value="7797979.7979798" calcext:value-type="float">
            <text:p>7.80E+006</text:p>
          </table:table-cell>
          <table:table-cell office:value-type="float" office:value="9575757.57575758" calcext:value-type="float">
            <text:p>9.58E+006</text:p>
          </table:table-cell>
          <table:table-cell office:value-type="float" office:value="8222222.22222222" calcext:value-type="float">
            <text:p>8.22E+006</text:p>
          </table:table-cell>
          <table:table-cell office:value-type="float" office:value="8171717.17171717" calcext:value-type="float">
            <text:p>8.17E+006</text:p>
          </table:table-cell>
          <table:table-cell office:value-type="float" office:value="8242424.24242424" calcext:value-type="float">
            <text:p>8.24E+006</text:p>
          </table:table-cell>
          <table:table-cell office:value-type="float" office:value="8020202.02020202" calcext:value-type="float">
            <text:p>8.02E+006</text:p>
          </table:table-cell>
          <table:table-cell office:value-type="float" office:value="8080808.08080808" calcext:value-type="float">
            <text:p>8.08E+006</text:p>
          </table:table-cell>
          <table:table-cell office:value-type="string" calcext:value-type="string">
            <text:p>Cost_Parallel_Work_Broadcast1_0</text:p>
          </table:table-cell>
          <table:table-cell table:formula="of:=AVERAGE([.C46:.L46])" office:value-type="float" office:value="8206060.60606061" calcext:value-type="float">
            <text:p>8.21E+006</text:p>
          </table:table-cell>
          <table:table-cell table:formula="of:=STDEV([.C46:.L46])" office:value-type="float" office:value="502940.598422755" calcext:value-type="float">
            <text:p>5.03E+005</text:p>
          </table:table-cell>
          <table:table-cell table:formula="of:=[.O46]/[.N46]*100" office:value-type="float" office:value="6.12889207826844" calcext:value-type="float">
            <text:p>6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8333333.33333333" calcext:value-type="float">
            <text:p>8.33E+006</text:p>
          </table:table-cell>
          <table:table-cell office:value-type="float" office:value="8131313.13131313" calcext:value-type="float">
            <text:p>8.13E+006</text:p>
          </table:table-cell>
          <table:table-cell office:value-type="float" office:value="8151515.15151515" calcext:value-type="float">
            <text:p>8.15E+006</text:p>
          </table:table-cell>
          <table:table-cell office:value-type="float" office:value="7898989.8989899" calcext:value-type="float">
            <text:p>7.90E+006</text:p>
          </table:table-cell>
          <table:table-cell office:value-type="float" office:value="7929292.92929293" calcext:value-type="float">
            <text:p>7.93E+006</text:p>
          </table:table-cell>
          <table:table-cell office:value-type="float" office:value="8181818.18181818" calcext:value-type="float">
            <text:p>8.18E+006</text:p>
          </table:table-cell>
          <table:table-cell office:value-type="float" office:value="7757575.75757576" calcext:value-type="float">
            <text:p>7.76E+006</text:p>
          </table:table-cell>
          <table:table-cell office:value-type="float" office:value="8090909.09090909" calcext:value-type="float">
            <text:p>8.09E+006</text:p>
          </table:table-cell>
          <table:table-cell office:value-type="float" office:value="7757575.75757576" calcext:value-type="float">
            <text:p>7.76E+006</text:p>
          </table:table-cell>
          <table:table-cell office:value-type="float" office:value="8090909.09090909" calcext:value-type="float">
            <text:p>8.09E+006</text:p>
          </table:table-cell>
          <table:table-cell office:value-type="string" calcext:value-type="string">
            <text:p>displayRGB</text:p>
          </table:table-cell>
          <table:table-cell table:formula="of:=AVERAGE([.C47:.L47])" office:value-type="float" office:value="8032323.23232323" calcext:value-type="float">
            <text:p>8.03E+006</text:p>
          </table:table-cell>
          <table:table-cell table:formula="of:=STDEV([.C47:.L47])" office:value-type="float" office:value="189499.783368476" calcext:value-type="float">
            <text:p>1.89E+005</text:p>
          </table:table-cell>
          <table:table-cell table:formula="of:=[.O47]/[.N47]*100" office:value-type="float" office:value="2.35921510984395" calcext:value-type="float">
            <text:p>2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8070707.07070707" calcext:value-type="float">
            <text:p>8.07E+006</text:p>
          </table:table-cell>
          <table:table-cell office:value-type="float" office:value="7979797.97979798" calcext:value-type="float">
            <text:p>7.98E+006</text:p>
          </table:table-cell>
          <table:table-cell office:value-type="float" office:value="7959595.95959596" calcext:value-type="float">
            <text:p>7.96E+006</text:p>
          </table:table-cell>
          <table:table-cell office:value-type="float" office:value="8060606.06060606" calcext:value-type="float">
            <text:p>8.06E+006</text:p>
          </table:table-cell>
          <table:table-cell table:number-columns-repeated="2" office:value-type="float" office:value="7929292.92929293" calcext:value-type="float">
            <text:p>7.93E+006</text:p>
          </table:table-cell>
          <table:table-cell office:value-type="float" office:value="8202020.2020202" calcext:value-type="float">
            <text:p>8.20E+006</text:p>
          </table:table-cell>
          <table:table-cell office:value-type="float" office:value="8030303.03030303" calcext:value-type="float">
            <text:p>8.03E+006</text:p>
          </table:table-cell>
          <table:table-cell office:value-type="float" office:value="8010101.01010101" calcext:value-type="float">
            <text:p>8.01E+006</text:p>
          </table:table-cell>
          <table:table-cell office:value-type="float" office:value="8080808.08080808" calcext:value-type="float">
            <text:p>8.08E+006</text:p>
          </table:table-cell>
          <table:table-cell office:value-type="string" calcext:value-type="string">
            <text:p>split</text:p>
          </table:table-cell>
          <table:table-cell table:formula="of:=AVERAGE([.C48:.L48])" office:value-type="float" office:value="8025252.52525253" calcext:value-type="float">
            <text:p>8.03E+006</text:p>
          </table:table-cell>
          <table:table-cell table:formula="of:=STDEV([.C48:.L48])" office:value-type="float" office:value="83465.0185605414" calcext:value-type="float">
            <text:p>8.35E+004</text:p>
          </table:table-cell>
          <table:table-cell table:formula="of:=[.O48]/[.N48]*100" office:value-type="float" office:value="1.04002980962789" calcext:value-type="float">
            <text:p>1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5959595.95959596" calcext:value-type="float">
            <text:p>5.96E+006</text:p>
          </table:table-cell>
          <table:table-cell office:value-type="float" office:value="5989898.98989899" calcext:value-type="float">
            <text:p>5.99E+006</text:p>
          </table:table-cell>
          <table:table-cell office:value-type="float" office:value="7060606.06060606" calcext:value-type="float">
            <text:p>7.06E+006</text:p>
          </table:table-cell>
          <table:table-cell office:value-type="float" office:value="5878787.87878788" calcext:value-type="float">
            <text:p>5.88E+006</text:p>
          </table:table-cell>
          <table:table-cell office:value-type="float" office:value="6424242.42424242" calcext:value-type="float">
            <text:p>6.42E+006</text:p>
          </table:table-cell>
          <table:table-cell office:value-type="float" office:value="7222222.22222222" calcext:value-type="float">
            <text:p>7.22E+006</text:p>
          </table:table-cell>
          <table:table-cell office:value-type="float" office:value="6525252.52525253" calcext:value-type="float">
            <text:p>6.53E+006</text:p>
          </table:table-cell>
          <table:table-cell office:value-type="float" office:value="6171717.17171717" calcext:value-type="float">
            <text:p>6.17E+006</text:p>
          </table:table-cell>
          <table:table-cell office:value-type="float" office:value="6232323.23232323" calcext:value-type="float">
            <text:p>6.23E+006</text:p>
          </table:table-cell>
          <table:table-cell office:value-type="float" office:value="6282828.28282828" calcext:value-type="float">
            <text:p>6.28E+006</text:p>
          </table:table-cell>
          <table:table-cell office:value-type="string" calcext:value-type="string">
            <text:p>lum2RGB</text:p>
          </table:table-cell>
          <table:table-cell table:formula="of:=AVERAGE([.C49:.L49])" office:value-type="float" office:value="6374747.47474747" calcext:value-type="float">
            <text:p>6.37E+006</text:p>
          </table:table-cell>
          <table:table-cell table:formula="of:=STDEV([.C49:.L49])" office:value-type="float" office:value="453395.477594134" calcext:value-type="float">
            <text:p>4.53E+005</text:p>
          </table:table-cell>
          <table:table-cell table:formula="of:=[.O49]/[.N49]*100" office:value-type="float" office:value="7.11236765676109" calcext:value-type="float">
            <text:p>7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5979797.97979798" calcext:value-type="float">
            <text:p>5.98E+006</text:p>
          </table:table-cell>
          <table:table-cell office:value-type="float" office:value="6000000" calcext:value-type="float">
            <text:p>6.00E+006</text:p>
          </table:table-cell>
          <table:table-cell office:value-type="float" office:value="6131313.13131313" calcext:value-type="float">
            <text:p>6.13E+006</text:p>
          </table:table-cell>
          <table:table-cell office:value-type="float" office:value="6141414.14141414" calcext:value-type="float">
            <text:p>6.14E+006</text:p>
          </table:table-cell>
          <table:table-cell office:value-type="float" office:value="6262626.26262626" calcext:value-type="float">
            <text:p>6.26E+006</text:p>
          </table:table-cell>
          <table:table-cell office:value-type="float" office:value="6151515.15151515" calcext:value-type="float">
            <text:p>6.15E+006</text:p>
          </table:table-cell>
          <table:table-cell office:value-type="float" office:value="6090909.09090909" calcext:value-type="float">
            <text:p>6.09E+006</text:p>
          </table:table-cell>
          <table:table-cell office:value-type="float" office:value="6272727.27272727" calcext:value-type="float">
            <text:p>6.27E+006</text:p>
          </table:table-cell>
          <table:table-cell office:value-type="float" office:value="6191919.19191919" calcext:value-type="float">
            <text:p>6.19E+006</text:p>
          </table:table-cell>
          <table:table-cell office:value-type="float" office:value="6424242.42424242" calcext:value-type="float">
            <text:p>6.42E+006</text:p>
          </table:table-cell>
          <table:table-cell office:value-type="string" calcext:value-type="string">
            <text:p>Cost_Parallel_Work_rb_rawDisparity</text:p>
          </table:table-cell>
          <table:table-cell table:formula="of:=AVERAGE([.C50:.L50])" office:value-type="float" office:value="6164646.46464646" calcext:value-type="float">
            <text:p>6.16E+006</text:p>
          </table:table-cell>
          <table:table-cell table:formula="of:=STDEV([.C50:.L50])" office:value-type="float" office:value="132477.784332351" calcext:value-type="float">
            <text:p>1.32E+005</text:p>
          </table:table-cell>
          <table:table-cell table:formula="of:=[.O50]/[.N50]*100" office:value-type="float" office:value="2.14899240519461" calcext:value-type="float">
            <text:p>2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6171717.17171717" calcext:value-type="float">
            <text:p>6.17E+006</text:p>
          </table:table-cell>
          <table:table-cell office:value-type="float" office:value="6020202.02020202" calcext:value-type="float">
            <text:p>6.02E+006</text:p>
          </table:table-cell>
          <table:table-cell office:value-type="float" office:value="6030303.03030303" calcext:value-type="float">
            <text:p>6.03E+006</text:p>
          </table:table-cell>
          <table:table-cell office:value-type="float" office:value="5848484.84848485" calcext:value-type="float">
            <text:p>5.85E+006</text:p>
          </table:table-cell>
          <table:table-cell office:value-type="float" office:value="6060606.06060606" calcext:value-type="float">
            <text:p>6.06E+006</text:p>
          </table:table-cell>
          <table:table-cell office:value-type="float" office:value="5888888.88888889" calcext:value-type="float">
            <text:p>5.89E+006</text:p>
          </table:table-cell>
          <table:table-cell office:value-type="float" office:value="5626262.62626263" calcext:value-type="float">
            <text:p>5.63E+006</text:p>
          </table:table-cell>
          <table:table-cell office:value-type="float" office:value="6030303.03030303" calcext:value-type="float">
            <text:p>6.03E+006</text:p>
          </table:table-cell>
          <table:table-cell office:value-type="float" office:value="7323232.32323232" calcext:value-type="float">
            <text:p>7.32E+006</text:p>
          </table:table-cell>
          <table:table-cell office:value-type="float" office:value="6121212.12121212" calcext:value-type="float">
            <text:p>6.12E+006</text:p>
          </table:table-cell>
          <table:table-cell office:value-type="string" calcext:value-type="string">
            <text:p>Cost_Parallel_Work_Broadcast4</text:p>
          </table:table-cell>
          <table:table-cell table:formula="of:=AVERAGE([.C51:.L51])" office:value-type="float" office:value="6112121.21212121" calcext:value-type="float">
            <text:p>6.11E+006</text:p>
          </table:table-cell>
          <table:table-cell table:formula="of:=STDEV([.C51:.L51])" office:value-type="float" office:value="453420.4809293" calcext:value-type="float">
            <text:p>4.53E+005</text:p>
          </table:table-cell>
          <table:table-cell table:formula="of:=[.O51]/[.N51]*100" office:value-type="float" office:value="7.41838169096029" calcext:value-type="float">
            <text:p>7.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5989898.98989899" calcext:value-type="float">
            <text:p>5.99E+006</text:p>
          </table:table-cell>
          <table:table-cell office:value-type="float" office:value="5787878.78787879" calcext:value-type="float">
            <text:p>5.79E+006</text:p>
          </table:table-cell>
          <table:table-cell office:value-type="float" office:value="5474747.47474747" calcext:value-type="float">
            <text:p>5.47E+006</text:p>
          </table:table-cell>
          <table:table-cell office:value-type="float" office:value="6727272.72727273" calcext:value-type="float">
            <text:p>6.73E+006</text:p>
          </table:table-cell>
          <table:table-cell office:value-type="float" office:value="5737373.73737374" calcext:value-type="float">
            <text:p>5.74E+006</text:p>
          </table:table-cell>
          <table:table-cell office:value-type="float" office:value="5686868.68686869" calcext:value-type="float">
            <text:p>5.69E+006</text:p>
          </table:table-cell>
          <table:table-cell office:value-type="float" office:value="5838383.83838384" calcext:value-type="float">
            <text:p>5.84E+006</text:p>
          </table:table-cell>
          <table:table-cell office:value-type="float" office:value="5898989.8989899" calcext:value-type="float">
            <text:p>5.90E+006</text:p>
          </table:table-cell>
          <table:table-cell office:value-type="float" office:value="5626262.62626263" calcext:value-type="float">
            <text:p>5.63E+006</text:p>
          </table:table-cell>
          <table:table-cell office:value-type="float" office:value="5979797.97979798" calcext:value-type="float">
            <text:p>5.98E+006</text:p>
          </table:table-cell>
          <table:table-cell office:value-type="string" calcext:value-type="string">
            <text:p>Cost_Parallel_Work_Broadcast3</text:p>
          </table:table-cell>
          <table:table-cell table:formula="of:=AVERAGE([.C52:.L52])" office:value-type="float" office:value="5874747.47474748" calcext:value-type="float">
            <text:p>5.87E+006</text:p>
          </table:table-cell>
          <table:table-cell table:formula="of:=STDEV([.C52:.L52])" office:value-type="float" office:value="339356.526183289" calcext:value-type="float">
            <text:p>3.39E+005</text:p>
          </table:table-cell>
          <table:table-cell table:formula="of:=[.O52]/[.N52]*100" office:value-type="float" office:value="5.77652958943356" calcext:value-type="float">
            <text:p>5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5717171.71717172" calcext:value-type="float">
            <text:p>5.72E+006</text:p>
          </table:table-cell>
          <table:table-cell office:value-type="float" office:value="5696969.6969697" calcext:value-type="float">
            <text:p>5.70E+006</text:p>
          </table:table-cell>
          <table:table-cell office:value-type="float" office:value="5636363.63636364" calcext:value-type="float">
            <text:p>5.64E+006</text:p>
          </table:table-cell>
          <table:table-cell office:value-type="float" office:value="5959595.95959596" calcext:value-type="float">
            <text:p>5.96E+006</text:p>
          </table:table-cell>
          <table:table-cell office:value-type="float" office:value="5737373.73737374" calcext:value-type="float">
            <text:p>5.74E+006</text:p>
          </table:table-cell>
          <table:table-cell office:value-type="float" office:value="5838383.83838384" calcext:value-type="float">
            <text:p>5.84E+006</text:p>
          </table:table-cell>
          <table:table-cell office:value-type="float" office:value="5787878.78787879" calcext:value-type="float">
            <text:p>5.79E+006</text:p>
          </table:table-cell>
          <table:table-cell office:value-type="float" office:value="5646464.64646465" calcext:value-type="float">
            <text:p>5.65E+006</text:p>
          </table:table-cell>
          <table:table-cell office:value-type="float" office:value="5818181.81818182" calcext:value-type="float">
            <text:p>5.82E+006</text:p>
          </table:table-cell>
          <table:table-cell office:value-type="float" office:value="5767676.76767677" calcext:value-type="float">
            <text:p>5.77E+006</text:p>
          </table:table-cell>
          <table:table-cell office:value-type="string" calcext:value-type="string">
            <text:p>broadcast1</text:p>
          </table:table-cell>
          <table:table-cell table:formula="of:=AVERAGE([.C53:.L53])" office:value-type="float" office:value="5760606.06060606" calcext:value-type="float">
            <text:p>5.76E+006</text:p>
          </table:table-cell>
          <table:table-cell table:formula="of:=STDEV([.C53:.L53])" office:value-type="float" office:value="97008.2695449162" calcext:value-type="float">
            <text:p>9.70E+004</text:p>
          </table:table-cell>
          <table:table-cell table:formula="of:=[.O53]/[.N53]*100" office:value-type="float" office:value="1.68399415832837" calcext:value-type="float">
            <text:p>1.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5676767.67676768" calcext:value-type="float">
            <text:p>5.68E+006</text:p>
          </table:table-cell>
          <table:table-cell office:value-type="float" office:value="5949494.94949495" calcext:value-type="float">
            <text:p>5.95E+006</text:p>
          </table:table-cell>
          <table:table-cell office:value-type="float" office:value="5808080.80808081" calcext:value-type="float">
            <text:p>5.81E+006</text:p>
          </table:table-cell>
          <table:table-cell office:value-type="float" office:value="5606060.60606061" calcext:value-type="float">
            <text:p>5.61E+006</text:p>
          </table:table-cell>
          <table:table-cell office:value-type="float" office:value="5686868.68686869" calcext:value-type="float">
            <text:p>5.69E+006</text:p>
          </table:table-cell>
          <table:table-cell office:value-type="float" office:value="5636363.63636364" calcext:value-type="float">
            <text:p>5.64E+006</text:p>
          </table:table-cell>
          <table:table-cell office:value-type="float" office:value="5848484.84848485" calcext:value-type="float">
            <text:p>5.85E+006</text:p>
          </table:table-cell>
          <table:table-cell office:value-type="float" office:value="5626262.62626263" calcext:value-type="float">
            <text:p>5.63E+006</text:p>
          </table:table-cell>
          <table:table-cell office:value-type="float" office:value="5565656.56565657" calcext:value-type="float">
            <text:p>5.57E+006</text:p>
          </table:table-cell>
          <table:table-cell office:value-type="float" office:value="5666666.66666667" calcext:value-type="float">
            <text:p>5.67E+006</text:p>
          </table:table-cell>
          <table:table-cell office:value-type="string" calcext:value-type="string">
            <text:p>explode_Split_output</text:p>
          </table:table-cell>
          <table:table-cell table:formula="of:=AVERAGE([.C54:.L54])" office:value-type="float" office:value="5707070.70707071" calcext:value-type="float">
            <text:p>5.71E+006</text:p>
          </table:table-cell>
          <table:table-cell table:formula="of:=STDEV([.C54:.L54])" office:value-type="float" office:value="121865.057716186" calcext:value-type="float">
            <text:p>1.22E+005</text:p>
          </table:table-cell>
          <table:table-cell table:formula="of:=[.O54]/[.N54]*100" office:value-type="float" office:value="2.13533463962875" calcext:value-type="float">
            <text:p>2.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6191919.19191919" calcext:value-type="float">
            <text:p>6.19E+006</text:p>
          </table:table-cell>
          <table:table-cell office:value-type="float" office:value="5686868.68686869" calcext:value-type="float">
            <text:p>5.69E+006</text:p>
          </table:table-cell>
          <table:table-cell office:value-type="float" office:value="5444444.44444444" calcext:value-type="float">
            <text:p>5.44E+006</text:p>
          </table:table-cell>
          <table:table-cell office:value-type="float" office:value="5616161.61616162" calcext:value-type="float">
            <text:p>5.62E+006</text:p>
          </table:table-cell>
          <table:table-cell office:value-type="float" office:value="5292929.29292929" calcext:value-type="float">
            <text:p>5.29E+006</text:p>
          </table:table-cell>
          <table:table-cell office:value-type="float" office:value="5505050.50505051" calcext:value-type="float">
            <text:p>5.51E+006</text:p>
          </table:table-cell>
          <table:table-cell office:value-type="float" office:value="5646464.64646465" calcext:value-type="float">
            <text:p>5.65E+006</text:p>
          </table:table-cell>
          <table:table-cell office:value-type="float" office:value="5767676.76767677" calcext:value-type="float">
            <text:p>5.77E+006</text:p>
          </table:table-cell>
          <table:table-cell office:value-type="float" office:value="5626262.62626263" calcext:value-type="float">
            <text:p>5.63E+006</text:p>
          </table:table-cell>
          <table:table-cell office:value-type="float" office:value="5666666.66666667" calcext:value-type="float">
            <text:p>5.67E+006</text:p>
          </table:table-cell>
          <table:table-cell office:value-type="string" calcext:value-type="string">
            <text:p>displayLum</text:p>
          </table:table-cell>
          <table:table-cell table:formula="of:=AVERAGE([.C55:.L55])" office:value-type="float" office:value="5644444.44444445" calcext:value-type="float">
            <text:p>5.64E+006</text:p>
          </table:table-cell>
          <table:table-cell table:formula="of:=STDEV([.C55:.L55])" office:value-type="float" office:value="236017.089378031" calcext:value-type="float">
            <text:p>2.36E+005</text:p>
          </table:table-cell>
          <table:table-cell table:formula="of:=[.O55]/[.N55]*100" office:value-type="float" office:value="4.18140512677613" calcext:value-type="float">
            <text:p>4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5585858.58585859" calcext:value-type="float">
            <text:p>5.59E+006</text:p>
          </table:table-cell>
          <table:table-cell office:value-type="float" office:value="5373737.37373737" calcext:value-type="float">
            <text:p>5.37E+006</text:p>
          </table:table-cell>
          <table:table-cell office:value-type="float" office:value="5707070.70707071" calcext:value-type="float">
            <text:p>5.71E+006</text:p>
          </table:table-cell>
          <table:table-cell office:value-type="float" office:value="5535353.53535354" calcext:value-type="float">
            <text:p>5.54E+006</text:p>
          </table:table-cell>
          <table:table-cell office:value-type="float" office:value="5909090.90909091" calcext:value-type="float">
            <text:p>5.91E+006</text:p>
          </table:table-cell>
          <table:table-cell office:value-type="float" office:value="5515151.51515152" calcext:value-type="float">
            <text:p>5.52E+006</text:p>
          </table:table-cell>
          <table:table-cell office:value-type="float" office:value="6040404.04040404" calcext:value-type="float">
            <text:p>6.04E+006</text:p>
          </table:table-cell>
          <table:table-cell office:value-type="float" office:value="5606060.60606061" calcext:value-type="float">
            <text:p>5.61E+006</text:p>
          </table:table-cell>
          <table:table-cell office:value-type="float" office:value="5202020.2020202" calcext:value-type="float">
            <text:p>5.20E+006</text:p>
          </table:table-cell>
          <table:table-cell office:value-type="float" office:value="5656565.65656566" calcext:value-type="float">
            <text:p>5.66E+006</text:p>
          </table:table-cell>
          <table:table-cell office:value-type="string" calcext:value-type="string">
            <text:p>Cost_Parallel_Work_Broadcast1_1</text:p>
          </table:table-cell>
          <table:table-cell table:formula="of:=AVERAGE([.C56:.L56])" office:value-type="float" office:value="5613131.31313132" calcext:value-type="float">
            <text:p>5.61E+006</text:p>
          </table:table-cell>
          <table:table-cell table:formula="of:=STDEV([.C56:.L56])" office:value-type="float" office:value="241207.665672379" calcext:value-type="float">
            <text:p>2.41E+005</text:p>
          </table:table-cell>
          <table:table-cell table:formula="of:=[.O56]/[.N56]*100" office:value-type="float" office:value="4.29720332941614" calcext:value-type="float">
            <text:p>4.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5525252.52525253" calcext:value-type="float">
            <text:p>5.53E+006</text:p>
          </table:table-cell>
          <table:table-cell office:value-type="float" office:value="5333333.33333333" calcext:value-type="float">
            <text:p>5.33E+006</text:p>
          </table:table-cell>
          <table:table-cell office:value-type="float" office:value="5646464.64646465" calcext:value-type="float">
            <text:p>5.65E+006</text:p>
          </table:table-cell>
          <table:table-cell office:value-type="float" office:value="5484848.48484848" calcext:value-type="float">
            <text:p>5.48E+006</text:p>
          </table:table-cell>
          <table:table-cell office:value-type="float" office:value="5373737.37373737" calcext:value-type="float">
            <text:p>5.37E+006</text:p>
          </table:table-cell>
          <table:table-cell office:value-type="float" office:value="5515151.51515152" calcext:value-type="float">
            <text:p>5.52E+006</text:p>
          </table:table-cell>
          <table:table-cell office:value-type="float" office:value="5595959.5959596" calcext:value-type="float">
            <text:p>5.60E+006</text:p>
          </table:table-cell>
          <table:table-cell office:value-type="float" office:value="5646464.64646465" calcext:value-type="float">
            <text:p>5.65E+006</text:p>
          </table:table-cell>
          <table:table-cell office:value-type="float" office:value="5525252.52525253" calcext:value-type="float">
            <text:p>5.53E+006</text:p>
          </table:table-cell>
          <table:table-cell office:value-type="float" office:value="5636363.63636364" calcext:value-type="float">
            <text:p>5.64E+006</text:p>
          </table:table-cell>
          <table:table-cell office:value-type="string" calcext:value-type="string">
            <text:p>Cost_Parallel_Work_br_cenR</text:p>
          </table:table-cell>
          <table:table-cell table:formula="of:=AVERAGE([.C57:.L57])" office:value-type="float" office:value="5528282.82828283" calcext:value-type="float">
            <text:p>5.53E+006</text:p>
          </table:table-cell>
          <table:table-cell table:formula="of:=STDEV([.C57:.L57])" office:value-type="float" office:value="109626.858228195" calcext:value-type="float">
            <text:p>1.10E+005</text:p>
          </table:table-cell>
          <table:table-cell table:formula="of:=[.O57]/[.N57]*100" office:value-type="float" office:value="1.983018265045" calcext:value-type="float">
            <text:p>1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5313131.31313131" calcext:value-type="float">
            <text:p>5.31E+006</text:p>
          </table:table-cell>
          <table:table-cell office:value-type="float" office:value="5222222.22222222" calcext:value-type="float">
            <text:p>5.22E+006</text:p>
          </table:table-cell>
          <table:table-cell office:value-type="float" office:value="5363636.36363636" calcext:value-type="float">
            <text:p>5.36E+006</text:p>
          </table:table-cell>
          <table:table-cell office:value-type="float" office:value="5434343.43434343" calcext:value-type="float">
            <text:p>5.43E+006</text:p>
          </table:table-cell>
          <table:table-cell office:value-type="float" office:value="5474747.47474747" calcext:value-type="float">
            <text:p>5.47E+006</text:p>
          </table:table-cell>
          <table:table-cell office:value-type="float" office:value="5303030.3030303" calcext:value-type="float">
            <text:p>5.30E+006</text:p>
          </table:table-cell>
          <table:table-cell office:value-type="float" office:value="6060606.06060606" calcext:value-type="float">
            <text:p>6.06E+006</text:p>
          </table:table-cell>
          <table:table-cell office:value-type="float" office:value="5353535.35353535" calcext:value-type="float">
            <text:p>5.35E+006</text:p>
          </table:table-cell>
          <table:table-cell office:value-type="float" office:value="5303030.3030303" calcext:value-type="float">
            <text:p>5.30E+006</text:p>
          </table:table-cell>
          <table:table-cell office:value-type="float" office:value="5575757.57575758" calcext:value-type="float">
            <text:p>5.58E+006</text:p>
          </table:table-cell>
          <table:table-cell office:value-type="string" calcext:value-type="string">
            <text:p>Cost_Parallel_Work_br_cenL</text:p>
          </table:table-cell>
          <table:table-cell table:formula="of:=AVERAGE([.C58:.L58])" office:value-type="float" office:value="5440404.04040404" calcext:value-type="float">
            <text:p>5.44E+006</text:p>
          </table:table-cell>
          <table:table-cell table:formula="of:=STDEV([.C58:.L58])" office:value-type="float" office:value="240178.524599911" calcext:value-type="float">
            <text:p>2.40E+005</text:p>
          </table:table-cell>
          <table:table-cell table:formula="of:=[.O58]/[.N58]*100" office:value-type="float" office:value="4.41471851752529" calcext:value-type="float">
            <text:p>4.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5575757.57575758" calcext:value-type="float">
            <text:p>5.58E+006</text:p>
          </table:table-cell>
          <table:table-cell office:value-type="float" office:value="5131313.13131313" calcext:value-type="float">
            <text:p>5.13E+006</text:p>
          </table:table-cell>
          <table:table-cell office:value-type="float" office:value="5454545.45454545" calcext:value-type="float">
            <text:p>5.45E+006</text:p>
          </table:table-cell>
          <table:table-cell office:value-type="float" office:value="5333333.33333333" calcext:value-type="float">
            <text:p>5.33E+006</text:p>
          </table:table-cell>
          <table:table-cell office:value-type="float" office:value="5393939.39393939" calcext:value-type="float">
            <text:p>5.39E+006</text:p>
          </table:table-cell>
          <table:table-cell office:value-type="float" office:value="5444444.44444444" calcext:value-type="float">
            <text:p>5.44E+006</text:p>
          </table:table-cell>
          <table:table-cell office:value-type="float" office:value="5303030.3030303" calcext:value-type="float">
            <text:p>5.30E+006</text:p>
          </table:table-cell>
          <table:table-cell office:value-type="float" office:value="5313131.31313131" calcext:value-type="float">
            <text:p>5.31E+006</text:p>
          </table:table-cell>
          <table:table-cell office:value-type="float" office:value="5595959.5959596" calcext:value-type="float">
            <text:p>5.60E+006</text:p>
          </table:table-cell>
          <table:table-cell office:value-type="float" office:value="5676767.67676768" calcext:value-type="float">
            <text:p>5.68E+006</text:p>
          </table:table-cell>
          <table:table-cell office:value-type="string" calcext:value-type="string">
            <text:p>broadcast2</text:p>
          </table:table-cell>
          <table:table-cell table:formula="of:=AVERAGE([.C59:.L59])" office:value-type="float" office:value="5422222.22222222" calcext:value-type="float">
            <text:p>5.42E+006</text:p>
          </table:table-cell>
          <table:table-cell table:formula="of:=STDEV([.C59:.L59])" office:value-type="float" office:value="163138.175558337" calcext:value-type="float">
            <text:p>1.63E+005</text:p>
          </table:table-cell>
          <table:table-cell table:formula="of:=[.O59]/[.N59]*100" office:value-type="float" office:value="3.00869586070703" calcext:value-type="float">
            <text:p>3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0_end_back_337500_0</text:p>
          </table:table-cell>
          <table:table-cell table:number-columns-repeated="10" office:value-type="float" office:value="0" calcext:value-type="float">
            <text:p>0.00E+000</text:p>
          </table:table-cell>
          <table:table-cell office:value-type="string" calcext:value-type="string">
            <text:p>Cost_Parallel_Work_Broadcast5_0_end_back_337500_0</text:p>
          </table:table-cell>
          <table:table-cell table:formula="of:=AVERAGE([.C60:.L60])" office:value-type="float" office:value="0" calcext:value-type="float">
            <text:p>0.00E+000</text:p>
          </table:table-cell>
          <table:table-cell table:formula="of:=STDEV([.C60:.L60])" office:value-type="float" office:value="0" calcext:value-type="float">
            <text:p>0.00E+000</text:p>
          </table:table-cell>
          <table:table-cell table:formula="of:=[.O60]/[.N60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_end_back_337500_0</text:p>
          </table:table-cell>
          <table:table-cell table:number-columns-repeated="10" office:value-type="float" office:value="0" calcext:value-type="float">
            <text:p>0.00E+000</text:p>
          </table:table-cell>
          <table:table-cell office:value-type="string" calcext:value-type="string">
            <text:p>Cost_Parallel_Work_Broadcast5_1_end_back_337500_0</text:p>
          </table:table-cell>
          <table:table-cell table:formula="of:=AVERAGE([.C61:.L61])" office:value-type="float" office:value="0" calcext:value-type="float">
            <text:p>0.00E+000</text:p>
          </table:table-cell>
          <table:table-cell table:formula="of:=STDEV([.C61:.L61])" office:value-type="float" office:value="0" calcext:value-type="float">
            <text:p>0.00E+000</text:p>
          </table:table-cell>
          <table:table-cell table:formula="of:=[.O61]/[.N61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_end_out1_168750_0</text:p>
          </table:table-cell>
          <table:table-cell table:number-columns-repeated="10" office:value-type="float" office:value="0" calcext:value-type="float">
            <text:p>0.00E+000</text:p>
          </table:table-cell>
          <table:table-cell office:value-type="string" calcext:value-type="string">
            <text:p>Cost_Parallel_Work_Broadcast5_1_end_out1_168750_0</text:p>
          </table:table-cell>
          <table:table-cell table:formula="of:=AVERAGE([.C62:.L62])" office:value-type="float" office:value="0" calcext:value-type="float">
            <text:p>0.00E+000</text:p>
          </table:table-cell>
          <table:table-cell table:formula="of:=STDEV([.C62:.L62])" office:value-type="float" office:value="0" calcext:value-type="float">
            <text:p>0.00E+000</text:p>
          </table:table-cell>
          <table:table-cell table:formula="of:=[.O62]/[.N62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63:.L63])" office:value-type="float" office:value="0" calcext:value-type="float">
            <text:p>0.00E+000</text:p>
          </table:table-cell>
          <table:table-cell table:formula="of:=STDEV([.C63:.L63])" office:value-type="float" office:value="0" calcext:value-type="float">
            <text:p>0.00E+000</text:p>
          </table:table-cell>
          <table:table-cell table:formula="of:=[.O63]/[.N63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.00E+00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64:.L64])" office:value-type="float" office:value="0" calcext:value-type="float">
            <text:p>0.00E+000</text:p>
          </table:table-cell>
          <table:table-cell table:formula="of:=STDEV([.C64:.L64])" office:value-type="float" office:value="0" calcext:value-type="float">
            <text:p>0.00E+000</text:p>
          </table:table-cell>
          <table:table-cell table:formula="of:=[.O64]/[.N64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.00E+00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65:.L65])" office:value-type="float" office:value="0" calcext:value-type="float">
            <text:p>0.00E+000</text:p>
          </table:table-cell>
          <table:table-cell table:formula="of:=STDEV([.C65:.L65])" office:value-type="float" office:value="0" calcext:value-type="float">
            <text:p>0.00E+000</text:p>
          </table:table-cell>
          <table:table-cell table:formula="of:=[.O65]/[.N65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.00E+00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66:.L66])" office:value-type="float" office:value="0" calcext:value-type="float">
            <text:p>0.00E+000</text:p>
          </table:table-cell>
          <table:table-cell table:formula="of:=STDEV([.C66:.L66])" office:value-type="float" office:value="0" calcext:value-type="float">
            <text:p>0.00E+000</text:p>
          </table:table-cell>
          <table:table-cell table:formula="of:=[.O66]/[.N66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Cost_Parallel_Work_disparitySelect_1_end_backBestCost</text:p>
          </table:table-cell>
          <table:table-cell table:number-columns-repeated="9" table:style-name="ce14" office:value-type="float" office:value="0" calcext:value-type="float">
            <text:p>0.00E+000</text:p>
          </table:table-cell>
          <table:table-cell table:style-name="ce21" office:value-type="float" office:value="0" calcext:value-type="float">
            <text:p>0.00E+000</text:p>
          </table:table-cell>
          <table:table-cell table:style-name="ce8" office:value-type="string" calcext:value-type="string">
            <text:p>Cost_Parallel_Work_disparitySelect_1_end_backBestCost</text:p>
          </table:table-cell>
          <table:table-cell table:formula="of:=AVERAGE([.C67:.L67])" office:value-type="float" office:value="0" calcext:value-type="float">
            <text:p>0.00E+000</text:p>
          </table:table-cell>
          <table:table-cell table:formula="of:=STDEV([.C67:.L67])" office:value-type="float" office:value="0" calcext:value-type="float">
            <text:p>0.00E+000</text:p>
          </table:table-cell>
          <table:table-cell table:formula="of:=[.O67]/[.N67]*100" office:value-type="string" office:string-value="" calcext:value-type="error">
            <text:p>#DIV/0!</text:p>
          </table:table-cell>
          <table:table-cell/>
        </table:table-row>
      </table:table>
      <table:table table:name="nbIterations=3, maxDisparity=1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9" table:default-cell-style-name="Default"/>
        <table:table-column table:style-name="co1" table:default-cell-style-name="ce22"/>
        <table:table-column table:style-name="co1" table:default-cell-style-name="ce20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string" calcext:value-type="string">
            <text:p>Scenario 327</text:p>
          </table:table-cell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table:number-columns-repeated="13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"/>
          <table:table-cell table:style-name="ce9" office:value-type="string" calcext:value-type="string">
            <text:p>ARM_CortexA7</text:p>
          </table:table-cell>
          <table:table-cell table:style-name="ce15" office:value-type="string" calcext:value-type="string">
            <text:p>ARM_CortexA15</text:p>
          </table:table-cell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10" table:formula="of:=[.N24]" office:value-type="float" office:value="130335885829.172" calcext:value-type="float">
            <text:p>1.30E+011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10" table:formula="of:=[.N25]" office:value-type="float" office:value="85064423057.1529" calcext:value-type="float">
            <text:p>8.51E+010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10" table:formula="of:=[.N25]" office:value-type="float" office:value="85064423057.1529" calcext:value-type="float">
            <text:p>8.51E+010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10" table:formula="of:=[.N26]" office:value-type="float" office:value="56762451916.1449" calcext:value-type="float">
            <text:p>5.68E+010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10" table:formula="of:=[.N27]" office:value-type="float" office:value="13270599797.1566" calcext:value-type="float">
            <text:p>1.33E+010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10" table:formula="of:=[.N28]" office:value-type="float" office:value="6847754037.0101" calcext:value-type="float">
            <text:p>6.85E+009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10" table:formula="of:=[.N28]" office:value-type="float" office:value="6847754037.0101" calcext:value-type="float">
            <text:p>6.85E+009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10" table:formula="of:=[.N29]" office:value-type="float" office:value="6676245959.11111" calcext:value-type="float">
            <text:p>6.68E+009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10" table:formula="of:=[.N29]" office:value-type="float" office:value="6676245959.11111" calcext:value-type="float">
            <text:p>6.68E+009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10" table:formula="of:=[.N30]" office:value-type="float" office:value="5958214612.15246" calcext:value-type="float">
            <text:p>5.96E+009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10" table:formula="of:=[.N31]" office:value-type="float" office:value="4944658988.92498" calcext:value-type="float">
            <text:p>4.94E+009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10" table:formula="of:=[.N36]" office:value-type="float" office:value="1638371717.30101" calcext:value-type="float">
            <text:p>1.64E+009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10" table:formula="of:=[.N36]" office:value-type="float" office:value="1638371717.30101" calcext:value-type="float">
            <text:p>1.64E+009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10" table:formula="of:=[.N57]" office:value-type="float" office:value="8902020.2020202" calcext:value-type="float">
            <text:p>8.90E+006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10" table:formula="of:=[.N65]" office:value-type="float" office:value="5990909.09090909" calcext:value-type="float">
            <text:p>5.99E+006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10" table:formula="of:=[.N54]" office:value-type="float" office:value="9222222.22222223" calcext:value-type="float">
            <text:p>9.22E+006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10" table:formula="of:=[.N54]" office:value-type="float" office:value="9222222.22222223" calcext:value-type="float">
            <text:p>9.22E+006</text:p>
          </table:table-cell>
          <table:table-cell table:style-name="ce16"/>
          <table:table-cell table:number-columns-repeated="9"/>
          <table:table-cell table:style-name="Default" table:number-columns-repeated="3"/>
          <table:table-cell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11" table:formula="of:=[.N66]" office:value-type="float" office:value="5978787.87878788" calcext:value-type="float">
            <text:p>5.98E+006</text:p>
          </table:table-cell>
          <table:table-cell table:style-name="ce17"/>
          <table:table-cell table:number-columns-repeated="9"/>
          <table:table-cell table:style-name="Default" table:number-columns-repeated="3"/>
          <table:table-cell/>
        </table:table-row>
        <table:table-row table:style-name="ro1">
          <table:table-cell table:number-columns-repeated="13"/>
          <table:table-cell table:style-name="Default" office:value-type="string" calcext:value-type="string">
            <text:p>in ps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4" office:value-type="string" calcext:value-type="string">
            <text:p>Avg</text:p>
          </table:table-cell>
          <table:table-cell table:style-name="ce19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writePPM</text:p>
          </table:table-cell>
          <table:table-cell office:value-type="float" office:value="130339858287.192" calcext:value-type="float">
            <text:p>130339858287.192</text:p>
          </table:table-cell>
          <table:table-cell office:value-type="float" office:value="130220868659.717" calcext:value-type="float">
            <text:p>130220868659.717</text:p>
          </table:table-cell>
          <table:table-cell office:value-type="float" office:value="130371666912.97" calcext:value-type="float">
            <text:p>130371666912.97</text:p>
          </table:table-cell>
          <table:table-cell office:value-type="float" office:value="130362181900.929" calcext:value-type="float">
            <text:p>130362181900.929</text:p>
          </table:table-cell>
          <table:table-cell office:value-type="float" office:value="130364777606.465" calcext:value-type="float">
            <text:p>130364777606.465</text:p>
          </table:table-cell>
          <table:table-cell office:value-type="float" office:value="130338979674.505" calcext:value-type="float">
            <text:p>130338979674.505</text:p>
          </table:table-cell>
          <table:table-cell office:value-type="float" office:value="130320353797.172" calcext:value-type="float">
            <text:p>130320353797.172</text:p>
          </table:table-cell>
          <table:table-cell office:value-type="float" office:value="130375212311.273" calcext:value-type="float">
            <text:p>130375212311.273</text:p>
          </table:table-cell>
          <table:table-cell office:value-type="float" office:value="130279595618.263" calcext:value-type="float">
            <text:p>130279595618.263</text:p>
          </table:table-cell>
          <table:table-cell office:value-type="float" office:value="130385363523.232" calcext:value-type="float">
            <text:p>130385363523.232</text:p>
          </table:table-cell>
          <table:table-cell table:style-name="ce25" office:value-type="string" calcext:value-type="string">
            <text:p>writePPM</text:p>
          </table:table-cell>
          <table:table-cell table:formula="of:=AVERAGE([.C24:.L24])" office:value-type="float" office:value="130335885829.172" calcext:value-type="float">
            <text:p>1.30E+011</text:p>
          </table:table-cell>
          <table:table-cell table:formula="of:=STDEV([.C24:.L24])" office:value-type="float" office:value="51061239.8988015" calcext:value-type="float">
            <text:p>5.11E+007</text:p>
          </table:table-cell>
          <table:table-cell table:formula="of:=[.O24]/[.N24]*100" office:value-type="float" office:value="0.0391766546672543" calcext:value-type="float">
            <text:p>0.04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computeWeights</text:p>
          </table:table-cell>
          <table:table-cell office:value-type="float" office:value="85063730737.9933" calcext:value-type="float">
            <text:p>85063730737.9933</text:p>
          </table:table-cell>
          <table:table-cell office:value-type="float" office:value="85078548797.1987" calcext:value-type="float">
            <text:p>85078548797.1987</text:p>
          </table:table-cell>
          <table:table-cell office:value-type="float" office:value="85065636357.1717" calcext:value-type="float">
            <text:p>85065636357.1717</text:p>
          </table:table-cell>
          <table:table-cell office:value-type="float" office:value="85068784553.8047" calcext:value-type="float">
            <text:p>85068784553.8047</text:p>
          </table:table-cell>
          <table:table-cell office:value-type="float" office:value="85058814613.9798" calcext:value-type="float">
            <text:p>85058814613.9798</text:p>
          </table:table-cell>
          <table:table-cell office:value-type="float" office:value="85062715454.0606" calcext:value-type="float">
            <text:p>85062715454.0606</text:p>
          </table:table-cell>
          <table:table-cell office:value-type="float" office:value="85070106086.1414" calcext:value-type="float">
            <text:p>85070106086.1414</text:p>
          </table:table-cell>
          <table:table-cell office:value-type="float" office:value="85064522010.7205" calcext:value-type="float">
            <text:p>85064522010.7205</text:p>
          </table:table-cell>
          <table:table-cell office:value-type="float" office:value="85062179981.3603" calcext:value-type="float">
            <text:p>85062179981.3603</text:p>
          </table:table-cell>
          <table:table-cell office:value-type="float" office:value="85049191979.0976" calcext:value-type="float">
            <text:p>85049191979.0976</text:p>
          </table:table-cell>
          <table:table-cell table:style-name="ce25" office:value-type="string" calcext:value-type="string">
            <text:p>computeWeights</text:p>
          </table:table-cell>
          <table:table-cell table:formula="of:=AVERAGE([.C25:.L25])" office:value-type="float" office:value="85064423057.1529" calcext:value-type="float">
            <text:p>8.51E+010</text:p>
          </table:table-cell>
          <table:table-cell table:formula="of:=STDEV([.C25:.L25])" office:value-type="float" office:value="7631840.2383784" calcext:value-type="float">
            <text:p>7.63E+006</text:p>
          </table:table-cell>
          <table:table-cell table:formula="of:=[.O25]/[.N25]*100" office:value-type="float" office:value="0.00897183565596012" calcext:value-type="float">
            <text:p>0.01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aggregateCost</text:p>
          </table:table-cell>
          <table:table-cell office:value-type="float" office:value="56767333965.5758" calcext:value-type="float">
            <text:p>56767333965.5758</text:p>
          </table:table-cell>
          <table:table-cell office:value-type="float" office:value="56744752844.4552" calcext:value-type="float">
            <text:p>56744752844.4552</text:p>
          </table:table-cell>
          <table:table-cell office:value-type="float" office:value="56768509785.1259" calcext:value-type="float">
            <text:p>56768509785.1259</text:p>
          </table:table-cell>
          <table:table-cell office:value-type="float" office:value="56750073377.4438" calcext:value-type="float">
            <text:p>56750073377.4438</text:p>
          </table:table-cell>
          <table:table-cell office:value-type="float" office:value="56776791265.4869" calcext:value-type="float">
            <text:p>56776791265.4869</text:p>
          </table:table-cell>
          <table:table-cell office:value-type="float" office:value="56764236363.5071" calcext:value-type="float">
            <text:p>56764236363.5071</text:p>
          </table:table-cell>
          <table:table-cell office:value-type="float" office:value="56771326578.1226" calcext:value-type="float">
            <text:p>56771326578.1226</text:p>
          </table:table-cell>
          <table:table-cell office:value-type="float" office:value="56754453929.4599" calcext:value-type="float">
            <text:p>56754453929.4599</text:p>
          </table:table-cell>
          <table:table-cell office:value-type="float" office:value="56746334705.864" calcext:value-type="float">
            <text:p>56746334705.864</text:p>
          </table:table-cell>
          <table:table-cell office:value-type="float" office:value="56780706346.4081" calcext:value-type="float">
            <text:p>56780706346.4081</text:p>
          </table:table-cell>
          <table:table-cell table:style-name="ce25" office:value-type="string" calcext:value-type="string">
            <text:p>aggregateCost</text:p>
          </table:table-cell>
          <table:table-cell table:formula="of:=AVERAGE([.C26:.L26])" office:value-type="float" office:value="56762451916.1449" calcext:value-type="float">
            <text:p>5.68E+010</text:p>
          </table:table-cell>
          <table:table-cell table:formula="of:=STDEV([.C26:.L26])" office:value-type="float" office:value="12786863.2324712" calcext:value-type="float">
            <text:p>1.28E+007</text:p>
          </table:table-cell>
          <table:table-cell table:formula="of:=[.O26]/[.N26]*100" office:value-type="float" office:value="0.0225269747884768" calcext:value-type="float">
            <text:p>0.02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costConstruction</text:p>
          </table:table-cell>
          <table:table-cell office:value-type="float" office:value="13272570387.6525" calcext:value-type="float">
            <text:p>13272570387.6525</text:p>
          </table:table-cell>
          <table:table-cell office:value-type="float" office:value="13267427601.0667" calcext:value-type="float">
            <text:p>13267427601.0667</text:p>
          </table:table-cell>
          <table:table-cell office:value-type="float" office:value="13267404034.5859" calcext:value-type="float">
            <text:p>13267404034.5859</text:p>
          </table:table-cell>
          <table:table-cell office:value-type="float" office:value="13269488217.2983" calcext:value-type="float">
            <text:p>13269488217.2983</text:p>
          </table:table-cell>
          <table:table-cell office:value-type="float" office:value="13289870031.2135" calcext:value-type="float">
            <text:p>13289870031.2135</text:p>
          </table:table-cell>
          <table:table-cell office:value-type="float" office:value="13271519209.2444" calcext:value-type="float">
            <text:p>13271519209.2444</text:p>
          </table:table-cell>
          <table:table-cell office:value-type="float" office:value="13265008757.2256" calcext:value-type="float">
            <text:p>13265008757.2256</text:p>
          </table:table-cell>
          <table:table-cell office:value-type="float" office:value="13268025584.6572" calcext:value-type="float">
            <text:p>13268025584.6572</text:p>
          </table:table-cell>
          <table:table-cell office:value-type="float" office:value="13266632310.9495" calcext:value-type="float">
            <text:p>13266632310.9495</text:p>
          </table:table-cell>
          <table:table-cell office:value-type="float" office:value="13268051837.6727" calcext:value-type="float">
            <text:p>13268051837.6727</text:p>
          </table:table-cell>
          <table:table-cell table:style-name="ce25" office:value-type="string" calcext:value-type="string">
            <text:p>costConstruction</text:p>
          </table:table-cell>
          <table:table-cell table:formula="of:=AVERAGE([.C27:.L27])" office:value-type="float" office:value="13270599797.1566" calcext:value-type="float">
            <text:p>1.33E+010</text:p>
          </table:table-cell>
          <table:table-cell table:formula="of:=STDEV([.C27:.L27])" office:value-type="float" office:value="7131317.0371342" calcext:value-type="float">
            <text:p>7.13E+006</text:p>
          </table:table-cell>
          <table:table-cell table:formula="of:=[.O27]/[.N27]*100" office:value-type="float" office:value="0.0537377145429565" calcext:value-type="float">
            <text:p>0.05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census</text:p>
          </table:table-cell>
          <table:table-cell office:value-type="float" office:value="6850494957.89899" calcext:value-type="float">
            <text:p>6850494957.89899</text:p>
          </table:table-cell>
          <table:table-cell office:value-type="float" office:value="6847272737.61616" calcext:value-type="float">
            <text:p>6847272737.61616</text:p>
          </table:table-cell>
          <table:table-cell office:value-type="float" office:value="6845550506.66667" calcext:value-type="float">
            <text:p>6845550506.66667</text:p>
          </table:table-cell>
          <table:table-cell office:value-type="float" office:value="6846797968.80808" calcext:value-type="float">
            <text:p>6846797968.80808</text:p>
          </table:table-cell>
          <table:table-cell office:value-type="float" office:value="6855151507.39394" calcext:value-type="float">
            <text:p>6855151507.39394</text:p>
          </table:table-cell>
          <table:table-cell office:value-type="float" office:value="6847803029.9798" calcext:value-type="float">
            <text:p>6847803029.9798</text:p>
          </table:table-cell>
          <table:table-cell office:value-type="float" office:value="6843681804.92929" calcext:value-type="float">
            <text:p>6843681804.92929</text:p>
          </table:table-cell>
          <table:table-cell office:value-type="float" office:value="6845424239.19192" calcext:value-type="float">
            <text:p>6845424239.19192</text:p>
          </table:table-cell>
          <table:table-cell office:value-type="float" office:value="6849035344.16162" calcext:value-type="float">
            <text:p>6849035344.16162</text:p>
          </table:table-cell>
          <table:table-cell office:value-type="float" office:value="6846328273.45455" calcext:value-type="float">
            <text:p>6846328273.45455</text:p>
          </table:table-cell>
          <table:table-cell table:style-name="ce25" office:value-type="string" calcext:value-type="string">
            <text:p>census</text:p>
          </table:table-cell>
          <table:table-cell table:formula="of:=AVERAGE([.C28:.L28])" office:value-type="float" office:value="6847754037.0101" calcext:value-type="float">
            <text:p>6.85E+009</text:p>
          </table:table-cell>
          <table:table-cell table:formula="of:=STDEV([.C28:.L28])" office:value-type="float" office:value="3230487.73277359" calcext:value-type="float">
            <text:p>3.23E+006</text:p>
          </table:table-cell>
          <table:table-cell table:formula="of:=[.O28]/[.N28]*100" office:value-type="float" office:value="0.0471758727798013" calcext:value-type="float">
            <text:p>0.05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rgb2Gray</text:p>
          </table:table-cell>
          <table:table-cell office:value-type="float" office:value="6675833336.24242" calcext:value-type="float">
            <text:p>6675833336.24242</text:p>
          </table:table-cell>
          <table:table-cell office:value-type="float" office:value="6677414144" calcext:value-type="float">
            <text:p>6677414144</text:p>
          </table:table-cell>
          <table:table-cell office:value-type="float" office:value="6674171715.23232" calcext:value-type="float">
            <text:p>6674171715.23232</text:p>
          </table:table-cell>
          <table:table-cell office:value-type="float" office:value="6675757580.92929" calcext:value-type="float">
            <text:p>6675757580.92929</text:p>
          </table:table-cell>
          <table:table-cell office:value-type="float" office:value="6676525260.28283" calcext:value-type="float">
            <text:p>6676525260.28283</text:p>
          </table:table-cell>
          <table:table-cell office:value-type="float" office:value="6676752528.80808" calcext:value-type="float">
            <text:p>6676752528.80808</text:p>
          </table:table-cell>
          <table:table-cell office:value-type="float" office:value="6681994935.59596" calcext:value-type="float">
            <text:p>6681994935.59596</text:p>
          </table:table-cell>
          <table:table-cell office:value-type="float" office:value="6672252524.60606" calcext:value-type="float">
            <text:p>6672252524.60606</text:p>
          </table:table-cell>
          <table:table-cell office:value-type="float" office:value="6673338378.34343" calcext:value-type="float">
            <text:p>6673338378.34343</text:p>
          </table:table-cell>
          <table:table-cell office:value-type="float" office:value="6678419187.07071" calcext:value-type="float">
            <text:p>6678419187.07071</text:p>
          </table:table-cell>
          <table:table-cell table:style-name="ce25" office:value-type="string" calcext:value-type="string">
            <text:p>rgb2Gray</text:p>
          </table:table-cell>
          <table:table-cell table:formula="of:=AVERAGE([.C29:.L29])" office:value-type="float" office:value="6676245959.11111" calcext:value-type="float">
            <text:p>6.68E+009</text:p>
          </table:table-cell>
          <table:table-cell table:formula="of:=STDEV([.C29:.L29])" office:value-type="float" office:value="2760550.10501" calcext:value-type="float">
            <text:p>2.76E+006</text:p>
          </table:table-cell>
          <table:table-cell table:formula="of:=[.O29]/[.N29]*100" office:value-type="float" office:value="0.0413488376838883" calcext:value-type="float">
            <text:p>0.04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disparitySelect</text:p>
          </table:table-cell>
          <table:table-cell office:value-type="float" office:value="5958792595.39394" calcext:value-type="float">
            <text:p>5958792595.39394</text:p>
          </table:table-cell>
          <table:table-cell office:value-type="float" office:value="5959346128.5064" calcext:value-type="float">
            <text:p>5959346128.5064</text:p>
          </table:table-cell>
          <table:table-cell office:value-type="float" office:value="5961349493.22559" calcext:value-type="float">
            <text:p>5961349493.22559</text:p>
          </table:table-cell>
          <table:table-cell office:value-type="float" office:value="5960764308.25589" calcext:value-type="float">
            <text:p>5960764308.25589</text:p>
          </table:table-cell>
          <table:table-cell office:value-type="float" office:value="5957603366.61549" calcext:value-type="float">
            <text:p>5957603366.61549</text:p>
          </table:table-cell>
          <table:table-cell office:value-type="float" office:value="5955742087.2404" calcext:value-type="float">
            <text:p>5955742087.2404</text:p>
          </table:table-cell>
          <table:table-cell office:value-type="float" office:value="5959146123.89495" calcext:value-type="float">
            <text:p>5959146123.89495</text:p>
          </table:table-cell>
          <table:table-cell office:value-type="float" office:value="5957513131.52862" calcext:value-type="float">
            <text:p>5957513131.52862</text:p>
          </table:table-cell>
          <table:table-cell office:value-type="float" office:value="5954689562.97913" calcext:value-type="float">
            <text:p>5954689562.97913</text:p>
          </table:table-cell>
          <table:table-cell office:value-type="float" office:value="5957199323.88418" calcext:value-type="float">
            <text:p>5957199323.88418</text:p>
          </table:table-cell>
          <table:table-cell table:style-name="ce25" office:value-type="string" calcext:value-type="string">
            <text:p>disparitySelect</text:p>
          </table:table-cell>
          <table:table-cell table:formula="of:=AVERAGE([.C30:.L30])" office:value-type="float" office:value="5958214612.15246" calcext:value-type="float">
            <text:p>5.96E+009</text:p>
          </table:table-cell>
          <table:table-cell table:formula="of:=STDEV([.C30:.L30])" office:value-type="float" office:value="2088231.44551988" calcext:value-type="float">
            <text:p>2.09E+006</text:p>
          </table:table-cell>
          <table:table-cell table:formula="of:=[.O30]/[.N30]*100" office:value-type="float" office:value="0.0350479393820541" calcext:value-type="float">
            <text:p>0.04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medianFilter</text:p>
          </table:table-cell>
          <table:table-cell office:value-type="float" office:value="4945048485.32256" calcext:value-type="float">
            <text:p>4945048485.32256</text:p>
          </table:table-cell>
          <table:table-cell office:value-type="float" office:value="4943121216.30168" calcext:value-type="float">
            <text:p>4943121216.30168</text:p>
          </table:table-cell>
          <table:table-cell office:value-type="float" office:value="4945540740.39596" calcext:value-type="float">
            <text:p>4945540740.39596</text:p>
          </table:table-cell>
          <table:table-cell office:value-type="float" office:value="4944610100.23434" calcext:value-type="float">
            <text:p>4944610100.23434</text:p>
          </table:table-cell>
          <table:table-cell office:value-type="float" office:value="4944985182.81482" calcext:value-type="float">
            <text:p>4944985182.81482</text:p>
          </table:table-cell>
          <table:table-cell office:value-type="float" office:value="4945313805.79125" calcext:value-type="float">
            <text:p>4945313805.79125</text:p>
          </table:table-cell>
          <table:table-cell office:value-type="float" office:value="4944902352.93737" calcext:value-type="float">
            <text:p>4944902352.93737</text:p>
          </table:table-cell>
          <table:table-cell office:value-type="float" office:value="4944408075.37778" calcext:value-type="float">
            <text:p>4944408075.37778</text:p>
          </table:table-cell>
          <table:table-cell office:value-type="float" office:value="4943371051.61481" calcext:value-type="float">
            <text:p>4943371051.61481</text:p>
          </table:table-cell>
          <table:table-cell office:value-type="float" office:value="4945288878.45926" calcext:value-type="float">
            <text:p>4945288878.45926</text:p>
          </table:table-cell>
          <table:table-cell table:style-name="ce25" office:value-type="string" calcext:value-type="string">
            <text:p>medianFilter</text:p>
          </table:table-cell>
          <table:table-cell table:formula="of:=AVERAGE([.C31:.L31])" office:value-type="float" office:value="4944658988.92498" calcext:value-type="float">
            <text:p>4.94E+009</text:p>
          </table:table-cell>
          <table:table-cell table:formula="of:=STDEV([.C31:.L31])" office:value-type="float" office:value="817125.205861487" calcext:value-type="float">
            <text:p>8.17E+005</text:p>
          </table:table-cell>
          <table:table-cell table:formula="of:=[.O31]/[.N31]*100" office:value-type="float" office:value="0.0165254107045942" calcext:value-type="float">
            <text:p>0.02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Cost_Parallel_Work_implode_Broadcast3_in</text:p>
          </table:table-cell>
          <table:table-cell office:value-type="float" office:value="3069535350.94949" calcext:value-type="float">
            <text:p>3069535350.94949</text:p>
          </table:table-cell>
          <table:table-cell office:value-type="float" office:value="3094222224.80808" calcext:value-type="float">
            <text:p>3094222224.80808</text:p>
          </table:table-cell>
          <table:table-cell office:value-type="float" office:value="3111282827.63636" calcext:value-type="float">
            <text:p>3111282827.63636</text:p>
          </table:table-cell>
          <table:table-cell office:value-type="float" office:value="3053060608" calcext:value-type="float">
            <text:p>3053060608</text:p>
          </table:table-cell>
          <table:table-cell office:value-type="float" office:value="3134030307.55556" calcext:value-type="float">
            <text:p>3134030307.55556</text:p>
          </table:table-cell>
          <table:table-cell office:value-type="float" office:value="3065282828.92929" calcext:value-type="float">
            <text:p>3065282828.92929</text:p>
          </table:table-cell>
          <table:table-cell office:value-type="float" office:value="3082232322.58586" calcext:value-type="float">
            <text:p>3082232322.58586</text:p>
          </table:table-cell>
          <table:table-cell office:value-type="float" office:value="3078353537.29293" calcext:value-type="float">
            <text:p>3078353537.29293</text:p>
          </table:table-cell>
          <table:table-cell office:value-type="float" office:value="3113535353.53535" calcext:value-type="float">
            <text:p>3113535353.53535</text:p>
          </table:table-cell>
          <table:table-cell office:value-type="float" office:value="3067737369.85859" calcext:value-type="float">
            <text:p>3067737369.85859</text:p>
          </table:table-cell>
          <table:table-cell table:style-name="ce26" office:value-type="string" calcext:value-type="string">
            <text:p>Cost_Parallel_Work_implode_Broadcast3_in</text:p>
          </table:table-cell>
          <table:table-cell table:style-name="ce23" table:formula="of:=AVERAGE([.C32:.L32])" office:value-type="float" office:value="3086927273.11515" calcext:value-type="float">
            <text:p>3.09E+009</text:p>
          </table:table-cell>
          <table:table-cell table:formula="of:=STDEV([.C32:.L32])" office:value-type="float" office:value="25722473.9037261" calcext:value-type="float">
            <text:p>2.57E+007</text:p>
          </table:table-cell>
          <table:table-cell table:formula="of:=[.O32]/[.N32]*100" office:value-type="float" office:value="0.833271134300759" calcext:value-type="float">
            <text:p>0.83</text:p>
          </table:table-cell>
          <table:table-cell office:value-type="string" calcext:value-type="string">
            <text:p>Memcopy 506250 float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implode_Broadcast2_in</text:p>
          </table:table-cell>
          <table:table-cell office:value-type="float" office:value="3041777777.77778" calcext:value-type="float">
            <text:p>3041777777.77778</text:p>
          </table:table-cell>
          <table:table-cell office:value-type="float" office:value="3040818176" calcext:value-type="float">
            <text:p>3040818176</text:p>
          </table:table-cell>
          <table:table-cell office:value-type="float" office:value="3037999998.70707" calcext:value-type="float">
            <text:p>3037999998.70707</text:p>
          </table:table-cell>
          <table:table-cell office:value-type="float" office:value="3046303027.71717" calcext:value-type="float">
            <text:p>3046303027.71717</text:p>
          </table:table-cell>
          <table:table-cell office:value-type="float" office:value="3044171713.93939" calcext:value-type="float">
            <text:p>3044171713.93939</text:p>
          </table:table-cell>
          <table:table-cell office:value-type="float" office:value="3039686865.45455" calcext:value-type="float">
            <text:p>3039686865.45455</text:p>
          </table:table-cell>
          <table:table-cell office:value-type="float" office:value="3044898994.42424" calcext:value-type="float">
            <text:p>3044898994.42424</text:p>
          </table:table-cell>
          <table:table-cell office:value-type="float" office:value="3044828284.12121" calcext:value-type="float">
            <text:p>3044828284.12121</text:p>
          </table:table-cell>
          <table:table-cell office:value-type="float" office:value="3052626269.09091" calcext:value-type="float">
            <text:p>3052626269.09091</text:p>
          </table:table-cell>
          <table:table-cell office:value-type="float" office:value="3050343429.17172" calcext:value-type="float">
            <text:p>3050343429.17172</text:p>
          </table:table-cell>
          <table:table-cell table:style-name="ce26" office:value-type="string" calcext:value-type="string">
            <text:p>Cost_Parallel_Work_implode_Broadcast2_in</text:p>
          </table:table-cell>
          <table:table-cell table:style-name="ce23" table:formula="of:=AVERAGE([.C33:.L33])" office:value-type="float" office:value="3044345453.6404" calcext:value-type="float">
            <text:p>3.04E+009</text:p>
          </table:table-cell>
          <table:table-cell table:formula="of:=STDEV([.C33:.L33])" office:value-type="float" office:value="4594094.25852914" calcext:value-type="float">
            <text:p>4.59E+006</text:p>
          </table:table-cell>
          <table:table-cell table:formula="of:=[.O33]/[.N33]*100" office:value-type="float" office:value="0.15090581303891" calcext:value-type="float">
            <text:p>0.15</text:p>
          </table:table-cell>
          <table:table-cell office:value-type="string" calcext:value-type="string">
            <text:p>memcopy 506250 float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br_rgbL</text:p>
          </table:table-cell>
          <table:table-cell office:value-type="float" office:value="2448141407.67677" calcext:value-type="float">
            <text:p>2448141407.67677</text:p>
          </table:table-cell>
          <table:table-cell office:value-type="float" office:value="2431414137.53535" calcext:value-type="float">
            <text:p>2431414137.53535</text:p>
          </table:table-cell>
          <table:table-cell office:value-type="float" office:value="2408686871.27273" calcext:value-type="float">
            <text:p>2408686871.27273</text:p>
          </table:table-cell>
          <table:table-cell office:value-type="float" office:value="2441373742.54545" calcext:value-type="float">
            <text:p>2441373742.54545</text:p>
          </table:table-cell>
          <table:table-cell office:value-type="float" office:value="2437656568.24242" calcext:value-type="float">
            <text:p>2437656568.24242</text:p>
          </table:table-cell>
          <table:table-cell office:value-type="float" office:value="2459212114.74747" calcext:value-type="float">
            <text:p>2459212114.74747</text:p>
          </table:table-cell>
          <table:table-cell office:value-type="float" office:value="2464929292.92929" calcext:value-type="float">
            <text:p>2464929292.92929</text:p>
          </table:table-cell>
          <table:table-cell office:value-type="float" office:value="2459939390.06061" calcext:value-type="float">
            <text:p>2459939390.06061</text:p>
          </table:table-cell>
          <table:table-cell office:value-type="float" office:value="2444565656.56566" calcext:value-type="float">
            <text:p>2444565656.56566</text:p>
          </table:table-cell>
          <table:table-cell office:value-type="float" office:value="2477535356.12121" calcext:value-type="float">
            <text:p>2477535356.12121</text:p>
          </table:table-cell>
          <table:table-cell table:style-name="ce26" office:value-type="string" calcext:value-type="string">
            <text:p>Cost_Parallel_Work_br_rgbL</text:p>
          </table:table-cell>
          <table:table-cell table:style-name="ce23" table:formula="of:=AVERAGE([.C34:.L34])" office:value-type="float" office:value="2447345453.7697" calcext:value-type="float">
            <text:p>2.45E+009</text:p>
          </table:table-cell>
          <table:table-cell table:formula="of:=STDEV([.C34:.L34])" office:value-type="float" office:value="19454322.479145" calcext:value-type="float">
            <text:p>1.95E+007</text:p>
          </table:table-cell>
          <table:table-cell table:formula="of:=[.O34]/[.N34]*100" office:value-type="float" office:value="0.794915260090443" calcext:value-type="float">
            <text:p>0.79</text:p>
          </table:table-cell>
          <table:table-cell office:value-type="string" calcext:value-type="string">
            <text:p>2 memcopy, 1 source 506250 float</text:p>
          </table:table-cell>
        </table:table-row>
        <table:table-row table:style-name="ro1">
          <table:table-cell/>
          <table:table-cell table:style-name="ce26" office:value-type="string" calcext:value-type="string">
            <text:p>Broadcast0</text:p>
          </table:table-cell>
          <table:table-cell office:value-type="float" office:value="1750909092.20202" calcext:value-type="float">
            <text:p>1750909092.20202</text:p>
          </table:table-cell>
          <table:table-cell office:value-type="float" office:value="1735494952.08081" calcext:value-type="float">
            <text:p>1735494952.08081</text:p>
          </table:table-cell>
          <table:table-cell office:value-type="float" office:value="1741525253.17172" calcext:value-type="float">
            <text:p>1741525253.17172</text:p>
          </table:table-cell>
          <table:table-cell office:value-type="float" office:value="1742282826.9899" calcext:value-type="float">
            <text:p>1742282826.9899</text:p>
          </table:table-cell>
          <table:table-cell office:value-type="float" office:value="1731404041.05051" calcext:value-type="float">
            <text:p>1731404041.05051</text:p>
          </table:table-cell>
          <table:table-cell office:value-type="float" office:value="1731373738.66667" calcext:value-type="float">
            <text:p>1731373738.66667</text:p>
          </table:table-cell>
          <table:table-cell office:value-type="float" office:value="1742323232.32323" calcext:value-type="float">
            <text:p>1742323232.32323</text:p>
          </table:table-cell>
          <table:table-cell office:value-type="float" office:value="1750898989.25253" calcext:value-type="float">
            <text:p>1750898989.25253</text:p>
          </table:table-cell>
          <table:table-cell office:value-type="float" office:value="1748323231.0303" calcext:value-type="float">
            <text:p>1748323231.0303</text:p>
          </table:table-cell>
          <table:table-cell office:value-type="float" office:value="1727787878.14141" calcext:value-type="float">
            <text:p>1727787878.14141</text:p>
          </table:table-cell>
          <table:table-cell table:style-name="ce26" office:value-type="string" calcext:value-type="string">
            <text:p>Broadcast0</text:p>
          </table:table-cell>
          <table:table-cell table:style-name="ce23" table:formula="of:=AVERAGE([.C35:.L35])" office:value-type="float" office:value="1740232323.49091" calcext:value-type="float">
            <text:p>1.74E+009</text:p>
          </table:table-cell>
          <table:table-cell table:formula="of:=STDEV([.C35:.L35])" office:value-type="float" office:value="8414287.24627362" calcext:value-type="float">
            <text:p>8.41E+006</text:p>
          </table:table-cell>
          <table:table-cell table:formula="of:=[.O35]/[.N35]*100" office:value-type="float" office:value="0.483515168215847" calcext:value-type="float">
            <text:p>0.48</text:p>
          </table:table-cell>
          <table:table-cell office:value-type="string" calcext:value-type="string">
            <text:p>2 memcopy 1 source 506250 float</text:p>
          </table:table-cell>
        </table:table-row>
        <table:table-row table:style-name="ro1">
          <table:table-cell/>
          <table:table-cell table:style-name="ce25" office:value-type="string" calcext:value-type="string">
            <text:p>readPPM</text:p>
          </table:table-cell>
          <table:table-cell office:value-type="float" office:value="1625308081.13131" calcext:value-type="float">
            <text:p>1625308081.13131</text:p>
          </table:table-cell>
          <table:table-cell office:value-type="float" office:value="1644984848.80808" calcext:value-type="float">
            <text:p>1644984848.80808</text:p>
          </table:table-cell>
          <table:table-cell office:value-type="float" office:value="1629949494.94949" calcext:value-type="float">
            <text:p>1629949494.94949</text:p>
          </table:table-cell>
          <table:table-cell office:value-type="float" office:value="1641772726.30303" calcext:value-type="float">
            <text:p>1641772726.30303</text:p>
          </table:table-cell>
          <table:table-cell office:value-type="float" office:value="1629843432.72727" calcext:value-type="float">
            <text:p>1629843432.72727</text:p>
          </table:table-cell>
          <table:table-cell office:value-type="float" office:value="1643772727.59596" calcext:value-type="float">
            <text:p>1643772727.59596</text:p>
          </table:table-cell>
          <table:table-cell office:value-type="float" office:value="1632803031.91919" calcext:value-type="float">
            <text:p>1632803031.91919</text:p>
          </table:table-cell>
          <table:table-cell office:value-type="float" office:value="1643702019.87879" calcext:value-type="float">
            <text:p>1643702019.87879</text:p>
          </table:table-cell>
          <table:table-cell office:value-type="float" office:value="1638171718.46465" calcext:value-type="float">
            <text:p>1638171718.46465</text:p>
          </table:table-cell>
          <table:table-cell office:value-type="float" office:value="1653409091.23232" calcext:value-type="float">
            <text:p>1653409091.23232</text:p>
          </table:table-cell>
          <table:table-cell table:style-name="ce25" office:value-type="string" calcext:value-type="string">
            <text:p>readPPM</text:p>
          </table:table-cell>
          <table:table-cell table:formula="of:=AVERAGE([.C36:.L36])" office:value-type="float" office:value="1638371717.30101" calcext:value-type="float">
            <text:p>1.64E+009</text:p>
          </table:table-cell>
          <table:table-cell table:formula="of:=STDEV([.C36:.L36])" office:value-type="float" office:value="8720221.30573008" calcext:value-type="float">
            <text:p>8.72E+006</text:p>
          </table:table-cell>
          <table:table-cell table:formula="of:=[.O36]/[.N36]*100" office:value-type="float" office:value="0.532249257823825" calcext:value-type="float">
            <text:p>0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635191919.191919" calcext:value-type="float">
            <text:p>635191919.191919</text:p>
          </table:table-cell>
          <table:table-cell office:value-type="float" office:value="636030303.030303" calcext:value-type="float">
            <text:p>636030303.030303</text:p>
          </table:table-cell>
          <table:table-cell office:value-type="float" office:value="635868686.868687" calcext:value-type="float">
            <text:p>635868686.868687</text:p>
          </table:table-cell>
          <table:table-cell office:value-type="float" office:value="631222222.222222" calcext:value-type="float">
            <text:p>631222222.222222</text:p>
          </table:table-cell>
          <table:table-cell office:value-type="float" office:value="630434343.434343" calcext:value-type="float">
            <text:p>630434343.434343</text:p>
          </table:table-cell>
          <table:table-cell office:value-type="float" office:value="640252525.252525" calcext:value-type="float">
            <text:p>640252525.252525</text:p>
          </table:table-cell>
          <table:table-cell office:value-type="float" office:value="638121212.121212" calcext:value-type="float">
            <text:p>638121212.121212</text:p>
          </table:table-cell>
          <table:table-cell office:value-type="float" office:value="629717171.717172" calcext:value-type="float">
            <text:p>629717171.717172</text:p>
          </table:table-cell>
          <table:table-cell office:value-type="float" office:value="633040404.040404" calcext:value-type="float">
            <text:p>633040404.040404</text:p>
          </table:table-cell>
          <table:table-cell office:value-type="float" office:value="634020202.020202" calcext:value-type="float">
            <text:p>634020202.020202</text:p>
          </table:table-cell>
          <table:table-cell office:value-type="string" calcext:value-type="string">
            <text:p>Cost_Parallel_Work_Broadcast5_4</text:p>
          </table:table-cell>
          <table:table-cell table:formula="of:=AVERAGE([.C37:.L37])" office:value-type="float" office:value="634389898.989899" calcext:value-type="float">
            <text:p>6.34E+008</text:p>
          </table:table-cell>
          <table:table-cell table:formula="of:=STDEV([.C37:.L37])" office:value-type="float" office:value="3387671.24668892" calcext:value-type="float">
            <text:p>3.39E+006</text:p>
          </table:table-cell>
          <table:table-cell table:formula="of:=[.O37]/[.N37]*100" office:value-type="float" office:value="0.53400460065378" calcext:value-type="float">
            <text:p>0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429242424.242424" calcext:value-type="float">
            <text:p>429242424.242424</text:p>
          </table:table-cell>
          <table:table-cell office:value-type="float" office:value="424454545.454545" calcext:value-type="float">
            <text:p>424454545.454545</text:p>
          </table:table-cell>
          <table:table-cell office:value-type="float" office:value="425272727.272727" calcext:value-type="float">
            <text:p>425272727.272727</text:p>
          </table:table-cell>
          <table:table-cell office:value-type="float" office:value="430818181.818182" calcext:value-type="float">
            <text:p>430818181.818182</text:p>
          </table:table-cell>
          <table:table-cell office:value-type="float" office:value="431646464.646465" calcext:value-type="float">
            <text:p>431646464.646465</text:p>
          </table:table-cell>
          <table:table-cell office:value-type="float" office:value="426616161.616162" calcext:value-type="float">
            <text:p>426616161.616162</text:p>
          </table:table-cell>
          <table:table-cell office:value-type="float" office:value="427070707.070707" calcext:value-type="float">
            <text:p>427070707.070707</text:p>
          </table:table-cell>
          <table:table-cell office:value-type="float" office:value="427585858.585859" calcext:value-type="float">
            <text:p>427585858.585859</text:p>
          </table:table-cell>
          <table:table-cell office:value-type="float" office:value="427555555.555556" calcext:value-type="float">
            <text:p>427555555.555556</text:p>
          </table:table-cell>
          <table:table-cell office:value-type="float" office:value="428606060.606061" calcext:value-type="float">
            <text:p>428606060.606061</text:p>
          </table:table-cell>
          <table:table-cell office:value-type="string" calcext:value-type="string">
            <text:p>Cost_Parallel_Work_Broadcast5_7</text:p>
          </table:table-cell>
          <table:table-cell table:formula="of:=AVERAGE([.C38:.L38])" office:value-type="float" office:value="427886868.686869" calcext:value-type="float">
            <text:p>4.28E+008</text:p>
          </table:table-cell>
          <table:table-cell table:formula="of:=STDEV([.C38:.L38])" office:value-type="float" office:value="2265139.0968685" calcext:value-type="float">
            <text:p>2.27E+006</text:p>
          </table:table-cell>
          <table:table-cell table:formula="of:=[.O38]/[.N38]*100" office:value-type="float" office:value="0.529378034857655" calcext:value-type="float">
            <text:p>0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388646464.646465" calcext:value-type="float">
            <text:p>388646464.646465</text:p>
          </table:table-cell>
          <table:table-cell office:value-type="float" office:value="389656565.656566" calcext:value-type="float">
            <text:p>389656565.656566</text:p>
          </table:table-cell>
          <table:table-cell office:value-type="float" office:value="389787878.787879" calcext:value-type="float">
            <text:p>389787878.787879</text:p>
          </table:table-cell>
          <table:table-cell office:value-type="float" office:value="393656565.656566" calcext:value-type="float">
            <text:p>393656565.656566</text:p>
          </table:table-cell>
          <table:table-cell office:value-type="float" office:value="386494949.49495" calcext:value-type="float">
            <text:p>386494949.49495</text:p>
          </table:table-cell>
          <table:table-cell office:value-type="float" office:value="390101010.10101" calcext:value-type="float">
            <text:p>390101010.10101</text:p>
          </table:table-cell>
          <table:table-cell office:value-type="float" office:value="387474747.474747" calcext:value-type="float">
            <text:p>387474747.474747</text:p>
          </table:table-cell>
          <table:table-cell office:value-type="float" office:value="386757575.757576" calcext:value-type="float">
            <text:p>386757575.757576</text:p>
          </table:table-cell>
          <table:table-cell office:value-type="float" office:value="392474747.474747" calcext:value-type="float">
            <text:p>392474747.474747</text:p>
          </table:table-cell>
          <table:table-cell office:value-type="float" office:value="388383838.383838" calcext:value-type="float">
            <text:p>388383838.383838</text:p>
          </table:table-cell>
          <table:table-cell office:value-type="string" calcext:value-type="string">
            <text:p>Cost_Parallel_Work_Broadcast5_14</text:p>
          </table:table-cell>
          <table:table-cell table:formula="of:=AVERAGE([.C39:.L39])" office:value-type="float" office:value="389343434.343434" calcext:value-type="float">
            <text:p>3.89E+008</text:p>
          </table:table-cell>
          <table:table-cell table:formula="of:=STDEV([.C39:.L39])" office:value-type="float" office:value="2332781.81810782" calcext:value-type="float">
            <text:p>2.33E+006</text:p>
          </table:table-cell>
          <table:table-cell table:formula="of:=[.O39]/[.N39]*100" office:value-type="float" office:value="0.599157867408675" calcext:value-type="float">
            <text:p>0.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365666666.666667" calcext:value-type="float">
            <text:p>365666666.666667</text:p>
          </table:table-cell>
          <table:table-cell office:value-type="float" office:value="365141414.141414" calcext:value-type="float">
            <text:p>365141414.141414</text:p>
          </table:table-cell>
          <table:table-cell office:value-type="float" office:value="369353535.353535" calcext:value-type="float">
            <text:p>369353535.353535</text:p>
          </table:table-cell>
          <table:table-cell office:value-type="float" office:value="366393939.393939" calcext:value-type="float">
            <text:p>366393939.393939</text:p>
          </table:table-cell>
          <table:table-cell office:value-type="float" office:value="366848484.848485" calcext:value-type="float">
            <text:p>366848484.848485</text:p>
          </table:table-cell>
          <table:table-cell office:value-type="float" office:value="362606060.606061" calcext:value-type="float">
            <text:p>362606060.606061</text:p>
          </table:table-cell>
          <table:table-cell office:value-type="float" office:value="364949494.949495" calcext:value-type="float">
            <text:p>364949494.949495</text:p>
          </table:table-cell>
          <table:table-cell office:value-type="float" office:value="370232323.232323" calcext:value-type="float">
            <text:p>370232323.232323</text:p>
          </table:table-cell>
          <table:table-cell office:value-type="float" office:value="364727272.727273" calcext:value-type="float">
            <text:p>364727272.727273</text:p>
          </table:table-cell>
          <table:table-cell office:value-type="float" office:value="365212121.212121" calcext:value-type="float">
            <text:p>365212121.212121</text:p>
          </table:table-cell>
          <table:table-cell office:value-type="string" calcext:value-type="string">
            <text:p>Cost_Parallel_Work_Broadcast5_12</text:p>
          </table:table-cell>
          <table:table-cell table:formula="of:=AVERAGE([.C40:.L40])" office:value-type="float" office:value="366113131.313131" calcext:value-type="float">
            <text:p>3.66E+008</text:p>
          </table:table-cell>
          <table:table-cell table:formula="of:=STDEV([.C40:.L40])" office:value-type="float" office:value="2251348.75890586" calcext:value-type="float">
            <text:p>2.25E+006</text:p>
          </table:table-cell>
          <table:table-cell table:formula="of:=[.O40]/[.N40]*100" office:value-type="float" office:value="0.61493253487822" calcext:value-type="float">
            <text:p>0.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338212121.212121" calcext:value-type="float">
            <text:p>338212121.212121</text:p>
          </table:table-cell>
          <table:table-cell office:value-type="float" office:value="335919191.919192" calcext:value-type="float">
            <text:p>335919191.919192</text:p>
          </table:table-cell>
          <table:table-cell office:value-type="float" office:value="337181818.181818" calcext:value-type="float">
            <text:p>337181818.181818</text:p>
          </table:table-cell>
          <table:table-cell office:value-type="float" office:value="337777777.777778" calcext:value-type="float">
            <text:p>337777777.777778</text:p>
          </table:table-cell>
          <table:table-cell office:value-type="float" office:value="335666666.666667" calcext:value-type="float">
            <text:p>335666666.666667</text:p>
          </table:table-cell>
          <table:table-cell office:value-type="float" office:value="336080808.080808" calcext:value-type="float">
            <text:p>336080808.080808</text:p>
          </table:table-cell>
          <table:table-cell office:value-type="float" office:value="335494949.49495" calcext:value-type="float">
            <text:p>335494949.49495</text:p>
          </table:table-cell>
          <table:table-cell office:value-type="float" office:value="339505050.50505" calcext:value-type="float">
            <text:p>339505050.50505</text:p>
          </table:table-cell>
          <table:table-cell office:value-type="float" office:value="338505050.50505" calcext:value-type="float">
            <text:p>338505050.50505</text:p>
          </table:table-cell>
          <table:table-cell office:value-type="float" office:value="335080808.080808" calcext:value-type="float">
            <text:p>335080808.080808</text:p>
          </table:table-cell>
          <table:table-cell office:value-type="string" calcext:value-type="string">
            <text:p>Cost_Parallel_Work_Broadcast5_1</text:p>
          </table:table-cell>
          <table:table-cell table:formula="of:=AVERAGE([.C41:.L41])" office:value-type="float" office:value="336942424.242424" calcext:value-type="float">
            <text:p>3.37E+008</text:p>
          </table:table-cell>
          <table:table-cell table:formula="of:=STDEV([.C41:.L41])" office:value-type="float" office:value="1503841.43844226" calcext:value-type="float">
            <text:p>1.50E+006</text:p>
          </table:table-cell>
          <table:table-cell table:formula="of:=[.O41]/[.N41]*100" office:value-type="float" office:value="0.446320003135097" calcext:value-type="float">
            <text:p>0.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272242424.242424" calcext:value-type="float">
            <text:p>272242424.242424</text:p>
          </table:table-cell>
          <table:table-cell office:value-type="float" office:value="270444444.444444" calcext:value-type="float">
            <text:p>270444444.444444</text:p>
          </table:table-cell>
          <table:table-cell office:value-type="float" office:value="271808080.808081" calcext:value-type="float">
            <text:p>271808080.808081</text:p>
          </table:table-cell>
          <table:table-cell office:value-type="float" office:value="272979797.979798" calcext:value-type="float">
            <text:p>272979797.979798</text:p>
          </table:table-cell>
          <table:table-cell office:value-type="float" office:value="274020202.020202" calcext:value-type="float">
            <text:p>274020202.020202</text:p>
          </table:table-cell>
          <table:table-cell office:value-type="float" office:value="269646464.646465" calcext:value-type="float">
            <text:p>269646464.646465</text:p>
          </table:table-cell>
          <table:table-cell office:value-type="float" office:value="271858585.858586" calcext:value-type="float">
            <text:p>271858585.858586</text:p>
          </table:table-cell>
          <table:table-cell office:value-type="float" office:value="277878787.878788" calcext:value-type="float">
            <text:p>277878787.878788</text:p>
          </table:table-cell>
          <table:table-cell office:value-type="float" office:value="273969696.969697" calcext:value-type="float">
            <text:p>273969696.969697</text:p>
          </table:table-cell>
          <table:table-cell office:value-type="float" office:value="272484848.484848" calcext:value-type="float">
            <text:p>272484848.484848</text:p>
          </table:table-cell>
          <table:table-cell office:value-type="string" calcext:value-type="string">
            <text:p>Cost_Parallel_Work_Broadcast5_5</text:p>
          </table:table-cell>
          <table:table-cell table:formula="of:=AVERAGE([.C42:.L42])" office:value-type="float" office:value="272733333.333333" calcext:value-type="float">
            <text:p>2.73E+008</text:p>
          </table:table-cell>
          <table:table-cell table:formula="of:=STDEV([.C42:.L42])" office:value-type="float" office:value="2270899.37716899" calcext:value-type="float">
            <text:p>2.27E+006</text:p>
          </table:table-cell>
          <table:table-cell table:formula="of:=[.O42]/[.N42]*100" office:value-type="float" office:value="0.832644601748591" calcext:value-type="float">
            <text:p>0.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264393939.393939" calcext:value-type="float">
            <text:p>264393939.393939</text:p>
          </table:table-cell>
          <table:table-cell office:value-type="float" office:value="261242424.242424" calcext:value-type="float">
            <text:p>261242424.242424</text:p>
          </table:table-cell>
          <table:table-cell office:value-type="float" office:value="262020202.020202" calcext:value-type="float">
            <text:p>262020202.020202</text:p>
          </table:table-cell>
          <table:table-cell office:value-type="float" office:value="260282828.282828" calcext:value-type="float">
            <text:p>260282828.282828</text:p>
          </table:table-cell>
          <table:table-cell office:value-type="float" office:value="262818181.818182" calcext:value-type="float">
            <text:p>262818181.818182</text:p>
          </table:table-cell>
          <table:table-cell office:value-type="float" office:value="263505050.50505" calcext:value-type="float">
            <text:p>263505050.50505</text:p>
          </table:table-cell>
          <table:table-cell office:value-type="float" office:value="263292929.292929" calcext:value-type="float">
            <text:p>263292929.292929</text:p>
          </table:table-cell>
          <table:table-cell office:value-type="float" office:value="258787878.787879" calcext:value-type="float">
            <text:p>258787878.787879</text:p>
          </table:table-cell>
          <table:table-cell office:value-type="float" office:value="262747474.747475" calcext:value-type="float">
            <text:p>262747474.747475</text:p>
          </table:table-cell>
          <table:table-cell office:value-type="float" office:value="264252525.252525" calcext:value-type="float">
            <text:p>264252525.252525</text:p>
          </table:table-cell>
          <table:table-cell office:value-type="string" calcext:value-type="string">
            <text:p>Cost_Parallel_Work_Broadcast5_10</text:p>
          </table:table-cell>
          <table:table-cell table:formula="of:=AVERAGE([.C43:.L43])" office:value-type="float" office:value="262334343.434343" calcext:value-type="float">
            <text:p>2.62E+008</text:p>
          </table:table-cell>
          <table:table-cell table:formula="of:=STDEV([.C43:.L43])" office:value-type="float" office:value="1785518.10771841" calcext:value-type="float">
            <text:p>1.79E+006</text:p>
          </table:table-cell>
          <table:table-cell table:formula="of:=[.O43]/[.N43]*100" office:value-type="float" office:value="0.680626899377086" calcext:value-type="float">
            <text:p>0.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259474747.474747" calcext:value-type="float">
            <text:p>259474747.474747</text:p>
          </table:table-cell>
          <table:table-cell office:value-type="float" office:value="261767676.767677" calcext:value-type="float">
            <text:p>261767676.767677</text:p>
          </table:table-cell>
          <table:table-cell office:value-type="float" office:value="263424242.424242" calcext:value-type="float">
            <text:p>263424242.424242</text:p>
          </table:table-cell>
          <table:table-cell office:value-type="float" office:value="262404040.40404" calcext:value-type="float">
            <text:p>262404040.40404</text:p>
          </table:table-cell>
          <table:table-cell office:value-type="float" office:value="261838383.838384" calcext:value-type="float">
            <text:p>261838383.838384</text:p>
          </table:table-cell>
          <table:table-cell office:value-type="float" office:value="264575757.575758" calcext:value-type="float">
            <text:p>264575757.575758</text:p>
          </table:table-cell>
          <table:table-cell office:value-type="float" office:value="263636363.636364" calcext:value-type="float">
            <text:p>263636363.636364</text:p>
          </table:table-cell>
          <table:table-cell office:value-type="float" office:value="260464646.464646" calcext:value-type="float">
            <text:p>260464646.464646</text:p>
          </table:table-cell>
          <table:table-cell office:value-type="float" office:value="263191919.191919" calcext:value-type="float">
            <text:p>263191919.191919</text:p>
          </table:table-cell>
          <table:table-cell office:value-type="float" office:value="262202020.20202" calcext:value-type="float">
            <text:p>262202020.20202</text:p>
          </table:table-cell>
          <table:table-cell office:value-type="string" calcext:value-type="string">
            <text:p>Cost_Parallel_Work_Broadcast5_2</text:p>
          </table:table-cell>
          <table:table-cell table:formula="of:=AVERAGE([.C44:.L44])" office:value-type="float" office:value="262297979.79798" calcext:value-type="float">
            <text:p>2.62E+008</text:p>
          </table:table-cell>
          <table:table-cell table:formula="of:=STDEV([.C44:.L44])" office:value-type="float" office:value="1523584.83538144" calcext:value-type="float">
            <text:p>1.52E+006</text:p>
          </table:table-cell>
          <table:table-cell table:formula="of:=[.O44]/[.N44]*100" office:value-type="float" office:value="0.580860301156302" calcext:value-type="float">
            <text:p>0.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258555555.555556" calcext:value-type="float">
            <text:p>258555555.555556</text:p>
          </table:table-cell>
          <table:table-cell office:value-type="float" office:value="259626262.626263" calcext:value-type="float">
            <text:p>259626262.626263</text:p>
          </table:table-cell>
          <table:table-cell office:value-type="float" office:value="258808080.808081" calcext:value-type="float">
            <text:p>258808080.808081</text:p>
          </table:table-cell>
          <table:table-cell office:value-type="float" office:value="263727272.727273" calcext:value-type="float">
            <text:p>263727272.727273</text:p>
          </table:table-cell>
          <table:table-cell office:value-type="float" office:value="256717171.717172" calcext:value-type="float">
            <text:p>256717171.717172</text:p>
          </table:table-cell>
          <table:table-cell office:value-type="float" office:value="261616161.616162" calcext:value-type="float">
            <text:p>261616161.616162</text:p>
          </table:table-cell>
          <table:table-cell office:value-type="float" office:value="255232323.232323" calcext:value-type="float">
            <text:p>255232323.232323</text:p>
          </table:table-cell>
          <table:table-cell office:value-type="float" office:value="257303030.30303" calcext:value-type="float">
            <text:p>257303030.30303</text:p>
          </table:table-cell>
          <table:table-cell office:value-type="float" office:value="260444444.444444" calcext:value-type="float">
            <text:p>260444444.444444</text:p>
          </table:table-cell>
          <table:table-cell office:value-type="float" office:value="260020202.020202" calcext:value-type="float">
            <text:p>260020202.020202</text:p>
          </table:table-cell>
          <table:table-cell office:value-type="string" calcext:value-type="string">
            <text:p>Cost_Parallel_Work_Broadcast5_8</text:p>
          </table:table-cell>
          <table:table-cell table:formula="of:=AVERAGE([.C45:.L45])" office:value-type="float" office:value="259205050.505051" calcext:value-type="float">
            <text:p>2.59E+008</text:p>
          </table:table-cell>
          <table:table-cell table:formula="of:=STDEV([.C45:.L45])" office:value-type="float" office:value="2467818.46809592" calcext:value-type="float">
            <text:p>2.47E+006</text:p>
          </table:table-cell>
          <table:table-cell table:formula="of:=[.O45]/[.N45]*100" office:value-type="float" office:value="0.952071907274751" calcext:value-type="float">
            <text:p>0.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259010101.010101" calcext:value-type="float">
            <text:p>259010101.010101</text:p>
          </table:table-cell>
          <table:table-cell office:value-type="float" office:value="256242424.242424" calcext:value-type="float">
            <text:p>256242424.242424</text:p>
          </table:table-cell>
          <table:table-cell office:value-type="float" office:value="258020202.020202" calcext:value-type="float">
            <text:p>258020202.020202</text:p>
          </table:table-cell>
          <table:table-cell office:value-type="float" office:value="258838383.838384" calcext:value-type="float">
            <text:p>258838383.838384</text:p>
          </table:table-cell>
          <table:table-cell office:value-type="float" office:value="255787878.787879" calcext:value-type="float">
            <text:p>255787878.787879</text:p>
          </table:table-cell>
          <table:table-cell office:value-type="float" office:value="258383838.383838" calcext:value-type="float">
            <text:p>258383838.383838</text:p>
          </table:table-cell>
          <table:table-cell office:value-type="float" office:value="257737373.737374" calcext:value-type="float">
            <text:p>257737373.737374</text:p>
          </table:table-cell>
          <table:table-cell office:value-type="float" office:value="261919191.919192" calcext:value-type="float">
            <text:p>261919191.919192</text:p>
          </table:table-cell>
          <table:table-cell office:value-type="float" office:value="261454545.454545" calcext:value-type="float">
            <text:p>261454545.454545</text:p>
          </table:table-cell>
          <table:table-cell office:value-type="float" office:value="256111111.111111" calcext:value-type="float">
            <text:p>256111111.111111</text:p>
          </table:table-cell>
          <table:table-cell office:value-type="string" calcext:value-type="string">
            <text:p>Cost_Parallel_Work_Broadcast5_0</text:p>
          </table:table-cell>
          <table:table-cell table:formula="of:=AVERAGE([.C46:.L46])" office:value-type="float" office:value="258350505.050505" calcext:value-type="float">
            <text:p>2.58E+008</text:p>
          </table:table-cell>
          <table:table-cell table:formula="of:=STDEV([.C46:.L46])" office:value-type="float" office:value="2096445.92954107" calcext:value-type="float">
            <text:p>2.10E+006</text:p>
          </table:table-cell>
          <table:table-cell table:formula="of:=[.O46]/[.N46]*100" office:value-type="float" office:value="0.811473517007927" calcext:value-type="float">
            <text:p>0.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255565656.565657" calcext:value-type="float">
            <text:p>255565656.565657</text:p>
          </table:table-cell>
          <table:table-cell office:value-type="float" office:value="255141414.141414" calcext:value-type="float">
            <text:p>255141414.141414</text:p>
          </table:table-cell>
          <table:table-cell office:value-type="float" office:value="259292929.292929" calcext:value-type="float">
            <text:p>259292929.292929</text:p>
          </table:table-cell>
          <table:table-cell office:value-type="float" office:value="260727272.727273" calcext:value-type="float">
            <text:p>260727272.727273</text:p>
          </table:table-cell>
          <table:table-cell office:value-type="float" office:value="255494949.494949" calcext:value-type="float">
            <text:p>255494949.494949</text:p>
          </table:table-cell>
          <table:table-cell office:value-type="float" office:value="260282828.282828" calcext:value-type="float">
            <text:p>260282828.282828</text:p>
          </table:table-cell>
          <table:table-cell office:value-type="float" office:value="255282828.282828" calcext:value-type="float">
            <text:p>255282828.282828</text:p>
          </table:table-cell>
          <table:table-cell office:value-type="float" office:value="256545454.545455" calcext:value-type="float">
            <text:p>256545454.545455</text:p>
          </table:table-cell>
          <table:table-cell office:value-type="float" office:value="258121212.121212" calcext:value-type="float">
            <text:p>258121212.121212</text:p>
          </table:table-cell>
          <table:table-cell office:value-type="float" office:value="257191919.191919" calcext:value-type="float">
            <text:p>257191919.191919</text:p>
          </table:table-cell>
          <table:table-cell office:value-type="string" calcext:value-type="string">
            <text:p>Cost_Parallel_Work_Broadcast5_11</text:p>
          </table:table-cell>
          <table:table-cell table:formula="of:=AVERAGE([.C47:.L47])" office:value-type="float" office:value="257364646.464646" calcext:value-type="float">
            <text:p>2.57E+008</text:p>
          </table:table-cell>
          <table:table-cell table:formula="of:=STDEV([.C47:.L47])" office:value-type="float" office:value="2129775.08453109" calcext:value-type="float">
            <text:p>2.13E+006</text:p>
          </table:table-cell>
          <table:table-cell table:formula="of:=[.O47]/[.N47]*100" office:value-type="float" office:value="0.827532108153655" calcext:value-type="float">
            <text:p>0.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252636363.636364" calcext:value-type="float">
            <text:p>252636363.636364</text:p>
          </table:table-cell>
          <table:table-cell office:value-type="float" office:value="247858585.858586" calcext:value-type="float">
            <text:p>247858585.858586</text:p>
          </table:table-cell>
          <table:table-cell office:value-type="float" office:value="253868686.868687" calcext:value-type="float">
            <text:p>253868686.868687</text:p>
          </table:table-cell>
          <table:table-cell office:value-type="float" office:value="251111111.111111" calcext:value-type="float">
            <text:p>251111111.111111</text:p>
          </table:table-cell>
          <table:table-cell office:value-type="float" office:value="250969696.969697" calcext:value-type="float">
            <text:p>250969696.969697</text:p>
          </table:table-cell>
          <table:table-cell office:value-type="float" office:value="256636363.636364" calcext:value-type="float">
            <text:p>256636363.636364</text:p>
          </table:table-cell>
          <table:table-cell office:value-type="float" office:value="249636363.636364" calcext:value-type="float">
            <text:p>249636363.636364</text:p>
          </table:table-cell>
          <table:table-cell office:value-type="float" office:value="250333333.333333" calcext:value-type="float">
            <text:p>250333333.333333</text:p>
          </table:table-cell>
          <table:table-cell office:value-type="float" office:value="253505050.50505" calcext:value-type="float">
            <text:p>253505050.50505</text:p>
          </table:table-cell>
          <table:table-cell office:value-type="float" office:value="252292929.292929" calcext:value-type="float">
            <text:p>252292929.292929</text:p>
          </table:table-cell>
          <table:table-cell office:value-type="string" calcext:value-type="string">
            <text:p>Cost_Parallel_Work_Broadcast5_3</text:p>
          </table:table-cell>
          <table:table-cell table:formula="of:=AVERAGE([.C48:.L48])" office:value-type="float" office:value="251884848.484848" calcext:value-type="float">
            <text:p>2.52E+008</text:p>
          </table:table-cell>
          <table:table-cell table:formula="of:=STDEV([.C48:.L48])" office:value-type="float" office:value="2471587.80403532" calcext:value-type="float">
            <text:p>2.47E+006</text:p>
          </table:table-cell>
          <table:table-cell table:formula="of:=[.O48]/[.N48]*100" office:value-type="float" office:value="0.981237187906519" calcext:value-type="float">
            <text:p>0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249282828.282828" calcext:value-type="float">
            <text:p>249282828.282828</text:p>
          </table:table-cell>
          <table:table-cell office:value-type="float" office:value="250080808.080808" calcext:value-type="float">
            <text:p>250080808.080808</text:p>
          </table:table-cell>
          <table:table-cell office:value-type="float" office:value="250909090.909091" calcext:value-type="float">
            <text:p>250909090.909091</text:p>
          </table:table-cell>
          <table:table-cell office:value-type="float" office:value="250050505.050505" calcext:value-type="float">
            <text:p>250050505.050505</text:p>
          </table:table-cell>
          <table:table-cell office:value-type="float" office:value="252565656.565657" calcext:value-type="float">
            <text:p>252565656.565657</text:p>
          </table:table-cell>
          <table:table-cell office:value-type="float" office:value="251131313.131313" calcext:value-type="float">
            <text:p>251131313.131313</text:p>
          </table:table-cell>
          <table:table-cell office:value-type="float" office:value="251696969.69697" calcext:value-type="float">
            <text:p>251696969.69697</text:p>
          </table:table-cell>
          <table:table-cell office:value-type="float" office:value="247787878.787879" calcext:value-type="float">
            <text:p>247787878.787879</text:p>
          </table:table-cell>
          <table:table-cell office:value-type="float" office:value="253858585.858586" calcext:value-type="float">
            <text:p>253858585.858586</text:p>
          </table:table-cell>
          <table:table-cell office:value-type="float" office:value="252777777.777778" calcext:value-type="float">
            <text:p>252777777.777778</text:p>
          </table:table-cell>
          <table:table-cell office:value-type="string" calcext:value-type="string">
            <text:p>Cost_Parallel_Work_Broadcast5_13</text:p>
          </table:table-cell>
          <table:table-cell table:formula="of:=AVERAGE([.C49:.L49])" office:value-type="float" office:value="251014141.414141" calcext:value-type="float">
            <text:p>2.51E+008</text:p>
          </table:table-cell>
          <table:table-cell table:formula="of:=STDEV([.C49:.L49])" office:value-type="float" office:value="1804482.62251144" calcext:value-type="float">
            <text:p>1.80E+006</text:p>
          </table:table-cell>
          <table:table-cell table:formula="of:=[.O49]/[.N49]*100" office:value-type="float" office:value="0.718876877750992" calcext:value-type="float">
            <text:p>0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251040404.040404" calcext:value-type="float">
            <text:p>251040404.040404</text:p>
          </table:table-cell>
          <table:table-cell office:value-type="float" office:value="247303030.30303" calcext:value-type="float">
            <text:p>247303030.30303</text:p>
          </table:table-cell>
          <table:table-cell office:value-type="float" office:value="249515151.515152" calcext:value-type="float">
            <text:p>249515151.515152</text:p>
          </table:table-cell>
          <table:table-cell office:value-type="float" office:value="250353535.353535" calcext:value-type="float">
            <text:p>250353535.353535</text:p>
          </table:table-cell>
          <table:table-cell office:value-type="float" office:value="248575757.575758" calcext:value-type="float">
            <text:p>248575757.575758</text:p>
          </table:table-cell>
          <table:table-cell office:value-type="float" office:value="251636363.636364" calcext:value-type="float">
            <text:p>251636363.636364</text:p>
          </table:table-cell>
          <table:table-cell office:value-type="float" office:value="248202020.20202" calcext:value-type="float">
            <text:p>248202020.20202</text:p>
          </table:table-cell>
          <table:table-cell office:value-type="float" office:value="251666666.666667" calcext:value-type="float">
            <text:p>251666666.666667</text:p>
          </table:table-cell>
          <table:table-cell office:value-type="float" office:value="250404040.40404" calcext:value-type="float">
            <text:p>250404040.40404</text:p>
          </table:table-cell>
          <table:table-cell office:value-type="float" office:value="249757575.757576" calcext:value-type="float">
            <text:p>249757575.757576</text:p>
          </table:table-cell>
          <table:table-cell office:value-type="string" calcext:value-type="string">
            <text:p>Cost_Parallel_Work_Broadcast5_6</text:p>
          </table:table-cell>
          <table:table-cell table:formula="of:=AVERAGE([.C50:.L50])" office:value-type="float" office:value="249845454.545455" calcext:value-type="float">
            <text:p>2.50E+008</text:p>
          </table:table-cell>
          <table:table-cell table:formula="of:=STDEV([.C50:.L50])" office:value-type="float" office:value="1468785.89939958" calcext:value-type="float">
            <text:p>1.47E+006</text:p>
          </table:table-cell>
          <table:table-cell table:formula="of:=[.O50]/[.N50]*100" office:value-type="float" office:value="0.587877775111721" calcext:value-type="float">
            <text:p>0.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236898989.89899" calcext:value-type="float">
            <text:p>236898989.89899</text:p>
          </table:table-cell>
          <table:table-cell office:value-type="float" office:value="234959595.959596" calcext:value-type="float">
            <text:p>234959595.959596</text:p>
          </table:table-cell>
          <table:table-cell office:value-type="float" office:value="236898989.89899" calcext:value-type="float">
            <text:p>236898989.89899</text:p>
          </table:table-cell>
          <table:table-cell office:value-type="float" office:value="235414141.414141" calcext:value-type="float">
            <text:p>235414141.414141</text:p>
          </table:table-cell>
          <table:table-cell office:value-type="float" office:value="236626262.626263" calcext:value-type="float">
            <text:p>236626262.626263</text:p>
          </table:table-cell>
          <table:table-cell office:value-type="float" office:value="233959595.959596" calcext:value-type="float">
            <text:p>233959595.959596</text:p>
          </table:table-cell>
          <table:table-cell office:value-type="float" office:value="235161616.161616" calcext:value-type="float">
            <text:p>235161616.161616</text:p>
          </table:table-cell>
          <table:table-cell office:value-type="float" office:value="240262626.262626" calcext:value-type="float">
            <text:p>240262626.262626</text:p>
          </table:table-cell>
          <table:table-cell office:value-type="float" office:value="236848484.848485" calcext:value-type="float">
            <text:p>236848484.848485</text:p>
          </table:table-cell>
          <table:table-cell office:value-type="float" office:value="236686868.686869" calcext:value-type="float">
            <text:p>236686868.686869</text:p>
          </table:table-cell>
          <table:table-cell office:value-type="string" calcext:value-type="string">
            <text:p>Cost_Parallel_Work_Broadcast5_9</text:p>
          </table:table-cell>
          <table:table-cell table:formula="of:=AVERAGE([.C51:.L51])" office:value-type="float" office:value="236371717.171717" calcext:value-type="float">
            <text:p>2.36E+008</text:p>
          </table:table-cell>
          <table:table-cell table:formula="of:=STDEV([.C51:.L51])" office:value-type="float" office:value="1708811.76198044" calcext:value-type="float">
            <text:p>1.71E+006</text:p>
          </table:table-cell>
          <table:table-cell table:formula="of:=[.O51]/[.N51]*100" office:value-type="float" office:value="0.722934106680385" calcext:value-type="float">
            <text:p>0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157424242.424242" calcext:value-type="float">
            <text:p>157424242.424242</text:p>
          </table:table-cell>
          <table:table-cell office:value-type="float" office:value="158646464.646465" calcext:value-type="float">
            <text:p>158646464.646465</text:p>
          </table:table-cell>
          <table:table-cell office:value-type="float" office:value="157828282.828283" calcext:value-type="float">
            <text:p>157828282.828283</text:p>
          </table:table-cell>
          <table:table-cell office:value-type="float" office:value="159555555.555556" calcext:value-type="float">
            <text:p>159555555.555556</text:p>
          </table:table-cell>
          <table:table-cell office:value-type="float" office:value="157353535.353535" calcext:value-type="float">
            <text:p>157353535.353535</text:p>
          </table:table-cell>
          <table:table-cell office:value-type="float" office:value="155212121.212121" calcext:value-type="float">
            <text:p>155212121.212121</text:p>
          </table:table-cell>
          <table:table-cell office:value-type="float" office:value="156717171.717172" calcext:value-type="float">
            <text:p>156717171.717172</text:p>
          </table:table-cell>
          <table:table-cell office:value-type="float" office:value="158929292.929293" calcext:value-type="float">
            <text:p>158929292.929293</text:p>
          </table:table-cell>
          <table:table-cell office:value-type="float" office:value="155080808.080808" calcext:value-type="float">
            <text:p>155080808.080808</text:p>
          </table:table-cell>
          <table:table-cell office:value-type="float" office:value="159424242.424242" calcext:value-type="float">
            <text:p>159424242.424242</text:p>
          </table:table-cell>
          <table:table-cell office:value-type="string" calcext:value-type="string">
            <text:p>implode_lum2RGB_in</text:p>
          </table:table-cell>
          <table:table-cell table:formula="of:=AVERAGE([.C52:.L52])" office:value-type="float" office:value="157617171.717172" calcext:value-type="float">
            <text:p>1.58E+008</text:p>
          </table:table-cell>
          <table:table-cell table:formula="of:=STDEV([.C52:.L52])" office:value-type="float" office:value="1598007.25308121" calcext:value-type="float">
            <text:p>1.60E+006</text:p>
          </table:table-cell>
          <table:table-cell table:formula="of:=[.O52]/[.N52]*100" office:value-type="float" office:value="1.01385352602867" calcext:value-type="float">
            <text:p>1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11737373.7373737" calcext:value-type="float">
            <text:p>11737373.7373737</text:p>
          </table:table-cell>
          <table:table-cell office:value-type="float" office:value="14373737.3737374" calcext:value-type="float">
            <text:p>14373737.3737374</text:p>
          </table:table-cell>
          <table:table-cell office:value-type="float" office:value="13030303.030303" calcext:value-type="float">
            <text:p>13030303.030303</text:p>
          </table:table-cell>
          <table:table-cell office:value-type="float" office:value="11626262.6262626" calcext:value-type="float">
            <text:p>11626262.6262626</text:p>
          </table:table-cell>
          <table:table-cell office:value-type="float" office:value="11696969.6969697" calcext:value-type="float">
            <text:p>11696969.6969697</text:p>
          </table:table-cell>
          <table:table-cell office:value-type="float" office:value="11282828.2828283" calcext:value-type="float">
            <text:p>11282828.2828283</text:p>
          </table:table-cell>
          <table:table-cell office:value-type="float" office:value="11797979.7979798" calcext:value-type="float">
            <text:p>11797979.7979798</text:p>
          </table:table-cell>
          <table:table-cell office:value-type="float" office:value="12111111.1111111" calcext:value-type="float">
            <text:p>12111111.1111111</text:p>
          </table:table-cell>
          <table:table-cell office:value-type="float" office:value="13393939.3939394" calcext:value-type="float">
            <text:p>13393939.3939394</text:p>
          </table:table-cell>
          <table:table-cell office:value-type="float" office:value="12111111.1111111" calcext:value-type="float">
            <text:p>12111111.1111111</text:p>
          </table:table-cell>
          <table:table-cell office:value-type="string" calcext:value-type="string">
            <text:p>Cost_Parallel_Work_Broadcast0</text:p>
          </table:table-cell>
          <table:table-cell table:formula="of:=AVERAGE([.C53:.L53])" office:value-type="float" office:value="12316161.6161616" calcext:value-type="float">
            <text:p>1.23E+007</text:p>
          </table:table-cell>
          <table:table-cell table:formula="of:=STDEV([.C53:.L53])" office:value-type="float" office:value="972965.521099169" calcext:value-type="float">
            <text:p>9.73E+005</text:p>
          </table:table-cell>
          <table:table-cell table:formula="of:=[.O53]/[.N53]*100" office:value-type="float" office:value="7.89990868439414" calcext:value-type="float">
            <text:p>7.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8696969.6969697" calcext:value-type="float">
            <text:p>8696969.6969697</text:p>
          </table:table-cell>
          <table:table-cell office:value-type="float" office:value="8515151.51515152" calcext:value-type="float">
            <text:p>8515151.51515152</text:p>
          </table:table-cell>
          <table:table-cell office:value-type="float" office:value="9222222.22222222" calcext:value-type="float">
            <text:p>9222222.22222222</text:p>
          </table:table-cell>
          <table:table-cell office:value-type="float" office:value="9979797.97979798" calcext:value-type="float">
            <text:p>9979797.97979798</text:p>
          </table:table-cell>
          <table:table-cell office:value-type="float" office:value="8393939.39393939" calcext:value-type="float">
            <text:p>8393939.39393939</text:p>
          </table:table-cell>
          <table:table-cell office:value-type="float" office:value="9393939.39393939" calcext:value-type="float">
            <text:p>9393939.39393939</text:p>
          </table:table-cell>
          <table:table-cell office:value-type="float" office:value="8838383.83838384" calcext:value-type="float">
            <text:p>8838383.83838384</text:p>
          </table:table-cell>
          <table:table-cell office:value-type="float" office:value="8727272.72727273" calcext:value-type="float">
            <text:p>8727272.72727273</text:p>
          </table:table-cell>
          <table:table-cell office:value-type="float" office:value="10777777.7777778" calcext:value-type="float">
            <text:p>10777777.7777778</text:p>
          </table:table-cell>
          <table:table-cell office:value-type="float" office:value="9676767.67676768" calcext:value-type="float">
            <text:p>9676767.67676768</text:p>
          </table:table-cell>
          <table:table-cell office:value-type="string" calcext:value-type="string">
            <text:p>displayRGB</text:p>
          </table:table-cell>
          <table:table-cell table:formula="of:=AVERAGE([.C54:.L54])" office:value-type="float" office:value="9222222.22222223" calcext:value-type="float">
            <text:p>9.22E+006</text:p>
          </table:table-cell>
          <table:table-cell table:formula="of:=STDEV([.C54:.L54])" office:value-type="float" office:value="751588.763395769" calcext:value-type="float">
            <text:p>7.52E+005</text:p>
          </table:table-cell>
          <table:table-cell table:formula="of:=[.O54]/[.N54]*100" office:value-type="float" office:value="8.1497576753758" calcext:value-type="float">
            <text:p>8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9353535.35353536" calcext:value-type="float">
            <text:p>9353535.35353536</text:p>
          </table:table-cell>
          <table:table-cell office:value-type="float" office:value="8656565.65656566" calcext:value-type="float">
            <text:p>8656565.65656566</text:p>
          </table:table-cell>
          <table:table-cell office:value-type="float" office:value="9292929.29292929" calcext:value-type="float">
            <text:p>9292929.29292929</text:p>
          </table:table-cell>
          <table:table-cell office:value-type="float" office:value="8464646.46464646" calcext:value-type="float">
            <text:p>8464646.46464646</text:p>
          </table:table-cell>
          <table:table-cell office:value-type="float" office:value="9353535.35353536" calcext:value-type="float">
            <text:p>9353535.35353536</text:p>
          </table:table-cell>
          <table:table-cell office:value-type="float" office:value="8828282.82828283" calcext:value-type="float">
            <text:p>8828282.82828283</text:p>
          </table:table-cell>
          <table:table-cell office:value-type="float" office:value="8535353.53535354" calcext:value-type="float">
            <text:p>8535353.53535354</text:p>
          </table:table-cell>
          <table:table-cell office:value-type="float" office:value="8868686.86868687" calcext:value-type="float">
            <text:p>8868686.868686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15151.51515152" calcext:value-type="float">
            <text:p>9515151.51515152</text:p>
          </table:table-cell>
          <table:table-cell office:value-type="string" calcext:value-type="string">
            <text:p>Cost_Parallel_Work_Broadcast2</text:p>
          </table:table-cell>
          <table:table-cell table:formula="of:=AVERAGE([.C55:.L55])" office:value-type="float" office:value="9086868.68686869" calcext:value-type="float">
            <text:p>9.09E+006</text:p>
          </table:table-cell>
          <table:table-cell table:formula="of:=STDEV([.C55:.L55])" office:value-type="float" office:value="493612.339766381" calcext:value-type="float">
            <text:p>4.94E+005</text:p>
          </table:table-cell>
          <table:table-cell table:formula="of:=[.O55]/[.N55]*100" office:value-type="float" office:value="5.43215002633078" calcext:value-type="float">
            <text:p>5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8606060.60606061" calcext:value-type="float">
            <text:p>8606060.60606061</text:p>
          </table:table-cell>
          <table:table-cell office:value-type="float" office:value="8797979.7979798" calcext:value-type="float">
            <text:p>8797979.7979798</text:p>
          </table:table-cell>
          <table:table-cell office:value-type="float" office:value="10494949.4949495" calcext:value-type="float">
            <text:p>10494949.4949495</text:p>
          </table:table-cell>
          <table:table-cell office:value-type="float" office:value="8929292.92929293" calcext:value-type="float">
            <text:p>8929292.92929293</text:p>
          </table:table-cell>
          <table:table-cell office:value-type="float" office:value="8696969.6969697" calcext:value-type="float">
            <text:p>8696969.6969697</text:p>
          </table:table-cell>
          <table:table-cell office:value-type="float" office:value="8686868.68686869" calcext:value-type="float">
            <text:p>8686868.68686869</text:p>
          </table:table-cell>
          <table:table-cell office:value-type="float" office:value="8656565.65656566" calcext:value-type="float">
            <text:p>8656565.65656566</text:p>
          </table:table-cell>
          <table:table-cell office:value-type="float" office:value="8909090.90909091" calcext:value-type="float">
            <text:p>8909090.90909091</text:p>
          </table:table-cell>
          <table:table-cell office:value-type="float" office:value="9424242.42424242" calcext:value-type="float">
            <text:p>9424242.42424242</text:p>
          </table:table-cell>
          <table:table-cell office:value-type="float" office:value="8878787.87878788" calcext:value-type="float">
            <text:p>8878787.87878788</text:p>
          </table:table-cell>
          <table:table-cell office:value-type="string" calcext:value-type="string">
            <text:p>broadcast1</text:p>
          </table:table-cell>
          <table:table-cell table:formula="of:=AVERAGE([.C56:.L56])" office:value-type="float" office:value="9008080.80808081" calcext:value-type="float">
            <text:p>9.01E+006</text:p>
          </table:table-cell>
          <table:table-cell table:formula="of:=STDEV([.C56:.L56])" office:value-type="float" office:value="572129.074749247" calcext:value-type="float">
            <text:p>5.72E+005</text:p>
          </table:table-cell>
          <table:table-cell table:formula="of:=[.O56]/[.N56]*100" office:value-type="float" office:value="6.35128710475167" calcext:value-type="float">
            <text:p>6.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9666666.66666667" calcext:value-type="float">
            <text:p>9666666.66666667</text:p>
          </table:table-cell>
          <table:table-cell office:value-type="float" office:value="8878787.87878788" calcext:value-type="float">
            <text:p>8878787.87878788</text:p>
          </table:table-cell>
          <table:table-cell office:value-type="float" office:value="8939393.93939394" calcext:value-type="float">
            <text:p>8939393.939393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85858.58585859" calcext:value-type="float">
            <text:p>8585858.58585859</text:p>
          </table:table-cell>
          <table:table-cell office:value-type="float" office:value="9282828.28282828" calcext:value-type="float">
            <text:p>9282828.28282828</text:p>
          </table:table-cell>
          <table:table-cell office:value-type="float" office:value="8212121.21212121" calcext:value-type="float">
            <text:p>8212121.21212121</text:p>
          </table:table-cell>
          <table:table-cell office:value-type="float" office:value="8333333.33333333" calcext:value-type="float">
            <text:p>8333333.33333333</text:p>
          </table:table-cell>
          <table:table-cell office:value-type="float" office:value="8282828.28282828" calcext:value-type="float">
            <text:p>8282828.28282828</text:p>
          </table:table-cell>
          <table:table-cell office:value-type="float" office:value="8838383.83838384" calcext:value-type="float">
            <text:p>8838383.83838384</text:p>
          </table:table-cell>
          <table:table-cell office:value-type="string" calcext:value-type="string">
            <text:p>split</text:p>
          </table:table-cell>
          <table:table-cell table:formula="of:=AVERAGE([.C57:.L57])" office:value-type="float" office:value="8902020.2020202" calcext:value-type="float">
            <text:p>8.90E+006</text:p>
          </table:table-cell>
          <table:table-cell table:formula="of:=STDEV([.C57:.L57])" office:value-type="float" office:value="598513.616493093" calcext:value-type="float">
            <text:p>5.99E+005</text:p>
          </table:table-cell>
          <table:table-cell table:formula="of:=[.O57]/[.N57]*100" office:value-type="float" office:value="6.72334596990993" calcext:value-type="float">
            <text:p>6.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8757575.75757576" calcext:value-type="float">
            <text:p>8757575.75757576</text:p>
          </table:table-cell>
          <table:table-cell office:value-type="float" office:value="8707070.70707071" calcext:value-type="float">
            <text:p>8707070.70707071</text:p>
          </table:table-cell>
          <table:table-cell office:value-type="float" office:value="8606060.60606061" calcext:value-type="float">
            <text:p>8606060.60606061</text:p>
          </table:table-cell>
          <table:table-cell office:value-type="float" office:value="8595959.5959596" calcext:value-type="float">
            <text:p>8595959.5959596</text:p>
          </table:table-cell>
          <table:table-cell office:value-type="float" office:value="9121212.12121212" calcext:value-type="float">
            <text:p>9121212.12121212</text:p>
          </table:table-cell>
          <table:table-cell office:value-type="float" office:value="8525252.52525252" calcext:value-type="float">
            <text:p>8525252.52525252</text:p>
          </table:table-cell>
          <table:table-cell office:value-type="float" office:value="9898989.8989899" calcext:value-type="float">
            <text:p>9898989.8989899</text:p>
          </table:table-cell>
          <table:table-cell office:value-type="float" office:value="8454545.45454546" calcext:value-type="float">
            <text:p>8454545.45454546</text:p>
          </table:table-cell>
          <table:table-cell office:value-type="float" office:value="8919191.91919192" calcext:value-type="float">
            <text:p>8919191.91919192</text:p>
          </table:table-cell>
          <table:table-cell office:value-type="float" office:value="9373737.37373737" calcext:value-type="float">
            <text:p>9373737.37373737</text:p>
          </table:table-cell>
          <table:table-cell office:value-type="string" calcext:value-type="string">
            <text:p>Cost_Parallel_Work_br_grayR</text:p>
          </table:table-cell>
          <table:table-cell table:formula="of:=AVERAGE([.C58:.L58])" office:value-type="float" office:value="8895959.5959596" calcext:value-type="float">
            <text:p>8.90E+006</text:p>
          </table:table-cell>
          <table:table-cell table:formula="of:=STDEV([.C58:.L58])" office:value-type="float" office:value="452985.225984163" calcext:value-type="float">
            <text:p>4.53E+005</text:p>
          </table:table-cell>
          <table:table-cell table:formula="of:=[.O58]/[.N58]*100" office:value-type="float" office:value="5.09203331127878" calcext:value-type="float">
            <text:p>5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8535353.53535354" calcext:value-type="float">
            <text:p>8535353.53535354</text:p>
          </table:table-cell>
          <table:table-cell office:value-type="float" office:value="7828282.82828283" calcext:value-type="float">
            <text:p>7828282.82828283</text:p>
          </table:table-cell>
          <table:table-cell office:value-type="float" office:value="7737373.73737374" calcext:value-type="float">
            <text:p>7737373.73737374</text:p>
          </table:table-cell>
          <table:table-cell office:value-type="float" office:value="8080808.08080808" calcext:value-type="float">
            <text:p>8080808.08080808</text:p>
          </table:table-cell>
          <table:table-cell office:value-type="float" office:value="8787878.78787879" calcext:value-type="float">
            <text:p>8787878.78787879</text:p>
          </table:table-cell>
          <table:table-cell office:value-type="float" office:value="8121212.12121212" calcext:value-type="float">
            <text:p>8121212.12121212</text:p>
          </table:table-cell>
          <table:table-cell office:value-type="float" office:value="8525252.52525252" calcext:value-type="float">
            <text:p>8525252.52525252</text:p>
          </table:table-cell>
          <table:table-cell office:value-type="float" office:value="7797979.7979798" calcext:value-type="float">
            <text:p>7797979.7979798</text:p>
          </table:table-cell>
          <table:table-cell office:value-type="float" office:value="8484848.48484848" calcext:value-type="float">
            <text:p>8484848.48484848</text:p>
          </table:table-cell>
          <table:table-cell office:value-type="float" office:value="9464646.46464646" calcext:value-type="float">
            <text:p>9464646.46464646</text:p>
          </table:table-cell>
          <table:table-cell office:value-type="string" calcext:value-type="string">
            <text:p>Cost_Parallel_Work_br_grayL</text:p>
          </table:table-cell>
          <table:table-cell table:formula="of:=AVERAGE([.C59:.L59])" office:value-type="float" office:value="8336363.63636364" calcext:value-type="float">
            <text:p>8.34E+006</text:p>
          </table:table-cell>
          <table:table-cell table:formula="of:=STDEV([.C59:.L59])" office:value-type="float" office:value="536718.713380263" calcext:value-type="float">
            <text:p>5.37E+005</text:p>
          </table:table-cell>
          <table:table-cell table:formula="of:=[.O59]/[.N59]*100" office:value-type="float" office:value="6.43828336661166" calcext:value-type="float">
            <text:p>6.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9141414.14141414" calcext:value-type="float">
            <text:p>9141414.14141414</text:p>
          </table:table-cell>
          <table:table-cell office:value-type="float" office:value="8636363.63636364" calcext:value-type="float">
            <text:p>8636363.63636364</text:p>
          </table:table-cell>
          <table:table-cell office:value-type="float" office:value="7606060.60606061" calcext:value-type="float">
            <text:p>7606060.60606061</text:p>
          </table:table-cell>
          <table:table-cell office:value-type="float" office:value="7808080.80808081" calcext:value-type="float">
            <text:p>7808080.80808081</text:p>
          </table:table-cell>
          <table:table-cell office:value-type="float" office:value="8020202.02020202" calcext:value-type="float">
            <text:p>8020202.02020202</text:p>
          </table:table-cell>
          <table:table-cell office:value-type="float" office:value="7575757.57575758" calcext:value-type="float">
            <text:p>7575757.57575758</text:p>
          </table:table-cell>
          <table:table-cell office:value-type="float" office:value="7767676.76767677" calcext:value-type="float">
            <text:p>7767676.76767677</text:p>
          </table:table-cell>
          <table:table-cell office:value-type="float" office:value="7666666.66666667" calcext:value-type="float">
            <text:p>7666666.66666667</text:p>
          </table:table-cell>
          <table:table-cell office:value-type="float" office:value="8969696.96969697" calcext:value-type="float">
            <text:p>8969696.96969697</text:p>
          </table:table-cell>
          <table:table-cell office:value-type="float" office:value="8131313.13131313" calcext:value-type="float">
            <text:p>8131313.13131313</text:p>
          </table:table-cell>
          <table:table-cell office:value-type="string" calcext:value-type="string">
            <text:p>broadcast2</text:p>
          </table:table-cell>
          <table:table-cell table:formula="of:=AVERAGE([.C60:.L60])" office:value-type="float" office:value="8132323.23232323" calcext:value-type="float">
            <text:p>8.13E+006</text:p>
          </table:table-cell>
          <table:table-cell table:formula="of:=STDEV([.C60:.L60])" office:value-type="float" office:value="580013.607803587" calcext:value-type="float">
            <text:p>5.80E+005</text:p>
          </table:table-cell>
          <table:table-cell table:formula="of:=[.O60]/[.N60]*100" office:value-type="float" office:value="7.13220061763198" calcext:value-type="float">
            <text:p>7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7404040.4040404" calcext:value-type="float">
            <text:p>7404040.4040404</text:p>
          </table:table-cell>
          <table:table-cell office:value-type="float" office:value="7222222.22222222" calcext:value-type="float">
            <text:p>7222222.22222222</text:p>
          </table:table-cell>
          <table:table-cell office:value-type="float" office:value="6252525.25252525" calcext:value-type="float">
            <text:p>6252525.25252525</text:p>
          </table:table-cell>
          <table:table-cell office:value-type="float" office:value="5808080.80808081" calcext:value-type="float">
            <text:p>5808080.80808081</text:p>
          </table:table-cell>
          <table:table-cell office:value-type="float" office:value="5848484.84848485" calcext:value-type="float">
            <text:p>5848484.84848485</text:p>
          </table:table-cell>
          <table:table-cell office:value-type="float" office:value="6343434.34343434" calcext:value-type="float">
            <text:p>6343434.34343434</text:p>
          </table:table-cell>
          <table:table-cell office:value-type="float" office:value="6050505.05050505" calcext:value-type="float">
            <text:p>6050505.05050505</text:p>
          </table:table-cell>
          <table:table-cell office:value-type="float" office:value="7222222.22222222" calcext:value-type="float">
            <text:p>7222222.22222222</text:p>
          </table:table-cell>
          <table:table-cell office:value-type="float" office:value="6292929.29292929" calcext:value-type="float">
            <text:p>6292929.29292929</text:p>
          </table:table-cell>
          <table:table-cell office:value-type="float" office:value="6070707.07070707" calcext:value-type="float">
            <text:p>6070707.07070707</text:p>
          </table:table-cell>
          <table:table-cell office:value-type="string" calcext:value-type="string">
            <text:p>Cost_Parallel_Work_rb_rawDisparity</text:p>
          </table:table-cell>
          <table:table-cell table:formula="of:=AVERAGE([.C61:.L61])" office:value-type="float" office:value="6451515.15151515" calcext:value-type="float">
            <text:p>6.45E+006</text:p>
          </table:table-cell>
          <table:table-cell table:formula="of:=STDEV([.C61:.L61])" office:value-type="float" office:value="601404.674823619" calcext:value-type="float">
            <text:p>6.01E+005</text:p>
          </table:table-cell>
          <table:table-cell table:formula="of:=[.O61]/[.N61]*100" office:value-type="float" office:value="9.32191370088277" calcext:value-type="float">
            <text:p>9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5747474.74747475" calcext:value-type="float">
            <text:p>5747474.74747475</text:p>
          </table:table-cell>
          <table:table-cell office:value-type="float" office:value="6191919.19191919" calcext:value-type="float">
            <text:p>6191919.19191919</text:p>
          </table:table-cell>
          <table:table-cell office:value-type="float" office:value="5848484.84848485" calcext:value-type="float">
            <text:p>5848484.84848485</text:p>
          </table:table-cell>
          <table:table-cell office:value-type="float" office:value="6040404.04040404" calcext:value-type="float">
            <text:p>6040404.04040404</text:p>
          </table:table-cell>
          <table:table-cell office:value-type="float" office:value="6757575.75757576" calcext:value-type="float">
            <text:p>6757575.75757576</text:p>
          </table:table-cell>
          <table:table-cell office:value-type="float" office:value="6131313.13131313" calcext:value-type="float">
            <text:p>6131313.13131313</text:p>
          </table:table-cell>
          <table:table-cell office:value-type="float" office:value="5969696.96969697" calcext:value-type="float">
            <text:p>5969696.96969697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656565.65656566" calcext:value-type="float">
            <text:p>6656565.65656566</text:p>
          </table:table-cell>
          <table:table-cell office:value-type="float" office:value="6404040.4040404" calcext:value-type="float">
            <text:p>6404040.4040404</text:p>
          </table:table-cell>
          <table:table-cell office:value-type="string" calcext:value-type="string">
            <text:p>lum2RGB</text:p>
          </table:table-cell>
          <table:table-cell table:formula="of:=AVERAGE([.C62:.L62])" office:value-type="float" office:value="6174747.47474748" calcext:value-type="float">
            <text:p>6.17E+006</text:p>
          </table:table-cell>
          <table:table-cell table:formula="of:=STDEV([.C62:.L62])" office:value-type="float" office:value="334370.728674561" calcext:value-type="float">
            <text:p>3.34E+005</text:p>
          </table:table-cell>
          <table:table-cell table:formula="of:=[.O62]/[.N62]*100" office:value-type="float" office:value="5.41513203644389" calcext:value-type="float">
            <text:p>5.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6383838.38383838" calcext:value-type="float">
            <text:p>6383838.38383838</text:p>
          </table:table-cell>
          <table:table-cell office:value-type="float" office:value="6171717.17171717" calcext:value-type="float">
            <text:p>6171717.17171717</text:p>
          </table:table-cell>
          <table:table-cell office:value-type="float" office:value="6040404.04040404" calcext:value-type="float">
            <text:p>6040404.04040404</text:p>
          </table:table-cell>
          <table:table-cell office:value-type="float" office:value="6303030.3030303" calcext:value-type="float">
            <text:p>6303030.3030303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6282828.28282828" calcext:value-type="float">
            <text:p>6282828.28282828</text:p>
          </table:table-cell>
          <table:table-cell office:value-type="float" office:value="5505050.50505051" calcext:value-type="float">
            <text:p>5505050.50505051</text:p>
          </table:table-cell>
          <table:table-cell office:value-type="float" office:value="7080808.08080808" calcext:value-type="float">
            <text:p>7080808.08080808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515151.51515152" calcext:value-type="float">
            <text:p>5515151.51515152</text:p>
          </table:table-cell>
          <table:table-cell office:value-type="string" calcext:value-type="string">
            <text:p>Cost_Parallel_Work_br_cenR</text:p>
          </table:table-cell>
          <table:table-cell table:formula="of:=AVERAGE([.C63:.L63])" office:value-type="float" office:value="6050505.05050505" calcext:value-type="float">
            <text:p>6.05E+006</text:p>
          </table:table-cell>
          <table:table-cell table:formula="of:=STDEV([.C63:.L63])" office:value-type="float" office:value="503499.301331031" calcext:value-type="float">
            <text:p>5.03E+005</text:p>
          </table:table-cell>
          <table:table-cell table:formula="of:=[.O63]/[.N63]*100" office:value-type="float" office:value="8.32160781832589" calcext:value-type="float">
            <text:p>8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5686868.68686869" calcext:value-type="float">
            <text:p>5686868.68686869</text:p>
          </table:table-cell>
          <table:table-cell office:value-type="float" office:value="6333333.33333333" calcext:value-type="float">
            <text:p>6333333.33333333</text:p>
          </table:table-cell>
          <table:table-cell office:value-type="float" office:value="5464646.46464646" calcext:value-type="float">
            <text:p>5464646.46464646</text:p>
          </table:table-cell>
          <table:table-cell office:value-type="float" office:value="5323232.32323232" calcext:value-type="float">
            <text:p>5323232.32323232</text:p>
          </table:table-cell>
          <table:table-cell office:value-type="float" office:value="5979797.97979798" calcext:value-type="float">
            <text:p>5979797.97979798</text:p>
          </table:table-cell>
          <table:table-cell office:value-type="float" office:value="5747474.74747475" calcext:value-type="float">
            <text:p>5747474.74747475</text:p>
          </table:table-cell>
          <table:table-cell office:value-type="float" office:value="6161616.16161616" calcext:value-type="float">
            <text:p>6161616.16161616</text:p>
          </table:table-cell>
          <table:table-cell office:value-type="float" office:value="7282828.28282828" calcext:value-type="float">
            <text:p>7282828.28282828</text:p>
          </table:table-cell>
          <table:table-cell office:value-type="float" office:value="6888888.88888889" calcext:value-type="float">
            <text:p>6888888.88888889</text:p>
          </table:table-cell>
          <table:table-cell office:value-type="float" office:value="5595959.5959596" calcext:value-type="float">
            <text:p>5595959.5959596</text:p>
          </table:table-cell>
          <table:table-cell office:value-type="string" calcext:value-type="string">
            <text:p>explode_Split_output</text:p>
          </table:table-cell>
          <table:table-cell table:formula="of:=AVERAGE([.C64:.L64])" office:value-type="float" office:value="6046464.64646465" calcext:value-type="float">
            <text:p>6.05E+006</text:p>
          </table:table-cell>
          <table:table-cell table:formula="of:=STDEV([.C64:.L64])" office:value-type="float" office:value="634342.004616401" calcext:value-type="float">
            <text:p>6.34E+005</text:p>
          </table:table-cell>
          <table:table-cell table:formula="of:=[.O64]/[.N64]*100" office:value-type="float" office:value="10.4911223616812" calcext:value-type="float">
            <text:p>10.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5838383.83838384" calcext:value-type="float">
            <text:p>5838383.83838384</text:p>
          </table:table-cell>
          <table:table-cell office:value-type="float" office:value="5656565.65656566" calcext:value-type="float">
            <text:p>5656565.65656566</text:p>
          </table:table-cell>
          <table:table-cell office:value-type="float" office:value="6545454.54545455" calcext:value-type="float">
            <text:p>6545454.54545455</text:p>
          </table:table-cell>
          <table:table-cell office:value-type="float" office:value="6191919.19191919" calcext:value-type="float">
            <text:p>6191919.19191919</text:p>
          </table:table-cell>
          <table:table-cell office:value-type="float" office:value="5939393.93939394" calcext:value-type="float">
            <text:p>5939393.93939394</text:p>
          </table:table-cell>
          <table:table-cell office:value-type="float" office:value="5262626.26262626" calcext:value-type="float">
            <text:p>5262626.26262626</text:p>
          </table:table-cell>
          <table:table-cell office:value-type="float" office:value="5888888.88888889" calcext:value-type="float">
            <text:p>5888888.88888889</text:p>
          </table:table-cell>
          <table:table-cell office:value-type="float" office:value="6202020.2020202" calcext:value-type="float">
            <text:p>6202020.2020202</text:p>
          </table:table-cell>
          <table:table-cell office:value-type="float" office:value="6646464.64646465" calcext:value-type="float">
            <text:p>6646464.64646465</text:p>
          </table:table-cell>
          <table:table-cell office:value-type="float" office:value="5737373.73737374" calcext:value-type="float">
            <text:p>5737373.73737374</text:p>
          </table:table-cell>
          <table:table-cell office:value-type="string" calcext:value-type="string">
            <text:p>disparityGen</text:p>
          </table:table-cell>
          <table:table-cell table:formula="of:=AVERAGE([.C65:.L65])" office:value-type="float" office:value="5990909.09090909" calcext:value-type="float">
            <text:p>5.99E+006</text:p>
          </table:table-cell>
          <table:table-cell table:formula="of:=STDEV([.C65:.L65])" office:value-type="float" office:value="417004.42046494" calcext:value-type="float">
            <text:p>4.17E+005</text:p>
          </table:table-cell>
          <table:table-cell table:formula="of:=[.O65]/[.N65]*100" office:value-type="float" office:value="6.96062006845878" calcext:value-type="float">
            <text:p>6.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6373737.37373737" calcext:value-type="float">
            <text:p>6373737.37373737</text:p>
          </table:table-cell>
          <table:table-cell office:value-type="float" office:value="5303030.3030303" calcext:value-type="float">
            <text:p>5303030.3030303</text:p>
          </table:table-cell>
          <table:table-cell office:value-type="float" office:value="6858585.85858586" calcext:value-type="float">
            <text:p>6858585.85858586</text:p>
          </table:table-cell>
          <table:table-cell office:value-type="float" office:value="6373737.37373737" calcext:value-type="float">
            <text:p>6373737.37373737</text:p>
          </table:table-cell>
          <table:table-cell office:value-type="float" office:value="5676767.67676768" calcext:value-type="float">
            <text:p>5676767.67676768</text:p>
          </table:table-cell>
          <table:table-cell office:value-type="float" office:value="6555555.55555556" calcext:value-type="float">
            <text:p>6555555.55555556</text:p>
          </table:table-cell>
          <table:table-cell office:value-type="float" office:value="5080808.08080808" calcext:value-type="float">
            <text:p>5080808.08080808</text:p>
          </table:table-cell>
          <table:table-cell office:value-type="float" office:value="5707070.70707071" calcext:value-type="float">
            <text:p>5707070.70707071</text:p>
          </table:table-cell>
          <table:table-cell office:value-type="float" office:value="6373737.37373737" calcext:value-type="float">
            <text:p>6373737.37373737</text:p>
          </table:table-cell>
          <table:table-cell office:value-type="float" office:value="5484848.48484848" calcext:value-type="float">
            <text:p>5484848.48484848</text:p>
          </table:table-cell>
          <table:table-cell office:value-type="string" calcext:value-type="string">
            <text:p>offsetGen</text:p>
          </table:table-cell>
          <table:table-cell table:formula="of:=AVERAGE([.C66:.L66])" office:value-type="float" office:value="5978787.87878788" calcext:value-type="float">
            <text:p>5.98E+006</text:p>
          </table:table-cell>
          <table:table-cell table:formula="of:=STDEV([.C66:.L66])" office:value-type="float" office:value="600619.986754085" calcext:value-type="float">
            <text:p>6.01E+005</text:p>
          </table:table-cell>
          <table:table-cell table:formula="of:=[.O66]/[.N66]*100" office:value-type="float" office:value="10.0458487394246" calcext:value-type="float">
            <text:p>1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6979797.97979798" calcext:value-type="float">
            <text:p>6979797.97979798</text:p>
          </table:table-cell>
          <table:table-cell office:value-type="float" office:value="5707070.70707071" calcext:value-type="float">
            <text:p>5707070.70707071</text:p>
          </table:table-cell>
          <table:table-cell office:value-type="float" office:value="5808080.80808081" calcext:value-type="float">
            <text:p>5808080.80808081</text:p>
          </table:table-cell>
          <table:table-cell office:value-type="float" office:value="5373737.37373737" calcext:value-type="float">
            <text:p>5373737.37373737</text:p>
          </table:table-cell>
          <table:table-cell office:value-type="float" office:value="5161616.16161616" calcext:value-type="float">
            <text:p>5161616.16161616</text:p>
          </table:table-cell>
          <table:table-cell office:value-type="float" office:value="7131313.13131313" calcext:value-type="float">
            <text:p>7131313.13131313</text:p>
          </table:table-cell>
          <table:table-cell office:value-type="float" office:value="5757575.75757576" calcext:value-type="float">
            <text:p>5757575.75757576</text:p>
          </table:table-cell>
          <table:table-cell office:value-type="float" office:value="5181818.18181818" calcext:value-type="float">
            <text:p>5181818.18181818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414141.41414141" calcext:value-type="float">
            <text:p>5414141.41414141</text:p>
          </table:table-cell>
          <table:table-cell office:value-type="string" calcext:value-type="string">
            <text:p>Cost_Parallel_Work_Broadcast4</text:p>
          </table:table-cell>
          <table:table-cell table:formula="of:=AVERAGE([.C67:.L67])" office:value-type="float" office:value="5773737.37373737" calcext:value-type="float">
            <text:p>5.77E+006</text:p>
          </table:table-cell>
          <table:table-cell table:formula="of:=STDEV([.C67:.L67])" office:value-type="float" office:value="716629.313864731" calcext:value-type="float">
            <text:p>7.17E+005</text:p>
          </table:table-cell>
          <table:table-cell table:formula="of:=[.O67]/[.N67]*100" office:value-type="float" office:value="12.4118792989168" calcext:value-type="float">
            <text:p>12.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6393939.39393939" calcext:value-type="float">
            <text:p>6393939.39393939</text:p>
          </table:table-cell>
          <table:table-cell office:value-type="float" office:value="5404040.4040404" calcext:value-type="float">
            <text:p>5404040.4040404</text:p>
          </table:table-cell>
          <table:table-cell office:value-type="float" office:value="4858585.85858586" calcext:value-type="float">
            <text:p>4858585.85858586</text:p>
          </table:table-cell>
          <table:table-cell office:value-type="float" office:value="5515151.51515152" calcext:value-type="float">
            <text:p>5515151.51515152</text:p>
          </table:table-cell>
          <table:table-cell office:value-type="float" office:value="6333333.33333333" calcext:value-type="float">
            <text:p>6333333.33333333</text:p>
          </table:table-cell>
          <table:table-cell office:value-type="float" office:value="5050505.05050505" calcext:value-type="float">
            <text:p>5050505.05050505</text:p>
          </table:table-cell>
          <table:table-cell office:value-type="float" office:value="5575757.57575758" calcext:value-type="float">
            <text:p>5575757.57575758</text:p>
          </table:table-cell>
          <table:table-cell office:value-type="float" office:value="6020202.02020202" calcext:value-type="float">
            <text:p>6020202.02020202</text:p>
          </table:table-cell>
          <table:table-cell table:number-columns-repeated="2" office:value-type="float" office:value="6171717.17171717" calcext:value-type="float">
            <text:p>6171717.17171717</text:p>
          </table:table-cell>
          <table:table-cell office:value-type="string" calcext:value-type="string">
            <text:p>displayLum</text:p>
          </table:table-cell>
          <table:table-cell table:formula="of:=AVERAGE([.C68:.L68])" office:value-type="float" office:value="5749494.94949495" calcext:value-type="float">
            <text:p>5.75E+006</text:p>
          </table:table-cell>
          <table:table-cell table:formula="of:=STDEV([.C68:.L68])" office:value-type="float" office:value="544951.341233353" calcext:value-type="float">
            <text:p>5.45E+005</text:p>
          </table:table-cell>
          <table:table-cell table:formula="of:=[.O68]/[.N68]*100" office:value-type="float" office:value="9.47824715075578" calcext:value-type="float">
            <text:p>9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5565656.56565657" calcext:value-type="float">
            <text:p>5565656.56565657</text:p>
          </table:table-cell>
          <table:table-cell office:value-type="float" office:value="5484848.48484848" calcext:value-type="float">
            <text:p>5484848.48484848</text:p>
          </table:table-cell>
          <table:table-cell office:value-type="float" office:value="6222222.22222222" calcext:value-type="float">
            <text:p>6222222.22222222</text:p>
          </table:table-cell>
          <table:table-cell office:value-type="float" office:value="6424242.42424242" calcext:value-type="float">
            <text:p>6424242.42424242</text:p>
          </table:table-cell>
          <table:table-cell office:value-type="float" office:value="5070707.07070707" calcext:value-type="float">
            <text:p>5070707.07070707</text:p>
          </table:table-cell>
          <table:table-cell office:value-type="float" office:value="5616161.61616162" calcext:value-type="float">
            <text:p>5616161.61616162</text:p>
          </table:table-cell>
          <table:table-cell office:value-type="float" office:value="5565656.56565657" calcext:value-type="float">
            <text:p>5565656.56565657</text:p>
          </table:table-cell>
          <table:table-cell office:value-type="float" office:value="5303030.3030303" calcext:value-type="float">
            <text:p>5303030.3030303</text:p>
          </table:table-cell>
          <table:table-cell office:value-type="float" office:value="5898989.8989899" calcext:value-type="float">
            <text:p>5898989.8989899</text:p>
          </table:table-cell>
          <table:table-cell office:value-type="float" office:value="5808080.80808081" calcext:value-type="float">
            <text:p>5808080.80808081</text:p>
          </table:table-cell>
          <table:table-cell office:value-type="string" calcext:value-type="string">
            <text:p>Cost_Parallel_Work_Broadcast3</text:p>
          </table:table-cell>
          <table:table-cell table:formula="of:=AVERAGE([.C69:.L69])" office:value-type="float" office:value="5695959.5959596" calcext:value-type="float">
            <text:p>5.70E+006</text:p>
          </table:table-cell>
          <table:table-cell table:formula="of:=STDEV([.C69:.L69])" office:value-type="float" office:value="407071.960295837" calcext:value-type="float">
            <text:p>4.07E+005</text:p>
          </table:table-cell>
          <table:table-cell table:formula="of:=[.O69]/[.N69]*100" office:value-type="float" office:value="7.1466792107267" calcext:value-type="float">
            <text:p>7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5383838.38383838" calcext:value-type="float">
            <text:p>5383838.38383838</text:p>
          </table:table-cell>
          <table:table-cell office:value-type="float" office:value="5646464.64646465" calcext:value-type="float">
            <text:p>5646464.64646465</text:p>
          </table:table-cell>
          <table:table-cell office:value-type="float" office:value="6010101.01010101" calcext:value-type="float">
            <text:p>6010101.01010101</text:p>
          </table:table-cell>
          <table:table-cell office:value-type="float" office:value="5343434.34343434" calcext:value-type="float">
            <text:p>5343434.34343434</text:p>
          </table:table-cell>
          <table:table-cell office:value-type="float" office:value="5969696.96969697" calcext:value-type="float">
            <text:p>5969696.96969697</text:p>
          </table:table-cell>
          <table:table-cell office:value-type="float" office:value="5585858.58585859" calcext:value-type="float">
            <text:p>5585858.58585859</text:p>
          </table:table-cell>
          <table:table-cell office:value-type="float" office:value="5505050.50505051" calcext:value-type="float">
            <text:p>5505050.50505051</text:p>
          </table:table-cell>
          <table:table-cell office:value-type="float" office:value="5343434.34343434" calcext:value-type="float">
            <text:p>5343434.34343434</text:p>
          </table:table-cell>
          <table:table-cell office:value-type="float" office:value="4545454.54545455" calcext:value-type="float">
            <text:p>4545454.54545455</text:p>
          </table:table-cell>
          <table:table-cell office:value-type="float" office:value="6131313.13131313" calcext:value-type="float">
            <text:p>6131313.13131313</text:p>
          </table:table-cell>
          <table:table-cell office:value-type="string" calcext:value-type="string">
            <text:p>Cost_Parallel_Work_Broadcast1_0</text:p>
          </table:table-cell>
          <table:table-cell table:formula="of:=AVERAGE([.C70:.L70])" office:value-type="float" office:value="5546464.64646465" calcext:value-type="float">
            <text:p>5.55E+006</text:p>
          </table:table-cell>
          <table:table-cell table:formula="of:=STDEV([.C70:.L70])" office:value-type="float" office:value="454643.959896261" calcext:value-type="float">
            <text:p>4.55E+005</text:p>
          </table:table-cell>
          <table:table-cell table:formula="of:=[.O70]/[.N70]*100" office:value-type="float" office:value="8.19700455831904" calcext:value-type="float">
            <text:p>8.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4919191.91919192" calcext:value-type="float">
            <text:p>4919191.91919192</text:p>
          </table:table-cell>
          <table:table-cell office:value-type="float" office:value="5454545.45454545" calcext:value-type="float">
            <text:p>5454545.45454545</text:p>
          </table:table-cell>
          <table:table-cell office:value-type="float" office:value="6212121.21212121" calcext:value-type="float">
            <text:p>6212121.21212121</text:p>
          </table:table-cell>
          <table:table-cell office:value-type="float" office:value="5080808.08080808" calcext:value-type="float">
            <text:p>5080808.08080808</text:p>
          </table:table-cell>
          <table:table-cell office:value-type="float" office:value="5313131.31313131" calcext:value-type="float">
            <text:p>5313131.31313131</text:p>
          </table:table-cell>
          <table:table-cell office:value-type="float" office:value="5282828.28282828" calcext:value-type="float">
            <text:p>5282828.28282828</text:p>
          </table:table-cell>
          <table:table-cell office:value-type="float" office:value="5545454.54545455" calcext:value-type="float">
            <text:p>5545454.54545455</text:p>
          </table:table-cell>
          <table:table-cell office:value-type="float" office:value="5767676.76767677" calcext:value-type="float">
            <text:p>5767676.76767677</text:p>
          </table:table-cell>
          <table:table-cell office:value-type="float" office:value="6272727.27272727" calcext:value-type="float">
            <text:p>6272727.27272727</text:p>
          </table:table-cell>
          <table:table-cell office:value-type="float" office:value="5505050.50505051" calcext:value-type="float">
            <text:p>5505050.50505051</text:p>
          </table:table-cell>
          <table:table-cell office:value-type="string" calcext:value-type="string">
            <text:p>Cost_Parallel_Work_Broadcast1_1</text:p>
          </table:table-cell>
          <table:table-cell table:formula="of:=AVERAGE([.C71:.L71])" office:value-type="float" office:value="5535353.53535353" calcext:value-type="float">
            <text:p>5.54E+006</text:p>
          </table:table-cell>
          <table:table-cell table:formula="of:=STDEV([.C71:.L71])" office:value-type="float" office:value="442552.856583104" calcext:value-type="float">
            <text:p>4.43E+005</text:p>
          </table:table-cell>
          <table:table-cell table:formula="of:=[.O71]/[.N71]*100" office:value-type="float" office:value="7.99502423389185" calcext:value-type="float">
            <text:p>8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5868686.86868687" calcext:value-type="float">
            <text:p>5868686.86868687</text:p>
          </table:table-cell>
          <table:table-cell office:value-type="float" office:value="5161616.16161616" calcext:value-type="float">
            <text:p>5161616.16161616</text:p>
          </table:table-cell>
          <table:table-cell office:value-type="float" office:value="4808080.80808081" calcext:value-type="float">
            <text:p>4808080.80808081</text:p>
          </table:table-cell>
          <table:table-cell office:value-type="float" office:value="6141414.14141414" calcext:value-type="float">
            <text:p>6141414.14141414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41414.14141414" calcext:value-type="float">
            <text:p>6141414.14141414</text:p>
          </table:table-cell>
          <table:table-cell office:value-type="float" office:value="5303030.3030303" calcext:value-type="float">
            <text:p>5303030.3030303</text:p>
          </table:table-cell>
          <table:table-cell office:value-type="float" office:value="4757575.75757576" calcext:value-type="float">
            <text:p>4757575.75757576</text:p>
          </table:table-cell>
          <table:table-cell office:value-type="float" office:value="5707070.70707071" calcext:value-type="float">
            <text:p>5707070.70707071</text:p>
          </table:table-cell>
          <table:table-cell office:value-type="float" office:value="4363636.36363636" calcext:value-type="float">
            <text:p>4363636.36363636</text:p>
          </table:table-cell>
          <table:table-cell office:value-type="string" calcext:value-type="string">
            <text:p>Cost_Parallel_Work_Broadcast1_2</text:p>
          </table:table-cell>
          <table:table-cell table:formula="of:=AVERAGE([.C72:.L72])" office:value-type="float" office:value="5425252.52525252" calcext:value-type="float">
            <text:p>5.43E+006</text:p>
          </table:table-cell>
          <table:table-cell table:formula="of:=STDEV([.C72:.L72])" office:value-type="float" office:value="638603.472709383" calcext:value-type="float">
            <text:p>6.39E+005</text:p>
          </table:table-cell>
          <table:table-cell table:formula="of:=[.O72]/[.N72]*100" office:value-type="float" office:value="11.7709446654681" calcext:value-type="float">
            <text:p>11.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4878787.87878788" calcext:value-type="float">
            <text:p>4878787.87878788</text:p>
          </table:table-cell>
          <table:table-cell office:value-type="float" office:value="5303030.3030303" calcext:value-type="float">
            <text:p>5303030.3030303</text:p>
          </table:table-cell>
          <table:table-cell office:value-type="float" office:value="5484848.48484848" calcext:value-type="float">
            <text:p>5484848.48484848</text:p>
          </table:table-cell>
          <table:table-cell office:value-type="float" office:value="4656565.65656566" calcext:value-type="float">
            <text:p>4656565.65656566</text:p>
          </table:table-cell>
          <table:table-cell office:value-type="float" office:value="6414141.41414141" calcext:value-type="float">
            <text:p>6414141.41414141</text:p>
          </table:table-cell>
          <table:table-cell office:value-type="float" office:value="5565656.56565657" calcext:value-type="float">
            <text:p>5565656.56565657</text:p>
          </table:table-cell>
          <table:table-cell office:value-type="float" office:value="5020202.02020202" calcext:value-type="float">
            <text:p>5020202.02020202</text:p>
          </table:table-cell>
          <table:table-cell office:value-type="float" office:value="5545454.54545455" calcext:value-type="float">
            <text:p>5545454.54545455</text:p>
          </table:table-cell>
          <table:table-cell office:value-type="float" office:value="4686868.68686869" calcext:value-type="float">
            <text:p>4686868.68686869</text:p>
          </table:table-cell>
          <table:table-cell office:value-type="float" office:value="5141414.14141414" calcext:value-type="float">
            <text:p>5141414.14141414</text:p>
          </table:table-cell>
          <table:table-cell office:value-type="string" calcext:value-type="string">
            <text:p>Cost_Parallel_Work_br_cenL</text:p>
          </table:table-cell>
          <table:table-cell table:formula="of:=AVERAGE([.C73:.L73])" office:value-type="float" office:value="5269696.96969697" calcext:value-type="float">
            <text:p>5.27E+006</text:p>
          </table:table-cell>
          <table:table-cell table:formula="of:=STDEV([.C73:.L73])" office:value-type="float" office:value="523654.003734962" calcext:value-type="float">
            <text:p>5.24E+005</text:p>
          </table:table-cell>
          <table:table-cell table:formula="of:=[.O73]/[.N73]*100" office:value-type="float" office:value="9.93708000187104" calcext:value-type="float">
            <text:p>9.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0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0_end_back_337500_0</text:p>
          </table:table-cell>
          <table:table-cell table:formula="of:=AVERAGE([.C74:.L74])" office:value-type="float" office:value="0" calcext:value-type="float">
            <text:p>0.00E+000</text:p>
          </table:table-cell>
          <table:table-cell table:formula="of:=STDEV([.C74:.L74])" office:value-type="float" office:value="0" calcext:value-type="float">
            <text:p>0.00E+000</text:p>
          </table:table-cell>
          <table:table-cell table:formula="of:=[.O74]/[.N74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1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1_end_back_337500_0</text:p>
          </table:table-cell>
          <table:table-cell table:formula="of:=AVERAGE([.C75:.L75])" office:value-type="float" office:value="0" calcext:value-type="float">
            <text:p>0.00E+000</text:p>
          </table:table-cell>
          <table:table-cell table:formula="of:=STDEV([.C75:.L75])" office:value-type="float" office:value="0" calcext:value-type="float">
            <text:p>0.00E+000</text:p>
          </table:table-cell>
          <table:table-cell table:formula="of:=[.O75]/[.N75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2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2_end_back_337500_0</text:p>
          </table:table-cell>
          <table:table-cell table:formula="of:=AVERAGE([.C76:.L76])" office:value-type="float" office:value="0" calcext:value-type="float">
            <text:p>0.00E+000</text:p>
          </table:table-cell>
          <table:table-cell table:formula="of:=STDEV([.C76:.L76])" office:value-type="float" office:value="0" calcext:value-type="float">
            <text:p>0.00E+000</text:p>
          </table:table-cell>
          <table:table-cell table:formula="of:=[.O76]/[.N76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3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3_end_back_337500_0</text:p>
          </table:table-cell>
          <table:table-cell table:formula="of:=AVERAGE([.C77:.L77])" office:value-type="float" office:value="0" calcext:value-type="float">
            <text:p>0.00E+000</text:p>
          </table:table-cell>
          <table:table-cell table:formula="of:=STDEV([.C77:.L77])" office:value-type="float" office:value="0" calcext:value-type="float">
            <text:p>0.00E+000</text:p>
          </table:table-cell>
          <table:table-cell table:formula="of:=[.O77]/[.N7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4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4_end_back_337500_0</text:p>
          </table:table-cell>
          <table:table-cell table:formula="of:=AVERAGE([.C78:.L78])" office:value-type="float" office:value="0" calcext:value-type="float">
            <text:p>0.00E+000</text:p>
          </table:table-cell>
          <table:table-cell table:formula="of:=STDEV([.C78:.L78])" office:value-type="float" office:value="0" calcext:value-type="float">
            <text:p>0.00E+000</text:p>
          </table:table-cell>
          <table:table-cell table:formula="of:=[.O78]/[.N78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14_end_out1_16875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14_end_out1_168750_0</text:p>
          </table:table-cell>
          <table:table-cell table:formula="of:=AVERAGE([.C79:.L79])" office:value-type="float" office:value="0" calcext:value-type="float">
            <text:p>0.00E+000</text:p>
          </table:table-cell>
          <table:table-cell table:formula="of:=STDEV([.C79:.L79])" office:value-type="float" office:value="0" calcext:value-type="float">
            <text:p>0.00E+000</text:p>
          </table:table-cell>
          <table:table-cell table:formula="of:=[.O79]/[.N79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7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7_end_back_337500_0</text:p>
          </table:table-cell>
          <table:table-cell table:formula="of:=AVERAGE([.C80:.L80])" office:value-type="float" office:value="0" calcext:value-type="float">
            <text:p>0.00E+000</text:p>
          </table:table-cell>
          <table:table-cell table:formula="of:=STDEV([.C80:.L80])" office:value-type="float" office:value="0" calcext:value-type="float">
            <text:p>0.00E+000</text:p>
          </table:table-cell>
          <table:table-cell table:formula="of:=[.O80]/[.N80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8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8_end_back_337500_0</text:p>
          </table:table-cell>
          <table:table-cell table:formula="of:=AVERAGE([.C81:.L81])" office:value-type="float" office:value="0" calcext:value-type="float">
            <text:p>0.00E+000</text:p>
          </table:table-cell>
          <table:table-cell table:formula="of:=STDEV([.C81:.L81])" office:value-type="float" office:value="0" calcext:value-type="float">
            <text:p>0.00E+000</text:p>
          </table:table-cell>
          <table:table-cell table:formula="of:=[.O81]/[.N81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Broadcast5_9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9_end_back_337500_0</text:p>
          </table:table-cell>
          <table:table-cell table:formula="of:=AVERAGE([.C82:.L82])" office:value-type="float" office:value="0" calcext:value-type="float">
            <text:p>0.00E+000</text:p>
          </table:table-cell>
          <table:table-cell table:formula="of:=STDEV([.C82:.L82])" office:value-type="float" office:value="0" calcext:value-type="float">
            <text:p>0.00E+000</text:p>
          </table:table-cell>
          <table:table-cell table:formula="of:=[.O82]/[.N82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83:.L83])" office:value-type="float" office:value="0" calcext:value-type="float">
            <text:p>0.00E+000</text:p>
          </table:table-cell>
          <table:table-cell table:formula="of:=STDEV([.C83:.L83])" office:value-type="float" office:value="0" calcext:value-type="float">
            <text:p>0.00E+000</text:p>
          </table:table-cell>
          <table:table-cell table:formula="of:=[.O83]/[.N83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84:.L84])" office:value-type="float" office:value="0" calcext:value-type="float">
            <text:p>0.00E+000</text:p>
          </table:table-cell>
          <table:table-cell table:formula="of:=STDEV([.C84:.L84])" office:value-type="float" office:value="0" calcext:value-type="float">
            <text:p>0.00E+000</text:p>
          </table:table-cell>
          <table:table-cell table:formula="of:=[.O84]/[.N84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85:.L85])" office:value-type="float" office:value="0" calcext:value-type="float">
            <text:p>0.00E+000</text:p>
          </table:table-cell>
          <table:table-cell table:formula="of:=STDEV([.C85:.L85])" office:value-type="float" office:value="0" calcext:value-type="float">
            <text:p>0.00E+000</text:p>
          </table:table-cell>
          <table:table-cell table:formula="of:=[.O85]/[.N85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86:.L86])" office:value-type="float" office:value="0" calcext:value-type="float">
            <text:p>0.00E+000</text:p>
          </table:table-cell>
          <table:table-cell table:formula="of:=STDEV([.C86:.L86])" office:value-type="float" office:value="0" calcext:value-type="float">
            <text:p>0.00E+000</text:p>
          </table:table-cell>
          <table:table-cell table:formula="of:=[.O86]/[.N86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87:.L87])" office:value-type="float" office:value="0" calcext:value-type="float">
            <text:p>0.00E+000</text:p>
          </table:table-cell>
          <table:table-cell table:formula="of:=STDEV([.C87:.L87])" office:value-type="float" office:value="0" calcext:value-type="float">
            <text:p>0.00E+000</text:p>
          </table:table-cell>
          <table:table-cell table:formula="of:=[.O87]/[.N8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88:.L88])" office:value-type="float" office:value="0" calcext:value-type="float">
            <text:p>0.00E+000</text:p>
          </table:table-cell>
          <table:table-cell table:formula="of:=STDEV([.C88:.L88])" office:value-type="float" office:value="0" calcext:value-type="float">
            <text:p>0.00E+000</text:p>
          </table:table-cell>
          <table:table-cell table:formula="of:=[.O88]/[.N88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89:.L89])" office:value-type="float" office:value="0" calcext:value-type="float">
            <text:p>0.00E+000</text:p>
          </table:table-cell>
          <table:table-cell table:formula="of:=STDEV([.C89:.L89])" office:value-type="float" office:value="0" calcext:value-type="float">
            <text:p>0.00E+000</text:p>
          </table:table-cell>
          <table:table-cell table:formula="of:=[.O89]/[.N89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90:.L90])" office:value-type="float" office:value="0" calcext:value-type="float">
            <text:p>0.00E+000</text:p>
          </table:table-cell>
          <table:table-cell table:formula="of:=STDEV([.C90:.L90])" office:value-type="float" office:value="0" calcext:value-type="float">
            <text:p>0.00E+000</text:p>
          </table:table-cell>
          <table:table-cell table:formula="of:=[.O90]/[.N90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91:.L91])" office:value-type="float" office:value="0" calcext:value-type="float">
            <text:p>0.00E+000</text:p>
          </table:table-cell>
          <table:table-cell table:formula="of:=STDEV([.C91:.L91])" office:value-type="float" office:value="0" calcext:value-type="float">
            <text:p>0.00E+000</text:p>
          </table:table-cell>
          <table:table-cell table:formula="of:=[.O91]/[.N91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92:.L92])" office:value-type="float" office:value="0" calcext:value-type="float">
            <text:p>0.00E+000</text:p>
          </table:table-cell>
          <table:table-cell table:formula="of:=STDEV([.C92:.L92])" office:value-type="float" office:value="0" calcext:value-type="float">
            <text:p>0.00E+000</text:p>
          </table:table-cell>
          <table:table-cell table:formula="of:=[.O92]/[.N92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_Parallel_Work_disparitySelect_14_end_backBestCo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14_end_backBestCost</text:p>
          </table:table-cell>
          <table:table-cell table:formula="of:=AVERAGE([.C93:.L93])" office:value-type="float" office:value="0" calcext:value-type="float">
            <text:p>0.00E+000</text:p>
          </table:table-cell>
          <table:table-cell table:formula="of:=STDEV([.C93:.L93])" office:value-type="float" office:value="0" calcext:value-type="float">
            <text:p>0.00E+000</text:p>
          </table:table-cell>
          <table:table-cell table:formula="of:=[.O93]/[.N93]*100" office:value-type="string" office:string-value="" calcext:value-type="error">
            <text:p>#DIV/0!</text:p>
          </table:table-cell>
          <table:table-cell/>
        </table:table-row>
      </table:table>
      <table:table table:name="nbIterations=4, maxDisparity=30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column table:style-name="co13" table:default-cell-style-name="Default"/>
        <table:table-column table:style-name="co1" table:number-columns-repeated="2" table:default-cell-style-name="ce18"/>
        <table:table-column table:style-name="co1" table:default-cell-style-name="ce24"/>
        <table:table-row table:style-name="ro1">
          <table:table-cell office:value-type="string" calcext:value-type="string">
            <text:p>Scenario 64</text:p>
          </table:table-cell>
          <table:table-cell table:number-columns-repeated="12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9" office:value-type="string" calcext:value-type="string">
            <text:p>ARM_CortexA7</text:p>
          </table:table-cell>
          <table:table-cell table:style-name="ce15" office:value-type="string" calcext:value-type="string">
            <text:p>ARM_CortexA15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10" table:formula="of:=[.N24]" office:value-type="float" office:value="130380081595.037" calcext:value-type="float">
            <text:p>1.30E+011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10" table:formula="of:=[.N25]" office:value-type="float" office:value="85264106901.4204" calcext:value-type="float">
            <text:p>8.53E+010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10" table:formula="of:=[.N25]" office:value-type="float" office:value="85264106901.4204" calcext:value-type="float">
            <text:p>8.53E+010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10" table:formula="of:=[.N26]" office:value-type="float" office:value="76394685156.0664" calcext:value-type="float">
            <text:p>7.64E+010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10" table:formula="of:=[.N27]" office:value-type="float" office:value="13153362788.4495" calcext:value-type="float">
            <text:p>1.32E+010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10" table:formula="of:=[.N29]" office:value-type="float" office:value="6856279594.84082" calcext:value-type="float">
            <text:p>6.86E+009</text:p>
          </table:table-cell>
          <table:table-cell table:style-name="ce16"/>
          <table:table-cell table:number-columns-repeated="9"/>
          <table:table-cell table:style-name="Default" table:formula="of:=([.N28]+[.N32])/2" office:value-type="float" office:value="6681444906.84082" calcext:value-type="float">
            <text:p>6681444906.84082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10" table:formula="of:=[.N29]" office:value-type="float" office:value="6856279594.84082" calcext:value-type="float">
            <text:p>6.86E+009</text:p>
          </table:table-cell>
          <table:table-cell table:style-name="ce16"/>
          <table:table-cell table:number-columns-repeated="9"/>
          <table:table-cell table:style-name="Default" table:formula="of:=[.N9]/[.N24]*100" office:value-type="float" office:value="5.12459021738728" calcext:value-type="float">
            <text:p>5.1245902174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10" table:formula="of:=[.N30]" office:value-type="float" office:value="6666754083.52653" calcext:value-type="float">
            <text:p>6.67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10" table:formula="of:=[.N30]" office:value-type="float" office:value="6666754083.52653" calcext:value-type="float">
            <text:p>6.67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10" table:formula="of:=[.N31]" office:value-type="float" office:value="6181944897.21905" calcext:value-type="float">
            <text:p>6.18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10" table:formula="of:=[.N33]" office:value-type="float" office:value="5080679595.22395" calcext:value-type="float">
            <text:p>5.08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10" table:formula="of:=[.N36]" office:value-type="float" office:value="1537026531.26531" calcext:value-type="float">
            <text:p>1.54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10" table:formula="of:=[.N36]" office:value-type="float" office:value="1537026531.26531" calcext:value-type="float">
            <text:p>1.54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10" table:formula="of:=[.N72]" office:value-type="float" office:value="8844897.95918367" calcext:value-type="float">
            <text:p>8.84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10" table:formula="of:=[.N77]" office:value-type="float" office:value="5900000" calcext:value-type="float">
            <text:p>5.90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10" table:formula="of:=[.N69]" office:value-type="float" office:value="9742857.14285715" calcext:value-type="float">
            <text:p>9.74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10" table:formula="of:=[.N69]" office:value-type="float" office:value="9742857.14285715" calcext:value-type="float">
            <text:p>9.74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11" table:formula="of:=[.N82]" office:value-type="float" office:value="5585714.28571429" calcext:value-type="float">
            <text:p>5.59E+006</text:p>
          </table:table-cell>
          <table:table-cell table:style-name="ce17"/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office:value-type="string" calcext:value-type="string">
            <text:p>in p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4" office:value-type="string" calcext:value-type="string">
            <text:p>Avg</text:p>
          </table:table-cell>
          <table:table-cell table:style-name="ce19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25" office:value-type="string" calcext:value-type="string">
            <text:p>writePPM</text:p>
          </table:table-cell>
          <table:table-cell office:value-type="float" office:value="130358754659.265" calcext:value-type="float">
            <text:p>130358754659.265</text:p>
          </table:table-cell>
          <table:table-cell office:value-type="float" office:value="130431122452.898" calcext:value-type="float">
            <text:p>130431122452.898</text:p>
          </table:table-cell>
          <table:table-cell office:value-type="float" office:value="130392570900.898" calcext:value-type="float">
            <text:p>130392570900.898</text:p>
          </table:table-cell>
          <table:table-cell office:value-type="float" office:value="130484204439.51" calcext:value-type="float">
            <text:p>130484204439.51</text:p>
          </table:table-cell>
          <table:table-cell office:value-type="float" office:value="130360979205.225" calcext:value-type="float">
            <text:p>130360979205.225</text:p>
          </table:table-cell>
          <table:table-cell office:value-type="float" office:value="130334918112.653" calcext:value-type="float">
            <text:p>130334918112.653</text:p>
          </table:table-cell>
          <table:table-cell office:value-type="float" office:value="130322796627.592" calcext:value-type="float">
            <text:p>130322796627.592</text:p>
          </table:table-cell>
          <table:table-cell office:value-type="float" office:value="130399040909.061" calcext:value-type="float">
            <text:p>130399040909.061</text:p>
          </table:table-cell>
          <table:table-cell office:value-type="float" office:value="130427448926.041" calcext:value-type="float">
            <text:p>130427448926.041</text:p>
          </table:table-cell>
          <table:table-cell office:value-type="float" office:value="130288979717.224" calcext:value-type="float">
            <text:p>130288979717.224</text:p>
          </table:table-cell>
          <table:table-cell table:style-name="ce25" office:value-type="string" calcext:value-type="string">
            <text:p>writePPM</text:p>
          </table:table-cell>
          <table:table-cell table:formula="of:=AVERAGE([.C24:.L24])" office:value-type="float" office:value="130380081595.037" calcext:value-type="float">
            <text:p>1.30E+011</text:p>
          </table:table-cell>
          <table:table-cell table:formula="of:=STDEV([.C24:.L24])" office:value-type="float" office:value="58353746.4960801" calcext:value-type="float">
            <text:p>5.84E+007</text:p>
          </table:table-cell>
          <table:table-cell table:formula="of:=[.O24]/[.N24]*100" office:value-type="float" office:value="0.0447566421052934" calcext:value-type="float">
            <text:p>0.04</text:p>
          </table:table-cell>
        </table:table-row>
        <table:table-row table:style-name="ro1">
          <table:table-cell/>
          <table:table-cell table:style-name="ce25" office:value-type="string" calcext:value-type="string">
            <text:p>computeWeights</text:p>
          </table:table-cell>
          <table:table-cell office:value-type="float" office:value="85271956668.0816" calcext:value-type="float">
            <text:p>85271956668.0816</text:p>
          </table:table-cell>
          <table:table-cell office:value-type="float" office:value="85263030564.5714" calcext:value-type="float">
            <text:p>85263030564.5714</text:p>
          </table:table-cell>
          <table:table-cell office:value-type="float" office:value="85250477244.0816" calcext:value-type="float">
            <text:p>85250477244.0816</text:p>
          </table:table-cell>
          <table:table-cell office:value-type="float" office:value="85252247531.102" calcext:value-type="float">
            <text:p>85252247531.102</text:p>
          </table:table-cell>
          <table:table-cell office:value-type="float" office:value="85253793269.551" calcext:value-type="float">
            <text:p>85253793269.551</text:p>
          </table:table-cell>
          <table:table-cell office:value-type="float" office:value="85279058902.2041" calcext:value-type="float">
            <text:p>85279058902.2041</text:p>
          </table:table-cell>
          <table:table-cell office:value-type="float" office:value="85270012614.5306" calcext:value-type="float">
            <text:p>85270012614.5306</text:p>
          </table:table-cell>
          <table:table-cell office:value-type="float" office:value="85264757697.3061" calcext:value-type="float">
            <text:p>85264757697.3061</text:p>
          </table:table-cell>
          <table:table-cell office:value-type="float" office:value="85258040821.551" calcext:value-type="float">
            <text:p>85258040821.551</text:p>
          </table:table-cell>
          <table:table-cell office:value-type="float" office:value="85277693701.2245" calcext:value-type="float">
            <text:p>85277693701.2245</text:p>
          </table:table-cell>
          <table:table-cell table:style-name="ce25" office:value-type="string" calcext:value-type="string">
            <text:p>computeWeights</text:p>
          </table:table-cell>
          <table:table-cell table:formula="of:=AVERAGE([.C25:.L25])" office:value-type="float" office:value="85264106901.4204" calcext:value-type="float">
            <text:p>8.53E+010</text:p>
          </table:table-cell>
          <table:table-cell table:formula="of:=STDEV([.C25:.L25])" office:value-type="float" office:value="10412718.3315333" calcext:value-type="float">
            <text:p>1.04E+007</text:p>
          </table:table-cell>
          <table:table-cell table:formula="of:=[.O25]/[.N25]*100" office:value-type="float" office:value="0.0122123114988728" calcext:value-type="float">
            <text:p>0.01</text:p>
          </table:table-cell>
        </table:table-row>
        <table:table-row table:style-name="ro1">
          <table:table-cell/>
          <table:table-cell table:style-name="ce25" office:value-type="string" calcext:value-type="string">
            <text:p>aggregateCost</text:p>
          </table:table-cell>
          <table:table-cell office:value-type="float" office:value="76393865260.5823" calcext:value-type="float">
            <text:p>76393865260.5823</text:p>
          </table:table-cell>
          <table:table-cell office:value-type="float" office:value="76398597739.9728" calcext:value-type="float">
            <text:p>76398597739.9728</text:p>
          </table:table-cell>
          <table:table-cell office:value-type="float" office:value="76392041476.1796" calcext:value-type="float">
            <text:p>76392041476.1796</text:p>
          </table:table-cell>
          <table:table-cell office:value-type="float" office:value="76395320338.1116" calcext:value-type="float">
            <text:p>76395320338.1116</text:p>
          </table:table-cell>
          <table:table-cell office:value-type="float" office:value="76393581544.3156" calcext:value-type="float">
            <text:p>76393581544.3156</text:p>
          </table:table-cell>
          <table:table-cell office:value-type="float" office:value="76399691778.7864" calcext:value-type="float">
            <text:p>76399691778.7864</text:p>
          </table:table-cell>
          <table:table-cell office:value-type="float" office:value="76399861849.1646" calcext:value-type="float">
            <text:p>76399861849.1646</text:p>
          </table:table-cell>
          <table:table-cell office:value-type="float" office:value="76399042732.7565" calcext:value-type="float">
            <text:p>76399042732.7565</text:p>
          </table:table-cell>
          <table:table-cell office:value-type="float" office:value="76387646217.4041" calcext:value-type="float">
            <text:p>76387646217.4041</text:p>
          </table:table-cell>
          <table:table-cell office:value-type="float" office:value="76387202623.3905" calcext:value-type="float">
            <text:p>76387202623.3905</text:p>
          </table:table-cell>
          <table:table-cell table:style-name="ce25" office:value-type="string" calcext:value-type="string">
            <text:p>aggregateCost</text:p>
          </table:table-cell>
          <table:table-cell table:formula="of:=AVERAGE([.C26:.L26])" office:value-type="float" office:value="76394685156.0664" calcext:value-type="float">
            <text:p>7.64E+010</text:p>
          </table:table-cell>
          <table:table-cell table:formula="of:=STDEV([.C26:.L26])" office:value-type="float" office:value="4725566.98234171" calcext:value-type="float">
            <text:p>4.73E+006</text:p>
          </table:table-cell>
          <table:table-cell table:formula="of:=[.O26]/[.N26]*100" office:value-type="float" office:value="0.00618572741374334" calcext:value-type="float">
            <text:p>0.01</text:p>
          </table:table-cell>
        </table:table-row>
        <table:table-row table:style-name="ro1">
          <table:table-cell/>
          <table:table-cell table:style-name="ce25" office:value-type="string" calcext:value-type="string">
            <text:p>costConstruction</text:p>
          </table:table-cell>
          <table:table-cell office:value-type="float" office:value="13152074834.1986" calcext:value-type="float">
            <text:p>13152074834.1986</text:p>
          </table:table-cell>
          <table:table-cell office:value-type="float" office:value="13160510890.3184" calcext:value-type="float">
            <text:p>13160510890.3184</text:p>
          </table:table-cell>
          <table:table-cell office:value-type="float" office:value="13160214278.6177" calcext:value-type="float">
            <text:p>13160214278.6177</text:p>
          </table:table-cell>
          <table:table-cell office:value-type="float" office:value="13139712933.4422" calcext:value-type="float">
            <text:p>13139712933.4422</text:p>
          </table:table-cell>
          <table:table-cell office:value-type="float" office:value="13152170732.8435" calcext:value-type="float">
            <text:p>13152170732.8435</text:p>
          </table:table-cell>
          <table:table-cell office:value-type="float" office:value="13159174827.3633" calcext:value-type="float">
            <text:p>13159174827.3633</text:p>
          </table:table-cell>
          <table:table-cell office:value-type="float" office:value="13166272103.7932" calcext:value-type="float">
            <text:p>13166272103.7932</text:p>
          </table:table-cell>
          <table:table-cell office:value-type="float" office:value="13139436743.9238" calcext:value-type="float">
            <text:p>13139436743.9238</text:p>
          </table:table-cell>
          <table:table-cell office:value-type="float" office:value="13147991162.6014" calcext:value-type="float">
            <text:p>13147991162.6014</text:p>
          </table:table-cell>
          <table:table-cell office:value-type="float" office:value="13156069377.3932" calcext:value-type="float">
            <text:p>13156069377.3932</text:p>
          </table:table-cell>
          <table:table-cell table:style-name="ce25" office:value-type="string" calcext:value-type="string">
            <text:p>costConstruction</text:p>
          </table:table-cell>
          <table:table-cell table:formula="of:=AVERAGE([.C27:.L27])" office:value-type="float" office:value="13153362788.4495" calcext:value-type="float">
            <text:p>1.32E+010</text:p>
          </table:table-cell>
          <table:table-cell table:formula="of:=STDEV([.C27:.L27])" office:value-type="float" office:value="8931726.00817612" calcext:value-type="float">
            <text:p>8.93E+006</text:p>
          </table:table-cell>
          <table:table-cell table:formula="of:=[.O27]/[.N27]*100" office:value-type="float" office:value="0.0679045058805753" calcext:value-type="float">
            <text:p>0.07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implode_Broadcast2_in</text:p>
          </table:table-cell>
          <table:table-cell office:value-type="float" office:value="7362816323.91837" calcext:value-type="float">
            <text:p>7362816323.91837</text:p>
          </table:table-cell>
          <table:table-cell office:value-type="float" office:value="7353142846.69388" calcext:value-type="float">
            <text:p>7353142846.69388</text:p>
          </table:table-cell>
          <table:table-cell office:value-type="float" office:value="7370061228.40816" calcext:value-type="float">
            <text:p>7370061228.40816</text:p>
          </table:table-cell>
          <table:table-cell office:value-type="float" office:value="7381183676.08163" calcext:value-type="float">
            <text:p>7381183676.08163</text:p>
          </table:table-cell>
          <table:table-cell office:value-type="float" office:value="7375367376.97959" calcext:value-type="float">
            <text:p>7375367376.97959</text:p>
          </table:table-cell>
          <table:table-cell office:value-type="float" office:value="7381244928" calcext:value-type="float">
            <text:p>7381244928</text:p>
          </table:table-cell>
          <table:table-cell office:value-type="float" office:value="7370306142.04082" calcext:value-type="float">
            <text:p>7370306142.04082</text:p>
          </table:table-cell>
          <table:table-cell office:value-type="float" office:value="7366775494.53061" calcext:value-type="float">
            <text:p>7366775494.53061</text:p>
          </table:table-cell>
          <table:table-cell office:value-type="float" office:value="7363204096" calcext:value-type="float">
            <text:p>7363204096</text:p>
          </table:table-cell>
          <table:table-cell office:value-type="float" office:value="7368346947.91837" calcext:value-type="float">
            <text:p>7368346947.91837</text:p>
          </table:table-cell>
          <table:table-cell table:style-name="ce26" office:value-type="string" calcext:value-type="string">
            <text:p>Cost_Parallel_Work_implode_Broadcast2_in</text:p>
          </table:table-cell>
          <table:table-cell table:style-name="ce27" table:formula="of:=AVERAGE([.C28:.L28])" office:value-type="float" office:value="7369244906.05714" calcext:value-type="float">
            <text:p>7.37E+009</text:p>
          </table:table-cell>
          <table:table-cell table:formula="of:=STDEV([.C28:.L28])" office:value-type="float" office:value="8626900.4529276" calcext:value-type="float">
            <text:p>8.63E+006</text:p>
          </table:table-cell>
          <table:table-cell table:formula="of:=[.O28]/[.N28]*100" office:value-type="float" office:value="0.117066274264229" calcext:value-type="float">
            <text:p>0.12</text:p>
          </table:table-cell>
        </table:table-row>
        <table:table-row table:style-name="ro1">
          <table:table-cell/>
          <table:table-cell table:style-name="ce25" office:value-type="string" calcext:value-type="string">
            <text:p>census</text:p>
          </table:table-cell>
          <table:table-cell office:value-type="float" office:value="6854214285.06123" calcext:value-type="float">
            <text:p>6854214285.06123</text:p>
          </table:table-cell>
          <table:table-cell office:value-type="float" office:value="6876265310.04082" calcext:value-type="float">
            <text:p>6876265310.04082</text:p>
          </table:table-cell>
          <table:table-cell office:value-type="float" office:value="6856091830.85714" calcext:value-type="float">
            <text:p>6856091830.85714</text:p>
          </table:table-cell>
          <table:table-cell office:value-type="float" office:value="6850020404.2449" calcext:value-type="float">
            <text:p>6850020404.2449</text:p>
          </table:table-cell>
          <table:table-cell office:value-type="float" office:value="6846693867.10204" calcext:value-type="float">
            <text:p>6846693867.10204</text:p>
          </table:table-cell>
          <table:table-cell office:value-type="float" office:value="6850091854.36735" calcext:value-type="float">
            <text:p>6850091854.36735</text:p>
          </table:table-cell>
          <table:table-cell office:value-type="float" office:value="6864265304.81633" calcext:value-type="float">
            <text:p>6864265304.81633</text:p>
          </table:table-cell>
          <table:table-cell office:value-type="float" office:value="6847673474.61225" calcext:value-type="float">
            <text:p>6847673474.61225</text:p>
          </table:table-cell>
          <table:table-cell office:value-type="float" office:value="6864377558.20408" calcext:value-type="float">
            <text:p>6864377558.20408</text:p>
          </table:table-cell>
          <table:table-cell office:value-type="float" office:value="6853102059.10204" calcext:value-type="float">
            <text:p>6853102059.10204</text:p>
          </table:table-cell>
          <table:table-cell table:style-name="ce25" office:value-type="string" calcext:value-type="string">
            <text:p>census</text:p>
          </table:table-cell>
          <table:table-cell table:formula="of:=AVERAGE([.C29:.L29])" office:value-type="float" office:value="6856279594.84082" calcext:value-type="float">
            <text:p>6.86E+009</text:p>
          </table:table-cell>
          <table:table-cell table:formula="of:=STDEV([.C29:.L29])" office:value-type="float" office:value="9348748.93843686" calcext:value-type="float">
            <text:p>9.35E+006</text:p>
          </table:table-cell>
          <table:table-cell table:formula="of:=[.O29]/[.N29]*100" office:value-type="float" office:value="0.136353087838943" calcext:value-type="float">
            <text:p>0.14</text:p>
          </table:table-cell>
        </table:table-row>
        <table:table-row table:style-name="ro1">
          <table:table-cell/>
          <table:table-cell table:style-name="ce25" office:value-type="string" calcext:value-type="string">
            <text:p>rgb2Gray</text:p>
          </table:table-cell>
          <table:table-cell office:value-type="float" office:value="6666459177.79592" calcext:value-type="float">
            <text:p>6666459177.79592</text:p>
          </table:table-cell>
          <table:table-cell office:value-type="float" office:value="6654673475.91837" calcext:value-type="float">
            <text:p>6654673475.91837</text:p>
          </table:table-cell>
          <table:table-cell office:value-type="float" office:value="6661663263.34694" calcext:value-type="float">
            <text:p>6661663263.34694</text:p>
          </table:table-cell>
          <table:table-cell office:value-type="float" office:value="6663846938.12245" calcext:value-type="float">
            <text:p>6663846938.12245</text:p>
          </table:table-cell>
          <table:table-cell office:value-type="float" office:value="6671112254.69388" calcext:value-type="float">
            <text:p>6671112254.69388</text:p>
          </table:table-cell>
          <table:table-cell office:value-type="float" office:value="6686836730.77551" calcext:value-type="float">
            <text:p>6686836730.77551</text:p>
          </table:table-cell>
          <table:table-cell office:value-type="float" office:value="6670214295.5102" calcext:value-type="float">
            <text:p>6670214295.5102</text:p>
          </table:table-cell>
          <table:table-cell office:value-type="float" office:value="6670357143.51021" calcext:value-type="float">
            <text:p>6670357143.51021</text:p>
          </table:table-cell>
          <table:table-cell office:value-type="float" office:value="6649755088.97959" calcext:value-type="float">
            <text:p>6649755088.97959</text:p>
          </table:table-cell>
          <table:table-cell office:value-type="float" office:value="6672622466.61224" calcext:value-type="float">
            <text:p>6672622466.61224</text:p>
          </table:table-cell>
          <table:table-cell table:style-name="ce25" office:value-type="string" calcext:value-type="string">
            <text:p>rgb2Gray</text:p>
          </table:table-cell>
          <table:table-cell table:formula="of:=AVERAGE([.C30:.L30])" office:value-type="float" office:value="6666754083.52653" calcext:value-type="float">
            <text:p>6.67E+009</text:p>
          </table:table-cell>
          <table:table-cell table:formula="of:=STDEV([.C30:.L30])" office:value-type="float" office:value="10279760.126849" calcext:value-type="float">
            <text:p>1.03E+007</text:p>
          </table:table-cell>
          <table:table-cell table:formula="of:=[.O30]/[.N30]*100" office:value-type="float" office:value="0.154194380024458" calcext:value-type="float">
            <text:p>0.15</text:p>
          </table:table-cell>
        </table:table-row>
        <table:table-row table:style-name="ro1">
          <table:table-cell/>
          <table:table-cell table:style-name="ce25" office:value-type="string" calcext:value-type="string">
            <text:p>disparitySelect</text:p>
          </table:table-cell>
          <table:table-cell office:value-type="float" office:value="6182348980.07075" calcext:value-type="float">
            <text:p>6182348980.07075</text:p>
          </table:table-cell>
          <table:table-cell office:value-type="float" office:value="6180948298.97143" calcext:value-type="float">
            <text:p>6180948298.97143</text:p>
          </table:table-cell>
          <table:table-cell office:value-type="float" office:value="6181869386.79728" calcext:value-type="float">
            <text:p>6181869386.79728</text:p>
          </table:table-cell>
          <table:table-cell office:value-type="float" office:value="6181004083.46122" calcext:value-type="float">
            <text:p>6181004083.46122</text:p>
          </table:table-cell>
          <table:table-cell office:value-type="float" office:value="6182705439.34694" calcext:value-type="float">
            <text:p>6182705439.34694</text:p>
          </table:table-cell>
          <table:table-cell office:value-type="float" office:value="6183214958.93333" calcext:value-type="float">
            <text:p>6183214958.93333</text:p>
          </table:table-cell>
          <table:table-cell office:value-type="float" office:value="6180661225.09932" calcext:value-type="float">
            <text:p>6180661225.09932</text:p>
          </table:table-cell>
          <table:table-cell office:value-type="float" office:value="6179338772.72381" calcext:value-type="float">
            <text:p>6179338772.72381</text:p>
          </table:table-cell>
          <table:table-cell office:value-type="float" office:value="6186923813.18095" calcext:value-type="float">
            <text:p>6186923813.18095</text:p>
          </table:table-cell>
          <table:table-cell office:value-type="float" office:value="6180434013.60544" calcext:value-type="float">
            <text:p>6180434013.60544</text:p>
          </table:table-cell>
          <table:table-cell table:style-name="ce25" office:value-type="string" calcext:value-type="string">
            <text:p>disparitySelect</text:p>
          </table:table-cell>
          <table:table-cell table:formula="of:=AVERAGE([.C31:.L31])" office:value-type="float" office:value="6181944897.21905" calcext:value-type="float">
            <text:p>6.18E+009</text:p>
          </table:table-cell>
          <table:table-cell table:formula="of:=STDEV([.C31:.L31])" office:value-type="float" office:value="2101609.88293603" calcext:value-type="float">
            <text:p>2.10E+006</text:p>
          </table:table-cell>
          <table:table-cell table:formula="of:=[.O31]/[.N31]*100" office:value-type="float" office:value="0.0339959336079078" calcext:value-type="float">
            <text:p>0.03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implode_Broadcast3_in</text:p>
          </table:table-cell>
          <table:table-cell office:value-type="float" office:value="5983979603.59184" calcext:value-type="float">
            <text:p>5983979603.59184</text:p>
          </table:table-cell>
          <table:table-cell office:value-type="float" office:value="6001857180.73469" calcext:value-type="float">
            <text:p>6001857180.73469</text:p>
          </table:table-cell>
          <table:table-cell office:value-type="float" office:value="6005469392.97959" calcext:value-type="float">
            <text:p>6005469392.97959</text:p>
          </table:table-cell>
          <table:table-cell office:value-type="float" office:value="5976326541.06122" calcext:value-type="float">
            <text:p>5976326541.06122</text:p>
          </table:table-cell>
          <table:table-cell office:value-type="float" office:value="5992489795.91837" calcext:value-type="float">
            <text:p>5992489795.91837</text:p>
          </table:table-cell>
          <table:table-cell office:value-type="float" office:value="5979000027.42857" calcext:value-type="float">
            <text:p>5979000027.42857</text:p>
          </table:table-cell>
          <table:table-cell office:value-type="float" office:value="5997387744.65306" calcext:value-type="float">
            <text:p>5997387744.65306</text:p>
          </table:table-cell>
          <table:table-cell office:value-type="float" office:value="5994551034.77551" calcext:value-type="float">
            <text:p>5994551034.77551</text:p>
          </table:table-cell>
          <table:table-cell office:value-type="float" office:value="6003591836.73469" calcext:value-type="float">
            <text:p>6003591836.73469</text:p>
          </table:table-cell>
          <table:table-cell office:value-type="float" office:value="6001795918.36735" calcext:value-type="float">
            <text:p>6001795918.36735</text:p>
          </table:table-cell>
          <table:table-cell table:style-name="ce26" office:value-type="string" calcext:value-type="string">
            <text:p>Cost_Parallel_Work_implode_Broadcast3_in</text:p>
          </table:table-cell>
          <table:table-cell table:style-name="ce27" table:formula="of:=AVERAGE([.C32:.L32])" office:value-type="float" office:value="5993644907.62449" calcext:value-type="float">
            <text:p>5.99E+009</text:p>
          </table:table-cell>
          <table:table-cell table:formula="of:=STDEV([.C32:.L32])" office:value-type="float" office:value="10523100.9123796" calcext:value-type="float">
            <text:p>1.05E+007</text:p>
          </table:table-cell>
          <table:table-cell table:formula="of:=[.O32]/[.N32]*100" office:value-type="float" office:value="0.175570976835701" calcext:value-type="float">
            <text:p>0.18</text:p>
          </table:table-cell>
        </table:table-row>
        <table:table-row table:style-name="ro1">
          <table:table-cell/>
          <table:table-cell table:style-name="ce25" office:value-type="string" calcext:value-type="string">
            <text:p>medianFilter</text:p>
          </table:table-cell>
          <table:table-cell office:value-type="float" office:value="5079047620.09252" calcext:value-type="float">
            <text:p>5079047620.09252</text:p>
          </table:table-cell>
          <table:table-cell office:value-type="float" office:value="5078956459.71156" calcext:value-type="float">
            <text:p>5078956459.71156</text:p>
          </table:table-cell>
          <table:table-cell office:value-type="float" office:value="5081051707.90748" calcext:value-type="float">
            <text:p>5081051707.90748</text:p>
          </table:table-cell>
          <table:table-cell office:value-type="float" office:value="5078151022.41088" calcext:value-type="float">
            <text:p>5078151022.41088</text:p>
          </table:table-cell>
          <table:table-cell office:value-type="float" office:value="5081859868.90884" calcext:value-type="float">
            <text:p>5081859868.90884</text:p>
          </table:table-cell>
          <table:table-cell office:value-type="float" office:value="5079797278.65034" calcext:value-type="float">
            <text:p>5079797278.65034</text:p>
          </table:table-cell>
          <table:table-cell office:value-type="float" office:value="5084190481.06667" calcext:value-type="float">
            <text:p>5084190481.06667</text:p>
          </table:table-cell>
          <table:table-cell office:value-type="float" office:value="5082034022.0517" calcext:value-type="float">
            <text:p>5082034022.0517</text:p>
          </table:table-cell>
          <table:table-cell office:value-type="float" office:value="5081560546.74286" calcext:value-type="float">
            <text:p>5081560546.74286</text:p>
          </table:table-cell>
          <table:table-cell office:value-type="float" office:value="5080146944.6966" calcext:value-type="float">
            <text:p>5080146944.6966</text:p>
          </table:table-cell>
          <table:table-cell table:style-name="ce25" office:value-type="string" calcext:value-type="string">
            <text:p>medianFilter</text:p>
          </table:table-cell>
          <table:table-cell table:formula="of:=AVERAGE([.C33:.L33])" office:value-type="float" office:value="5080679595.22395" calcext:value-type="float">
            <text:p>5.08E+009</text:p>
          </table:table-cell>
          <table:table-cell table:formula="of:=STDEV([.C33:.L33])" office:value-type="float" office:value="1812205.50853604" calcext:value-type="float">
            <text:p>1.81E+006</text:p>
          </table:table-cell>
          <table:table-cell table:formula="of:=[.O33]/[.N33]*100" office:value-type="float" office:value="0.0356685650919532" calcext:value-type="float">
            <text:p>0.04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br_rgbL</text:p>
          </table:table-cell>
          <table:table-cell office:value-type="float" office:value="4013428568.81633" calcext:value-type="float">
            <text:p>4013428568.81633</text:p>
          </table:table-cell>
          <table:table-cell office:value-type="float" office:value="3980448982.20408" calcext:value-type="float">
            <text:p>3980448982.20408</text:p>
          </table:table-cell>
          <table:table-cell office:value-type="float" office:value="3943979598.36735" calcext:value-type="float">
            <text:p>3943979598.36735</text:p>
          </table:table-cell>
          <table:table-cell office:value-type="float" office:value="3930530617.46939" calcext:value-type="float">
            <text:p>3930530617.46939</text:p>
          </table:table-cell>
          <table:table-cell office:value-type="float" office:value="3928265304.81633" calcext:value-type="float">
            <text:p>3928265304.81633</text:p>
          </table:table-cell>
          <table:table-cell office:value-type="float" office:value="3922061228.40816" calcext:value-type="float">
            <text:p>3922061228.40816</text:p>
          </table:table-cell>
          <table:table-cell office:value-type="float" office:value="3940489801.14286" calcext:value-type="float">
            <text:p>3940489801.14286</text:p>
          </table:table-cell>
          <table:table-cell office:value-type="float" office:value="3931938774.20408" calcext:value-type="float">
            <text:p>3931938774.20408</text:p>
          </table:table-cell>
          <table:table-cell office:value-type="float" office:value="3917244896.65306" calcext:value-type="float">
            <text:p>3917244896.65306</text:p>
          </table:table-cell>
          <table:table-cell office:value-type="float" office:value="3934224493.71429" calcext:value-type="float">
            <text:p>3934224493.71429</text:p>
          </table:table-cell>
          <table:table-cell table:style-name="ce26" office:value-type="string" calcext:value-type="string">
            <text:p>Cost_Parallel_Work_br_rgbL</text:p>
          </table:table-cell>
          <table:table-cell table:style-name="ce27" table:formula="of:=AVERAGE([.C34:.L34])" office:value-type="float" office:value="3944261226.57959" calcext:value-type="float">
            <text:p>3.94E+009</text:p>
          </table:table-cell>
          <table:table-cell table:formula="of:=STDEV([.C34:.L34])" office:value-type="float" office:value="29865769.7666056" calcext:value-type="float">
            <text:p>2.99E+007</text:p>
          </table:table-cell>
          <table:table-cell table:formula="of:=[.O34]/[.N34]*100" office:value-type="float" office:value="0.757195531709363" calcext:value-type="float">
            <text:p>0.76</text:p>
          </table:table-cell>
        </table:table-row>
        <table:table-row table:style-name="ro1">
          <table:table-cell/>
          <table:table-cell table:style-name="ce26" office:value-type="string" calcext:value-type="string">
            <text:p>Broadcast0</text:p>
          </table:table-cell>
          <table:table-cell office:value-type="float" office:value="1715061224.4898" calcext:value-type="float">
            <text:p>1715061224.4898</text:p>
          </table:table-cell>
          <table:table-cell office:value-type="float" office:value="1730469386.44898" calcext:value-type="float">
            <text:p>1730469386.44898</text:p>
          </table:table-cell>
          <table:table-cell office:value-type="float" office:value="1696061228.40816" calcext:value-type="float">
            <text:p>1696061228.40816</text:p>
          </table:table-cell>
          <table:table-cell office:value-type="float" office:value="1705714285.71429" calcext:value-type="float">
            <text:p>1705714285.71429</text:p>
          </table:table-cell>
          <table:table-cell office:value-type="float" office:value="1711795918.36735" calcext:value-type="float">
            <text:p>1711795918.36735</text:p>
          </table:table-cell>
          <table:table-cell office:value-type="float" office:value="1656653061.22449" calcext:value-type="float">
            <text:p>1656653061.22449</text:p>
          </table:table-cell>
          <table:table-cell office:value-type="float" office:value="1710061228.40816" calcext:value-type="float">
            <text:p>1710061228.40816</text:p>
          </table:table-cell>
          <table:table-cell office:value-type="float" office:value="1693102040.81633" calcext:value-type="float">
            <text:p>1693102040.81633</text:p>
          </table:table-cell>
          <table:table-cell office:value-type="float" office:value="1712204081.63265" calcext:value-type="float">
            <text:p>1712204081.63265</text:p>
          </table:table-cell>
          <table:table-cell office:value-type="float" office:value="1699714283.10204" calcext:value-type="float">
            <text:p>1699714283.10204</text:p>
          </table:table-cell>
          <table:table-cell table:style-name="ce26" office:value-type="string" calcext:value-type="string">
            <text:p>Broadcast0</text:p>
          </table:table-cell>
          <table:table-cell table:style-name="ce27" table:formula="of:=AVERAGE([.C35:.L35])" office:value-type="float" office:value="1703083673.86123" calcext:value-type="float">
            <text:p>1.70E+009</text:p>
          </table:table-cell>
          <table:table-cell table:formula="of:=STDEV([.C35:.L35])" office:value-type="float" office:value="19505647.9675975" calcext:value-type="float">
            <text:p>1.95E+007</text:p>
          </table:table-cell>
          <table:table-cell table:formula="of:=[.O35]/[.N35]*100" office:value-type="float" office:value="1.1453135431317" calcext:value-type="float">
            <text:p>1.15</text:p>
          </table:table-cell>
        </table:table-row>
        <table:table-row table:style-name="ro1">
          <table:table-cell/>
          <table:table-cell table:style-name="ce25" office:value-type="string" calcext:value-type="string">
            <text:p>readPPM</text:p>
          </table:table-cell>
          <table:table-cell office:value-type="float" office:value="1536469389.06122" calcext:value-type="float">
            <text:p>1536469389.06122</text:p>
          </table:table-cell>
          <table:table-cell office:value-type="float" office:value="1514836737.30612" calcext:value-type="float">
            <text:p>1514836737.30612</text:p>
          </table:table-cell>
          <table:table-cell office:value-type="float" office:value="1547775510.20408" calcext:value-type="float">
            <text:p>1547775510.20408</text:p>
          </table:table-cell>
          <table:table-cell office:value-type="float" office:value="1529346940.08163" calcext:value-type="float">
            <text:p>1529346940.08163</text:p>
          </table:table-cell>
          <table:table-cell office:value-type="float" office:value="1541040816.32653" calcext:value-type="float">
            <text:p>1541040816.32653</text:p>
          </table:table-cell>
          <table:table-cell office:value-type="float" office:value="1541765305.46939" calcext:value-type="float">
            <text:p>1541765305.46939</text:p>
          </table:table-cell>
          <table:table-cell office:value-type="float" office:value="1545459184.32653" calcext:value-type="float">
            <text:p>1545459184.32653</text:p>
          </table:table-cell>
          <table:table-cell office:value-type="float" office:value="1532285715.59184" calcext:value-type="float">
            <text:p>1532285715.59184</text:p>
          </table:table-cell>
          <table:table-cell office:value-type="float" office:value="1543928569.46939" calcext:value-type="float">
            <text:p>1543928569.46939</text:p>
          </table:table-cell>
          <table:table-cell office:value-type="float" office:value="1537357144.81633" calcext:value-type="float">
            <text:p>1537357144.81633</text:p>
          </table:table-cell>
          <table:table-cell table:style-name="ce25" office:value-type="string" calcext:value-type="string">
            <text:p>readPPM</text:p>
          </table:table-cell>
          <table:table-cell table:formula="of:=AVERAGE([.C36:.L36])" office:value-type="float" office:value="1537026531.26531" calcext:value-type="float">
            <text:p>1.54E+009</text:p>
          </table:table-cell>
          <table:table-cell table:formula="of:=STDEV([.C36:.L36])" office:value-type="float" office:value="9701757.60401102" calcext:value-type="float">
            <text:p>9.70E+006</text:p>
          </table:table-cell>
          <table:table-cell table:formula="of:=[.O36]/[.N36]*100" office:value-type="float" office:value="0.631203001813142" calcext:value-type="float">
            <text:p>0.6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647204081.632653" calcext:value-type="float">
            <text:p>647204081.632653</text:p>
          </table:table-cell>
          <table:table-cell office:value-type="float" office:value="643632653.061225" calcext:value-type="float">
            <text:p>643632653.061225</text:p>
          </table:table-cell>
          <table:table-cell office:value-type="float" office:value="642551020.408163" calcext:value-type="float">
            <text:p>642551020.408163</text:p>
          </table:table-cell>
          <table:table-cell office:value-type="float" office:value="645244897.959184" calcext:value-type="float">
            <text:p>645244897.959184</text:p>
          </table:table-cell>
          <table:table-cell office:value-type="float" office:value="645653061.22449" calcext:value-type="float">
            <text:p>645653061.22449</text:p>
          </table:table-cell>
          <table:table-cell office:value-type="float" office:value="659367346.938776" calcext:value-type="float">
            <text:p>659367346.938776</text:p>
          </table:table-cell>
          <table:table-cell office:value-type="float" office:value="640244897.959184" calcext:value-type="float">
            <text:p>640244897.959184</text:p>
          </table:table-cell>
          <table:table-cell office:value-type="float" office:value="654265306.122449" calcext:value-type="float">
            <text:p>654265306.122449</text:p>
          </table:table-cell>
          <table:table-cell office:value-type="float" office:value="637469387.755102" calcext:value-type="float">
            <text:p>637469387.755102</text:p>
          </table:table-cell>
          <table:table-cell office:value-type="float" office:value="648530612.244898" calcext:value-type="float">
            <text:p>648530612.244898</text:p>
          </table:table-cell>
          <table:table-cell office:value-type="string" calcext:value-type="string">
            <text:p>Cost_Parallel_Work_Broadcast5_5</text:p>
          </table:table-cell>
          <table:table-cell table:formula="of:=AVERAGE([.C37:.L37])" office:value-type="float" office:value="646416326.530613" calcext:value-type="float">
            <text:p>6.46E+008</text:p>
          </table:table-cell>
          <table:table-cell table:formula="of:=STDEV([.C37:.L37])" office:value-type="float" office:value="6473919.16953487" calcext:value-type="float">
            <text:p>6.47E+006</text:p>
          </table:table-cell>
          <table:table-cell table:formula="of:=[.O37]/[.N37]*100" office:value-type="float" office:value="1.00150922924257" calcext:value-type="float">
            <text:p>1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571326530.612245" calcext:value-type="float">
            <text:p>571326530.612245</text:p>
          </table:table-cell>
          <table:table-cell office:value-type="float" office:value="597571428.571429" calcext:value-type="float">
            <text:p>597571428.571429</text:p>
          </table:table-cell>
          <table:table-cell office:value-type="float" office:value="590551020.408163" calcext:value-type="float">
            <text:p>590551020.408163</text:p>
          </table:table-cell>
          <table:table-cell office:value-type="float" office:value="579000000" calcext:value-type="float">
            <text:p>579000000</text:p>
          </table:table-cell>
          <table:table-cell office:value-type="float" office:value="575244897.959184" calcext:value-type="float">
            <text:p>575244897.959184</text:p>
          </table:table-cell>
          <table:table-cell office:value-type="float" office:value="580571428.571429" calcext:value-type="float">
            <text:p>580571428.571429</text:p>
          </table:table-cell>
          <table:table-cell office:value-type="float" office:value="581122448.979592" calcext:value-type="float">
            <text:p>581122448.979592</text:p>
          </table:table-cell>
          <table:table-cell office:value-type="float" office:value="578816326.530612" calcext:value-type="float">
            <text:p>578816326.530612</text:p>
          </table:table-cell>
          <table:table-cell office:value-type="float" office:value="579591836.734694" calcext:value-type="float">
            <text:p>579591836.734694</text:p>
          </table:table-cell>
          <table:table-cell office:value-type="float" office:value="579530612.244898" calcext:value-type="float">
            <text:p>579530612.244898</text:p>
          </table:table-cell>
          <table:table-cell office:value-type="string" calcext:value-type="string">
            <text:p>Cost_Parallel_Work_Broadcast5_1</text:p>
          </table:table-cell>
          <table:table-cell table:formula="of:=AVERAGE([.C38:.L38])" office:value-type="float" office:value="581332653.061225" calcext:value-type="float">
            <text:p>5.81E+008</text:p>
          </table:table-cell>
          <table:table-cell table:formula="of:=STDEV([.C38:.L38])" office:value-type="float" office:value="7487277.99403195" calcext:value-type="float">
            <text:p>7.49E+006</text:p>
          </table:table-cell>
          <table:table-cell table:formula="of:=[.O38]/[.N38]*100" office:value-type="float" office:value="1.28795070337179" calcext:value-type="float">
            <text:p>1.2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556244897.959184" calcext:value-type="float">
            <text:p>556244897.959184</text:p>
          </table:table-cell>
          <table:table-cell office:value-type="float" office:value="551408163.265306" calcext:value-type="float">
            <text:p>551408163.265306</text:p>
          </table:table-cell>
          <table:table-cell office:value-type="float" office:value="561897959.183674" calcext:value-type="float">
            <text:p>561897959.183674</text:p>
          </table:table-cell>
          <table:table-cell office:value-type="float" office:value="563061224.489796" calcext:value-type="float">
            <text:p>563061224.489796</text:p>
          </table:table-cell>
          <table:table-cell office:value-type="float" office:value="556897959.183674" calcext:value-type="float">
            <text:p>556897959.183674</text:p>
          </table:table-cell>
          <table:table-cell office:value-type="float" office:value="556918367.346939" calcext:value-type="float">
            <text:p>556918367.346939</text:p>
          </table:table-cell>
          <table:table-cell office:value-type="float" office:value="562000000" calcext:value-type="float">
            <text:p>562000000</text:p>
          </table:table-cell>
          <table:table-cell office:value-type="float" office:value="553571428.571429" calcext:value-type="float">
            <text:p>553571428.571429</text:p>
          </table:table-cell>
          <table:table-cell office:value-type="float" office:value="559285714.285714" calcext:value-type="float">
            <text:p>559285714.285714</text:p>
          </table:table-cell>
          <table:table-cell office:value-type="float" office:value="553000000" calcext:value-type="float">
            <text:p>553000000</text:p>
          </table:table-cell>
          <table:table-cell office:value-type="string" calcext:value-type="string">
            <text:p>Cost_Parallel_Work_Broadcast5_9</text:p>
          </table:table-cell>
          <table:table-cell table:formula="of:=AVERAGE([.C39:.L39])" office:value-type="float" office:value="557428571.428572" calcext:value-type="float">
            <text:p>5.57E+008</text:p>
          </table:table-cell>
          <table:table-cell table:formula="of:=STDEV([.C39:.L39])" office:value-type="float" office:value="4065125.35000461" calcext:value-type="float">
            <text:p>4.07E+006</text:p>
          </table:table-cell>
          <table:table-cell table:formula="of:=[.O39]/[.N39]*100" office:value-type="float" office:value="0.729263901846034" calcext:value-type="float">
            <text:p>0.7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7</text:p>
          </table:table-cell>
          <table:table-cell office:value-type="float" office:value="504265306.122449" calcext:value-type="float">
            <text:p>504265306.122449</text:p>
          </table:table-cell>
          <table:table-cell office:value-type="float" office:value="488040816.326531" calcext:value-type="float">
            <text:p>488040816.326531</text:p>
          </table:table-cell>
          <table:table-cell office:value-type="float" office:value="490346938.77551" calcext:value-type="float">
            <text:p>490346938.77551</text:p>
          </table:table-cell>
          <table:table-cell office:value-type="float" office:value="499040816.326531" calcext:value-type="float">
            <text:p>499040816.326531</text:p>
          </table:table-cell>
          <table:table-cell office:value-type="float" office:value="492448979.591837" calcext:value-type="float">
            <text:p>492448979.591837</text:p>
          </table:table-cell>
          <table:table-cell office:value-type="float" office:value="503897959.183673" calcext:value-type="float">
            <text:p>503897959.183673</text:p>
          </table:table-cell>
          <table:table-cell office:value-type="float" office:value="496387755.102041" calcext:value-type="float">
            <text:p>496387755.102041</text:p>
          </table:table-cell>
          <table:table-cell office:value-type="float" office:value="492183673.469388" calcext:value-type="float">
            <text:p>492183673.469388</text:p>
          </table:table-cell>
          <table:table-cell office:value-type="float" office:value="496959183.673469" calcext:value-type="float">
            <text:p>496959183.673469</text:p>
          </table:table-cell>
          <table:table-cell office:value-type="float" office:value="492387755.102041" calcext:value-type="float">
            <text:p>492387755.102041</text:p>
          </table:table-cell>
          <table:table-cell office:value-type="string" calcext:value-type="string">
            <text:p>Cost_Parallel_Work_Broadcast5_17</text:p>
          </table:table-cell>
          <table:table-cell table:formula="of:=AVERAGE([.C40:.L40])" office:value-type="float" office:value="495595918.367347" calcext:value-type="float">
            <text:p>4.96E+008</text:p>
          </table:table-cell>
          <table:table-cell table:formula="of:=STDEV([.C40:.L40])" office:value-type="float" office:value="5526756.0252397" calcext:value-type="float">
            <text:p>5.53E+006</text:p>
          </table:table-cell>
          <table:table-cell table:formula="of:=[.O40]/[.N40]*100" office:value-type="float" office:value="1.11517383828475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</text:p>
          </table:table-cell>
          <table:table-cell office:value-type="float" office:value="462836734.693878" calcext:value-type="float">
            <text:p>462836734.693878</text:p>
          </table:table-cell>
          <table:table-cell office:value-type="float" office:value="455346938.77551" calcext:value-type="float">
            <text:p>455346938.77551</text:p>
          </table:table-cell>
          <table:table-cell office:value-type="float" office:value="457612244.897959" calcext:value-type="float">
            <text:p>457612244.897959</text:p>
          </table:table-cell>
          <table:table-cell office:value-type="float" office:value="460122448.979592" calcext:value-type="float">
            <text:p>460122448.979592</text:p>
          </table:table-cell>
          <table:table-cell office:value-type="float" office:value="466244897.959184" calcext:value-type="float">
            <text:p>466244897.959184</text:p>
          </table:table-cell>
          <table:table-cell office:value-type="float" office:value="473612244.897959" calcext:value-type="float">
            <text:p>473612244.897959</text:p>
          </table:table-cell>
          <table:table-cell office:value-type="float" office:value="466551020.408163" calcext:value-type="float">
            <text:p>466551020.408163</text:p>
          </table:table-cell>
          <table:table-cell office:value-type="float" office:value="464367346.938776" calcext:value-type="float">
            <text:p>464367346.938776</text:p>
          </table:table-cell>
          <table:table-cell office:value-type="float" office:value="473897959.183674" calcext:value-type="float">
            <text:p>473897959.183674</text:p>
          </table:table-cell>
          <table:table-cell office:value-type="float" office:value="456612244.897959" calcext:value-type="float">
            <text:p>456612244.897959</text:p>
          </table:table-cell>
          <table:table-cell office:value-type="string" calcext:value-type="string">
            <text:p>Cost_Parallel_Work_Broadcast5_24</text:p>
          </table:table-cell>
          <table:table-cell table:formula="of:=AVERAGE([.C41:.L41])" office:value-type="float" office:value="463720408.163265" calcext:value-type="float">
            <text:p>4.64E+008</text:p>
          </table:table-cell>
          <table:table-cell table:formula="of:=STDEV([.C41:.L41])" office:value-type="float" office:value="6565158.41482916" calcext:value-type="float">
            <text:p>6.57E+006</text:p>
          </table:table-cell>
          <table:table-cell table:formula="of:=[.O41]/[.N41]*100" office:value-type="float" office:value="1.41575792207052" calcext:value-type="float">
            <text:p>1.4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6</text:p>
          </table:table-cell>
          <table:table-cell office:value-type="float" office:value="450857142.857143" calcext:value-type="float">
            <text:p>450857142.857143</text:p>
          </table:table-cell>
          <table:table-cell office:value-type="float" office:value="445183673.469388" calcext:value-type="float">
            <text:p>445183673.469388</text:p>
          </table:table-cell>
          <table:table-cell office:value-type="float" office:value="443326530.612245" calcext:value-type="float">
            <text:p>443326530.612245</text:p>
          </table:table-cell>
          <table:table-cell office:value-type="float" office:value="447551020.408163" calcext:value-type="float">
            <text:p>447551020.408163</text:p>
          </table:table-cell>
          <table:table-cell office:value-type="float" office:value="447387755.102041" calcext:value-type="float">
            <text:p>447387755.102041</text:p>
          </table:table-cell>
          <table:table-cell office:value-type="float" office:value="462775510.204082" calcext:value-type="float">
            <text:p>462775510.204082</text:p>
          </table:table-cell>
          <table:table-cell office:value-type="float" office:value="446081632.653061" calcext:value-type="float">
            <text:p>446081632.653061</text:p>
          </table:table-cell>
          <table:table-cell office:value-type="float" office:value="443285714.285714" calcext:value-type="float">
            <text:p>443285714.285714</text:p>
          </table:table-cell>
          <table:table-cell office:value-type="float" office:value="447469387.755102" calcext:value-type="float">
            <text:p>447469387.755102</text:p>
          </table:table-cell>
          <table:table-cell office:value-type="float" office:value="447020408.163265" calcext:value-type="float">
            <text:p>447020408.163265</text:p>
          </table:table-cell>
          <table:table-cell office:value-type="string" calcext:value-type="string">
            <text:p>Cost_Parallel_Work_Broadcast5_16</text:p>
          </table:table-cell>
          <table:table-cell table:formula="of:=AVERAGE([.C42:.L42])" office:value-type="float" office:value="448093877.551021" calcext:value-type="float">
            <text:p>4.48E+008</text:p>
          </table:table-cell>
          <table:table-cell table:formula="of:=STDEV([.C42:.L42])" office:value-type="float" office:value="5616306.09604481" calcext:value-type="float">
            <text:p>5.62E+006</text:p>
          </table:table-cell>
          <table:table-cell table:formula="of:=[.O42]/[.N42]*100" office:value-type="float" office:value="1.25337711078307" calcext:value-type="float">
            <text:p>1.2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417897959.183673" calcext:value-type="float">
            <text:p>417897959.183673</text:p>
          </table:table-cell>
          <table:table-cell office:value-type="float" office:value="448877551.020408" calcext:value-type="float">
            <text:p>448877551.020408</text:p>
          </table:table-cell>
          <table:table-cell office:value-type="float" office:value="431795918.367347" calcext:value-type="float">
            <text:p>431795918.367347</text:p>
          </table:table-cell>
          <table:table-cell office:value-type="float" office:value="423000000" calcext:value-type="float">
            <text:p>423000000</text:p>
          </table:table-cell>
          <table:table-cell office:value-type="float" office:value="430530612.244898" calcext:value-type="float">
            <text:p>430530612.244898</text:p>
          </table:table-cell>
          <table:table-cell office:value-type="float" office:value="422081632.653061" calcext:value-type="float">
            <text:p>422081632.653061</text:p>
          </table:table-cell>
          <table:table-cell office:value-type="float" office:value="425448979.591837" calcext:value-type="float">
            <text:p>425448979.591837</text:p>
          </table:table-cell>
          <table:table-cell office:value-type="float" office:value="427653061.22449" calcext:value-type="float">
            <text:p>427653061.22449</text:p>
          </table:table-cell>
          <table:table-cell office:value-type="float" office:value="426897959.183673" calcext:value-type="float">
            <text:p>426897959.183673</text:p>
          </table:table-cell>
          <table:table-cell office:value-type="float" office:value="418122448.979592" calcext:value-type="float">
            <text:p>418122448.979592</text:p>
          </table:table-cell>
          <table:table-cell office:value-type="string" calcext:value-type="string">
            <text:p>Cost_Parallel_Work_Broadcast5_10</text:p>
          </table:table-cell>
          <table:table-cell table:formula="of:=AVERAGE([.C43:.L43])" office:value-type="float" office:value="427230612.244898" calcext:value-type="float">
            <text:p>4.27E+008</text:p>
          </table:table-cell>
          <table:table-cell table:formula="of:=STDEV([.C43:.L43])" office:value-type="float" office:value="8933410.67432191" calcext:value-type="float">
            <text:p>8.93E+006</text:p>
          </table:table-cell>
          <table:table-cell table:formula="of:=[.O43]/[.N43]*100" office:value-type="float" office:value="2.09100434713257" calcext:value-type="float">
            <text:p>2.0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389040816.326531" calcext:value-type="float">
            <text:p>389040816.326531</text:p>
          </table:table-cell>
          <table:table-cell office:value-type="float" office:value="413122448.979592" calcext:value-type="float">
            <text:p>413122448.979592</text:p>
          </table:table-cell>
          <table:table-cell office:value-type="float" office:value="404326530.612245" calcext:value-type="float">
            <text:p>404326530.612245</text:p>
          </table:table-cell>
          <table:table-cell office:value-type="float" office:value="398142857.142857" calcext:value-type="float">
            <text:p>398142857.142857</text:p>
          </table:table-cell>
          <table:table-cell office:value-type="float" office:value="398714285.714286" calcext:value-type="float">
            <text:p>398714285.714286</text:p>
          </table:table-cell>
          <table:table-cell office:value-type="float" office:value="399204081.632653" calcext:value-type="float">
            <text:p>399204081.632653</text:p>
          </table:table-cell>
          <table:table-cell office:value-type="float" office:value="397734693.877551" calcext:value-type="float">
            <text:p>397734693.877551</text:p>
          </table:table-cell>
          <table:table-cell office:value-type="float" office:value="395693877.55102" calcext:value-type="float">
            <text:p>395693877.55102</text:p>
          </table:table-cell>
          <table:table-cell office:value-type="float" office:value="393979591.836735" calcext:value-type="float">
            <text:p>393979591.836735</text:p>
          </table:table-cell>
          <table:table-cell office:value-type="float" office:value="396857142.857143" calcext:value-type="float">
            <text:p>396857142.857143</text:p>
          </table:table-cell>
          <table:table-cell office:value-type="string" calcext:value-type="string">
            <text:p>Cost_Parallel_Work_Broadcast5_0</text:p>
          </table:table-cell>
          <table:table-cell table:formula="of:=AVERAGE([.C44:.L44])" office:value-type="float" office:value="398681632.653061" calcext:value-type="float">
            <text:p>3.99E+008</text:p>
          </table:table-cell>
          <table:table-cell table:formula="of:=STDEV([.C44:.L44])" office:value-type="float" office:value="6404625.16246669" calcext:value-type="float">
            <text:p>6.40E+006</text:p>
          </table:table-cell>
          <table:table-cell table:formula="of:=[.O44]/[.N44]*100" office:value-type="float" office:value="1.60645102204648" calcext:value-type="float">
            <text:p>1.6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392000000" calcext:value-type="float">
            <text:p>392000000</text:p>
          </table:table-cell>
          <table:table-cell office:value-type="float" office:value="391469387.755102" calcext:value-type="float">
            <text:p>391469387.755102</text:p>
          </table:table-cell>
          <table:table-cell office:value-type="float" office:value="388673469.387755" calcext:value-type="float">
            <text:p>388673469.387755</text:p>
          </table:table-cell>
          <table:table-cell office:value-type="float" office:value="391693877.55102" calcext:value-type="float">
            <text:p>391693877.55102</text:p>
          </table:table-cell>
          <table:table-cell office:value-type="float" office:value="398428571.428571" calcext:value-type="float">
            <text:p>398428571.428571</text:p>
          </table:table-cell>
          <table:table-cell office:value-type="float" office:value="391979591.836735" calcext:value-type="float">
            <text:p>391979591.836735</text:p>
          </table:table-cell>
          <table:table-cell office:value-type="float" office:value="388714285.714286" calcext:value-type="float">
            <text:p>388714285.714286</text:p>
          </table:table-cell>
          <table:table-cell office:value-type="float" office:value="399448979.591837" calcext:value-type="float">
            <text:p>399448979.591837</text:p>
          </table:table-cell>
          <table:table-cell office:value-type="float" office:value="394979591.836735" calcext:value-type="float">
            <text:p>394979591.836735</text:p>
          </table:table-cell>
          <table:table-cell office:value-type="float" office:value="394285714.285714" calcext:value-type="float">
            <text:p>394285714.285714</text:p>
          </table:table-cell>
          <table:table-cell office:value-type="string" calcext:value-type="string">
            <text:p>Cost_Parallel_Work_Broadcast5_14</text:p>
          </table:table-cell>
          <table:table-cell table:formula="of:=AVERAGE([.C45:.L45])" office:value-type="float" office:value="393167346.938776" calcext:value-type="float">
            <text:p>3.93E+008</text:p>
          </table:table-cell>
          <table:table-cell table:formula="of:=STDEV([.C45:.L45])" office:value-type="float" office:value="3644275.52942807" calcext:value-type="float">
            <text:p>3.64E+006</text:p>
          </table:table-cell>
          <table:table-cell table:formula="of:=[.O45]/[.N45]*100" office:value-type="float" office:value="0.926901879772726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8</text:p>
          </table:table-cell>
          <table:table-cell office:value-type="float" office:value="379285714.285714" calcext:value-type="float">
            <text:p>379285714.285714</text:p>
          </table:table-cell>
          <table:table-cell office:value-type="float" office:value="368897959.183673" calcext:value-type="float">
            <text:p>368897959.183673</text:p>
          </table:table-cell>
          <table:table-cell office:value-type="float" office:value="371673469.387755" calcext:value-type="float">
            <text:p>371673469.387755</text:p>
          </table:table-cell>
          <table:table-cell office:value-type="float" office:value="371408163.265306" calcext:value-type="float">
            <text:p>371408163.265306</text:p>
          </table:table-cell>
          <table:table-cell office:value-type="float" office:value="376326530.612245" calcext:value-type="float">
            <text:p>376326530.612245</text:p>
          </table:table-cell>
          <table:table-cell office:value-type="float" office:value="393285714.285714" calcext:value-type="float">
            <text:p>393285714.285714</text:p>
          </table:table-cell>
          <table:table-cell office:value-type="float" office:value="375183673.469388" calcext:value-type="float">
            <text:p>375183673.469388</text:p>
          </table:table-cell>
          <table:table-cell office:value-type="float" office:value="371775510.204082" calcext:value-type="float">
            <text:p>371775510.204082</text:p>
          </table:table-cell>
          <table:table-cell office:value-type="float" office:value="377346938.77551" calcext:value-type="float">
            <text:p>377346938.77551</text:p>
          </table:table-cell>
          <table:table-cell office:value-type="float" office:value="372591836.734694" calcext:value-type="float">
            <text:p>372591836.734694</text:p>
          </table:table-cell>
          <table:table-cell office:value-type="string" calcext:value-type="string">
            <text:p>Cost_Parallel_Work_Broadcast5_18</text:p>
          </table:table-cell>
          <table:table-cell table:formula="of:=AVERAGE([.C46:.L46])" office:value-type="float" office:value="375777551.020408" calcext:value-type="float">
            <text:p>3.76E+008</text:p>
          </table:table-cell>
          <table:table-cell table:formula="of:=STDEV([.C46:.L46])" office:value-type="float" office:value="6923301.74067661" calcext:value-type="float">
            <text:p>6.92E+006</text:p>
          </table:table-cell>
          <table:table-cell table:formula="of:=[.O46]/[.N46]*100" office:value-type="float" office:value="1.84239365067889" calcext:value-type="float">
            <text:p>1.8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376530612.244898" calcext:value-type="float">
            <text:p>376530612.244898</text:p>
          </table:table-cell>
          <table:table-cell office:value-type="float" office:value="371387755.102041" calcext:value-type="float">
            <text:p>371387755.102041</text:p>
          </table:table-cell>
          <table:table-cell office:value-type="float" office:value="373734693.877551" calcext:value-type="float">
            <text:p>373734693.877551</text:p>
          </table:table-cell>
          <table:table-cell office:value-type="float" office:value="377183673.469388" calcext:value-type="float">
            <text:p>377183673.469388</text:p>
          </table:table-cell>
          <table:table-cell office:value-type="float" office:value="377428571.428571" calcext:value-type="float">
            <text:p>377428571.428571</text:p>
          </table:table-cell>
          <table:table-cell office:value-type="float" office:value="372673469.387755" calcext:value-type="float">
            <text:p>372673469.387755</text:p>
          </table:table-cell>
          <table:table-cell office:value-type="float" office:value="375285714.285714" calcext:value-type="float">
            <text:p>375285714.285714</text:p>
          </table:table-cell>
          <table:table-cell office:value-type="float" office:value="372122448.979592" calcext:value-type="float">
            <text:p>372122448.979592</text:p>
          </table:table-cell>
          <table:table-cell office:value-type="float" office:value="375040816.326531" calcext:value-type="float">
            <text:p>375040816.326531</text:p>
          </table:table-cell>
          <table:table-cell office:value-type="float" office:value="378346938.77551" calcext:value-type="float">
            <text:p>378346938.77551</text:p>
          </table:table-cell>
          <table:table-cell office:value-type="string" calcext:value-type="string">
            <text:p>Cost_Parallel_Work_Broadcast5_11</text:p>
          </table:table-cell>
          <table:table-cell table:formula="of:=AVERAGE([.C47:.L47])" office:value-type="float" office:value="374973469.387755" calcext:value-type="float">
            <text:p>3.75E+008</text:p>
          </table:table-cell>
          <table:table-cell table:formula="of:=STDEV([.C47:.L47])" office:value-type="float" office:value="2418212.8216846" calcext:value-type="float">
            <text:p>2.42E+006</text:p>
          </table:table-cell>
          <table:table-cell table:formula="of:=[.O47]/[.N47]*100" office:value-type="float" office:value="0.644902378195711" calcext:value-type="float">
            <text:p>0.6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365346938.77551" calcext:value-type="float">
            <text:p>365346938.77551</text:p>
          </table:table-cell>
          <table:table-cell office:value-type="float" office:value="362000000" calcext:value-type="float">
            <text:p>362000000</text:p>
          </table:table-cell>
          <table:table-cell office:value-type="float" office:value="362714285.714286" calcext:value-type="float">
            <text:p>362714285.714286</text:p>
          </table:table-cell>
          <table:table-cell office:value-type="float" office:value="369285714.285714" calcext:value-type="float">
            <text:p>369285714.285714</text:p>
          </table:table-cell>
          <table:table-cell office:value-type="float" office:value="363428571.428571" calcext:value-type="float">
            <text:p>363428571.428571</text:p>
          </table:table-cell>
          <table:table-cell office:value-type="float" office:value="370346938.77551" calcext:value-type="float">
            <text:p>370346938.77551</text:p>
          </table:table-cell>
          <table:table-cell office:value-type="float" office:value="365040816.326531" calcext:value-type="float">
            <text:p>365040816.326531</text:p>
          </table:table-cell>
          <table:table-cell office:value-type="float" office:value="363224489.795918" calcext:value-type="float">
            <text:p>363224489.795918</text:p>
          </table:table-cell>
          <table:table-cell office:value-type="float" office:value="359632653.061224" calcext:value-type="float">
            <text:p>359632653.061224</text:p>
          </table:table-cell>
          <table:table-cell office:value-type="float" office:value="361326530.612245" calcext:value-type="float">
            <text:p>361326530.612245</text:p>
          </table:table-cell>
          <table:table-cell office:value-type="string" calcext:value-type="string">
            <text:p>Cost_Parallel_Work_Broadcast5_8</text:p>
          </table:table-cell>
          <table:table-cell table:formula="of:=AVERAGE([.C48:.L48])" office:value-type="float" office:value="364234693.877551" calcext:value-type="float">
            <text:p>3.64E+008</text:p>
          </table:table-cell>
          <table:table-cell table:formula="of:=STDEV([.C48:.L48])" office:value-type="float" office:value="3389055.97513672" calcext:value-type="float">
            <text:p>3.39E+006</text:p>
          </table:table-cell>
          <table:table-cell table:formula="of:=[.O48]/[.N48]*100" office:value-type="float" office:value="0.930459407657652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9</text:p>
          </table:table-cell>
          <table:table-cell office:value-type="float" office:value="270265306.122449" calcext:value-type="float">
            <text:p>270265306.122449</text:p>
          </table:table-cell>
          <table:table-cell office:value-type="float" office:value="272591836.734694" calcext:value-type="float">
            <text:p>272591836.734694</text:p>
          </table:table-cell>
          <table:table-cell office:value-type="float" office:value="276020408.163265" calcext:value-type="float">
            <text:p>276020408.163265</text:p>
          </table:table-cell>
          <table:table-cell office:value-type="float" office:value="269714285.714286" calcext:value-type="float">
            <text:p>269714285.714286</text:p>
          </table:table-cell>
          <table:table-cell office:value-type="float" office:value="271285714.285714" calcext:value-type="float">
            <text:p>271285714.285714</text:p>
          </table:table-cell>
          <table:table-cell office:value-type="float" office:value="274183673.469388" calcext:value-type="float">
            <text:p>274183673.469388</text:p>
          </table:table-cell>
          <table:table-cell office:value-type="float" office:value="270775510.204082" calcext:value-type="float">
            <text:p>270775510.204082</text:p>
          </table:table-cell>
          <table:table-cell office:value-type="float" office:value="268489795.918367" calcext:value-type="float">
            <text:p>268489795.918367</text:p>
          </table:table-cell>
          <table:table-cell office:value-type="float" office:value="269693877.55102" calcext:value-type="float">
            <text:p>269693877.55102</text:p>
          </table:table-cell>
          <table:table-cell office:value-type="float" office:value="272387755.102041" calcext:value-type="float">
            <text:p>272387755.102041</text:p>
          </table:table-cell>
          <table:table-cell office:value-type="string" calcext:value-type="string">
            <text:p>Cost_Parallel_Work_Broadcast5_19</text:p>
          </table:table-cell>
          <table:table-cell table:formula="of:=AVERAGE([.C49:.L49])" office:value-type="float" office:value="271540816.326531" calcext:value-type="float">
            <text:p>2.72E+008</text:p>
          </table:table-cell>
          <table:table-cell table:formula="of:=STDEV([.C49:.L49])" office:value-type="float" office:value="2290249.99438715" calcext:value-type="float">
            <text:p>2.29E+006</text:p>
          </table:table-cell>
          <table:table-cell table:formula="of:=[.O49]/[.N49]*100" office:value-type="float" office:value="0.843427527901771" calcext:value-type="float">
            <text:p>0.8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266877551.020408" calcext:value-type="float">
            <text:p>266877551.020408</text:p>
          </table:table-cell>
          <table:table-cell office:value-type="float" office:value="288653061.22449" calcext:value-type="float">
            <text:p>288653061.22449</text:p>
          </table:table-cell>
          <table:table-cell office:value-type="float" office:value="271673469.387755" calcext:value-type="float">
            <text:p>271673469.387755</text:p>
          </table:table-cell>
          <table:table-cell office:value-type="float" office:value="266081632.653061" calcext:value-type="float">
            <text:p>266081632.653061</text:p>
          </table:table-cell>
          <table:table-cell office:value-type="float" office:value="271653061.22449" calcext:value-type="float">
            <text:p>271653061.22449</text:p>
          </table:table-cell>
          <table:table-cell office:value-type="float" office:value="269551020.408163" calcext:value-type="float">
            <text:p>269551020.408163</text:p>
          </table:table-cell>
          <table:table-cell office:value-type="float" office:value="270673469.387755" calcext:value-type="float">
            <text:p>270673469.387755</text:p>
          </table:table-cell>
          <table:table-cell office:value-type="float" office:value="270102040.816327" calcext:value-type="float">
            <text:p>270102040.816327</text:p>
          </table:table-cell>
          <table:table-cell office:value-type="float" office:value="268755102.040816" calcext:value-type="float">
            <text:p>268755102.040816</text:p>
          </table:table-cell>
          <table:table-cell office:value-type="float" office:value="266469387.755102" calcext:value-type="float">
            <text:p>266469387.755102</text:p>
          </table:table-cell>
          <table:table-cell office:value-type="string" calcext:value-type="string">
            <text:p>Cost_Parallel_Work_Broadcast5_3</text:p>
          </table:table-cell>
          <table:table-cell table:formula="of:=AVERAGE([.C50:.L50])" office:value-type="float" office:value="271048979.591837" calcext:value-type="float">
            <text:p>2.71E+008</text:p>
          </table:table-cell>
          <table:table-cell table:formula="of:=STDEV([.C50:.L50])" office:value-type="float" office:value="6517072.13123928" calcext:value-type="float">
            <text:p>6.52E+006</text:p>
          </table:table-cell>
          <table:table-cell table:formula="of:=[.O50]/[.N50]*100" office:value-type="float" office:value="2.4043891037897" calcext:value-type="float">
            <text:p>2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5</text:p>
          </table:table-cell>
          <table:table-cell office:value-type="float" office:value="268224489.795918" calcext:value-type="float">
            <text:p>268224489.795918</text:p>
          </table:table-cell>
          <table:table-cell office:value-type="float" office:value="268979591.836735" calcext:value-type="float">
            <text:p>268979591.836735</text:p>
          </table:table-cell>
          <table:table-cell office:value-type="float" office:value="273142857.142857" calcext:value-type="float">
            <text:p>273142857.142857</text:p>
          </table:table-cell>
          <table:table-cell office:value-type="float" office:value="272020408.163265" calcext:value-type="float">
            <text:p>272020408.163265</text:p>
          </table:table-cell>
          <table:table-cell office:value-type="float" office:value="266775510.204082" calcext:value-type="float">
            <text:p>266775510.204082</text:p>
          </table:table-cell>
          <table:table-cell office:value-type="float" office:value="271061224.489796" calcext:value-type="float">
            <text:p>271061224.489796</text:p>
          </table:table-cell>
          <table:table-cell office:value-type="float" office:value="272653061.22449" calcext:value-type="float">
            <text:p>272653061.22449</text:p>
          </table:table-cell>
          <table:table-cell office:value-type="float" office:value="270897959.183673" calcext:value-type="float">
            <text:p>270897959.183673</text:p>
          </table:table-cell>
          <table:table-cell office:value-type="float" office:value="265877551.020408" calcext:value-type="float">
            <text:p>265877551.020408</text:p>
          </table:table-cell>
          <table:table-cell office:value-type="float" office:value="268224489.795918" calcext:value-type="float">
            <text:p>268224489.795918</text:p>
          </table:table-cell>
          <table:table-cell office:value-type="string" calcext:value-type="string">
            <text:p>Cost_Parallel_Work_Broadcast5_15</text:p>
          </table:table-cell>
          <table:table-cell table:formula="of:=AVERAGE([.C51:.L51])" office:value-type="float" office:value="269785714.285714" calcext:value-type="float">
            <text:p>2.70E+008</text:p>
          </table:table-cell>
          <table:table-cell table:formula="of:=STDEV([.C51:.L51])" office:value-type="float" office:value="2521236.56366999" calcext:value-type="float">
            <text:p>2.52E+006</text:p>
          </table:table-cell>
          <table:table-cell table:formula="of:=[.O51]/[.N51]*100" office:value-type="float" office:value="0.934533012745031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264959183.673469" calcext:value-type="float">
            <text:p>264959183.673469</text:p>
          </table:table-cell>
          <table:table-cell office:value-type="float" office:value="270795918.367347" calcext:value-type="float">
            <text:p>270795918.367347</text:p>
          </table:table-cell>
          <table:table-cell office:value-type="float" office:value="269142857.142857" calcext:value-type="float">
            <text:p>269142857.142857</text:p>
          </table:table-cell>
          <table:table-cell office:value-type="float" office:value="273836734.693878" calcext:value-type="float">
            <text:p>273836734.693878</text:p>
          </table:table-cell>
          <table:table-cell office:value-type="float" office:value="268081632.653061" calcext:value-type="float">
            <text:p>268081632.653061</text:p>
          </table:table-cell>
          <table:table-cell office:value-type="float" office:value="271163265.306122" calcext:value-type="float">
            <text:p>271163265.306122</text:p>
          </table:table-cell>
          <table:table-cell office:value-type="float" office:value="269816326.530612" calcext:value-type="float">
            <text:p>269816326.530612</text:p>
          </table:table-cell>
          <table:table-cell office:value-type="float" office:value="268306122.44898" calcext:value-type="float">
            <text:p>268306122.44898</text:p>
          </table:table-cell>
          <table:table-cell office:value-type="float" office:value="269918367.346939" calcext:value-type="float">
            <text:p>269918367.346939</text:p>
          </table:table-cell>
          <table:table-cell office:value-type="float" office:value="269163265.306122" calcext:value-type="float">
            <text:p>269163265.306122</text:p>
          </table:table-cell>
          <table:table-cell office:value-type="string" calcext:value-type="string">
            <text:p>Cost_Parallel_Work_Broadcast5_6</text:p>
          </table:table-cell>
          <table:table-cell table:formula="of:=AVERAGE([.C52:.L52])" office:value-type="float" office:value="269518367.346939" calcext:value-type="float">
            <text:p>2.70E+008</text:p>
          </table:table-cell>
          <table:table-cell table:formula="of:=STDEV([.C52:.L52])" office:value-type="float" office:value="2305112.856686" calcext:value-type="float">
            <text:p>2.31E+006</text:p>
          </table:table-cell>
          <table:table-cell table:formula="of:=[.O52]/[.N52]*100" office:value-type="float" office:value="0.855271156239505" calcext:value-type="float">
            <text:p>0.8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275734693.877551" calcext:value-type="float">
            <text:p>275734693.877551</text:p>
          </table:table-cell>
          <table:table-cell office:value-type="float" office:value="266285714.285714" calcext:value-type="float">
            <text:p>266285714.285714</text:p>
          </table:table-cell>
          <table:table-cell office:value-type="float" office:value="261469387.755102" calcext:value-type="float">
            <text:p>261469387.755102</text:p>
          </table:table-cell>
          <table:table-cell office:value-type="float" office:value="268693877.55102" calcext:value-type="float">
            <text:p>268693877.55102</text:p>
          </table:table-cell>
          <table:table-cell office:value-type="float" office:value="273102040.816327" calcext:value-type="float">
            <text:p>273102040.816327</text:p>
          </table:table-cell>
          <table:table-cell office:value-type="float" office:value="261061224.489796" calcext:value-type="float">
            <text:p>261061224.489796</text:p>
          </table:table-cell>
          <table:table-cell office:value-type="float" office:value="263265306.122449" calcext:value-type="float">
            <text:p>263265306.122449</text:p>
          </table:table-cell>
          <table:table-cell office:value-type="float" office:value="273734693.877551" calcext:value-type="float">
            <text:p>273734693.877551</text:p>
          </table:table-cell>
          <table:table-cell office:value-type="float" office:value="269163265.306122" calcext:value-type="float">
            <text:p>269163265.306122</text:p>
          </table:table-cell>
          <table:table-cell office:value-type="float" office:value="267204081.632653" calcext:value-type="float">
            <text:p>267204081.632653</text:p>
          </table:table-cell>
          <table:table-cell office:value-type="string" calcext:value-type="string">
            <text:p>Cost_Parallel_Work_Broadcast5_4</text:p>
          </table:table-cell>
          <table:table-cell table:formula="of:=AVERAGE([.C53:.L53])" office:value-type="float" office:value="267971428.571428" calcext:value-type="float">
            <text:p>2.68E+008</text:p>
          </table:table-cell>
          <table:table-cell table:formula="of:=STDEV([.C53:.L53])" office:value-type="float" office:value="5135438.98641874" calcext:value-type="float">
            <text:p>5.14E+006</text:p>
          </table:table-cell>
          <table:table-cell table:formula="of:=[.O53]/[.N53]*100" office:value-type="float" office:value="1.91641288543188" calcext:value-type="float">
            <text:p>1.9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</text:p>
          </table:table-cell>
          <table:table-cell office:value-type="float" office:value="264408163.265306" calcext:value-type="float">
            <text:p>264408163.265306</text:p>
          </table:table-cell>
          <table:table-cell office:value-type="float" office:value="263346938.77551" calcext:value-type="float">
            <text:p>263346938.77551</text:p>
          </table:table-cell>
          <table:table-cell office:value-type="float" office:value="269326530.612245" calcext:value-type="float">
            <text:p>269326530.612245</text:p>
          </table:table-cell>
          <table:table-cell office:value-type="float" office:value="264591836.734694" calcext:value-type="float">
            <text:p>264591836.734694</text:p>
          </table:table-cell>
          <table:table-cell office:value-type="float" office:value="271326530.612245" calcext:value-type="float">
            <text:p>271326530.612245</text:p>
          </table:table-cell>
          <table:table-cell office:value-type="float" office:value="265734693.877551" calcext:value-type="float">
            <text:p>265734693.877551</text:p>
          </table:table-cell>
          <table:table-cell office:value-type="float" office:value="270346938.77551" calcext:value-type="float">
            <text:p>270346938.77551</text:p>
          </table:table-cell>
          <table:table-cell office:value-type="float" office:value="262979591.836735" calcext:value-type="float">
            <text:p>262979591.836735</text:p>
          </table:table-cell>
          <table:table-cell office:value-type="float" office:value="266142857.142857" calcext:value-type="float">
            <text:p>266142857.142857</text:p>
          </table:table-cell>
          <table:table-cell office:value-type="float" office:value="263408163.265306" calcext:value-type="float">
            <text:p>263408163.265306</text:p>
          </table:table-cell>
          <table:table-cell office:value-type="string" calcext:value-type="string">
            <text:p>Cost_Parallel_Work_Broadcast5_22</text:p>
          </table:table-cell>
          <table:table-cell table:formula="of:=AVERAGE([.C54:.L54])" office:value-type="float" office:value="266161224.489796" calcext:value-type="float">
            <text:p>2.66E+008</text:p>
          </table:table-cell>
          <table:table-cell table:formula="of:=STDEV([.C54:.L54])" office:value-type="float" office:value="3083298.34395988" calcext:value-type="float">
            <text:p>3.08E+006</text:p>
          </table:table-cell>
          <table:table-cell table:formula="of:=[.O54]/[.N54]*100" office:value-type="float" office:value="1.15843258155663" calcext:value-type="float">
            <text:p>1.1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</text:p>
          </table:table-cell>
          <table:table-cell office:value-type="float" office:value="261040816.326531" calcext:value-type="float">
            <text:p>261040816.326531</text:p>
          </table:table-cell>
          <table:table-cell office:value-type="float" office:value="256061224.489796" calcext:value-type="float">
            <text:p>256061224.489796</text:p>
          </table:table-cell>
          <table:table-cell office:value-type="float" office:value="257530612.244898" calcext:value-type="float">
            <text:p>257530612.244898</text:p>
          </table:table-cell>
          <table:table-cell office:value-type="float" office:value="261755102.040816" calcext:value-type="float">
            <text:p>261755102.040816</text:p>
          </table:table-cell>
          <table:table-cell office:value-type="float" office:value="263020408.163265" calcext:value-type="float">
            <text:p>263020408.163265</text:p>
          </table:table-cell>
          <table:table-cell office:value-type="float" office:value="272020408.163265" calcext:value-type="float">
            <text:p>272020408.163265</text:p>
          </table:table-cell>
          <table:table-cell office:value-type="float" office:value="261632653.061224" calcext:value-type="float">
            <text:p>261632653.061224</text:p>
          </table:table-cell>
          <table:table-cell office:value-type="float" office:value="260244897.959184" calcext:value-type="float">
            <text:p>260244897.959184</text:p>
          </table:table-cell>
          <table:table-cell office:value-type="float" office:value="267102040.816327" calcext:value-type="float">
            <text:p>267102040.816327</text:p>
          </table:table-cell>
          <table:table-cell office:value-type="float" office:value="258653061.22449" calcext:value-type="float">
            <text:p>258653061.22449</text:p>
          </table:table-cell>
          <table:table-cell office:value-type="string" calcext:value-type="string">
            <text:p>Cost_Parallel_Work_Broadcast5_27</text:p>
          </table:table-cell>
          <table:table-cell table:formula="of:=AVERAGE([.C55:.L55])" office:value-type="float" office:value="261906122.44898" calcext:value-type="float">
            <text:p>2.62E+008</text:p>
          </table:table-cell>
          <table:table-cell table:formula="of:=STDEV([.C55:.L55])" office:value-type="float" office:value="4690822.23346504" calcext:value-type="float">
            <text:p>4.69E+006</text:p>
          </table:table-cell>
          <table:table-cell table:formula="of:=[.O55]/[.N55]*100" office:value-type="float" office:value="1.79103191235204" calcext:value-type="float">
            <text:p>1.7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</text:p>
          </table:table-cell>
          <table:table-cell office:value-type="float" office:value="264285714.285714" calcext:value-type="float">
            <text:p>264285714.285714</text:p>
          </table:table-cell>
          <table:table-cell office:value-type="float" office:value="256612244.897959" calcext:value-type="float">
            <text:p>256612244.897959</text:p>
          </table:table-cell>
          <table:table-cell office:value-type="float" office:value="263265306.122449" calcext:value-type="float">
            <text:p>263265306.122449</text:p>
          </table:table-cell>
          <table:table-cell office:value-type="float" office:value="261224489.795918" calcext:value-type="float">
            <text:p>261224489.795918</text:p>
          </table:table-cell>
          <table:table-cell office:value-type="float" office:value="262163265.306122" calcext:value-type="float">
            <text:p>262163265.306122</text:p>
          </table:table-cell>
          <table:table-cell office:value-type="float" office:value="258877551.020408" calcext:value-type="float">
            <text:p>258877551.020408</text:p>
          </table:table-cell>
          <table:table-cell office:value-type="float" office:value="261326530.612245" calcext:value-type="float">
            <text:p>261326530.612245</text:p>
          </table:table-cell>
          <table:table-cell office:value-type="float" office:value="260530612.244898" calcext:value-type="float">
            <text:p>260530612.244898</text:p>
          </table:table-cell>
          <table:table-cell office:value-type="float" office:value="265020408.163265" calcext:value-type="float">
            <text:p>265020408.163265</text:p>
          </table:table-cell>
          <table:table-cell office:value-type="float" office:value="260061224.489796" calcext:value-type="float">
            <text:p>260061224.489796</text:p>
          </table:table-cell>
          <table:table-cell office:value-type="string" calcext:value-type="string">
            <text:p>Cost_Parallel_Work_Broadcast5_26</text:p>
          </table:table-cell>
          <table:table-cell table:formula="of:=AVERAGE([.C56:.L56])" office:value-type="float" office:value="261336734.693877" calcext:value-type="float">
            <text:p>2.61E+008</text:p>
          </table:table-cell>
          <table:table-cell table:formula="of:=STDEV([.C56:.L56])" office:value-type="float" office:value="2523804.93976145" calcext:value-type="float">
            <text:p>2.52E+006</text:p>
          </table:table-cell>
          <table:table-cell table:formula="of:=[.O56]/[.N56]*100" office:value-type="float" office:value="0.965729116772568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0</text:p>
          </table:table-cell>
          <table:table-cell office:value-type="float" office:value="264000000" calcext:value-type="float">
            <text:p>264000000</text:p>
          </table:table-cell>
          <table:table-cell office:value-type="float" office:value="259693877.55102" calcext:value-type="float">
            <text:p>259693877.55102</text:p>
          </table:table-cell>
          <table:table-cell office:value-type="float" office:value="259714285.714286" calcext:value-type="float">
            <text:p>259714285.714286</text:p>
          </table:table-cell>
          <table:table-cell office:value-type="float" office:value="260551020.408163" calcext:value-type="float">
            <text:p>260551020.408163</text:p>
          </table:table-cell>
          <table:table-cell office:value-type="float" office:value="259428571.428571" calcext:value-type="float">
            <text:p>259428571.428571</text:p>
          </table:table-cell>
          <table:table-cell office:value-type="float" office:value="256734693.877551" calcext:value-type="float">
            <text:p>256734693.877551</text:p>
          </table:table-cell>
          <table:table-cell office:value-type="float" office:value="258489795.918367" calcext:value-type="float">
            <text:p>258489795.918367</text:p>
          </table:table-cell>
          <table:table-cell office:value-type="float" office:value="259938775.510204" calcext:value-type="float">
            <text:p>259938775.510204</text:p>
          </table:table-cell>
          <table:table-cell office:value-type="float" office:value="263346938.77551" calcext:value-type="float">
            <text:p>263346938.77551</text:p>
          </table:table-cell>
          <table:table-cell office:value-type="float" office:value="261122448.979592" calcext:value-type="float">
            <text:p>261122448.979592</text:p>
          </table:table-cell>
          <table:table-cell office:value-type="string" calcext:value-type="string">
            <text:p>Cost_Parallel_Work_Broadcast5_20</text:p>
          </table:table-cell>
          <table:table-cell table:formula="of:=AVERAGE([.C57:.L57])" office:value-type="float" office:value="260302040.816326" calcext:value-type="float">
            <text:p>2.60E+008</text:p>
          </table:table-cell>
          <table:table-cell table:formula="of:=STDEV([.C57:.L57])" office:value-type="float" office:value="2142215.64741978" calcext:value-type="float">
            <text:p>2.14E+006</text:p>
          </table:table-cell>
          <table:table-cell table:formula="of:=[.O57]/[.N57]*100" office:value-type="float" office:value="0.822973051114633" calcext:value-type="float">
            <text:p>0.8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261142857.142857" calcext:value-type="float">
            <text:p>261142857.142857</text:p>
          </table:table-cell>
          <table:table-cell office:value-type="float" office:value="265489795.918367" calcext:value-type="float">
            <text:p>265489795.918367</text:p>
          </table:table-cell>
          <table:table-cell office:value-type="float" office:value="261693877.55102" calcext:value-type="float">
            <text:p>261693877.55102</text:p>
          </table:table-cell>
          <table:table-cell office:value-type="float" office:value="257897959.183673" calcext:value-type="float">
            <text:p>257897959.183673</text:p>
          </table:table-cell>
          <table:table-cell office:value-type="float" office:value="256938775.510204" calcext:value-type="float">
            <text:p>256938775.510204</text:p>
          </table:table-cell>
          <table:table-cell office:value-type="float" office:value="260142857.142857" calcext:value-type="float">
            <text:p>260142857.142857</text:p>
          </table:table-cell>
          <table:table-cell office:value-type="float" office:value="258734693.877551" calcext:value-type="float">
            <text:p>258734693.877551</text:p>
          </table:table-cell>
          <table:table-cell office:value-type="float" office:value="259612244.897959" calcext:value-type="float">
            <text:p>259612244.897959</text:p>
          </table:table-cell>
          <table:table-cell office:value-type="float" office:value="262102040.816326" calcext:value-type="float">
            <text:p>262102040.816326</text:p>
          </table:table-cell>
          <table:table-cell office:value-type="float" office:value="258857142.857143" calcext:value-type="float">
            <text:p>258857142.857143</text:p>
          </table:table-cell>
          <table:table-cell office:value-type="string" calcext:value-type="string">
            <text:p>Cost_Parallel_Work_Broadcast5_7</text:p>
          </table:table-cell>
          <table:table-cell table:formula="of:=AVERAGE([.C58:.L58])" office:value-type="float" office:value="260261224.489796" calcext:value-type="float">
            <text:p>2.60E+008</text:p>
          </table:table-cell>
          <table:table-cell table:formula="of:=STDEV([.C58:.L58])" office:value-type="float" office:value="2470199.07587987" calcext:value-type="float">
            <text:p>2.47E+006</text:p>
          </table:table-cell>
          <table:table-cell table:formula="of:=[.O58]/[.N58]*100" office:value-type="float" office:value="0.94912297470448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</text:p>
          </table:table-cell>
          <table:table-cell office:value-type="float" office:value="256020408.163265" calcext:value-type="float">
            <text:p>256020408.163265</text:p>
          </table:table-cell>
          <table:table-cell office:value-type="float" office:value="267448979.591837" calcext:value-type="float">
            <text:p>267448979.591837</text:p>
          </table:table-cell>
          <table:table-cell office:value-type="float" office:value="262326530.612245" calcext:value-type="float">
            <text:p>262326530.612245</text:p>
          </table:table-cell>
          <table:table-cell office:value-type="float" office:value="258306122.44898" calcext:value-type="float">
            <text:p>258306122.44898</text:p>
          </table:table-cell>
          <table:table-cell office:value-type="float" office:value="255244897.959184" calcext:value-type="float">
            <text:p>255244897.959184</text:p>
          </table:table-cell>
          <table:table-cell table:number-columns-repeated="2" office:value-type="float" office:value="255040816.326531" calcext:value-type="float">
            <text:p>255040816.326531</text:p>
          </table:table-cell>
          <table:table-cell office:value-type="float" office:value="257081632.653061" calcext:value-type="float">
            <text:p>257081632.653061</text:p>
          </table:table-cell>
          <table:table-cell office:value-type="float" office:value="254408163.265306" calcext:value-type="float">
            <text:p>254408163.265306</text:p>
          </table:table-cell>
          <table:table-cell office:value-type="float" office:value="254571428.571429" calcext:value-type="float">
            <text:p>254571428.571429</text:p>
          </table:table-cell>
          <table:table-cell office:value-type="string" calcext:value-type="string">
            <text:p>Cost_Parallel_Work_Broadcast5_25</text:p>
          </table:table-cell>
          <table:table-cell table:formula="of:=AVERAGE([.C59:.L59])" office:value-type="float" office:value="257548979.591837" calcext:value-type="float">
            <text:p>2.58E+008</text:p>
          </table:table-cell>
          <table:table-cell table:formula="of:=STDEV([.C59:.L59])" office:value-type="float" office:value="4224062.00250528" calcext:value-type="float">
            <text:p>4.22E+006</text:p>
          </table:table-cell>
          <table:table-cell table:formula="of:=[.O59]/[.N59]*100" office:value-type="float" office:value="1.64010046135673" calcext:value-type="float">
            <text:p>1.6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248653061.22449" calcext:value-type="float">
            <text:p>248653061.22449</text:p>
          </table:table-cell>
          <table:table-cell office:value-type="float" office:value="253306122.44898" calcext:value-type="float">
            <text:p>253306122.44898</text:p>
          </table:table-cell>
          <table:table-cell office:value-type="float" office:value="256918367.346939" calcext:value-type="float">
            <text:p>256918367.346939</text:p>
          </table:table-cell>
          <table:table-cell office:value-type="float" office:value="254673469.387755" calcext:value-type="float">
            <text:p>254673469.387755</text:p>
          </table:table-cell>
          <table:table-cell office:value-type="float" office:value="251000000" calcext:value-type="float">
            <text:p>251000000</text:p>
          </table:table-cell>
          <table:table-cell office:value-type="float" office:value="248938775.510204" calcext:value-type="float">
            <text:p>248938775.510204</text:p>
          </table:table-cell>
          <table:table-cell office:value-type="float" office:value="255408163.265306" calcext:value-type="float">
            <text:p>255408163.265306</text:p>
          </table:table-cell>
          <table:table-cell office:value-type="float" office:value="253346938.77551" calcext:value-type="float">
            <text:p>253346938.77551</text:p>
          </table:table-cell>
          <table:table-cell office:value-type="float" office:value="249938775.510204" calcext:value-type="float">
            <text:p>249938775.510204</text:p>
          </table:table-cell>
          <table:table-cell office:value-type="float" office:value="250183673.469388" calcext:value-type="float">
            <text:p>250183673.469388</text:p>
          </table:table-cell>
          <table:table-cell office:value-type="string" calcext:value-type="string">
            <text:p>Cost_Parallel_Work_Broadcast5_13</text:p>
          </table:table-cell>
          <table:table-cell table:formula="of:=AVERAGE([.C60:.L60])" office:value-type="float" office:value="252236734.693878" calcext:value-type="float">
            <text:p>2.52E+008</text:p>
          </table:table-cell>
          <table:table-cell table:formula="of:=STDEV([.C60:.L60])" office:value-type="float" office:value="2887403.72693009" calcext:value-type="float">
            <text:p>2.89E+006</text:p>
          </table:table-cell>
          <table:table-cell table:formula="of:=[.O60]/[.N60]*100" office:value-type="float" office:value="1.14471975322482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248510204.081633" calcext:value-type="float">
            <text:p>248510204.081633</text:p>
          </table:table-cell>
          <table:table-cell office:value-type="float" office:value="250918367.346939" calcext:value-type="float">
            <text:p>250918367.346939</text:p>
          </table:table-cell>
          <table:table-cell office:value-type="float" office:value="251959183.673469" calcext:value-type="float">
            <text:p>251959183.673469</text:p>
          </table:table-cell>
          <table:table-cell office:value-type="float" office:value="251122448.979592" calcext:value-type="float">
            <text:p>251122448.979592</text:p>
          </table:table-cell>
          <table:table-cell office:value-type="float" office:value="252673469.387755" calcext:value-type="float">
            <text:p>252673469.387755</text:p>
          </table:table-cell>
          <table:table-cell office:value-type="float" office:value="255612244.897959" calcext:value-type="float">
            <text:p>255612244.897959</text:p>
          </table:table-cell>
          <table:table-cell office:value-type="float" office:value="250306122.44898" calcext:value-type="float">
            <text:p>250306122.44898</text:p>
          </table:table-cell>
          <table:table-cell office:value-type="float" office:value="256510204.081633" calcext:value-type="float">
            <text:p>256510204.081633</text:p>
          </table:table-cell>
          <table:table-cell office:value-type="float" office:value="249040816.326531" calcext:value-type="float">
            <text:p>249040816.326531</text:p>
          </table:table-cell>
          <table:table-cell office:value-type="float" office:value="248979591.836735" calcext:value-type="float">
            <text:p>248979591.836735</text:p>
          </table:table-cell>
          <table:table-cell office:value-type="string" calcext:value-type="string">
            <text:p>Cost_Parallel_Work_Broadcast5_2</text:p>
          </table:table-cell>
          <table:table-cell table:formula="of:=AVERAGE([.C61:.L61])" office:value-type="float" office:value="251563265.306123" calcext:value-type="float">
            <text:p>2.52E+008</text:p>
          </table:table-cell>
          <table:table-cell table:formula="of:=STDEV([.C61:.L61])" office:value-type="float" office:value="2724491.06983576" calcext:value-type="float">
            <text:p>2.72E+006</text:p>
          </table:table-cell>
          <table:table-cell table:formula="of:=[.O61]/[.N61]*100" office:value-type="float" office:value="1.08302421123385" calcext:value-type="float">
            <text:p>1.0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</text:p>
          </table:table-cell>
          <table:table-cell office:value-type="float" office:value="246693877.55102" calcext:value-type="float">
            <text:p>246693877.55102</text:p>
          </table:table-cell>
          <table:table-cell office:value-type="float" office:value="261857142.857143" calcext:value-type="float">
            <text:p>261857142.857143</text:p>
          </table:table-cell>
          <table:table-cell office:value-type="float" office:value="255816326.530612" calcext:value-type="float">
            <text:p>255816326.530612</text:p>
          </table:table-cell>
          <table:table-cell office:value-type="float" office:value="250551020.408163" calcext:value-type="float">
            <text:p>250551020.408163</text:p>
          </table:table-cell>
          <table:table-cell office:value-type="float" office:value="247040816.326531" calcext:value-type="float">
            <text:p>247040816.326531</text:p>
          </table:table-cell>
          <table:table-cell office:value-type="float" office:value="249571428.571429" calcext:value-type="float">
            <text:p>249571428.571429</text:p>
          </table:table-cell>
          <table:table-cell office:value-type="float" office:value="247265306.122449" calcext:value-type="float">
            <text:p>247265306.122449</text:p>
          </table:table-cell>
          <table:table-cell office:value-type="float" office:value="250877551.020408" calcext:value-type="float">
            <text:p>250877551.020408</text:p>
          </table:table-cell>
          <table:table-cell office:value-type="float" office:value="247224489.795918" calcext:value-type="float">
            <text:p>247224489.795918</text:p>
          </table:table-cell>
          <table:table-cell office:value-type="float" office:value="249102040.816327" calcext:value-type="float">
            <text:p>249102040.816327</text:p>
          </table:table-cell>
          <table:table-cell office:value-type="string" calcext:value-type="string">
            <text:p>Cost_Parallel_Work_Broadcast5_28</text:p>
          </table:table-cell>
          <table:table-cell table:formula="of:=AVERAGE([.C62:.L62])" office:value-type="float" office:value="250600000" calcext:value-type="float">
            <text:p>2.51E+008</text:p>
          </table:table-cell>
          <table:table-cell table:formula="of:=STDEV([.C62:.L62])" office:value-type="float" office:value="4804563.05854495" calcext:value-type="float">
            <text:p>4.80E+006</text:p>
          </table:table-cell>
          <table:table-cell table:formula="of:=[.O62]/[.N62]*100" office:value-type="float" office:value="1.91722388609136" calcext:value-type="float">
            <text:p>1.9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249183673.469388" calcext:value-type="float">
            <text:p>249183673.469388</text:p>
          </table:table-cell>
          <table:table-cell office:value-type="float" office:value="245122448.979592" calcext:value-type="float">
            <text:p>245122448.979592</text:p>
          </table:table-cell>
          <table:table-cell office:value-type="float" office:value="252877551.020408" calcext:value-type="float">
            <text:p>252877551.020408</text:p>
          </table:table-cell>
          <table:table-cell office:value-type="float" office:value="251081632.653061" calcext:value-type="float">
            <text:p>251081632.653061</text:p>
          </table:table-cell>
          <table:table-cell office:value-type="float" office:value="249795918.367347" calcext:value-type="float">
            <text:p>249795918.367347</text:p>
          </table:table-cell>
          <table:table-cell office:value-type="float" office:value="249877551.020408" calcext:value-type="float">
            <text:p>249877551.020408</text:p>
          </table:table-cell>
          <table:table-cell office:value-type="float" office:value="256102040.816327" calcext:value-type="float">
            <text:p>256102040.816327</text:p>
          </table:table-cell>
          <table:table-cell office:value-type="float" office:value="246387755.102041" calcext:value-type="float">
            <text:p>246387755.102041</text:p>
          </table:table-cell>
          <table:table-cell office:value-type="float" office:value="250061224.489796" calcext:value-type="float">
            <text:p>250061224.489796</text:p>
          </table:table-cell>
          <table:table-cell office:value-type="float" office:value="251857142.857143" calcext:value-type="float">
            <text:p>251857142.857143</text:p>
          </table:table-cell>
          <table:table-cell office:value-type="string" calcext:value-type="string">
            <text:p>Cost_Parallel_Work_Broadcast5_12</text:p>
          </table:table-cell>
          <table:table-cell table:formula="of:=AVERAGE([.C63:.L63])" office:value-type="float" office:value="250234693.877551" calcext:value-type="float">
            <text:p>2.50E+008</text:p>
          </table:table-cell>
          <table:table-cell table:formula="of:=STDEV([.C63:.L63])" office:value-type="float" office:value="3111785.77335359" calcext:value-type="float">
            <text:p>3.11E+006</text:p>
          </table:table-cell>
          <table:table-cell table:formula="of:=[.O63]/[.N63]*100" office:value-type="float" office:value="1.24354689796783" calcext:value-type="float">
            <text:p>1.2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1</text:p>
          </table:table-cell>
          <table:table-cell office:value-type="float" office:value="251428571.428571" calcext:value-type="float">
            <text:p>251428571.428571</text:p>
          </table:table-cell>
          <table:table-cell office:value-type="float" office:value="247877551.020408" calcext:value-type="float">
            <text:p>247877551.020408</text:p>
          </table:table-cell>
          <table:table-cell office:value-type="float" office:value="247530612.244898" calcext:value-type="float">
            <text:p>247530612.244898</text:p>
          </table:table-cell>
          <table:table-cell office:value-type="float" office:value="251448979.591837" calcext:value-type="float">
            <text:p>251448979.591837</text:p>
          </table:table-cell>
          <table:table-cell office:value-type="float" office:value="250653061.22449" calcext:value-type="float">
            <text:p>250653061.22449</text:p>
          </table:table-cell>
          <table:table-cell office:value-type="float" office:value="249938775.510204" calcext:value-type="float">
            <text:p>249938775.510204</text:p>
          </table:table-cell>
          <table:table-cell office:value-type="float" office:value="249285714.285714" calcext:value-type="float">
            <text:p>249285714.285714</text:p>
          </table:table-cell>
          <table:table-cell office:value-type="float" office:value="250836734.693878" calcext:value-type="float">
            <text:p>250836734.693878</text:p>
          </table:table-cell>
          <table:table-cell office:value-type="float" office:value="245877551.020408" calcext:value-type="float">
            <text:p>245877551.020408</text:p>
          </table:table-cell>
          <table:table-cell office:value-type="float" office:value="250510204.081633" calcext:value-type="float">
            <text:p>250510204.081633</text:p>
          </table:table-cell>
          <table:table-cell office:value-type="string" calcext:value-type="string">
            <text:p>Cost_Parallel_Work_Broadcast5_21</text:p>
          </table:table-cell>
          <table:table-cell table:formula="of:=AVERAGE([.C64:.L64])" office:value-type="float" office:value="249538775.510204" calcext:value-type="float">
            <text:p>2.50E+008</text:p>
          </table:table-cell>
          <table:table-cell table:formula="of:=STDEV([.C64:.L64])" office:value-type="float" office:value="1871161.36441583" calcext:value-type="float">
            <text:p>1.87E+006</text:p>
          </table:table-cell>
          <table:table-cell table:formula="of:=[.O64]/[.N64]*100" office:value-type="float" office:value="0.749847938698136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</text:p>
          </table:table-cell>
          <table:table-cell office:value-type="float" office:value="251897959.183673" calcext:value-type="float">
            <text:p>251897959.183673</text:p>
          </table:table-cell>
          <table:table-cell office:value-type="float" office:value="242938775.510204" calcext:value-type="float">
            <text:p>242938775.510204</text:p>
          </table:table-cell>
          <table:table-cell office:value-type="float" office:value="246346938.77551" calcext:value-type="float">
            <text:p>246346938.77551</text:p>
          </table:table-cell>
          <table:table-cell office:value-type="float" office:value="250551020.408163" calcext:value-type="float">
            <text:p>250551020.408163</text:p>
          </table:table-cell>
          <table:table-cell office:value-type="float" office:value="251591836.734694" calcext:value-type="float">
            <text:p>251591836.734694</text:p>
          </table:table-cell>
          <table:table-cell office:value-type="float" office:value="245204081.632653" calcext:value-type="float">
            <text:p>245204081.632653</text:p>
          </table:table-cell>
          <table:table-cell office:value-type="float" office:value="246204081.632653" calcext:value-type="float">
            <text:p>246204081.632653</text:p>
          </table:table-cell>
          <table:table-cell office:value-type="float" office:value="247571428.571429" calcext:value-type="float">
            <text:p>247571428.571429</text:p>
          </table:table-cell>
          <table:table-cell office:value-type="float" office:value="251183673.469388" calcext:value-type="float">
            <text:p>251183673.469388</text:p>
          </table:table-cell>
          <table:table-cell office:value-type="float" office:value="245000000" calcext:value-type="float">
            <text:p>245000000</text:p>
          </table:table-cell>
          <table:table-cell office:value-type="string" calcext:value-type="string">
            <text:p>Cost_Parallel_Work_Broadcast5_29</text:p>
          </table:table-cell>
          <table:table-cell table:formula="of:=AVERAGE([.C65:.L65])" office:value-type="float" office:value="247848979.591837" calcext:value-type="float">
            <text:p>2.48E+008</text:p>
          </table:table-cell>
          <table:table-cell table:formula="of:=STDEV([.C65:.L65])" office:value-type="float" office:value="3216028.39416125" calcext:value-type="float">
            <text:p>3.22E+006</text:p>
          </table:table-cell>
          <table:table-cell table:formula="of:=[.O65]/[.N65]*100" office:value-type="float" office:value="1.29757580582235" calcext:value-type="float">
            <text:p>1.3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</text:p>
          </table:table-cell>
          <table:table-cell office:value-type="float" office:value="244448979.591837" calcext:value-type="float">
            <text:p>244448979.591837</text:p>
          </table:table-cell>
          <table:table-cell office:value-type="float" office:value="233346938.77551" calcext:value-type="float">
            <text:p>233346938.77551</text:p>
          </table:table-cell>
          <table:table-cell office:value-type="float" office:value="237571428.571429" calcext:value-type="float">
            <text:p>237571428.571429</text:p>
          </table:table-cell>
          <table:table-cell office:value-type="float" office:value="241122448.979592" calcext:value-type="float">
            <text:p>241122448.979592</text:p>
          </table:table-cell>
          <table:table-cell office:value-type="float" office:value="242897959.183673" calcext:value-type="float">
            <text:p>242897959.183673</text:p>
          </table:table-cell>
          <table:table-cell office:value-type="float" office:value="235469387.755102" calcext:value-type="float">
            <text:p>235469387.755102</text:p>
          </table:table-cell>
          <table:table-cell office:value-type="float" office:value="235306122.44898" calcext:value-type="float">
            <text:p>235306122.44898</text:p>
          </table:table-cell>
          <table:table-cell office:value-type="float" office:value="237285714.285714" calcext:value-type="float">
            <text:p>237285714.285714</text:p>
          </table:table-cell>
          <table:table-cell office:value-type="float" office:value="236877551.020408" calcext:value-type="float">
            <text:p>236877551.020408</text:p>
          </table:table-cell>
          <table:table-cell office:value-type="float" office:value="236816326.530612" calcext:value-type="float">
            <text:p>236816326.530612</text:p>
          </table:table-cell>
          <table:table-cell office:value-type="string" calcext:value-type="string">
            <text:p>Cost_Parallel_Work_Broadcast5_23</text:p>
          </table:table-cell>
          <table:table-cell table:formula="of:=AVERAGE([.C66:.L66])" office:value-type="float" office:value="238114285.714286" calcext:value-type="float">
            <text:p>2.38E+008</text:p>
          </table:table-cell>
          <table:table-cell table:formula="of:=STDEV([.C66:.L66])" office:value-type="float" office:value="3556921.62197444" calcext:value-type="float">
            <text:p>3.56E+006</text:p>
          </table:table-cell>
          <table:table-cell table:formula="of:=[.O66]/[.N66]*100" office:value-type="float" office:value="1.49378757822301" calcext:value-type="float">
            <text:p>1.49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158714285.714286" calcext:value-type="float">
            <text:p>158714285.714286</text:p>
          </table:table-cell>
          <table:table-cell office:value-type="float" office:value="156714285.714286" calcext:value-type="float">
            <text:p>156714285.714286</text:p>
          </table:table-cell>
          <table:table-cell office:value-type="float" office:value="162959183.673469" calcext:value-type="float">
            <text:p>162959183.673469</text:p>
          </table:table-cell>
          <table:table-cell office:value-type="float" office:value="157816326.530612" calcext:value-type="float">
            <text:p>157816326.530612</text:p>
          </table:table-cell>
          <table:table-cell office:value-type="float" office:value="161632653.061225" calcext:value-type="float">
            <text:p>161632653.061225</text:p>
          </table:table-cell>
          <table:table-cell office:value-type="float" office:value="159040816.326531" calcext:value-type="float">
            <text:p>159040816.326531</text:p>
          </table:table-cell>
          <table:table-cell office:value-type="float" office:value="161755102.040816" calcext:value-type="float">
            <text:p>161755102.040816</text:p>
          </table:table-cell>
          <table:table-cell office:value-type="float" office:value="157448979.591837" calcext:value-type="float">
            <text:p>157448979.591837</text:p>
          </table:table-cell>
          <table:table-cell office:value-type="float" office:value="158489795.918367" calcext:value-type="float">
            <text:p>158489795.918367</text:p>
          </table:table-cell>
          <table:table-cell office:value-type="float" office:value="158918367.346939" calcext:value-type="float">
            <text:p>158918367.346939</text:p>
          </table:table-cell>
          <table:table-cell office:value-type="string" calcext:value-type="string">
            <text:p>implode_lum2RGB_in</text:p>
          </table:table-cell>
          <table:table-cell table:formula="of:=AVERAGE([.C67:.L67])" office:value-type="float" office:value="159348979.591837" calcext:value-type="float">
            <text:p>1.59E+008</text:p>
          </table:table-cell>
          <table:table-cell table:formula="of:=STDEV([.C67:.L67])" office:value-type="float" office:value="2064521.06112034" calcext:value-type="float">
            <text:p>2.06E+006</text:p>
          </table:table-cell>
          <table:table-cell table:formula="of:=[.O67]/[.N67]*100" office:value-type="float" office:value="1.29559728992837" calcext:value-type="float">
            <text:p>1.30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14816326.5306122" calcext:value-type="float">
            <text:p>14816326.5306122</text:p>
          </table:table-cell>
          <table:table-cell office:value-type="float" office:value="18448979.5918367" calcext:value-type="float">
            <text:p>18448979.5918367</text:p>
          </table:table-cell>
          <table:table-cell office:value-type="float" office:value="15326530.6122449" calcext:value-type="float">
            <text:p>15326530.6122449</text:p>
          </table:table-cell>
          <table:table-cell office:value-type="float" office:value="15693877.5510204" calcext:value-type="float">
            <text:p>15693877.5510204</text:p>
          </table:table-cell>
          <table:table-cell office:value-type="float" office:value="14673469.3877551" calcext:value-type="float">
            <text:p>14673469.3877551</text:p>
          </table:table-cell>
          <table:table-cell office:value-type="float" office:value="15061224.4897959" calcext:value-type="float">
            <text:p>15061224.4897959</text:p>
          </table:table-cell>
          <table:table-cell office:value-type="float" office:value="15265306.122449" calcext:value-type="float">
            <text:p>15265306.122449</text:p>
          </table:table-cell>
          <table:table-cell office:value-type="float" office:value="15510204.0816327" calcext:value-type="float">
            <text:p>15510204.0816327</text:p>
          </table:table-cell>
          <table:table-cell office:value-type="float" office:value="15040816.3265306" calcext:value-type="float">
            <text:p>15040816.3265306</text:p>
          </table:table-cell>
          <table:table-cell office:value-type="float" office:value="14204081.6326531" calcext:value-type="float">
            <text:p>14204081.6326531</text:p>
          </table:table-cell>
          <table:table-cell office:value-type="string" calcext:value-type="string">
            <text:p>Cost_Parallel_Work_Broadcast0</text:p>
          </table:table-cell>
          <table:table-cell table:formula="of:=AVERAGE([.C68:.L68])" office:value-type="float" office:value="15404081.6326531" calcext:value-type="float">
            <text:p>1.54E+007</text:p>
          </table:table-cell>
          <table:table-cell table:formula="of:=STDEV([.C68:.L68])" office:value-type="float" office:value="1152807.34868935" calcext:value-type="float">
            <text:p>1.15E+006</text:p>
          </table:table-cell>
          <table:table-cell table:formula="of:=[.O68]/[.N68]*100" office:value-type="float" office:value="7.48377849573106" calcext:value-type="float">
            <text:p>7.48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8714285.71428572" calcext:value-type="float">
            <text:p>8714285.71428572</text:p>
          </table:table-cell>
          <table:table-cell office:value-type="float" office:value="10836734.6938776" calcext:value-type="float">
            <text:p>10836734.6938776</text:p>
          </table:table-cell>
          <table:table-cell office:value-type="float" office:value="9836734.69387755" calcext:value-type="float">
            <text:p>9836734.69387755</text:p>
          </table:table-cell>
          <table:table-cell office:value-type="float" office:value="9163265.30612245" calcext:value-type="float">
            <text:p>9163265.30612245</text:p>
          </table:table-cell>
          <table:table-cell office:value-type="float" office:value="10387755.1020408" calcext:value-type="float">
            <text:p>10387755.1020408</text:p>
          </table:table-cell>
          <table:table-cell office:value-type="float" office:value="9653061.2244898" calcext:value-type="float">
            <text:p>9653061.2244898</text:p>
          </table:table-cell>
          <table:table-cell office:value-type="float" office:value="9306122.44897959" calcext:value-type="float">
            <text:p>9306122.44897959</text:p>
          </table:table-cell>
          <table:table-cell office:value-type="float" office:value="9040816.32653061" calcext:value-type="float">
            <text:p>9040816.32653061</text:p>
          </table:table-cell>
          <table:table-cell office:value-type="float" office:value="10285714.2857143" calcext:value-type="float">
            <text:p>10285714.2857143</text:p>
          </table:table-cell>
          <table:table-cell office:value-type="float" office:value="10204081.6326531" calcext:value-type="float">
            <text:p>10204081.6326531</text:p>
          </table:table-cell>
          <table:table-cell office:value-type="string" calcext:value-type="string">
            <text:p>displayRGB</text:p>
          </table:table-cell>
          <table:table-cell table:formula="of:=AVERAGE([.C69:.L69])" office:value-type="float" office:value="9742857.14285715" calcext:value-type="float">
            <text:p>9.74E+006</text:p>
          </table:table-cell>
          <table:table-cell table:formula="of:=STDEV([.C69:.L69])" office:value-type="float" office:value="684287.469235381" calcext:value-type="float">
            <text:p>6.84E+005</text:p>
          </table:table-cell>
          <table:table-cell table:formula="of:=[.O69]/[.N69]*100" office:value-type="float" office:value="7.02347842323704" calcext:value-type="float">
            <text:p>7.02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9367346.93877551" calcext:value-type="float">
            <text:p>9367346.93877551</text:p>
          </table:table-cell>
          <table:table-cell office:value-type="float" office:value="10040816.3265306" calcext:value-type="float">
            <text:p>10040816.3265306</text:p>
          </table:table-cell>
          <table:table-cell office:value-type="float" office:value="10081632.6530612" calcext:value-type="float">
            <text:p>10081632.6530612</text:p>
          </table:table-cell>
          <table:table-cell office:value-type="float" office:value="8877551.02040816" calcext:value-type="float">
            <text:p>8877551.02040816</text:p>
          </table:table-cell>
          <table:table-cell office:value-type="float" office:value="10326530.6122449" calcext:value-type="float">
            <text:p>10326530.6122449</text:p>
          </table:table-cell>
          <table:table-cell office:value-type="float" office:value="8204081.63265306" calcext:value-type="float">
            <text:p>8204081.63265306</text:p>
          </table:table-cell>
          <table:table-cell office:value-type="float" office:value="8714285.71428572" calcext:value-type="float">
            <text:p>8714285.71428572</text:p>
          </table:table-cell>
          <table:table-cell office:value-type="float" office:value="7816326.53061225" calcext:value-type="float">
            <text:p>7816326.53061225</text:p>
          </table:table-cell>
          <table:table-cell office:value-type="float" office:value="9836734.69387755" calcext:value-type="float">
            <text:p>9836734.69387755</text:p>
          </table:table-cell>
          <table:table-cell office:value-type="float" office:value="9693877.55102041" calcext:value-type="float">
            <text:p>9693877.55102041</text:p>
          </table:table-cell>
          <table:table-cell office:value-type="string" calcext:value-type="string">
            <text:p>Cost_Parallel_Work_Broadcast2</text:p>
          </table:table-cell>
          <table:table-cell table:formula="of:=AVERAGE([.C70:.L70])" office:value-type="float" office:value="9295918.36734694" calcext:value-type="float">
            <text:p>9.30E+006</text:p>
          </table:table-cell>
          <table:table-cell table:formula="of:=STDEV([.C70:.L70])" office:value-type="float" office:value="855372.862043478" calcext:value-type="float">
            <text:p>8.55E+005</text:p>
          </table:table-cell>
          <table:table-cell table:formula="of:=[.O70]/[.N70]*100" office:value-type="float" office:value="9.20159610101656" calcext:value-type="float">
            <text:p>9.20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7693877.55102041" calcext:value-type="float">
            <text:p>7693877.55102041</text:p>
          </table:table-cell>
          <table:table-cell office:value-type="float" office:value="8428571.42857143" calcext:value-type="float">
            <text:p>8428571.42857143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591836.73469388" calcext:value-type="float">
            <text:p>8591836.73469388</text:p>
          </table:table-cell>
          <table:table-cell office:value-type="float" office:value="8469387.75510204" calcext:value-type="float">
            <text:p>8469387.75510204</text:p>
          </table:table-cell>
          <table:table-cell office:value-type="float" office:value="8061224.48979592" calcext:value-type="float">
            <text:p>8061224.48979592</text:p>
          </table:table-cell>
          <table:table-cell office:value-type="float" office:value="12816326.5306122" calcext:value-type="float">
            <text:p>12816326.5306122</text:p>
          </table:table-cell>
          <table:table-cell office:value-type="float" office:value="9816326.53061225" calcext:value-type="float">
            <text:p>9816326.53061225</text:p>
          </table:table-cell>
          <table:table-cell office:value-type="float" office:value="10040816.3265306" calcext:value-type="float">
            <text:p>10040816.3265306</text:p>
          </table:table-cell>
          <table:table-cell office:value-type="float" office:value="8448979.59183674" calcext:value-type="float">
            <text:p>8448979.59183674</text:p>
          </table:table-cell>
          <table:table-cell office:value-type="string" calcext:value-type="string">
            <text:p>Cost_Parallel_Work_br_grayR</text:p>
          </table:table-cell>
          <table:table-cell table:formula="of:=AVERAGE([.C71:.L71])" office:value-type="float" office:value="9136734.69387755" calcext:value-type="float">
            <text:p>9.14E+006</text:p>
          </table:table-cell>
          <table:table-cell table:formula="of:=STDEV([.C71:.L71])" office:value-type="float" office:value="1482963.55209712" calcext:value-type="float">
            <text:p>1.48E+006</text:p>
          </table:table-cell>
          <table:table-cell table:formula="of:=[.O71]/[.N71]*100" office:value-type="float" office:value="16.2307826787489" calcext:value-type="float">
            <text:p>16.23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9367346.93877551" calcext:value-type="float">
            <text:p>9367346.93877551</text:p>
          </table:table-cell>
          <table:table-cell office:value-type="float" office:value="7632653.06122449" calcext:value-type="float">
            <text:p>7632653.06122449</text:p>
          </table:table-cell>
          <table:table-cell office:value-type="float" office:value="8979591.83673469" calcext:value-type="float">
            <text:p>8979591.83673469</text:p>
          </table:table-cell>
          <table:table-cell office:value-type="float" office:value="8653061.2244898" calcext:value-type="float">
            <text:p>8653061.2244898</text:p>
          </table:table-cell>
          <table:table-cell office:value-type="float" office:value="9142857.14285714" calcext:value-type="float">
            <text:p>9142857.14285714</text:p>
          </table:table-cell>
          <table:table-cell office:value-type="float" office:value="8244897.95918367" calcext:value-type="float">
            <text:p>8244897.95918367</text:p>
          </table:table-cell>
          <table:table-cell office:value-type="float" office:value="7265306.12244898" calcext:value-type="float">
            <text:p>7265306.12244898</text:p>
          </table:table-cell>
          <table:table-cell office:value-type="float" office:value="12061224.4897959" calcext:value-type="float">
            <text:p>12061224.4897959</text:p>
          </table:table-cell>
          <table:table-cell office:value-type="float" office:value="9061224.48979592" calcext:value-type="float">
            <text:p>9061224.48979592</text:p>
          </table:table-cell>
          <table:table-cell office:value-type="float" office:value="8040816.32653061" calcext:value-type="float">
            <text:p>8040816.32653061</text:p>
          </table:table-cell>
          <table:table-cell office:value-type="string" calcext:value-type="string">
            <text:p>split</text:p>
          </table:table-cell>
          <table:table-cell table:formula="of:=AVERAGE([.C72:.L72])" office:value-type="float" office:value="8844897.95918367" calcext:value-type="float">
            <text:p>8.84E+006</text:p>
          </table:table-cell>
          <table:table-cell table:formula="of:=STDEV([.C72:.L72])" office:value-type="float" office:value="1324110.8227991" calcext:value-type="float">
            <text:p>1.32E+006</text:p>
          </table:table-cell>
          <table:table-cell table:formula="of:=[.O72]/[.N72]*100" office:value-type="float" office:value="14.9703346370918" calcext:value-type="float">
            <text:p>14.97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7183673.46938776" calcext:value-type="float">
            <text:p>7183673.46938776</text:p>
          </table:table-cell>
          <table:table-cell office:value-type="float" office:value="7857142.85714286" calcext:value-type="float">
            <text:p>7857142.85714286</text:p>
          </table:table-cell>
          <table:table-cell office:value-type="float" office:value="8959183.67346939" calcext:value-type="float">
            <text:p>8959183.67346939</text:p>
          </table:table-cell>
          <table:table-cell office:value-type="float" office:value="9102040.81632653" calcext:value-type="float">
            <text:p>9102040.81632653</text:p>
          </table:table-cell>
          <table:table-cell office:value-type="float" office:value="8204081.63265306" calcext:value-type="float">
            <text:p>8204081.63265306</text:p>
          </table:table-cell>
          <table:table-cell office:value-type="float" office:value="7897959.18367347" calcext:value-type="float">
            <text:p>7897959.18367347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63265.30612245" calcext:value-type="float">
            <text:p>8163265.30612245</text:p>
          </table:table-cell>
          <table:table-cell office:value-type="float" office:value="7653061.2244898" calcext:value-type="float">
            <text:p>7653061.2244898</text:p>
          </table:table-cell>
          <table:table-cell office:value-type="float" office:value="7979591.83673469" calcext:value-type="float">
            <text:p>7979591.83673469</text:p>
          </table:table-cell>
          <table:table-cell office:value-type="string" calcext:value-type="string">
            <text:p>Cost_Parallel_Work_br_grayL</text:p>
          </table:table-cell>
          <table:table-cell table:formula="of:=AVERAGE([.C73:.L73])" office:value-type="float" office:value="8100000" calcext:value-type="float">
            <text:p>8.10E+006</text:p>
          </table:table-cell>
          <table:table-cell table:formula="of:=STDEV([.C73:.L73])" office:value-type="float" office:value="569680.676285034" calcext:value-type="float">
            <text:p>5.70E+005</text:p>
          </table:table-cell>
          <table:table-cell table:formula="of:=[.O73]/[.N73]*100" office:value-type="float" office:value="7.03309476895103" calcext:value-type="float">
            <text:p>7.03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7224489.79591837" calcext:value-type="float">
            <text:p>7224489.79591837</text:p>
          </table:table-cell>
          <table:table-cell office:value-type="float" office:value="7285714.28571429" calcext:value-type="float">
            <text:p>7285714.28571429</text:p>
          </table:table-cell>
          <table:table-cell office:value-type="float" office:value="8571428.57142857" calcext:value-type="float">
            <text:p>8571428.57142857</text:p>
          </table:table-cell>
          <table:table-cell office:value-type="float" office:value="8469387.75510204" calcext:value-type="float">
            <text:p>8469387.75510204</text:p>
          </table:table-cell>
          <table:table-cell office:value-type="float" office:value="7653061.2244898" calcext:value-type="float">
            <text:p>7653061.2244898</text:p>
          </table:table-cell>
          <table:table-cell office:value-type="float" office:value="8428571.42857143" calcext:value-type="float">
            <text:p>8428571.42857143</text:p>
          </table:table-cell>
          <table:table-cell office:value-type="float" office:value="6979591.83673469" calcext:value-type="float">
            <text:p>6979591.83673469</text:p>
          </table:table-cell>
          <table:table-cell office:value-type="float" office:value="7612244.89795918" calcext:value-type="float">
            <text:p>7612244.89795918</text:p>
          </table:table-cell>
          <table:table-cell office:value-type="float" office:value="9285714.28571429" calcext:value-type="float">
            <text:p>9285714.28571429</text:p>
          </table:table-cell>
          <table:table-cell office:value-type="float" office:value="7428571.42857143" calcext:value-type="float">
            <text:p>7428571.42857143</text:p>
          </table:table-cell>
          <table:table-cell office:value-type="string" calcext:value-type="string">
            <text:p>broadcast2</text:p>
          </table:table-cell>
          <table:table-cell table:formula="of:=AVERAGE([.C74:.L74])" office:value-type="float" office:value="7893877.55102041" calcext:value-type="float">
            <text:p>7.89E+006</text:p>
          </table:table-cell>
          <table:table-cell table:formula="of:=STDEV([.C74:.L74])" office:value-type="float" office:value="746925.145161436" calcext:value-type="float">
            <text:p>7.47E+005</text:p>
          </table:table-cell>
          <table:table-cell table:formula="of:=[.O74]/[.N74]*100" office:value-type="float" office:value="9.4620817251578" calcext:value-type="float">
            <text:p>9.46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5673469.3877551" calcext:value-type="float">
            <text:p>5673469.3877551</text:p>
          </table:table-cell>
          <table:table-cell office:value-type="float" office:value="6918367.34693878" calcext:value-type="float">
            <text:p>6918367.34693878</text:p>
          </table:table-cell>
          <table:table-cell office:value-type="float" office:value="5408163.26530612" calcext:value-type="float">
            <text:p>5408163.26530612</text:p>
          </table:table-cell>
          <table:table-cell office:value-type="float" office:value="6693877.55102041" calcext:value-type="float">
            <text:p>6693877.55102041</text:p>
          </table:table-cell>
          <table:table-cell office:value-type="float" office:value="6040816.32653061" calcext:value-type="float">
            <text:p>6040816.32653061</text:p>
          </table:table-cell>
          <table:table-cell office:value-type="float" office:value="6183673.46938776" calcext:value-type="float">
            <text:p>6183673.46938776</text:p>
          </table:table-cell>
          <table:table-cell office:value-type="float" office:value="6979591.83673469" calcext:value-type="float">
            <text:p>6979591.83673469</text:p>
          </table:table-cell>
          <table:table-cell office:value-type="float" office:value="5081632.65306122" calcext:value-type="float">
            <text:p>5081632.65306122</text:p>
          </table:table-cell>
          <table:table-cell office:value-type="float" office:value="5530612.24489796" calcext:value-type="float">
            <text:p>5530612.24489796</text:p>
          </table:table-cell>
          <table:table-cell office:value-type="float" office:value="6734693.87755102" calcext:value-type="float">
            <text:p>6734693.87755102</text:p>
          </table:table-cell>
          <table:table-cell office:value-type="string" calcext:value-type="string">
            <text:p>Cost_Parallel_Work_rb_rawDisparity</text:p>
          </table:table-cell>
          <table:table-cell table:formula="of:=AVERAGE([.C75:.L75])" office:value-type="float" office:value="6124489.79591837" calcext:value-type="float">
            <text:p>6.12E+006</text:p>
          </table:table-cell>
          <table:table-cell table:formula="of:=STDEV([.C75:.L75])" office:value-type="float" office:value="685182.954712853" calcext:value-type="float">
            <text:p>6.85E+005</text:p>
          </table:table-cell>
          <table:table-cell table:formula="of:=[.O75]/[.N75]*100" office:value-type="float" office:value="11.1875923961779" calcext:value-type="float">
            <text:p>11.19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6448979.59183674" calcext:value-type="float">
            <text:p>6448979.59183674</text:p>
          </table:table-cell>
          <table:table-cell office:value-type="float" office:value="5224489.79591837" calcext:value-type="float">
            <text:p>5224489.79591837</text:p>
          </table:table-cell>
          <table:table-cell office:value-type="float" office:value="4816326.53061225" calcext:value-type="float">
            <text:p>4816326.53061225</text:p>
          </table:table-cell>
          <table:table-cell office:value-type="float" office:value="5081632.65306122" calcext:value-type="float">
            <text:p>5081632.65306122</text:p>
          </table:table-cell>
          <table:table-cell office:value-type="float" office:value="7387755.10204082" calcext:value-type="float">
            <text:p>7387755.10204082</text:p>
          </table:table-cell>
          <table:table-cell office:value-type="float" office:value="6673469.3877551" calcext:value-type="float">
            <text:p>6673469.3877551</text:p>
          </table:table-cell>
          <table:table-cell office:value-type="float" office:value="5857142.85714286" calcext:value-type="float">
            <text:p>5857142.85714286</text:p>
          </table:table-cell>
          <table:table-cell office:value-type="float" office:value="5938775.51020408" calcext:value-type="float">
            <text:p>5938775.51020408</text:p>
          </table:table-cell>
          <table:table-cell office:value-type="float" office:value="6918367.34693878" calcext:value-type="float">
            <text:p>6918367.34693878</text:p>
          </table:table-cell>
          <table:table-cell office:value-type="float" office:value="5979591.83673469" calcext:value-type="float">
            <text:p>5979591.83673469</text:p>
          </table:table-cell>
          <table:table-cell office:value-type="string" calcext:value-type="string">
            <text:p>Cost_Parallel_Work_br_cenR</text:p>
          </table:table-cell>
          <table:table-cell table:formula="of:=AVERAGE([.C76:.L76])" office:value-type="float" office:value="6032653.06122449" calcext:value-type="float">
            <text:p>6.03E+006</text:p>
          </table:table-cell>
          <table:table-cell table:formula="of:=STDEV([.C76:.L76])" office:value-type="float" office:value="835611.214119075" calcext:value-type="float">
            <text:p>8.36E+005</text:p>
          </table:table-cell>
          <table:table-cell table:formula="of:=[.O76]/[.N76]*100" office:value-type="float" office:value="13.8514714113108" calcext:value-type="float">
            <text:p>13.85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5897959.18367347" calcext:value-type="float">
            <text:p>5897959.18367347</text:p>
          </table:table-cell>
          <table:table-cell office:value-type="float" office:value="6367346.93877551" calcext:value-type="float">
            <text:p>6367346.93877551</text:p>
          </table:table-cell>
          <table:table-cell office:value-type="float" office:value="5489795.91836735" calcext:value-type="float">
            <text:p>5489795.91836735</text:p>
          </table:table-cell>
          <table:table-cell office:value-type="float" office:value="5795918.36734694" calcext:value-type="float">
            <text:p>5795918.36734694</text:p>
          </table:table-cell>
          <table:table-cell office:value-type="float" office:value="7591836.73469388" calcext:value-type="float">
            <text:p>7591836.73469388</text:p>
          </table:table-cell>
          <table:table-cell office:value-type="float" office:value="6285714.28571429" calcext:value-type="float">
            <text:p>6285714.28571429</text:p>
          </table:table-cell>
          <table:table-cell office:value-type="float" office:value="5387755.10204082" calcext:value-type="float">
            <text:p>5387755.10204082</text:p>
          </table:table-cell>
          <table:table-cell office:value-type="float" office:value="5489795.91836735" calcext:value-type="float">
            <text:p>5489795.91836735</text:p>
          </table:table-cell>
          <table:table-cell office:value-type="float" office:value="5102040.81632653" calcext:value-type="float">
            <text:p>5102040.81632653</text:p>
          </table:table-cell>
          <table:table-cell office:value-type="float" office:value="5591836.73469388" calcext:value-type="float">
            <text:p>5591836.73469388</text:p>
          </table:table-cell>
          <table:table-cell office:value-type="string" calcext:value-type="string">
            <text:p>disparityGen</text:p>
          </table:table-cell>
          <table:table-cell table:formula="of:=AVERAGE([.C77:.L77])" office:value-type="float" office:value="5900000" calcext:value-type="float">
            <text:p>5.90E+006</text:p>
          </table:table-cell>
          <table:table-cell table:formula="of:=STDEV([.C77:.L77])" office:value-type="float" office:value="712660.931453998" calcext:value-type="float">
            <text:p>7.13E+005</text:p>
          </table:table-cell>
          <table:table-cell table:formula="of:=[.O77]/[.N77]*100" office:value-type="float" office:value="12.0789988382034" calcext:value-type="float">
            <text:p>12.08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6306122.44897959" calcext:value-type="float">
            <text:p>6306122.44897959</text:p>
          </table:table-cell>
          <table:table-cell office:value-type="float" office:value="5510204.08163265" calcext:value-type="float">
            <text:p>5510204.08163265</text:p>
          </table:table-cell>
          <table:table-cell office:value-type="float" office:value="6040816.32653061" calcext:value-type="float">
            <text:p>6040816.32653061</text:p>
          </table:table-cell>
          <table:table-cell office:value-type="float" office:value="5653061.2244898" calcext:value-type="float">
            <text:p>5653061.2244898</text:p>
          </table:table-cell>
          <table:table-cell office:value-type="float" office:value="7632653.06122449" calcext:value-type="float">
            <text:p>7632653.06122449</text:p>
          </table:table-cell>
          <table:table-cell office:value-type="float" office:value="5142857.14285714" calcext:value-type="float">
            <text:p>5142857.14285714</text:p>
          </table:table-cell>
          <table:table-cell office:value-type="float" office:value="5653061.2244898" calcext:value-type="float">
            <text:p>5653061.2244898</text:p>
          </table:table-cell>
          <table:table-cell office:value-type="float" office:value="4857142.85714286" calcext:value-type="float">
            <text:p>4857142.85714286</text:p>
          </table:table-cell>
          <table:table-cell office:value-type="float" office:value="5306122.44897959" calcext:value-type="float">
            <text:p>5306122.44897959</text:p>
          </table:table-cell>
          <table:table-cell office:value-type="float" office:value="6020408.16326531" calcext:value-type="float">
            <text:p>6020408.16326531</text:p>
          </table:table-cell>
          <table:table-cell office:value-type="string" calcext:value-type="string">
            <text:p>Cost_Parallel_Work_Broadcast1_0</text:p>
          </table:table-cell>
          <table:table-cell table:formula="of:=AVERAGE([.C78:.L78])" office:value-type="float" office:value="5812244.89795919" calcext:value-type="float">
            <text:p>5.81E+006</text:p>
          </table:table-cell>
          <table:table-cell table:formula="of:=STDEV([.C78:.L78])" office:value-type="float" office:value="775438.59318494" calcext:value-type="float">
            <text:p>7.75E+005</text:p>
          </table:table-cell>
          <table:table-cell table:formula="of:=[.O78]/[.N78]*100" office:value-type="float" office:value="13.3414645597128" calcext:value-type="float">
            <text:p>13.34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5836734.69387755" calcext:value-type="float">
            <text:p>5836734.69387755</text:p>
          </table:table-cell>
          <table:table-cell office:value-type="float" office:value="5122448.97959184" calcext:value-type="float">
            <text:p>5122448.97959184</text:p>
          </table:table-cell>
          <table:table-cell office:value-type="float" office:value="5836734.69387755" calcext:value-type="float">
            <text:p>5836734.69387755</text:p>
          </table:table-cell>
          <table:table-cell office:value-type="float" office:value="5979591.83673469" calcext:value-type="float">
            <text:p>5979591.83673469</text:p>
          </table:table-cell>
          <table:table-cell office:value-type="float" office:value="5122448.97959184" calcext:value-type="float">
            <text:p>5122448.97959184</text:p>
          </table:table-cell>
          <table:table-cell office:value-type="float" office:value="4897959.18367347" calcext:value-type="float">
            <text:p>4897959.18367347</text:p>
          </table:table-cell>
          <table:table-cell office:value-type="float" office:value="4959183.67346939" calcext:value-type="float">
            <text:p>4959183.67346939</text:p>
          </table:table-cell>
          <table:table-cell office:value-type="float" office:value="6979591.83673469" calcext:value-type="float">
            <text:p>6979591.83673469</text:p>
          </table:table-cell>
          <table:table-cell office:value-type="float" office:value="6632653.06122449" calcext:value-type="float">
            <text:p>6632653.06122449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lum2RGB</text:p>
          </table:table-cell>
          <table:table-cell table:formula="of:=AVERAGE([.C79:.L79])" office:value-type="float" office:value="5736734.69387755" calcext:value-type="float">
            <text:p>5.74E+006</text:p>
          </table:table-cell>
          <table:table-cell table:formula="of:=STDEV([.C79:.L79])" office:value-type="float" office:value="711686.231983355" calcext:value-type="float">
            <text:p>7.12E+005</text:p>
          </table:table-cell>
          <table:table-cell table:formula="of:=[.O79]/[.N79]*100" office:value-type="float" office:value="12.4057720978956" calcext:value-type="float">
            <text:p>12.41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5857142.85714286" calcext:value-type="float">
            <text:p>5857142.85714286</text:p>
          </table:table-cell>
          <table:table-cell office:value-type="float" office:value="5918367.34693878" calcext:value-type="float">
            <text:p>5918367.34693878</text:p>
          </table:table-cell>
          <table:table-cell office:value-type="float" office:value="6224489.79591837" calcext:value-type="float">
            <text:p>6224489.79591837</text:p>
          </table:table-cell>
          <table:table-cell office:value-type="float" office:value="4918367.34693878" calcext:value-type="float">
            <text:p>4918367.34693878</text:p>
          </table:table-cell>
          <table:table-cell office:value-type="float" office:value="6591836.73469388" calcext:value-type="float">
            <text:p>6591836.73469388</text:p>
          </table:table-cell>
          <table:table-cell office:value-type="float" office:value="6653061.2244898" calcext:value-type="float">
            <text:p>6653061.2244898</text:p>
          </table:table-cell>
          <table:table-cell office:value-type="float" office:value="6285714.28571429" calcext:value-type="float">
            <text:p>6285714.28571429</text:p>
          </table:table-cell>
          <table:table-cell office:value-type="float" office:value="5306122.44897959" calcext:value-type="float">
            <text:p>5306122.44897959</text:p>
          </table:table-cell>
          <table:table-cell office:value-type="float" office:value="4367346.93877551" calcext:value-type="float">
            <text:p>4367346.93877551</text:p>
          </table:table-cell>
          <table:table-cell office:value-type="float" office:value="5183673.46938776" calcext:value-type="float">
            <text:p>5183673.46938776</text:p>
          </table:table-cell>
          <table:table-cell office:value-type="string" calcext:value-type="string">
            <text:p>displayLum</text:p>
          </table:table-cell>
          <table:table-cell table:formula="of:=AVERAGE([.C80:.L80])" office:value-type="float" office:value="5730612.24489796" calcext:value-type="float">
            <text:p>5.73E+006</text:p>
          </table:table-cell>
          <table:table-cell table:formula="of:=STDEV([.C80:.L80])" office:value-type="float" office:value="759641.926407534" calcext:value-type="float">
            <text:p>7.60E+005</text:p>
          </table:table-cell>
          <table:table-cell table:formula="of:=[.O80]/[.N80]*100" office:value-type="float" office:value="13.2558598269121" calcext:value-type="float">
            <text:p>13.26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5714285.71428571" calcext:value-type="float">
            <text:p>5714285.71428571</text:p>
          </table:table-cell>
          <table:table-cell office:value-type="float" office:value="4387755.10204082" calcext:value-type="float">
            <text:p>4387755.10204082</text:p>
          </table:table-cell>
          <table:table-cell office:value-type="float" office:value="4897959.18367347" calcext:value-type="float">
            <text:p>4897959.18367347</text:p>
          </table:table-cell>
          <table:table-cell office:value-type="float" office:value="7510204.08163265" calcext:value-type="float">
            <text:p>7510204.08163265</text:p>
          </table:table-cell>
          <table:table-cell office:value-type="float" office:value="4244897.95918367" calcext:value-type="float">
            <text:p>4244897.95918367</text:p>
          </table:table-cell>
          <table:table-cell office:value-type="float" office:value="7204081.63265306" calcext:value-type="float">
            <text:p>7204081.63265306</text:p>
          </table:table-cell>
          <table:table-cell office:value-type="float" office:value="6265306.12244898" calcext:value-type="float">
            <text:p>6265306.12244898</text:p>
          </table:table-cell>
          <table:table-cell office:value-type="float" office:value="5673469.3877551" calcext:value-type="float">
            <text:p>5673469.3877551</text:p>
          </table:table-cell>
          <table:table-cell office:value-type="float" office:value="5428571.42857143" calcext:value-type="float">
            <text:p>5428571.42857143</text:p>
          </table:table-cell>
          <table:table-cell office:value-type="float" office:value="5714285.71428571" calcext:value-type="float">
            <text:p>5714285.71428571</text:p>
          </table:table-cell>
          <table:table-cell office:value-type="string" calcext:value-type="string">
            <text:p>Cost_Parallel_Work_Broadcast3</text:p>
          </table:table-cell>
          <table:table-cell table:formula="of:=AVERAGE([.C81:.L81])" office:value-type="float" office:value="5704081.63265306" calcext:value-type="float">
            <text:p>5.70E+006</text:p>
          </table:table-cell>
          <table:table-cell table:formula="of:=STDEV([.C81:.L81])" office:value-type="float" office:value="1075787.4835658" calcext:value-type="float">
            <text:p>1.08E+006</text:p>
          </table:table-cell>
          <table:table-cell table:formula="of:=[.O81]/[.N81]*100" office:value-type="float" office:value="18.8599594614398" calcext:value-type="float">
            <text:p>18.86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5959183.67346939" calcext:value-type="float">
            <text:p>5959183.67346939</text:p>
          </table:table-cell>
          <table:table-cell office:value-type="float" office:value="5265306.12244898" calcext:value-type="float">
            <text:p>5265306.12244898</text:p>
          </table:table-cell>
          <table:table-cell office:value-type="float" office:value="6591836.73469388" calcext:value-type="float">
            <text:p>6591836.73469388</text:p>
          </table:table-cell>
          <table:table-cell office:value-type="float" office:value="6306122.44897959" calcext:value-type="float">
            <text:p>6306122.44897959</text:p>
          </table:table-cell>
          <table:table-cell office:value-type="float" office:value="5081632.65306122" calcext:value-type="float">
            <text:p>5081632.65306122</text:p>
          </table:table-cell>
          <table:table-cell office:value-type="float" office:value="4551020.40816327" calcext:value-type="float">
            <text:p>4551020.40816327</text:p>
          </table:table-cell>
          <table:table-cell office:value-type="float" office:value="5836734.69387755" calcext:value-type="float">
            <text:p>5836734.69387755</text:p>
          </table:table-cell>
          <table:table-cell office:value-type="float" office:value="4306122.44897959" calcext:value-type="float">
            <text:p>4306122.44897959</text:p>
          </table:table-cell>
          <table:table-cell office:value-type="float" office:value="6571428.57142857" calcext:value-type="float">
            <text:p>6571428.57142857</text:p>
          </table:table-cell>
          <table:table-cell office:value-type="float" office:value="5387755.10204082" calcext:value-type="float">
            <text:p>5387755.10204082</text:p>
          </table:table-cell>
          <table:table-cell office:value-type="string" calcext:value-type="string">
            <text:p>offsetGen</text:p>
          </table:table-cell>
          <table:table-cell table:formula="of:=AVERAGE([.C82:.L82])" office:value-type="float" office:value="5585714.28571429" calcext:value-type="float">
            <text:p>5.59E+006</text:p>
          </table:table-cell>
          <table:table-cell table:formula="of:=STDEV([.C82:.L82])" office:value-type="float" office:value="803415.472754453" calcext:value-type="float">
            <text:p>8.03E+005</text:p>
          </table:table-cell>
          <table:table-cell table:formula="of:=[.O82]/[.N82]*100" office:value-type="float" office:value="14.3833972104378" calcext:value-type="float">
            <text:p>14.38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5020408.16326531" calcext:value-type="float">
            <text:p>5020408.16326531</text:p>
          </table:table-cell>
          <table:table-cell office:value-type="float" office:value="5530612.24489796" calcext:value-type="float">
            <text:p>5530612.24489796</text:p>
          </table:table-cell>
          <table:table-cell office:value-type="float" office:value="5244897.95918367" calcext:value-type="float">
            <text:p>5244897.95918367</text:p>
          </table:table-cell>
          <table:table-cell office:value-type="float" office:value="6244897.95918367" calcext:value-type="float">
            <text:p>6244897.95918367</text:p>
          </table:table-cell>
          <table:table-cell office:value-type="float" office:value="5959183.67346939" calcext:value-type="float">
            <text:p>5959183.67346939</text:p>
          </table:table-cell>
          <table:table-cell office:value-type="float" office:value="6040816.32653061" calcext:value-type="float">
            <text:p>6040816.32653061</text:p>
          </table:table-cell>
          <table:table-cell office:value-type="float" office:value="5224489.79591837" calcext:value-type="float">
            <text:p>5224489.79591837</text:p>
          </table:table-cell>
          <table:table-cell office:value-type="float" office:value="4979591.83673469" calcext:value-type="float">
            <text:p>4979591.83673469</text:p>
          </table:table-cell>
          <table:table-cell office:value-type="float" office:value="6448979.59183674" calcext:value-type="float">
            <text:p>6448979.59183674</text:p>
          </table:table-cell>
          <table:table-cell office:value-type="float" office:value="4897959.18367347" calcext:value-type="float">
            <text:p>4897959.18367347</text:p>
          </table:table-cell>
          <table:table-cell office:value-type="string" calcext:value-type="string">
            <text:p>Cost_Parallel_Work_Broadcast1_2</text:p>
          </table:table-cell>
          <table:table-cell table:formula="of:=AVERAGE([.C83:.L83])" office:value-type="float" office:value="5559183.67346939" calcext:value-type="float">
            <text:p>5.56E+006</text:p>
          </table:table-cell>
          <table:table-cell table:formula="of:=STDEV([.C83:.L83])" office:value-type="float" office:value="570472.150687141" calcext:value-type="float">
            <text:p>5.70E+005</text:p>
          </table:table-cell>
          <table:table-cell table:formula="of:=[.O83]/[.N83]*100" office:value-type="float" office:value="10.261797130569" calcext:value-type="float">
            <text:p>10.26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3</text:p>
          </table:table-cell>
          <table:table-cell office:value-type="float" office:value="5918367.34693878" calcext:value-type="float">
            <text:p>5918367.34693878</text:p>
          </table:table-cell>
          <table:table-cell office:value-type="float" office:value="5163265.30612245" calcext:value-type="float">
            <text:p>5163265.30612245</text:p>
          </table:table-cell>
          <table:table-cell office:value-type="float" office:value="6204081.63265306" calcext:value-type="float">
            <text:p>6204081.63265306</text:p>
          </table:table-cell>
          <table:table-cell office:value-type="float" office:value="4448979.59183674" calcext:value-type="float">
            <text:p>4448979.59183674</text:p>
          </table:table-cell>
          <table:table-cell office:value-type="float" office:value="5306122.44897959" calcext:value-type="float">
            <text:p>5306122.44897959</text:p>
          </table:table-cell>
          <table:table-cell office:value-type="float" office:value="5142857.14285714" calcext:value-type="float">
            <text:p>5142857.14285714</text:p>
          </table:table-cell>
          <table:table-cell office:value-type="float" office:value="5755102.04081633" calcext:value-type="float">
            <text:p>5755102.04081633</text:p>
          </table:table-cell>
          <table:table-cell office:value-type="float" office:value="4877551.02040816" calcext:value-type="float">
            <text:p>4877551.02040816</text:p>
          </table:table-cell>
          <table:table-cell office:value-type="float" office:value="4714285.71428571" calcext:value-type="float">
            <text:p>4714285.71428571</text:p>
          </table:table-cell>
          <table:table-cell office:value-type="float" office:value="7816326.53061225" calcext:value-type="float">
            <text:p>7816326.53061225</text:p>
          </table:table-cell>
          <table:table-cell office:value-type="string" calcext:value-type="string">
            <text:p>Cost_Parallel_Work_Broadcast1_3</text:p>
          </table:table-cell>
          <table:table-cell table:formula="of:=AVERAGE([.C84:.L84])" office:value-type="float" office:value="5534693.87755102" calcext:value-type="float">
            <text:p>5.53E+006</text:p>
          </table:table-cell>
          <table:table-cell table:formula="of:=STDEV([.C84:.L84])" office:value-type="float" office:value="970517.303485353" calcext:value-type="float">
            <text:p>9.71E+005</text:p>
          </table:table-cell>
          <table:table-cell table:formula="of:=[.O84]/[.N84]*100" office:value-type="float" office:value="17.5351577694625" calcext:value-type="float">
            <text:p>17.54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4653061.2244898" calcext:value-type="float">
            <text:p>4653061.2244898</text:p>
          </table:table-cell>
          <table:table-cell office:value-type="float" office:value="6734693.87755102" calcext:value-type="float">
            <text:p>6734693.87755102</text:p>
          </table:table-cell>
          <table:table-cell office:value-type="float" office:value="4897959.18367347" calcext:value-type="float">
            <text:p>4897959.18367347</text:p>
          </table:table-cell>
          <table:table-cell office:value-type="float" office:value="5367346.93877551" calcext:value-type="float">
            <text:p>5367346.93877551</text:p>
          </table:table-cell>
          <table:table-cell office:value-type="float" office:value="4408163.26530612" calcext:value-type="float">
            <text:p>4408163.26530612</text:p>
          </table:table-cell>
          <table:table-cell office:value-type="float" office:value="5326530.6122449" calcext:value-type="float">
            <text:p>5326530.6122449</text:p>
          </table:table-cell>
          <table:table-cell office:value-type="float" office:value="6571428.57142857" calcext:value-type="float">
            <text:p>6571428.57142857</text:p>
          </table:table-cell>
          <table:table-cell office:value-type="float" office:value="5530612.24489796" calcext:value-type="float">
            <text:p>5530612.24489796</text:p>
          </table:table-cell>
          <table:table-cell office:value-type="float" office:value="4734693.87755102" calcext:value-type="float">
            <text:p>4734693.87755102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explode_Split_output</text:p>
          </table:table-cell>
          <table:table-cell table:formula="of:=AVERAGE([.C85:.L85])" office:value-type="float" office:value="5422448.97959184" calcext:value-type="float">
            <text:p>5.42E+006</text:p>
          </table:table-cell>
          <table:table-cell table:formula="of:=STDEV([.C85:.L85])" office:value-type="float" office:value="800588.080394013" calcext:value-type="float">
            <text:p>8.01E+005</text:p>
          </table:table-cell>
          <table:table-cell table:formula="of:=[.O85]/[.N85]*100" office:value-type="float" office:value="14.7643266613875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4795918.36734694" calcext:value-type="float">
            <text:p>4795918.36734694</text:p>
          </table:table-cell>
          <table:table-cell office:value-type="float" office:value="5326530.6122449" calcext:value-type="float">
            <text:p>5326530.6122449</text:p>
          </table:table-cell>
          <table:table-cell office:value-type="float" office:value="4857142.85714286" calcext:value-type="float">
            <text:p>4857142.85714286</text:p>
          </table:table-cell>
          <table:table-cell office:value-type="float" office:value="5122448.97959184" calcext:value-type="float">
            <text:p>5122448.97959184</text:p>
          </table:table-cell>
          <table:table-cell office:value-type="float" office:value="6183673.46938776" calcext:value-type="float">
            <text:p>6183673.46938776</text:p>
          </table:table-cell>
          <table:table-cell office:value-type="float" office:value="4897959.18367347" calcext:value-type="float">
            <text:p>4897959.18367347</text:p>
          </table:table-cell>
          <table:table-cell office:value-type="float" office:value="6448979.59183674" calcext:value-type="float">
            <text:p>6448979.59183674</text:p>
          </table:table-cell>
          <table:table-cell office:value-type="float" office:value="4755102.04081633" calcext:value-type="float">
            <text:p>4755102.04081633</text:p>
          </table:table-cell>
          <table:table-cell office:value-type="float" office:value="6306122.44897959" calcext:value-type="float">
            <text:p>6306122.44897959</text:p>
          </table:table-cell>
          <table:table-cell office:value-type="float" office:value="5448979.59183674" calcext:value-type="float">
            <text:p>5448979.59183674</text:p>
          </table:table-cell>
          <table:table-cell office:value-type="string" calcext:value-type="string">
            <text:p>Cost_Parallel_Work_Broadcast4</text:p>
          </table:table-cell>
          <table:table-cell table:formula="of:=AVERAGE([.C86:.L86])" office:value-type="float" office:value="5414285.71428572" calcext:value-type="float">
            <text:p>5.41E+006</text:p>
          </table:table-cell>
          <table:table-cell table:formula="of:=STDEV([.C86:.L86])" office:value-type="float" office:value="662142.77939048" calcext:value-type="float">
            <text:p>6.62E+005</text:p>
          </table:table-cell>
          <table:table-cell table:formula="of:=[.O86]/[.N86]*100" office:value-type="float" office:value="12.2295500151276" calcext:value-type="float">
            <text:p>12.23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5530612.24489796" calcext:value-type="float">
            <text:p>5530612.24489796</text:p>
          </table:table-cell>
          <table:table-cell office:value-type="float" office:value="5346938.7755102" calcext:value-type="float">
            <text:p>5346938.7755102</text:p>
          </table:table-cell>
          <table:table-cell office:value-type="float" office:value="5551020.40816327" calcext:value-type="float">
            <text:p>5551020.408163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57142.85714286" calcext:value-type="float">
            <text:p>4857142.85714286</text:p>
          </table:table-cell>
          <table:table-cell office:value-type="float" office:value="5469387.75510204" calcext:value-type="float">
            <text:p>5469387.75510204</text:p>
          </table:table-cell>
          <table:table-cell office:value-type="float" office:value="5571428.57142857" calcext:value-type="float">
            <text:p>5571428.57142857</text:p>
          </table:table-cell>
          <table:table-cell office:value-type="float" office:value="6224489.79591837" calcext:value-type="float">
            <text:p>6224489.79591837</text:p>
          </table:table-cell>
          <table:table-cell office:value-type="float" office:value="4653061.2244898" calcext:value-type="float">
            <text:p>4653061.2244898</text:p>
          </table:table-cell>
          <table:table-cell office:value-type="float" office:value="5469387.75510204" calcext:value-type="float">
            <text:p>5469387.75510204</text:p>
          </table:table-cell>
          <table:table-cell office:value-type="string" calcext:value-type="string">
            <text:p>broadcast1</text:p>
          </table:table-cell>
          <table:table-cell table:formula="of:=AVERAGE([.C87:.L87])" office:value-type="float" office:value="5367346.93877551" calcext:value-type="float">
            <text:p>5.37E+006</text:p>
          </table:table-cell>
          <table:table-cell table:formula="of:=STDEV([.C87:.L87])" office:value-type="float" office:value="442647.577823059" calcext:value-type="float">
            <text:p>4.43E+005</text:p>
          </table:table-cell>
          <table:table-cell table:formula="of:=[.O87]/[.N87]*100" office:value-type="float" office:value="8.2470461267414" calcext:value-type="float">
            <text:p>8.25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4693877.55102041" calcext:value-type="float">
            <text:p>4693877.55102041</text:p>
          </table:table-cell>
          <table:table-cell office:value-type="float" office:value="5224489.79591837" calcext:value-type="float">
            <text:p>5224489.79591837</text:p>
          </table:table-cell>
          <table:table-cell office:value-type="float" office:value="6163265.30612245" calcext:value-type="float">
            <text:p>6163265.30612245</text:p>
          </table:table-cell>
          <table:table-cell office:value-type="float" office:value="5469387.75510204" calcext:value-type="float">
            <text:p>5469387.75510204</text:p>
          </table:table-cell>
          <table:table-cell office:value-type="float" office:value="5306122.44897959" calcext:value-type="float">
            <text:p>5306122.44897959</text:p>
          </table:table-cell>
          <table:table-cell office:value-type="float" office:value="4959183.67346939" calcext:value-type="float">
            <text:p>4959183.67346939</text:p>
          </table:table-cell>
          <table:table-cell office:value-type="float" office:value="4224489.79591837" calcext:value-type="float">
            <text:p>4224489.79591837</text:p>
          </table:table-cell>
          <table:table-cell office:value-type="float" office:value="5979591.83673469" calcext:value-type="float">
            <text:p>5979591.83673469</text:p>
          </table:table-cell>
          <table:table-cell office:value-type="float" office:value="6510204.08163265" calcext:value-type="float">
            <text:p>6510204.08163265</text:p>
          </table:table-cell>
          <table:table-cell office:value-type="float" office:value="4816326.53061225" calcext:value-type="float">
            <text:p>4816326.53061225</text:p>
          </table:table-cell>
          <table:table-cell office:value-type="string" calcext:value-type="string">
            <text:p>Cost_Parallel_Work_br_cenL</text:p>
          </table:table-cell>
          <table:table-cell table:formula="of:=AVERAGE([.C88:.L88])" office:value-type="float" office:value="5334693.87755102" calcext:value-type="float">
            <text:p>5.33E+006</text:p>
          </table:table-cell>
          <table:table-cell table:formula="of:=STDEV([.C88:.L88])" office:value-type="float" office:value="712449.859729463" calcext:value-type="float">
            <text:p>7.12E+005</text:p>
          </table:table-cell>
          <table:table-cell table:formula="of:=[.O88]/[.N88]*100" office:value-type="float" office:value="13.3550279750358" calcext:value-type="float">
            <text:p>13.36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4693877.55102041" calcext:value-type="float">
            <text:p>4693877.55102041</text:p>
          </table:table-cell>
          <table:table-cell office:value-type="float" office:value="5081632.65306122" calcext:value-type="float">
            <text:p>5081632.65306122</text:p>
          </table:table-cell>
          <table:table-cell office:value-type="float" office:value="4387755.10204082" calcext:value-type="float">
            <text:p>4387755.10204082</text:p>
          </table:table-cell>
          <table:table-cell office:value-type="float" office:value="4938775.51020408" calcext:value-type="float">
            <text:p>4938775.51020408</text:p>
          </table:table-cell>
          <table:table-cell office:value-type="float" office:value="4346938.7755102" calcext:value-type="float">
            <text:p>4346938.7755102</text:p>
          </table:table-cell>
          <table:table-cell office:value-type="float" office:value="4714285.71428571" calcext:value-type="float">
            <text:p>4714285.71428571</text:p>
          </table:table-cell>
          <table:table-cell office:value-type="float" office:value="5224489.79591837" calcext:value-type="float">
            <text:p>5224489.79591837</text:p>
          </table:table-cell>
          <table:table-cell office:value-type="float" office:value="6102040.81632653" calcext:value-type="float">
            <text:p>6102040.81632653</text:p>
          </table:table-cell>
          <table:table-cell office:value-type="float" office:value="4244897.95918367" calcext:value-type="float">
            <text:p>4244897.95918367</text:p>
          </table:table-cell>
          <table:table-cell office:value-type="float" office:value="4591836.73469388" calcext:value-type="float">
            <text:p>4591836.73469388</text:p>
          </table:table-cell>
          <table:table-cell office:value-type="string" calcext:value-type="string">
            <text:p>Cost_Parallel_Work_Broadcast1_1</text:p>
          </table:table-cell>
          <table:table-cell table:formula="of:=AVERAGE([.C89:.L89])" office:value-type="float" office:value="4832653.06122449" calcext:value-type="float">
            <text:p>4.83E+006</text:p>
          </table:table-cell>
          <table:table-cell table:formula="of:=STDEV([.C89:.L89])" office:value-type="float" office:value="548604.766290749" calcext:value-type="float">
            <text:p>5.49E+005</text:p>
          </table:table-cell>
          <table:table-cell table:formula="of:=[.O89]/[.N89]*100" office:value-type="float" office:value="11.3520411943609" calcext:value-type="float">
            <text:p>11.3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22_end_back_337500_0</text:p>
          </table:table-cell>
          <table:table-cell table:formula="of:=AVERAGE([.C90:.L90])" office:value-type="float" office:value="0" calcext:value-type="float">
            <text:p>0.00E+000</text:p>
          </table:table-cell>
          <table:table-cell table:formula="of:=STDEV([.C90:.L90])" office:value-type="float" office:value="0" calcext:value-type="float">
            <text:p>0.00E+000</text:p>
          </table:table-cell>
          <table:table-cell table:formula="of:=[.O90]/[.N9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23_end_back_337500_0</text:p>
          </table:table-cell>
          <table:table-cell table:formula="of:=AVERAGE([.C91:.L91])" office:value-type="float" office:value="0" calcext:value-type="float">
            <text:p>0.00E+000</text:p>
          </table:table-cell>
          <table:table-cell table:formula="of:=STDEV([.C91:.L91])" office:value-type="float" office:value="0" calcext:value-type="float">
            <text:p>0.00E+000</text:p>
          </table:table-cell>
          <table:table-cell table:formula="of:=[.O91]/[.N9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24_end_back_337500_0</text:p>
          </table:table-cell>
          <table:table-cell table:formula="of:=AVERAGE([.C92:.L92])" office:value-type="float" office:value="0" calcext:value-type="float">
            <text:p>0.00E+000</text:p>
          </table:table-cell>
          <table:table-cell table:formula="of:=STDEV([.C92:.L92])" office:value-type="float" office:value="0" calcext:value-type="float">
            <text:p>0.00E+000</text:p>
          </table:table-cell>
          <table:table-cell table:formula="of:=[.O92]/[.N9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25_end_back_337500_0</text:p>
          </table:table-cell>
          <table:table-cell table:formula="of:=AVERAGE([.C93:.L93])" office:value-type="float" office:value="0" calcext:value-type="float">
            <text:p>0.00E+000</text:p>
          </table:table-cell>
          <table:table-cell table:formula="of:=STDEV([.C93:.L93])" office:value-type="float" office:value="0" calcext:value-type="float">
            <text:p>0.00E+000</text:p>
          </table:table-cell>
          <table:table-cell table:formula="of:=[.O93]/[.N9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26_end_back_337500_0</text:p>
          </table:table-cell>
          <table:table-cell table:formula="of:=AVERAGE([.C94:.L94])" office:value-type="float" office:value="0" calcext:value-type="float">
            <text:p>0.00E+000</text:p>
          </table:table-cell>
          <table:table-cell table:formula="of:=STDEV([.C94:.L94])" office:value-type="float" office:value="0" calcext:value-type="float">
            <text:p>0.00E+000</text:p>
          </table:table-cell>
          <table:table-cell table:formula="of:=[.O94]/[.N9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27_end_back_337500_0</text:p>
          </table:table-cell>
          <table:table-cell table:formula="of:=AVERAGE([.C95:.L95])" office:value-type="float" office:value="0" calcext:value-type="float">
            <text:p>0.00E+000</text:p>
          </table:table-cell>
          <table:table-cell table:formula="of:=STDEV([.C95:.L95])" office:value-type="float" office:value="0" calcext:value-type="float">
            <text:p>0.00E+000</text:p>
          </table:table-cell>
          <table:table-cell table:formula="of:=[.O95]/[.N9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28_end_back_337500_0</text:p>
          </table:table-cell>
          <table:table-cell table:formula="of:=AVERAGE([.C96:.L96])" office:value-type="float" office:value="0" calcext:value-type="float">
            <text:p>0.00E+000</text:p>
          </table:table-cell>
          <table:table-cell table:formula="of:=STDEV([.C96:.L96])" office:value-type="float" office:value="0" calcext:value-type="float">
            <text:p>0.00E+000</text:p>
          </table:table-cell>
          <table:table-cell table:formula="of:=[.O96]/[.N9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_end_back_337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29_end_back_337500_0</text:p>
          </table:table-cell>
          <table:table-cell table:formula="of:=AVERAGE([.C97:.L97])" office:value-type="float" office:value="0" calcext:value-type="float">
            <text:p>0.00E+000</text:p>
          </table:table-cell>
          <table:table-cell table:formula="of:=STDEV([.C97:.L97])" office:value-type="float" office:value="0" calcext:value-type="float">
            <text:p>0.00E+000</text:p>
          </table:table-cell>
          <table:table-cell table:formula="of:=[.O97]/[.N9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_end_out1_16875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29_end_out1_168750_0</text:p>
          </table:table-cell>
          <table:table-cell table:formula="of:=AVERAGE([.C98:.L98])" office:value-type="float" office:value="0" calcext:value-type="float">
            <text:p>0.00E+000</text:p>
          </table:table-cell>
          <table:table-cell table:formula="of:=STDEV([.C98:.L98])" office:value-type="float" office:value="0" calcext:value-type="float">
            <text:p>0.00E+000</text:p>
          </table:table-cell>
          <table:table-cell table:formula="of:=[.O98]/[.N9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99:.L99])" office:value-type="float" office:value="0" calcext:value-type="float">
            <text:p>0.00E+000</text:p>
          </table:table-cell>
          <table:table-cell table:formula="of:=STDEV([.C99:.L99])" office:value-type="float" office:value="0" calcext:value-type="float">
            <text:p>0.00E+000</text:p>
          </table:table-cell>
          <table:table-cell table:formula="of:=[.O99]/[.N9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100:.L100])" office:value-type="float" office:value="0" calcext:value-type="float">
            <text:p>0.00E+000</text:p>
          </table:table-cell>
          <table:table-cell table:formula="of:=STDEV([.C100:.L100])" office:value-type="float" office:value="0" calcext:value-type="float">
            <text:p>0.00E+000</text:p>
          </table:table-cell>
          <table:table-cell table:formula="of:=[.O100]/[.N10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101:.L101])" office:value-type="float" office:value="0" calcext:value-type="float">
            <text:p>0.00E+000</text:p>
          </table:table-cell>
          <table:table-cell table:formula="of:=STDEV([.C101:.L101])" office:value-type="float" office:value="0" calcext:value-type="float">
            <text:p>0.00E+000</text:p>
          </table:table-cell>
          <table:table-cell table:formula="of:=[.O101]/[.N10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102:.L102])" office:value-type="float" office:value="0" calcext:value-type="float">
            <text:p>0.00E+000</text:p>
          </table:table-cell>
          <table:table-cell table:formula="of:=STDEV([.C102:.L102])" office:value-type="float" office:value="0" calcext:value-type="float">
            <text:p>0.00E+000</text:p>
          </table:table-cell>
          <table:table-cell table:formula="of:=[.O102]/[.N10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103:.L103])" office:value-type="float" office:value="0" calcext:value-type="float">
            <text:p>0.00E+000</text:p>
          </table:table-cell>
          <table:table-cell table:formula="of:=STDEV([.C103:.L103])" office:value-type="float" office:value="0" calcext:value-type="float">
            <text:p>0.00E+000</text:p>
          </table:table-cell>
          <table:table-cell table:formula="of:=[.O103]/[.N10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104:.L104])" office:value-type="float" office:value="0" calcext:value-type="float">
            <text:p>0.00E+000</text:p>
          </table:table-cell>
          <table:table-cell table:formula="of:=STDEV([.C104:.L104])" office:value-type="float" office:value="0" calcext:value-type="float">
            <text:p>0.00E+000</text:p>
          </table:table-cell>
          <table:table-cell table:formula="of:=[.O104]/[.N10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105:.L105])" office:value-type="float" office:value="0" calcext:value-type="float">
            <text:p>0.00E+000</text:p>
          </table:table-cell>
          <table:table-cell table:formula="of:=STDEV([.C105:.L105])" office:value-type="float" office:value="0" calcext:value-type="float">
            <text:p>0.00E+000</text:p>
          </table:table-cell>
          <table:table-cell table:formula="of:=[.O105]/[.N10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106:.L106])" office:value-type="float" office:value="0" calcext:value-type="float">
            <text:p>0.00E+000</text:p>
          </table:table-cell>
          <table:table-cell table:formula="of:=STDEV([.C106:.L106])" office:value-type="float" office:value="0" calcext:value-type="float">
            <text:p>0.00E+000</text:p>
          </table:table-cell>
          <table:table-cell table:formula="of:=[.O106]/[.N10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107:.L107])" office:value-type="float" office:value="0" calcext:value-type="float">
            <text:p>0.00E+000</text:p>
          </table:table-cell>
          <table:table-cell table:formula="of:=STDEV([.C107:.L107])" office:value-type="float" office:value="0" calcext:value-type="float">
            <text:p>0.00E+000</text:p>
          </table:table-cell>
          <table:table-cell table:formula="of:=[.O107]/[.N10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108:.L108])" office:value-type="float" office:value="0" calcext:value-type="float">
            <text:p>0.00E+000</text:p>
          </table:table-cell>
          <table:table-cell table:formula="of:=STDEV([.C108:.L108])" office:value-type="float" office:value="0" calcext:value-type="float">
            <text:p>0.00E+000</text:p>
          </table:table-cell>
          <table:table-cell table:formula="of:=[.O108]/[.N10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29_end_backBestCo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29_end_backBestCost</text:p>
          </table:table-cell>
          <table:table-cell table:formula="of:=AVERAGE([.C109:.L109])" office:value-type="float" office:value="0" calcext:value-type="float">
            <text:p>0.00E+000</text:p>
          </table:table-cell>
          <table:table-cell table:formula="of:=STDEV([.C109:.L109])" office:value-type="float" office:value="0" calcext:value-type="float">
            <text:p>0.00E+000</text:p>
          </table:table-cell>
          <table:table-cell table:formula="of:=[.O109]/[.N109]*100" office:value-type="string" office:string-value="" calcext:value-type="error">
            <text:p>#DIV/0!</text:p>
          </table:table-cell>
        </table:table-row>
      </table:table>
      <table:table table:name="nbIterations=4, maxDisparity=60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column table:style-name="co17" table:default-cell-style-name="Default"/>
        <table:table-column table:style-name="co1" table:number-columns-repeated="2" table:default-cell-style-name="ce18"/>
        <table:table-column table:style-name="co1" table:default-cell-style-name="ce24"/>
        <table:table-row table:style-name="ro1">
          <table:table-cell office:value-type="string" calcext:value-type="string">
            <text:p>Scenario 335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1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9" office:value-type="string" calcext:value-type="string">
            <text:p>ARM_CortexA7</text:p>
          </table:table-cell>
          <table:table-cell table:style-name="ce15" office:value-type="string" calcext:value-type="string">
            <text:p>ARM_CortexA15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10" table:formula="of:=[.L24]" office:value-type="float" office:value="131638086844.082" calcext:value-type="float">
            <text:p>1.32E+011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10" table:formula="of:=[.L25]" office:value-type="float" office:value="85265027408.9796" calcext:value-type="float">
            <text:p>8.53E+010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10" table:formula="of:=[.L25]" office:value-type="float" office:value="85265027408.9796" calcext:value-type="float">
            <text:p>8.53E+010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10" table:formula="of:=[.L26]" office:value-type="float" office:value="76262390961.981" calcext:value-type="float">
            <text:p>7.63E+010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10" table:formula="of:=[.L27]" office:value-type="float" office:value="13240986523.9946" calcext:value-type="float">
            <text:p>1.32E+010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10" table:formula="of:=[.L28]" office:value-type="float" office:value="6846640304.32653" calcext:value-type="float">
            <text:p>6.85E+009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10" table:formula="of:=[.L28]" office:value-type="float" office:value="6846640304.32653" calcext:value-type="float">
            <text:p>6.85E+009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10" table:formula="of:=[.L29]" office:value-type="float" office:value="6682186226.93878" calcext:value-type="float">
            <text:p>6.68E+009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10" table:formula="of:=[.L29]" office:value-type="float" office:value="6682186226.93878" calcext:value-type="float">
            <text:p>6.68E+009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10" table:formula="of:=[.L30]" office:value-type="float" office:value="6192992941.86122" calcext:value-type="float">
            <text:p>6.19E+009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10" table:formula="of:=[.L33]" office:value-type="float" office:value="4923746941.12653" calcext:value-type="float">
            <text:p>4.92E+009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10" table:formula="of:=[.L35]" office:value-type="float" office:value="1813475765.06122" calcext:value-type="float">
            <text:p>1.81E+009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10" table:formula="of:=[.L35]" office:value-type="float" office:value="1813475765.06122" calcext:value-type="float">
            <text:p>1.81E+009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10" table:formula="of:=[.L103]" office:value-type="float" office:value="8415816.32653061" calcext:value-type="float">
            <text:p>8.42E+006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10" table:formula="of:=[.L116]" office:value-type="float" office:value="5290816.32653061" calcext:value-type="float">
            <text:p>5.29E+006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10" table:formula="of:=[.L100]" office:value-type="float" office:value="9665816.32653062" calcext:value-type="float">
            <text:p>9.67E+006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10" table:formula="of:=[.L100]" office:value-type="float" office:value="9665816.32653062" calcext:value-type="float">
            <text:p>9.67E+006</text:p>
          </table:table-cell>
          <table:table-cell table:style-name="ce16"/>
          <table:table-cell table:number-columns-repeated="7"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11" table:formula="of:=[.L106]" office:value-type="float" office:value="6716836.73469388" calcext:value-type="float">
            <text:p>6.72E+006</text:p>
          </table:table-cell>
          <table:table-cell table:style-name="ce17"/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11"/>
          <table:table-cell table:style-name="Default" office:value-type="string" calcext:value-type="string">
            <text:p>in p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4" office:value-type="string" calcext:value-type="string">
            <text:p>Avg</text:p>
          </table:table-cell>
          <table:table-cell table:style-name="ce19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25" office:value-type="string" calcext:value-type="string">
            <text:p>writePPM</text:p>
          </table:table-cell>
          <table:table-cell office:value-type="float" office:value="131590000222.041" calcext:value-type="float">
            <text:p>131590000222.041</text:p>
          </table:table-cell>
          <table:table-cell office:value-type="float" office:value="131732939086.367" calcext:value-type="float">
            <text:p>131732939086.367</text:p>
          </table:table-cell>
          <table:table-cell office:value-type="float" office:value="131752102180.571" calcext:value-type="float">
            <text:p>131752102180.571</text:p>
          </table:table-cell>
          <table:table-cell office:value-type="float" office:value="131565775474.939" calcext:value-type="float">
            <text:p>131565775474.939</text:p>
          </table:table-cell>
          <table:table-cell office:value-type="float" office:value="131619877783.51" calcext:value-type="float">
            <text:p>131619877783.51</text:p>
          </table:table-cell>
          <table:table-cell office:value-type="float" office:value="131671836797.388" calcext:value-type="float">
            <text:p>131671836797.388</text:p>
          </table:table-cell>
          <table:table-cell office:value-type="float" office:value="131532673274.776" calcext:value-type="float">
            <text:p>131532673274.776</text:p>
          </table:table-cell>
          <table:table-cell office:value-type="float" office:value="131639489933.061" calcext:value-type="float">
            <text:p>131639489933.061</text:p>
          </table:table-cell>
          <table:table-cell table:style-name="ce25" office:value-type="string" calcext:value-type="string">
            <text:p>writePPM</text:p>
          </table:table-cell>
          <table:table-cell table:formula="of:=AVERAGE([.C24:.J24])" office:value-type="float" office:value="131638086844.082" calcext:value-type="float">
            <text:p>1.32E+011</text:p>
          </table:table-cell>
          <table:table-cell table:formula="of:=STDEV([.C24:.J24])" office:value-type="float" office:value="77572381.5316366" calcext:value-type="float">
            <text:p>7.76E+007</text:p>
          </table:table-cell>
          <table:table-cell table:formula="of:=[.M24]/[.L24]*100" office:value-type="float" office:value="0.0589285239487847" calcext:value-type="float">
            <text:p>0.06</text:p>
          </table:table-cell>
        </table:table-row>
        <table:table-row table:style-name="ro1">
          <table:table-cell/>
          <table:table-cell table:style-name="ce25" office:value-type="string" calcext:value-type="string">
            <text:p>computeWeights</text:p>
          </table:table-cell>
          <table:table-cell office:value-type="float" office:value="85254836767.3469" calcext:value-type="float">
            <text:p>85254836767.3469</text:p>
          </table:table-cell>
          <table:table-cell office:value-type="float" office:value="85261066240" calcext:value-type="float">
            <text:p>85261066240</text:p>
          </table:table-cell>
          <table:table-cell office:value-type="float" office:value="85261474565.2245" calcext:value-type="float">
            <text:p>85261474565.2245</text:p>
          </table:table-cell>
          <table:table-cell office:value-type="float" office:value="85263729684.898" calcext:value-type="float">
            <text:p>85263729684.898</text:p>
          </table:table-cell>
          <table:table-cell office:value-type="float" office:value="85279910494.0408" calcext:value-type="float">
            <text:p>85279910494.0408</text:p>
          </table:table-cell>
          <table:table-cell office:value-type="float" office:value="85260306160.3265" calcext:value-type="float">
            <text:p>85260306160.3265</text:p>
          </table:table-cell>
          <table:table-cell office:value-type="float" office:value="85271982100.898" calcext:value-type="float">
            <text:p>85271982100.898</text:p>
          </table:table-cell>
          <table:table-cell office:value-type="float" office:value="85266913259.102" calcext:value-type="float">
            <text:p>85266913259.102</text:p>
          </table:table-cell>
          <table:table-cell table:style-name="ce25" office:value-type="string" calcext:value-type="string">
            <text:p>computeWeights</text:p>
          </table:table-cell>
          <table:table-cell table:formula="of:=AVERAGE([.C25:.J25])" office:value-type="float" office:value="85265027408.9796" calcext:value-type="float">
            <text:p>8.53E+010</text:p>
          </table:table-cell>
          <table:table-cell table:formula="of:=STDEV([.C25:.J25])" office:value-type="float" office:value="7833694.65157294" calcext:value-type="float">
            <text:p>7.83E+006</text:p>
          </table:table-cell>
          <table:table-cell table:formula="of:=[.M25]/[.L25]*100" office:value-type="float" office:value="0.00918746511860963" calcext:value-type="float">
            <text:p>0.01</text:p>
          </table:table-cell>
        </table:table-row>
        <table:table-row table:style-name="ro1">
          <table:table-cell/>
          <table:table-cell table:style-name="ce25" office:value-type="string" calcext:value-type="string">
            <text:p>aggregateCost</text:p>
          </table:table-cell>
          <table:table-cell office:value-type="float" office:value="76275144269.3225" calcext:value-type="float">
            <text:p>76275144269.3225</text:p>
          </table:table-cell>
          <table:table-cell office:value-type="float" office:value="76293375074.917" calcext:value-type="float">
            <text:p>76293375074.917</text:p>
          </table:table-cell>
          <table:table-cell office:value-type="float" office:value="76282371797.8558" calcext:value-type="float">
            <text:p>76282371797.8558</text:p>
          </table:table-cell>
          <table:table-cell office:value-type="float" office:value="76300717001.6653" calcext:value-type="float">
            <text:p>76300717001.6653</text:p>
          </table:table-cell>
          <table:table-cell office:value-type="float" office:value="76281288999.3578" calcext:value-type="float">
            <text:p>76281288999.3578</text:p>
          </table:table-cell>
          <table:table-cell office:value-type="float" office:value="76282844955.5156" calcext:value-type="float">
            <text:p>76282844955.5156</text:p>
          </table:table-cell>
          <table:table-cell office:value-type="float" office:value="76279772038.7918" calcext:value-type="float">
            <text:p>76279772038.7918</text:p>
          </table:table-cell>
          <table:table-cell office:value-type="float" office:value="76103613558.4218" calcext:value-type="float">
            <text:p>76103613558.4218</text:p>
          </table:table-cell>
          <table:table-cell table:style-name="ce25" office:value-type="string" calcext:value-type="string">
            <text:p>aggregateCost</text:p>
          </table:table-cell>
          <table:table-cell table:formula="of:=AVERAGE([.C26:.J26])" office:value-type="float" office:value="76262390961.981" calcext:value-type="float">
            <text:p>7.63E+010</text:p>
          </table:table-cell>
          <table:table-cell table:formula="of:=STDEV([.C26:.J26])" office:value-type="float" office:value="64673519.2033567" calcext:value-type="float">
            <text:p>6.47E+007</text:p>
          </table:table-cell>
          <table:table-cell table:formula="of:=[.M26]/[.L26]*100" office:value-type="float" office:value="0.0848039490862519" calcext:value-type="float">
            <text:p>0.08</text:p>
          </table:table-cell>
        </table:table-row>
        <table:table-row table:style-name="ro1">
          <table:table-cell/>
          <table:table-cell table:style-name="ce25" office:value-type="string" calcext:value-type="string">
            <text:p>costConstruction</text:p>
          </table:table-cell>
          <table:table-cell office:value-type="float" office:value="13240759521.0014" calcext:value-type="float">
            <text:p>13240759521.0014</text:p>
          </table:table-cell>
          <table:table-cell office:value-type="float" office:value="13244940819.8531" calcext:value-type="float">
            <text:p>13244940819.8531</text:p>
          </table:table-cell>
          <table:table-cell office:value-type="float" office:value="13256540822.8136" calcext:value-type="float">
            <text:p>13256540822.8136</text:p>
          </table:table-cell>
          <table:table-cell office:value-type="float" office:value="13239578575.5864" calcext:value-type="float">
            <text:p>13239578575.5864</text:p>
          </table:table-cell>
          <table:table-cell office:value-type="float" office:value="13246785037.932" calcext:value-type="float">
            <text:p>13246785037.932</text:p>
          </table:table-cell>
          <table:table-cell office:value-type="float" office:value="13227907819.7986" calcext:value-type="float">
            <text:p>13227907819.7986</text:p>
          </table:table-cell>
          <table:table-cell office:value-type="float" office:value="13250044902.9224" calcext:value-type="float">
            <text:p>13250044902.9224</text:p>
          </table:table-cell>
          <table:table-cell office:value-type="float" office:value="13221334692.049" calcext:value-type="float">
            <text:p>13221334692.049</text:p>
          </table:table-cell>
          <table:table-cell table:style-name="ce25" office:value-type="string" calcext:value-type="string">
            <text:p>costConstruction</text:p>
          </table:table-cell>
          <table:table-cell table:formula="of:=AVERAGE([.C27:.J27])" office:value-type="float" office:value="13240986523.9946" calcext:value-type="float">
            <text:p>1.32E+010</text:p>
          </table:table-cell>
          <table:table-cell table:formula="of:=STDEV([.C27:.J27])" office:value-type="float" office:value="11542038.1433189" calcext:value-type="float">
            <text:p>1.15E+007</text:p>
          </table:table-cell>
          <table:table-cell table:formula="of:=[.M27]/[.L27]*100" office:value-type="float" office:value="0.0871690196376464" calcext:value-type="float">
            <text:p>0.09</text:p>
          </table:table-cell>
        </table:table-row>
        <table:table-row table:style-name="ro1">
          <table:table-cell/>
          <table:table-cell table:style-name="ce25" office:value-type="string" calcext:value-type="string">
            <text:p>census</text:p>
          </table:table-cell>
          <table:table-cell office:value-type="float" office:value="6851561231.67347" calcext:value-type="float">
            <text:p>6851561231.67347</text:p>
          </table:table-cell>
          <table:table-cell office:value-type="float" office:value="6853622433.95918" calcext:value-type="float">
            <text:p>6853622433.95918</text:p>
          </table:table-cell>
          <table:table-cell office:value-type="float" office:value="6843275504.32653" calcext:value-type="float">
            <text:p>6843275504.32653</text:p>
          </table:table-cell>
          <table:table-cell office:value-type="float" office:value="6850918363.42857" calcext:value-type="float">
            <text:p>6850918363.42857</text:p>
          </table:table-cell>
          <table:table-cell office:value-type="float" office:value="6828561219.91837" calcext:value-type="float">
            <text:p>6828561219.91837</text:p>
          </table:table-cell>
          <table:table-cell office:value-type="float" office:value="6854816334.36735" calcext:value-type="float">
            <text:p>6854816334.36735</text:p>
          </table:table-cell>
          <table:table-cell office:value-type="float" office:value="6842928582.53061" calcext:value-type="float">
            <text:p>6842928582.53061</text:p>
          </table:table-cell>
          <table:table-cell office:value-type="float" office:value="6847438764.40816" calcext:value-type="float">
            <text:p>6847438764.40816</text:p>
          </table:table-cell>
          <table:table-cell table:style-name="ce25" office:value-type="string" calcext:value-type="string">
            <text:p>census</text:p>
          </table:table-cell>
          <table:table-cell table:formula="of:=AVERAGE([.C28:.J28])" office:value-type="float" office:value="6846640304.32653" calcext:value-type="float">
            <text:p>6.85E+009</text:p>
          </table:table-cell>
          <table:table-cell table:formula="of:=STDEV([.C28:.J28])" office:value-type="float" office:value="8541533.03686958" calcext:value-type="float">
            <text:p>8.54E+006</text:p>
          </table:table-cell>
          <table:table-cell table:formula="of:=[.M28]/[.L28]*100" office:value-type="float" office:value="0.124755101147522" calcext:value-type="float">
            <text:p>0.12</text:p>
          </table:table-cell>
        </table:table-row>
        <table:table-row table:style-name="ro1">
          <table:table-cell/>
          <table:table-cell table:style-name="ce25" office:value-type="string" calcext:value-type="string">
            <text:p>rgb2Gray</text:p>
          </table:table-cell>
          <table:table-cell office:value-type="float" office:value="6679265300.89796" calcext:value-type="float">
            <text:p>6679265300.89796</text:p>
          </table:table-cell>
          <table:table-cell office:value-type="float" office:value="6673214291.59184" calcext:value-type="float">
            <text:p>6673214291.59184</text:p>
          </table:table-cell>
          <table:table-cell office:value-type="float" office:value="6680826535.18367" calcext:value-type="float">
            <text:p>6680826535.18367</text:p>
          </table:table-cell>
          <table:table-cell office:value-type="float" office:value="6675071435.7551" calcext:value-type="float">
            <text:p>6675071435.7551</text:p>
          </table:table-cell>
          <table:table-cell office:value-type="float" office:value="6702173481.79592" calcext:value-type="float">
            <text:p>6702173481.79592</text:p>
          </table:table-cell>
          <table:table-cell office:value-type="float" office:value="6676234678.85714" calcext:value-type="float">
            <text:p>6676234678.85714</text:p>
          </table:table-cell>
          <table:table-cell office:value-type="float" office:value="6681622449.63265" calcext:value-type="float">
            <text:p>6681622449.63265</text:p>
          </table:table-cell>
          <table:table-cell office:value-type="float" office:value="6689081641.79592" calcext:value-type="float">
            <text:p>6689081641.79592</text:p>
          </table:table-cell>
          <table:table-cell table:style-name="ce25" office:value-type="string" calcext:value-type="string">
            <text:p>rgb2Gray</text:p>
          </table:table-cell>
          <table:table-cell table:formula="of:=AVERAGE([.C29:.J29])" office:value-type="float" office:value="6682186226.93878" calcext:value-type="float">
            <text:p>6.68E+009</text:p>
          </table:table-cell>
          <table:table-cell table:formula="of:=STDEV([.C29:.J29])" office:value-type="float" office:value="9443609.48137671" calcext:value-type="float">
            <text:p>9.44E+006</text:p>
          </table:table-cell>
          <table:table-cell table:formula="of:=[.M29]/[.L29]*100" office:value-type="float" office:value="0.141325146601055" calcext:value-type="float">
            <text:p>0.14</text:p>
          </table:table-cell>
        </table:table-row>
        <table:table-row table:style-name="ro1">
          <table:table-cell/>
          <table:table-cell table:style-name="ce25" office:value-type="string" calcext:value-type="string">
            <text:p>disparitySelect</text:p>
          </table:table-cell>
          <table:table-cell office:value-type="float" office:value="6192015986.8517" calcext:value-type="float">
            <text:p>6192015986.8517</text:p>
          </table:table-cell>
          <table:table-cell office:value-type="float" office:value="6191130270.2585" calcext:value-type="float">
            <text:p>6191130270.2585</text:p>
          </table:table-cell>
          <table:table-cell office:value-type="float" office:value="6190387074.0898" calcext:value-type="float">
            <text:p>6190387074.0898</text:p>
          </table:table-cell>
          <table:table-cell office:value-type="float" office:value="6191115645.73606" calcext:value-type="float">
            <text:p>6191115645.73606</text:p>
          </table:table-cell>
          <table:table-cell office:value-type="float" office:value="6192013944.9034" calcext:value-type="float">
            <text:p>6192013944.9034</text:p>
          </table:table-cell>
          <table:table-cell office:value-type="float" office:value="6190693196.58231" calcext:value-type="float">
            <text:p>6190693196.58231</text:p>
          </table:table-cell>
          <table:table-cell office:value-type="float" office:value="6189439796.81088" calcext:value-type="float">
            <text:p>6189439796.81088</text:p>
          </table:table-cell>
          <table:table-cell office:value-type="float" office:value="6207147619.65714" calcext:value-type="float">
            <text:p>6207147619.65714</text:p>
          </table:table-cell>
          <table:table-cell table:style-name="ce25" office:value-type="string" calcext:value-type="string">
            <text:p>disparitySelect</text:p>
          </table:table-cell>
          <table:table-cell table:formula="of:=AVERAGE([.C30:.J30])" office:value-type="float" office:value="6192992941.86122" calcext:value-type="float">
            <text:p>6.19E+009</text:p>
          </table:table-cell>
          <table:table-cell table:formula="of:=STDEV([.C30:.J30])" office:value-type="float" office:value="5781321.90543977" calcext:value-type="float">
            <text:p>5.78E+006</text:p>
          </table:table-cell>
          <table:table-cell table:formula="of:=[.M30]/[.L30]*100" office:value-type="float" office:value="0.0933526319134197" calcext:value-type="float">
            <text:p>0.09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implode_Broadcast3_in</text:p>
          </table:table-cell>
          <table:table-cell office:value-type="float" office:value="5965632658.28571" calcext:value-type="float">
            <text:p>5965632658.28571</text:p>
          </table:table-cell>
          <table:table-cell office:value-type="float" office:value="5959285718.20408" calcext:value-type="float">
            <text:p>5959285718.20408</text:p>
          </table:table-cell>
          <table:table-cell office:value-type="float" office:value="5967530610.93878" calcext:value-type="float">
            <text:p>5967530610.93878</text:p>
          </table:table-cell>
          <table:table-cell office:value-type="float" office:value="5958714284.40816" calcext:value-type="float">
            <text:p>5958714284.40816</text:p>
          </table:table-cell>
          <table:table-cell office:value-type="float" office:value="5978489793.30612" calcext:value-type="float">
            <text:p>5978489793.30612</text:p>
          </table:table-cell>
          <table:table-cell office:value-type="float" office:value="5952061231.02041" calcext:value-type="float">
            <text:p>5952061231.02041</text:p>
          </table:table-cell>
          <table:table-cell office:value-type="float" office:value="5977387739.42857" calcext:value-type="float">
            <text:p>5977387739.42857</text:p>
          </table:table-cell>
          <table:table-cell office:value-type="float" office:value="6072448971.7551" calcext:value-type="float">
            <text:p>6072448971.7551</text:p>
          </table:table-cell>
          <table:table-cell table:style-name="ce26" office:value-type="string" calcext:value-type="string">
            <text:p>Cost_Parallel_Work_implode_Broadcast3_in</text:p>
          </table:table-cell>
          <table:table-cell table:style-name="ce27" table:formula="of:=AVERAGE([.C31:.J31])" office:value-type="float" office:value="5978943875.91837" calcext:value-type="float">
            <text:p>5.98E+009</text:p>
          </table:table-cell>
          <table:table-cell table:formula="of:=STDEV([.C31:.J31])" office:value-type="float" office:value="38861729.1830698" calcext:value-type="float">
            <text:p>3.89E+007</text:p>
          </table:table-cell>
          <table:table-cell table:formula="of:=[.M31]/[.L31]*100" office:value-type="float" office:value="0.649976483967257" calcext:value-type="float">
            <text:p>0.65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implode_Broadcast2_in</text:p>
          </table:table-cell>
          <table:table-cell office:value-type="float" office:value="5710653053.38776" calcext:value-type="float">
            <text:p>5710653053.38776</text:p>
          </table:table-cell>
          <table:table-cell office:value-type="float" office:value="5717673461.55102" calcext:value-type="float">
            <text:p>5717673461.55102</text:p>
          </table:table-cell>
          <table:table-cell office:value-type="float" office:value="5713612235.7551" calcext:value-type="float">
            <text:p>5713612235.7551</text:p>
          </table:table-cell>
          <table:table-cell office:value-type="float" office:value="5722469386.44898" calcext:value-type="float">
            <text:p>5722469386.44898</text:p>
          </table:table-cell>
          <table:table-cell office:value-type="float" office:value="5706510210.61225" calcext:value-type="float">
            <text:p>5706510210.61225</text:p>
          </table:table-cell>
          <table:table-cell office:value-type="float" office:value="5717122445.06123" calcext:value-type="float">
            <text:p>5717122445.06123</text:p>
          </table:table-cell>
          <table:table-cell office:value-type="float" office:value="5715428571.42857" calcext:value-type="float">
            <text:p>5715428571.42857</text:p>
          </table:table-cell>
          <table:table-cell office:value-type="float" office:value="5898653058.61224" calcext:value-type="float">
            <text:p>5898653058.61224</text:p>
          </table:table-cell>
          <table:table-cell table:style-name="ce26" office:value-type="string" calcext:value-type="string">
            <text:p>Cost_Parallel_Work_implode_Broadcast2_in</text:p>
          </table:table-cell>
          <table:table-cell table:style-name="ce27" table:formula="of:=AVERAGE([.C32:.J32])" office:value-type="float" office:value="5737765302.85714" calcext:value-type="float">
            <text:p>5.74E+009</text:p>
          </table:table-cell>
          <table:table-cell table:formula="of:=STDEV([.C32:.J32])" office:value-type="float" office:value="65184244.1080936" calcext:value-type="float">
            <text:p>6.52E+007</text:p>
          </table:table-cell>
          <table:table-cell table:formula="of:=[.M32]/[.L32]*100" office:value-type="float" office:value="1.13605629835774" calcext:value-type="float">
            <text:p>1.14</text:p>
          </table:table-cell>
        </table:table-row>
        <table:table-row table:style-name="ro1">
          <table:table-cell/>
          <table:table-cell table:style-name="ce25" office:value-type="string" calcext:value-type="string">
            <text:p>medianFilter</text:p>
          </table:table-cell>
          <table:table-cell office:value-type="float" office:value="4922239462.22585" calcext:value-type="float">
            <text:p>4922239462.22585</text:p>
          </table:table-cell>
          <table:table-cell office:value-type="float" office:value="4925349663.69524" calcext:value-type="float">
            <text:p>4925349663.69524</text:p>
          </table:table-cell>
          <table:table-cell office:value-type="float" office:value="4924453060.44082" calcext:value-type="float">
            <text:p>4924453060.44082</text:p>
          </table:table-cell>
          <table:table-cell office:value-type="float" office:value="4922561901.71429" calcext:value-type="float">
            <text:p>4922561901.71429</text:p>
          </table:table-cell>
          <table:table-cell office:value-type="float" office:value="4924889804.1034" calcext:value-type="float">
            <text:p>4924889804.1034</text:p>
          </table:table-cell>
          <table:table-cell office:value-type="float" office:value="4924172791.64082" calcext:value-type="float">
            <text:p>4924172791.64082</text:p>
          </table:table-cell>
          <table:table-cell office:value-type="float" office:value="4923470751.17279" calcext:value-type="float">
            <text:p>4923470751.17279</text:p>
          </table:table-cell>
          <table:table-cell office:value-type="float" office:value="4922838094.01905" calcext:value-type="float">
            <text:p>4922838094.01905</text:p>
          </table:table-cell>
          <table:table-cell table:style-name="ce25" office:value-type="string" calcext:value-type="string">
            <text:p>medianFilter</text:p>
          </table:table-cell>
          <table:table-cell table:formula="of:=AVERAGE([.C33:.J33])" office:value-type="float" office:value="4923746941.12653" calcext:value-type="float">
            <text:p>4.92E+009</text:p>
          </table:table-cell>
          <table:table-cell table:formula="of:=STDEV([.C33:.J33])" office:value-type="float" office:value="1142297.40701844" calcext:value-type="float">
            <text:p>1.14E+006</text:p>
          </table:table-cell>
          <table:table-cell table:formula="of:=[.M33]/[.L33]*100" office:value-type="float" office:value="0.02319975865285" calcext:value-type="float">
            <text:p>0.02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br_rgbL</text:p>
          </table:table-cell>
          <table:table-cell office:value-type="float" office:value="2461265303.5102" calcext:value-type="float">
            <text:p>2461265303.5102</text:p>
          </table:table-cell>
          <table:table-cell office:value-type="float" office:value="2465081636.57143" calcext:value-type="float">
            <text:p>2465081636.57143</text:p>
          </table:table-cell>
          <table:table-cell office:value-type="float" office:value="2456571428.57143" calcext:value-type="float">
            <text:p>2456571428.57143</text:p>
          </table:table-cell>
          <table:table-cell office:value-type="float" office:value="2462530612.2449" calcext:value-type="float">
            <text:p>2462530612.2449</text:p>
          </table:table-cell>
          <table:table-cell office:value-type="float" office:value="2430714284.40816" calcext:value-type="float">
            <text:p>2430714284.40816</text:p>
          </table:table-cell>
          <table:table-cell office:value-type="float" office:value="2483530616.16327" calcext:value-type="float">
            <text:p>2483530616.16327</text:p>
          </table:table-cell>
          <table:table-cell office:value-type="float" office:value="2432795914.44898" calcext:value-type="float">
            <text:p>2432795914.44898</text:p>
          </table:table-cell>
          <table:table-cell office:value-type="float" office:value="2478244895.34694" calcext:value-type="float">
            <text:p>2478244895.34694</text:p>
          </table:table-cell>
          <table:table-cell table:style-name="ce26" office:value-type="string" calcext:value-type="string">
            <text:p>Cost_Parallel_Work_br_rgbL</text:p>
          </table:table-cell>
          <table:table-cell table:style-name="ce27" table:formula="of:=AVERAGE([.C34:.J34])" office:value-type="float" office:value="2458841836.40816" calcext:value-type="float">
            <text:p>2.46E+009</text:p>
          </table:table-cell>
          <table:table-cell table:formula="of:=STDEV([.C34:.J34])" office:value-type="float" office:value="18970405.1164872" calcext:value-type="float">
            <text:p>1.90E+007</text:p>
          </table:table-cell>
          <table:table-cell table:formula="of:=[.M34]/[.L34]*100" office:value-type="float" office:value="0.771517908780944" calcext:value-type="float">
            <text:p>0.77</text:p>
          </table:table-cell>
        </table:table-row>
        <table:table-row table:style-name="ro1">
          <table:table-cell/>
          <table:table-cell table:style-name="ce25" office:value-type="string" calcext:value-type="string">
            <text:p>readPPM</text:p>
          </table:table-cell>
          <table:table-cell office:value-type="float" office:value="1818663263.34694" calcext:value-type="float">
            <text:p>1818663263.34694</text:p>
          </table:table-cell>
          <table:table-cell office:value-type="float" office:value="1815051019.7551" calcext:value-type="float">
            <text:p>1815051019.7551</text:p>
          </table:table-cell>
          <table:table-cell office:value-type="float" office:value="1820857142.85714" calcext:value-type="float">
            <text:p>1820857142.85714</text:p>
          </table:table-cell>
          <table:table-cell office:value-type="float" office:value="1819816326.53061" calcext:value-type="float">
            <text:p>1819816326.53061</text:p>
          </table:table-cell>
          <table:table-cell office:value-type="float" office:value="1803224489.79592" calcext:value-type="float">
            <text:p>1803224489.79592</text:p>
          </table:table-cell>
          <table:table-cell office:value-type="float" office:value="1815377549.06122" calcext:value-type="float">
            <text:p>1815377549.06122</text:p>
          </table:table-cell>
          <table:table-cell office:value-type="float" office:value="1801336735.34694" calcext:value-type="float">
            <text:p>1801336735.34694</text:p>
          </table:table-cell>
          <table:table-cell office:value-type="float" office:value="1813479593.79592" calcext:value-type="float">
            <text:p>1813479593.79592</text:p>
          </table:table-cell>
          <table:table-cell table:style-name="ce25" office:value-type="string" calcext:value-type="string">
            <text:p>readPPM</text:p>
          </table:table-cell>
          <table:table-cell table:formula="of:=AVERAGE([.C35:.J35])" office:value-type="float" office:value="1813475765.06122" calcext:value-type="float">
            <text:p>1.81E+009</text:p>
          </table:table-cell>
          <table:table-cell table:formula="of:=STDEV([.C35:.J35])" office:value-type="float" office:value="7369246.01434082" calcext:value-type="float">
            <text:p>7.37E+006</text:p>
          </table:table-cell>
          <table:table-cell table:formula="of:=[.M35]/[.L35]*100" office:value-type="float" office:value="0.406360325090533" calcext:value-type="float">
            <text:p>0.41</text:p>
          </table:table-cell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1457244896.65306" calcext:value-type="float">
            <text:p>1457244896.65306</text:p>
          </table:table-cell>
          <table:table-cell office:value-type="float" office:value="1450163265.30612" calcext:value-type="float">
            <text:p>1450163265.30612</text:p>
          </table:table-cell>
          <table:table-cell office:value-type="float" office:value="1467775511.5102" calcext:value-type="float">
            <text:p>1467775511.5102</text:p>
          </table:table-cell>
          <table:table-cell office:value-type="float" office:value="1435285712.97959" calcext:value-type="float">
            <text:p>1435285712.97959</text:p>
          </table:table-cell>
          <table:table-cell office:value-type="float" office:value="1491816327.83673" calcext:value-type="float">
            <text:p>1491816327.83673</text:p>
          </table:table-cell>
          <table:table-cell office:value-type="float" office:value="1442673470.69388" calcext:value-type="float">
            <text:p>1442673470.69388</text:p>
          </table:table-cell>
          <table:table-cell office:value-type="float" office:value="1463816327.83673" calcext:value-type="float">
            <text:p>1463816327.83673</text:p>
          </table:table-cell>
          <table:table-cell office:value-type="float" office:value="1488795919.67347" calcext:value-type="float">
            <text:p>1488795919.67347</text:p>
          </table:table-cell>
          <table:table-cell office:value-type="string" calcext:value-type="string">
            <text:p>Broadcast0</text:p>
          </table:table-cell>
          <table:table-cell table:formula="of:=AVERAGE([.C36:.J36])" office:value-type="float" office:value="1462196429.06122" calcext:value-type="float">
            <text:p>1.46E+009</text:p>
          </table:table-cell>
          <table:table-cell table:formula="of:=STDEV([.C36:.J36])" office:value-type="float" office:value="20330374.1231234" calcext:value-type="float">
            <text:p>2.03E+007</text:p>
          </table:table-cell>
          <table:table-cell table:formula="of:=[.M36]/[.L36]*100" office:value-type="float" office:value="1.39039965623334" calcext:value-type="float">
            <text:p>1.3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8</text:p>
          </table:table-cell>
          <table:table-cell office:value-type="float" office:value="627714285.714286" calcext:value-type="float">
            <text:p>627714285.714286</text:p>
          </table:table-cell>
          <table:table-cell office:value-type="float" office:value="628653061.22449" calcext:value-type="float">
            <text:p>628653061.22449</text:p>
          </table:table-cell>
          <table:table-cell office:value-type="float" office:value="633836734.693878" calcext:value-type="float">
            <text:p>633836734.693878</text:p>
          </table:table-cell>
          <table:table-cell office:value-type="float" office:value="626061224.489796" calcext:value-type="float">
            <text:p>626061224.489796</text:p>
          </table:table-cell>
          <table:table-cell office:value-type="float" office:value="645551020.408163" calcext:value-type="float">
            <text:p>645551020.408163</text:p>
          </table:table-cell>
          <table:table-cell office:value-type="float" office:value="625591836.734694" calcext:value-type="float">
            <text:p>625591836.734694</text:p>
          </table:table-cell>
          <table:table-cell office:value-type="float" office:value="630673469.387755" calcext:value-type="float">
            <text:p>630673469.387755</text:p>
          </table:table-cell>
          <table:table-cell office:value-type="float" office:value="641387755.102041" calcext:value-type="float">
            <text:p>641387755.102041</text:p>
          </table:table-cell>
          <table:table-cell office:value-type="string" calcext:value-type="string">
            <text:p>Cost_Parallel_Work_Broadcast5_18</text:p>
          </table:table-cell>
          <table:table-cell table:formula="of:=AVERAGE([.C37:.J37])" office:value-type="float" office:value="632433673.469388" calcext:value-type="float">
            <text:p>6.32E+008</text:p>
          </table:table-cell>
          <table:table-cell table:formula="of:=STDEV([.C37:.J37])" office:value-type="float" office:value="7380396.36407594" calcext:value-type="float">
            <text:p>7.38E+006</text:p>
          </table:table-cell>
          <table:table-cell table:formula="of:=[.M37]/[.L37]*100" office:value-type="float" office:value="1.16698345987632" calcext:value-type="float">
            <text:p>1.1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641510204.081633" calcext:value-type="float">
            <text:p>641510204.081633</text:p>
          </table:table-cell>
          <table:table-cell office:value-type="float" office:value="647979591.836735" calcext:value-type="float">
            <text:p>647979591.836735</text:p>
          </table:table-cell>
          <table:table-cell office:value-type="float" office:value="627510204.081633" calcext:value-type="float">
            <text:p>627510204.081633</text:p>
          </table:table-cell>
          <table:table-cell office:value-type="float" office:value="612469387.755102" calcext:value-type="float">
            <text:p>612469387.755102</text:p>
          </table:table-cell>
          <table:table-cell office:value-type="float" office:value="622367346.938776" calcext:value-type="float">
            <text:p>622367346.938776</text:p>
          </table:table-cell>
          <table:table-cell office:value-type="float" office:value="637857142.857143" calcext:value-type="float">
            <text:p>637857142.857143</text:p>
          </table:table-cell>
          <table:table-cell office:value-type="float" office:value="603591836.734694" calcext:value-type="float">
            <text:p>603591836.734694</text:p>
          </table:table-cell>
          <table:table-cell office:value-type="float" office:value="644326530.612245" calcext:value-type="float">
            <text:p>644326530.612245</text:p>
          </table:table-cell>
          <table:table-cell office:value-type="string" calcext:value-type="string">
            <text:p>Cost_Parallel_Work_Broadcast5_0</text:p>
          </table:table-cell>
          <table:table-cell table:formula="of:=AVERAGE([.C38:.J38])" office:value-type="float" office:value="629701530.612245" calcext:value-type="float">
            <text:p>6.30E+008</text:p>
          </table:table-cell>
          <table:table-cell table:formula="of:=STDEV([.C38:.J38])" office:value-type="float" office:value="15996392.2328501" calcext:value-type="float">
            <text:p>1.60E+007</text:p>
          </table:table-cell>
          <table:table-cell table:formula="of:=[.M38]/[.L38]*100" office:value-type="float" office:value="2.5403133794668" calcext:value-type="float">
            <text:p>2.5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7</text:p>
          </table:table-cell>
          <table:table-cell office:value-type="float" office:value="602571428.571429" calcext:value-type="float">
            <text:p>602571428.571429</text:p>
          </table:table-cell>
          <table:table-cell office:value-type="float" office:value="586122448.979592" calcext:value-type="float">
            <text:p>586122448.979592</text:p>
          </table:table-cell>
          <table:table-cell office:value-type="float" office:value="587755102.040816" calcext:value-type="float">
            <text:p>587755102.040816</text:p>
          </table:table-cell>
          <table:table-cell office:value-type="float" office:value="592714285.714286" calcext:value-type="float">
            <text:p>592714285.714286</text:p>
          </table:table-cell>
          <table:table-cell office:value-type="float" office:value="587714285.714286" calcext:value-type="float">
            <text:p>587714285.714286</text:p>
          </table:table-cell>
          <table:table-cell office:value-type="float" office:value="588000000" calcext:value-type="float">
            <text:p>588000000</text:p>
          </table:table-cell>
          <table:table-cell office:value-type="float" office:value="594897959.183674" calcext:value-type="float">
            <text:p>594897959.183674</text:p>
          </table:table-cell>
          <table:table-cell office:value-type="float" office:value="627000000" calcext:value-type="float">
            <text:p>627000000</text:p>
          </table:table-cell>
          <table:table-cell office:value-type="string" calcext:value-type="string">
            <text:p>Cost_Parallel_Work_Broadcast5_37</text:p>
          </table:table-cell>
          <table:table-cell table:formula="of:=AVERAGE([.C39:.J39])" office:value-type="float" office:value="595846938.77551" calcext:value-type="float">
            <text:p>5.96E+008</text:p>
          </table:table-cell>
          <table:table-cell table:formula="of:=STDEV([.C39:.J39])" office:value-type="float" office:value="13701950.234665" calcext:value-type="float">
            <text:p>1.37E+007</text:p>
          </table:table-cell>
          <table:table-cell table:formula="of:=[.M39]/[.L39]*100" office:value-type="float" office:value="2.29957550219576" calcext:value-type="float">
            <text:p>2.3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588734693.877551" calcext:value-type="float">
            <text:p>588734693.877551</text:p>
          </table:table-cell>
          <table:table-cell office:value-type="float" office:value="585632653.061225" calcext:value-type="float">
            <text:p>585632653.061225</text:p>
          </table:table-cell>
          <table:table-cell office:value-type="float" office:value="593224489.795918" calcext:value-type="float">
            <text:p>593224489.795918</text:p>
          </table:table-cell>
          <table:table-cell office:value-type="float" office:value="583734693.877551" calcext:value-type="float">
            <text:p>583734693.877551</text:p>
          </table:table-cell>
          <table:table-cell office:value-type="float" office:value="604326530.612245" calcext:value-type="float">
            <text:p>604326530.612245</text:p>
          </table:table-cell>
          <table:table-cell office:value-type="float" office:value="589102040.816327" calcext:value-type="float">
            <text:p>589102040.816327</text:p>
          </table:table-cell>
          <table:table-cell office:value-type="float" office:value="589918367.346939" calcext:value-type="float">
            <text:p>589918367.346939</text:p>
          </table:table-cell>
          <table:table-cell office:value-type="float" office:value="621224489.795918" calcext:value-type="float">
            <text:p>621224489.795918</text:p>
          </table:table-cell>
          <table:table-cell office:value-type="string" calcext:value-type="string">
            <text:p>Cost_Parallel_Work_Broadcast5_4</text:p>
          </table:table-cell>
          <table:table-cell table:formula="of:=AVERAGE([.C40:.J40])" office:value-type="float" office:value="594487244.897959" calcext:value-type="float">
            <text:p>5.94E+008</text:p>
          </table:table-cell>
          <table:table-cell table:formula="of:=STDEV([.C40:.J40])" office:value-type="float" office:value="12480123.7225414" calcext:value-type="float">
            <text:p>1.25E+007</text:p>
          </table:table-cell>
          <table:table-cell table:formula="of:=[.M40]/[.L40]*100" office:value-type="float" office:value="2.09930891363087" calcext:value-type="float">
            <text:p>2.1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6</text:p>
          </table:table-cell>
          <table:table-cell office:value-type="float" office:value="594061224.489796" calcext:value-type="float">
            <text:p>594061224.489796</text:p>
          </table:table-cell>
          <table:table-cell office:value-type="float" office:value="592591836.734694" calcext:value-type="float">
            <text:p>592591836.734694</text:p>
          </table:table-cell>
          <table:table-cell office:value-type="float" office:value="584714285.714286" calcext:value-type="float">
            <text:p>584714285.714286</text:p>
          </table:table-cell>
          <table:table-cell office:value-type="float" office:value="591428571.428571" calcext:value-type="float">
            <text:p>591428571.428571</text:p>
          </table:table-cell>
          <table:table-cell office:value-type="float" office:value="586836734.693878" calcext:value-type="float">
            <text:p>586836734.693878</text:p>
          </table:table-cell>
          <table:table-cell office:value-type="float" office:value="598000000" calcext:value-type="float">
            <text:p>598000000</text:p>
          </table:table-cell>
          <table:table-cell office:value-type="float" office:value="596061224.489796" calcext:value-type="float">
            <text:p>596061224.489796</text:p>
          </table:table-cell>
          <table:table-cell office:value-type="float" office:value="611040816.326531" calcext:value-type="float">
            <text:p>611040816.326531</text:p>
          </table:table-cell>
          <table:table-cell office:value-type="string" calcext:value-type="string">
            <text:p>Cost_Parallel_Work_Broadcast5_46</text:p>
          </table:table-cell>
          <table:table-cell table:formula="of:=AVERAGE([.C41:.J41])" office:value-type="float" office:value="594341836.734694" calcext:value-type="float">
            <text:p>5.94E+008</text:p>
          </table:table-cell>
          <table:table-cell table:formula="of:=STDEV([.C41:.J41])" office:value-type="float" office:value="8069687.77415198" calcext:value-type="float">
            <text:p>8.07E+006</text:p>
          </table:table-cell>
          <table:table-cell table:formula="of:=[.M41]/[.L41]*100" office:value-type="float" office:value="1.35775193253881" calcext:value-type="float">
            <text:p>1.3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</text:p>
          </table:table-cell>
          <table:table-cell office:value-type="float" office:value="586020408.163265" calcext:value-type="float">
            <text:p>586020408.163265</text:p>
          </table:table-cell>
          <table:table-cell office:value-type="float" office:value="591877551.020408" calcext:value-type="float">
            <text:p>591877551.020408</text:p>
          </table:table-cell>
          <table:table-cell office:value-type="float" office:value="587326530.612245" calcext:value-type="float">
            <text:p>587326530.612245</text:p>
          </table:table-cell>
          <table:table-cell office:value-type="float" office:value="590918367.346939" calcext:value-type="float">
            <text:p>590918367.346939</text:p>
          </table:table-cell>
          <table:table-cell office:value-type="float" office:value="586081632.653061" calcext:value-type="float">
            <text:p>586081632.653061</text:p>
          </table:table-cell>
          <table:table-cell office:value-type="float" office:value="586326530.612245" calcext:value-type="float">
            <text:p>586326530.612245</text:p>
          </table:table-cell>
          <table:table-cell office:value-type="float" office:value="588122448.979592" calcext:value-type="float">
            <text:p>588122448.979592</text:p>
          </table:table-cell>
          <table:table-cell office:value-type="float" office:value="630632653.061224" calcext:value-type="float">
            <text:p>630632653.061224</text:p>
          </table:table-cell>
          <table:table-cell office:value-type="string" calcext:value-type="string">
            <text:p>Cost_Parallel_Work_Broadcast5_22</text:p>
          </table:table-cell>
          <table:table-cell table:formula="of:=AVERAGE([.C42:.J42])" office:value-type="float" office:value="593413265.306122" calcext:value-type="float">
            <text:p>5.93E+008</text:p>
          </table:table-cell>
          <table:table-cell table:formula="of:=STDEV([.C42:.J42])" office:value-type="float" office:value="15201202.1066426" calcext:value-type="float">
            <text:p>1.52E+007</text:p>
          </table:table-cell>
          <table:table-cell table:formula="of:=[.M42]/[.L42]*100" office:value-type="float" office:value="2.56165525703251" calcext:value-type="float">
            <text:p>2.5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1</text:p>
          </table:table-cell>
          <table:table-cell office:value-type="float" office:value="578306122.44898" calcext:value-type="float">
            <text:p>578306122.44898</text:p>
          </table:table-cell>
          <table:table-cell office:value-type="float" office:value="587551020.408163" calcext:value-type="float">
            <text:p>587551020.408163</text:p>
          </table:table-cell>
          <table:table-cell office:value-type="float" office:value="594836734.693878" calcext:value-type="float">
            <text:p>594836734.693878</text:p>
          </table:table-cell>
          <table:table-cell office:value-type="float" office:value="576551020.408163" calcext:value-type="float">
            <text:p>576551020.408163</text:p>
          </table:table-cell>
          <table:table-cell office:value-type="float" office:value="598142857.142857" calcext:value-type="float">
            <text:p>598142857.142857</text:p>
          </table:table-cell>
          <table:table-cell office:value-type="float" office:value="584510204.081633" calcext:value-type="float">
            <text:p>584510204.081633</text:p>
          </table:table-cell>
          <table:table-cell office:value-type="float" office:value="592306122.44898" calcext:value-type="float">
            <text:p>592306122.44898</text:p>
          </table:table-cell>
          <table:table-cell office:value-type="float" office:value="601244897.959184" calcext:value-type="float">
            <text:p>601244897.959184</text:p>
          </table:table-cell>
          <table:table-cell office:value-type="string" calcext:value-type="string">
            <text:p>Cost_Parallel_Work_Broadcast5_21</text:p>
          </table:table-cell>
          <table:table-cell table:formula="of:=AVERAGE([.C43:.J43])" office:value-type="float" office:value="589181122.44898" calcext:value-type="float">
            <text:p>5.89E+008</text:p>
          </table:table-cell>
          <table:table-cell table:formula="of:=STDEV([.C43:.J43])" office:value-type="float" office:value="9022660.01930714" calcext:value-type="float">
            <text:p>9.02E+006</text:p>
          </table:table-cell>
          <table:table-cell table:formula="of:=[.M43]/[.L43]*100" office:value-type="float" office:value="1.53138986901069" calcext:value-type="float">
            <text:p>1.5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572979591.836735" calcext:value-type="float">
            <text:p>572979591.836735</text:p>
          </table:table-cell>
          <table:table-cell office:value-type="float" office:value="574877551.020408" calcext:value-type="float">
            <text:p>574877551.020408</text:p>
          </table:table-cell>
          <table:table-cell office:value-type="float" office:value="564367346.938776" calcext:value-type="float">
            <text:p>564367346.938776</text:p>
          </table:table-cell>
          <table:table-cell office:value-type="float" office:value="575163265.306122" calcext:value-type="float">
            <text:p>575163265.306122</text:p>
          </table:table-cell>
          <table:table-cell office:value-type="float" office:value="557020408.163265" calcext:value-type="float">
            <text:p>557020408.163265</text:p>
          </table:table-cell>
          <table:table-cell office:value-type="float" office:value="566795918.367347" calcext:value-type="float">
            <text:p>566795918.367347</text:p>
          </table:table-cell>
          <table:table-cell office:value-type="float" office:value="567510204.081633" calcext:value-type="float">
            <text:p>567510204.081633</text:p>
          </table:table-cell>
          <table:table-cell office:value-type="float" office:value="574081632.653061" calcext:value-type="float">
            <text:p>574081632.653061</text:p>
          </table:table-cell>
          <table:table-cell office:value-type="string" calcext:value-type="string">
            <text:p>Cost_Parallel_Work_Broadcast5_9</text:p>
          </table:table-cell>
          <table:table-cell table:formula="of:=AVERAGE([.C44:.J44])" office:value-type="float" office:value="569099489.795918" calcext:value-type="float">
            <text:p>5.69E+008</text:p>
          </table:table-cell>
          <table:table-cell table:formula="of:=STDEV([.C44:.J44])" office:value-type="float" office:value="6393768.88367654" calcext:value-type="float">
            <text:p>6.39E+006</text:p>
          </table:table-cell>
          <table:table-cell table:formula="of:=[.M44]/[.L44]*100" office:value-type="float" office:value="1.12348877451452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575469387.755102" calcext:value-type="float">
            <text:p>575469387.755102</text:p>
          </table:table-cell>
          <table:table-cell office:value-type="float" office:value="560469387.755102" calcext:value-type="float">
            <text:p>560469387.755102</text:p>
          </table:table-cell>
          <table:table-cell office:value-type="float" office:value="542346938.77551" calcext:value-type="float">
            <text:p>542346938.77551</text:p>
          </table:table-cell>
          <table:table-cell office:value-type="float" office:value="562857142.857143" calcext:value-type="float">
            <text:p>562857142.857143</text:p>
          </table:table-cell>
          <table:table-cell office:value-type="float" office:value="563775510.204082" calcext:value-type="float">
            <text:p>563775510.204082</text:p>
          </table:table-cell>
          <table:table-cell office:value-type="float" office:value="557755102.040816" calcext:value-type="float">
            <text:p>557755102.040816</text:p>
          </table:table-cell>
          <table:table-cell office:value-type="float" office:value="561000000" calcext:value-type="float">
            <text:p>561000000</text:p>
          </table:table-cell>
          <table:table-cell office:value-type="float" office:value="605081632.653061" calcext:value-type="float">
            <text:p>605081632.653061</text:p>
          </table:table-cell>
          <table:table-cell office:value-type="string" calcext:value-type="string">
            <text:p>Cost_Parallel_Work_Broadcast5_5</text:p>
          </table:table-cell>
          <table:table-cell table:formula="of:=AVERAGE([.C45:.J45])" office:value-type="float" office:value="566094387.755102" calcext:value-type="float">
            <text:p>5.66E+008</text:p>
          </table:table-cell>
          <table:table-cell table:formula="of:=STDEV([.C45:.J45])" office:value-type="float" office:value="18184888.8139166" calcext:value-type="float">
            <text:p>1.82E+007</text:p>
          </table:table-cell>
          <table:table-cell table:formula="of:=[.M45]/[.L45]*100" office:value-type="float" office:value="3.21234218308195" calcext:value-type="float">
            <text:p>3.2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541734693.877551" calcext:value-type="float">
            <text:p>541734693.877551</text:p>
          </table:table-cell>
          <table:table-cell office:value-type="float" office:value="544346938.77551" calcext:value-type="float">
            <text:p>544346938.77551</text:p>
          </table:table-cell>
          <table:table-cell office:value-type="float" office:value="546346938.77551" calcext:value-type="float">
            <text:p>546346938.77551</text:p>
          </table:table-cell>
          <table:table-cell office:value-type="float" office:value="538918367.346939" calcext:value-type="float">
            <text:p>538918367.346939</text:p>
          </table:table-cell>
          <table:table-cell office:value-type="float" office:value="558040816.326531" calcext:value-type="float">
            <text:p>558040816.326531</text:p>
          </table:table-cell>
          <table:table-cell office:value-type="float" office:value="563387755.102041" calcext:value-type="float">
            <text:p>563387755.102041</text:p>
          </table:table-cell>
          <table:table-cell office:value-type="float" office:value="560816326.530612" calcext:value-type="float">
            <text:p>560816326.530612</text:p>
          </table:table-cell>
          <table:table-cell office:value-type="float" office:value="594979591.836735" calcext:value-type="float">
            <text:p>594979591.836735</text:p>
          </table:table-cell>
          <table:table-cell office:value-type="string" calcext:value-type="string">
            <text:p>Cost_Parallel_Work_Broadcast5_14</text:p>
          </table:table-cell>
          <table:table-cell table:formula="of:=AVERAGE([.C46:.J46])" office:value-type="float" office:value="556071428.571429" calcext:value-type="float">
            <text:p>5.56E+008</text:p>
          </table:table-cell>
          <table:table-cell table:formula="of:=STDEV([.C46:.J46])" office:value-type="float" office:value="18227001.8738861" calcext:value-type="float">
            <text:p>1.82E+007</text:p>
          </table:table-cell>
          <table:table-cell table:formula="of:=[.M46]/[.L46]*100" office:value-type="float" office:value="3.27781665040984" calcext:value-type="float">
            <text:p>3.2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</text:p>
          </table:table-cell>
          <table:table-cell office:value-type="float" office:value="545551020.408163" calcext:value-type="float">
            <text:p>545551020.408163</text:p>
          </table:table-cell>
          <table:table-cell office:value-type="float" office:value="555163265.306122" calcext:value-type="float">
            <text:p>555163265.306122</text:p>
          </table:table-cell>
          <table:table-cell office:value-type="float" office:value="542142857.142857" calcext:value-type="float">
            <text:p>542142857.142857</text:p>
          </table:table-cell>
          <table:table-cell office:value-type="float" office:value="550285714.285714" calcext:value-type="float">
            <text:p>550285714.285714</text:p>
          </table:table-cell>
          <table:table-cell office:value-type="float" office:value="530959183.673469" calcext:value-type="float">
            <text:p>530959183.673469</text:p>
          </table:table-cell>
          <table:table-cell office:value-type="float" office:value="547163265.306122" calcext:value-type="float">
            <text:p>547163265.306122</text:p>
          </table:table-cell>
          <table:table-cell office:value-type="float" office:value="542857142.857143" calcext:value-type="float">
            <text:p>542857142.857143</text:p>
          </table:table-cell>
          <table:table-cell office:value-type="float" office:value="553551020.408163" calcext:value-type="float">
            <text:p>553551020.408163</text:p>
          </table:table-cell>
          <table:table-cell office:value-type="string" calcext:value-type="string">
            <text:p>Cost_Parallel_Work_Broadcast5_55</text:p>
          </table:table-cell>
          <table:table-cell table:formula="of:=AVERAGE([.C47:.J47])" office:value-type="float" office:value="545959183.673469" calcext:value-type="float">
            <text:p>5.46E+008</text:p>
          </table:table-cell>
          <table:table-cell table:formula="of:=STDEV([.C47:.J47])" office:value-type="float" office:value="7670661.97636092" calcext:value-type="float">
            <text:p>7.67E+006</text:p>
          </table:table-cell>
          <table:table-cell table:formula="of:=[.M47]/[.L47]*100" office:value-type="float" office:value="1.40498817599314" calcext:value-type="float">
            <text:p>1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540530612.244898" calcext:value-type="float">
            <text:p>540530612.244898</text:p>
          </table:table-cell>
          <table:table-cell office:value-type="float" office:value="535734693.877551" calcext:value-type="float">
            <text:p>535734693.877551</text:p>
          </table:table-cell>
          <table:table-cell office:value-type="float" office:value="534734693.877551" calcext:value-type="float">
            <text:p>534734693.877551</text:p>
          </table:table-cell>
          <table:table-cell office:value-type="float" office:value="530183673.469388" calcext:value-type="float">
            <text:p>530183673.469388</text:p>
          </table:table-cell>
          <table:table-cell office:value-type="float" office:value="550795918.367347" calcext:value-type="float">
            <text:p>550795918.367347</text:p>
          </table:table-cell>
          <table:table-cell office:value-type="float" office:value="551632653.061224" calcext:value-type="float">
            <text:p>551632653.061224</text:p>
          </table:table-cell>
          <table:table-cell office:value-type="float" office:value="520612244.897959" calcext:value-type="float">
            <text:p>520612244.897959</text:p>
          </table:table-cell>
          <table:table-cell office:value-type="float" office:value="600591836.734694" calcext:value-type="float">
            <text:p>600591836.734694</text:p>
          </table:table-cell>
          <table:table-cell office:value-type="string" calcext:value-type="string">
            <text:p>Cost_Parallel_Work_Broadcast5_10</text:p>
          </table:table-cell>
          <table:table-cell table:formula="of:=AVERAGE([.C48:.J48])" office:value-type="float" office:value="545602040.816326" calcext:value-type="float">
            <text:p>5.46E+008</text:p>
          </table:table-cell>
          <table:table-cell table:formula="of:=STDEV([.C48:.J48])" office:value-type="float" office:value="24467533.6130694" calcext:value-type="float">
            <text:p>2.45E+007</text:p>
          </table:table-cell>
          <table:table-cell table:formula="of:=[.M48]/[.L48]*100" office:value-type="float" office:value="4.48450184982103" calcext:value-type="float">
            <text:p>4.4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3</text:p>
          </table:table-cell>
          <table:table-cell office:value-type="float" office:value="525204081.632653" calcext:value-type="float">
            <text:p>525204081.632653</text:p>
          </table:table-cell>
          <table:table-cell office:value-type="float" office:value="512346938.77551" calcext:value-type="float">
            <text:p>512346938.77551</text:p>
          </table:table-cell>
          <table:table-cell office:value-type="float" office:value="517020408.163265" calcext:value-type="float">
            <text:p>517020408.163265</text:p>
          </table:table-cell>
          <table:table-cell office:value-type="float" office:value="519795918.367347" calcext:value-type="float">
            <text:p>519795918.367347</text:p>
          </table:table-cell>
          <table:table-cell office:value-type="float" office:value="498224489.795918" calcext:value-type="float">
            <text:p>498224489.795918</text:p>
          </table:table-cell>
          <table:table-cell office:value-type="float" office:value="514857142.857143" calcext:value-type="float">
            <text:p>514857142.857143</text:p>
          </table:table-cell>
          <table:table-cell office:value-type="float" office:value="517020408.163265" calcext:value-type="float">
            <text:p>517020408.163265</text:p>
          </table:table-cell>
          <table:table-cell office:value-type="float" office:value="602183673.469388" calcext:value-type="float">
            <text:p>602183673.469388</text:p>
          </table:table-cell>
          <table:table-cell office:value-type="string" calcext:value-type="string">
            <text:p>Cost_Parallel_Work_Broadcast5_43</text:p>
          </table:table-cell>
          <table:table-cell table:formula="of:=AVERAGE([.C49:.J49])" office:value-type="float" office:value="525831632.653061" calcext:value-type="float">
            <text:p>5.26E+008</text:p>
          </table:table-cell>
          <table:table-cell table:formula="of:=STDEV([.C49:.J49])" office:value-type="float" office:value="31816805.7345393" calcext:value-type="float">
            <text:p>3.18E+007</text:p>
          </table:table-cell>
          <table:table-cell table:formula="of:=[.M49]/[.L49]*100" office:value-type="float" office:value="6.05075917057499" calcext:value-type="float">
            <text:p>6.0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</text:p>
          </table:table-cell>
          <table:table-cell office:value-type="float" office:value="513367346.938776" calcext:value-type="float">
            <text:p>513367346.938776</text:p>
          </table:table-cell>
          <table:table-cell office:value-type="float" office:value="515551020.408163" calcext:value-type="float">
            <text:p>515551020.408163</text:p>
          </table:table-cell>
          <table:table-cell office:value-type="float" office:value="511857142.857143" calcext:value-type="float">
            <text:p>511857142.857143</text:p>
          </table:table-cell>
          <table:table-cell office:value-type="float" office:value="508775510.204082" calcext:value-type="float">
            <text:p>508775510.204082</text:p>
          </table:table-cell>
          <table:table-cell office:value-type="float" office:value="525122448.979592" calcext:value-type="float">
            <text:p>525122448.979592</text:p>
          </table:table-cell>
          <table:table-cell office:value-type="float" office:value="516244897.959184" calcext:value-type="float">
            <text:p>516244897.959184</text:p>
          </table:table-cell>
          <table:table-cell office:value-type="float" office:value="514000000" calcext:value-type="float">
            <text:p>514000000</text:p>
          </table:table-cell>
          <table:table-cell office:value-type="float" office:value="525020408.163265" calcext:value-type="float">
            <text:p>525020408.163265</text:p>
          </table:table-cell>
          <table:table-cell office:value-type="string" calcext:value-type="string">
            <text:p>Cost_Parallel_Work_Broadcast5_56</text:p>
          </table:table-cell>
          <table:table-cell table:formula="of:=AVERAGE([.C50:.J50])" office:value-type="float" office:value="516242346.938776" calcext:value-type="float">
            <text:p>5.16E+008</text:p>
          </table:table-cell>
          <table:table-cell table:formula="of:=STDEV([.C50:.J50])" office:value-type="float" office:value="5912044.85351486" calcext:value-type="float">
            <text:p>5.91E+006</text:p>
          </table:table-cell>
          <table:table-cell table:formula="of:=[.M50]/[.L50]*100" office:value-type="float" office:value="1.14520726332743" calcext:value-type="float">
            <text:p>1.1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500897959.183673" calcext:value-type="float">
            <text:p>500897959.183673</text:p>
          </table:table-cell>
          <table:table-cell office:value-type="float" office:value="503795918.367347" calcext:value-type="float">
            <text:p>503795918.367347</text:p>
          </table:table-cell>
          <table:table-cell office:value-type="float" office:value="505448979.591837" calcext:value-type="float">
            <text:p>505448979.591837</text:p>
          </table:table-cell>
          <table:table-cell office:value-type="float" office:value="511612244.897959" calcext:value-type="float">
            <text:p>511612244.897959</text:p>
          </table:table-cell>
          <table:table-cell office:value-type="float" office:value="504693877.55102" calcext:value-type="float">
            <text:p>504693877.55102</text:p>
          </table:table-cell>
          <table:table-cell office:value-type="float" office:value="484122448.979592" calcext:value-type="float">
            <text:p>484122448.979592</text:p>
          </table:table-cell>
          <table:table-cell office:value-type="float" office:value="503612244.897959" calcext:value-type="float">
            <text:p>503612244.897959</text:p>
          </table:table-cell>
          <table:table-cell office:value-type="float" office:value="597612244.897959" calcext:value-type="float">
            <text:p>597612244.897959</text:p>
          </table:table-cell>
          <table:table-cell office:value-type="string" calcext:value-type="string">
            <text:p>Cost_Parallel_Work_Broadcast5_12</text:p>
          </table:table-cell>
          <table:table-cell table:formula="of:=AVERAGE([.C51:.J51])" office:value-type="float" office:value="513974489.795918" calcext:value-type="float">
            <text:p>5.14E+008</text:p>
          </table:table-cell>
          <table:table-cell table:formula="of:=STDEV([.C51:.J51])" office:value-type="float" office:value="34708557.6042058" calcext:value-type="float">
            <text:p>3.47E+007</text:p>
          </table:table-cell>
          <table:table-cell table:formula="of:=[.M51]/[.L51]*100" office:value-type="float" office:value="6.75297282127512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504959183.673469" calcext:value-type="float">
            <text:p>504959183.673469</text:p>
          </table:table-cell>
          <table:table-cell office:value-type="float" office:value="515612244.897959" calcext:value-type="float">
            <text:p>515612244.897959</text:p>
          </table:table-cell>
          <table:table-cell office:value-type="float" office:value="502265306.122449" calcext:value-type="float">
            <text:p>502265306.122449</text:p>
          </table:table-cell>
          <table:table-cell office:value-type="float" office:value="510285714.285714" calcext:value-type="float">
            <text:p>510285714.285714</text:p>
          </table:table-cell>
          <table:table-cell office:value-type="float" office:value="496020408.163265" calcext:value-type="float">
            <text:p>496020408.163265</text:p>
          </table:table-cell>
          <table:table-cell office:value-type="float" office:value="497061224.489796" calcext:value-type="float">
            <text:p>497061224.489796</text:p>
          </table:table-cell>
          <table:table-cell office:value-type="float" office:value="502959183.673469" calcext:value-type="float">
            <text:p>502959183.673469</text:p>
          </table:table-cell>
          <table:table-cell office:value-type="float" office:value="520632653.061224" calcext:value-type="float">
            <text:p>520632653.061224</text:p>
          </table:table-cell>
          <table:table-cell office:value-type="string" calcext:value-type="string">
            <text:p>Cost_Parallel_Work_Broadcast5_1</text:p>
          </table:table-cell>
          <table:table-cell table:formula="of:=AVERAGE([.C52:.J52])" office:value-type="float" office:value="506224489.795918" calcext:value-type="float">
            <text:p>5.06E+008</text:p>
          </table:table-cell>
          <table:table-cell table:formula="of:=STDEV([.C52:.J52])" office:value-type="float" office:value="8686983.12703247" calcext:value-type="float">
            <text:p>8.69E+006</text:p>
          </table:table-cell>
          <table:table-cell table:formula="of:=[.M52]/[.L52]*100" office:value-type="float" office:value="1.7160337561967" calcext:value-type="float">
            <text:p>1.7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6</text:p>
          </table:table-cell>
          <table:table-cell office:value-type="float" office:value="493591836.734694" calcext:value-type="float">
            <text:p>493591836.734694</text:p>
          </table:table-cell>
          <table:table-cell office:value-type="float" office:value="497816326.530612" calcext:value-type="float">
            <text:p>497816326.530612</text:p>
          </table:table-cell>
          <table:table-cell office:value-type="float" office:value="493040816.326531" calcext:value-type="float">
            <text:p>493040816.326531</text:p>
          </table:table-cell>
          <table:table-cell office:value-type="float" office:value="495897959.183673" calcext:value-type="float">
            <text:p>495897959.183673</text:p>
          </table:table-cell>
          <table:table-cell office:value-type="float" office:value="488346938.77551" calcext:value-type="float">
            <text:p>488346938.77551</text:p>
          </table:table-cell>
          <table:table-cell office:value-type="float" office:value="497469387.755102" calcext:value-type="float">
            <text:p>497469387.755102</text:p>
          </table:table-cell>
          <table:table-cell office:value-type="float" office:value="497306122.44898" calcext:value-type="float">
            <text:p>497306122.44898</text:p>
          </table:table-cell>
          <table:table-cell office:value-type="float" office:value="531938775.510204" calcext:value-type="float">
            <text:p>531938775.510204</text:p>
          </table:table-cell>
          <table:table-cell office:value-type="string" calcext:value-type="string">
            <text:p>Cost_Parallel_Work_Broadcast5_36</text:p>
          </table:table-cell>
          <table:table-cell table:formula="of:=AVERAGE([.C53:.J53])" office:value-type="float" office:value="499426020.408163" calcext:value-type="float">
            <text:p>4.99E+008</text:p>
          </table:table-cell>
          <table:table-cell table:formula="of:=STDEV([.C53:.J53])" office:value-type="float" office:value="13511870.6198222" calcext:value-type="float">
            <text:p>1.35E+007</text:p>
          </table:table-cell>
          <table:table-cell table:formula="of:=[.M53]/[.L53]*100" office:value-type="float" office:value="2.70547990446701" calcext:value-type="float">
            <text:p>2.7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9</text:p>
          </table:table-cell>
          <table:table-cell office:value-type="float" office:value="481673469.387755" calcext:value-type="float">
            <text:p>481673469.387755</text:p>
          </table:table-cell>
          <table:table-cell office:value-type="float" office:value="478387755.102041" calcext:value-type="float">
            <text:p>478387755.102041</text:p>
          </table:table-cell>
          <table:table-cell office:value-type="float" office:value="477979591.836735" calcext:value-type="float">
            <text:p>477979591.836735</text:p>
          </table:table-cell>
          <table:table-cell office:value-type="float" office:value="489142857.142857" calcext:value-type="float">
            <text:p>489142857.142857</text:p>
          </table:table-cell>
          <table:table-cell office:value-type="float" office:value="475102040.816327" calcext:value-type="float">
            <text:p>475102040.816327</text:p>
          </table:table-cell>
          <table:table-cell office:value-type="float" office:value="488306122.44898" calcext:value-type="float">
            <text:p>488306122.44898</text:p>
          </table:table-cell>
          <table:table-cell office:value-type="float" office:value="478285714.285714" calcext:value-type="float">
            <text:p>478285714.285714</text:p>
          </table:table-cell>
          <table:table-cell office:value-type="float" office:value="514816326.530612" calcext:value-type="float">
            <text:p>514816326.530612</text:p>
          </table:table-cell>
          <table:table-cell office:value-type="string" calcext:value-type="string">
            <text:p>Cost_Parallel_Work_Broadcast5_49</text:p>
          </table:table-cell>
          <table:table-cell table:formula="of:=AVERAGE([.C54:.J54])" office:value-type="float" office:value="485461734.693878" calcext:value-type="float">
            <text:p>4.85E+008</text:p>
          </table:table-cell>
          <table:table-cell table:formula="of:=STDEV([.C54:.J54])" office:value-type="float" office:value="12887016.6959505" calcext:value-type="float">
            <text:p>1.29E+007</text:p>
          </table:table-cell>
          <table:table-cell table:formula="of:=[.M54]/[.L54]*100" office:value-type="float" office:value="2.65458959480644" calcext:value-type="float">
            <text:p>2.6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5</text:p>
          </table:table-cell>
          <table:table-cell office:value-type="float" office:value="434571428.571429" calcext:value-type="float">
            <text:p>434571428.571429</text:p>
          </table:table-cell>
          <table:table-cell office:value-type="float" office:value="433755102.040816" calcext:value-type="float">
            <text:p>433755102.040816</text:p>
          </table:table-cell>
          <table:table-cell office:value-type="float" office:value="431877551.020408" calcext:value-type="float">
            <text:p>431877551.020408</text:p>
          </table:table-cell>
          <table:table-cell office:value-type="float" office:value="434000000" calcext:value-type="float">
            <text:p>434000000</text:p>
          </table:table-cell>
          <table:table-cell office:value-type="float" office:value="429367346.938776" calcext:value-type="float">
            <text:p>429367346.938776</text:p>
          </table:table-cell>
          <table:table-cell office:value-type="float" office:value="440326530.612245" calcext:value-type="float">
            <text:p>440326530.612245</text:p>
          </table:table-cell>
          <table:table-cell office:value-type="float" office:value="431693877.55102" calcext:value-type="float">
            <text:p>431693877.55102</text:p>
          </table:table-cell>
          <table:table-cell office:value-type="float" office:value="445428571.428571" calcext:value-type="float">
            <text:p>445428571.428571</text:p>
          </table:table-cell>
          <table:table-cell office:value-type="string" calcext:value-type="string">
            <text:p>Cost_Parallel_Work_Broadcast5_35</text:p>
          </table:table-cell>
          <table:table-cell table:formula="of:=AVERAGE([.C55:.J55])" office:value-type="float" office:value="435127551.020408" calcext:value-type="float">
            <text:p>4.35E+008</text:p>
          </table:table-cell>
          <table:table-cell table:formula="of:=STDEV([.C55:.J55])" office:value-type="float" office:value="5239100.72007485" calcext:value-type="float">
            <text:p>5.24E+006</text:p>
          </table:table-cell>
          <table:table-cell table:formula="of:=[.M55]/[.L55]*100" office:value-type="float" office:value="1.20403792124602" calcext:value-type="float">
            <text:p>1.2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</text:p>
          </table:table-cell>
          <table:table-cell office:value-type="float" office:value="419612244.897959" calcext:value-type="float">
            <text:p>419612244.897959</text:p>
          </table:table-cell>
          <table:table-cell office:value-type="float" office:value="411122448.979592" calcext:value-type="float">
            <text:p>411122448.979592</text:p>
          </table:table-cell>
          <table:table-cell office:value-type="float" office:value="424857142.857143" calcext:value-type="float">
            <text:p>424857142.857143</text:p>
          </table:table-cell>
          <table:table-cell office:value-type="float" office:value="411265306.122449" calcext:value-type="float">
            <text:p>411265306.122449</text:p>
          </table:table-cell>
          <table:table-cell office:value-type="float" office:value="418795918.367347" calcext:value-type="float">
            <text:p>418795918.367347</text:p>
          </table:table-cell>
          <table:table-cell office:value-type="float" office:value="410122448.979592" calcext:value-type="float">
            <text:p>410122448.979592</text:p>
          </table:table-cell>
          <table:table-cell office:value-type="float" office:value="415591836.734694" calcext:value-type="float">
            <text:p>415591836.734694</text:p>
          </table:table-cell>
          <table:table-cell office:value-type="float" office:value="438306122.44898" calcext:value-type="float">
            <text:p>438306122.44898</text:p>
          </table:table-cell>
          <table:table-cell office:value-type="string" calcext:value-type="string">
            <text:p>Cost_Parallel_Work_Broadcast5_53</text:p>
          </table:table-cell>
          <table:table-cell table:formula="of:=AVERAGE([.C56:.J56])" office:value-type="float" office:value="418709183.67347" calcext:value-type="float">
            <text:p>4.19E+008</text:p>
          </table:table-cell>
          <table:table-cell table:formula="of:=STDEV([.C56:.J56])" office:value-type="float" office:value="9404255.68503903" calcext:value-type="float">
            <text:p>9.40E+006</text:p>
          </table:table-cell>
          <table:table-cell table:formula="of:=[.M56]/[.L56]*100" office:value-type="float" office:value="2.24601132521921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395857142.857143" calcext:value-type="float">
            <text:p>395857142.857143</text:p>
          </table:table-cell>
          <table:table-cell office:value-type="float" office:value="397510204.081633" calcext:value-type="float">
            <text:p>397510204.081633</text:p>
          </table:table-cell>
          <table:table-cell office:value-type="float" office:value="405102040.816327" calcext:value-type="float">
            <text:p>405102040.816327</text:p>
          </table:table-cell>
          <table:table-cell office:value-type="float" office:value="392346938.77551" calcext:value-type="float">
            <text:p>392346938.77551</text:p>
          </table:table-cell>
          <table:table-cell office:value-type="float" office:value="389020408.163265" calcext:value-type="float">
            <text:p>389020408.163265</text:p>
          </table:table-cell>
          <table:table-cell office:value-type="float" office:value="399959183.673469" calcext:value-type="float">
            <text:p>399959183.673469</text:p>
          </table:table-cell>
          <table:table-cell office:value-type="float" office:value="390591836.734694" calcext:value-type="float">
            <text:p>390591836.734694</text:p>
          </table:table-cell>
          <table:table-cell office:value-type="float" office:value="431551020.408163" calcext:value-type="float">
            <text:p>431551020.408163</text:p>
          </table:table-cell>
          <table:table-cell office:value-type="string" calcext:value-type="string">
            <text:p>Cost_Parallel_Work_Broadcast5_11</text:p>
          </table:table-cell>
          <table:table-cell table:formula="of:=AVERAGE([.C57:.J57])" office:value-type="float" office:value="400242346.938776" calcext:value-type="float">
            <text:p>4.00E+008</text:p>
          </table:table-cell>
          <table:table-cell table:formula="of:=STDEV([.C57:.J57])" office:value-type="float" office:value="13690592.113906" calcext:value-type="float">
            <text:p>1.37E+007</text:p>
          </table:table-cell>
          <table:table-cell table:formula="of:=[.M57]/[.L57]*100" office:value-type="float" office:value="3.42057561340459" calcext:value-type="float">
            <text:p>3.4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9</text:p>
          </table:table-cell>
          <table:table-cell office:value-type="float" office:value="388081632.653061" calcext:value-type="float">
            <text:p>388081632.653061</text:p>
          </table:table-cell>
          <table:table-cell office:value-type="float" office:value="395122448.979592" calcext:value-type="float">
            <text:p>395122448.979592</text:p>
          </table:table-cell>
          <table:table-cell office:value-type="float" office:value="388306122.44898" calcext:value-type="float">
            <text:p>388306122.44898</text:p>
          </table:table-cell>
          <table:table-cell office:value-type="float" office:value="395244897.959184" calcext:value-type="float">
            <text:p>395244897.959184</text:p>
          </table:table-cell>
          <table:table-cell office:value-type="float" office:value="379530612.244898" calcext:value-type="float">
            <text:p>379530612.244898</text:p>
          </table:table-cell>
          <table:table-cell office:value-type="float" office:value="387040816.326531" calcext:value-type="float">
            <text:p>387040816.326531</text:p>
          </table:table-cell>
          <table:table-cell office:value-type="float" office:value="389755102.040816" calcext:value-type="float">
            <text:p>389755102.040816</text:p>
          </table:table-cell>
          <table:table-cell office:value-type="float" office:value="420061224.489796" calcext:value-type="float">
            <text:p>420061224.489796</text:p>
          </table:table-cell>
          <table:table-cell office:value-type="string" calcext:value-type="string">
            <text:p>Cost_Parallel_Work_Broadcast5_39</text:p>
          </table:table-cell>
          <table:table-cell table:formula="of:=AVERAGE([.C58:.J58])" office:value-type="float" office:value="392892857.142857" calcext:value-type="float">
            <text:p>3.93E+008</text:p>
          </table:table-cell>
          <table:table-cell table:formula="of:=STDEV([.C58:.J58])" office:value-type="float" office:value="12044268.6655219" calcext:value-type="float">
            <text:p>1.20E+007</text:p>
          </table:table-cell>
          <table:table-cell table:formula="of:=[.M58]/[.L58]*100" office:value-type="float" office:value="3.06553515711857" calcext:value-type="float">
            <text:p>3.0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0</text:p>
          </table:table-cell>
          <table:table-cell office:value-type="float" office:value="385755102.040816" calcext:value-type="float">
            <text:p>385755102.040816</text:p>
          </table:table-cell>
          <table:table-cell office:value-type="float" office:value="391102040.816327" calcext:value-type="float">
            <text:p>391102040.816327</text:p>
          </table:table-cell>
          <table:table-cell office:value-type="float" office:value="380102040.816327" calcext:value-type="float">
            <text:p>380102040.816327</text:p>
          </table:table-cell>
          <table:table-cell office:value-type="float" office:value="381020408.163265" calcext:value-type="float">
            <text:p>381020408.163265</text:p>
          </table:table-cell>
          <table:table-cell office:value-type="float" office:value="395367346.938776" calcext:value-type="float">
            <text:p>395367346.938776</text:p>
          </table:table-cell>
          <table:table-cell office:value-type="float" office:value="382204081.632653" calcext:value-type="float">
            <text:p>382204081.632653</text:p>
          </table:table-cell>
          <table:table-cell office:value-type="float" office:value="394448979.591837" calcext:value-type="float">
            <text:p>394448979.591837</text:p>
          </table:table-cell>
          <table:table-cell office:value-type="float" office:value="424244897.959184" calcext:value-type="float">
            <text:p>424244897.959184</text:p>
          </table:table-cell>
          <table:table-cell office:value-type="string" calcext:value-type="string">
            <text:p>Cost_Parallel_Work_Broadcast5_30</text:p>
          </table:table-cell>
          <table:table-cell table:formula="of:=AVERAGE([.C59:.J59])" office:value-type="float" office:value="391780612.244898" calcext:value-type="float">
            <text:p>3.92E+008</text:p>
          </table:table-cell>
          <table:table-cell table:formula="of:=STDEV([.C59:.J59])" office:value-type="float" office:value="14415085.800559" calcext:value-type="float">
            <text:p>1.44E+007</text:p>
          </table:table-cell>
          <table:table-cell table:formula="of:=[.M59]/[.L59]*100" office:value-type="float" office:value="3.67937701612152" calcext:value-type="float">
            <text:p>3.6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8</text:p>
          </table:table-cell>
          <table:table-cell office:value-type="float" office:value="384734693.877551" calcext:value-type="float">
            <text:p>384734693.877551</text:p>
          </table:table-cell>
          <table:table-cell office:value-type="float" office:value="385204081.632653" calcext:value-type="float">
            <text:p>385204081.632653</text:p>
          </table:table-cell>
          <table:table-cell office:value-type="float" office:value="389428571.428571" calcext:value-type="float">
            <text:p>389428571.428571</text:p>
          </table:table-cell>
          <table:table-cell office:value-type="float" office:value="382408163.265306" calcext:value-type="float">
            <text:p>382408163.265306</text:p>
          </table:table-cell>
          <table:table-cell office:value-type="float" office:value="390061224.489796" calcext:value-type="float">
            <text:p>390061224.489796</text:p>
          </table:table-cell>
          <table:table-cell office:value-type="float" office:value="385632653.061224" calcext:value-type="float">
            <text:p>385632653.061224</text:p>
          </table:table-cell>
          <table:table-cell office:value-type="float" office:value="378081632.653061" calcext:value-type="float">
            <text:p>378081632.653061</text:p>
          </table:table-cell>
          <table:table-cell office:value-type="float" office:value="426204081.632653" calcext:value-type="float">
            <text:p>426204081.632653</text:p>
          </table:table-cell>
          <table:table-cell office:value-type="string" calcext:value-type="string">
            <text:p>Cost_Parallel_Work_Broadcast5_38</text:p>
          </table:table-cell>
          <table:table-cell table:formula="of:=AVERAGE([.C60:.J60])" office:value-type="float" office:value="390219387.755102" calcext:value-type="float">
            <text:p>3.90E+008</text:p>
          </table:table-cell>
          <table:table-cell table:formula="of:=STDEV([.C60:.J60])" office:value-type="float" office:value="15024561.9098163" calcext:value-type="float">
            <text:p>1.50E+007</text:p>
          </table:table-cell>
          <table:table-cell table:formula="of:=[.M60]/[.L60]*100" office:value-type="float" office:value="3.8502858600264" calcext:value-type="float">
            <text:p>3.8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381979591.836735" calcext:value-type="float">
            <text:p>381979591.836735</text:p>
          </table:table-cell>
          <table:table-cell office:value-type="float" office:value="385061224.489796" calcext:value-type="float">
            <text:p>385061224.489796</text:p>
          </table:table-cell>
          <table:table-cell office:value-type="float" office:value="388244897.959184" calcext:value-type="float">
            <text:p>388244897.959184</text:p>
          </table:table-cell>
          <table:table-cell office:value-type="float" office:value="382938775.510204" calcext:value-type="float">
            <text:p>382938775.510204</text:p>
          </table:table-cell>
          <table:table-cell office:value-type="float" office:value="397020408.163265" calcext:value-type="float">
            <text:p>397020408.163265</text:p>
          </table:table-cell>
          <table:table-cell office:value-type="float" office:value="390183673.469388" calcext:value-type="float">
            <text:p>390183673.469388</text:p>
          </table:table-cell>
          <table:table-cell office:value-type="float" office:value="391408163.265306" calcext:value-type="float">
            <text:p>391408163.265306</text:p>
          </table:table-cell>
          <table:table-cell office:value-type="float" office:value="404306122.44898" calcext:value-type="float">
            <text:p>404306122.44898</text:p>
          </table:table-cell>
          <table:table-cell office:value-type="string" calcext:value-type="string">
            <text:p>Cost_Parallel_Work_Broadcast5_2</text:p>
          </table:table-cell>
          <table:table-cell table:formula="of:=AVERAGE([.C61:.J61])" office:value-type="float" office:value="390142857.142857" calcext:value-type="float">
            <text:p>3.90E+008</text:p>
          </table:table-cell>
          <table:table-cell table:formula="of:=STDEV([.C61:.J61])" office:value-type="float" office:value="7535292.10579474" calcext:value-type="float">
            <text:p>7.54E+006</text:p>
          </table:table-cell>
          <table:table-cell table:formula="of:=[.M61]/[.L61]*100" office:value-type="float" office:value="1.93141870159514" calcext:value-type="float">
            <text:p>1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3</text:p>
          </table:table-cell>
          <table:table-cell office:value-type="float" office:value="389632653.061224" calcext:value-type="float">
            <text:p>389632653.061224</text:p>
          </table:table-cell>
          <table:table-cell office:value-type="float" office:value="382163265.306122" calcext:value-type="float">
            <text:p>382163265.306122</text:p>
          </table:table-cell>
          <table:table-cell office:value-type="float" office:value="384469387.755102" calcext:value-type="float">
            <text:p>384469387.755102</text:p>
          </table:table-cell>
          <table:table-cell office:value-type="float" office:value="384306122.44898" calcext:value-type="float">
            <text:p>384306122.44898</text:p>
          </table:table-cell>
          <table:table-cell office:value-type="float" office:value="377816326.530612" calcext:value-type="float">
            <text:p>377816326.530612</text:p>
          </table:table-cell>
          <table:table-cell office:value-type="float" office:value="388448979.591837" calcext:value-type="float">
            <text:p>388448979.591837</text:p>
          </table:table-cell>
          <table:table-cell office:value-type="float" office:value="384306122.44898" calcext:value-type="float">
            <text:p>384306122.44898</text:p>
          </table:table-cell>
          <table:table-cell office:value-type="float" office:value="401142857.142857" calcext:value-type="float">
            <text:p>401142857.142857</text:p>
          </table:table-cell>
          <table:table-cell office:value-type="string" calcext:value-type="string">
            <text:p>Cost_Parallel_Work_Broadcast5_33</text:p>
          </table:table-cell>
          <table:table-cell table:formula="of:=AVERAGE([.C62:.J62])" office:value-type="float" office:value="386535714.285714" calcext:value-type="float">
            <text:p>3.87E+008</text:p>
          </table:table-cell>
          <table:table-cell table:formula="of:=STDEV([.C62:.J62])" office:value-type="float" office:value="6927977.79308948" calcext:value-type="float">
            <text:p>6.93E+006</text:p>
          </table:table-cell>
          <table:table-cell table:formula="of:=[.M62]/[.L62]*100" office:value-type="float" office:value="1.79232540151996" calcext:value-type="float">
            <text:p>1.7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</text:p>
          </table:table-cell>
          <table:table-cell office:value-type="float" office:value="378000000" calcext:value-type="float">
            <text:p>378000000</text:p>
          </table:table-cell>
          <table:table-cell office:value-type="float" office:value="372938775.510204" calcext:value-type="float">
            <text:p>372938775.510204</text:p>
          </table:table-cell>
          <table:table-cell office:value-type="float" office:value="376714285.714286" calcext:value-type="float">
            <text:p>376714285.714286</text:p>
          </table:table-cell>
          <table:table-cell office:value-type="float" office:value="370734693.877551" calcext:value-type="float">
            <text:p>370734693.877551</text:p>
          </table:table-cell>
          <table:table-cell office:value-type="float" office:value="369775510.204082" calcext:value-type="float">
            <text:p>369775510.204082</text:p>
          </table:table-cell>
          <table:table-cell office:value-type="float" office:value="380632653.061224" calcext:value-type="float">
            <text:p>380632653.061224</text:p>
          </table:table-cell>
          <table:table-cell office:value-type="float" office:value="377061224.489796" calcext:value-type="float">
            <text:p>377061224.489796</text:p>
          </table:table-cell>
          <table:table-cell office:value-type="float" office:value="395959183.673469" calcext:value-type="float">
            <text:p>395959183.673469</text:p>
          </table:table-cell>
          <table:table-cell office:value-type="string" calcext:value-type="string">
            <text:p>Cost_Parallel_Work_Broadcast5_25</text:p>
          </table:table-cell>
          <table:table-cell table:formula="of:=AVERAGE([.C63:.J63])" office:value-type="float" office:value="377727040.816326" calcext:value-type="float">
            <text:p>3.78E+008</text:p>
          </table:table-cell>
          <table:table-cell table:formula="of:=STDEV([.C63:.J63])" office:value-type="float" office:value="8258712.68164516" calcext:value-type="float">
            <text:p>8.26E+006</text:p>
          </table:table-cell>
          <table:table-cell table:formula="of:=[.M63]/[.L63]*100" office:value-type="float" office:value="2.18642347230339" calcext:value-type="float">
            <text:p>2.1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0</text:p>
          </table:table-cell>
          <table:table-cell office:value-type="float" office:value="371877551.020408" calcext:value-type="float">
            <text:p>371877551.020408</text:p>
          </table:table-cell>
          <table:table-cell office:value-type="float" office:value="371183673.469388" calcext:value-type="float">
            <text:p>371183673.469388</text:p>
          </table:table-cell>
          <table:table-cell office:value-type="float" office:value="376285714.285714" calcext:value-type="float">
            <text:p>376285714.285714</text:p>
          </table:table-cell>
          <table:table-cell office:value-type="float" office:value="372571428.571429" calcext:value-type="float">
            <text:p>372571428.571429</text:p>
          </table:table-cell>
          <table:table-cell office:value-type="float" office:value="383816326.530612" calcext:value-type="float">
            <text:p>383816326.530612</text:p>
          </table:table-cell>
          <table:table-cell office:value-type="float" office:value="372285714.285714" calcext:value-type="float">
            <text:p>372285714.285714</text:p>
          </table:table-cell>
          <table:table-cell office:value-type="float" office:value="367693877.55102" calcext:value-type="float">
            <text:p>367693877.55102</text:p>
          </table:table-cell>
          <table:table-cell office:value-type="float" office:value="392102040.816327" calcext:value-type="float">
            <text:p>392102040.816327</text:p>
          </table:table-cell>
          <table:table-cell office:value-type="string" calcext:value-type="string">
            <text:p>Cost_Parallel_Work_Broadcast5_40</text:p>
          </table:table-cell>
          <table:table-cell table:formula="of:=AVERAGE([.C64:.J64])" office:value-type="float" office:value="375977040.816326" calcext:value-type="float">
            <text:p>3.76E+008</text:p>
          </table:table-cell>
          <table:table-cell table:formula="of:=STDEV([.C64:.J64])" office:value-type="float" office:value="8063873.33312134" calcext:value-type="float">
            <text:p>8.06E+006</text:p>
          </table:table-cell>
          <table:table-cell table:formula="of:=[.M64]/[.L64]*100" office:value-type="float" office:value="2.14477812677416" calcext:value-type="float">
            <text:p>2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</text:p>
          </table:table-cell>
          <table:table-cell office:value-type="float" office:value="361346938.77551" calcext:value-type="float">
            <text:p>361346938.77551</text:p>
          </table:table-cell>
          <table:table-cell office:value-type="float" office:value="363653061.22449" calcext:value-type="float">
            <text:p>363653061.22449</text:p>
          </table:table-cell>
          <table:table-cell office:value-type="float" office:value="371755102.040816" calcext:value-type="float">
            <text:p>371755102.040816</text:p>
          </table:table-cell>
          <table:table-cell office:value-type="float" office:value="361734693.877551" calcext:value-type="float">
            <text:p>361734693.877551</text:p>
          </table:table-cell>
          <table:table-cell office:value-type="float" office:value="368653061.22449" calcext:value-type="float">
            <text:p>368653061.22449</text:p>
          </table:table-cell>
          <table:table-cell office:value-type="float" office:value="375122448.979592" calcext:value-type="float">
            <text:p>375122448.979592</text:p>
          </table:table-cell>
          <table:table-cell office:value-type="float" office:value="372632653.061224" calcext:value-type="float">
            <text:p>372632653.061224</text:p>
          </table:table-cell>
          <table:table-cell office:value-type="float" office:value="379142857.142857" calcext:value-type="float">
            <text:p>379142857.142857</text:p>
          </table:table-cell>
          <table:table-cell office:value-type="string" calcext:value-type="string">
            <text:p>Cost_Parallel_Work_Broadcast5_24</text:p>
          </table:table-cell>
          <table:table-cell table:formula="of:=AVERAGE([.C65:.J65])" office:value-type="float" office:value="369255102.040816" calcext:value-type="float">
            <text:p>3.69E+008</text:p>
          </table:table-cell>
          <table:table-cell table:formula="of:=STDEV([.C65:.J65])" office:value-type="float" office:value="6554085.00291998" calcext:value-type="float">
            <text:p>6.55E+006</text:p>
          </table:table-cell>
          <table:table-cell table:formula="of:=[.M65]/[.L65]*100" office:value-type="float" office:value="1.7749477168214" calcext:value-type="float">
            <text:p>1.7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</text:p>
          </table:table-cell>
          <table:table-cell office:value-type="float" office:value="362877551.020408" calcext:value-type="float">
            <text:p>362877551.020408</text:p>
          </table:table-cell>
          <table:table-cell office:value-type="float" office:value="367142857.142857" calcext:value-type="float">
            <text:p>367142857.142857</text:p>
          </table:table-cell>
          <table:table-cell office:value-type="float" office:value="360979591.836735" calcext:value-type="float">
            <text:p>360979591.836735</text:p>
          </table:table-cell>
          <table:table-cell office:value-type="float" office:value="358816326.530612" calcext:value-type="float">
            <text:p>358816326.530612</text:p>
          </table:table-cell>
          <table:table-cell office:value-type="float" office:value="367795918.367347" calcext:value-type="float">
            <text:p>367795918.367347</text:p>
          </table:table-cell>
          <table:table-cell office:value-type="float" office:value="358714285.714286" calcext:value-type="float">
            <text:p>358714285.714286</text:p>
          </table:table-cell>
          <table:table-cell office:value-type="float" office:value="358857142.857143" calcext:value-type="float">
            <text:p>358857142.857143</text:p>
          </table:table-cell>
          <table:table-cell office:value-type="float" office:value="379306122.44898" calcext:value-type="float">
            <text:p>379306122.44898</text:p>
          </table:table-cell>
          <table:table-cell office:value-type="string" calcext:value-type="string">
            <text:p>Cost_Parallel_Work_Broadcast5_54</text:p>
          </table:table-cell>
          <table:table-cell table:formula="of:=AVERAGE([.C66:.J66])" office:value-type="float" office:value="364311224.489796" calcext:value-type="float">
            <text:p>3.64E+008</text:p>
          </table:table-cell>
          <table:table-cell table:formula="of:=STDEV([.C66:.J66])" office:value-type="float" office:value="7065307.89092052" calcext:value-type="float">
            <text:p>7.07E+006</text:p>
          </table:table-cell>
          <table:table-cell table:formula="of:=[.M66]/[.L66]*100" office:value-type="float" office:value="1.93936047422508" calcext:value-type="float">
            <text:p>1.9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6</text:p>
          </table:table-cell>
          <table:table-cell office:value-type="float" office:value="360897959.183673" calcext:value-type="float">
            <text:p>360897959.183673</text:p>
          </table:table-cell>
          <table:table-cell office:value-type="float" office:value="366285714.285714" calcext:value-type="float">
            <text:p>366285714.285714</text:p>
          </table:table-cell>
          <table:table-cell office:value-type="float" office:value="362918367.346939" calcext:value-type="float">
            <text:p>362918367.346939</text:p>
          </table:table-cell>
          <table:table-cell office:value-type="float" office:value="362102040.816327" calcext:value-type="float">
            <text:p>362102040.816327</text:p>
          </table:table-cell>
          <table:table-cell office:value-type="float" office:value="355693877.55102" calcext:value-type="float">
            <text:p>355693877.55102</text:p>
          </table:table-cell>
          <table:table-cell office:value-type="float" office:value="365448979.591837" calcext:value-type="float">
            <text:p>365448979.591837</text:p>
          </table:table-cell>
          <table:table-cell office:value-type="float" office:value="358795918.367347" calcext:value-type="float">
            <text:p>358795918.367347</text:p>
          </table:table-cell>
          <table:table-cell office:value-type="float" office:value="381265306.122449" calcext:value-type="float">
            <text:p>381265306.122449</text:p>
          </table:table-cell>
          <table:table-cell office:value-type="string" calcext:value-type="string">
            <text:p>Cost_Parallel_Work_Broadcast5_16</text:p>
          </table:table-cell>
          <table:table-cell table:formula="of:=AVERAGE([.C67:.J67])" office:value-type="float" office:value="364176020.408163" calcext:value-type="float">
            <text:p>3.64E+008</text:p>
          </table:table-cell>
          <table:table-cell table:formula="of:=STDEV([.C67:.J67])" office:value-type="float" office:value="7705618.84920545" calcext:value-type="float">
            <text:p>7.71E+006</text:p>
          </table:table-cell>
          <table:table-cell table:formula="of:=[.M67]/[.L67]*100" office:value-type="float" office:value="2.11590506167021" calcext:value-type="float">
            <text:p>2.1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8</text:p>
          </table:table-cell>
          <table:table-cell office:value-type="float" office:value="340326530.612245" calcext:value-type="float">
            <text:p>340326530.612245</text:p>
          </table:table-cell>
          <table:table-cell office:value-type="float" office:value="342183673.469388" calcext:value-type="float">
            <text:p>342183673.469388</text:p>
          </table:table-cell>
          <table:table-cell office:value-type="float" office:value="344408163.265306" calcext:value-type="float">
            <text:p>344408163.265306</text:p>
          </table:table-cell>
          <table:table-cell office:value-type="float" office:value="347653061.22449" calcext:value-type="float">
            <text:p>347653061.22449</text:p>
          </table:table-cell>
          <table:table-cell office:value-type="float" office:value="342306122.44898" calcext:value-type="float">
            <text:p>342306122.44898</text:p>
          </table:table-cell>
          <table:table-cell office:value-type="float" office:value="353448979.591837" calcext:value-type="float">
            <text:p>353448979.591837</text:p>
          </table:table-cell>
          <table:table-cell office:value-type="float" office:value="342244897.959184" calcext:value-type="float">
            <text:p>342244897.959184</text:p>
          </table:table-cell>
          <table:table-cell office:value-type="float" office:value="370510204.081633" calcext:value-type="float">
            <text:p>370510204.081633</text:p>
          </table:table-cell>
          <table:table-cell office:value-type="string" calcext:value-type="string">
            <text:p>Cost_Parallel_Work_Broadcast5_48</text:p>
          </table:table-cell>
          <table:table-cell table:formula="of:=AVERAGE([.C68:.J68])" office:value-type="float" office:value="347885204.081633" calcext:value-type="float">
            <text:p>3.48E+008</text:p>
          </table:table-cell>
          <table:table-cell table:formula="of:=STDEV([.C68:.J68])" office:value-type="float" office:value="10053926.9302412" calcext:value-type="float">
            <text:p>1.01E+007</text:p>
          </table:table-cell>
          <table:table-cell table:formula="of:=[.M68]/[.L68]*100" office:value-type="float" office:value="2.89001280085543" calcext:value-type="float">
            <text:p>2.8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7</text:p>
          </table:table-cell>
          <table:table-cell office:value-type="float" office:value="341734693.877551" calcext:value-type="float">
            <text:p>341734693.877551</text:p>
          </table:table-cell>
          <table:table-cell office:value-type="float" office:value="348530612.244898" calcext:value-type="float">
            <text:p>348530612.244898</text:p>
          </table:table-cell>
          <table:table-cell office:value-type="float" office:value="344367346.938776" calcext:value-type="float">
            <text:p>344367346.938776</text:p>
          </table:table-cell>
          <table:table-cell office:value-type="float" office:value="348816326.530612" calcext:value-type="float">
            <text:p>348816326.530612</text:p>
          </table:table-cell>
          <table:table-cell office:value-type="float" office:value="335020408.163265" calcext:value-type="float">
            <text:p>335020408.163265</text:p>
          </table:table-cell>
          <table:table-cell office:value-type="float" office:value="339428571.428571" calcext:value-type="float">
            <text:p>339428571.428571</text:p>
          </table:table-cell>
          <table:table-cell office:value-type="float" office:value="335938775.510204" calcext:value-type="float">
            <text:p>335938775.510204</text:p>
          </table:table-cell>
          <table:table-cell office:value-type="float" office:value="360653061.22449" calcext:value-type="float">
            <text:p>360653061.22449</text:p>
          </table:table-cell>
          <table:table-cell office:value-type="string" calcext:value-type="string">
            <text:p>Cost_Parallel_Work_Broadcast5_17</text:p>
          </table:table-cell>
          <table:table-cell table:formula="of:=AVERAGE([.C69:.J69])" office:value-type="float" office:value="344311224.489796" calcext:value-type="float">
            <text:p>3.44E+008</text:p>
          </table:table-cell>
          <table:table-cell table:formula="of:=STDEV([.C69:.J69])" office:value-type="float" office:value="8384117.0917743" calcext:value-type="float">
            <text:p>8.38E+006</text:p>
          </table:table-cell>
          <table:table-cell table:formula="of:=[.M69]/[.L69]*100" office:value-type="float" office:value="2.43504030523489" calcext:value-type="float">
            <text:p>2.4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</text:p>
          </table:table-cell>
          <table:table-cell office:value-type="float" office:value="337510204.081633" calcext:value-type="float">
            <text:p>337510204.081633</text:p>
          </table:table-cell>
          <table:table-cell office:value-type="float" office:value="334428571.428571" calcext:value-type="float">
            <text:p>334428571.428571</text:p>
          </table:table-cell>
          <table:table-cell office:value-type="float" office:value="336040816.326531" calcext:value-type="float">
            <text:p>336040816.326531</text:p>
          </table:table-cell>
          <table:table-cell office:value-type="float" office:value="335979591.836735" calcext:value-type="float">
            <text:p>335979591.836735</text:p>
          </table:table-cell>
          <table:table-cell office:value-type="float" office:value="337224489.795918" calcext:value-type="float">
            <text:p>337224489.795918</text:p>
          </table:table-cell>
          <table:table-cell office:value-type="float" office:value="342632653.061224" calcext:value-type="float">
            <text:p>342632653.061224</text:p>
          </table:table-cell>
          <table:table-cell office:value-type="float" office:value="338857142.857143" calcext:value-type="float">
            <text:p>338857142.857143</text:p>
          </table:table-cell>
          <table:table-cell office:value-type="float" office:value="365693877.55102" calcext:value-type="float">
            <text:p>365693877.55102</text:p>
          </table:table-cell>
          <table:table-cell office:value-type="string" calcext:value-type="string">
            <text:p>Cost_Parallel_Work_Broadcast5_57</text:p>
          </table:table-cell>
          <table:table-cell table:formula="of:=AVERAGE([.C70:.J70])" office:value-type="float" office:value="341045918.367347" calcext:value-type="float">
            <text:p>3.41E+008</text:p>
          </table:table-cell>
          <table:table-cell table:formula="of:=STDEV([.C70:.J70])" office:value-type="float" office:value="10257004.160513" calcext:value-type="float">
            <text:p>1.03E+007</text:p>
          </table:table-cell>
          <table:table-cell table:formula="of:=[.M70]/[.L70]*100" office:value-type="float" office:value="3.00751412291202" calcext:value-type="float">
            <text:p>3.0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</text:p>
          </table:table-cell>
          <table:table-cell office:value-type="float" office:value="272816326.530612" calcext:value-type="float">
            <text:p>272816326.530612</text:p>
          </table:table-cell>
          <table:table-cell office:value-type="float" office:value="278612244.897959" calcext:value-type="float">
            <text:p>278612244.897959</text:p>
          </table:table-cell>
          <table:table-cell office:value-type="float" office:value="268979591.836735" calcext:value-type="float">
            <text:p>268979591.836735</text:p>
          </table:table-cell>
          <table:table-cell office:value-type="float" office:value="281081632.653061" calcext:value-type="float">
            <text:p>281081632.653061</text:p>
          </table:table-cell>
          <table:table-cell office:value-type="float" office:value="268102040.816327" calcext:value-type="float">
            <text:p>268102040.816327</text:p>
          </table:table-cell>
          <table:table-cell office:value-type="float" office:value="275918367.346939" calcext:value-type="float">
            <text:p>275918367.346939</text:p>
          </table:table-cell>
          <table:table-cell office:value-type="float" office:value="272102040.816327" calcext:value-type="float">
            <text:p>272102040.816327</text:p>
          </table:table-cell>
          <table:table-cell office:value-type="float" office:value="271857142.857143" calcext:value-type="float">
            <text:p>271857142.857143</text:p>
          </table:table-cell>
          <table:table-cell office:value-type="string" calcext:value-type="string">
            <text:p>Cost_Parallel_Work_Broadcast5_28</text:p>
          </table:table-cell>
          <table:table-cell table:formula="of:=AVERAGE([.C71:.J71])" office:value-type="float" office:value="273683673.469388" calcext:value-type="float">
            <text:p>2.74E+008</text:p>
          </table:table-cell>
          <table:table-cell table:formula="of:=STDEV([.C71:.J71])" office:value-type="float" office:value="4533802.35966398" calcext:value-type="float">
            <text:p>4.53E+006</text:p>
          </table:table-cell>
          <table:table-cell table:formula="of:=[.M71]/[.L71]*100" office:value-type="float" office:value="1.65658488217095" calcext:value-type="float">
            <text:p>1.6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1</text:p>
          </table:table-cell>
          <table:table-cell office:value-type="float" office:value="267816326.530612" calcext:value-type="float">
            <text:p>267816326.530612</text:p>
          </table:table-cell>
          <table:table-cell office:value-type="float" office:value="270326530.612245" calcext:value-type="float">
            <text:p>270326530.612245</text:p>
          </table:table-cell>
          <table:table-cell office:value-type="float" office:value="274183673.469388" calcext:value-type="float">
            <text:p>274183673.469388</text:p>
          </table:table-cell>
          <table:table-cell office:value-type="float" office:value="268775510.204082" calcext:value-type="float">
            <text:p>268775510.204082</text:p>
          </table:table-cell>
          <table:table-cell office:value-type="float" office:value="275040816.326531" calcext:value-type="float">
            <text:p>275040816.326531</text:p>
          </table:table-cell>
          <table:table-cell office:value-type="float" office:value="268571428.571429" calcext:value-type="float">
            <text:p>268571428.571429</text:p>
          </table:table-cell>
          <table:table-cell office:value-type="float" office:value="273877551.020408" calcext:value-type="float">
            <text:p>273877551.020408</text:p>
          </table:table-cell>
          <table:table-cell office:value-type="float" office:value="280367346.938776" calcext:value-type="float">
            <text:p>280367346.938776</text:p>
          </table:table-cell>
          <table:table-cell office:value-type="string" calcext:value-type="string">
            <text:p>Cost_Parallel_Work_Broadcast5_31</text:p>
          </table:table-cell>
          <table:table-cell table:formula="of:=AVERAGE([.C72:.J72])" office:value-type="float" office:value="272369897.959184" calcext:value-type="float">
            <text:p>2.72E+008</text:p>
          </table:table-cell>
          <table:table-cell table:formula="of:=STDEV([.C72:.J72])" office:value-type="float" office:value="4291422.51397275" calcext:value-type="float">
            <text:p>4.29E+006</text:p>
          </table:table-cell>
          <table:table-cell table:formula="of:=[.M72]/[.L72]*100" office:value-type="float" office:value="1.57558619587831" calcext:value-type="float">
            <text:p>1.5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0</text:p>
          </table:table-cell>
          <table:table-cell office:value-type="float" office:value="272122448.979592" calcext:value-type="float">
            <text:p>272122448.979592</text:p>
          </table:table-cell>
          <table:table-cell office:value-type="float" office:value="273857142.857143" calcext:value-type="float">
            <text:p>273857142.857143</text:p>
          </table:table-cell>
          <table:table-cell office:value-type="float" office:value="272612244.897959" calcext:value-type="float">
            <text:p>272612244.897959</text:p>
          </table:table-cell>
          <table:table-cell office:value-type="float" office:value="273061224.489796" calcext:value-type="float">
            <text:p>273061224.489796</text:p>
          </table:table-cell>
          <table:table-cell office:value-type="float" office:value="266244897.959184" calcext:value-type="float">
            <text:p>266244897.959184</text:p>
          </table:table-cell>
          <table:table-cell office:value-type="float" office:value="268265306.122449" calcext:value-type="float">
            <text:p>268265306.122449</text:p>
          </table:table-cell>
          <table:table-cell office:value-type="float" office:value="272530612.244898" calcext:value-type="float">
            <text:p>272530612.244898</text:p>
          </table:table-cell>
          <table:table-cell office:value-type="float" office:value="272122448.979592" calcext:value-type="float">
            <text:p>272122448.979592</text:p>
          </table:table-cell>
          <table:table-cell office:value-type="string" calcext:value-type="string">
            <text:p>Cost_Parallel_Work_Broadcast5_20</text:p>
          </table:table-cell>
          <table:table-cell table:formula="of:=AVERAGE([.C73:.J73])" office:value-type="float" office:value="271352040.816327" calcext:value-type="float">
            <text:p>2.71E+008</text:p>
          </table:table-cell>
          <table:table-cell table:formula="of:=STDEV([.C73:.J73])" office:value-type="float" office:value="2644992.21478376" calcext:value-type="float">
            <text:p>2.64E+006</text:p>
          </table:table-cell>
          <table:table-cell table:formula="of:=[.M73]/[.L73]*100" office:value-type="float" office:value="0.974745650272853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4</text:p>
          </table:table-cell>
          <table:table-cell office:value-type="float" office:value="272367346.938776" calcext:value-type="float">
            <text:p>272367346.938776</text:p>
          </table:table-cell>
          <table:table-cell office:value-type="float" office:value="264448979.591837" calcext:value-type="float">
            <text:p>264448979.591837</text:p>
          </table:table-cell>
          <table:table-cell office:value-type="float" office:value="268061224.489796" calcext:value-type="float">
            <text:p>268061224.489796</text:p>
          </table:table-cell>
          <table:table-cell office:value-type="float" office:value="268877551.020408" calcext:value-type="float">
            <text:p>268877551.020408</text:p>
          </table:table-cell>
          <table:table-cell office:value-type="float" office:value="274244897.959184" calcext:value-type="float">
            <text:p>274244897.959184</text:p>
          </table:table-cell>
          <table:table-cell office:value-type="float" office:value="270020408.163265" calcext:value-type="float">
            <text:p>270020408.163265</text:p>
          </table:table-cell>
          <table:table-cell office:value-type="float" office:value="274122448.979592" calcext:value-type="float">
            <text:p>274122448.979592</text:p>
          </table:table-cell>
          <table:table-cell office:value-type="float" office:value="274040816.326531" calcext:value-type="float">
            <text:p>274040816.326531</text:p>
          </table:table-cell>
          <table:table-cell office:value-type="string" calcext:value-type="string">
            <text:p>Cost_Parallel_Work_Broadcast5_34</text:p>
          </table:table-cell>
          <table:table-cell table:formula="of:=AVERAGE([.C74:.J74])" office:value-type="float" office:value="270772959.183674" calcext:value-type="float">
            <text:p>2.71E+008</text:p>
          </table:table-cell>
          <table:table-cell table:formula="of:=STDEV([.C74:.J74])" office:value-type="float" office:value="3545611.60239439" calcext:value-type="float">
            <text:p>3.55E+006</text:p>
          </table:table-cell>
          <table:table-cell table:formula="of:=[.M74]/[.L74]*100" office:value-type="float" office:value="1.30944079980649" calcext:value-type="float">
            <text:p>1.3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</text:p>
          </table:table-cell>
          <table:table-cell office:value-type="float" office:value="271653061.22449" calcext:value-type="float">
            <text:p>271653061.22449</text:p>
          </table:table-cell>
          <table:table-cell office:value-type="float" office:value="267020408.163265" calcext:value-type="float">
            <text:p>267020408.163265</text:p>
          </table:table-cell>
          <table:table-cell office:value-type="float" office:value="267265306.122449" calcext:value-type="float">
            <text:p>267265306.122449</text:p>
          </table:table-cell>
          <table:table-cell office:value-type="float" office:value="267836734.693878" calcext:value-type="float">
            <text:p>267836734.693878</text:p>
          </table:table-cell>
          <table:table-cell office:value-type="float" office:value="266897959.183673" calcext:value-type="float">
            <text:p>266897959.183673</text:p>
          </table:table-cell>
          <table:table-cell office:value-type="float" office:value="268448979.591837" calcext:value-type="float">
            <text:p>268448979.591837</text:p>
          </table:table-cell>
          <table:table-cell office:value-type="float" office:value="267040816.326531" calcext:value-type="float">
            <text:p>267040816.326531</text:p>
          </table:table-cell>
          <table:table-cell office:value-type="float" office:value="269836734.693878" calcext:value-type="float">
            <text:p>269836734.693878</text:p>
          </table:table-cell>
          <table:table-cell office:value-type="string" calcext:value-type="string">
            <text:p>Cost_Parallel_Work_Broadcast5_26</text:p>
          </table:table-cell>
          <table:table-cell table:formula="of:=AVERAGE([.C75:.J75])" office:value-type="float" office:value="268250000" calcext:value-type="float">
            <text:p>2.68E+008</text:p>
          </table:table-cell>
          <table:table-cell table:formula="of:=STDEV([.C75:.J75])" office:value-type="float" office:value="1693710.6946518" calcext:value-type="float">
            <text:p>1.69E+006</text:p>
          </table:table-cell>
          <table:table-cell table:formula="of:=[.M75]/[.L75]*100" office:value-type="float" office:value="0.631392616831983" calcext:value-type="float">
            <text:p>0.6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268938775.510204" calcext:value-type="float">
            <text:p>268938775.510204</text:p>
          </table:table-cell>
          <table:table-cell office:value-type="float" office:value="262918367.346939" calcext:value-type="float">
            <text:p>262918367.346939</text:p>
          </table:table-cell>
          <table:table-cell office:value-type="float" office:value="265877551.020408" calcext:value-type="float">
            <text:p>265877551.020408</text:p>
          </table:table-cell>
          <table:table-cell office:value-type="float" office:value="270571428.571429" calcext:value-type="float">
            <text:p>270571428.571429</text:p>
          </table:table-cell>
          <table:table-cell office:value-type="float" office:value="261000000" calcext:value-type="float">
            <text:p>261000000</text:p>
          </table:table-cell>
          <table:table-cell office:value-type="float" office:value="272551020.408163" calcext:value-type="float">
            <text:p>272551020.408163</text:p>
          </table:table-cell>
          <table:table-cell office:value-type="float" office:value="265632653.061224" calcext:value-type="float">
            <text:p>265632653.061224</text:p>
          </table:table-cell>
          <table:table-cell office:value-type="float" office:value="275693877.55102" calcext:value-type="float">
            <text:p>275693877.55102</text:p>
          </table:table-cell>
          <table:table-cell office:value-type="string" calcext:value-type="string">
            <text:p>Cost_Parallel_Work_Broadcast5_13</text:p>
          </table:table-cell>
          <table:table-cell table:formula="of:=AVERAGE([.C76:.J76])" office:value-type="float" office:value="267897959.183673" calcext:value-type="float">
            <text:p>2.68E+008</text:p>
          </table:table-cell>
          <table:table-cell table:formula="of:=STDEV([.C76:.J76])" office:value-type="float" office:value="4960557.22498869" calcext:value-type="float">
            <text:p>4.96E+006</text:p>
          </table:table-cell>
          <table:table-cell table:formula="of:=[.M76]/[.L76]*100" office:value-type="float" office:value="1.85165920640242" calcext:value-type="float">
            <text:p>1.8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263673469.387755" calcext:value-type="float">
            <text:p>263673469.387755</text:p>
          </table:table-cell>
          <table:table-cell office:value-type="float" office:value="267285714.285714" calcext:value-type="float">
            <text:p>267285714.285714</text:p>
          </table:table-cell>
          <table:table-cell office:value-type="float" office:value="266489795.918367" calcext:value-type="float">
            <text:p>266489795.918367</text:p>
          </table:table-cell>
          <table:table-cell office:value-type="float" office:value="261795918.367347" calcext:value-type="float">
            <text:p>261795918.367347</text:p>
          </table:table-cell>
          <table:table-cell office:value-type="float" office:value="271877551.020408" calcext:value-type="float">
            <text:p>271877551.020408</text:p>
          </table:table-cell>
          <table:table-cell office:value-type="float" office:value="265244897.959184" calcext:value-type="float">
            <text:p>265244897.959184</text:p>
          </table:table-cell>
          <table:table-cell office:value-type="float" office:value="262632653.061224" calcext:value-type="float">
            <text:p>262632653.061224</text:p>
          </table:table-cell>
          <table:table-cell office:value-type="float" office:value="274795918.367347" calcext:value-type="float">
            <text:p>274795918.367347</text:p>
          </table:table-cell>
          <table:table-cell office:value-type="string" calcext:value-type="string">
            <text:p>Cost_Parallel_Work_Broadcast5_3</text:p>
          </table:table-cell>
          <table:table-cell table:formula="of:=AVERAGE([.C77:.J77])" office:value-type="float" office:value="266724489.795918" calcext:value-type="float">
            <text:p>2.67E+008</text:p>
          </table:table-cell>
          <table:table-cell table:formula="of:=STDEV([.C77:.J77])" office:value-type="float" office:value="4545074.49310953" calcext:value-type="float">
            <text:p>4.55E+006</text:p>
          </table:table-cell>
          <table:table-cell table:formula="of:=[.M77]/[.L77]*100" office:value-type="float" office:value="1.7040334378696" calcext:value-type="float">
            <text:p>1.7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264489795.918367" calcext:value-type="float">
            <text:p>264489795.918367</text:p>
          </table:table-cell>
          <table:table-cell office:value-type="float" office:value="263387755.102041" calcext:value-type="float">
            <text:p>263387755.102041</text:p>
          </table:table-cell>
          <table:table-cell office:value-type="float" office:value="259816326.530612" calcext:value-type="float">
            <text:p>259816326.530612</text:p>
          </table:table-cell>
          <table:table-cell office:value-type="float" office:value="265408163.265306" calcext:value-type="float">
            <text:p>265408163.265306</text:p>
          </table:table-cell>
          <table:table-cell office:value-type="float" office:value="263367346.938776" calcext:value-type="float">
            <text:p>263367346.938776</text:p>
          </table:table-cell>
          <table:table-cell office:value-type="float" office:value="268551020.408163" calcext:value-type="float">
            <text:p>268551020.408163</text:p>
          </table:table-cell>
          <table:table-cell office:value-type="float" office:value="269653061.22449" calcext:value-type="float">
            <text:p>269653061.22449</text:p>
          </table:table-cell>
          <table:table-cell office:value-type="float" office:value="269183673.469388" calcext:value-type="float">
            <text:p>269183673.469388</text:p>
          </table:table-cell>
          <table:table-cell office:value-type="string" calcext:value-type="string">
            <text:p>Cost_Parallel_Work_Broadcast5_6</text:p>
          </table:table-cell>
          <table:table-cell table:formula="of:=AVERAGE([.C78:.J78])" office:value-type="float" office:value="265482142.857143" calcext:value-type="float">
            <text:p>2.65E+008</text:p>
          </table:table-cell>
          <table:table-cell table:formula="of:=STDEV([.C78:.J78])" office:value-type="float" office:value="3432334.07135246" calcext:value-type="float">
            <text:p>3.43E+006</text:p>
          </table:table-cell>
          <table:table-cell table:formula="of:=[.M78]/[.L78]*100" office:value-type="float" office:value="1.29286815090965" calcext:value-type="float">
            <text:p>1.2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1</text:p>
          </table:table-cell>
          <table:table-cell office:value-type="float" office:value="260163265.306122" calcext:value-type="float">
            <text:p>260163265.306122</text:p>
          </table:table-cell>
          <table:table-cell office:value-type="float" office:value="261816326.530612" calcext:value-type="float">
            <text:p>261816326.530612</text:p>
          </table:table-cell>
          <table:table-cell office:value-type="float" office:value="268775510.204082" calcext:value-type="float">
            <text:p>268775510.204082</text:p>
          </table:table-cell>
          <table:table-cell office:value-type="float" office:value="264979591.836735" calcext:value-type="float">
            <text:p>264979591.836735</text:p>
          </table:table-cell>
          <table:table-cell office:value-type="float" office:value="270510204.081633" calcext:value-type="float">
            <text:p>270510204.081633</text:p>
          </table:table-cell>
          <table:table-cell office:value-type="float" office:value="265265306.122449" calcext:value-type="float">
            <text:p>265265306.122449</text:p>
          </table:table-cell>
          <table:table-cell office:value-type="float" office:value="261428571.428571" calcext:value-type="float">
            <text:p>261428571.428571</text:p>
          </table:table-cell>
          <table:table-cell office:value-type="float" office:value="266510204.081633" calcext:value-type="float">
            <text:p>266510204.081633</text:p>
          </table:table-cell>
          <table:table-cell office:value-type="string" calcext:value-type="string">
            <text:p>Cost_Parallel_Work_Broadcast5_41</text:p>
          </table:table-cell>
          <table:table-cell table:formula="of:=AVERAGE([.C79:.J79])" office:value-type="float" office:value="264931122.44898" calcext:value-type="float">
            <text:p>2.65E+008</text:p>
          </table:table-cell>
          <table:table-cell table:formula="of:=STDEV([.C79:.J79])" office:value-type="float" office:value="3649173.58326279" calcext:value-type="float">
            <text:p>3.65E+006</text:p>
          </table:table-cell>
          <table:table-cell table:formula="of:=[.M79]/[.L79]*100" office:value-type="float" office:value="1.37740464371661" calcext:value-type="float">
            <text:p>1.3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</text:p>
          </table:table-cell>
          <table:table-cell office:value-type="float" office:value="266428571.428571" calcext:value-type="float">
            <text:p>266428571.428571</text:p>
          </table:table-cell>
          <table:table-cell office:value-type="float" office:value="264204081.632653" calcext:value-type="float">
            <text:p>264204081.632653</text:p>
          </table:table-cell>
          <table:table-cell office:value-type="float" office:value="259816326.530612" calcext:value-type="float">
            <text:p>259816326.530612</text:p>
          </table:table-cell>
          <table:table-cell office:value-type="float" office:value="263061224.489796" calcext:value-type="float">
            <text:p>263061224.489796</text:p>
          </table:table-cell>
          <table:table-cell office:value-type="float" office:value="258938775.510204" calcext:value-type="float">
            <text:p>258938775.510204</text:p>
          </table:table-cell>
          <table:table-cell office:value-type="float" office:value="268346938.77551" calcext:value-type="float">
            <text:p>268346938.77551</text:p>
          </table:table-cell>
          <table:table-cell office:value-type="float" office:value="262632653.061224" calcext:value-type="float">
            <text:p>262632653.061224</text:p>
          </table:table-cell>
          <table:table-cell office:value-type="float" office:value="269673469.387755" calcext:value-type="float">
            <text:p>269673469.387755</text:p>
          </table:table-cell>
          <table:table-cell office:value-type="string" calcext:value-type="string">
            <text:p>Cost_Parallel_Work_Broadcast5_23</text:p>
          </table:table-cell>
          <table:table-cell table:formula="of:=AVERAGE([.C80:.J80])" office:value-type="float" office:value="264137755.102041" calcext:value-type="float">
            <text:p>2.64E+008</text:p>
          </table:table-cell>
          <table:table-cell table:formula="of:=STDEV([.C80:.J80])" office:value-type="float" office:value="3831112.9026002" calcext:value-type="float">
            <text:p>3.83E+006</text:p>
          </table:table-cell>
          <table:table-cell table:formula="of:=[.M80]/[.L80]*100" office:value-type="float" office:value="1.45042229995488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260693877.55102" calcext:value-type="float">
            <text:p>260693877.55102</text:p>
          </table:table-cell>
          <table:table-cell office:value-type="float" office:value="264367346.938775" calcext:value-type="float">
            <text:p>264367346.938775</text:p>
          </table:table-cell>
          <table:table-cell office:value-type="float" office:value="262102040.816326" calcext:value-type="float">
            <text:p>262102040.816326</text:p>
          </table:table-cell>
          <table:table-cell office:value-type="float" office:value="262591836.734694" calcext:value-type="float">
            <text:p>262591836.734694</text:p>
          </table:table-cell>
          <table:table-cell office:value-type="float" office:value="258673469.387755" calcext:value-type="float">
            <text:p>258673469.387755</text:p>
          </table:table-cell>
          <table:table-cell office:value-type="float" office:value="259857142.857143" calcext:value-type="float">
            <text:p>259857142.857143</text:p>
          </table:table-cell>
          <table:table-cell office:value-type="float" office:value="263408163.265306" calcext:value-type="float">
            <text:p>263408163.265306</text:p>
          </table:table-cell>
          <table:table-cell office:value-type="float" office:value="268040816.326531" calcext:value-type="float">
            <text:p>268040816.326531</text:p>
          </table:table-cell>
          <table:table-cell office:value-type="string" calcext:value-type="string">
            <text:p>Cost_Parallel_Work_Broadcast5_7</text:p>
          </table:table-cell>
          <table:table-cell table:formula="of:=AVERAGE([.C81:.J81])" office:value-type="float" office:value="262466836.734694" calcext:value-type="float">
            <text:p>2.62E+008</text:p>
          </table:table-cell>
          <table:table-cell table:formula="of:=STDEV([.C81:.J81])" office:value-type="float" office:value="2929151.66791751" calcext:value-type="float">
            <text:p>2.93E+006</text:p>
          </table:table-cell>
          <table:table-cell table:formula="of:=[.M81]/[.L81]*100" office:value-type="float" office:value="1.11600829436534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2</text:p>
          </table:table-cell>
          <table:table-cell office:value-type="float" office:value="261857142.857143" calcext:value-type="float">
            <text:p>261857142.857143</text:p>
          </table:table-cell>
          <table:table-cell office:value-type="float" office:value="258530612.244898" calcext:value-type="float">
            <text:p>258530612.244898</text:p>
          </table:table-cell>
          <table:table-cell office:value-type="float" office:value="259734693.877551" calcext:value-type="float">
            <text:p>259734693.877551</text:p>
          </table:table-cell>
          <table:table-cell office:value-type="float" office:value="263734693.877551" calcext:value-type="float">
            <text:p>263734693.877551</text:p>
          </table:table-cell>
          <table:table-cell office:value-type="float" office:value="258122448.979592" calcext:value-type="float">
            <text:p>258122448.979592</text:p>
          </table:table-cell>
          <table:table-cell office:value-type="float" office:value="257918367.346939" calcext:value-type="float">
            <text:p>257918367.346939</text:p>
          </table:table-cell>
          <table:table-cell office:value-type="float" office:value="261489795.918367" calcext:value-type="float">
            <text:p>261489795.918367</text:p>
          </table:table-cell>
          <table:table-cell office:value-type="float" office:value="265938775.510204" calcext:value-type="float">
            <text:p>265938775.510204</text:p>
          </table:table-cell>
          <table:table-cell office:value-type="string" calcext:value-type="string">
            <text:p>Cost_Parallel_Work_Broadcast5_42</text:p>
          </table:table-cell>
          <table:table-cell table:formula="of:=AVERAGE([.C82:.J82])" office:value-type="float" office:value="260915816.326531" calcext:value-type="float">
            <text:p>2.61E+008</text:p>
          </table:table-cell>
          <table:table-cell table:formula="of:=STDEV([.C82:.J82])" office:value-type="float" office:value="2885025.08254244" calcext:value-type="float">
            <text:p>2.89E+006</text:p>
          </table:table-cell>
          <table:table-cell table:formula="of:=[.M82]/[.L82]*100" office:value-type="float" office:value="1.10573024018287" calcext:value-type="float">
            <text:p>1.1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</text:p>
          </table:table-cell>
          <table:table-cell office:value-type="float" office:value="253816326.530612" calcext:value-type="float">
            <text:p>253816326.530612</text:p>
          </table:table-cell>
          <table:table-cell office:value-type="float" office:value="254653061.22449" calcext:value-type="float">
            <text:p>254653061.22449</text:p>
          </table:table-cell>
          <table:table-cell office:value-type="float" office:value="255163265.306122" calcext:value-type="float">
            <text:p>255163265.306122</text:p>
          </table:table-cell>
          <table:table-cell office:value-type="float" office:value="256734693.877551" calcext:value-type="float">
            <text:p>256734693.877551</text:p>
          </table:table-cell>
          <table:table-cell office:value-type="float" office:value="266693877.55102" calcext:value-type="float">
            <text:p>266693877.55102</text:p>
          </table:table-cell>
          <table:table-cell office:value-type="float" office:value="257897959.183673" calcext:value-type="float">
            <text:p>257897959.183673</text:p>
          </table:table-cell>
          <table:table-cell office:value-type="float" office:value="254857142.857143" calcext:value-type="float">
            <text:p>254857142.857143</text:p>
          </table:table-cell>
          <table:table-cell office:value-type="float" office:value="264000000" calcext:value-type="float">
            <text:p>264000000</text:p>
          </table:table-cell>
          <table:table-cell office:value-type="string" calcext:value-type="string">
            <text:p>Cost_Parallel_Work_Broadcast5_59</text:p>
          </table:table-cell>
          <table:table-cell table:formula="of:=AVERAGE([.C83:.J83])" office:value-type="float" office:value="257977040.816326" calcext:value-type="float">
            <text:p>2.58E+008</text:p>
          </table:table-cell>
          <table:table-cell table:formula="of:=STDEV([.C83:.J83])" office:value-type="float" office:value="4778230.98467332" calcext:value-type="float">
            <text:p>4.78E+006</text:p>
          </table:table-cell>
          <table:table-cell table:formula="of:=[.M83]/[.L83]*100" office:value-type="float" office:value="1.85219233833886" calcext:value-type="float">
            <text:p>1.8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</text:p>
          </table:table-cell>
          <table:table-cell office:value-type="float" office:value="254061224.489796" calcext:value-type="float">
            <text:p>254061224.489796</text:p>
          </table:table-cell>
          <table:table-cell office:value-type="float" office:value="254734693.877551" calcext:value-type="float">
            <text:p>254734693.877551</text:p>
          </table:table-cell>
          <table:table-cell office:value-type="float" office:value="253306122.44898" calcext:value-type="float">
            <text:p>253306122.44898</text:p>
          </table:table-cell>
          <table:table-cell office:value-type="float" office:value="256408163.265306" calcext:value-type="float">
            <text:p>256408163.265306</text:p>
          </table:table-cell>
          <table:table-cell office:value-type="float" office:value="252387755.102041" calcext:value-type="float">
            <text:p>252387755.102041</text:p>
          </table:table-cell>
          <table:table-cell office:value-type="float" office:value="255591836.734694" calcext:value-type="float">
            <text:p>255591836.734694</text:p>
          </table:table-cell>
          <table:table-cell office:value-type="float" office:value="256142857.142857" calcext:value-type="float">
            <text:p>256142857.142857</text:p>
          </table:table-cell>
          <table:table-cell office:value-type="float" office:value="262408163.265306" calcext:value-type="float">
            <text:p>262408163.265306</text:p>
          </table:table-cell>
          <table:table-cell office:value-type="string" calcext:value-type="string">
            <text:p>Cost_Parallel_Work_Broadcast5_58</text:p>
          </table:table-cell>
          <table:table-cell table:formula="of:=AVERAGE([.C84:.J84])" office:value-type="float" office:value="255630102.040816" calcext:value-type="float">
            <text:p>2.56E+008</text:p>
          </table:table-cell>
          <table:table-cell table:formula="of:=STDEV([.C84:.J84])" office:value-type="float" office:value="3070335.08231596" calcext:value-type="float">
            <text:p>3.07E+006</text:p>
          </table:table-cell>
          <table:table-cell table:formula="of:=[.M84]/[.L84]*100" office:value-type="float" office:value="1.20108510609823" calcext:value-type="float">
            <text:p>1.2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5</text:p>
          </table:table-cell>
          <table:table-cell office:value-type="float" office:value="246428571.428571" calcext:value-type="float">
            <text:p>246428571.428571</text:p>
          </table:table-cell>
          <table:table-cell office:value-type="float" office:value="254734693.877551" calcext:value-type="float">
            <text:p>254734693.877551</text:p>
          </table:table-cell>
          <table:table-cell office:value-type="float" office:value="255387755.102041" calcext:value-type="float">
            <text:p>255387755.102041</text:p>
          </table:table-cell>
          <table:table-cell office:value-type="float" office:value="249959183.673469" calcext:value-type="float">
            <text:p>249959183.673469</text:p>
          </table:table-cell>
          <table:table-cell office:value-type="float" office:value="261346938.77551" calcext:value-type="float">
            <text:p>261346938.77551</text:p>
          </table:table-cell>
          <table:table-cell office:value-type="float" office:value="252897959.183673" calcext:value-type="float">
            <text:p>252897959.183673</text:p>
          </table:table-cell>
          <table:table-cell office:value-type="float" office:value="259306122.44898" calcext:value-type="float">
            <text:p>259306122.44898</text:p>
          </table:table-cell>
          <table:table-cell office:value-type="float" office:value="261000000" calcext:value-type="float">
            <text:p>261000000</text:p>
          </table:table-cell>
          <table:table-cell office:value-type="string" calcext:value-type="string">
            <text:p>Cost_Parallel_Work_Broadcast5_15</text:p>
          </table:table-cell>
          <table:table-cell table:formula="of:=AVERAGE([.C85:.J85])" office:value-type="float" office:value="255132653.061224" calcext:value-type="float">
            <text:p>2.55E+008</text:p>
          </table:table-cell>
          <table:table-cell table:formula="of:=STDEV([.C85:.J85])" office:value-type="float" office:value="5321171.75109645" calcext:value-type="float">
            <text:p>5.32E+006</text:p>
          </table:table-cell>
          <table:table-cell table:formula="of:=[.M85]/[.L85]*100" office:value-type="float" office:value="2.08564904854398" calcext:value-type="float">
            <text:p>2.0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4</text:p>
          </table:table-cell>
          <table:table-cell office:value-type="float" office:value="258918367.346939" calcext:value-type="float">
            <text:p>258918367.346939</text:p>
          </table:table-cell>
          <table:table-cell office:value-type="float" office:value="248673469.387755" calcext:value-type="float">
            <text:p>248673469.387755</text:p>
          </table:table-cell>
          <table:table-cell office:value-type="float" office:value="250979591.836735" calcext:value-type="float">
            <text:p>250979591.836735</text:p>
          </table:table-cell>
          <table:table-cell office:value-type="float" office:value="253816326.530612" calcext:value-type="float">
            <text:p>253816326.530612</text:p>
          </table:table-cell>
          <table:table-cell office:value-type="float" office:value="254142857.142857" calcext:value-type="float">
            <text:p>254142857.142857</text:p>
          </table:table-cell>
          <table:table-cell office:value-type="float" office:value="248897959.183673" calcext:value-type="float">
            <text:p>248897959.183673</text:p>
          </table:table-cell>
          <table:table-cell office:value-type="float" office:value="253551020.408163" calcext:value-type="float">
            <text:p>253551020.408163</text:p>
          </table:table-cell>
          <table:table-cell office:value-type="float" office:value="261938775.510204" calcext:value-type="float">
            <text:p>261938775.510204</text:p>
          </table:table-cell>
          <table:table-cell office:value-type="string" calcext:value-type="string">
            <text:p>Cost_Parallel_Work_Broadcast5_44</text:p>
          </table:table-cell>
          <table:table-cell table:formula="of:=AVERAGE([.C86:.J86])" office:value-type="float" office:value="253864795.918367" calcext:value-type="float">
            <text:p>2.54E+008</text:p>
          </table:table-cell>
          <table:table-cell table:formula="of:=STDEV([.C86:.J86])" office:value-type="float" office:value="4642191.50708562" calcext:value-type="float">
            <text:p>4.64E+006</text:p>
          </table:table-cell>
          <table:table-cell table:formula="of:=[.M86]/[.L86]*100" office:value-type="float" office:value="1.82860781869825" calcext:value-type="float">
            <text:p>1.8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9</text:p>
          </table:table-cell>
          <table:table-cell office:value-type="float" office:value="254530612.244898" calcext:value-type="float">
            <text:p>254530612.244898</text:p>
          </table:table-cell>
          <table:table-cell office:value-type="float" office:value="254755102.040816" calcext:value-type="float">
            <text:p>254755102.040816</text:p>
          </table:table-cell>
          <table:table-cell office:value-type="float" office:value="249795918.367347" calcext:value-type="float">
            <text:p>249795918.367347</text:p>
          </table:table-cell>
          <table:table-cell office:value-type="float" office:value="253265306.122449" calcext:value-type="float">
            <text:p>253265306.122449</text:p>
          </table:table-cell>
          <table:table-cell office:value-type="float" office:value="250061224.489796" calcext:value-type="float">
            <text:p>250061224.489796</text:p>
          </table:table-cell>
          <table:table-cell office:value-type="float" office:value="255326530.612245" calcext:value-type="float">
            <text:p>255326530.612245</text:p>
          </table:table-cell>
          <table:table-cell office:value-type="float" office:value="250612244.897959" calcext:value-type="float">
            <text:p>250612244.897959</text:p>
          </table:table-cell>
          <table:table-cell office:value-type="float" office:value="260040816.326531" calcext:value-type="float">
            <text:p>260040816.326531</text:p>
          </table:table-cell>
          <table:table-cell office:value-type="string" calcext:value-type="string">
            <text:p>Cost_Parallel_Work_Broadcast5_19</text:p>
          </table:table-cell>
          <table:table-cell table:formula="of:=AVERAGE([.C87:.J87])" office:value-type="float" office:value="253548469.387755" calcext:value-type="float">
            <text:p>2.54E+008</text:p>
          </table:table-cell>
          <table:table-cell table:formula="of:=STDEV([.C87:.J87])" office:value-type="float" office:value="3436708.33525216" calcext:value-type="float">
            <text:p>3.44E+006</text:p>
          </table:table-cell>
          <table:table-cell table:formula="of:=[.M87]/[.L87]*100" office:value-type="float" office:value="1.35544432334803" calcext:value-type="float">
            <text:p>1.3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1</text:p>
          </table:table-cell>
          <table:table-cell office:value-type="float" office:value="250061224.489796" calcext:value-type="float">
            <text:p>250061224.489796</text:p>
          </table:table-cell>
          <table:table-cell office:value-type="float" office:value="252693877.55102" calcext:value-type="float">
            <text:p>252693877.55102</text:p>
          </table:table-cell>
          <table:table-cell office:value-type="float" office:value="251387755.102041" calcext:value-type="float">
            <text:p>251387755.102041</text:p>
          </table:table-cell>
          <table:table-cell office:value-type="float" office:value="254000000" calcext:value-type="float">
            <text:p>254000000</text:p>
          </table:table-cell>
          <table:table-cell office:value-type="float" office:value="249326530.612245" calcext:value-type="float">
            <text:p>249326530.612245</text:p>
          </table:table-cell>
          <table:table-cell office:value-type="float" office:value="249448979.591837" calcext:value-type="float">
            <text:p>249448979.591837</text:p>
          </table:table-cell>
          <table:table-cell office:value-type="float" office:value="253510204.081633" calcext:value-type="float">
            <text:p>253510204.081633</text:p>
          </table:table-cell>
          <table:table-cell office:value-type="float" office:value="266020408.163265" calcext:value-type="float">
            <text:p>266020408.163265</text:p>
          </table:table-cell>
          <table:table-cell office:value-type="string" calcext:value-type="string">
            <text:p>Cost_Parallel_Work_Broadcast5_51</text:p>
          </table:table-cell>
          <table:table-cell table:formula="of:=AVERAGE([.C88:.J88])" office:value-type="float" office:value="253306122.44898" calcext:value-type="float">
            <text:p>2.53E+008</text:p>
          </table:table-cell>
          <table:table-cell table:formula="of:=STDEV([.C88:.J88])" office:value-type="float" office:value="5444200.30410975" calcext:value-type="float">
            <text:p>5.44E+006</text:p>
          </table:table-cell>
          <table:table-cell table:formula="of:=[.M88]/[.L88]*100" office:value-type="float" office:value="2.1492572905364" calcext:value-type="float">
            <text:p>2.1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</text:p>
          </table:table-cell>
          <table:table-cell office:value-type="float" office:value="249693877.55102" calcext:value-type="float">
            <text:p>249693877.55102</text:p>
          </table:table-cell>
          <table:table-cell office:value-type="float" office:value="253816326.530612" calcext:value-type="float">
            <text:p>253816326.530612</text:p>
          </table:table-cell>
          <table:table-cell office:value-type="float" office:value="257020408.163265" calcext:value-type="float">
            <text:p>257020408.163265</text:p>
          </table:table-cell>
          <table:table-cell office:value-type="float" office:value="248755102.040816" calcext:value-type="float">
            <text:p>248755102.040816</text:p>
          </table:table-cell>
          <table:table-cell office:value-type="float" office:value="259489795.918367" calcext:value-type="float">
            <text:p>259489795.918367</text:p>
          </table:table-cell>
          <table:table-cell office:value-type="float" office:value="250775510.204082" calcext:value-type="float">
            <text:p>250775510.204082</text:p>
          </table:table-cell>
          <table:table-cell office:value-type="float" office:value="251653061.22449" calcext:value-type="float">
            <text:p>251653061.22449</text:p>
          </table:table-cell>
          <table:table-cell office:value-type="float" office:value="253244897.959184" calcext:value-type="float">
            <text:p>253244897.959184</text:p>
          </table:table-cell>
          <table:table-cell office:value-type="string" calcext:value-type="string">
            <text:p>Cost_Parallel_Work_Broadcast5_27</text:p>
          </table:table-cell>
          <table:table-cell table:formula="of:=AVERAGE([.C89:.J89])" office:value-type="float" office:value="253056122.448979" calcext:value-type="float">
            <text:p>2.53E+008</text:p>
          </table:table-cell>
          <table:table-cell table:formula="of:=STDEV([.C89:.J89])" office:value-type="float" office:value="3678013.87185118" calcext:value-type="float">
            <text:p>3.68E+006</text:p>
          </table:table-cell>
          <table:table-cell table:formula="of:=[.M89]/[.L89]*100" office:value-type="float" office:value="1.45343801061076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</text:p>
          </table:table-cell>
          <table:table-cell office:value-type="float" office:value="246530612.244898" calcext:value-type="float">
            <text:p>246530612.244898</text:p>
          </table:table-cell>
          <table:table-cell office:value-type="float" office:value="249795918.367347" calcext:value-type="float">
            <text:p>249795918.367347</text:p>
          </table:table-cell>
          <table:table-cell office:value-type="float" office:value="252244897.959184" calcext:value-type="float">
            <text:p>252244897.959184</text:p>
          </table:table-cell>
          <table:table-cell office:value-type="float" office:value="254877551.020408" calcext:value-type="float">
            <text:p>254877551.020408</text:p>
          </table:table-cell>
          <table:table-cell office:value-type="float" office:value="245163265.306122" calcext:value-type="float">
            <text:p>245163265.306122</text:p>
          </table:table-cell>
          <table:table-cell office:value-type="float" office:value="246306122.44898" calcext:value-type="float">
            <text:p>246306122.44898</text:p>
          </table:table-cell>
          <table:table-cell office:value-type="float" office:value="250265306.122449" calcext:value-type="float">
            <text:p>250265306.122449</text:p>
          </table:table-cell>
          <table:table-cell office:value-type="float" office:value="261530612.244898" calcext:value-type="float">
            <text:p>261530612.244898</text:p>
          </table:table-cell>
          <table:table-cell office:value-type="string" calcext:value-type="string">
            <text:p>Cost_Parallel_Work_Broadcast5_29</text:p>
          </table:table-cell>
          <table:table-cell table:formula="of:=AVERAGE([.C90:.J90])" office:value-type="float" office:value="250839285.714286" calcext:value-type="float">
            <text:p>2.51E+008</text:p>
          </table:table-cell>
          <table:table-cell table:formula="of:=STDEV([.C90:.J90])" office:value-type="float" office:value="5416078.01394448" calcext:value-type="float">
            <text:p>5.42E+006</text:p>
          </table:table-cell>
          <table:table-cell table:formula="of:=[.M90]/[.L90]*100" office:value-type="float" office:value="2.15918252139881" calcext:value-type="float">
            <text:p>2.1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249469387.755102" calcext:value-type="float">
            <text:p>249469387.755102</text:p>
          </table:table-cell>
          <table:table-cell office:value-type="float" office:value="256591836.734694" calcext:value-type="float">
            <text:p>256591836.734694</text:p>
          </table:table-cell>
          <table:table-cell office:value-type="float" office:value="250428571.428571" calcext:value-type="float">
            <text:p>250428571.428571</text:p>
          </table:table-cell>
          <table:table-cell office:value-type="float" office:value="255265306.122449" calcext:value-type="float">
            <text:p>255265306.122449</text:p>
          </table:table-cell>
          <table:table-cell office:value-type="float" office:value="243897959.183673" calcext:value-type="float">
            <text:p>243897959.183673</text:p>
          </table:table-cell>
          <table:table-cell office:value-type="float" office:value="243000000" calcext:value-type="float">
            <text:p>243000000</text:p>
          </table:table-cell>
          <table:table-cell office:value-type="float" office:value="249387755.102041" calcext:value-type="float">
            <text:p>249387755.102041</text:p>
          </table:table-cell>
          <table:table-cell office:value-type="float" office:value="249448979.591837" calcext:value-type="float">
            <text:p>249448979.591837</text:p>
          </table:table-cell>
          <table:table-cell office:value-type="string" calcext:value-type="string">
            <text:p>Cost_Parallel_Work_Broadcast5_8</text:p>
          </table:table-cell>
          <table:table-cell table:formula="of:=AVERAGE([.C91:.J91])" office:value-type="float" office:value="249686224.489796" calcext:value-type="float">
            <text:p>2.50E+008</text:p>
          </table:table-cell>
          <table:table-cell table:formula="of:=STDEV([.C91:.J91])" office:value-type="float" office:value="4747431.0615135" calcext:value-type="float">
            <text:p>4.75E+006</text:p>
          </table:table-cell>
          <table:table-cell table:formula="of:=[.M91]/[.L91]*100" office:value-type="float" office:value="1.90135882394566" calcext:value-type="float">
            <text:p>1.9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7</text:p>
          </table:table-cell>
          <table:table-cell office:value-type="float" office:value="247591836.734694" calcext:value-type="float">
            <text:p>247591836.734694</text:p>
          </table:table-cell>
          <table:table-cell office:value-type="float" office:value="248959183.673469" calcext:value-type="float">
            <text:p>248959183.673469</text:p>
          </table:table-cell>
          <table:table-cell office:value-type="float" office:value="246959183.673469" calcext:value-type="float">
            <text:p>246959183.673469</text:p>
          </table:table-cell>
          <table:table-cell office:value-type="float" office:value="251959183.673469" calcext:value-type="float">
            <text:p>251959183.673469</text:p>
          </table:table-cell>
          <table:table-cell office:value-type="float" office:value="248102040.816327" calcext:value-type="float">
            <text:p>248102040.816327</text:p>
          </table:table-cell>
          <table:table-cell office:value-type="float" office:value="250081632.653061" calcext:value-type="float">
            <text:p>250081632.653061</text:p>
          </table:table-cell>
          <table:table-cell office:value-type="float" office:value="244387755.102041" calcext:value-type="float">
            <text:p>244387755.102041</text:p>
          </table:table-cell>
          <table:table-cell office:value-type="float" office:value="259204081.632653" calcext:value-type="float">
            <text:p>259204081.632653</text:p>
          </table:table-cell>
          <table:table-cell office:value-type="string" calcext:value-type="string">
            <text:p>Cost_Parallel_Work_Broadcast5_47</text:p>
          </table:table-cell>
          <table:table-cell table:formula="of:=AVERAGE([.C92:.J92])" office:value-type="float" office:value="249655612.244898" calcext:value-type="float">
            <text:p>2.50E+008</text:p>
          </table:table-cell>
          <table:table-cell table:formula="of:=STDEV([.C92:.J92])" office:value-type="float" office:value="4453570.23036021" calcext:value-type="float">
            <text:p>4.45E+006</text:p>
          </table:table-cell>
          <table:table-cell table:formula="of:=[.M92]/[.L92]*100" office:value-type="float" office:value="1.78388548541481" calcext:value-type="float">
            <text:p>1.7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2</text:p>
          </table:table-cell>
          <table:table-cell office:value-type="float" office:value="253612244.897959" calcext:value-type="float">
            <text:p>253612244.897959</text:p>
          </table:table-cell>
          <table:table-cell office:value-type="float" office:value="244183673.469388" calcext:value-type="float">
            <text:p>244183673.469388</text:p>
          </table:table-cell>
          <table:table-cell office:value-type="float" office:value="246857142.857143" calcext:value-type="float">
            <text:p>246857142.857143</text:p>
          </table:table-cell>
          <table:table-cell office:value-type="float" office:value="246551020.408163" calcext:value-type="float">
            <text:p>246551020.408163</text:p>
          </table:table-cell>
          <table:table-cell office:value-type="float" office:value="244897959.183673" calcext:value-type="float">
            <text:p>244897959.183673</text:p>
          </table:table-cell>
          <table:table-cell office:value-type="float" office:value="250183673.469388" calcext:value-type="float">
            <text:p>250183673.469388</text:p>
          </table:table-cell>
          <table:table-cell office:value-type="float" office:value="248428571.428571" calcext:value-type="float">
            <text:p>248428571.428571</text:p>
          </table:table-cell>
          <table:table-cell office:value-type="float" office:value="248877551.020408" calcext:value-type="float">
            <text:p>248877551.020408</text:p>
          </table:table-cell>
          <table:table-cell office:value-type="string" calcext:value-type="string">
            <text:p>Cost_Parallel_Work_Broadcast5_32</text:p>
          </table:table-cell>
          <table:table-cell table:formula="of:=AVERAGE([.C93:.J93])" office:value-type="float" office:value="247948979.591837" calcext:value-type="float">
            <text:p>2.48E+008</text:p>
          </table:table-cell>
          <table:table-cell table:formula="of:=STDEV([.C93:.J93])" office:value-type="float" office:value="3042351.93190447" calcext:value-type="float">
            <text:p>3.04E+006</text:p>
          </table:table-cell>
          <table:table-cell table:formula="of:=[.M93]/[.L93]*100" office:value-type="float" office:value="1.22700724032527" calcext:value-type="float">
            <text:p>1.2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0</text:p>
          </table:table-cell>
          <table:table-cell office:value-type="float" office:value="245285714.285714" calcext:value-type="float">
            <text:p>245285714.285714</text:p>
          </table:table-cell>
          <table:table-cell office:value-type="float" office:value="239795918.367347" calcext:value-type="float">
            <text:p>239795918.367347</text:p>
          </table:table-cell>
          <table:table-cell office:value-type="float" office:value="241653061.22449" calcext:value-type="float">
            <text:p>241653061.22449</text:p>
          </table:table-cell>
          <table:table-cell office:value-type="float" office:value="241387755.102041" calcext:value-type="float">
            <text:p>241387755.102041</text:p>
          </table:table-cell>
          <table:table-cell office:value-type="float" office:value="240612244.897959" calcext:value-type="float">
            <text:p>240612244.897959</text:p>
          </table:table-cell>
          <table:table-cell office:value-type="float" office:value="243551020.408163" calcext:value-type="float">
            <text:p>243551020.408163</text:p>
          </table:table-cell>
          <table:table-cell office:value-type="float" office:value="243836734.693878" calcext:value-type="float">
            <text:p>243836734.693878</text:p>
          </table:table-cell>
          <table:table-cell office:value-type="float" office:value="252530612.244898" calcext:value-type="float">
            <text:p>252530612.244898</text:p>
          </table:table-cell>
          <table:table-cell office:value-type="string" calcext:value-type="string">
            <text:p>Cost_Parallel_Work_Broadcast5_50</text:p>
          </table:table-cell>
          <table:table-cell table:formula="of:=AVERAGE([.C94:.J94])" office:value-type="float" office:value="243581632.653061" calcext:value-type="float">
            <text:p>2.44E+008</text:p>
          </table:table-cell>
          <table:table-cell table:formula="of:=STDEV([.C94:.J94])" office:value-type="float" office:value="4048554.0075405" calcext:value-type="float">
            <text:p>4.05E+006</text:p>
          </table:table-cell>
          <table:table-cell table:formula="of:=[.M94]/[.L94]*100" office:value-type="float" office:value="1.66209330459122" calcext:value-type="float">
            <text:p>1.6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5</text:p>
          </table:table-cell>
          <table:table-cell office:value-type="float" office:value="241122448.979592" calcext:value-type="float">
            <text:p>241122448.979592</text:p>
          </table:table-cell>
          <table:table-cell office:value-type="float" office:value="240040816.326531" calcext:value-type="float">
            <text:p>240040816.326531</text:p>
          </table:table-cell>
          <table:table-cell office:value-type="float" office:value="238306122.44898" calcext:value-type="float">
            <text:p>238306122.44898</text:p>
          </table:table-cell>
          <table:table-cell office:value-type="float" office:value="236367346.938776" calcext:value-type="float">
            <text:p>236367346.938776</text:p>
          </table:table-cell>
          <table:table-cell office:value-type="float" office:value="241020408.163265" calcext:value-type="float">
            <text:p>241020408.163265</text:p>
          </table:table-cell>
          <table:table-cell office:value-type="float" office:value="237714285.714286" calcext:value-type="float">
            <text:p>237714285.714286</text:p>
          </table:table-cell>
          <table:table-cell office:value-type="float" office:value="235673469.387755" calcext:value-type="float">
            <text:p>235673469.387755</text:p>
          </table:table-cell>
          <table:table-cell office:value-type="float" office:value="253040816.326531" calcext:value-type="float">
            <text:p>253040816.326531</text:p>
          </table:table-cell>
          <table:table-cell office:value-type="string" calcext:value-type="string">
            <text:p>Cost_Parallel_Work_Broadcast5_45</text:p>
          </table:table-cell>
          <table:table-cell table:formula="of:=AVERAGE([.C95:.J95])" office:value-type="float" office:value="240410714.285714" calcext:value-type="float">
            <text:p>2.40E+008</text:p>
          </table:table-cell>
          <table:table-cell table:formula="of:=STDEV([.C95:.J95])" office:value-type="float" office:value="5490575.52963041" calcext:value-type="float">
            <text:p>5.49E+006</text:p>
          </table:table-cell>
          <table:table-cell table:formula="of:=[.M95]/[.L95]*100" office:value-type="float" office:value="2.28383146148186" calcext:value-type="float">
            <text:p>2.2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</text:p>
          </table:table-cell>
          <table:table-cell office:value-type="float" office:value="232224489.795918" calcext:value-type="float">
            <text:p>232224489.795918</text:p>
          </table:table-cell>
          <table:table-cell office:value-type="float" office:value="238081632.653061" calcext:value-type="float">
            <text:p>238081632.653061</text:p>
          </table:table-cell>
          <table:table-cell office:value-type="float" office:value="239163265.306122" calcext:value-type="float">
            <text:p>239163265.306122</text:p>
          </table:table-cell>
          <table:table-cell office:value-type="float" office:value="239224489.795918" calcext:value-type="float">
            <text:p>239224489.795918</text:p>
          </table:table-cell>
          <table:table-cell office:value-type="float" office:value="246795918.367347" calcext:value-type="float">
            <text:p>246795918.367347</text:p>
          </table:table-cell>
          <table:table-cell office:value-type="float" office:value="233591836.734694" calcext:value-type="float">
            <text:p>233591836.734694</text:p>
          </table:table-cell>
          <table:table-cell office:value-type="float" office:value="236367346.938776" calcext:value-type="float">
            <text:p>236367346.938776</text:p>
          </table:table-cell>
          <table:table-cell office:value-type="float" office:value="251061224.489796" calcext:value-type="float">
            <text:p>251061224.489796</text:p>
          </table:table-cell>
          <table:table-cell office:value-type="string" calcext:value-type="string">
            <text:p>Cost_Parallel_Work_Broadcast5_52</text:p>
          </table:table-cell>
          <table:table-cell table:formula="of:=AVERAGE([.C96:.J96])" office:value-type="float" office:value="239563775.510204" calcext:value-type="float">
            <text:p>2.40E+008</text:p>
          </table:table-cell>
          <table:table-cell table:formula="of:=STDEV([.C96:.J96])" office:value-type="float" office:value="6399930.99471194" calcext:value-type="float">
            <text:p>6.40E+006</text:p>
          </table:table-cell>
          <table:table-cell table:formula="of:=[.M96]/[.L96]*100" office:value-type="float" office:value="2.67149362673129" calcext:value-type="float">
            <text:p>2.67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151408163.265306" calcext:value-type="float">
            <text:p>151408163.265306</text:p>
          </table:table-cell>
          <table:table-cell office:value-type="float" office:value="152020408.163265" calcext:value-type="float">
            <text:p>152020408.163265</text:p>
          </table:table-cell>
          <table:table-cell office:value-type="float" office:value="155428571.428571" calcext:value-type="float">
            <text:p>155428571.428571</text:p>
          </table:table-cell>
          <table:table-cell office:value-type="float" office:value="153632653.061224" calcext:value-type="float">
            <text:p>153632653.061224</text:p>
          </table:table-cell>
          <table:table-cell office:value-type="float" office:value="152428571.428571" calcext:value-type="float">
            <text:p>152428571.428571</text:p>
          </table:table-cell>
          <table:table-cell office:value-type="float" office:value="156265306.122449" calcext:value-type="float">
            <text:p>156265306.122449</text:p>
          </table:table-cell>
          <table:table-cell office:value-type="float" office:value="155469387.755102" calcext:value-type="float">
            <text:p>155469387.755102</text:p>
          </table:table-cell>
          <table:table-cell office:value-type="float" office:value="157714285.714286" calcext:value-type="float">
            <text:p>157714285.714286</text:p>
          </table:table-cell>
          <table:table-cell office:value-type="string" calcext:value-type="string">
            <text:p>implode_lum2RGB_in</text:p>
          </table:table-cell>
          <table:table-cell table:formula="of:=AVERAGE([.C97:.J97])" office:value-type="float" office:value="154295918.367347" calcext:value-type="float">
            <text:p>1.54E+008</text:p>
          </table:table-cell>
          <table:table-cell table:formula="of:=STDEV([.C97:.J97])" office:value-type="float" office:value="2257294.16033478" calcext:value-type="float">
            <text:p>2.26E+006</text:p>
          </table:table-cell>
          <table:table-cell table:formula="of:=[.M97]/[.L97]*100" office:value-type="float" office:value="1.46296427295026" calcext:value-type="float">
            <text:p>1.46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21489795.9183673" calcext:value-type="float">
            <text:p>21489795.9183673</text:p>
          </table:table-cell>
          <table:table-cell office:value-type="float" office:value="19061224.4897959" calcext:value-type="float">
            <text:p>19061224.4897959</text:p>
          </table:table-cell>
          <table:table-cell office:value-type="float" office:value="19346938.7755102" calcext:value-type="float">
            <text:p>19346938.7755102</text:p>
          </table:table-cell>
          <table:table-cell office:value-type="float" office:value="21163265.3061224" calcext:value-type="float">
            <text:p>21163265.3061224</text:p>
          </table:table-cell>
          <table:table-cell office:value-type="float" office:value="20367346.9387755" calcext:value-type="float">
            <text:p>20367346.9387755</text:p>
          </table:table-cell>
          <table:table-cell office:value-type="float" office:value="20714285.7142857" calcext:value-type="float">
            <text:p>20714285.7142857</text:p>
          </table:table-cell>
          <table:table-cell office:value-type="float" office:value="17326530.6122449" calcext:value-type="float">
            <text:p>17326530.6122449</text:p>
          </table:table-cell>
          <table:table-cell office:value-type="float" office:value="22061224.4897959" calcext:value-type="float">
            <text:p>22061224.4897959</text:p>
          </table:table-cell>
          <table:table-cell office:value-type="string" calcext:value-type="string">
            <text:p>Cost_Parallel_Work_Broadcast0</text:p>
          </table:table-cell>
          <table:table-cell table:formula="of:=AVERAGE([.C98:.J98])" office:value-type="float" office:value="20191326.5306122" calcext:value-type="float">
            <text:p>2.02E+007</text:p>
          </table:table-cell>
          <table:table-cell table:formula="of:=STDEV([.C98:.J98])" office:value-type="float" office:value="1541282.05268177" calcext:value-type="float">
            <text:p>1.54E+006</text:p>
          </table:table-cell>
          <table:table-cell table:formula="of:=[.M98]/[.L98]*100" office:value-type="float" office:value="7.63338679281432" calcext:value-type="float">
            <text:p>7.63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8836734.69387755" calcext:value-type="float">
            <text:p>8836734.69387755</text:p>
          </table:table-cell>
          <table:table-cell office:value-type="float" office:value="14285714.2857143" calcext:value-type="float">
            <text:p>14285714.2857143</text:p>
          </table:table-cell>
          <table:table-cell office:value-type="float" office:value="7816326.53061225" calcext:value-type="float">
            <text:p>7816326.53061225</text:p>
          </table:table-cell>
          <table:table-cell office:value-type="float" office:value="9714285.71428572" calcext:value-type="float">
            <text:p>9714285.71428572</text:p>
          </table:table-cell>
          <table:table-cell office:value-type="float" office:value="11020408.1632653" calcext:value-type="float">
            <text:p>11020408.1632653</text:p>
          </table:table-cell>
          <table:table-cell office:value-type="float" office:value="11081632.6530612" calcext:value-type="float">
            <text:p>11081632.6530612</text:p>
          </table:table-cell>
          <table:table-cell office:value-type="float" office:value="9918367.34693878" calcext:value-type="float">
            <text:p>9918367.34693878</text:p>
          </table:table-cell>
          <table:table-cell office:value-type="float" office:value="9224489.79591837" calcext:value-type="float">
            <text:p>9224489.79591837</text:p>
          </table:table-cell>
          <table:table-cell office:value-type="string" calcext:value-type="string">
            <text:p>Cost_Parallel_Work_br_grayL</text:p>
          </table:table-cell>
          <table:table-cell table:formula="of:=AVERAGE([.C99:.J99])" office:value-type="float" office:value="10237244.8979592" calcext:value-type="float">
            <text:p>1.02E+007</text:p>
          </table:table-cell>
          <table:table-cell table:formula="of:=STDEV([.C99:.J99])" office:value-type="float" office:value="1961761.4692202" calcext:value-type="float">
            <text:p>1.96E+006</text:p>
          </table:table-cell>
          <table:table-cell table:formula="of:=[.M99]/[.L99]*100" office:value-type="float" office:value="19.1629827045681" calcext:value-type="float">
            <text:p>19.16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8857142.85714286" calcext:value-type="float">
            <text:p>8857142.85714286</text:p>
          </table:table-cell>
          <table:table-cell office:value-type="float" office:value="8204081.63265306" calcext:value-type="float">
            <text:p>8204081.63265306</text:p>
          </table:table-cell>
          <table:table-cell office:value-type="float" office:value="9551020.40816326" calcext:value-type="float">
            <text:p>9551020.40816326</text:p>
          </table:table-cell>
          <table:table-cell office:value-type="float" office:value="10755102.0408163" calcext:value-type="float">
            <text:p>10755102.0408163</text:p>
          </table:table-cell>
          <table:table-cell office:value-type="float" office:value="10836734.6938776" calcext:value-type="float">
            <text:p>10836734.6938776</text:p>
          </table:table-cell>
          <table:table-cell office:value-type="float" office:value="8897959.18367347" calcext:value-type="float">
            <text:p>8897959.18367347</text:p>
          </table:table-cell>
          <table:table-cell office:value-type="float" office:value="9653061.2244898" calcext:value-type="float">
            <text:p>9653061.2244898</text:p>
          </table:table-cell>
          <table:table-cell office:value-type="float" office:value="10571428.5714286" calcext:value-type="float">
            <text:p>10571428.5714286</text:p>
          </table:table-cell>
          <table:table-cell office:value-type="string" calcext:value-type="string">
            <text:p>displayRGB</text:p>
          </table:table-cell>
          <table:table-cell table:formula="of:=AVERAGE([.C100:.J100])" office:value-type="float" office:value="9665816.32653062" calcext:value-type="float">
            <text:p>9.67E+006</text:p>
          </table:table-cell>
          <table:table-cell table:formula="of:=STDEV([.C100:.J100])" office:value-type="float" office:value="983528.139706531" calcext:value-type="float">
            <text:p>9.84E+005</text:p>
          </table:table-cell>
          <table:table-cell table:formula="of:=[.M100]/[.L100]*100" office:value-type="float" office:value="10.1753241162565" calcext:value-type="float">
            <text:p>10.18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7448979.59183674" calcext:value-type="float">
            <text:p>7448979.59183674</text:p>
          </table:table-cell>
          <table:table-cell office:value-type="float" office:value="13102040.8163265" calcext:value-type="float">
            <text:p>13102040.8163265</text:p>
          </table:table-cell>
          <table:table-cell office:value-type="float" office:value="9408163.26530612" calcext:value-type="float">
            <text:p>9408163.26530612</text:p>
          </table:table-cell>
          <table:table-cell office:value-type="float" office:value="9612244.89795918" calcext:value-type="float">
            <text:p>9612244.89795918</text:p>
          </table:table-cell>
          <table:table-cell office:value-type="float" office:value="7714285.71428571" calcext:value-type="float">
            <text:p>7714285.71428571</text:p>
          </table:table-cell>
          <table:table-cell office:value-type="float" office:value="8693877.55102041" calcext:value-type="float">
            <text:p>8693877.55102041</text:p>
          </table:table-cell>
          <table:table-cell office:value-type="float" office:value="6938775.51020408" calcext:value-type="float">
            <text:p>6938775.51020408</text:p>
          </table:table-cell>
          <table:table-cell office:value-type="float" office:value="8816326.53061225" calcext:value-type="float">
            <text:p>8816326.53061225</text:p>
          </table:table-cell>
          <table:table-cell office:value-type="string" calcext:value-type="string">
            <text:p>Cost_Parallel_Work_br_grayR</text:p>
          </table:table-cell>
          <table:table-cell table:formula="of:=AVERAGE([.C101:.J101])" office:value-type="float" office:value="8966836.73469387" calcext:value-type="float">
            <text:p>8.97E+006</text:p>
          </table:table-cell>
          <table:table-cell table:formula="of:=STDEV([.C101:.J101])" office:value-type="float" office:value="1919605.62665483" calcext:value-type="float">
            <text:p>1.92E+006</text:p>
          </table:table-cell>
          <table:table-cell table:formula="of:=[.M101]/[.L101]*100" office:value-type="float" office:value="21.4078351535902" calcext:value-type="float">
            <text:p>21.41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5836734.69387755" calcext:value-type="float">
            <text:p>5836734.69387755</text:p>
          </table:table-cell>
          <table:table-cell office:value-type="float" office:value="11918367.3469388" calcext:value-type="float">
            <text:p>11918367.3469388</text:p>
          </table:table-cell>
          <table:table-cell office:value-type="float" office:value="7632653.06122449" calcext:value-type="float">
            <text:p>7632653.06122449</text:p>
          </table:table-cell>
          <table:table-cell office:value-type="float" office:value="9142857.14285714" calcext:value-type="float">
            <text:p>9142857.14285714</text:p>
          </table:table-cell>
          <table:table-cell office:value-type="float" office:value="8530612.24489796" calcext:value-type="float">
            <text:p>8530612.24489796</text:p>
          </table:table-cell>
          <table:table-cell office:value-type="float" office:value="9591836.73469388" calcext:value-type="float">
            <text:p>9591836.73469388</text:p>
          </table:table-cell>
          <table:table-cell office:value-type="float" office:value="10632653.0612245" calcext:value-type="float">
            <text:p>10632653.0612245</text:p>
          </table:table-cell>
          <table:table-cell office:value-type="float" office:value="8020408.16326531" calcext:value-type="float">
            <text:p>8020408.16326531</text:p>
          </table:table-cell>
          <table:table-cell office:value-type="string" calcext:value-type="string">
            <text:p>Cost_Parallel_Work_Broadcast2</text:p>
          </table:table-cell>
          <table:table-cell table:formula="of:=AVERAGE([.C102:.J102])" office:value-type="float" office:value="8913265.30612245" calcext:value-type="float">
            <text:p>8.91E+006</text:p>
          </table:table-cell>
          <table:table-cell table:formula="of:=STDEV([.C102:.J102])" office:value-type="float" office:value="1872688.27762048" calcext:value-type="float">
            <text:p>1.87E+006</text:p>
          </table:table-cell>
          <table:table-cell table:formula="of:=[.M102]/[.L102]*100" office:value-type="float" office:value="21.0101260683237" calcext:value-type="float">
            <text:p>21.01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8673469.3877551" calcext:value-type="float">
            <text:p>8673469.3877551</text:p>
          </table:table-cell>
          <table:table-cell office:value-type="float" office:value="9632653.06122449" calcext:value-type="float">
            <text:p>9632653.06122449</text:p>
          </table:table-cell>
          <table:table-cell office:value-type="float" office:value="8816326.53061225" calcext:value-type="float">
            <text:p>8816326.53061225</text:p>
          </table:table-cell>
          <table:table-cell office:value-type="float" office:value="8734693.87755102" calcext:value-type="float">
            <text:p>8734693.87755102</text:p>
          </table:table-cell>
          <table:table-cell office:value-type="float" office:value="7591836.73469388" calcext:value-type="float">
            <text:p>7591836.73469388</text:p>
          </table:table-cell>
          <table:table-cell office:value-type="float" office:value="8551020.40816326" calcext:value-type="float">
            <text:p>8551020.40816326</text:p>
          </table:table-cell>
          <table:table-cell office:value-type="float" office:value="8142857.14285714" calcext:value-type="float">
            <text:p>8142857.14285714</text:p>
          </table:table-cell>
          <table:table-cell office:value-type="float" office:value="7183673.46938776" calcext:value-type="float">
            <text:p>7183673.46938776</text:p>
          </table:table-cell>
          <table:table-cell office:value-type="string" calcext:value-type="string">
            <text:p>split</text:p>
          </table:table-cell>
          <table:table-cell table:formula="of:=AVERAGE([.C103:.J103])" office:value-type="float" office:value="8415816.32653061" calcext:value-type="float">
            <text:p>8.42E+006</text:p>
          </table:table-cell>
          <table:table-cell table:formula="of:=STDEV([.C103:.J103])" office:value-type="float" office:value="765233.232680496" calcext:value-type="float">
            <text:p>7.65E+005</text:p>
          </table:table-cell>
          <table:table-cell table:formula="of:=[.M103]/[.L103]*100" office:value-type="float" office:value="9.09279864233872" calcext:value-type="float">
            <text:p>9.09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7693877.55102041" calcext:value-type="float">
            <text:p>7693877.55102041</text:p>
          </table:table-cell>
          <table:table-cell office:value-type="float" office:value="10244897.9591837" calcext:value-type="float">
            <text:p>10244897.9591837</text:p>
          </table:table-cell>
          <table:table-cell office:value-type="float" office:value="6204081.63265306" calcext:value-type="float">
            <text:p>6204081.63265306</text:p>
          </table:table-cell>
          <table:table-cell office:value-type="float" office:value="8979591.83673469" calcext:value-type="float">
            <text:p>8979591.83673469</text:p>
          </table:table-cell>
          <table:table-cell office:value-type="float" office:value="10040816.3265306" calcext:value-type="float">
            <text:p>10040816.3265306</text:p>
          </table:table-cell>
          <table:table-cell office:value-type="float" office:value="8061224.48979592" calcext:value-type="float">
            <text:p>8061224.48979592</text:p>
          </table:table-cell>
          <table:table-cell office:value-type="float" office:value="7816326.53061225" calcext:value-type="float">
            <text:p>7816326.53061225</text:p>
          </table:table-cell>
          <table:table-cell office:value-type="float" office:value="6224489.79591837" calcext:value-type="float">
            <text:p>6224489.79591837</text:p>
          </table:table-cell>
          <table:table-cell office:value-type="string" calcext:value-type="string">
            <text:p>broadcast2</text:p>
          </table:table-cell>
          <table:table-cell table:formula="of:=AVERAGE([.C104:.J104])" office:value-type="float" office:value="8158163.26530613" calcext:value-type="float">
            <text:p>8.16E+006</text:p>
          </table:table-cell>
          <table:table-cell table:formula="of:=STDEV([.C104:.J104])" office:value-type="float" office:value="1534038.92419833" calcext:value-type="float">
            <text:p>1.53E+006</text:p>
          </table:table-cell>
          <table:table-cell table:formula="of:=[.M104]/[.L104]*100" office:value-type="float" office:value="18.8037291521496" calcext:value-type="float">
            <text:p>18.80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5551020.40816327" calcext:value-type="float">
            <text:p>5551020.40816327</text:p>
          </table:table-cell>
          <table:table-cell office:value-type="float" office:value="4857142.85714286" calcext:value-type="float">
            <text:p>4857142.85714286</text:p>
          </table:table-cell>
          <table:table-cell office:value-type="float" office:value="5897959.18367347" calcext:value-type="float">
            <text:p>5897959.18367347</text:p>
          </table:table-cell>
          <table:table-cell office:value-type="float" office:value="7448979.59183674" calcext:value-type="float">
            <text:p>7448979.59183674</text:p>
          </table:table-cell>
          <table:table-cell office:value-type="float" office:value="7714285.71428571" calcext:value-type="float">
            <text:p>7714285.71428571</text:p>
          </table:table-cell>
          <table:table-cell office:value-type="float" office:value="7102040.81632653" calcext:value-type="float">
            <text:p>7102040.81632653</text:p>
          </table:table-cell>
          <table:table-cell office:value-type="float" office:value="8346938.7755102" calcext:value-type="float">
            <text:p>8346938.7755102</text:p>
          </table:table-cell>
          <table:table-cell office:value-type="float" office:value="7918367.34693878" calcext:value-type="float">
            <text:p>7918367.34693878</text:p>
          </table:table-cell>
          <table:table-cell office:value-type="string" calcext:value-type="string">
            <text:p>Cost_Parallel_Work_rb_rawDisparity</text:p>
          </table:table-cell>
          <table:table-cell table:formula="of:=AVERAGE([.C105:.J105])" office:value-type="float" office:value="6854591.8367347" calcext:value-type="float">
            <text:p>6.85E+006</text:p>
          </table:table-cell>
          <table:table-cell table:formula="of:=STDEV([.C105:.J105])" office:value-type="float" office:value="1260190.8026826" calcext:value-type="float">
            <text:p>1.26E+006</text:p>
          </table:table-cell>
          <table:table-cell table:formula="of:=[.M105]/[.L105]*100" office:value-type="float" office:value="18.3846220562553" calcext:value-type="float">
            <text:p>18.38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5877551.02040816" calcext:value-type="float">
            <text:p>5877551.02040816</text:p>
          </table:table-cell>
          <table:table-cell office:value-type="float" office:value="7714285.71428571" calcext:value-type="float">
            <text:p>7714285.71428571</text:p>
          </table:table-cell>
          <table:table-cell office:value-type="float" office:value="6653061.2244898" calcext:value-type="float">
            <text:p>6653061.2244898</text:p>
          </table:table-cell>
          <table:table-cell office:value-type="float" office:value="5632653.06122449" calcext:value-type="float">
            <text:p>5632653.06122449</text:p>
          </table:table-cell>
          <table:table-cell office:value-type="float" office:value="7367346.93877551" calcext:value-type="float">
            <text:p>7367346.93877551</text:p>
          </table:table-cell>
          <table:table-cell office:value-type="float" office:value="6653061.2244898" calcext:value-type="float">
            <text:p>6653061.2244898</text:p>
          </table:table-cell>
          <table:table-cell office:value-type="float" office:value="6775510.20408163" calcext:value-type="float">
            <text:p>6775510.20408163</text:p>
          </table:table-cell>
          <table:table-cell office:value-type="float" office:value="7061224.48979592" calcext:value-type="float">
            <text:p>7061224.48979592</text:p>
          </table:table-cell>
          <table:table-cell office:value-type="string" calcext:value-type="string">
            <text:p>offsetGen</text:p>
          </table:table-cell>
          <table:table-cell table:formula="of:=AVERAGE([.C106:.J106])" office:value-type="float" office:value="6716836.73469388" calcext:value-type="float">
            <text:p>6.72E+006</text:p>
          </table:table-cell>
          <table:table-cell table:formula="of:=STDEV([.C106:.J106])" office:value-type="float" office:value="699806.388918962" calcext:value-type="float">
            <text:p>7.00E+005</text:p>
          </table:table-cell>
          <table:table-cell table:formula="of:=[.M106]/[.L106]*100" office:value-type="float" office:value="10.4186898768034" calcext:value-type="float">
            <text:p>10.42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7183673.46938776" calcext:value-type="float">
            <text:p>7183673.46938776</text:p>
          </table:table-cell>
          <table:table-cell office:value-type="float" office:value="4489795.91836735" calcext:value-type="float">
            <text:p>4489795.91836735</text:p>
          </table:table-cell>
          <table:table-cell office:value-type="float" office:value="6959183.67346939" calcext:value-type="float">
            <text:p>6959183.67346939</text:p>
          </table:table-cell>
          <table:table-cell office:value-type="float" office:value="5673469.3877551" calcext:value-type="float">
            <text:p>5673469.3877551</text:p>
          </table:table-cell>
          <table:table-cell office:value-type="float" office:value="6551020.40816327" calcext:value-type="float">
            <text:p>6551020.40816327</text:p>
          </table:table-cell>
          <table:table-cell office:value-type="float" office:value="6979591.83673469" calcext:value-type="float">
            <text:p>6979591.83673469</text:p>
          </table:table-cell>
          <table:table-cell office:value-type="float" office:value="6469387.75510204" calcext:value-type="float">
            <text:p>6469387.75510204</text:p>
          </table:table-cell>
          <table:table-cell office:value-type="float" office:value="6244897.95918367" calcext:value-type="float">
            <text:p>6244897.95918367</text:p>
          </table:table-cell>
          <table:table-cell office:value-type="string" calcext:value-type="string">
            <text:p>Cost_Parallel_Work_Broadcast3</text:p>
          </table:table-cell>
          <table:table-cell table:formula="of:=AVERAGE([.C107:.J107])" office:value-type="float" office:value="6318877.55102041" calcext:value-type="float">
            <text:p>6.32E+006</text:p>
          </table:table-cell>
          <table:table-cell table:formula="of:=STDEV([.C107:.J107])" office:value-type="float" office:value="881436.749371581" calcext:value-type="float">
            <text:p>8.81E+005</text:p>
          </table:table-cell>
          <table:table-cell table:formula="of:=[.M107]/[.L107]*100" office:value-type="float" office:value="13.9492614353516" calcext:value-type="float">
            <text:p>13.95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6020408.16326531" calcext:value-type="float">
            <text:p>6020408.16326531</text:p>
          </table:table-cell>
          <table:table-cell office:value-type="float" office:value="7081632.65306122" calcext:value-type="float">
            <text:p>7081632.65306122</text:p>
          </table:table-cell>
          <table:table-cell office:value-type="float" office:value="7163265.30612245" calcext:value-type="float">
            <text:p>7163265.30612245</text:p>
          </table:table-cell>
          <table:table-cell office:value-type="float" office:value="6367346.93877551" calcext:value-type="float">
            <text:p>6367346.93877551</text:p>
          </table:table-cell>
          <table:table-cell office:value-type="float" office:value="4775510.20408163" calcext:value-type="float">
            <text:p>4775510.20408163</text:p>
          </table:table-cell>
          <table:table-cell office:value-type="float" office:value="6244897.95918367" calcext:value-type="float">
            <text:p>6244897.95918367</text:p>
          </table:table-cell>
          <table:table-cell office:value-type="float" office:value="6489795.91836735" calcext:value-type="float">
            <text:p>6489795.91836735</text:p>
          </table:table-cell>
          <table:table-cell office:value-type="float" office:value="5795918.36734694" calcext:value-type="float">
            <text:p>5795918.36734694</text:p>
          </table:table-cell>
          <table:table-cell office:value-type="string" calcext:value-type="string">
            <text:p>Cost_Parallel_Work_Broadcast4</text:p>
          </table:table-cell>
          <table:table-cell table:formula="of:=AVERAGE([.C108:.J108])" office:value-type="float" office:value="6242346.93877551" calcext:value-type="float">
            <text:p>6.24E+006</text:p>
          </table:table-cell>
          <table:table-cell table:formula="of:=STDEV([.C108:.J108])" office:value-type="float" office:value="758713.097519865" calcext:value-type="float">
            <text:p>7.59E+005</text:p>
          </table:table-cell>
          <table:table-cell table:formula="of:=[.M108]/[.L108]*100" office:value-type="float" office:value="12.1542923672982" calcext:value-type="float">
            <text:p>12.15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5142857.14285714" calcext:value-type="float">
            <text:p>5142857.14285714</text:p>
          </table:table-cell>
          <table:table-cell office:value-type="float" office:value="3387755.10204082" calcext:value-type="float">
            <text:p>3387755.10204082</text:p>
          </table:table-cell>
          <table:table-cell office:value-type="float" office:value="8469387.75510204" calcext:value-type="float">
            <text:p>8469387.75510204</text:p>
          </table:table-cell>
          <table:table-cell office:value-type="float" office:value="6836734.69387755" calcext:value-type="float">
            <text:p>6836734.69387755</text:p>
          </table:table-cell>
          <table:table-cell office:value-type="float" office:value="5448979.59183674" calcext:value-type="float">
            <text:p>5448979.59183674</text:p>
          </table:table-cell>
          <table:table-cell office:value-type="float" office:value="7653061.2244898" calcext:value-type="float">
            <text:p>7653061.2244898</text:p>
          </table:table-cell>
          <table:table-cell office:value-type="float" office:value="5938775.51020408" calcext:value-type="float">
            <text:p>5938775.51020408</text:p>
          </table:table-cell>
          <table:table-cell office:value-type="float" office:value="5795918.36734694" calcext:value-type="float">
            <text:p>5795918.36734694</text:p>
          </table:table-cell>
          <table:table-cell office:value-type="string" calcext:value-type="string">
            <text:p>Cost_Parallel_Work_Broadcast1_0</text:p>
          </table:table-cell>
          <table:table-cell table:formula="of:=AVERAGE([.C109:.J109])" office:value-type="float" office:value="6084183.67346939" calcext:value-type="float">
            <text:p>6.08E+006</text:p>
          </table:table-cell>
          <table:table-cell table:formula="of:=STDEV([.C109:.J109])" office:value-type="float" office:value="1575774.44195734" calcext:value-type="float">
            <text:p>1.58E+006</text:p>
          </table:table-cell>
          <table:table-cell table:formula="of:=[.M109]/[.L109]*100" office:value-type="float" office:value="25.899521226301" calcext:value-type="float">
            <text:p>25.90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5346938.7755102" calcext:value-type="float">
            <text:p>5346938.7755102</text:p>
          </table:table-cell>
          <table:table-cell office:value-type="float" office:value="6367346.93877551" calcext:value-type="float">
            <text:p>6367346.93877551</text:p>
          </table:table-cell>
          <table:table-cell office:value-type="float" office:value="5142857.14285714" calcext:value-type="float">
            <text:p>5142857.14285714</text:p>
          </table:table-cell>
          <table:table-cell office:value-type="float" office:value="5571428.57142857" calcext:value-type="float">
            <text:p>5571428.57142857</text:p>
          </table:table-cell>
          <table:table-cell office:value-type="float" office:value="7428571.42857143" calcext:value-type="float">
            <text:p>7428571.42857143</text:p>
          </table:table-cell>
          <table:table-cell office:value-type="float" office:value="5877551.02040816" calcext:value-type="float">
            <text:p>5877551.02040816</text:p>
          </table:table-cell>
          <table:table-cell office:value-type="float" office:value="5959183.67346939" calcext:value-type="float">
            <text:p>5959183.67346939</text:p>
          </table:table-cell>
          <table:table-cell office:value-type="float" office:value="5714285.71428571" calcext:value-type="float">
            <text:p>5714285.71428571</text:p>
          </table:table-cell>
          <table:table-cell office:value-type="string" calcext:value-type="string">
            <text:p>lum2RGB</text:p>
          </table:table-cell>
          <table:table-cell table:formula="of:=AVERAGE([.C110:.J110])" office:value-type="float" office:value="5926020.40816326" calcext:value-type="float">
            <text:p>5.93E+006</text:p>
          </table:table-cell>
          <table:table-cell table:formula="of:=STDEV([.C110:.J110])" office:value-type="float" office:value="714655.256343762" calcext:value-type="float">
            <text:p>7.15E+005</text:p>
          </table:table-cell>
          <table:table-cell table:formula="of:=[.M110]/[.L110]*100" office:value-type="float" office:value="12.0596151737733" calcext:value-type="float">
            <text:p>12.06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8061224.48979592" calcext:value-type="float">
            <text:p>8061224.48979592</text:p>
          </table:table-cell>
          <table:table-cell office:value-type="float" office:value="5632653.06122449" calcext:value-type="float">
            <text:p>5632653.06122449</text:p>
          </table:table-cell>
          <table:table-cell office:value-type="float" office:value="6367346.93877551" calcext:value-type="float">
            <text:p>6367346.93877551</text:p>
          </table:table-cell>
          <table:table-cell office:value-type="float" office:value="5612244.89795918" calcext:value-type="float">
            <text:p>5612244.89795918</text:p>
          </table:table-cell>
          <table:table-cell office:value-type="float" office:value="5285714.28571429" calcext:value-type="float">
            <text:p>5285714.28571429</text:p>
          </table:table-cell>
          <table:table-cell office:value-type="float" office:value="4530612.24489796" calcext:value-type="float">
            <text:p>4530612.24489796</text:p>
          </table:table-cell>
          <table:table-cell office:value-type="float" office:value="7265306.12244898" calcext:value-type="float">
            <text:p>7265306.12244898</text:p>
          </table:table-cell>
          <table:table-cell office:value-type="float" office:value="3938775.51020408" calcext:value-type="float">
            <text:p>3938775.51020408</text:p>
          </table:table-cell>
          <table:table-cell office:value-type="string" calcext:value-type="string">
            <text:p>displayLum</text:p>
          </table:table-cell>
          <table:table-cell table:formula="of:=AVERAGE([.C111:.J111])" office:value-type="float" office:value="5836734.69387755" calcext:value-type="float">
            <text:p>5.84E+006</text:p>
          </table:table-cell>
          <table:table-cell table:formula="of:=STDEV([.C111:.J111])" office:value-type="float" office:value="1361437.99602796" calcext:value-type="float">
            <text:p>1.36E+006</text:p>
          </table:table-cell>
          <table:table-cell table:formula="of:=[.M111]/[.L111]*100" office:value-type="float" office:value="23.3253362955839" calcext:value-type="float">
            <text:p>23.33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5081632.65306122" calcext:value-type="float">
            <text:p>5081632.65306122</text:p>
          </table:table-cell>
          <table:table-cell office:value-type="float" office:value="6836734.69387755" calcext:value-type="float">
            <text:p>6836734.69387755</text:p>
          </table:table-cell>
          <table:table-cell office:value-type="float" office:value="6551020.40816327" calcext:value-type="float">
            <text:p>6551020.40816327</text:p>
          </table:table-cell>
          <table:table-cell office:value-type="float" office:value="5265306.12244898" calcext:value-type="float">
            <text:p>5265306.12244898</text:p>
          </table:table-cell>
          <table:table-cell office:value-type="float" office:value="6367346.93877551" calcext:value-type="float">
            <text:p>6367346.93877551</text:p>
          </table:table-cell>
          <table:table-cell office:value-type="float" office:value="4387755.10204082" calcext:value-type="float">
            <text:p>4387755.10204082</text:p>
          </table:table-cell>
          <table:table-cell office:value-type="float" office:value="4938775.51020408" calcext:value-type="float">
            <text:p>4938775.51020408</text:p>
          </table:table-cell>
          <table:table-cell office:value-type="float" office:value="6081632.65306122" calcext:value-type="float">
            <text:p>6081632.65306122</text:p>
          </table:table-cell>
          <table:table-cell office:value-type="string" calcext:value-type="string">
            <text:p>Cost_Parallel_Work_br_cenL</text:p>
          </table:table-cell>
          <table:table-cell table:formula="of:=AVERAGE([.C112:.J112])" office:value-type="float" office:value="5688775.51020408" calcext:value-type="float">
            <text:p>5.69E+006</text:p>
          </table:table-cell>
          <table:table-cell table:formula="of:=STDEV([.C112:.J112])" office:value-type="float" office:value="884725.570332957" calcext:value-type="float">
            <text:p>8.85E+005</text:p>
          </table:table-cell>
          <table:table-cell table:formula="of:=[.M112]/[.L112]*100" office:value-type="float" office:value="15.5521266175121" calcext:value-type="float">
            <text:p>15.55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387755.10204082" calcext:value-type="float">
            <text:p>7387755.10204082</text:p>
          </table:table-cell>
          <table:table-cell office:value-type="float" office:value="5816326.53061225" calcext:value-type="float">
            <text:p>5816326.53061225</text:p>
          </table:table-cell>
          <table:table-cell office:value-type="float" office:value="3979591.83673469" calcext:value-type="float">
            <text:p>3979591.83673469</text:p>
          </table:table-cell>
          <table:table-cell office:value-type="float" office:value="7469387.75510204" calcext:value-type="float">
            <text:p>7469387.75510204</text:p>
          </table:table-cell>
          <table:table-cell office:value-type="float" office:value="5204081.63265306" calcext:value-type="float">
            <text:p>5204081.63265306</text:p>
          </table:table-cell>
          <table:table-cell office:value-type="float" office:value="4918367.34693878" calcext:value-type="float">
            <text:p>4918367.34693878</text:p>
          </table:table-cell>
          <table:table-cell office:value-type="float" office:value="5530612.24489796" calcext:value-type="float">
            <text:p>5530612.24489796</text:p>
          </table:table-cell>
          <table:table-cell office:value-type="string" calcext:value-type="string">
            <text:p>broadcast1</text:p>
          </table:table-cell>
          <table:table-cell table:formula="of:=AVERAGE([.C113:.J113])" office:value-type="float" office:value="5663265.30612245" calcext:value-type="float">
            <text:p>5.66E+006</text:p>
          </table:table-cell>
          <table:table-cell table:formula="of:=STDEV([.C113:.J113])" office:value-type="float" office:value="1214046.81972743" calcext:value-type="float">
            <text:p>1.21E+006</text:p>
          </table:table-cell>
          <table:table-cell table:formula="of:=[.M113]/[.L113]*100" office:value-type="float" office:value="21.4372231231149" calcext:value-type="float">
            <text:p>21.44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4448979.59183674" calcext:value-type="float">
            <text:p>4448979.59183674</text:p>
          </table:table-cell>
          <table:table-cell office:value-type="float" office:value="6387755.10204082" calcext:value-type="float">
            <text:p>6387755.10204082</text:p>
          </table:table-cell>
          <table:table-cell office:value-type="float" office:value="4734693.87755102" calcext:value-type="float">
            <text:p>4734693.87755102</text:p>
          </table:table-cell>
          <table:table-cell office:value-type="float" office:value="4918367.34693878" calcext:value-type="float">
            <text:p>4918367.34693878</text:p>
          </table:table-cell>
          <table:table-cell office:value-type="float" office:value="6428571.42857143" calcext:value-type="float">
            <text:p>6428571.42857143</text:p>
          </table:table-cell>
          <table:table-cell office:value-type="float" office:value="5265306.12244898" calcext:value-type="float">
            <text:p>5265306.12244898</text:p>
          </table:table-cell>
          <table:table-cell office:value-type="float" office:value="5714285.71428571" calcext:value-type="float">
            <text:p>5714285.71428571</text:p>
          </table:table-cell>
          <table:table-cell office:value-type="float" office:value="6836734.69387755" calcext:value-type="float">
            <text:p>6836734.69387755</text:p>
          </table:table-cell>
          <table:table-cell office:value-type="string" calcext:value-type="string">
            <text:p>Cost_Parallel_Work_Broadcast1_2</text:p>
          </table:table-cell>
          <table:table-cell table:formula="of:=AVERAGE([.C114:.J114])" office:value-type="float" office:value="5591836.73469388" calcext:value-type="float">
            <text:p>5.59E+006</text:p>
          </table:table-cell>
          <table:table-cell table:formula="of:=STDEV([.C114:.J114])" office:value-type="float" office:value="886354.916039215" calcext:value-type="float">
            <text:p>8.86E+005</text:p>
          </table:table-cell>
          <table:table-cell table:formula="of:=[.M114]/[.L114]*100" office:value-type="float" office:value="15.8508725861028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3</text:p>
          </table:table-cell>
          <table:table-cell office:value-type="float" office:value="6918367.34693878" calcext:value-type="float">
            <text:p>6918367.34693878</text:p>
          </table:table-cell>
          <table:table-cell office:value-type="float" office:value="3979591.83673469" calcext:value-type="float">
            <text:p>3979591.83673469</text:p>
          </table:table-cell>
          <table:table-cell office:value-type="float" office:value="6244897.95918367" calcext:value-type="float">
            <text:p>6244897.95918367</text:p>
          </table:table-cell>
          <table:table-cell office:value-type="float" office:value="4571428.57142857" calcext:value-type="float">
            <text:p>4571428.57142857</text:p>
          </table:table-cell>
          <table:table-cell office:value-type="float" office:value="3551020.40816327" calcext:value-type="float">
            <text:p>3551020.40816327</text:p>
          </table:table-cell>
          <table:table-cell office:value-type="float" office:value="4081632.65306122" calcext:value-type="float">
            <text:p>4081632.65306122</text:p>
          </table:table-cell>
          <table:table-cell office:value-type="float" office:value="5632653.06122449" calcext:value-type="float">
            <text:p>5632653.06122449</text:p>
          </table:table-cell>
          <table:table-cell office:value-type="float" office:value="7959183.67346939" calcext:value-type="float">
            <text:p>7959183.67346939</text:p>
          </table:table-cell>
          <table:table-cell office:value-type="string" calcext:value-type="string">
            <text:p>Cost_Parallel_Work_Broadcast1_3</text:p>
          </table:table-cell>
          <table:table-cell table:formula="of:=AVERAGE([.C115:.J115])" office:value-type="float" office:value="5367346.93877551" calcext:value-type="float">
            <text:p>5.37E+006</text:p>
          </table:table-cell>
          <table:table-cell table:formula="of:=STDEV([.C115:.J115])" office:value-type="float" office:value="1580018.92659967" calcext:value-type="float">
            <text:p>1.58E+006</text:p>
          </table:table-cell>
          <table:table-cell table:formula="of:=[.M115]/[.L115]*100" office:value-type="float" office:value="29.4376149822752" calcext:value-type="float">
            <text:p>29.44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306122.44897959" calcext:value-type="float">
            <text:p>3306122.44897959</text:p>
          </table:table-cell>
          <table:table-cell office:value-type="float" office:value="7795918.36734694" calcext:value-type="float">
            <text:p>7795918.36734694</text:p>
          </table:table-cell>
          <table:table-cell office:value-type="float" office:value="5469387.75510204" calcext:value-type="float">
            <text:p>5469387.75510204</text:p>
          </table:table-cell>
          <table:table-cell office:value-type="float" office:value="5346938.7755102" calcext:value-type="float">
            <text:p>5346938.7755102</text:p>
          </table:table-cell>
          <table:table-cell office:value-type="float" office:value="4102040.81632653" calcext:value-type="float">
            <text:p>4102040.81632653</text:p>
          </table:table-cell>
          <table:table-cell office:value-type="float" office:value="5469387.75510204" calcext:value-type="float">
            <text:p>5469387.75510204</text:p>
          </table:table-cell>
          <table:table-cell office:value-type="float" office:value="5836734.69387755" calcext:value-type="float">
            <text:p>5836734.69387755</text:p>
          </table:table-cell>
          <table:table-cell office:value-type="string" calcext:value-type="string">
            <text:p>disparityGen</text:p>
          </table:table-cell>
          <table:table-cell table:formula="of:=AVERAGE([.C116:.J116])" office:value-type="float" office:value="5290816.32653061" calcext:value-type="float">
            <text:p>5.29E+006</text:p>
          </table:table-cell>
          <table:table-cell table:formula="of:=STDEV([.C116:.J116])" office:value-type="float" office:value="1313515.42898213" calcext:value-type="float">
            <text:p>1.31E+006</text:p>
          </table:table-cell>
          <table:table-cell table:formula="of:=[.M116]/[.L116]*100" office:value-type="float" office:value="24.826328262343" calcext:value-type="float">
            <text:p>24.83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4510204.08163265" calcext:value-type="float">
            <text:p>4510204.08163265</text:p>
          </table:table-cell>
          <table:table-cell office:value-type="float" office:value="7306122.44897959" calcext:value-type="float">
            <text:p>7306122.44897959</text:p>
          </table:table-cell>
          <table:table-cell office:value-type="float" office:value="5775510.20408163" calcext:value-type="float">
            <text:p>5775510.20408163</text:p>
          </table:table-cell>
          <table:table-cell office:value-type="float" office:value="5306122.44897959" calcext:value-type="float">
            <text:p>5306122.44897959</text:p>
          </table:table-cell>
          <table:table-cell office:value-type="float" office:value="4081632.65306122" calcext:value-type="float">
            <text:p>4081632.65306122</text:p>
          </table:table-cell>
          <table:table-cell office:value-type="float" office:value="4265306.12244898" calcext:value-type="float">
            <text:p>4265306.12244898</text:p>
          </table:table-cell>
          <table:table-cell office:value-type="float" office:value="4979591.83673469" calcext:value-type="float">
            <text:p>4979591.83673469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explode_Split_output</text:p>
          </table:table-cell>
          <table:table-cell table:formula="of:=AVERAGE([.C117:.J117])" office:value-type="float" office:value="5278061.22448979" calcext:value-type="float">
            <text:p>5.28E+006</text:p>
          </table:table-cell>
          <table:table-cell table:formula="of:=STDEV([.C117:.J117])" office:value-type="float" office:value="1070265.22987696" calcext:value-type="float">
            <text:p>1.07E+006</text:p>
          </table:table-cell>
          <table:table-cell table:formula="of:=[.M117]/[.L117]*100" office:value-type="float" office:value="20.2776205950588" calcext:value-type="float">
            <text:p>20.28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5204081.63265306" calcext:value-type="float">
            <text:p>5204081.63265306</text:p>
          </table:table-cell>
          <table:table-cell office:value-type="float" office:value="5183673.46938776" calcext:value-type="float">
            <text:p>5183673.46938776</text:p>
          </table:table-cell>
          <table:table-cell office:value-type="float" office:value="6591836.73469388" calcext:value-type="float">
            <text:p>6591836.73469388</text:p>
          </table:table-cell>
          <table:table-cell office:value-type="float" office:value="5183673.46938776" calcext:value-type="float">
            <text:p>5183673.46938776</text:p>
          </table:table-cell>
          <table:table-cell office:value-type="float" office:value="4326530.6122449" calcext:value-type="float">
            <text:p>4326530.6122449</text:p>
          </table:table-cell>
          <table:table-cell office:value-type="float" office:value="4897959.18367347" calcext:value-type="float">
            <text:p>4897959.18367347</text:p>
          </table:table-cell>
          <table:table-cell office:value-type="float" office:value="4489795.91836735" calcext:value-type="float">
            <text:p>4489795.91836735</text:p>
          </table:table-cell>
          <table:table-cell office:value-type="float" office:value="4530612.24489796" calcext:value-type="float">
            <text:p>4530612.24489796</text:p>
          </table:table-cell>
          <table:table-cell office:value-type="string" calcext:value-type="string">
            <text:p>Cost_Parallel_Work_br_cenR</text:p>
          </table:table-cell>
          <table:table-cell table:formula="of:=AVERAGE([.C118:.J118])" office:value-type="float" office:value="5051020.40816327" calcext:value-type="float">
            <text:p>5.05E+006</text:p>
          </table:table-cell>
          <table:table-cell table:formula="of:=STDEV([.C118:.J118])" office:value-type="float" office:value="713827.424824604" calcext:value-type="float">
            <text:p>7.14E+005</text:p>
          </table:table-cell>
          <table:table-cell table:formula="of:=[.M118]/[.L118]*100" office:value-type="float" office:value="14.1323409359214" calcext:value-type="float">
            <text:p>14.1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5102040.81632653" calcext:value-type="float">
            <text:p>5102040.81632653</text:p>
          </table:table-cell>
          <table:table-cell office:value-type="float" office:value="5959183.67346939" calcext:value-type="float">
            <text:p>5959183.67346939</text:p>
          </table:table-cell>
          <table:table-cell office:value-type="float" office:value="4612244.89795918" calcext:value-type="float">
            <text:p>4612244.89795918</text:p>
          </table:table-cell>
          <table:table-cell office:value-type="float" office:value="4244897.95918367" calcext:value-type="float">
            <text:p>4244897.95918367</text:p>
          </table:table-cell>
          <table:table-cell office:value-type="float" office:value="5204081.63265306" calcext:value-type="float">
            <text:p>5204081.63265306</text:p>
          </table:table-cell>
          <table:table-cell office:value-type="float" office:value="4489795.91836735" calcext:value-type="float">
            <text:p>4489795.91836735</text:p>
          </table:table-cell>
          <table:table-cell office:value-type="float" office:value="4673469.3877551" calcext:value-type="float">
            <text:p>4673469.3877551</text:p>
          </table:table-cell>
          <table:table-cell office:value-type="float" office:value="6102040.81632653" calcext:value-type="float">
            <text:p>6102040.81632653</text:p>
          </table:table-cell>
          <table:table-cell office:value-type="string" calcext:value-type="string">
            <text:p>Cost_Parallel_Work_Broadcast1_1</text:p>
          </table:table-cell>
          <table:table-cell table:formula="of:=AVERAGE([.C119:.J119])" office:value-type="float" office:value="5048469.3877551" calcext:value-type="float">
            <text:p>5.05E+006</text:p>
          </table:table-cell>
          <table:table-cell table:formula="of:=STDEV([.C119:.J119])" office:value-type="float" office:value="681936.132926923" calcext:value-type="float">
            <text:p>6.82E+005</text:p>
          </table:table-cell>
          <table:table-cell table:formula="of:=[.M119]/[.L119]*100" office:value-type="float" office:value="13.5077798942574" calcext:value-type="float">
            <text:p>13.5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_end_back_337500_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Broadcast5_52_end_back_337500_0</text:p>
          </table:table-cell>
          <table:table-cell table:formula="of:=AVERAGE([.C120:.J120])" office:value-type="float" office:value="0" calcext:value-type="float">
            <text:p>0.00E+000</text:p>
          </table:table-cell>
          <table:table-cell table:formula="of:=STDEV([.C120:.J120])" office:value-type="float" office:value="0" calcext:value-type="float">
            <text:p>0.00E+000</text:p>
          </table:table-cell>
          <table:table-cell table:formula="of:=[.M120]/[.L12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_end_back_337500_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Broadcast5_53_end_back_337500_0</text:p>
          </table:table-cell>
          <table:table-cell table:formula="of:=AVERAGE([.C121:.J121])" office:value-type="float" office:value="0" calcext:value-type="float">
            <text:p>0.00E+000</text:p>
          </table:table-cell>
          <table:table-cell table:formula="of:=STDEV([.C121:.J121])" office:value-type="float" office:value="0" calcext:value-type="float">
            <text:p>0.00E+000</text:p>
          </table:table-cell>
          <table:table-cell table:formula="of:=[.M121]/[.L12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_end_back_337500_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Broadcast5_54_end_back_337500_0</text:p>
          </table:table-cell>
          <table:table-cell table:formula="of:=AVERAGE([.C122:.J122])" office:value-type="float" office:value="0" calcext:value-type="float">
            <text:p>0.00E+000</text:p>
          </table:table-cell>
          <table:table-cell table:formula="of:=STDEV([.C122:.J122])" office:value-type="float" office:value="0" calcext:value-type="float">
            <text:p>0.00E+000</text:p>
          </table:table-cell>
          <table:table-cell table:formula="of:=[.M122]/[.L12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_end_back_337500_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Broadcast5_55_end_back_337500_0</text:p>
          </table:table-cell>
          <table:table-cell table:formula="of:=AVERAGE([.C123:.J123])" office:value-type="float" office:value="0" calcext:value-type="float">
            <text:p>0.00E+000</text:p>
          </table:table-cell>
          <table:table-cell table:formula="of:=STDEV([.C123:.J123])" office:value-type="float" office:value="0" calcext:value-type="float">
            <text:p>0.00E+000</text:p>
          </table:table-cell>
          <table:table-cell table:formula="of:=[.M123]/[.L12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_end_back_337500_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Broadcast5_56_end_back_337500_0</text:p>
          </table:table-cell>
          <table:table-cell table:formula="of:=AVERAGE([.C124:.J124])" office:value-type="float" office:value="0" calcext:value-type="float">
            <text:p>0.00E+000</text:p>
          </table:table-cell>
          <table:table-cell table:formula="of:=STDEV([.C124:.J124])" office:value-type="float" office:value="0" calcext:value-type="float">
            <text:p>0.00E+000</text:p>
          </table:table-cell>
          <table:table-cell table:formula="of:=[.M124]/[.L12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_end_back_337500_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Broadcast5_57_end_back_337500_0</text:p>
          </table:table-cell>
          <table:table-cell table:formula="of:=AVERAGE([.C125:.J125])" office:value-type="float" office:value="0" calcext:value-type="float">
            <text:p>0.00E+000</text:p>
          </table:table-cell>
          <table:table-cell table:formula="of:=STDEV([.C125:.J125])" office:value-type="float" office:value="0" calcext:value-type="float">
            <text:p>0.00E+000</text:p>
          </table:table-cell>
          <table:table-cell table:formula="of:=[.M125]/[.L12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_end_back_337500_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Broadcast5_58_end_back_337500_0</text:p>
          </table:table-cell>
          <table:table-cell table:formula="of:=AVERAGE([.C126:.J126])" office:value-type="float" office:value="0" calcext:value-type="float">
            <text:p>0.00E+000</text:p>
          </table:table-cell>
          <table:table-cell table:formula="of:=STDEV([.C126:.J126])" office:value-type="float" office:value="0" calcext:value-type="float">
            <text:p>0.00E+000</text:p>
          </table:table-cell>
          <table:table-cell table:formula="of:=[.M126]/[.L12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back_337500_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Broadcast5_59_end_back_337500_0</text:p>
          </table:table-cell>
          <table:table-cell table:formula="of:=AVERAGE([.C127:.J127])" office:value-type="float" office:value="0" calcext:value-type="float">
            <text:p>0.00E+000</text:p>
          </table:table-cell>
          <table:table-cell table:formula="of:=STDEV([.C127:.J127])" office:value-type="float" office:value="0" calcext:value-type="float">
            <text:p>0.00E+000</text:p>
          </table:table-cell>
          <table:table-cell table:formula="of:=[.M127]/[.L12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out1_168750_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Broadcast5_59_end_out1_168750_0</text:p>
          </table:table-cell>
          <table:table-cell table:formula="of:=AVERAGE([.C128:.J128])" office:value-type="float" office:value="0" calcext:value-type="float">
            <text:p>0.00E+000</text:p>
          </table:table-cell>
          <table:table-cell table:formula="of:=STDEV([.C128:.J128])" office:value-type="float" office:value="0" calcext:value-type="float">
            <text:p>0.00E+000</text:p>
          </table:table-cell>
          <table:table-cell table:formula="of:=[.M128]/[.L12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129:.J129])" office:value-type="float" office:value="0" calcext:value-type="float">
            <text:p>0.00E+000</text:p>
          </table:table-cell>
          <table:table-cell table:formula="of:=STDEV([.C129:.J129])" office:value-type="float" office:value="0" calcext:value-type="float">
            <text:p>0.00E+000</text:p>
          </table:table-cell>
          <table:table-cell table:formula="of:=[.M129]/[.L12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130:.J130])" office:value-type="float" office:value="0" calcext:value-type="float">
            <text:p>0.00E+000</text:p>
          </table:table-cell>
          <table:table-cell table:formula="of:=STDEV([.C130:.J130])" office:value-type="float" office:value="0" calcext:value-type="float">
            <text:p>0.00E+000</text:p>
          </table:table-cell>
          <table:table-cell table:formula="of:=[.M130]/[.L13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131:.J131])" office:value-type="float" office:value="0" calcext:value-type="float">
            <text:p>0.00E+000</text:p>
          </table:table-cell>
          <table:table-cell table:formula="of:=STDEV([.C131:.J131])" office:value-type="float" office:value="0" calcext:value-type="float">
            <text:p>0.00E+000</text:p>
          </table:table-cell>
          <table:table-cell table:formula="of:=[.M131]/[.L13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132:.J132])" office:value-type="float" office:value="0" calcext:value-type="float">
            <text:p>0.00E+000</text:p>
          </table:table-cell>
          <table:table-cell table:formula="of:=STDEV([.C132:.J132])" office:value-type="float" office:value="0" calcext:value-type="float">
            <text:p>0.00E+000</text:p>
          </table:table-cell>
          <table:table-cell table:formula="of:=[.M132]/[.L13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133:.J133])" office:value-type="float" office:value="0" calcext:value-type="float">
            <text:p>0.00E+000</text:p>
          </table:table-cell>
          <table:table-cell table:formula="of:=STDEV([.C133:.J133])" office:value-type="float" office:value="0" calcext:value-type="float">
            <text:p>0.00E+000</text:p>
          </table:table-cell>
          <table:table-cell table:formula="of:=[.M133]/[.L13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134:.J134])" office:value-type="float" office:value="0" calcext:value-type="float">
            <text:p>0.00E+000</text:p>
          </table:table-cell>
          <table:table-cell table:formula="of:=STDEV([.C134:.J134])" office:value-type="float" office:value="0" calcext:value-type="float">
            <text:p>0.00E+000</text:p>
          </table:table-cell>
          <table:table-cell table:formula="of:=[.M134]/[.L13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135:.J135])" office:value-type="float" office:value="0" calcext:value-type="float">
            <text:p>0.00E+000</text:p>
          </table:table-cell>
          <table:table-cell table:formula="of:=STDEV([.C135:.J135])" office:value-type="float" office:value="0" calcext:value-type="float">
            <text:p>0.00E+000</text:p>
          </table:table-cell>
          <table:table-cell table:formula="of:=[.M135]/[.L13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136:.J136])" office:value-type="float" office:value="0" calcext:value-type="float">
            <text:p>0.00E+000</text:p>
          </table:table-cell>
          <table:table-cell table:formula="of:=STDEV([.C136:.J136])" office:value-type="float" office:value="0" calcext:value-type="float">
            <text:p>0.00E+000</text:p>
          </table:table-cell>
          <table:table-cell table:formula="of:=[.M136]/[.L13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137:.J137])" office:value-type="float" office:value="0" calcext:value-type="float">
            <text:p>0.00E+000</text:p>
          </table:table-cell>
          <table:table-cell table:formula="of:=STDEV([.C137:.J137])" office:value-type="float" office:value="0" calcext:value-type="float">
            <text:p>0.00E+000</text:p>
          </table:table-cell>
          <table:table-cell table:formula="of:=[.M137]/[.L13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138:.J138])" office:value-type="float" office:value="0" calcext:value-type="float">
            <text:p>0.00E+000</text:p>
          </table:table-cell>
          <table:table-cell table:formula="of:=STDEV([.C138:.J138])" office:value-type="float" office:value="0" calcext:value-type="float">
            <text:p>0.00E+000</text:p>
          </table:table-cell>
          <table:table-cell table:formula="of:=[.M138]/[.L13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59_end_backBestCo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st_Parallel_Work_disparitySelect_59_end_backBestCost</text:p>
          </table:table-cell>
          <table:table-cell table:formula="of:=AVERAGE([.C139:.J139])" office:value-type="float" office:value="0" calcext:value-type="float">
            <text:p>0.00E+000</text:p>
          </table:table-cell>
          <table:table-cell table:formula="of:=STDEV([.C139:.J139])" office:value-type="float" office:value="0" calcext:value-type="float">
            <text:p>0.00E+000</text:p>
          </table:table-cell>
          <table:table-cell table:formula="of:=[.M139]/[.L139]*100" office:value-type="string" office:string-value="" calcext:value-type="error">
            <text:p>#DIV/0!</text:p>
          </table:table-cell>
        </table:table-row>
      </table:table>
      <table:table table:name="Image 90x75, NbIterations=4, maxDisparity=60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8" table:default-cell-style-name="Default"/>
        <table:table-column table:style-name="co21" table:default-cell-style-name="Default"/>
        <table:table-column table:style-name="co1" table:number-columns-repeated="2" table:default-cell-style-name="ce18"/>
        <table:table-column table:style-name="co1" table:default-cell-style-name="ce24"/>
        <table:table-row table:style-name="ro1">
          <table:table-cell office:value-type="string" calcext:value-type="string">
            <text:p>Scenario 343</text:p>
          </table:table-cell>
          <table:table-cell table:number-columns-repeated="12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9" office:value-type="string" calcext:value-type="string">
            <text:p>ARM_CortexA7</text:p>
          </table:table-cell>
          <table:table-cell table:style-name="ce15" office:value-type="string" calcext:value-type="string">
            <text:p>ARM_CortexA15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10" table:formula="of:=[.N24]" office:value-type="float" office:value="5842344442.31111" calcext:value-type="float">
            <text:p>5.84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10" table:formula="of:=[.N25]" office:value-type="float" office:value="3385880558.22222" calcext:value-type="float">
            <text:p>3.39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10" table:formula="of:=[.N25]" office:value-type="float" office:value="3385880558.22222" calcext:value-type="float">
            <text:p>3.39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10" table:formula="of:=[.N26]" office:value-type="float" office:value="2334235000.9837" calcext:value-type="float">
            <text:p>2.33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10" table:formula="of:=[.N27]" office:value-type="float" office:value="470651851.851852" calcext:value-type="float">
            <text:p>4.71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10" table:formula="of:=[.N29]" office:value-type="float" office:value="268266666.666667" calcext:value-type="float">
            <text:p>2.68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10" table:formula="of:=[.N29]" office:value-type="float" office:value="268266666.666667" calcext:value-type="float">
            <text:p>2.68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10" table:formula="of:=[.N30]" office:value-type="float" office:value="262650000" calcext:value-type="float">
            <text:p>2.63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10" table:formula="of:=[.N30]" office:value-type="float" office:value="262650000" calcext:value-type="float">
            <text:p>2.63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10" table:formula="of:=[.N32]" office:value-type="float" office:value="224012222.222222" calcext:value-type="float">
            <text:p>2.24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10" table:formula="of:=[.N33]" office:value-type="float" office:value="190051111.111111" calcext:value-type="float">
            <text:p>1.90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10" table:formula="of:=[.N34]" office:value-type="float" office:value="105711111.111111" calcext:value-type="float">
            <text:p>1.06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10" table:formula="of:=[.N34]" office:value-type="float" office:value="105711111.111111" calcext:value-type="float">
            <text:p>1.06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10" table:formula="of:=[.N101]" office:value-type="float" office:value="6611111.11111111" calcext:value-type="float">
            <text:p>6.61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10" table:formula="of:=[.N100]" office:value-type="float" office:value="6766666.66666667" calcext:value-type="float">
            <text:p>6.77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10" table:formula="of:=[.N103]" office:value-type="float" office:value="5822222.22222222" calcext:value-type="float">
            <text:p>5.82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10" table:formula="of:=[.N103]" office:value-type="float" office:value="5822222.22222222" calcext:value-type="float">
            <text:p>5.82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11" table:formula="of:=[.N106]" office:value-type="float" office:value="5644444.44444445" calcext:value-type="float">
            <text:p>5.64E+006</text:p>
          </table:table-cell>
          <table:table-cell table:style-name="ce17"/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in p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vg</text:p>
          </table:table-cell>
          <table:table-cell table:style-name="ce19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25" office:value-type="string" calcext:value-type="string">
            <text:p>writePPM</text:p>
          </table:table-cell>
          <table:table-cell office:value-type="float" office:value="5844555548.44444" calcext:value-type="float">
            <text:p>5844555548.44444</text:p>
          </table:table-cell>
          <table:table-cell office:value-type="float" office:value="5844222236.44445" calcext:value-type="float">
            <text:p>5844222236.44445</text:p>
          </table:table-cell>
          <table:table-cell office:value-type="float" office:value="5830333383.11111" calcext:value-type="float">
            <text:p>5830333383.11111</text:p>
          </table:table-cell>
          <table:table-cell office:value-type="float" office:value="5867000035.55556" calcext:value-type="float">
            <text:p>5867000035.55556</text:p>
          </table:table-cell>
          <table:table-cell office:value-type="float" office:value="5851444451.55556" calcext:value-type="float">
            <text:p>5851444451.55556</text:p>
          </table:table-cell>
          <table:table-cell office:value-type="float" office:value="5830666638.22222" calcext:value-type="float">
            <text:p>5830666638.22222</text:p>
          </table:table-cell>
          <table:table-cell office:value-type="float" office:value="5841444408.88889" calcext:value-type="float">
            <text:p>5841444408.88889</text:p>
          </table:table-cell>
          <table:table-cell office:value-type="float" office:value="5852111075.55556" calcext:value-type="float">
            <text:p>5852111075.55556</text:p>
          </table:table-cell>
          <table:table-cell office:value-type="float" office:value="5812222236.44445" calcext:value-type="float">
            <text:p>5812222236.44445</text:p>
          </table:table-cell>
          <table:table-cell office:value-type="float" office:value="5849444408.88889" calcext:value-type="float">
            <text:p>5849444408.88889</text:p>
          </table:table-cell>
          <table:table-cell table:style-name="ce25" office:value-type="string" calcext:value-type="string">
            <text:p>writePPM</text:p>
          </table:table-cell>
          <table:table-cell table:formula="of:=AVERAGE([.C24:.L24])" office:value-type="float" office:value="5842344442.31111" calcext:value-type="float">
            <text:p>5.84E+009</text:p>
          </table:table-cell>
          <table:table-cell table:formula="of:=STDEV([.C24:.L24])" office:value-type="float" office:value="15032240.1518316" calcext:value-type="float">
            <text:p>1.50E+007</text:p>
          </table:table-cell>
          <table:table-cell table:formula="of:=[.O24]/[.N24]*100" office:value-type="float" office:value="0.257298081279938" calcext:value-type="float">
            <text:p>0.26</text:p>
          </table:table-cell>
        </table:table-row>
        <table:table-row table:style-name="ro1">
          <table:table-cell/>
          <table:table-cell table:style-name="ce25" office:value-type="string" calcext:value-type="string">
            <text:p>computeWeights</text:p>
          </table:table-cell>
          <table:table-cell office:value-type="float" office:value="3384222218.66667" calcext:value-type="float">
            <text:p>3384222218.66667</text:p>
          </table:table-cell>
          <table:table-cell office:value-type="float" office:value="3386374997.33333" calcext:value-type="float">
            <text:p>3386374997.33333</text:p>
          </table:table-cell>
          <table:table-cell office:value-type="float" office:value="3385291655.11111" calcext:value-type="float">
            <text:p>3385291655.11111</text:p>
          </table:table-cell>
          <table:table-cell office:value-type="float" office:value="3384250016" calcext:value-type="float">
            <text:p>3384250016</text:p>
          </table:table-cell>
          <table:table-cell office:value-type="float" office:value="3385666659.55556" calcext:value-type="float">
            <text:p>3385666659.55556</text:p>
          </table:table-cell>
          <table:table-cell office:value-type="float" office:value="3386097219.55556" calcext:value-type="float">
            <text:p>3386097219.55556</text:p>
          </table:table-cell>
          <table:table-cell office:value-type="float" office:value="3388666688" calcext:value-type="float">
            <text:p>3388666688</text:p>
          </table:table-cell>
          <table:table-cell office:value-type="float" office:value="3385361123.55556" calcext:value-type="float">
            <text:p>3385361123.55556</text:p>
          </table:table-cell>
          <table:table-cell office:value-type="float" office:value="3386958339.55556" calcext:value-type="float">
            <text:p>3386958339.55556</text:p>
          </table:table-cell>
          <table:table-cell office:value-type="float" office:value="3385916664.88889" calcext:value-type="float">
            <text:p>3385916664.88889</text:p>
          </table:table-cell>
          <table:table-cell table:style-name="ce25" office:value-type="string" calcext:value-type="string">
            <text:p>computeWeights</text:p>
          </table:table-cell>
          <table:table-cell table:formula="of:=AVERAGE([.C25:.L25])" office:value-type="float" office:value="3385880558.22222" calcext:value-type="float">
            <text:p>3.39E+009</text:p>
          </table:table-cell>
          <table:table-cell table:formula="of:=STDEV([.C25:.L25])" office:value-type="float" office:value="1303328.11197646" calcext:value-type="float">
            <text:p>1.30E+006</text:p>
          </table:table-cell>
          <table:table-cell table:formula="of:=[.O25]/[.N25]*100" office:value-type="float" office:value="0.0384930327448048" calcext:value-type="float">
            <text:p>0.04</text:p>
          </table:table-cell>
        </table:table-row>
        <table:table-row table:style-name="ro1">
          <table:table-cell/>
          <table:table-cell table:style-name="ce25" office:value-type="string" calcext:value-type="string">
            <text:p>aggregateCost</text:p>
          </table:table-cell>
          <table:table-cell office:value-type="float" office:value="2327646300.44444" calcext:value-type="float">
            <text:p>2327646300.44444</text:p>
          </table:table-cell>
          <table:table-cell office:value-type="float" office:value="2341568517.68889" calcext:value-type="float">
            <text:p>2341568517.68889</text:p>
          </table:table-cell>
          <table:table-cell office:value-type="float" office:value="2333655562.66667" calcext:value-type="float">
            <text:p>2333655562.66667</text:p>
          </table:table-cell>
          <table:table-cell office:value-type="float" office:value="2331051850.19259" calcext:value-type="float">
            <text:p>2331051850.19259</text:p>
          </table:table-cell>
          <table:table-cell office:value-type="float" office:value="2345149999.40741" calcext:value-type="float">
            <text:p>2345149999.40741</text:p>
          </table:table-cell>
          <table:table-cell office:value-type="float" office:value="2326007405.27407" calcext:value-type="float">
            <text:p>2326007405.27407</text:p>
          </table:table-cell>
          <table:table-cell office:value-type="float" office:value="2330370365.39259" calcext:value-type="float">
            <text:p>2330370365.39259</text:p>
          </table:table-cell>
          <table:table-cell office:value-type="float" office:value="2326318518.99259" calcext:value-type="float">
            <text:p>2326318518.99259</text:p>
          </table:table-cell>
          <table:table-cell office:value-type="float" office:value="2337716671.52593" calcext:value-type="float">
            <text:p>2337716671.52593</text:p>
          </table:table-cell>
          <table:table-cell office:value-type="float" office:value="2342864818.25185" calcext:value-type="float">
            <text:p>2342864818.25185</text:p>
          </table:table-cell>
          <table:table-cell table:style-name="ce25" office:value-type="string" calcext:value-type="string">
            <text:p>aggregateCost</text:p>
          </table:table-cell>
          <table:table-cell table:formula="of:=AVERAGE([.C26:.L26])" office:value-type="float" office:value="2334235000.9837" calcext:value-type="float">
            <text:p>2.33E+009</text:p>
          </table:table-cell>
          <table:table-cell table:formula="of:=STDEV([.C26:.L26])" office:value-type="float" office:value="7139032.24649291" calcext:value-type="float">
            <text:p>7.14E+006</text:p>
          </table:table-cell>
          <table:table-cell table:formula="of:=[.O26]/[.N26]*100" office:value-type="float" office:value="0.305840339275366" calcext:value-type="float">
            <text:p>0.31</text:p>
          </table:table-cell>
        </table:table-row>
        <table:table-row table:style-name="ro1">
          <table:table-cell/>
          <table:table-cell table:style-name="ce25" office:value-type="string" calcext:value-type="string">
            <text:p>costConstruction</text:p>
          </table:table-cell>
          <table:table-cell office:value-type="float" office:value="472801851.851852" calcext:value-type="float">
            <text:p>472801851.851852</text:p>
          </table:table-cell>
          <table:table-cell office:value-type="float" office:value="471859259.259259" calcext:value-type="float">
            <text:p>471859259.259259</text:p>
          </table:table-cell>
          <table:table-cell office:value-type="float" office:value="471744444.444444" calcext:value-type="float">
            <text:p>471744444.444444</text:p>
          </table:table-cell>
          <table:table-cell office:value-type="float" office:value="469529629.62963" calcext:value-type="float">
            <text:p>469529629.62963</text:p>
          </table:table-cell>
          <table:table-cell office:value-type="float" office:value="469701851.851852" calcext:value-type="float">
            <text:p>469701851.851852</text:p>
          </table:table-cell>
          <table:table-cell office:value-type="float" office:value="473883333.333333" calcext:value-type="float">
            <text:p>473883333.333333</text:p>
          </table:table-cell>
          <table:table-cell office:value-type="float" office:value="471162962.962963" calcext:value-type="float">
            <text:p>471162962.962963</text:p>
          </table:table-cell>
          <table:table-cell office:value-type="float" office:value="470631481.481481" calcext:value-type="float">
            <text:p>470631481.481481</text:p>
          </table:table-cell>
          <table:table-cell office:value-type="float" office:value="469083333.333333" calcext:value-type="float">
            <text:p>469083333.333333</text:p>
          </table:table-cell>
          <table:table-cell office:value-type="float" office:value="466120370.37037" calcext:value-type="float">
            <text:p>466120370.37037</text:p>
          </table:table-cell>
          <table:table-cell table:style-name="ce25" office:value-type="string" calcext:value-type="string">
            <text:p>costConstruction</text:p>
          </table:table-cell>
          <table:table-cell table:formula="of:=AVERAGE([.C27:.L27])" office:value-type="float" office:value="470651851.851852" calcext:value-type="float">
            <text:p>4.71E+008</text:p>
          </table:table-cell>
          <table:table-cell table:formula="of:=STDEV([.C27:.L27])" office:value-type="float" office:value="2189233.01591863" calcext:value-type="float">
            <text:p>2.19E+006</text:p>
          </table:table-cell>
          <table:table-cell table:formula="of:=[.O27]/[.N27]*100" office:value-type="float" office:value="0.465149134610807" calcext:value-type="float">
            <text:p>0.47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implode_Broadcast2_in</text:p>
          </table:table-cell>
          <table:table-cell office:value-type="float" office:value="425777777.777778" calcext:value-type="float">
            <text:p>425777777.777778</text:p>
          </table:table-cell>
          <table:table-cell office:value-type="float" office:value="439000000" calcext:value-type="float">
            <text:p>439000000</text:p>
          </table:table-cell>
          <table:table-cell office:value-type="float" office:value="432222222.222222" calcext:value-type="float">
            <text:p>432222222.222222</text:p>
          </table:table-cell>
          <table:table-cell office:value-type="float" office:value="427222222.222222" calcext:value-type="float">
            <text:p>427222222.222222</text:p>
          </table:table-cell>
          <table:table-cell office:value-type="float" office:value="438888888.888889" calcext:value-type="float">
            <text:p>438888888.888889</text:p>
          </table:table-cell>
          <table:table-cell office:value-type="float" office:value="464111111.111111" calcext:value-type="float">
            <text:p>464111111.111111</text:p>
          </table:table-cell>
          <table:table-cell office:value-type="float" office:value="437111111.111111" calcext:value-type="float">
            <text:p>437111111.111111</text:p>
          </table:table-cell>
          <table:table-cell office:value-type="float" office:value="425555555.555556" calcext:value-type="float">
            <text:p>425555555.555556</text:p>
          </table:table-cell>
          <table:table-cell office:value-type="float" office:value="435666666.666667" calcext:value-type="float">
            <text:p>435666666.666667</text:p>
          </table:table-cell>
          <table:table-cell office:value-type="float" office:value="422555555.555556" calcext:value-type="float">
            <text:p>422555555.555556</text:p>
          </table:table-cell>
          <table:table-cell table:style-name="ce26" office:value-type="string" calcext:value-type="string">
            <text:p>Cost_Parallel_Work_implode_Broadcast2_in</text:p>
          </table:table-cell>
          <table:table-cell table:style-name="ce27" table:formula="of:=AVERAGE([.C28:.L28])" office:value-type="float" office:value="434811111.111111" calcext:value-type="float">
            <text:p>4.35E+008</text:p>
          </table:table-cell>
          <table:table-cell table:formula="of:=STDEV([.C28:.L28])" office:value-type="float" office:value="11927771.8838214" calcext:value-type="float">
            <text:p>1.19E+007</text:p>
          </table:table-cell>
          <table:table-cell table:style-name="ce28" table:formula="of:=[.O28]/[.N28]*100" office:value-type="float" office:value="2.74320770077409" calcext:value-type="float">
            <text:p>2.74</text:p>
          </table:table-cell>
        </table:table-row>
        <table:table-row table:style-name="ro1">
          <table:table-cell/>
          <table:table-cell table:style-name="ce25" office:value-type="string" calcext:value-type="string">
            <text:p>census</text:p>
          </table:table-cell>
          <table:table-cell office:value-type="float" office:value="264666666.666667" calcext:value-type="float">
            <text:p>264666666.666667</text:p>
          </table:table-cell>
          <table:table-cell office:value-type="float" office:value="266888888.888889" calcext:value-type="float">
            <text:p>266888888.888889</text:p>
          </table:table-cell>
          <table:table-cell office:value-type="float" office:value="266000000" calcext:value-type="float">
            <text:p>266000000</text:p>
          </table:table-cell>
          <table:table-cell office:value-type="float" office:value="276277777.777778" calcext:value-type="float">
            <text:p>276277777.777778</text:p>
          </table:table-cell>
          <table:table-cell office:value-type="float" office:value="268277777.777778" calcext:value-type="float">
            <text:p>268277777.777778</text:p>
          </table:table-cell>
          <table:table-cell office:value-type="float" office:value="264777777.777778" calcext:value-type="float">
            <text:p>264777777.777778</text:p>
          </table:table-cell>
          <table:table-cell office:value-type="float" office:value="272666666.666667" calcext:value-type="float">
            <text:p>272666666.666667</text:p>
          </table:table-cell>
          <table:table-cell office:value-type="float" office:value="264444444.444444" calcext:value-type="float">
            <text:p>264444444.444444</text:p>
          </table:table-cell>
          <table:table-cell office:value-type="float" office:value="267222222.222222" calcext:value-type="float">
            <text:p>267222222.222222</text:p>
          </table:table-cell>
          <table:table-cell office:value-type="float" office:value="271444444.444444" calcext:value-type="float">
            <text:p>271444444.444444</text:p>
          </table:table-cell>
          <table:table-cell table:style-name="ce25" office:value-type="string" calcext:value-type="string">
            <text:p>census</text:p>
          </table:table-cell>
          <table:table-cell table:formula="of:=AVERAGE([.C29:.L29])" office:value-type="float" office:value="268266666.666667" calcext:value-type="float">
            <text:p>2.68E+008</text:p>
          </table:table-cell>
          <table:table-cell table:formula="of:=STDEV([.C29:.L29])" office:value-type="float" office:value="3965194.94086578" calcext:value-type="float">
            <text:p>3.97E+006</text:p>
          </table:table-cell>
          <table:table-cell table:style-name="ce28" table:formula="of:=[.O29]/[.N29]*100" office:value-type="float" office:value="1.47807962507422" calcext:value-type="float">
            <text:p>1.48</text:p>
          </table:table-cell>
        </table:table-row>
        <table:table-row table:style-name="ro1">
          <table:table-cell/>
          <table:table-cell table:style-name="ce25" office:value-type="string" calcext:value-type="string">
            <text:p>rgb2Gray</text:p>
          </table:table-cell>
          <table:table-cell office:value-type="float" office:value="269666666.666667" calcext:value-type="float">
            <text:p>269666666.666667</text:p>
          </table:table-cell>
          <table:table-cell office:value-type="float" office:value="259222222.222222" calcext:value-type="float">
            <text:p>259222222.222222</text:p>
          </table:table-cell>
          <table:table-cell office:value-type="float" office:value="261888888.888889" calcext:value-type="float">
            <text:p>261888888.888889</text:p>
          </table:table-cell>
          <table:table-cell office:value-type="float" office:value="272000000" calcext:value-type="float">
            <text:p>272000000</text:p>
          </table:table-cell>
          <table:table-cell office:value-type="float" office:value="263277777.777778" calcext:value-type="float">
            <text:p>263277777.777778</text:p>
          </table:table-cell>
          <table:table-cell office:value-type="float" office:value="258611111.111111" calcext:value-type="float">
            <text:p>258611111.111111</text:p>
          </table:table-cell>
          <table:table-cell office:value-type="float" office:value="257777777.777778" calcext:value-type="float">
            <text:p>257777777.777778</text:p>
          </table:table-cell>
          <table:table-cell office:value-type="float" office:value="257388888.888889" calcext:value-type="float">
            <text:p>257388888.888889</text:p>
          </table:table-cell>
          <table:table-cell office:value-type="float" office:value="261833333.333333" calcext:value-type="float">
            <text:p>261833333.333333</text:p>
          </table:table-cell>
          <table:table-cell office:value-type="float" office:value="264833333.333333" calcext:value-type="float">
            <text:p>264833333.333333</text:p>
          </table:table-cell>
          <table:table-cell table:style-name="ce25" office:value-type="string" calcext:value-type="string">
            <text:p>rgb2Gray</text:p>
          </table:table-cell>
          <table:table-cell table:formula="of:=AVERAGE([.C30:.L30])" office:value-type="float" office:value="262650000" calcext:value-type="float">
            <text:p>2.63E+008</text:p>
          </table:table-cell>
          <table:table-cell table:formula="of:=STDEV([.C30:.L30])" office:value-type="float" office:value="4972630.85430329" calcext:value-type="float">
            <text:p>4.97E+006</text:p>
          </table:table-cell>
          <table:table-cell table:style-name="ce28" table:formula="of:=[.O30]/[.N30]*100" office:value-type="float" office:value="1.89325370428452" calcext:value-type="float">
            <text:p>1.89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implode_Broadcast3_in</text:p>
          </table:table-cell>
          <table:table-cell office:value-type="float" office:value="236111111.111111" calcext:value-type="float">
            <text:p>236111111.111111</text:p>
          </table:table-cell>
          <table:table-cell office:value-type="float" office:value="234444444.444444" calcext:value-type="float">
            <text:p>234444444.444444</text:p>
          </table:table-cell>
          <table:table-cell office:value-type="float" office:value="261222222.222222" calcext:value-type="float">
            <text:p>261222222.222222</text:p>
          </table:table-cell>
          <table:table-cell office:value-type="float" office:value="234777777.777778" calcext:value-type="float">
            <text:p>234777777.777778</text:p>
          </table:table-cell>
          <table:table-cell office:value-type="float" office:value="236000000" calcext:value-type="float">
            <text:p>236000000</text:p>
          </table:table-cell>
          <table:table-cell office:value-type="float" office:value="235666666.666667" calcext:value-type="float">
            <text:p>235666666.666667</text:p>
          </table:table-cell>
          <table:table-cell office:value-type="float" office:value="236555555.555556" calcext:value-type="float">
            <text:p>236555555.555556</text:p>
          </table:table-cell>
          <table:table-cell office:value-type="float" office:value="255555555.555556" calcext:value-type="float">
            <text:p>255555555.555556</text:p>
          </table:table-cell>
          <table:table-cell office:value-type="float" office:value="257666666.666667" calcext:value-type="float">
            <text:p>257666666.666667</text:p>
          </table:table-cell>
          <table:table-cell office:value-type="float" office:value="235333333.333333" calcext:value-type="float">
            <text:p>235333333.333333</text:p>
          </table:table-cell>
          <table:table-cell table:style-name="ce26" office:value-type="string" calcext:value-type="string">
            <text:p>Cost_Parallel_Work_implode_Broadcast3_in</text:p>
          </table:table-cell>
          <table:table-cell table:style-name="ce27" table:formula="of:=AVERAGE([.C31:.L31])" office:value-type="float" office:value="242333333.333333" calcext:value-type="float">
            <text:p>2.42E+008</text:p>
          </table:table-cell>
          <table:table-cell table:formula="of:=STDEV([.C31:.L31])" office:value-type="float" office:value="11013646.6042195" calcext:value-type="float">
            <text:p>1.10E+007</text:p>
          </table:table-cell>
          <table:table-cell table:formula="of:=[.O31]/[.N31]*100" office:value-type="float" office:value="4.54483353681684" calcext:value-type="float">
            <text:p>4.54</text:p>
          </table:table-cell>
        </table:table-row>
        <table:table-row table:style-name="ro1">
          <table:table-cell/>
          <table:table-cell table:style-name="ce25" office:value-type="string" calcext:value-type="string">
            <text:p>disparitySelect</text:p>
          </table:table-cell>
          <table:table-cell office:value-type="float" office:value="224744444.444444" calcext:value-type="float">
            <text:p>224744444.444444</text:p>
          </table:table-cell>
          <table:table-cell office:value-type="float" office:value="224550000" calcext:value-type="float">
            <text:p>224550000</text:p>
          </table:table-cell>
          <table:table-cell office:value-type="float" office:value="223416666.666667" calcext:value-type="float">
            <text:p>223416666.666667</text:p>
          </table:table-cell>
          <table:table-cell office:value-type="float" office:value="225111111.111111" calcext:value-type="float">
            <text:p>225111111.111111</text:p>
          </table:table-cell>
          <table:table-cell office:value-type="float" office:value="220994444.444444" calcext:value-type="float">
            <text:p>220994444.444444</text:p>
          </table:table-cell>
          <table:table-cell office:value-type="float" office:value="223016666.666667" calcext:value-type="float">
            <text:p>223016666.666667</text:p>
          </table:table-cell>
          <table:table-cell office:value-type="float" office:value="223562962.962963" calcext:value-type="float">
            <text:p>223562962.962963</text:p>
          </table:table-cell>
          <table:table-cell office:value-type="float" office:value="225559259.259259" calcext:value-type="float">
            <text:p>225559259.259259</text:p>
          </table:table-cell>
          <table:table-cell office:value-type="float" office:value="226394444.444444" calcext:value-type="float">
            <text:p>226394444.444444</text:p>
          </table:table-cell>
          <table:table-cell office:value-type="float" office:value="222772222.222222" calcext:value-type="float">
            <text:p>222772222.222222</text:p>
          </table:table-cell>
          <table:table-cell table:style-name="ce25" office:value-type="string" calcext:value-type="string">
            <text:p>disparitySelect</text:p>
          </table:table-cell>
          <table:table-cell table:formula="of:=AVERAGE([.C32:.L32])" office:value-type="float" office:value="224012222.222222" calcext:value-type="float">
            <text:p>2.24E+008</text:p>
          </table:table-cell>
          <table:table-cell table:formula="of:=STDEV([.C32:.L32])" office:value-type="float" office:value="1573864.7161668" calcext:value-type="float">
            <text:p>1.57E+006</text:p>
          </table:table-cell>
          <table:table-cell table:formula="of:=[.O32]/[.N32]*100" office:value-type="float" office:value="0.702579841650565" calcext:value-type="float">
            <text:p>0.70</text:p>
          </table:table-cell>
        </table:table-row>
        <table:table-row table:style-name="ro1">
          <table:table-cell/>
          <table:table-cell table:style-name="ce25" office:value-type="string" calcext:value-type="string">
            <text:p>medianFilter</text:p>
          </table:table-cell>
          <table:table-cell office:value-type="float" office:value="191414814.814815" calcext:value-type="float">
            <text:p>191414814.814815</text:p>
          </table:table-cell>
          <table:table-cell office:value-type="float" office:value="189992592.592593" calcext:value-type="float">
            <text:p>189992592.592593</text:p>
          </table:table-cell>
          <table:table-cell office:value-type="float" office:value="190362962.962963" calcext:value-type="float">
            <text:p>190362962.962963</text:p>
          </table:table-cell>
          <table:table-cell office:value-type="float" office:value="189303703.703704" calcext:value-type="float">
            <text:p>189303703.703704</text:p>
          </table:table-cell>
          <table:table-cell office:value-type="float" office:value="189888888.888889" calcext:value-type="float">
            <text:p>189888888.888889</text:p>
          </table:table-cell>
          <table:table-cell office:value-type="float" office:value="188918518.518519" calcext:value-type="float">
            <text:p>188918518.518519</text:p>
          </table:table-cell>
          <table:table-cell office:value-type="float" office:value="189822222.222222" calcext:value-type="float">
            <text:p>189822222.222222</text:p>
          </table:table-cell>
          <table:table-cell office:value-type="float" office:value="191192592.592593" calcext:value-type="float">
            <text:p>191192592.592593</text:p>
          </table:table-cell>
          <table:table-cell office:value-type="float" office:value="190474074.074074" calcext:value-type="float">
            <text:p>190474074.074074</text:p>
          </table:table-cell>
          <table:table-cell office:value-type="float" office:value="189140740.740741" calcext:value-type="float">
            <text:p>189140740.740741</text:p>
          </table:table-cell>
          <table:table-cell table:style-name="ce25" office:value-type="string" calcext:value-type="string">
            <text:p>medianFilter</text:p>
          </table:table-cell>
          <table:table-cell table:formula="of:=AVERAGE([.C33:.L33])" office:value-type="float" office:value="190051111.111111" calcext:value-type="float">
            <text:p>1.90E+008</text:p>
          </table:table-cell>
          <table:table-cell table:formula="of:=STDEV([.C33:.L33])" office:value-type="float" office:value="829397.748311795" calcext:value-type="float">
            <text:p>8.29E+005</text:p>
          </table:table-cell>
          <table:table-cell table:formula="of:=[.O33]/[.N33]*100" office:value-type="float" office:value="0.436407734457757" calcext:value-type="float">
            <text:p>0.44</text:p>
          </table:table-cell>
        </table:table-row>
        <table:table-row table:style-name="ro1">
          <table:table-cell/>
          <table:table-cell table:style-name="ce25" office:value-type="string" calcext:value-type="string">
            <text:p>readPPM</text:p>
          </table:table-cell>
          <table:table-cell office:value-type="float" office:value="114111111.111111" calcext:value-type="float">
            <text:p>114111111.111111</text:p>
          </table:table-cell>
          <table:table-cell office:value-type="float" office:value="105555555.555556" calcext:value-type="float">
            <text:p>105555555.555556</text:p>
          </table:table-cell>
          <table:table-cell office:value-type="float" office:value="112111111.111111" calcext:value-type="float">
            <text:p>112111111.111111</text:p>
          </table:table-cell>
          <table:table-cell office:value-type="float" office:value="100444444.444444" calcext:value-type="float">
            <text:p>100444444.444444</text:p>
          </table:table-cell>
          <table:table-cell office:value-type="float" office:value="106277777.777778" calcext:value-type="float">
            <text:p>106277777.777778</text:p>
          </table:table-cell>
          <table:table-cell office:value-type="float" office:value="99944444.4444445" calcext:value-type="float">
            <text:p>99944444.4444445</text:p>
          </table:table-cell>
          <table:table-cell office:value-type="float" office:value="101000000" calcext:value-type="float">
            <text:p>101000000</text:p>
          </table:table-cell>
          <table:table-cell office:value-type="float" office:value="117000000" calcext:value-type="float">
            <text:p>117000000</text:p>
          </table:table-cell>
          <table:table-cell office:value-type="float" office:value="100166666.666667" calcext:value-type="float">
            <text:p>100166666.666667</text:p>
          </table:table-cell>
          <table:table-cell office:value-type="float" office:value="100500000" calcext:value-type="float">
            <text:p>100500000</text:p>
          </table:table-cell>
          <table:table-cell table:style-name="ce25" office:value-type="string" calcext:value-type="string">
            <text:p>readPPM</text:p>
          </table:table-cell>
          <table:table-cell table:formula="of:=AVERAGE([.C34:.L34])" office:value-type="float" office:value="105711111.111111" calcext:value-type="float">
            <text:p>1.06E+008</text:p>
          </table:table-cell>
          <table:table-cell table:formula="of:=STDEV([.C34:.L34])" office:value-type="float" office:value="6501176.4261981" calcext:value-type="float">
            <text:p>6.50E+006</text:p>
          </table:table-cell>
          <table:table-cell table:style-name="ce28" table:formula="of:=[.O34]/[.N34]*100" office:value-type="float" office:value="6.14994616730953" calcext:value-type="float">
            <text:p>6.15</text:p>
          </table:table-cell>
        </table:table-row>
        <table:table-row table:style-name="ro1">
          <table:table-cell/>
          <table:table-cell office:value-type="string" calcext:value-type="string">
            <text:p>Cost_Parallel_Work_br_rgbL</text:p>
          </table:table-cell>
          <table:table-cell office:value-type="float" office:value="102444444.444444" calcext:value-type="float">
            <text:p>102444444.444444</text:p>
          </table:table-cell>
          <table:table-cell office:value-type="float" office:value="114222222.222222" calcext:value-type="float">
            <text:p>114222222.222222</text:p>
          </table:table-cell>
          <table:table-cell office:value-type="float" office:value="98444444.4444445" calcext:value-type="float">
            <text:p>98444444.4444445</text:p>
          </table:table-cell>
          <table:table-cell office:value-type="float" office:value="101777777.777778" calcext:value-type="float">
            <text:p>101777777.777778</text:p>
          </table:table-cell>
          <table:table-cell office:value-type="float" office:value="100111111.111111" calcext:value-type="float">
            <text:p>100111111.111111</text:p>
          </table:table-cell>
          <table:table-cell office:value-type="float" office:value="102555555.555556" calcext:value-type="float">
            <text:p>102555555.555556</text:p>
          </table:table-cell>
          <table:table-cell office:value-type="float" office:value="98444444.4444445" calcext:value-type="float">
            <text:p>98444444.4444445</text:p>
          </table:table-cell>
          <table:table-cell office:value-type="float" office:value="101444444.444444" calcext:value-type="float">
            <text:p>101444444.444444</text:p>
          </table:table-cell>
          <table:table-cell office:value-type="float" office:value="105222222.222222" calcext:value-type="float">
            <text:p>105222222.222222</text:p>
          </table:table-cell>
          <table:table-cell office:value-type="float" office:value="115666666.666667" calcext:value-type="float">
            <text:p>115666666.666667</text:p>
          </table:table-cell>
          <table:table-cell office:value-type="string" calcext:value-type="string">
            <text:p>Cost_Parallel_Work_br_rgbL</text:p>
          </table:table-cell>
          <table:table-cell table:formula="of:=AVERAGE([.C35:.L35])" office:value-type="float" office:value="104033333.333333" calcext:value-type="float">
            <text:p>1.04E+008</text:p>
          </table:table-cell>
          <table:table-cell table:formula="of:=STDEV([.C35:.L35])" office:value-type="float" office:value="6100225.99594855" calcext:value-type="float">
            <text:p>6.10E+006</text:p>
          </table:table-cell>
          <table:table-cell table:formula="of:=[.O35]/[.N35]*100" office:value-type="float" office:value="5.86372252093741" calcext:value-type="float">
            <text:p>5.86</text:p>
          </table:table-cell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63111111.1111111" calcext:value-type="float">
            <text:p>63111111.1111111</text:p>
          </table:table-cell>
          <table:table-cell office:value-type="float" office:value="61888888.8888889" calcext:value-type="float">
            <text:p>61888888.8888889</text:p>
          </table:table-cell>
          <table:table-cell office:value-type="float" office:value="69111111.1111111" calcext:value-type="float">
            <text:p>69111111.1111111</text:p>
          </table:table-cell>
          <table:table-cell office:value-type="float" office:value="63777777.7777778" calcext:value-type="float">
            <text:p>63777777.7777778</text:p>
          </table:table-cell>
          <table:table-cell office:value-type="float" office:value="75888888.8888889" calcext:value-type="float">
            <text:p>75888888.8888889</text:p>
          </table:table-cell>
          <table:table-cell office:value-type="float" office:value="61666666.6666667" calcext:value-type="float">
            <text:p>61666666.6666667</text:p>
          </table:table-cell>
          <table:table-cell office:value-type="float" office:value="63333333.3333333" calcext:value-type="float">
            <text:p>63333333.3333333</text:p>
          </table:table-cell>
          <table:table-cell office:value-type="float" office:value="62777777.7777778" calcext:value-type="float">
            <text:p>62777777.7777778</text:p>
          </table:table-cell>
          <table:table-cell office:value-type="float" office:value="61666666.6666667" calcext:value-type="float">
            <text:p>61666666.6666667</text:p>
          </table:table-cell>
          <table:table-cell office:value-type="float" office:value="62222222.2222222" calcext:value-type="float">
            <text:p>62222222.2222222</text:p>
          </table:table-cell>
          <table:table-cell office:value-type="string" calcext:value-type="string">
            <text:p>Broadcast0</text:p>
          </table:table-cell>
          <table:table-cell table:formula="of:=AVERAGE([.C36:.L36])" office:value-type="float" office:value="64544444.4444444" calcext:value-type="float">
            <text:p>6.45E+007</text:p>
          </table:table-cell>
          <table:table-cell table:formula="of:=STDEV([.C36:.L36])" office:value-type="float" office:value="4543479.93024545" calcext:value-type="float">
            <text:p>4.54E+006</text:p>
          </table:table-cell>
          <table:table-cell table:formula="of:=[.O36]/[.N36]*100" office:value-type="float" office:value="7.03930441938527" calcext:value-type="float">
            <text:p>7.0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1</text:p>
          </table:table-cell>
          <table:table-cell office:value-type="float" office:value="24444444.4444444" calcext:value-type="float">
            <text:p>24444444.4444444</text:p>
          </table:table-cell>
          <table:table-cell office:value-type="float" office:value="27888888.8888889" calcext:value-type="float">
            <text:p>27888888.8888889</text:p>
          </table:table-cell>
          <table:table-cell office:value-type="float" office:value="27333333.3333333" calcext:value-type="float">
            <text:p>27333333.3333333</text:p>
          </table:table-cell>
          <table:table-cell office:value-type="float" office:value="37333333.3333333" calcext:value-type="float">
            <text:p>37333333.3333333</text:p>
          </table:table-cell>
          <table:table-cell office:value-type="float" office:value="27333333.3333333" calcext:value-type="float">
            <text:p>27333333.3333333</text:p>
          </table:table-cell>
          <table:table-cell office:value-type="float" office:value="28888888.8888889" calcext:value-type="float">
            <text:p>28888888.8888889</text:p>
          </table:table-cell>
          <table:table-cell office:value-type="float" office:value="28666666.6666667" calcext:value-type="float">
            <text:p>28666666.6666667</text:p>
          </table:table-cell>
          <table:table-cell office:value-type="float" office:value="28777777.7777778" calcext:value-type="float">
            <text:p>28777777.7777778</text:p>
          </table:table-cell>
          <table:table-cell office:value-type="float" office:value="28333333.3333333" calcext:value-type="float">
            <text:p>28333333.3333333</text:p>
          </table:table-cell>
          <table:table-cell office:value-type="float" office:value="34444444.4444444" calcext:value-type="float">
            <text:p>34444444.4444444</text:p>
          </table:table-cell>
          <table:table-cell office:value-type="string" calcext:value-type="string">
            <text:p>Cost_Parallel_Work_Broadcast5_21</text:p>
          </table:table-cell>
          <table:table-cell table:formula="of:=AVERAGE([.C37:.L37])" office:value-type="float" office:value="29344444.4444444" calcext:value-type="float">
            <text:p>2.93E+007</text:p>
          </table:table-cell>
          <table:table-cell table:formula="of:=STDEV([.C37:.L37])" office:value-type="float" office:value="3742555.48206718" calcext:value-type="float">
            <text:p>3.74E+006</text:p>
          </table:table-cell>
          <table:table-cell table:formula="of:=[.O37]/[.N37]*100" office:value-type="float" office:value="12.7538808552081" calcext:value-type="float">
            <text:p>12.7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31555555.5555556" calcext:value-type="float">
            <text:p>31555555.5555556</text:p>
          </table:table-cell>
          <table:table-cell office:value-type="float" office:value="27111111.1111111" calcext:value-type="float">
            <text:p>27111111.1111111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28666666.6666667" calcext:value-type="float">
            <text:p>28666666.6666667</text:p>
          </table:table-cell>
          <table:table-cell office:value-type="float" office:value="26666666.6666667" calcext:value-type="float">
            <text:p>26666666.6666667</text:p>
          </table:table-cell>
          <table:table-cell office:value-type="float" office:value="38111111.1111111" calcext:value-type="float">
            <text:p>38111111.1111111</text:p>
          </table:table-cell>
          <table:table-cell office:value-type="float" office:value="26333333.3333333" calcext:value-type="float">
            <text:p>26333333.3333333</text:p>
          </table:table-cell>
          <table:table-cell office:value-type="float" office:value="25333333.3333333" calcext:value-type="float">
            <text:p>25333333.3333333</text:p>
          </table:table-cell>
          <table:table-cell office:value-type="float" office:value="26222222.2222222" calcext:value-type="float">
            <text:p>26222222.2222222</text:p>
          </table:table-cell>
          <table:table-cell office:value-type="string" calcext:value-type="string">
            <text:p>Cost_Parallel_Work_Broadcast5_27</text:p>
          </table:table-cell>
          <table:table-cell table:formula="of:=AVERAGE([.C38:.L38])" office:value-type="float" office:value="28400000" calcext:value-type="float">
            <text:p>2.84E+007</text:p>
          </table:table-cell>
          <table:table-cell table:formula="of:=STDEV([.C38:.L38])" office:value-type="float" office:value="3849073.07174855" calcext:value-type="float">
            <text:p>3.85E+006</text:p>
          </table:table-cell>
          <table:table-cell table:formula="of:=[.O38]/[.N38]*100" office:value-type="float" office:value="13.5530741962977" calcext:value-type="float">
            <text:p>13.5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26666666.6666667" calcext:value-type="float">
            <text:p>26666666.6666667</text:p>
          </table:table-cell>
          <table:table-cell office:value-type="float" office:value="27888888.8888889" calcext:value-type="float">
            <text:p>27888888.8888889</text:p>
          </table:table-cell>
          <table:table-cell office:value-type="float" office:value="25111111.1111111" calcext:value-type="float">
            <text:p>25111111.1111111</text:p>
          </table:table-cell>
          <table:table-cell office:value-type="float" office:value="27444444.4444444" calcext:value-type="float">
            <text:p>27444444.4444444</text:p>
          </table:table-cell>
          <table:table-cell office:value-type="float" office:value="26111111.1111111" calcext:value-type="float">
            <text:p>26111111.1111111</text:p>
          </table:table-cell>
          <table:table-cell office:value-type="float" office:value="27444444.4444444" calcext:value-type="float">
            <text:p>27444444.4444444</text:p>
          </table:table-cell>
          <table:table-cell office:value-type="float" office:value="26444444.4444444" calcext:value-type="float">
            <text:p>26444444.4444444</text:p>
          </table:table-cell>
          <table:table-cell office:value-type="float" office:value="26111111.1111111" calcext:value-type="float">
            <text:p>26111111.1111111</text:p>
          </table:table-cell>
          <table:table-cell office:value-type="float" office:value="37333333.3333333" calcext:value-type="float">
            <text:p>37333333.3333333</text:p>
          </table:table-cell>
          <table:table-cell office:value-type="float" office:value="28555555.5555556" calcext:value-type="float">
            <text:p>28555555.5555556</text:p>
          </table:table-cell>
          <table:table-cell office:value-type="string" calcext:value-type="string">
            <text:p>Cost_Parallel_Work_Broadcast5_4</text:p>
          </table:table-cell>
          <table:table-cell table:formula="of:=AVERAGE([.C39:.L39])" office:value-type="float" office:value="27911111.1111111" calcext:value-type="float">
            <text:p>2.79E+007</text:p>
          </table:table-cell>
          <table:table-cell table:formula="of:=STDEV([.C39:.L39])" office:value-type="float" office:value="3458474.01667346" calcext:value-type="float">
            <text:p>3.46E+006</text:p>
          </table:table-cell>
          <table:table-cell table:formula="of:=[.O39]/[.N39]*100" office:value-type="float" office:value="12.3910295183364" calcext:value-type="float">
            <text:p>12.3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4</text:p>
          </table:table-cell>
          <table:table-cell office:value-type="float" office:value="27555555.5555556" calcext:value-type="float">
            <text:p>27555555.5555556</text:p>
          </table:table-cell>
          <table:table-cell office:value-type="float" office:value="27666666.6666667" calcext:value-type="float">
            <text:p>27666666.6666667</text:p>
          </table:table-cell>
          <table:table-cell office:value-type="float" office:value="26777777.7777778" calcext:value-type="float">
            <text:p>26777777.7777778</text:p>
          </table:table-cell>
          <table:table-cell office:value-type="float" office:value="28555555.5555556" calcext:value-type="float">
            <text:p>28555555.5555556</text:p>
          </table:table-cell>
          <table:table-cell office:value-type="float" office:value="27555555.5555556" calcext:value-type="float">
            <text:p>27555555.5555556</text:p>
          </table:table-cell>
          <table:table-cell office:value-type="float" office:value="26888888.8888889" calcext:value-type="float">
            <text:p>26888888.8888889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27555555.5555556" calcext:value-type="float">
            <text:p>27555555.5555556</text:p>
          </table:table-cell>
          <table:table-cell office:value-type="float" office:value="28555555.5555556" calcext:value-type="float">
            <text:p>28555555.5555556</text:p>
          </table:table-cell>
          <table:table-cell office:value-type="float" office:value="27444444.4444444" calcext:value-type="float">
            <text:p>27444444.4444444</text:p>
          </table:table-cell>
          <table:table-cell office:value-type="string" calcext:value-type="string">
            <text:p>Cost_Parallel_Work_Broadcast5_44</text:p>
          </table:table-cell>
          <table:table-cell table:formula="of:=AVERAGE([.C40:.L40])" office:value-type="float" office:value="27555555.5555556" calcext:value-type="float">
            <text:p>2.76E+007</text:p>
          </table:table-cell>
          <table:table-cell table:formula="of:=STDEV([.C40:.L40])" office:value-type="float" office:value="613072.050268416" calcext:value-type="float">
            <text:p>6.13E+005</text:p>
          </table:table-cell>
          <table:table-cell table:formula="of:=[.O40]/[.N40]*100" office:value-type="float" office:value="2.22485824694183" calcext:value-type="float">
            <text:p>2.2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</text:p>
          </table:table-cell>
          <table:table-cell office:value-type="float" office:value="28777777.7777778" calcext:value-type="float">
            <text:p>28777777.7777778</text:p>
          </table:table-cell>
          <table:table-cell office:value-type="float" office:value="26111111.1111111" calcext:value-type="float">
            <text:p>26111111.1111111</text:p>
          </table:table-cell>
          <table:table-cell office:value-type="float" office:value="27777777.7777778" calcext:value-type="float">
            <text:p>27777777.7777778</text:p>
          </table:table-cell>
          <table:table-cell office:value-type="float" office:value="25777777.7777778" calcext:value-type="float">
            <text:p>25777777.7777778</text:p>
          </table:table-cell>
          <table:table-cell office:value-type="float" office:value="25888888.8888889" calcext:value-type="float">
            <text:p>25888888.8888889</text:p>
          </table:table-cell>
          <table:table-cell office:value-type="float" office:value="24333333.3333333" calcext:value-type="float">
            <text:p>24333333.3333333</text:p>
          </table:table-cell>
          <table:table-cell office:value-type="float" office:value="28222222.2222222" calcext:value-type="float">
            <text:p>28222222.2222222</text:p>
          </table:table-cell>
          <table:table-cell office:value-type="float" office:value="27888888.8888889" calcext:value-type="float">
            <text:p>27888888.8888889</text:p>
          </table:table-cell>
          <table:table-cell office:value-type="float" office:value="26111111.1111111" calcext:value-type="float">
            <text:p>26111111.1111111</text:p>
          </table:table-cell>
          <table:table-cell office:value-type="float" office:value="28000000" calcext:value-type="float">
            <text:p>28000000</text:p>
          </table:table-cell>
          <table:table-cell office:value-type="string" calcext:value-type="string">
            <text:p>Cost_Parallel_Work_Broadcast5_23</text:p>
          </table:table-cell>
          <table:table-cell table:formula="of:=AVERAGE([.C41:.L41])" office:value-type="float" office:value="26888888.8888889" calcext:value-type="float">
            <text:p>2.69E+007</text:p>
          </table:table-cell>
          <table:table-cell table:formula="of:=STDEV([.C41:.L41])" office:value-type="float" office:value="1427728.53832567" calcext:value-type="float">
            <text:p>1.43E+006</text:p>
          </table:table-cell>
          <table:table-cell table:formula="of:=[.O41]/[.N41]*100" office:value-type="float" office:value="5.30973423344256" calcext:value-type="float">
            <text:p>5.3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8</text:p>
          </table:table-cell>
          <table:table-cell office:value-type="float" office:value="26111111.1111111" calcext:value-type="float">
            <text:p>26111111.1111111</text:p>
          </table:table-cell>
          <table:table-cell office:value-type="float" office:value="27555555.5555556" calcext:value-type="float">
            <text:p>27555555.5555556</text:p>
          </table:table-cell>
          <table:table-cell office:value-type="float" office:value="26666666.6666667" calcext:value-type="float">
            <text:p>26666666.6666667</text:p>
          </table:table-cell>
          <table:table-cell office:value-type="float" office:value="23444444.4444444" calcext:value-type="float">
            <text:p>23444444.4444444</text:p>
          </table:table-cell>
          <table:table-cell office:value-type="float" office:value="26777777.7777778" calcext:value-type="float">
            <text:p>26777777.7777778</text:p>
          </table:table-cell>
          <table:table-cell office:value-type="float" office:value="29111111.1111111" calcext:value-type="float">
            <text:p>29111111.1111111</text:p>
          </table:table-cell>
          <table:table-cell office:value-type="float" office:value="25222222.2222222" calcext:value-type="float">
            <text:p>25222222.2222222</text:p>
          </table:table-cell>
          <table:table-cell office:value-type="float" office:value="27777777.7777778" calcext:value-type="float">
            <text:p>27777777.7777778</text:p>
          </table:table-cell>
          <table:table-cell office:value-type="float" office:value="26444444.4444444" calcext:value-type="float">
            <text:p>26444444.4444444</text:p>
          </table:table-cell>
          <table:table-cell office:value-type="float" office:value="28555555.5555556" calcext:value-type="float">
            <text:p>28555555.5555556</text:p>
          </table:table-cell>
          <table:table-cell office:value-type="string" calcext:value-type="string">
            <text:p>Cost_Parallel_Work_Broadcast5_38</text:p>
          </table:table-cell>
          <table:table-cell table:formula="of:=AVERAGE([.C42:.L42])" office:value-type="float" office:value="26766666.6666667" calcext:value-type="float">
            <text:p>2.68E+007</text:p>
          </table:table-cell>
          <table:table-cell table:formula="of:=STDEV([.C42:.L42])" office:value-type="float" office:value="1643418.09813193" calcext:value-type="float">
            <text:p>1.64E+006</text:p>
          </table:table-cell>
          <table:table-cell table:formula="of:=[.O42]/[.N42]*100" office:value-type="float" office:value="6.13979364183783" calcext:value-type="float">
            <text:p>6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1</text:p>
          </table:table-cell>
          <table:table-cell table:number-columns-repeated="2" office:value-type="float" office:value="26000000" calcext:value-type="float">
            <text:p>26000000</text:p>
          </table:table-cell>
          <table:table-cell office:value-type="float" office:value="28555555.5555556" calcext:value-type="float">
            <text:p>28555555.5555556</text:p>
          </table:table-cell>
          <table:table-cell office:value-type="float" office:value="25888888.8888889" calcext:value-type="float">
            <text:p>25888888.8888889</text:p>
          </table:table-cell>
          <table:table-cell office:value-type="float" office:value="24888888.8888889" calcext:value-type="float">
            <text:p>24888888.8888889</text:p>
          </table:table-cell>
          <table:table-cell office:value-type="float" office:value="27555555.5555556" calcext:value-type="float">
            <text:p>27555555.5555556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25888888.8888889" calcext:value-type="float">
            <text:p>25888888.8888889</text:p>
          </table:table-cell>
          <table:table-cell office:value-type="float" office:value="27888888.8888889" calcext:value-type="float">
            <text:p>27888888.8888889</text:p>
          </table:table-cell>
          <table:table-cell office:value-type="float" office:value="27111111.1111111" calcext:value-type="float">
            <text:p>27111111.1111111</text:p>
          </table:table-cell>
          <table:table-cell office:value-type="string" calcext:value-type="string">
            <text:p>Cost_Parallel_Work_Broadcast5_51</text:p>
          </table:table-cell>
          <table:table-cell table:formula="of:=AVERAGE([.C43:.L43])" office:value-type="float" office:value="26577777.7777778" calcext:value-type="float">
            <text:p>2.66E+007</text:p>
          </table:table-cell>
          <table:table-cell table:formula="of:=STDEV([.C43:.L43])" office:value-type="float" office:value="1138911.47222416" calcext:value-type="float">
            <text:p>1.14E+006</text:p>
          </table:table-cell>
          <table:table-cell table:formula="of:=[.O43]/[.N43]*100" office:value-type="float" office:value="4.28520202759927" calcext:value-type="float">
            <text:p>4.2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0</text:p>
          </table:table-cell>
          <table:table-cell office:value-type="float" office:value="26111111.1111111" calcext:value-type="float">
            <text:p>26111111.1111111</text:p>
          </table:table-cell>
          <table:table-cell office:value-type="float" office:value="24333333.3333333" calcext:value-type="float">
            <text:p>24333333.3333333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26777777.7777778" calcext:value-type="float">
            <text:p>26777777.7777778</text:p>
          </table:table-cell>
          <table:table-cell office:value-type="float" office:value="27222222.2222222" calcext:value-type="float">
            <text:p>27222222.2222222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27777777.7777778" calcext:value-type="float">
            <text:p>27777777.7777778</text:p>
          </table:table-cell>
          <table:table-cell office:value-type="float" office:value="25222222.2222222" calcext:value-type="float">
            <text:p>25222222.2222222</text:p>
          </table:table-cell>
          <table:table-cell office:value-type="float" office:value="26666666.6666667" calcext:value-type="float">
            <text:p>26666666.6666667</text:p>
          </table:table-cell>
          <table:table-cell office:value-type="float" office:value="25111111.1111111" calcext:value-type="float">
            <text:p>25111111.1111111</text:p>
          </table:table-cell>
          <table:table-cell office:value-type="string" calcext:value-type="string">
            <text:p>Cost_Parallel_Work_Broadcast5_30</text:p>
          </table:table-cell>
          <table:table-cell table:formula="of:=AVERAGE([.C44:.L44])" office:value-type="float" office:value="26322222.2222222" calcext:value-type="float">
            <text:p>2.63E+007</text:p>
          </table:table-cell>
          <table:table-cell table:formula="of:=STDEV([.C44:.L44])" office:value-type="float" office:value="1194925.25493582" calcext:value-type="float">
            <text:p>1.19E+006</text:p>
          </table:table-cell>
          <table:table-cell table:formula="of:=[.O44]/[.N44]*100" office:value-type="float" office:value="4.53960628721924" calcext:value-type="float">
            <text:p>4.5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5</text:p>
          </table:table-cell>
          <table:table-cell office:value-type="float" office:value="25111111.1111111" calcext:value-type="float">
            <text:p>25111111.1111111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24888888.8888889" calcext:value-type="float">
            <text:p>24888888.8888889</text:p>
          </table:table-cell>
          <table:table-cell office:value-type="float" office:value="22555555.5555556" calcext:value-type="float">
            <text:p>22555555.5555556</text:p>
          </table:table-cell>
          <table:table-cell office:value-type="float" office:value="34111111.1111111" calcext:value-type="float">
            <text:p>34111111.1111111</text:p>
          </table:table-cell>
          <table:table-cell office:value-type="float" office:value="22111111.1111111" calcext:value-type="float">
            <text:p>22111111.1111111</text:p>
          </table:table-cell>
          <table:table-cell office:value-type="float" office:value="24111111.1111111" calcext:value-type="float">
            <text:p>24111111.11111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2777777.7777778" calcext:value-type="float">
            <text:p>22777777.7777778</text:p>
          </table:table-cell>
          <table:table-cell office:value-type="float" office:value="24444444.4444444" calcext:value-type="float">
            <text:p>24444444.4444444</text:p>
          </table:table-cell>
          <table:table-cell office:value-type="string" calcext:value-type="string">
            <text:p>Cost_Parallel_Work_Broadcast5_35</text:p>
          </table:table-cell>
          <table:table-cell table:formula="of:=AVERAGE([.C45:.L45])" office:value-type="float" office:value="24711111.1111111" calcext:value-type="float">
            <text:p>2.47E+007</text:p>
          </table:table-cell>
          <table:table-cell table:formula="of:=STDEV([.C45:.L45])" office:value-type="float" office:value="3457045.84592041" calcext:value-type="float">
            <text:p>3.46E+006</text:p>
          </table:table-cell>
          <table:table-cell table:formula="of:=[.O45]/[.N45]*100" office:value-type="float" office:value="13.9898438009369" calcext:value-type="float">
            <text:p>13.9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7</text:p>
          </table:table-cell>
          <table:table-cell table:number-columns-repeated="2" office:value-type="float" office:value="23111111.1111111" calcext:value-type="float">
            <text:p>23111111.1111111</text:p>
          </table:table-cell>
          <table:table-cell office:value-type="float" office:value="32666666.6666667" calcext:value-type="float">
            <text:p>32666666.6666667</text:p>
          </table:table-cell>
          <table:table-cell office:value-type="float" office:value="23333333.3333333" calcext:value-type="float">
            <text:p>23333333.3333333</text:p>
          </table:table-cell>
          <table:table-cell office:value-type="float" office:value="20777777.7777778" calcext:value-type="float">
            <text:p>20777777.7777778</text:p>
          </table:table-cell>
          <table:table-cell office:value-type="float" office:value="22333333.3333333" calcext:value-type="float">
            <text:p>22333333.3333333</text:p>
          </table:table-cell>
          <table:table-cell office:value-type="float" office:value="22666666.6666667" calcext:value-type="float">
            <text:p>22666666.6666667</text:p>
          </table:table-cell>
          <table:table-cell office:value-type="float" office:value="34333333.3333333" calcext:value-type="float">
            <text:p>34333333.3333333</text:p>
          </table:table-cell>
          <table:table-cell office:value-type="float" office:value="22444444.4444444" calcext:value-type="float">
            <text:p>22444444.4444444</text:p>
          </table:table-cell>
          <table:table-cell office:value-type="float" office:value="22111111.1111111" calcext:value-type="float">
            <text:p>22111111.1111111</text:p>
          </table:table-cell>
          <table:table-cell office:value-type="string" calcext:value-type="string">
            <text:p>Cost_Parallel_Work_Broadcast5_37</text:p>
          </table:table-cell>
          <table:table-cell table:formula="of:=AVERAGE([.C46:.L46])" office:value-type="float" office:value="24688888.8888889" calcext:value-type="float">
            <text:p>2.47E+007</text:p>
          </table:table-cell>
          <table:table-cell table:formula="of:=STDEV([.C46:.L46])" office:value-type="float" office:value="4715150.84194314" calcext:value-type="float">
            <text:p>4.72E+006</text:p>
          </table:table-cell>
          <table:table-cell table:formula="of:=[.O46]/[.N46]*100" office:value-type="float" office:value="19.0982707369434" calcext:value-type="float">
            <text:p>19.1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3</text:p>
          </table:table-cell>
          <table:table-cell office:value-type="float" office:value="24000000" calcext:value-type="float">
            <text:p>24000000</text:p>
          </table:table-cell>
          <table:table-cell table:number-columns-repeated="2" office:value-type="float" office:value="23555555.5555556" calcext:value-type="float">
            <text:p>23555555.5555556</text:p>
          </table:table-cell>
          <table:table-cell office:value-type="float" office:value="34000000" calcext:value-type="float">
            <text:p>34000000</text:p>
          </table:table-cell>
          <table:table-cell office:value-type="float" office:value="23777777.7777778" calcext:value-type="float">
            <text:p>23777777.7777778</text:p>
          </table:table-cell>
          <table:table-cell office:value-type="float" office:value="22666666.6666667" calcext:value-type="float">
            <text:p>22666666.6666667</text:p>
          </table:table-cell>
          <table:table-cell office:value-type="float" office:value="24222222.2222222" calcext:value-type="float">
            <text:p>24222222.2222222</text:p>
          </table:table-cell>
          <table:table-cell office:value-type="float" office:value="21444444.4444444" calcext:value-type="float">
            <text:p>21444444.4444444</text:p>
          </table:table-cell>
          <table:table-cell table:number-columns-repeated="2" office:value-type="float" office:value="23666666.6666667" calcext:value-type="float">
            <text:p>23666666.6666667</text:p>
          </table:table-cell>
          <table:table-cell office:value-type="string" calcext:value-type="string">
            <text:p>Cost_Parallel_Work_Broadcast5_43</text:p>
          </table:table-cell>
          <table:table-cell table:formula="of:=AVERAGE([.C47:.L47])" office:value-type="float" office:value="24455555.5555556" calcext:value-type="float">
            <text:p>2.45E+007</text:p>
          </table:table-cell>
          <table:table-cell table:formula="of:=STDEV([.C47:.L47])" office:value-type="float" office:value="3447211.15486529" calcext:value-type="float">
            <text:p>3.45E+006</text:p>
          </table:table-cell>
          <table:table-cell table:formula="of:=[.O47]/[.N47]*100" office:value-type="float" office:value="14.0958202606941" calcext:value-type="float">
            <text:p>14.1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7</text:p>
          </table:table-cell>
          <table:table-cell office:value-type="float" office:value="22777777.7777778" calcext:value-type="float">
            <text:p>22777777.7777778</text:p>
          </table:table-cell>
          <table:table-cell office:value-type="float" office:value="21888888.8888889" calcext:value-type="float">
            <text:p>21888888.8888889</text:p>
          </table:table-cell>
          <table:table-cell office:value-type="float" office:value="22777777.7777778" calcext:value-type="float">
            <text:p>22777777.7777778</text:p>
          </table:table-cell>
          <table:table-cell office:value-type="float" office:value="31333333.3333333" calcext:value-type="float">
            <text:p>31333333.3333333</text:p>
          </table:table-cell>
          <table:table-cell office:value-type="float" office:value="21666666.6666667" calcext:value-type="float">
            <text:p>21666666.6666667</text:p>
          </table:table-cell>
          <table:table-cell office:value-type="float" office:value="21444444.4444444" calcext:value-type="float">
            <text:p>21444444.4444444</text:p>
          </table:table-cell>
          <table:table-cell office:value-type="float" office:value="21111111.1111111" calcext:value-type="float">
            <text:p>21111111.1111111</text:p>
          </table:table-cell>
          <table:table-cell office:value-type="float" office:value="22888888.8888889" calcext:value-type="float">
            <text:p>22888888.8888889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32111111.1111111" calcext:value-type="float">
            <text:p>32111111.1111111</text:p>
          </table:table-cell>
          <table:table-cell office:value-type="string" calcext:value-type="string">
            <text:p>Cost_Parallel_Work_Broadcast5_47</text:p>
          </table:table-cell>
          <table:table-cell table:formula="of:=AVERAGE([.C48:.L48])" office:value-type="float" office:value="24100000" calcext:value-type="float">
            <text:p>2.41E+007</text:p>
          </table:table-cell>
          <table:table-cell table:formula="of:=STDEV([.C48:.L48])" office:value-type="float" office:value="4075235.52468058" calcext:value-type="float">
            <text:p>4.08E+006</text:p>
          </table:table-cell>
          <table:table-cell table:formula="of:=[.O48]/[.N48]*100" office:value-type="float" office:value="16.9096909737783" calcext:value-type="float">
            <text:p>16.9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3555555.5555556" calcext:value-type="float">
            <text:p>23555555.5555556</text:p>
          </table:table-cell>
          <table:table-cell office:value-type="float" office:value="23777777.7777778" calcext:value-type="float">
            <text:p>23777777.7777778</text:p>
          </table:table-cell>
          <table:table-cell office:value-type="float" office:value="22222222.2222222" calcext:value-type="float">
            <text:p>22222222.2222222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33000000" calcext:value-type="float">
            <text:p>33000000</text:p>
          </table:table-cell>
          <table:table-cell office:value-type="float" office:value="22555555.5555556" calcext:value-type="float">
            <text:p>22555555.5555556</text:p>
          </table:table-cell>
          <table:table-cell office:value-type="float" office:value="22222222.2222222" calcext:value-type="float">
            <text:p>22222222.2222222</text:p>
          </table:table-cell>
          <table:table-cell office:value-type="float" office:value="21555555.5555556" calcext:value-type="float">
            <text:p>21555555.5555556</text:p>
          </table:table-cell>
          <table:table-cell office:value-type="float" office:value="23000000" calcext:value-type="float">
            <text:p>23000000</text:p>
          </table:table-cell>
          <table:table-cell office:value-type="string" calcext:value-type="string">
            <text:p>Cost_Parallel_Work_Broadcast5_36</text:p>
          </table:table-cell>
          <table:table-cell table:formula="of:=AVERAGE([.C49:.L49])" office:value-type="float" office:value="23788888.8888889" calcext:value-type="float">
            <text:p>2.38E+007</text:p>
          </table:table-cell>
          <table:table-cell table:formula="of:=STDEV([.C49:.L49])" office:value-type="float" office:value="3336397.76834044" calcext:value-type="float">
            <text:p>3.34E+006</text:p>
          </table:table-cell>
          <table:table-cell table:formula="of:=[.O49]/[.N49]*100" office:value-type="float" office:value="14.0250256492592" calcext:value-type="float">
            <text:p>14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6</text:p>
          </table:table-cell>
          <table:table-cell office:value-type="float" office:value="24222222.2222222" calcext:value-type="float">
            <text:p>24222222.2222222</text:p>
          </table:table-cell>
          <table:table-cell office:value-type="float" office:value="23666666.6666667" calcext:value-type="float">
            <text:p>23666666.6666667</text:p>
          </table:table-cell>
          <table:table-cell office:value-type="float" office:value="22444444.4444444" calcext:value-type="float">
            <text:p>22444444.4444444</text:p>
          </table:table-cell>
          <table:table-cell office:value-type="float" office:value="24444444.4444444" calcext:value-type="float">
            <text:p>24444444.4444444</text:p>
          </table:table-cell>
          <table:table-cell office:value-type="float" office:value="23666666.6666667" calcext:value-type="float">
            <text:p>23666666.6666667</text:p>
          </table:table-cell>
          <table:table-cell office:value-type="float" office:value="21666666.6666667" calcext:value-type="float">
            <text:p>21666666.6666667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23444444.4444444" calcext:value-type="float">
            <text:p>23444444.4444444</text:p>
          </table:table-cell>
          <table:table-cell office:value-type="float" office:value="23222222.2222222" calcext:value-type="float">
            <text:p>23222222.2222222</text:p>
          </table:table-cell>
          <table:table-cell office:value-type="float" office:value="23888888.8888889" calcext:value-type="float">
            <text:p>23888888.8888889</text:p>
          </table:table-cell>
          <table:table-cell office:value-type="string" calcext:value-type="string">
            <text:p>Cost_Parallel_Work_Broadcast5_46</text:p>
          </table:table-cell>
          <table:table-cell table:formula="of:=AVERAGE([.C50:.L50])" office:value-type="float" office:value="23366666.6666667" calcext:value-type="float">
            <text:p>2.34E+007</text:p>
          </table:table-cell>
          <table:table-cell table:formula="of:=STDEV([.C50:.L50])" office:value-type="float" office:value="833209.8673969" calcext:value-type="float">
            <text:p>8.33E+005</text:p>
          </table:table-cell>
          <table:table-cell table:formula="of:=[.O50]/[.N50]*100" office:value-type="float" office:value="3.5658054239525" calcext:value-type="float">
            <text:p>3.5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22777777.7777778" calcext:value-type="float">
            <text:p>22777777.7777778</text:p>
          </table:table-cell>
          <table:table-cell office:value-type="float" office:value="22111111.1111111" calcext:value-type="float">
            <text:p>22111111.1111111</text:p>
          </table:table-cell>
          <table:table-cell office:value-type="float" office:value="22888888.8888889" calcext:value-type="float">
            <text:p>22888888.8888889</text:p>
          </table:table-cell>
          <table:table-cell office:value-type="float" office:value="24222222.2222222" calcext:value-type="float">
            <text:p>24222222.2222222</text:p>
          </table:table-cell>
          <table:table-cell office:value-type="float" office:value="24333333.3333333" calcext:value-type="float">
            <text:p>24333333.3333333</text:p>
          </table:table-cell>
          <table:table-cell office:value-type="float" office:value="22444444.4444444" calcext:value-type="float">
            <text:p>22444444.4444444</text:p>
          </table:table-cell>
          <table:table-cell office:value-type="float" office:value="24111111.1111111" calcext:value-type="float">
            <text:p>24111111.1111111</text:p>
          </table:table-cell>
          <table:table-cell office:value-type="float" office:value="22777777.7777778" calcext:value-type="float">
            <text:p>22777777.7777778</text:p>
          </table:table-cell>
          <table:table-cell office:value-type="float" office:value="24111111.1111111" calcext:value-type="float">
            <text:p>24111111.1111111</text:p>
          </table:table-cell>
          <table:table-cell office:value-type="float" office:value="23666666.6666667" calcext:value-type="float">
            <text:p>23666666.6666667</text:p>
          </table:table-cell>
          <table:table-cell office:value-type="string" calcext:value-type="string">
            <text:p>Cost_Parallel_Work_Broadcast5_13</text:p>
          </table:table-cell>
          <table:table-cell table:formula="of:=AVERAGE([.C51:.L51])" office:value-type="float" office:value="23344444.4444444" calcext:value-type="float">
            <text:p>2.33E+007</text:p>
          </table:table-cell>
          <table:table-cell table:formula="of:=STDEV([.C51:.L51])" office:value-type="float" office:value="830571.555236284" calcext:value-type="float">
            <text:p>8.31E+005</text:p>
          </table:table-cell>
          <table:table-cell table:formula="of:=[.O51]/[.N51]*100" office:value-type="float" office:value="3.55789814237342" calcext:value-type="float">
            <text:p>3.5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5</text:p>
          </table:table-cell>
          <table:table-cell office:value-type="float" office:value="22444444.4444444" calcext:value-type="float">
            <text:p>22444444.4444444</text:p>
          </table:table-cell>
          <table:table-cell table:number-columns-repeated="2" office:value-type="float" office:value="23333333.3333333" calcext:value-type="float">
            <text:p>23333333.3333333</text:p>
          </table:table-cell>
          <table:table-cell office:value-type="float" office:value="22666666.6666667" calcext:value-type="float">
            <text:p>22666666.6666667</text:p>
          </table:table-cell>
          <table:table-cell office:value-type="float" office:value="23555555.5555556" calcext:value-type="float">
            <text:p>23555555.5555556</text:p>
          </table:table-cell>
          <table:table-cell office:value-type="float" office:value="22111111.1111111" calcext:value-type="float">
            <text:p>22111111.1111111</text:p>
          </table:table-cell>
          <table:table-cell office:value-type="float" office:value="23555555.5555556" calcext:value-type="float">
            <text:p>23555555.5555556</text:p>
          </table:table-cell>
          <table:table-cell office:value-type="float" office:value="23777777.7777778" calcext:value-type="float">
            <text:p>23777777.7777778</text:p>
          </table:table-cell>
          <table:table-cell office:value-type="float" office:value="23555555.5555556" calcext:value-type="float">
            <text:p>23555555.5555556</text:p>
          </table:table-cell>
          <table:table-cell office:value-type="float" office:value="24444444.4444444" calcext:value-type="float">
            <text:p>24444444.4444444</text:p>
          </table:table-cell>
          <table:table-cell office:value-type="string" calcext:value-type="string">
            <text:p>Cost_Parallel_Work_Broadcast5_15</text:p>
          </table:table-cell>
          <table:table-cell table:formula="of:=AVERAGE([.C52:.L52])" office:value-type="float" office:value="23277777.7777778" calcext:value-type="float">
            <text:p>2.33E+007</text:p>
          </table:table-cell>
          <table:table-cell table:formula="of:=STDEV([.C52:.L52])" office:value-type="float" office:value="689426.313666162" calcext:value-type="float">
            <text:p>6.89E+005</text:p>
          </table:table-cell>
          <table:table-cell table:formula="of:=[.O52]/[.N52]*100" office:value-type="float" office:value="2.96173595369712" calcext:value-type="float">
            <text:p>2.9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</text:p>
          </table:table-cell>
          <table:table-cell office:value-type="float" office:value="22555555.5555556" calcext:value-type="float">
            <text:p>22555555.5555556</text:p>
          </table:table-cell>
          <table:table-cell office:value-type="float" office:value="22111111.1111111" calcext:value-type="float">
            <text:p>22111111.1111111</text:p>
          </table:table-cell>
          <table:table-cell office:value-type="float" office:value="22888888.8888889" calcext:value-type="float">
            <text:p>22888888.8888889</text:p>
          </table:table-cell>
          <table:table-cell office:value-type="float" office:value="23777777.7777778" calcext:value-type="float">
            <text:p>23777777.7777778</text:p>
          </table:table-cell>
          <table:table-cell office:value-type="float" office:value="20777777.7777778" calcext:value-type="float">
            <text:p>20777777.7777778</text:p>
          </table:table-cell>
          <table:table-cell office:value-type="float" office:value="22444444.4444444" calcext:value-type="float">
            <text:p>22444444.4444444</text:p>
          </table:table-cell>
          <table:table-cell office:value-type="float" office:value="23777777.7777778" calcext:value-type="float">
            <text:p>23777777.7777778</text:p>
          </table:table-cell>
          <table:table-cell office:value-type="float" office:value="23333333.3333333" calcext:value-type="float">
            <text:p>23333333.3333333</text:p>
          </table:table-cell>
          <table:table-cell office:value-type="float" office:value="22333333.3333333" calcext:value-type="float">
            <text:p>22333333.3333333</text:p>
          </table:table-cell>
          <table:table-cell office:value-type="float" office:value="23333333.3333333" calcext:value-type="float">
            <text:p>23333333.3333333</text:p>
          </table:table-cell>
          <table:table-cell office:value-type="string" calcext:value-type="string">
            <text:p>Cost_Parallel_Work_Broadcast5_52</text:p>
          </table:table-cell>
          <table:table-cell table:formula="of:=AVERAGE([.C53:.L53])" office:value-type="float" office:value="22733333.3333333" calcext:value-type="float">
            <text:p>2.27E+007</text:p>
          </table:table-cell>
          <table:table-cell table:formula="of:=STDEV([.C53:.L53])" office:value-type="float" office:value="907520.779009882" calcext:value-type="float">
            <text:p>9.08E+005</text:p>
          </table:table-cell>
          <table:table-cell table:formula="of:=[.O53]/[.N53]*100" office:value-type="float" office:value="3.99202688714024" calcext:value-type="float">
            <text:p>3.9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1</text:p>
          </table:table-cell>
          <table:table-cell office:value-type="float" office:value="21888888.8888889" calcext:value-type="float">
            <text:p>21888888.8888889</text:p>
          </table:table-cell>
          <table:table-cell office:value-type="float" office:value="22333333.3333333" calcext:value-type="float">
            <text:p>22333333.3333333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22888888.8888889" calcext:value-type="float">
            <text:p>22888888.8888889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22888888.8888889" calcext:value-type="float">
            <text:p>22888888.8888889</text:p>
          </table:table-cell>
          <table:table-cell office:value-type="float" office:value="23222222.2222222" calcext:value-type="float">
            <text:p>23222222.2222222</text:p>
          </table:table-cell>
          <table:table-cell office:value-type="float" office:value="22777777.7777778" calcext:value-type="float">
            <text:p>22777777.7777778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22111111.1111111" calcext:value-type="float">
            <text:p>22111111.1111111</text:p>
          </table:table-cell>
          <table:table-cell office:value-type="string" calcext:value-type="string">
            <text:p>Cost_Parallel_Work_Broadcast5_31</text:p>
          </table:table-cell>
          <table:table-cell table:formula="of:=AVERAGE([.C54:.L54])" office:value-type="float" office:value="22711111.1111111" calcext:value-type="float">
            <text:p>2.27E+007</text:p>
          </table:table-cell>
          <table:table-cell table:formula="of:=STDEV([.C54:.L54])" office:value-type="float" office:value="441968.411560781" calcext:value-type="float">
            <text:p>4.42E+005</text:p>
          </table:table-cell>
          <table:table-cell table:formula="of:=[.O54]/[.N54]*100" office:value-type="float" office:value="1.94604486499365" calcext:value-type="float">
            <text:p>1.9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21555555.5555556" calcext:value-type="float">
            <text:p>21555555.5555556</text:p>
          </table:table-cell>
          <table:table-cell office:value-type="float" office:value="23111111.1111111" calcext:value-type="float">
            <text:p>23111111.1111111</text:p>
          </table:table-cell>
          <table:table-cell table:number-columns-repeated="2" office:value-type="float" office:value="21666666.6666667" calcext:value-type="float">
            <text:p>21666666.6666667</text:p>
          </table:table-cell>
          <table:table-cell office:value-type="float" office:value="23444444.4444444" calcext:value-type="float">
            <text:p>23444444.4444444</text:p>
          </table:table-cell>
          <table:table-cell office:value-type="float" office:value="24222222.2222222" calcext:value-type="float">
            <text:p>24222222.2222222</text:p>
          </table:table-cell>
          <table:table-cell office:value-type="float" office:value="22111111.1111111" calcext:value-type="float">
            <text:p>22111111.1111111</text:p>
          </table:table-cell>
          <table:table-cell office:value-type="float" office:value="23777777.7777778" calcext:value-type="float">
            <text:p>23777777.7777778</text:p>
          </table:table-cell>
          <table:table-cell office:value-type="float" office:value="23222222.2222222" calcext:value-type="float">
            <text:p>23222222.2222222</text:p>
          </table:table-cell>
          <table:table-cell office:value-type="string" calcext:value-type="string">
            <text:p>Cost_Parallel_Work_Broadcast5_11</text:p>
          </table:table-cell>
          <table:table-cell table:formula="of:=AVERAGE([.C55:.L55])" office:value-type="float" office:value="22677777.7777778" calcext:value-type="float">
            <text:p>2.27E+007</text:p>
          </table:table-cell>
          <table:table-cell table:formula="of:=STDEV([.C55:.L55])" office:value-type="float" office:value="986117.631694645" calcext:value-type="float">
            <text:p>9.86E+005</text:p>
          </table:table-cell>
          <table:table-cell table:formula="of:=[.O55]/[.N55]*100" office:value-type="float" office:value="4.3483874009073" calcext:value-type="float">
            <text:p>4.3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21888888.8888889" calcext:value-type="float">
            <text:p>21888888.8888889</text:p>
          </table:table-cell>
          <table:table-cell office:value-type="float" office:value="23222222.2222222" calcext:value-type="float">
            <text:p>23222222.2222222</text:p>
          </table:table-cell>
          <table:table-cell office:value-type="float" office:value="21222222.2222222" calcext:value-type="float">
            <text:p>21222222.2222222</text:p>
          </table:table-cell>
          <table:table-cell office:value-type="float" office:value="22555555.5555556" calcext:value-type="float">
            <text:p>22555555.5555556</text:p>
          </table:table-cell>
          <table:table-cell office:value-type="float" office:value="23888888.8888889" calcext:value-type="float">
            <text:p>23888888.8888889</text:p>
          </table:table-cell>
          <table:table-cell office:value-type="float" office:value="22111111.1111111" calcext:value-type="float">
            <text:p>22111111.1111111</text:p>
          </table:table-cell>
          <table:table-cell office:value-type="float" office:value="22777777.7777778" calcext:value-type="float">
            <text:p>22777777.7777778</text:p>
          </table:table-cell>
          <table:table-cell office:value-type="float" office:value="23222222.2222222" calcext:value-type="float">
            <text:p>23222222.2222222</text:p>
          </table:table-cell>
          <table:table-cell office:value-type="float" office:value="22222222.2222222" calcext:value-type="float">
            <text:p>22222222.2222222</text:p>
          </table:table-cell>
          <table:table-cell office:value-type="string" calcext:value-type="string">
            <text:p>Cost_Parallel_Work_Broadcast5_22</text:p>
          </table:table-cell>
          <table:table-cell table:formula="of:=AVERAGE([.C56:.L56])" office:value-type="float" office:value="22511111.1111111" calcext:value-type="float">
            <text:p>2.25E+007</text:p>
          </table:table-cell>
          <table:table-cell table:formula="of:=STDEV([.C56:.L56])" office:value-type="float" office:value="784276.203411347" calcext:value-type="float">
            <text:p>7.84E+005</text:p>
          </table:table-cell>
          <table:table-cell table:formula="of:=[.O56]/[.N56]*100" office:value-type="float" office:value="3.48395154526265" calcext:value-type="float">
            <text:p>3.4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9</text:p>
          </table:table-cell>
          <table:table-cell office:value-type="float" office:value="23444444.4444444" calcext:value-type="float">
            <text:p>23444444.4444444</text:p>
          </table:table-cell>
          <table:table-cell office:value-type="float" office:value="21555555.5555556" calcext:value-type="float">
            <text:p>21555555.5555556</text:p>
          </table:table-cell>
          <table:table-cell office:value-type="float" office:value="23555555.5555556" calcext:value-type="float">
            <text:p>23555555.5555556</text:p>
          </table:table-cell>
          <table:table-cell office:value-type="float" office:value="23666666.6666667" calcext:value-type="float">
            <text:p>23666666.6666667</text:p>
          </table:table-cell>
          <table:table-cell office:value-type="float" office:value="22666666.6666667" calcext:value-type="float">
            <text:p>22666666.6666667</text:p>
          </table:table-cell>
          <table:table-cell office:value-type="float" office:value="21888888.8888889" calcext:value-type="float">
            <text:p>21888888.8888889</text:p>
          </table:table-cell>
          <table:table-cell office:value-type="float" office:value="23111111.1111111" calcext:value-type="float">
            <text:p>23111111.1111111</text:p>
          </table:table-cell>
          <table:table-cell office:value-type="float" office:value="20666666.6666667" calcext:value-type="float">
            <text:p>20666666.6666667</text:p>
          </table:table-cell>
          <table:table-cell office:value-type="float" office:value="24111111.1111111" calcext:value-type="float">
            <text:p>24111111.1111111</text:p>
          </table:table-cell>
          <table:table-cell office:value-type="float" office:value="19666666.6666667" calcext:value-type="float">
            <text:p>19666666.6666667</text:p>
          </table:table-cell>
          <table:table-cell office:value-type="string" calcext:value-type="string">
            <text:p>Cost_Parallel_Work_Broadcast5_39</text:p>
          </table:table-cell>
          <table:table-cell table:formula="of:=AVERAGE([.C57:.L57])" office:value-type="float" office:value="22433333.3333333" calcext:value-type="float">
            <text:p>2.24E+007</text:p>
          </table:table-cell>
          <table:table-cell table:formula="of:=STDEV([.C57:.L57])" office:value-type="float" office:value="1451974.67356523" calcext:value-type="float">
            <text:p>1.45E+006</text:p>
          </table:table-cell>
          <table:table-cell table:formula="of:=[.O57]/[.N57]*100" office:value-type="float" office:value="6.47239824769048" calcext:value-type="float">
            <text:p>6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8666666.6666667" calcext:value-type="float">
            <text:p>18666666.6666667</text:p>
          </table:table-cell>
          <table:table-cell office:value-type="float" office:value="28888888.8888889" calcext:value-type="float">
            <text:p>28888888.8888889</text:p>
          </table:table-cell>
          <table:table-cell office:value-type="float" office:value="17888888.8888889" calcext:value-type="float">
            <text:p>17888888.8888889</text:p>
          </table:table-cell>
          <table:table-cell office:value-type="float" office:value="18444444.4444444" calcext:value-type="float">
            <text:p>18444444.4444444</text:p>
          </table:table-cell>
          <table:table-cell office:value-type="float" office:value="19333333.3333333" calcext:value-type="float">
            <text:p>19333333.3333333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28777777.7777778" calcext:value-type="float">
            <text:p>28777777.7777778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9222222.2222222" calcext:value-type="float">
            <text:p>19222222.2222222</text:p>
          </table:table-cell>
          <table:table-cell office:value-type="string" calcext:value-type="string">
            <text:p>Cost_Parallel_Work_Broadcast5_28</text:p>
          </table:table-cell>
          <table:table-cell table:formula="of:=AVERAGE([.C58:.L58])" office:value-type="float" office:value="20800000" calcext:value-type="float">
            <text:p>2.08E+007</text:p>
          </table:table-cell>
          <table:table-cell table:formula="of:=STDEV([.C58:.L58])" office:value-type="float" office:value="4253554.95636343" calcext:value-type="float">
            <text:p>4.25E+006</text:p>
          </table:table-cell>
          <table:table-cell table:formula="of:=[.O58]/[.N58]*100" office:value-type="float" office:value="20.449783444055" calcext:value-type="float">
            <text:p>20.4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0</text:p>
          </table:table-cell>
          <table:table-cell office:value-type="float" office:value="18666666.6666667" calcext:value-type="float">
            <text:p>18666666.6666667</text:p>
          </table:table-cell>
          <table:table-cell office:value-type="float" office:value="28111111.1111111" calcext:value-type="float">
            <text:p>28111111.1111111</text:p>
          </table:table-cell>
          <table:table-cell office:value-type="float" office:value="18777777.7777778" calcext:value-type="float">
            <text:p>18777777.7777778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9222222.2222222" calcext:value-type="float">
            <text:p>19222222.2222222</text:p>
          </table:table-cell>
          <table:table-cell office:value-type="float" office:value="18111111.1111111" calcext:value-type="float">
            <text:p>18111111.1111111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8111111.1111111" calcext:value-type="float">
            <text:p>18111111.1111111</text:p>
          </table:table-cell>
          <table:table-cell office:value-type="float" office:value="18777777.7777778" calcext:value-type="float">
            <text:p>18777777.7777778</text:p>
          </table:table-cell>
          <table:table-cell office:value-type="float" office:value="18222222.2222222" calcext:value-type="float">
            <text:p>18222222.2222222</text:p>
          </table:table-cell>
          <table:table-cell office:value-type="string" calcext:value-type="string">
            <text:p>Cost_Parallel_Work_Broadcast5_20</text:p>
          </table:table-cell>
          <table:table-cell table:formula="of:=AVERAGE([.C59:.L59])" office:value-type="float" office:value="19533333.3333333" calcext:value-type="float">
            <text:p>1.95E+007</text:p>
          </table:table-cell>
          <table:table-cell table:formula="of:=STDEV([.C59:.L59])" office:value-type="float" office:value="3037849.93637599" calcext:value-type="float">
            <text:p>3.04E+006</text:p>
          </table:table-cell>
          <table:table-cell table:formula="of:=[.O59]/[.N59]*100" office:value-type="float" office:value="15.5521327800819" calcext:value-type="float">
            <text:p>15.5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29222222.2222222" calcext:value-type="float">
            <text:p>29222222.2222222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8777777.7777778" calcext:value-type="float">
            <text:p>18777777.7777778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8555555.5555556" calcext:value-type="float">
            <text:p>18555555.5555556</text:p>
          </table:table-cell>
          <table:table-cell table:number-columns-repeated="3" office:value-type="float" office:value="18111111.1111111" calcext:value-type="float">
            <text:p>18111111.1111111</text:p>
          </table:table-cell>
          <table:table-cell office:value-type="float" office:value="18666666.6666667" calcext:value-type="float">
            <text:p>18666666.6666667</text:p>
          </table:table-cell>
          <table:table-cell office:value-type="string" calcext:value-type="string">
            <text:p>Cost_Parallel_Work_Broadcast5_12</text:p>
          </table:table-cell>
          <table:table-cell table:formula="of:=AVERAGE([.C60:.L60])" office:value-type="float" office:value="19511111.1111111" calcext:value-type="float">
            <text:p>1.95E+007</text:p>
          </table:table-cell>
          <table:table-cell table:formula="of:=STDEV([.C60:.L60])" office:value-type="float" office:value="3428757.58851847" calcext:value-type="float">
            <text:p>3.43E+006</text:p>
          </table:table-cell>
          <table:table-cell table:formula="of:=[.O60]/[.N60]*100" office:value-type="float" office:value="17.573358938876" calcext:value-type="float">
            <text:p>17.5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8666666.6666667" calcext:value-type="float">
            <text:p>18666666.6666667</text:p>
          </table:table-cell>
          <table:table-cell office:value-type="float" office:value="18444444.4444444" calcext:value-type="float">
            <text:p>18444444.4444444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7888888.8888889" calcext:value-type="float">
            <text:p>17888888.8888889</text:p>
          </table:table-cell>
          <table:table-cell table:number-columns-repeated="2" office:value-type="float" office:value="18333333.3333333" calcext:value-type="float">
            <text:p>18333333.3333333</text:p>
          </table:table-cell>
          <table:table-cell office:value-type="float" office:value="29888888.8888889" calcext:value-type="float">
            <text:p>29888888.8888889</text:p>
          </table:table-cell>
          <table:table-cell office:value-type="string" calcext:value-type="string">
            <text:p>Cost_Parallel_Work_Broadcast5_7</text:p>
          </table:table-cell>
          <table:table-cell table:formula="of:=AVERAGE([.C61:.L61])" office:value-type="float" office:value="19488888.8888889" calcext:value-type="float">
            <text:p>1.95E+007</text:p>
          </table:table-cell>
          <table:table-cell table:formula="of:=STDEV([.C61:.L61])" office:value-type="float" office:value="3660188.81580617" calcext:value-type="float">
            <text:p>3.66E+006</text:p>
          </table:table-cell>
          <table:table-cell table:formula="of:=[.O61]/[.N61]*100" office:value-type="float" office:value="18.7809004231788" calcext:value-type="float">
            <text:p>18.7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7888888.8888889" calcext:value-type="float">
            <text:p>17888888.8888889</text:p>
          </table:table-cell>
          <table:table-cell office:value-type="float" office:value="29333333.3333333" calcext:value-type="float">
            <text:p>29333333.3333333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8333333.3333333" calcext:value-type="float">
            <text:p>18333333.3333333</text:p>
          </table:table-cell>
          <table:table-cell office:value-type="string" calcext:value-type="string">
            <text:p>Cost_Parallel_Work_Broadcast5_54</text:p>
          </table:table-cell>
          <table:table-cell table:formula="of:=AVERAGE([.C62:.L62])" office:value-type="float" office:value="19444444.4444444" calcext:value-type="float">
            <text:p>1.94E+007</text:p>
          </table:table-cell>
          <table:table-cell table:formula="of:=STDEV([.C62:.L62])" office:value-type="float" office:value="3486206.40762965" calcext:value-type="float">
            <text:p>3.49E+006</text:p>
          </table:table-cell>
          <table:table-cell table:formula="of:=[.O62]/[.N62]*100" office:value-type="float" office:value="17.9290615249525" calcext:value-type="float">
            <text:p>17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7555555.5555556" calcext:value-type="float">
            <text:p>17555555.5555556</text:p>
          </table:table-cell>
          <table:table-cell office:value-type="float" office:value="18111111.1111111" calcext:value-type="float">
            <text:p>18111111.1111111</text:p>
          </table:table-cell>
          <table:table-cell office:value-type="float" office:value="18444444.4444444" calcext:value-type="float">
            <text:p>18444444.4444444</text:p>
          </table:table-cell>
          <table:table-cell table:number-columns-repeated="2" office:value-type="float" office:value="17666666.6666667" calcext:value-type="float">
            <text:p>17666666.6666667</text:p>
          </table:table-cell>
          <table:table-cell office:value-type="float" office:value="17555555.5555556" calcext:value-type="float">
            <text:p>17555555.5555556</text:p>
          </table:table-cell>
          <table:table-cell office:value-type="float" office:value="28222222.2222222" calcext:value-type="float">
            <text:p>28222222.2222222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9000000" calcext:value-type="float">
            <text:p>19000000</text:p>
          </table:table-cell>
          <table:table-cell office:value-type="string" calcext:value-type="string">
            <text:p>Cost_Parallel_Work_Broadcast5_6</text:p>
          </table:table-cell>
          <table:table-cell table:formula="of:=AVERAGE([.C63:.L63])" office:value-type="float" office:value="19133333.3333333" calcext:value-type="float">
            <text:p>1.91E+007</text:p>
          </table:table-cell>
          <table:table-cell table:formula="of:=STDEV([.C63:.L63])" office:value-type="float" office:value="3237215.01332919" calcext:value-type="float">
            <text:p>3.24E+006</text:p>
          </table:table-cell>
          <table:table-cell table:formula="of:=[.O63]/[.N63]*100" office:value-type="float" office:value="16.9192422299435" calcext:value-type="float">
            <text:p>16.9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</text:p>
          </table:table-cell>
          <table:table-cell office:value-type="float" office:value="17444444.4444444" calcext:value-type="float">
            <text:p>17444444.4444444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21222222.2222222" calcext:value-type="float">
            <text:p>21222222.2222222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9222222.2222222" calcext:value-type="float">
            <text:p>19222222.2222222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77777.7777778" calcext:value-type="float">
            <text:p>19777777.7777778</text:p>
          </table:table-cell>
          <table:table-cell office:value-type="float" office:value="18888888.8888889" calcext:value-type="float">
            <text:p>18888888.8888889</text:p>
          </table:table-cell>
          <table:table-cell office:value-type="string" calcext:value-type="string">
            <text:p>Cost_Parallel_Work_Broadcast5_55</text:p>
          </table:table-cell>
          <table:table-cell table:formula="of:=AVERAGE([.C64:.L64])" office:value-type="float" office:value="19088888.8888889" calcext:value-type="float">
            <text:p>1.91E+007</text:p>
          </table:table-cell>
          <table:table-cell table:formula="of:=STDEV([.C64:.L64])" office:value-type="float" office:value="1043366.92513535" calcext:value-type="float">
            <text:p>1.04E+006</text:p>
          </table:table-cell>
          <table:table-cell table:formula="of:=[.O64]/[.N64]*100" office:value-type="float" office:value="5.4658337172399" calcext:value-type="float">
            <text:p>5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9</text:p>
          </table:table-cell>
          <table:table-cell office:value-type="float" office:value="19444444.4444444" calcext:value-type="float">
            <text:p>19444444.4444444</text:p>
          </table:table-cell>
          <table:table-cell office:value-type="float" office:value="18666666.6666667" calcext:value-type="float">
            <text:p>18666666.6666667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666666.6666667" calcext:value-type="float">
            <text:p>19666666.6666667</text:p>
          </table:table-cell>
          <table:table-cell office:value-type="float" office:value="18111111.1111111" calcext:value-type="float">
            <text:p>18111111.1111111</text:p>
          </table:table-cell>
          <table:table-cell office:value-type="float" office:value="19888888.8888889" calcext:value-type="float">
            <text:p>19888888.8888889</text:p>
          </table:table-cell>
          <table:table-cell office:value-type="float" office:value="18888888.8888889" calcext:value-type="float">
            <text:p>18888888.8888889</text:p>
          </table:table-cell>
          <table:table-cell table:number-columns-repeated="2" office:value-type="float" office:value="18666666.6666667" calcext:value-type="float">
            <text:p>18666666.6666667</text:p>
          </table:table-cell>
          <table:table-cell office:value-type="string" calcext:value-type="string">
            <text:p>Cost_Parallel_Work_Broadcast5_49</text:p>
          </table:table-cell>
          <table:table-cell table:formula="of:=AVERAGE([.C65:.L65])" office:value-type="float" office:value="19033333.3333333" calcext:value-type="float">
            <text:p>1.90E+007</text:p>
          </table:table-cell>
          <table:table-cell table:formula="of:=STDEV([.C65:.L65])" office:value-type="float" office:value="666769.539388006" calcext:value-type="float">
            <text:p>6.67E+005</text:p>
          </table:table-cell>
          <table:table-cell table:formula="of:=[.O65]/[.N65]*100" office:value-type="float" office:value="3.50316745738007" calcext:value-type="float">
            <text:p>3.5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19666666.6666667" calcext:value-type="float">
            <text:p>19666666.6666667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9333333.3333333" calcext:value-type="float">
            <text:p>19333333.3333333</text:p>
          </table:table-cell>
          <table:table-cell office:value-type="float" office:value="18666666.6666667" calcext:value-type="float">
            <text:p>18666666.6666667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8444444.4444444" calcext:value-type="float">
            <text:p>18444444.4444444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8555555.5555556" calcext:value-type="float">
            <text:p>18555555.5555556</text:p>
          </table:table-cell>
          <table:table-cell office:value-type="string" calcext:value-type="string">
            <text:p>Cost_Parallel_Work_Broadcast5_8</text:p>
          </table:table-cell>
          <table:table-cell table:formula="of:=AVERAGE([.C66:.L66])" office:value-type="float" office:value="18833333.3333333" calcext:value-type="float">
            <text:p>1.88E+007</text:p>
          </table:table-cell>
          <table:table-cell table:formula="of:=STDEV([.C66:.L66])" office:value-type="float" office:value="435874.159108885" calcext:value-type="float">
            <text:p>4.36E+005</text:p>
          </table:table-cell>
          <table:table-cell table:formula="of:=[.O66]/[.N66]*100" office:value-type="float" office:value="2.31437606606488" calcext:value-type="float">
            <text:p>2.3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9</text:p>
          </table:table-cell>
          <table:table-cell office:value-type="float" office:value="19333333.3333333" calcext:value-type="float">
            <text:p>19333333.3333333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8777777.7777778" calcext:value-type="float">
            <text:p>18777777.7777778</text:p>
          </table:table-cell>
          <table:table-cell office:value-type="float" office:value="18666666.6666667" calcext:value-type="float">
            <text:p>18666666.6666667</text:p>
          </table:table-cell>
          <table:table-cell office:value-type="float" office:value="19111111.1111111" calcext:value-type="float">
            <text:p>19111111.1111111</text:p>
          </table:table-cell>
          <table:table-cell office:value-type="float" office:value="18444444.4444444" calcext:value-type="float">
            <text:p>18444444.4444444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9111111.1111111" calcext:value-type="float">
            <text:p>19111111.1111111</text:p>
          </table:table-cell>
          <table:table-cell office:value-type="string" calcext:value-type="string">
            <text:p>Cost_Parallel_Work_Broadcast5_19</text:p>
          </table:table-cell>
          <table:table-cell table:formula="of:=AVERAGE([.C67:.L67])" office:value-type="float" office:value="18811111.1111111" calcext:value-type="float">
            <text:p>1.88E+007</text:p>
          </table:table-cell>
          <table:table-cell table:formula="of:=STDEV([.C67:.L67])" office:value-type="float" office:value="318819.840246773" calcext:value-type="float">
            <text:p>3.19E+005</text:p>
          </table:table-cell>
          <table:table-cell table:formula="of:=[.O67]/[.N67]*100" office:value-type="float" office:value="1.69484853054989" calcext:value-type="float">
            <text:p>1.6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19444444.4444444" calcext:value-type="float">
            <text:p>19444444.4444444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8111111.1111111" calcext:value-type="float">
            <text:p>18111111.1111111</text:p>
          </table:table-cell>
          <table:table-cell office:value-type="float" office:value="18888888.8888889" calcext:value-type="float">
            <text:p>18888888.8888889</text:p>
          </table:table-cell>
          <table:table-cell table:number-columns-repeated="2" office:value-type="float" office:value="19111111.1111111" calcext:value-type="float">
            <text:p>19111111.1111111</text:p>
          </table:table-cell>
          <table:table-cell office:value-type="float" office:value="19000000" calcext:value-type="float">
            <text:p>19000000</text:p>
          </table:table-cell>
          <table:table-cell office:value-type="string" calcext:value-type="string">
            <text:p>Cost_Parallel_Work_Broadcast5_5</text:p>
          </table:table-cell>
          <table:table-cell table:formula="of:=AVERAGE([.C68:.L68])" office:value-type="float" office:value="18733333.3333333" calcext:value-type="float">
            <text:p>1.87E+007</text:p>
          </table:table-cell>
          <table:table-cell table:formula="of:=STDEV([.C68:.L68])" office:value-type="float" office:value="441968.411560773" calcext:value-type="float">
            <text:p>4.42E+005</text:p>
          </table:table-cell>
          <table:table-cell table:formula="of:=[.O68]/[.N68]*100" office:value-type="float" office:value="2.3592619834205" calcext:value-type="float">
            <text:p>2.3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19111111.1111111" calcext:value-type="float">
            <text:p>19111111.1111111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8666666.6666667" calcext:value-type="float">
            <text:p>18666666.6666667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8777777.7777778" calcext:value-type="float">
            <text:p>18777777.7777778</text:p>
          </table:table-cell>
          <table:table-cell office:value-type="string" calcext:value-type="string">
            <text:p>Cost_Parallel_Work_Broadcast5_3</text:p>
          </table:table-cell>
          <table:table-cell table:formula="of:=AVERAGE([.C69:.L69])" office:value-type="float" office:value="18622222.2222222" calcext:value-type="float">
            <text:p>1.86E+007</text:p>
          </table:table-cell>
          <table:table-cell table:formula="of:=STDEV([.C69:.L69])" office:value-type="float" office:value="396140.502433221" calcext:value-type="float">
            <text:p>3.96E+005</text:p>
          </table:table-cell>
          <table:table-cell table:formula="of:=[.O69]/[.N69]*100" office:value-type="float" office:value="2.1272461347846" calcext:value-type="float">
            <text:p>2.1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2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8444444.4444444" calcext:value-type="float">
            <text:p>18444444.4444444</text:p>
          </table:table-cell>
          <table:table-cell office:value-type="float" office:value="17666666.6666667" calcext:value-type="float">
            <text:p>17666666.6666667</text:p>
          </table:table-cell>
          <table:table-cell office:value-type="float" office:value="19222222.2222222" calcext:value-type="float">
            <text:p>19222222.2222222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7555555.5555556" calcext:value-type="float">
            <text:p>17555555.5555556</text:p>
          </table:table-cell>
          <table:table-cell office:value-type="float" office:value="18111111.1111111" calcext:value-type="float">
            <text:p>18111111.1111111</text:p>
          </table:table-cell>
          <table:table-cell office:value-type="float" office:value="19444444.4444444" calcext:value-type="float">
            <text:p>19444444.4444444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8777777.7777778" calcext:value-type="float">
            <text:p>18777777.7777778</text:p>
          </table:table-cell>
          <table:table-cell office:value-type="string" calcext:value-type="string">
            <text:p>Cost_Parallel_Work_Broadcast5_42</text:p>
          </table:table-cell>
          <table:table-cell table:formula="of:=AVERAGE([.C70:.L70])" office:value-type="float" office:value="18566666.6666667" calcext:value-type="float">
            <text:p>1.86E+007</text:p>
          </table:table-cell>
          <table:table-cell table:formula="of:=STDEV([.C70:.L70])" office:value-type="float" office:value="631695.955758177" calcext:value-type="float">
            <text:p>6.32E+005</text:p>
          </table:table-cell>
          <table:table-cell table:formula="of:=[.O70]/[.N70]*100" office:value-type="float" office:value="3.40231214950544" calcext:value-type="float">
            <text:p>3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5</text:p>
          </table:table-cell>
          <table:table-cell office:value-type="float" office:value="18666666.6666667" calcext:value-type="float">
            <text:p>18666666.6666667</text:p>
          </table:table-cell>
          <table:table-cell table:number-columns-repeated="2" office:value-type="float" office:value="18000000" calcext:value-type="float">
            <text:p>18000000</text:p>
          </table:table-cell>
          <table:table-cell office:value-type="float" office:value="18888888.8888889" calcext:value-type="float">
            <text:p>18888888.8888889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8111111.1111111" calcext:value-type="float">
            <text:p>18111111.1111111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8666666.6666667" calcext:value-type="float">
            <text:p>18666666.6666667</text:p>
          </table:table-cell>
          <table:table-cell table:number-columns-repeated="2" office:value-type="float" office:value="18333333.3333333" calcext:value-type="float">
            <text:p>18333333.3333333</text:p>
          </table:table-cell>
          <table:table-cell office:value-type="string" calcext:value-type="string">
            <text:p>Cost_Parallel_Work_Broadcast5_45</text:p>
          </table:table-cell>
          <table:table-cell table:formula="of:=AVERAGE([.C71:.L71])" office:value-type="float" office:value="18344444.4444444" calcext:value-type="float">
            <text:p>1.83E+007</text:p>
          </table:table-cell>
          <table:table-cell table:formula="of:=STDEV([.C71:.L71])" office:value-type="float" office:value="302934.889580436" calcext:value-type="float">
            <text:p>3.03E+005</text:p>
          </table:table-cell>
          <table:table-cell table:formula="of:=[.O71]/[.N71]*100" office:value-type="float" office:value="1.65137129389699" calcext:value-type="float">
            <text:p>1.6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7888888.8888889" calcext:value-type="float">
            <text:p>17888888.8888889</text:p>
          </table:table-cell>
          <table:table-cell office:value-type="float" office:value="17555555.5555556" calcext:value-type="float">
            <text:p>17555555.5555556</text:p>
          </table:table-cell>
          <table:table-cell office:value-type="float" office:value="17333333.3333333" calcext:value-type="float">
            <text:p>17333333.3333333</text:p>
          </table:table-cell>
          <table:table-cell table:number-columns-repeated="2" office:value-type="float" office:value="18111111.1111111" calcext:value-type="float">
            <text:p>18111111.1111111</text:p>
          </table:table-cell>
          <table:table-cell office:value-type="float" office:value="17666666.6666667" calcext:value-type="float">
            <text:p>17666666.6666667</text:p>
          </table:table-cell>
          <table:table-cell office:value-type="float" office:value="17777777.7777778" calcext:value-type="float">
            <text:p>17777777.7777778</text:p>
          </table:table-cell>
          <table:table-cell office:value-type="float" office:value="18222222.2222222" calcext:value-type="float">
            <text:p>18222222.2222222</text:p>
          </table:table-cell>
          <table:table-cell office:value-type="string" calcext:value-type="string">
            <text:p>Cost_Parallel_Work_Broadcast5_14</text:p>
          </table:table-cell>
          <table:table-cell table:formula="of:=AVERAGE([.C72:.L72])" office:value-type="float" office:value="17955555.5555556" calcext:value-type="float">
            <text:p>1.80E+007</text:p>
          </table:table-cell>
          <table:table-cell table:formula="of:=STDEV([.C72:.L72])" office:value-type="float" office:value="378430.808131696" calcext:value-type="float">
            <text:p>3.78E+005</text:p>
          </table:table-cell>
          <table:table-cell table:formula="of:=[.O72]/[.N72]*100" office:value-type="float" office:value="2.10759732251563" calcext:value-type="float">
            <text:p>2.1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</text:p>
          </table:table-cell>
          <table:table-cell office:value-type="float" office:value="17888888.8888889" calcext:value-type="float">
            <text:p>17888888.8888889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7555555.5555556" calcext:value-type="float">
            <text:p>17555555.5555556</text:p>
          </table:table-cell>
          <table:table-cell office:value-type="float" office:value="17666666.6666667" calcext:value-type="float">
            <text:p>17666666.6666667</text:p>
          </table:table-cell>
          <table:table-cell office:value-type="float" office:value="18444444.4444444" calcext:value-type="float">
            <text:p>18444444.4444444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7555555.5555556" calcext:value-type="float">
            <text:p>17555555.5555556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7333333.3333333" calcext:value-type="float">
            <text:p>17333333.3333333</text:p>
          </table:table-cell>
          <table:table-cell office:value-type="string" calcext:value-type="string">
            <text:p>Cost_Parallel_Work_Broadcast5_53</text:p>
          </table:table-cell>
          <table:table-cell table:formula="of:=AVERAGE([.C73:.L73])" office:value-type="float" office:value="17955555.5555556" calcext:value-type="float">
            <text:p>1.80E+007</text:p>
          </table:table-cell>
          <table:table-cell table:formula="of:=STDEV([.C73:.L73])" office:value-type="float" office:value="422936.368107255" calcext:value-type="float">
            <text:p>4.23E+005</text:p>
          </table:table-cell>
          <table:table-cell table:formula="of:=[.O73]/[.N73]*100" office:value-type="float" office:value="2.35546244614189" calcext:value-type="float">
            <text:p>2.3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</text:p>
          </table:table-cell>
          <table:table-cell office:value-type="float" office:value="17888888.8888889" calcext:value-type="float">
            <text:p>17888888.8888889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7555555.5555556" calcext:value-type="float">
            <text:p>17555555.5555556</text:p>
          </table:table-cell>
          <table:table-cell office:value-type="float" office:value="17888888.8888889" calcext:value-type="float">
            <text:p>17888888.8888889</text:p>
          </table:table-cell>
          <table:table-cell office:value-type="float" office:value="17555555.5555556" calcext:value-type="float">
            <text:p>17555555.5555556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8222222.2222222" calcext:value-type="float">
            <text:p>18222222.2222222</text:p>
          </table:table-cell>
          <table:table-cell office:value-type="float" office:value="18111111.1111111" calcext:value-type="float">
            <text:p>18111111.1111111</text:p>
          </table:table-cell>
          <table:table-cell office:value-type="float" office:value="17777777.7777778" calcext:value-type="float">
            <text:p>17777777.7777778</text:p>
          </table:table-cell>
          <table:table-cell office:value-type="float" office:value="18111111.1111111" calcext:value-type="float">
            <text:p>18111111.1111111</text:p>
          </table:table-cell>
          <table:table-cell office:value-type="string" calcext:value-type="string">
            <text:p>Cost_Parallel_Work_Broadcast5_29</text:p>
          </table:table-cell>
          <table:table-cell table:formula="of:=AVERAGE([.C74:.L74])" office:value-type="float" office:value="17911111.1111111" calcext:value-type="float">
            <text:p>1.79E+007</text:p>
          </table:table-cell>
          <table:table-cell table:formula="of:=STDEV([.C74:.L74])" office:value-type="float" office:value="227106.810618583" calcext:value-type="float">
            <text:p>2.27E+005</text:p>
          </table:table-cell>
          <table:table-cell table:formula="of:=[.O74]/[.N74]*100" office:value-type="float" office:value="1.26796606424767" calcext:value-type="float">
            <text:p>1.2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18555555.5555556" calcext:value-type="float">
            <text:p>18555555.5555556</text:p>
          </table:table-cell>
          <table:table-cell office:value-type="float" office:value="17888888.8888889" calcext:value-type="float">
            <text:p>17888888.8888889</text:p>
          </table:table-cell>
          <table:table-cell office:value-type="float" office:value="17666666.6666667" calcext:value-type="float">
            <text:p>17666666.6666667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7888888.8888889" calcext:value-type="float">
            <text:p>17888888.8888889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7222222.2222222" calcext:value-type="float">
            <text:p>17222222.2222222</text:p>
          </table:table-cell>
          <table:table-cell office:value-type="float" office:value="17888888.8888889" calcext:value-type="float">
            <text:p>17888888.8888889</text:p>
          </table:table-cell>
          <table:table-cell office:value-type="float" office:value="17666666.6666667" calcext:value-type="float">
            <text:p>17666666.6666667</text:p>
          </table:table-cell>
          <table:table-cell office:value-type="float" office:value="17000000" calcext:value-type="float">
            <text:p>17000000</text:p>
          </table:table-cell>
          <table:table-cell office:value-type="string" calcext:value-type="string">
            <text:p>Cost_Parallel_Work_Broadcast5_10</text:p>
          </table:table-cell>
          <table:table-cell table:formula="of:=AVERAGE([.C75:.L75])" office:value-type="float" office:value="17877777.7777778" calcext:value-type="float">
            <text:p>1.79E+007</text:p>
          </table:table-cell>
          <table:table-cell table:formula="of:=STDEV([.C75:.L75])" office:value-type="float" office:value="579603.004949989" calcext:value-type="float">
            <text:p>5.80E+005</text:p>
          </table:table-cell>
          <table:table-cell table:formula="of:=[.O75]/[.N75]*100" office:value-type="float" office:value="3.24203048138589" calcext:value-type="float">
            <text:p>3.2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table:number-columns-repeated="2" office:value-type="float" office:value="15111111.1111111" calcext:value-type="float">
            <text:p>15111111.1111111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36555555.5555555" calcext:value-type="float">
            <text:p>36555555.5555555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222222.2222222" calcext:value-type="float">
            <text:p>15222222.2222222</text:p>
          </table:table-cell>
          <table:table-cell office:value-type="string" calcext:value-type="string">
            <text:p>Cost_Parallel_Work_Broadcast5_9</text:p>
          </table:table-cell>
          <table:table-cell table:formula="of:=AVERAGE([.C76:.L76])" office:value-type="float" office:value="17311111.1111111" calcext:value-type="float">
            <text:p>1.73E+007</text:p>
          </table:table-cell>
          <table:table-cell table:formula="of:=STDEV([.C76:.L76])" office:value-type="float" office:value="6762642.48155506" calcext:value-type="float">
            <text:p>6.76E+006</text:p>
          </table:table-cell>
          <table:table-cell table:formula="of:=[.O76]/[.N76]*100" office:value-type="float" office:value="39.0653288408187" calcext:value-type="float">
            <text:p>39.0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4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9111111.1111111" calcext:value-type="float">
            <text:p>19111111.1111111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5777777.7777778" calcext:value-type="float">
            <text:p>15777777.7777778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6111111.1111111" calcext:value-type="float">
            <text:p>16111111.1111111</text:p>
          </table:table-cell>
          <table:table-cell office:value-type="string" calcext:value-type="string">
            <text:p>Cost_Parallel_Work_Broadcast5_34</text:p>
          </table:table-cell>
          <table:table-cell table:formula="of:=AVERAGE([.C77:.L77])" office:value-type="float" office:value="17122222.2222222" calcext:value-type="float">
            <text:p>1.71E+007</text:p>
          </table:table-cell>
          <table:table-cell table:formula="of:=STDEV([.C77:.L77])" office:value-type="float" office:value="3646766.04765236" calcext:value-type="float">
            <text:p>3.65E+006</text:p>
          </table:table-cell>
          <table:table-cell table:formula="of:=[.O77]/[.N77]*100" office:value-type="float" office:value="21.2984389544914" calcext:value-type="float">
            <text:p>21.3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16777777.7777778" calcext:value-type="float">
            <text:p>16777777.7777778</text:p>
          </table:table-cell>
          <table:table-cell office:value-type="float" office:value="16333333.3333333" calcext:value-type="float">
            <text:p>16333333.3333333</text:p>
          </table:table-cell>
          <table:table-cell office:value-type="float" office:value="16777777.7777778" calcext:value-type="float">
            <text:p>16777777.7777778</text:p>
          </table:table-cell>
          <table:table-cell table:number-columns-repeated="2" office:value-type="float" office:value="16444444.4444444" calcext:value-type="float">
            <text:p>16444444.4444444</text:p>
          </table:table-cell>
          <table:table-cell table:number-columns-repeated="2" office:value-type="float" office:value="16555555.5555556" calcext:value-type="float">
            <text:p>16555555.5555556</text:p>
          </table:table-cell>
          <table:table-cell office:value-type="float" office:value="16444444.4444444" calcext:value-type="float">
            <text:p>16444444.4444444</text:p>
          </table:table-cell>
          <table:table-cell office:value-type="float" office:value="17444444.4444444" calcext:value-type="float">
            <text:p>17444444.4444444</text:p>
          </table:table-cell>
          <table:table-cell office:value-type="float" office:value="16777777.7777778" calcext:value-type="float">
            <text:p>16777777.7777778</text:p>
          </table:table-cell>
          <table:table-cell office:value-type="string" calcext:value-type="string">
            <text:p>Cost_Parallel_Work_Broadcast5_0</text:p>
          </table:table-cell>
          <table:table-cell table:formula="of:=AVERAGE([.C78:.L78])" office:value-type="float" office:value="16655555.5555555" calcext:value-type="float">
            <text:p>1.67E+007</text:p>
          </table:table-cell>
          <table:table-cell table:formula="of:=STDEV([.C78:.L78])" office:value-type="float" office:value="320536.24479139" calcext:value-type="float">
            <text:p>3.21E+005</text:p>
          </table:table-cell>
          <table:table-cell table:formula="of:=[.O78]/[.N78]*100" office:value-type="float" office:value="1.92450046906105" calcext:value-type="float">
            <text:p>1.9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</text:p>
          </table:table-cell>
          <table:table-cell office:value-type="float" office:value="16111111.1111111" calcext:value-type="float">
            <text:p>16111111.1111111</text:p>
          </table:table-cell>
          <table:table-cell office:value-type="float" office:value="16777777.7777778" calcext:value-type="float">
            <text:p>16777777.7777778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6555555.5555556" calcext:value-type="float">
            <text:p>16555555.5555556</text:p>
          </table:table-cell>
          <table:table-cell office:value-type="float" office:value="17333333.3333333" calcext:value-type="float">
            <text:p>17333333.3333333</text:p>
          </table:table-cell>
          <table:table-cell table:number-columns-repeated="2" office:value-type="float" office:value="16222222.2222222" calcext:value-type="float">
            <text:p>16222222.2222222</text:p>
          </table:table-cell>
          <table:table-cell office:value-type="float" office:value="16666666.6666667" calcext:value-type="float">
            <text:p>16666666.6666667</text:p>
          </table:table-cell>
          <table:table-cell office:value-type="float" office:value="17222222.2222222" calcext:value-type="float">
            <text:p>17222222.2222222</text:p>
          </table:table-cell>
          <table:table-cell office:value-type="float" office:value="16888888.8888889" calcext:value-type="float">
            <text:p>16888888.8888889</text:p>
          </table:table-cell>
          <table:table-cell office:value-type="string" calcext:value-type="string">
            <text:p>Cost_Parallel_Work_Broadcast5_24</text:p>
          </table:table-cell>
          <table:table-cell table:formula="of:=AVERAGE([.C79:.L79])" office:value-type="float" office:value="16566666.6666667" calcext:value-type="float">
            <text:p>1.66E+007</text:p>
          </table:table-cell>
          <table:table-cell table:formula="of:=STDEV([.C79:.L79])" office:value-type="float" office:value="519707.631219578" calcext:value-type="float">
            <text:p>5.20E+005</text:p>
          </table:table-cell>
          <table:table-cell table:formula="of:=[.O79]/[.N79]*100" office:value-type="float" office:value="3.13706819649645" calcext:value-type="float">
            <text:p>3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16111111.1111111" calcext:value-type="float">
            <text:p>16111111.1111111</text:p>
          </table:table-cell>
          <table:table-cell office:value-type="float" office:value="16444444.4444444" calcext:value-type="float">
            <text:p>16444444.4444444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7333333.3333333" calcext:value-type="float">
            <text:p>17333333.3333333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5777777.7777778" calcext:value-type="float">
            <text:p>15777777.7777778</text:p>
          </table:table-cell>
          <table:table-cell office:value-type="float" office:value="16333333.3333333" calcext:value-type="float">
            <text:p>16333333.3333333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6222222.2222222" calcext:value-type="float">
            <text:p>16222222.2222222</text:p>
          </table:table-cell>
          <table:table-cell office:value-type="float" office:value="16555555.5555556" calcext:value-type="float">
            <text:p>16555555.5555556</text:p>
          </table:table-cell>
          <table:table-cell office:value-type="string" calcext:value-type="string">
            <text:p>Cost_Parallel_Work_Broadcast5_1</text:p>
          </table:table-cell>
          <table:table-cell table:formula="of:=AVERAGE([.C80:.L80])" office:value-type="float" office:value="16177777.7777778" calcext:value-type="float">
            <text:p>1.62E+007</text:p>
          </table:table-cell>
          <table:table-cell table:formula="of:=STDEV([.C80:.L80])" office:value-type="float" office:value="537228.573762014" calcext:value-type="float">
            <text:p>5.37E+005</text:p>
          </table:table-cell>
          <table:table-cell table:formula="of:=[.O80]/[.N80]*100" office:value-type="float" office:value="3.32078101913333" calcext:value-type="float">
            <text:p>3.3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6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6888888.8888889" calcext:value-type="float">
            <text:p>16888888.8888889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6444444.4444444" calcext:value-type="float">
            <text:p>16444444.4444444</text:p>
          </table:table-cell>
          <table:table-cell office:value-type="float" office:value="15777777.7777778" calcext:value-type="float">
            <text:p>15777777.7777778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6111111.1111111" calcext:value-type="float">
            <text:p>16111111.1111111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5333333.3333333" calcext:value-type="float">
            <text:p>15333333.3333333</text:p>
          </table:table-cell>
          <table:table-cell office:value-type="string" calcext:value-type="string">
            <text:p>Cost_Parallel_Work_Broadcast5_16</text:p>
          </table:table-cell>
          <table:table-cell table:formula="of:=AVERAGE([.C81:.L81])" office:value-type="float" office:value="15988888.8888889" calcext:value-type="float">
            <text:p>1.60E+007</text:p>
          </table:table-cell>
          <table:table-cell table:formula="of:=STDEV([.C81:.L81])" office:value-type="float" office:value="436503.12647662" calcext:value-type="float">
            <text:p>4.37E+005</text:p>
          </table:table-cell>
          <table:table-cell table:formula="of:=[.O81]/[.N81]*100" office:value-type="float" office:value="2.73004040186906" calcext:value-type="float">
            <text:p>2.7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8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5777777.7777778" calcext:value-type="float">
            <text:p>15777777.7777778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9555555.5555556" calcext:value-type="float">
            <text:p>19555555.5555556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6222222.2222222" calcext:value-type="float">
            <text:p>16222222.2222222</text:p>
          </table:table-cell>
          <table:table-cell office:value-type="string" calcext:value-type="string">
            <text:p>Cost_Parallel_Work_Broadcast5_18</text:p>
          </table:table-cell>
          <table:table-cell table:formula="of:=AVERAGE([.C82:.L82])" office:value-type="float" office:value="15988888.8888889" calcext:value-type="float">
            <text:p>1.60E+007</text:p>
          </table:table-cell>
          <table:table-cell table:formula="of:=STDEV([.C82:.L82])" office:value-type="float" office:value="1282412.42143693" calcext:value-type="float">
            <text:p>1.28E+006</text:p>
          </table:table-cell>
          <table:table-cell table:formula="of:=[.O82]/[.N82]*100" office:value-type="float" office:value="8.02064752809756" calcext:value-type="float">
            <text:p>8.0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2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6111111.1111111" calcext:value-type="float">
            <text:p>16111111.1111111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6555555.5555556" calcext:value-type="float">
            <text:p>16555555.5555556</text:p>
          </table:table-cell>
          <table:table-cell office:value-type="float" office:value="16222222.2222222" calcext:value-type="float">
            <text:p>16222222.2222222</text:p>
          </table:table-cell>
          <table:table-cell office:value-type="float" office:value="16111111.1111111" calcext:value-type="float">
            <text:p>16111111.1111111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6555555.5555556" calcext:value-type="float">
            <text:p>16555555.5555556</text:p>
          </table:table-cell>
          <table:table-cell office:value-type="string" calcext:value-type="string">
            <text:p>Cost_Parallel_Work_Broadcast5_32</text:p>
          </table:table-cell>
          <table:table-cell table:formula="of:=AVERAGE([.C83:.L83])" office:value-type="float" office:value="15966666.6666667" calcext:value-type="float">
            <text:p>1.60E+007</text:p>
          </table:table-cell>
          <table:table-cell table:formula="of:=STDEV([.C83:.L83])" office:value-type="float" office:value="435244.282827355" calcext:value-type="float">
            <text:p>4.35E+005</text:p>
          </table:table-cell>
          <table:table-cell table:formula="of:=[.O83]/[.N83]*100" office:value-type="float" office:value="2.72595584234252" calcext:value-type="float">
            <text:p>2.7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</text:p>
          </table:table-cell>
          <table:table-cell office:value-type="float" office:value="14888888.8888889" calcext:value-type="float">
            <text:p>14888888.8888889</text:p>
          </table:table-cell>
          <table:table-cell table:number-columns-repeated="3" office:value-type="float" office:value="15000000" calcext:value-type="float">
            <text:p>15000000</text:p>
          </table:table-cell>
          <table:table-cell office:value-type="float" office:value="14888888.8888889" calcext:value-type="float">
            <text:p>14888888.8888889</text:p>
          </table:table-cell>
          <table:table-cell office:value-type="float" office:value="24888888.8888889" calcext:value-type="float">
            <text:p>24888888.8888889</text:p>
          </table:table-cell>
          <table:table-cell office:value-type="float" office:value="14888888.8888889" calcext:value-type="float">
            <text:p>14888888.8888889</text:p>
          </table:table-cell>
          <table:table-cell table:number-columns-repeated="2" office:value-type="float" office:value="15000000" calcext:value-type="float">
            <text:p>15000000</text:p>
          </table:table-cell>
          <table:table-cell office:value-type="float" office:value="14777777.7777778" calcext:value-type="float">
            <text:p>14777777.7777778</text:p>
          </table:table-cell>
          <table:table-cell office:value-type="string" calcext:value-type="string">
            <text:p>Cost_Parallel_Work_Broadcast5_57</text:p>
          </table:table-cell>
          <table:table-cell table:formula="of:=AVERAGE([.C84:.L84])" office:value-type="float" office:value="15933333.3333333" calcext:value-type="float">
            <text:p>1.59E+007</text:p>
          </table:table-cell>
          <table:table-cell table:formula="of:=STDEV([.C84:.L84])" office:value-type="float" office:value="3147581.64837644" calcext:value-type="float">
            <text:p>3.15E+006</text:p>
          </table:table-cell>
          <table:table-cell table:formula="of:=[.O84]/[.N84]*100" office:value-type="float" office:value="19.7546965379275" calcext:value-type="float">
            <text:p>19.7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6666666.6666667" calcext:value-type="float">
            <text:p>16666666.6666667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5111111.1111111" calcext:value-type="float">
            <text:p>15111111.1111111</text:p>
          </table:table-cell>
          <table:table-cell table:number-columns-repeated="2" office:value-type="float" office:value="15777777.7777778" calcext:value-type="float">
            <text:p>15777777.7777778</text:p>
          </table:table-cell>
          <table:table-cell office:value-type="string" calcext:value-type="string">
            <text:p>Cost_Parallel_Work_Broadcast5_58</text:p>
          </table:table-cell>
          <table:table-cell table:formula="of:=AVERAGE([.C85:.L85])" office:value-type="float" office:value="15833333.3333333" calcext:value-type="float">
            <text:p>1.58E+007</text:p>
          </table:table-cell>
          <table:table-cell table:formula="of:=STDEV([.C85:.L85])" office:value-type="float" office:value="392837.100659197" calcext:value-type="float">
            <text:p>3.93E+005</text:p>
          </table:table-cell>
          <table:table-cell table:formula="of:=[.O85]/[.N85]*100" office:value-type="float" office:value="2.48107642521598" calcext:value-type="float">
            <text:p>2.4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8</text:p>
          </table:table-cell>
          <table:table-cell office:value-type="float" office:value="15777777.7777778" calcext:value-type="float">
            <text:p>15777777.7777778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777777.7777778" calcext:value-type="float">
            <text:p>15777777.7777778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5444444.4444444" calcext:value-type="float">
            <text:p>15444444.4444444</text:p>
          </table:table-cell>
          <table:table-cell office:value-type="string" calcext:value-type="string">
            <text:p>Cost_Parallel_Work_Broadcast5_48</text:p>
          </table:table-cell>
          <table:table-cell table:formula="of:=AVERAGE([.C86:.L86])" office:value-type="float" office:value="15666666.6666667" calcext:value-type="float">
            <text:p>1.57E+007</text:p>
          </table:table-cell>
          <table:table-cell table:formula="of:=STDEV([.C86:.L86])" office:value-type="float" office:value="261891.400439469" calcext:value-type="float">
            <text:p>2.62E+005</text:p>
          </table:table-cell>
          <table:table-cell table:formula="of:=[.O86]/[.N86]*100" office:value-type="float" office:value="1.67164723684767" calcext:value-type="float">
            <text:p>1.6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7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5222222.2222222" calcext:value-type="float">
            <text:p>15222222.2222222</text:p>
          </table:table-cell>
          <table:table-cell table:number-columns-repeated="2" office:value-type="float" office:value="15666666.6666667" calcext:value-type="float">
            <text:p>15666666.6666667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777777.7777778" calcext:value-type="float">
            <text:p>15777777.7777778</text:p>
          </table:table-cell>
          <table:table-cell office:value-type="string" calcext:value-type="string">
            <text:p>Cost_Parallel_Work_Broadcast5_17</text:p>
          </table:table-cell>
          <table:table-cell table:formula="of:=AVERAGE([.C87:.L87])" office:value-type="float" office:value="15555555.5555556" calcext:value-type="float">
            <text:p>1.56E+007</text:p>
          </table:table-cell>
          <table:table-cell table:formula="of:=STDEV([.C87:.L87])" office:value-type="float" office:value="228311.629739612" calcext:value-type="float">
            <text:p>2.28E+005</text:p>
          </table:table-cell>
          <table:table-cell table:formula="of:=[.O87]/[.N87]*100" office:value-type="float" office:value="1.46771761975465" calcext:value-type="float">
            <text:p>1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1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888888.8888889" calcext:value-type="float">
            <text:p>15888888.8888889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5333333.3333333" calcext:value-type="float">
            <text:p>15333333.3333333</text:p>
          </table:table-cell>
          <table:table-cell office:value-type="string" calcext:value-type="string">
            <text:p>Cost_Parallel_Work_Broadcast5_41</text:p>
          </table:table-cell>
          <table:table-cell table:formula="of:=AVERAGE([.C88:.L88])" office:value-type="float" office:value="15388888.8888889" calcext:value-type="float">
            <text:p>1.54E+007</text:p>
          </table:table-cell>
          <table:table-cell table:formula="of:=STDEV([.C88:.L88])" office:value-type="float" office:value="283278.861866281" calcext:value-type="float">
            <text:p>2.83E+005</text:p>
          </table:table-cell>
          <table:table-cell table:formula="of:=[.O88]/[.N88]*100" office:value-type="float" office:value="1.84080126844515" calcext:value-type="float">
            <text:p>1.8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444444.4444444" calcext:value-type="float">
            <text:p>15444444.4444444</text:p>
          </table:table-cell>
          <table:table-cell table:number-columns-repeated="2" office:value-type="float" office:value="15111111.1111111" calcext:value-type="float">
            <text:p>15111111.1111111</text:p>
          </table:table-cell>
          <table:table-cell office:value-type="float" office:value="14888888.8888889" calcext:value-type="float">
            <text:p>14888888.8888889</text:p>
          </table:table-cell>
          <table:table-cell table:number-columns-repeated="2" office:value-type="float" office:value="15666666.6666667" calcext:value-type="float">
            <text:p>15666666.6666667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5555555.5555556" calcext:value-type="float">
            <text:p>15555555.5555556</text:p>
          </table:table-cell>
          <table:table-cell office:value-type="string" calcext:value-type="string">
            <text:p>Cost_Parallel_Work_Broadcast5_56</text:p>
          </table:table-cell>
          <table:table-cell table:formula="of:=AVERAGE([.C89:.L89])" office:value-type="float" office:value="15366666.6666667" calcext:value-type="float">
            <text:p>1.54E+007</text:p>
          </table:table-cell>
          <table:table-cell table:formula="of:=STDEV([.C89:.L89])" office:value-type="float" office:value="267334.554557326" calcext:value-type="float">
            <text:p>2.67E+005</text:p>
          </table:table-cell>
          <table:table-cell table:formula="of:=[.O89]/[.N89]*100" office:value-type="float" office:value="1.73970425959214" calcext:value-type="float">
            <text:p>1.7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0</text:p>
          </table:table-cell>
          <table:table-cell table:number-columns-repeated="2" office:value-type="float" office:value="15555555.5555556" calcext:value-type="float">
            <text:p>15555555.5555556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4888888.8888889" calcext:value-type="float">
            <text:p>14888888.8888889</text:p>
          </table:table-cell>
          <table:table-cell office:value-type="float" office:value="15222222.2222222" calcext:value-type="float">
            <text:p>15222222.2222222</text:p>
          </table:table-cell>
          <table:table-cell office:value-type="string" calcext:value-type="string">
            <text:p>Cost_Parallel_Work_Broadcast5_50</text:p>
          </table:table-cell>
          <table:table-cell table:formula="of:=AVERAGE([.C90:.L90])" office:value-type="float" office:value="15344444.4444445" calcext:value-type="float">
            <text:p>1.53E+007</text:p>
          </table:table-cell>
          <table:table-cell table:formula="of:=STDEV([.C90:.L90])" office:value-type="float" office:value="253642.869159482" calcext:value-type="float">
            <text:p>2.54E+005</text:p>
          </table:table-cell>
          <table:table-cell table:formula="of:=[.O90]/[.N90]*100" office:value-type="float" office:value="1.6529948026324" calcext:value-type="float">
            <text:p>1.6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4444444.4444444" calcext:value-type="float">
            <text:p>14444444.4444444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111111.1111111" calcext:value-type="float">
            <text:p>15111111.1111111</text:p>
          </table:table-cell>
          <table:table-cell office:value-type="string" calcext:value-type="string">
            <text:p>Cost_Parallel_Work_Broadcast5_26</text:p>
          </table:table-cell>
          <table:table-cell table:formula="of:=AVERAGE([.C91:.L91])" office:value-type="float" office:value="15322222.2222222" calcext:value-type="float">
            <text:p>1.53E+007</text:p>
          </table:table-cell>
          <table:table-cell table:formula="of:=STDEV([.C91:.L91])" office:value-type="float" office:value="410593.60153826" calcext:value-type="float">
            <text:p>4.11E+005</text:p>
          </table:table-cell>
          <table:table-cell table:formula="of:=[.O91]/[.N91]*100" office:value-type="float" office:value="2.67972618842954" calcext:value-type="float">
            <text:p>2.6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5222222.2222222" calcext:value-type="float">
            <text:p>15222222.2222222</text:p>
          </table:table-cell>
          <table:table-cell table:number-columns-repeated="2" office:value-type="float" office:value="15111111.1111111" calcext:value-type="float">
            <text:p>15111111.1111111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5000000" calcext:value-type="float">
            <text:p>15000000</text:p>
          </table:table-cell>
          <table:table-cell table:number-columns-repeated="2" office:value-type="float" office:value="15444444.4444444" calcext:value-type="float">
            <text:p>15444444.4444444</text:p>
          </table:table-cell>
          <table:table-cell office:value-type="string" calcext:value-type="string">
            <text:p>Cost_Parallel_Work_Broadcast5_2</text:p>
          </table:table-cell>
          <table:table-cell table:formula="of:=AVERAGE([.C92:.L92])" office:value-type="float" office:value="15255555.5555555" calcext:value-type="float">
            <text:p>1.53E+007</text:p>
          </table:table-cell>
          <table:table-cell table:formula="of:=STDEV([.C92:.L92])" office:value-type="float" office:value="174113.47071914" calcext:value-type="float">
            <text:p>1.74E+005</text:p>
          </table:table-cell>
          <table:table-cell table:formula="of:=[.O92]/[.N92]*100" office:value-type="float" office:value="1.14131189837747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3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4777777.7777778" calcext:value-type="float">
            <text:p>14777777.7777778</text:p>
          </table:table-cell>
          <table:table-cell office:value-type="float" office:value="15333333.3333333" calcext:value-type="float">
            <text:p>15333333.3333333</text:p>
          </table:table-cell>
          <table:table-cell office:value-type="float" office:value="14888888.8888889" calcext:value-type="float">
            <text:p>14888888.888888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666666.6666667" calcext:value-type="float">
            <text:p>15666666.6666667</text:p>
          </table:table-cell>
          <table:table-cell office:value-type="float" office:value="15444444.4444444" calcext:value-type="float">
            <text:p>15444444.4444444</text:p>
          </table:table-cell>
          <table:table-cell office:value-type="string" calcext:value-type="string">
            <text:p>Cost_Parallel_Work_Broadcast5_33</text:p>
          </table:table-cell>
          <table:table-cell table:formula="of:=AVERAGE([.C93:.L93])" office:value-type="float" office:value="15233333.3333333" calcext:value-type="float">
            <text:p>1.52E+007</text:p>
          </table:table-cell>
          <table:table-cell table:formula="of:=STDEV([.C93:.L93])" office:value-type="float" office:value="311859.769407716" calcext:value-type="float">
            <text:p>3.12E+005</text:p>
          </table:table-cell>
          <table:table-cell table:formula="of:=[.O93]/[.N93]*100" office:value-type="float" office:value="2.04721949282965" calcext:value-type="float">
            <text:p>2.0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0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000000" calcext:value-type="float">
            <text:p>15000000</text:p>
          </table:table-cell>
          <table:table-cell table:number-columns-repeated="2" office:value-type="float" office:value="14888888.8888889" calcext:value-type="float">
            <text:p>14888888.888888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555555.5555556" calcext:value-type="float">
            <text:p>15555555.5555556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444444.4444444" calcext:value-type="float">
            <text:p>15444444.4444444</text:p>
          </table:table-cell>
          <table:table-cell office:value-type="float" office:value="15888888.8888889" calcext:value-type="float">
            <text:p>15888888.8888889</text:p>
          </table:table-cell>
          <table:table-cell office:value-type="string" calcext:value-type="string">
            <text:p>Cost_Parallel_Work_Broadcast5_40</text:p>
          </table:table-cell>
          <table:table-cell table:formula="of:=AVERAGE([.C94:.L94])" office:value-type="float" office:value="15222222.2222222" calcext:value-type="float">
            <text:p>1.52E+007</text:p>
          </table:table-cell>
          <table:table-cell table:formula="of:=STDEV([.C94:.L94])" office:value-type="float" office:value="339450.051478209" calcext:value-type="float">
            <text:p>3.39E+005</text:p>
          </table:table-cell>
          <table:table-cell table:formula="of:=[.O94]/[.N94]*100" office:value-type="float" office:value="2.22996384182765" calcext:value-type="float">
            <text:p>2.2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222222.2222222" calcext:value-type="float">
            <text:p>15222222.2222222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4777777.7777778" calcext:value-type="float">
            <text:p>14777777.7777778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4888888.8888889" calcext:value-type="float">
            <text:p>14888888.8888889</text:p>
          </table:table-cell>
          <table:table-cell office:value-type="float" office:value="15333333.3333333" calcext:value-type="float">
            <text:p>15333333.3333333</text:p>
          </table:table-cell>
          <table:table-cell table:number-columns-repeated="2" office:value-type="float" office:value="15111111.1111111" calcext:value-type="float">
            <text:p>15111111.1111111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Cost_Parallel_Work_Broadcast5_25</text:p>
          </table:table-cell>
          <table:table-cell table:formula="of:=AVERAGE([.C95:.L95])" office:value-type="float" office:value="15166666.6666667" calcext:value-type="float">
            <text:p>1.52E+007</text:p>
          </table:table-cell>
          <table:table-cell table:formula="of:=STDEV([.C95:.L95])" office:value-type="float" office:value="332302.934165298" calcext:value-type="float">
            <text:p>3.32E+005</text:p>
          </table:table-cell>
          <table:table-cell table:formula="of:=[.O95]/[.N95]*100" office:value-type="float" office:value="2.19100835713383" calcext:value-type="float">
            <text:p>2.1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</text:p>
          </table:table-cell>
          <table:table-cell office:value-type="float" office:value="14888888.8888889" calcext:value-type="float">
            <text:p>14888888.8888889</text:p>
          </table:table-cell>
          <table:table-cell office:value-type="float" office:value="15111111.1111111" calcext:value-type="float">
            <text:p>15111111.1111111</text:p>
          </table:table-cell>
          <table:table-cell office:value-type="float" office:value="15222222.2222222" calcext:value-type="float">
            <text:p>15222222.2222222</text:p>
          </table:table-cell>
          <table:table-cell table:number-columns-repeated="2" office:value-type="float" office:value="15111111.1111111" calcext:value-type="float">
            <text:p>15111111.1111111</text:p>
          </table:table-cell>
          <table:table-cell office:value-type="float" office:value="15000000" calcext:value-type="float">
            <text:p>15000000</text:p>
          </table:table-cell>
          <table:table-cell table:number-columns-repeated="2" office:value-type="float" office:value="15222222.2222222" calcext:value-type="float">
            <text:p>15222222.2222222</text:p>
          </table:table-cell>
          <table:table-cell office:value-type="float" office:value="14777777.7777778" calcext:value-type="float">
            <text:p>14777777.7777778</text:p>
          </table:table-cell>
          <table:table-cell office:value-type="float" office:value="14888888.8888889" calcext:value-type="float">
            <text:p>14888888.8888889</text:p>
          </table:table-cell>
          <table:table-cell office:value-type="string" calcext:value-type="string">
            <text:p>Cost_Parallel_Work_Broadcast5_59</text:p>
          </table:table-cell>
          <table:table-cell table:formula="of:=AVERAGE([.C96:.L96])" office:value-type="float" office:value="15055555.5555555" calcext:value-type="float">
            <text:p>1.51E+007</text:p>
          </table:table-cell>
          <table:table-cell table:formula="of:=STDEV([.C96:.L96])" office:value-type="float" office:value="159302.319760033" calcext:value-type="float">
            <text:p>1.59E+005</text:p>
          </table:table-cell>
          <table:table-cell table:formula="of:=[.O96]/[.N96]*100" office:value-type="float" office:value="1.05809658881203" calcext:value-type="float">
            <text:p>1.06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13888888.8888889" calcext:value-type="float">
            <text:p>13888888.8888889</text:p>
          </table:table-cell>
          <table:table-cell office:value-type="float" office:value="13333333.3333333" calcext:value-type="float">
            <text:p>13333333.3333333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3666666.6666667" calcext:value-type="float">
            <text:p>13666666.6666667</text:p>
          </table:table-cell>
          <table:table-cell office:value-type="float" office:value="13555555.5555556" calcext:value-type="float">
            <text:p>13555555.5555556</text:p>
          </table:table-cell>
          <table:table-cell office:value-type="float" office:value="13222222.2222222" calcext:value-type="float">
            <text:p>13222222.2222222</text:p>
          </table:table-cell>
          <table:table-cell office:value-type="float" office:value="13555555.5555556" calcext:value-type="float">
            <text:p>13555555.5555556</text:p>
          </table:table-cell>
          <table:table-cell office:value-type="float" office:value="13888888.8888889" calcext:value-type="float">
            <text:p>13888888.8888889</text:p>
          </table:table-cell>
          <table:table-cell office:value-type="float" office:value="13555555.5555556" calcext:value-type="float">
            <text:p>13555555.5555556</text:p>
          </table:table-cell>
          <table:table-cell office:value-type="float" office:value="13777777.7777778" calcext:value-type="float">
            <text:p>13777777.7777778</text:p>
          </table:table-cell>
          <table:table-cell office:value-type="string" calcext:value-type="string">
            <text:p>Cost_Parallel_Work_Broadcast0</text:p>
          </table:table-cell>
          <table:table-cell table:formula="of:=AVERAGE([.C97:.L97])" office:value-type="float" office:value="13644444.4444445" calcext:value-type="float">
            <text:p>1.36E+007</text:p>
          </table:table-cell>
          <table:table-cell table:formula="of:=STDEV([.C97:.L97])" office:value-type="float" office:value="250102.859498291" calcext:value-type="float">
            <text:p>2.50E+005</text:p>
          </table:table-cell>
          <table:table-cell table:formula="of:=[.O97]/[.N97]*100" office:value-type="float" office:value="1.83300141326109" calcext:value-type="float">
            <text:p>1.83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11666666.6666667" calcext:value-type="float">
            <text:p>11666666.6666667</text:p>
          </table:table-cell>
          <table:table-cell office:value-type="float" office:value="11444444.4444444" calcext:value-type="float">
            <text:p>11444444.4444444</text:p>
          </table:table-cell>
          <table:table-cell office:value-type="float" office:value="11555555.5555556" calcext:value-type="float">
            <text:p>11555555.5555556</text:p>
          </table:table-cell>
          <table:table-cell table:number-columns-repeated="2" office:value-type="float" office:value="11666666.6666667" calcext:value-type="float">
            <text:p>11666666.6666667</text:p>
          </table:table-cell>
          <table:table-cell office:value-type="float" office:value="10777777.7777778" calcext:value-type="float">
            <text:p>10777777.7777778</text:p>
          </table:table-cell>
          <table:table-cell office:value-type="float" office:value="11555555.5555556" calcext:value-type="float">
            <text:p>11555555.5555556</text:p>
          </table:table-cell>
          <table:table-cell office:value-type="float" office:value="11888888.8888889" calcext:value-type="float">
            <text:p>11888888.8888889</text:p>
          </table:table-cell>
          <table:table-cell table:number-columns-repeated="2" office:value-type="float" office:value="11555555.5555556" calcext:value-type="float">
            <text:p>11555555.5555556</text:p>
          </table:table-cell>
          <table:table-cell office:value-type="string" calcext:value-type="string">
            <text:p>implode_lum2RGB_in</text:p>
          </table:table-cell>
          <table:table-cell table:formula="of:=AVERAGE([.C98:.L98])" office:value-type="float" office:value="11533333.3333334" calcext:value-type="float">
            <text:p>1.15E+007</text:p>
          </table:table-cell>
          <table:table-cell table:formula="of:=STDEV([.C98:.L98])" office:value-type="float" office:value="290687.657338501" calcext:value-type="float">
            <text:p>2.91E+005</text:p>
          </table:table-cell>
          <table:table-cell table:formula="of:=[.O98]/[.N98]*100" office:value-type="float" office:value="2.52041321391763" calcext:value-type="float">
            <text:p>2.52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table:number-columns-repeated="2" office:value-type="float" office:value="6111111.11111111" calcext:value-type="float">
            <text:p>6111111.11111111</text:p>
          </table:table-cell>
          <table:table-cell office:value-type="float" office:value="6555555.55555556" calcext:value-type="float">
            <text:p>6555555.55555556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11111.11111111" calcext:value-type="float">
            <text:p>6111111.11111111</text:p>
          </table:table-cell>
          <table:table-cell table:number-columns-repeated="2" office:value-type="float" office:value="6222222.22222222" calcext:value-type="float">
            <text:p>6222222.22222222</text:p>
          </table:table-cell>
          <table:table-cell office:value-type="float" office:value="6555555.55555556" calcext:value-type="float">
            <text:p>6555555.55555556</text:p>
          </table:table-cell>
          <table:table-cell office:value-type="float" office:value="16222222.2222222" calcext:value-type="float">
            <text:p>16222222.2222222</text:p>
          </table:table-cell>
          <table:table-cell office:value-type="string" calcext:value-type="string">
            <text:p>Cost_Parallel_Work_Broadcast2</text:p>
          </table:table-cell>
          <table:table-cell table:formula="of:=AVERAGE([.C99:.L99])" office:value-type="float" office:value="7188888.88888889" calcext:value-type="float">
            <text:p>7.19E+006</text:p>
          </table:table-cell>
          <table:table-cell table:formula="of:=STDEV([.C99:.L99])" office:value-type="float" office:value="3182621.70745827" calcext:value-type="float">
            <text:p>3.18E+006</text:p>
          </table:table-cell>
          <table:table-cell table:formula="of:=[.O99]/[.N99]*100" office:value-type="float" office:value="44.2713993309497" calcext:value-type="float">
            <text:p>44.27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table:number-columns-repeated="2" office:value-type="float" office:value="5777777.77777778" calcext:value-type="float">
            <text:p>5777777.77777778</text:p>
          </table:table-cell>
          <table:table-cell office:value-type="float" office:value="5888888.88888889" calcext:value-type="float">
            <text:p>5888888.88888889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5666666.66666667" calcext:value-type="float">
            <text:p>5666666.66666667</text:p>
          </table:table-cell>
          <table:table-cell office:value-type="string" calcext:value-type="string">
            <text:p>disparityGen</text:p>
          </table:table-cell>
          <table:table-cell table:formula="of:=AVERAGE([.C100:.L100])" office:value-type="float" office:value="6766666.66666667" calcext:value-type="float">
            <text:p>6.77E+006</text:p>
          </table:table-cell>
          <table:table-cell table:formula="of:=STDEV([.C100:.L100])" office:value-type="float" office:value="3248065.79565353" calcext:value-type="float">
            <text:p>3.25E+006</text:p>
          </table:table-cell>
          <table:table-cell table:formula="of:=[.O100]/[.N100]*100" office:value-type="float" office:value="48.0009723495595" calcext:value-type="float">
            <text:p>48.00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6333333.33333333" calcext:value-type="float">
            <text:p>6333333.33333333</text:p>
          </table:table-cell>
          <table:table-cell office:value-type="float" office:value="6888888.88888889" calcext:value-type="float">
            <text:p>6888888.88888889</text:p>
          </table:table-cell>
          <table:table-cell office:value-type="float" office:value="6666666.66666667" calcext:value-type="float">
            <text:p>6666666.66666667</text:p>
          </table:table-cell>
          <table:table-cell office:value-type="float" office:value="6555555.55555556" calcext:value-type="float">
            <text:p>6555555.55555556</text:p>
          </table:table-cell>
          <table:table-cell office:value-type="float" office:value="6777777.77777778" calcext:value-type="float">
            <text:p>6777777.77777778</text:p>
          </table:table-cell>
          <table:table-cell office:value-type="float" office:value="6666666.66666667" calcext:value-type="float">
            <text:p>6666666.66666667</text:p>
          </table:table-cell>
          <table:table-cell office:value-type="float" office:value="6444444.44444444" calcext:value-type="float">
            <text:p>6444444.44444444</text:p>
          </table:table-cell>
          <table:table-cell office:value-type="float" office:value="6777777.77777778" calcext:value-type="float">
            <text:p>6777777.77777778</text:p>
          </table:table-cell>
          <table:table-cell office:value-type="float" office:value="6666666.66666667" calcext:value-type="float">
            <text:p>6666666.66666667</text:p>
          </table:table-cell>
          <table:table-cell office:value-type="float" office:value="6333333.33333333" calcext:value-type="float">
            <text:p>6333333.33333333</text:p>
          </table:table-cell>
          <table:table-cell office:value-type="string" calcext:value-type="string">
            <text:p>split</text:p>
          </table:table-cell>
          <table:table-cell table:formula="of:=AVERAGE([.C101:.L101])" office:value-type="float" office:value="6611111.11111111" calcext:value-type="float">
            <text:p>6.61E+006</text:p>
          </table:table-cell>
          <table:table-cell table:formula="of:=STDEV([.C101:.L101])" office:value-type="float" office:value="190659.817425687" calcext:value-type="float">
            <text:p>1.91E+005</text:p>
          </table:table-cell>
          <table:table-cell table:formula="of:=[.O101]/[.N101]*100" office:value-type="float" office:value="2.88393001148098" calcext:value-type="float">
            <text:p>2.88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office:value-type="float" office:value="6444444.44444444" calcext:value-type="float">
            <text:p>6444444.44444444</text:p>
          </table:table-cell>
          <table:table-cell office:value-type="float" office:value="6333333.33333333" calcext:value-type="float">
            <text:p>6333333.33333333</text:p>
          </table:table-cell>
          <table:table-cell office:value-type="float" office:value="6777777.77777778" calcext:value-type="float">
            <text:p>6777777.77777778</text:p>
          </table:table-cell>
          <table:table-cell office:value-type="float" office:value="6333333.33333333" calcext:value-type="float">
            <text:p>6333333.33333333</text:p>
          </table:table-cell>
          <table:table-cell office:value-type="float" office:value="6444444.44444444" calcext:value-type="float">
            <text:p>6444444.44444444</text:p>
          </table:table-cell>
          <table:table-cell table:number-columns-repeated="2" office:value-type="float" office:value="6222222.22222222" calcext:value-type="float">
            <text:p>6222222.22222222</text:p>
          </table:table-cell>
          <table:table-cell office:value-type="float" office:value="6444444.44444444" calcext:value-type="float">
            <text:p>6444444.44444444</text:p>
          </table:table-cell>
          <table:table-cell office:value-type="float" office:value="6555555.55555556" calcext:value-type="float">
            <text:p>6555555.55555556</text:p>
          </table:table-cell>
          <table:table-cell office:value-type="float" office:value="6444444.44444444" calcext:value-type="float">
            <text:p>6444444.44444444</text:p>
          </table:table-cell>
          <table:table-cell office:value-type="string" calcext:value-type="string">
            <text:p>broadcast2</text:p>
          </table:table-cell>
          <table:table-cell table:formula="of:=AVERAGE([.C102:.L102])" office:value-type="float" office:value="6422222.22222222" calcext:value-type="float">
            <text:p>6.42E+006</text:p>
          </table:table-cell>
          <table:table-cell table:formula="of:=STDEV([.C102:.L102])" office:value-type="float" office:value="163969.952749473" calcext:value-type="float">
            <text:p>1.64E+005</text:p>
          </table:table-cell>
          <table:table-cell table:formula="of:=[.O102]/[.N102]*100" office:value-type="float" office:value="2.55316535423055" calcext:value-type="float">
            <text:p>2.55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table:number-columns-repeated="2" office:value-type="float" office:value="5888888.88888889" calcext:value-type="float">
            <text:p>5888888.88888889</text:p>
          </table:table-cell>
          <table:table-cell table:number-columns-repeated="3" office:value-type="float" office:value="5666666.66666667" calcext:value-type="float">
            <text:p>5666666.66666667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6111111.11111111" calcext:value-type="float">
            <text:p>6111111.11111111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111111.11111111" calcext:value-type="float">
            <text:p>6111111.11111111</text:p>
          </table:table-cell>
          <table:table-cell office:value-type="string" calcext:value-type="string">
            <text:p>displayRGB</text:p>
          </table:table-cell>
          <table:table-cell table:formula="of:=AVERAGE([.C103:.L103])" office:value-type="float" office:value="5822222.22222222" calcext:value-type="float">
            <text:p>5.82E+006</text:p>
          </table:table-cell>
          <table:table-cell table:formula="of:=STDEV([.C103:.L103])" office:value-type="float" office:value="204208.129660594" calcext:value-type="float">
            <text:p>2.04E+005</text:p>
          </table:table-cell>
          <table:table-cell table:formula="of:=[.O103]/[.N103]*100" office:value-type="float" office:value="3.50739153997203" calcext:value-type="float">
            <text:p>3.51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5666666.66666667" calcext:value-type="float">
            <text:p>5666666.66666667</text:p>
          </table:table-cell>
          <table:table-cell table:number-columns-repeated="2" office:value-type="float" office:value="5777777.77777778" calcext:value-type="float">
            <text:p>5777777.77777778</text:p>
          </table:table-cell>
          <table:table-cell office:value-type="string" calcext:value-type="string">
            <text:p>lum2RGB</text:p>
          </table:table-cell>
          <table:table-cell table:formula="of:=AVERAGE([.C104:.L104])" office:value-type="float" office:value="5655555.55555556" calcext:value-type="float">
            <text:p>5.66E+006</text:p>
          </table:table-cell>
          <table:table-cell table:formula="of:=STDEV([.C104:.L104])" office:value-type="float" office:value="212438.968884445" calcext:value-type="float">
            <text:p>2.12E+005</text:p>
          </table:table-cell>
          <table:table-cell table:formula="of:=[.O104]/[.N104]*100" office:value-type="float" office:value="3.75628825139491" calcext:value-type="float">
            <text:p>3.76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777777.77777778" calcext:value-type="float">
            <text:p>5777777.77777778</text:p>
          </table:table-cell>
          <table:table-cell table:number-columns-repeated="2" office:value-type="float" office:value="5444444.44444444" calcext:value-type="float">
            <text:p>5444444.44444444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555555.55555556" calcext:value-type="float">
            <text:p>5555555.55555556</text:p>
          </table:table-cell>
          <table:table-cell table:number-columns-repeated="2" office:value-type="float" office:value="5777777.77777778" calcext:value-type="float">
            <text:p>5777777.77777778</text:p>
          </table:table-cell>
          <table:table-cell office:value-type="string" calcext:value-type="string">
            <text:p>displayLum</text:p>
          </table:table-cell>
          <table:table-cell table:formula="of:=AVERAGE([.C105:.L105])" office:value-type="float" office:value="5644444.44444445" calcext:value-type="float">
            <text:p>5.64E+006</text:p>
          </table:table-cell>
          <table:table-cell table:formula="of:=STDEV([.C105:.L105])" office:value-type="float" office:value="208199.545519338" calcext:value-type="float">
            <text:p>2.08E+005</text:p>
          </table:table-cell>
          <table:table-cell table:formula="of:=[.O105]/[.N105]*100" office:value-type="float" office:value="3.6885746253426" calcext:value-type="float">
            <text:p>3.69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table:number-columns-repeated="3" office:value-type="float" office:value="5777777.77777778" calcext:value-type="float">
            <text:p>5777777.77777778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777777.77777778" calcext:value-type="float">
            <text:p>5777777.77777778</text:p>
          </table:table-cell>
          <table:table-cell office:value-type="string" calcext:value-type="string">
            <text:p>offsetGen</text:p>
          </table:table-cell>
          <table:table-cell table:formula="of:=AVERAGE([.C106:.L106])" office:value-type="float" office:value="5644444.44444445" calcext:value-type="float">
            <text:p>5.64E+006</text:p>
          </table:table-cell>
          <table:table-cell table:formula="of:=STDEV([.C106:.L106])" office:value-type="float" office:value="172132.593164777" calcext:value-type="float">
            <text:p>1.72E+005</text:p>
          </table:table-cell>
          <table:table-cell table:formula="of:=[.O106]/[.N106]*100" office:value-type="float" office:value="3.04959318599014" calcext:value-type="float">
            <text:p>3.05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5444444.44444444" calcext:value-type="float">
            <text:p>5444444.44444444</text:p>
          </table:table-cell>
          <table:table-cell table:number-columns-repeated="2" office:value-type="float" office:value="5666666.66666667" calcext:value-type="float">
            <text:p>5666666.66666667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666666.66666667" calcext:value-type="float">
            <text:p>5666666.66666667</text:p>
          </table:table-cell>
          <table:table-cell table:number-columns-repeated="2" office:value-type="float" office:value="5222222.22222222" calcext:value-type="float">
            <text:p>5222222.22222222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444444.44444444" calcext:value-type="float">
            <text:p>5444444.44444444</text:p>
          </table:table-cell>
          <table:table-cell office:value-type="string" calcext:value-type="string">
            <text:p>Cost_Parallel_Work_br_grayR</text:p>
          </table:table-cell>
          <table:table-cell table:formula="of:=AVERAGE([.C107:.L107])" office:value-type="float" office:value="5466666.66666667" calcext:value-type="float">
            <text:p>5.47E+006</text:p>
          </table:table-cell>
          <table:table-cell table:formula="of:=STDEV([.C107:.L107])" office:value-type="float" office:value="172132.593164777" calcext:value-type="float">
            <text:p>1.72E+005</text:p>
          </table:table-cell>
          <table:table-cell table:formula="of:=[.O107]/[.N107]*100" office:value-type="float" office:value="3.14876694813616" calcext:value-type="float">
            <text:p>3.15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555555.55555556" calcext:value-type="float">
            <text:p>5555555.55555556</text:p>
          </table:table-cell>
          <table:table-cell table:number-columns-repeated="2" office:value-type="float" office:value="5444444.44444444" calcext:value-type="float">
            <text:p>5444444.44444444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777777.77777778" calcext:value-type="float">
            <text:p>5777777.77777778</text:p>
          </table:table-cell>
          <table:table-cell office:value-type="string" calcext:value-type="string">
            <text:p>explode_Split_output</text:p>
          </table:table-cell>
          <table:table-cell table:formula="of:=AVERAGE([.C108:.L108])" office:value-type="float" office:value="5466666.66666667" calcext:value-type="float">
            <text:p>5.47E+006</text:p>
          </table:table-cell>
          <table:table-cell table:formula="of:=STDEV([.C108:.L108])" office:value-type="float" office:value="179925.300762834" calcext:value-type="float">
            <text:p>1.80E+005</text:p>
          </table:table-cell>
          <table:table-cell table:formula="of:=[.O108]/[.N108]*100" office:value-type="float" office:value="3.29131647736891" calcext:value-type="float">
            <text:p>3.29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222222.22222222" calcext:value-type="float">
            <text:p>5222222.22222222</text:p>
          </table:table-cell>
          <table:table-cell table:number-columns-repeated="2" office:value-type="float" office:value="5555555.55555556" calcext:value-type="float">
            <text:p>5555555.55555556</text:p>
          </table:table-cell>
          <table:table-cell table:number-columns-repeated="2" office:value-type="float" office:value="5222222.22222222" calcext:value-type="float">
            <text:p>5222222.22222222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111111.11111111" calcext:value-type="float">
            <text:p>5111111.11111111</text:p>
          </table:table-cell>
          <table:table-cell table:number-columns-repeated="2" office:value-type="float" office:value="5444444.44444444" calcext:value-type="float">
            <text:p>5444444.44444444</text:p>
          </table:table-cell>
          <table:table-cell office:value-type="string" calcext:value-type="string">
            <text:p>Cost_Parallel_Work_rb_rawDisparity</text:p>
          </table:table-cell>
          <table:table-cell table:formula="of:=AVERAGE([.C109:.L109])" office:value-type="float" office:value="5400000" calcext:value-type="float">
            <text:p>5.40E+006</text:p>
          </table:table-cell>
          <table:table-cell table:formula="of:=STDEV([.C109:.L109])" office:value-type="float" office:value="190299.741906152" calcext:value-type="float">
            <text:p>1.90E+005</text:p>
          </table:table-cell>
          <table:table-cell table:formula="of:=[.O109]/[.N109]*100" office:value-type="float" office:value="3.52406929455837" calcext:value-type="float">
            <text:p>3.52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666666.66666667" calcext:value-type="float">
            <text:p>5666666.66666667</text:p>
          </table:table-cell>
          <table:table-cell table:number-columns-repeated="3" office:value-type="float" office:value="5333333.33333333" calcext:value-type="float">
            <text:p>5333333.33333333</text:p>
          </table:table-cell>
          <table:table-cell office:value-type="string" calcext:value-type="string">
            <text:p>Cost_Parallel_Work_Broadcast3</text:p>
          </table:table-cell>
          <table:table-cell table:formula="of:=AVERAGE([.C110:.L110])" office:value-type="float" office:value="5355555.55555555" calcext:value-type="float">
            <text:p>5.36E+006</text:p>
          </table:table-cell>
          <table:table-cell table:formula="of:=STDEV([.C110:.L110])" office:value-type="float" office:value="179925.300762833" calcext:value-type="float">
            <text:p>1.80E+005</text:p>
          </table:table-cell>
          <table:table-cell table:formula="of:=[.O110]/[.N110]*100" office:value-type="float" office:value="3.35960105158816" calcext:value-type="float">
            <text:p>3.36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5555555.55555556" calcext:value-type="float">
            <text:p>5555555.55555556</text:p>
          </table:table-cell>
          <table:table-cell table:number-columns-repeated="3" office:value-type="float" office:value="5111111.11111111" calcext:value-type="float">
            <text:p>5111111.11111111</text:p>
          </table:table-cell>
          <table:table-cell table:number-columns-repeated="2" office:value-type="float" office:value="5222222.22222222" calcext:value-type="float">
            <text:p>5222222.22222222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5333333.33333333" calcext:value-type="float">
            <text:p>5333333.33333333</text:p>
          </table:table-cell>
          <table:table-cell office:value-type="string" calcext:value-type="string">
            <text:p>Cost_Parallel_Work_br_grayL</text:p>
          </table:table-cell>
          <table:table-cell table:formula="of:=AVERAGE([.C111:.L111])" office:value-type="float" office:value="5333333.33333333" calcext:value-type="float">
            <text:p>5.33E+006</text:p>
          </table:table-cell>
          <table:table-cell table:formula="of:=STDEV([.C111:.L111])" office:value-type="float" office:value="245675.910396698" calcext:value-type="float">
            <text:p>2.46E+005</text:p>
          </table:table-cell>
          <table:table-cell table:formula="of:=[.O111]/[.N111]*100" office:value-type="float" office:value="4.60642331993809" calcext:value-type="float">
            <text:p>4.61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444444.44444444" calcext:value-type="float">
            <text:p>5444444.44444444</text:p>
          </table:table-cell>
          <table:table-cell table:number-columns-repeated="3" office:value-type="float" office:value="5222222.22222222" calcext:value-type="float">
            <text:p>5222222.22222222</text:p>
          </table:table-cell>
          <table:table-cell office:value-type="float" office:value="5111111.11111111" calcext:value-type="float">
            <text:p>5111111.11111111</text:p>
          </table:table-cell>
          <table:table-cell office:value-type="string" calcext:value-type="string">
            <text:p>Cost_Parallel_Work_br_cenR</text:p>
          </table:table-cell>
          <table:table-cell table:formula="of:=AVERAGE([.C112:.L112])" office:value-type="float" office:value="5277777.77777778" calcext:value-type="float">
            <text:p>5.28E+006</text:p>
          </table:table-cell>
          <table:table-cell table:formula="of:=STDEV([.C112:.L112])" office:value-type="float" office:value="150445.155641407" calcext:value-type="float">
            <text:p>1.50E+005</text:p>
          </table:table-cell>
          <table:table-cell table:formula="of:=[.O112]/[.N112]*100" office:value-type="float" office:value="2.85053979110035" calcext:value-type="float">
            <text:p>2.85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222222.22222222" calcext:value-type="float">
            <text:p>5222222.22222222</text:p>
          </table:table-cell>
          <table:table-cell table:number-columns-repeated="2" office:value-type="float" office:value="5111111.11111111" calcext:value-type="float">
            <text:p>5111111.11111111</text:p>
          </table:table-cell>
          <table:table-cell office:value-type="float" office:value="5222222.22222222" calcext:value-type="float">
            <text:p>5222222.22222222</text:p>
          </table:table-cell>
          <table:table-cell table:number-columns-repeated="2" office:value-type="float" office:value="5444444.44444444" calcext:value-type="float">
            <text:p>5444444.44444444</text:p>
          </table:table-cell>
          <table:table-cell table:number-columns-repeated="2" office:value-type="float" office:value="5111111.11111111" calcext:value-type="float">
            <text:p>5111111.11111111</text:p>
          </table:table-cell>
          <table:table-cell office:value-type="string" calcext:value-type="string">
            <text:p>broadcast1</text:p>
          </table:table-cell>
          <table:table-cell table:formula="of:=AVERAGE([.C113:.L113])" office:value-type="float" office:value="5255555.55555555" calcext:value-type="float">
            <text:p>5.26E+006</text:p>
          </table:table-cell>
          <table:table-cell table:formula="of:=STDEV([.C113:.L113])" office:value-type="float" office:value="148610.38998325" calcext:value-type="float">
            <text:p>1.49E+005</text:p>
          </table:table-cell>
          <table:table-cell table:formula="of:=[.O113]/[.N113]*100" office:value-type="float" office:value="2.82768183900475" calcext:value-type="float">
            <text:p>2.8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222222.22222222" calcext:value-type="float">
            <text:p>5222222.22222222</text:p>
          </table:table-cell>
          <table:table-cell table:number-columns-repeated="3" office:value-type="float" office:value="5111111.11111111" calcext:value-type="float">
            <text:p>5111111.11111111</text:p>
          </table:table-cell>
          <table:table-cell office:value-type="float" office:value="5333333.33333333" calcext:value-type="float">
            <text:p>5333333.33333333</text:p>
          </table:table-cell>
          <table:table-cell office:value-type="string" calcext:value-type="string">
            <text:p>Cost_Parallel_Work_Broadcast1_0</text:p>
          </table:table-cell>
          <table:table-cell table:formula="of:=AVERAGE([.C114:.L114])" office:value-type="float" office:value="5233333.33333333" calcext:value-type="float">
            <text:p>5.23E+006</text:p>
          </table:table-cell>
          <table:table-cell table:formula="of:=STDEV([.C114:.L114])" office:value-type="float" office:value="122278.326068289" calcext:value-type="float">
            <text:p>1.22E+005</text:p>
          </table:table-cell>
          <table:table-cell table:formula="of:=[.O114]/[.N114]*100" office:value-type="float" office:value="2.33652852359788" calcext:value-type="float">
            <text:p>2.34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5333333.33333333" calcext:value-type="float">
            <text:p>5333333.33333333</text:p>
          </table:table-cell>
          <table:table-cell table:number-columns-repeated="3" office:value-type="float" office:value="5111111.11111111" calcext:value-type="float">
            <text:p>5111111.11111111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333333.33333333" calcext:value-type="float">
            <text:p>5333333.33333333</text:p>
          </table:table-cell>
          <table:table-cell table:number-columns-repeated="2" office:value-type="float" office:value="5222222.22222222" calcext:value-type="float">
            <text:p>5222222.22222222</text:p>
          </table:table-cell>
          <table:table-cell office:value-type="string" calcext:value-type="string">
            <text:p>Cost_Parallel_Work_Broadcast1_3</text:p>
          </table:table-cell>
          <table:table-cell table:formula="of:=AVERAGE([.C115:.L115])" office:value-type="float" office:value="5200000" calcext:value-type="float">
            <text:p>5.20E+006</text:p>
          </table:table-cell>
          <table:table-cell table:formula="of:=STDEV([.C115:.L115])" office:value-type="float" office:value="136585.843811745" calcext:value-type="float">
            <text:p>1.37E+005</text:p>
          </table:table-cell>
          <table:table-cell table:formula="of:=[.O115]/[.N115]*100" office:value-type="float" office:value="2.62665084253356" calcext:value-type="float">
            <text:p>2.63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222222.22222222" calcext:value-type="float">
            <text:p>5222222.22222222</text:p>
          </table:table-cell>
          <table:table-cell office:value-type="string" calcext:value-type="string">
            <text:p>Cost_Parallel_Work_Broadcast4</text:p>
          </table:table-cell>
          <table:table-cell table:formula="of:=AVERAGE([.C116:.L116])" office:value-type="float" office:value="5177777.77777778" calcext:value-type="float">
            <text:p>5.18E+006</text:p>
          </table:table-cell>
          <table:table-cell table:formula="of:=STDEV([.C116:.L116])" office:value-type="float" office:value="140545.67378526" calcext:value-type="float">
            <text:p>1.41E+005</text:p>
          </table:table-cell>
          <table:table-cell table:formula="of:=[.O116]/[.N116]*100" office:value-type="float" office:value="2.71440142503721" calcext:value-type="float">
            <text:p>2.71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5222222.22222222" calcext:value-type="float">
            <text:p>5222222.22222222</text:p>
          </table:table-cell>
          <table:table-cell table:number-columns-repeated="3" office:value-type="float" office:value="5111111.11111111" calcext:value-type="float">
            <text:p>5111111.11111111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111111.11111111" calcext:value-type="float">
            <text:p>5111111.11111111</text:p>
          </table:table-cell>
          <table:table-cell office:value-type="string" calcext:value-type="string">
            <text:p>Cost_Parallel_Work_Broadcast1_1</text:p>
          </table:table-cell>
          <table:table-cell table:formula="of:=AVERAGE([.C117:.L117])" office:value-type="float" office:value="5155555.55555555" calcext:value-type="float">
            <text:p>5.16E+006</text:p>
          </table:table-cell>
          <table:table-cell table:formula="of:=STDEV([.C117:.L117])" office:value-type="float" office:value="93697.11585684" calcext:value-type="float">
            <text:p>9.37E+004</text:p>
          </table:table-cell>
          <table:table-cell table:formula="of:=[.O117]/[.N117]*100" office:value-type="float" office:value="1.81740095411974" calcext:value-type="float">
            <text:p>1.82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88888.88888889" calcext:value-type="float">
            <text:p>4888888.888888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000000" calcext:value-type="float">
            <text:p>5000000</text:p>
          </table:table-cell>
          <table:table-cell table:number-columns-repeated="3" office:value-type="float" office:value="5111111.11111111" calcext:value-type="float">
            <text:p>5111111.111111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111111.11111111" calcext:value-type="float">
            <text:p>5111111.11111111</text:p>
          </table:table-cell>
          <table:table-cell office:value-type="string" calcext:value-type="string">
            <text:p>Cost_Parallel_Work_Broadcast1_2</text:p>
          </table:table-cell>
          <table:table-cell table:formula="of:=AVERAGE([.C118:.L118])" office:value-type="float" office:value="5066666.66666667" calcext:value-type="float">
            <text:p>5.07E+006</text:p>
          </table:table-cell>
          <table:table-cell table:formula="of:=STDEV([.C118:.L118])" office:value-type="float" office:value="119440.855530348" calcext:value-type="float">
            <text:p>1.19E+005</text:p>
          </table:table-cell>
          <table:table-cell table:formula="of:=[.O118]/[.N118]*100" office:value-type="float" office:value="2.35738530652002" calcext:value-type="float">
            <text:p>2.36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4888888.88888889" calcext:value-type="float">
            <text:p>4888888.88888889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4888888.88888889" calcext:value-type="float">
            <text:p>4888888.88888889</text:p>
          </table:table-cell>
          <table:table-cell office:value-type="float" office:value="5000000" calcext:value-type="float">
            <text:p>5000000</text:p>
          </table:table-cell>
          <table:table-cell table:number-columns-repeated="2" office:value-type="float" office:value="4888888.88888889" calcext:value-type="float">
            <text:p>4888888.888888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Cost_Parallel_Work_br_cenL</text:p>
          </table:table-cell>
          <table:table-cell table:formula="of:=AVERAGE([.C119:.L119])" office:value-type="float" office:value="4988888.88888889" calcext:value-type="float">
            <text:p>4.99E+006</text:p>
          </table:table-cell>
          <table:table-cell table:formula="of:=STDEV([.C119:.L119])" office:value-type="float" office:value="97288.3373078783" calcext:value-type="float">
            <text:p>9.73E+004</text:p>
          </table:table-cell>
          <table:table-cell table:formula="of:=[.O119]/[.N119]*100" office:value-type="float" office:value="1.95010030238509" calcext:value-type="float">
            <text:p>1.9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2_end_back_13500_0</text:p>
          </table:table-cell>
          <table:table-cell table:formula="of:=AVERAGE([.C120:.L120])" office:value-type="float" office:value="0" calcext:value-type="float">
            <text:p>0.00E+000</text:p>
          </table:table-cell>
          <table:table-cell table:formula="of:=STDEV([.C120:.L120])" office:value-type="float" office:value="0" calcext:value-type="float">
            <text:p>0.00E+000</text:p>
          </table:table-cell>
          <table:table-cell table:formula="of:=[.O120]/[.N12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3_end_back_13500_0</text:p>
          </table:table-cell>
          <table:table-cell table:formula="of:=AVERAGE([.C121:.L121])" office:value-type="float" office:value="0" calcext:value-type="float">
            <text:p>0.00E+000</text:p>
          </table:table-cell>
          <table:table-cell table:formula="of:=STDEV([.C121:.L121])" office:value-type="float" office:value="0" calcext:value-type="float">
            <text:p>0.00E+000</text:p>
          </table:table-cell>
          <table:table-cell table:formula="of:=[.O121]/[.N12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4_end_back_13500_0</text:p>
          </table:table-cell>
          <table:table-cell table:formula="of:=AVERAGE([.C122:.L122])" office:value-type="float" office:value="0" calcext:value-type="float">
            <text:p>0.00E+000</text:p>
          </table:table-cell>
          <table:table-cell table:formula="of:=STDEV([.C122:.L122])" office:value-type="float" office:value="0" calcext:value-type="float">
            <text:p>0.00E+000</text:p>
          </table:table-cell>
          <table:table-cell table:formula="of:=[.O122]/[.N12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5_end_back_13500_0</text:p>
          </table:table-cell>
          <table:table-cell table:formula="of:=AVERAGE([.C123:.L123])" office:value-type="float" office:value="0" calcext:value-type="float">
            <text:p>0.00E+000</text:p>
          </table:table-cell>
          <table:table-cell table:formula="of:=STDEV([.C123:.L123])" office:value-type="float" office:value="0" calcext:value-type="float">
            <text:p>0.00E+000</text:p>
          </table:table-cell>
          <table:table-cell table:formula="of:=[.O123]/[.N12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6_end_back_13500_0</text:p>
          </table:table-cell>
          <table:table-cell table:formula="of:=AVERAGE([.C124:.L124])" office:value-type="float" office:value="0" calcext:value-type="float">
            <text:p>0.00E+000</text:p>
          </table:table-cell>
          <table:table-cell table:formula="of:=STDEV([.C124:.L124])" office:value-type="float" office:value="0" calcext:value-type="float">
            <text:p>0.00E+000</text:p>
          </table:table-cell>
          <table:table-cell table:formula="of:=[.O124]/[.N12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7_end_back_13500_0</text:p>
          </table:table-cell>
          <table:table-cell table:formula="of:=AVERAGE([.C125:.L125])" office:value-type="float" office:value="0" calcext:value-type="float">
            <text:p>0.00E+000</text:p>
          </table:table-cell>
          <table:table-cell table:formula="of:=STDEV([.C125:.L125])" office:value-type="float" office:value="0" calcext:value-type="float">
            <text:p>0.00E+000</text:p>
          </table:table-cell>
          <table:table-cell table:formula="of:=[.O125]/[.N12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8_end_back_13500_0</text:p>
          </table:table-cell>
          <table:table-cell table:formula="of:=AVERAGE([.C126:.L126])" office:value-type="float" office:value="0" calcext:value-type="float">
            <text:p>0.00E+000</text:p>
          </table:table-cell>
          <table:table-cell table:formula="of:=STDEV([.C126:.L126])" office:value-type="float" office:value="0" calcext:value-type="float">
            <text:p>0.00E+000</text:p>
          </table:table-cell>
          <table:table-cell table:formula="of:=[.O126]/[.N12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back_13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back_13500_0</text:p>
          </table:table-cell>
          <table:table-cell table:formula="of:=AVERAGE([.C127:.L127])" office:value-type="float" office:value="0" calcext:value-type="float">
            <text:p>0.00E+000</text:p>
          </table:table-cell>
          <table:table-cell table:formula="of:=STDEV([.C127:.L127])" office:value-type="float" office:value="0" calcext:value-type="float">
            <text:p>0.00E+000</text:p>
          </table:table-cell>
          <table:table-cell table:formula="of:=[.O127]/[.N12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out1_675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out1_6750_0</text:p>
          </table:table-cell>
          <table:table-cell table:formula="of:=AVERAGE([.C128:.L128])" office:value-type="float" office:value="0" calcext:value-type="float">
            <text:p>0.00E+000</text:p>
          </table:table-cell>
          <table:table-cell table:formula="of:=STDEV([.C128:.L128])" office:value-type="float" office:value="0" calcext:value-type="float">
            <text:p>0.00E+000</text:p>
          </table:table-cell>
          <table:table-cell table:formula="of:=[.O128]/[.N12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129:.L129])" office:value-type="float" office:value="0" calcext:value-type="float">
            <text:p>0.00E+000</text:p>
          </table:table-cell>
          <table:table-cell table:formula="of:=STDEV([.C129:.L129])" office:value-type="float" office:value="0" calcext:value-type="float">
            <text:p>0.00E+000</text:p>
          </table:table-cell>
          <table:table-cell table:formula="of:=[.O129]/[.N12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130:.L130])" office:value-type="float" office:value="0" calcext:value-type="float">
            <text:p>0.00E+000</text:p>
          </table:table-cell>
          <table:table-cell table:formula="of:=STDEV([.C130:.L130])" office:value-type="float" office:value="0" calcext:value-type="float">
            <text:p>0.00E+000</text:p>
          </table:table-cell>
          <table:table-cell table:formula="of:=[.O130]/[.N13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131:.L131])" office:value-type="float" office:value="0" calcext:value-type="float">
            <text:p>0.00E+000</text:p>
          </table:table-cell>
          <table:table-cell table:formula="of:=STDEV([.C131:.L131])" office:value-type="float" office:value="0" calcext:value-type="float">
            <text:p>0.00E+000</text:p>
          </table:table-cell>
          <table:table-cell table:formula="of:=[.O131]/[.N13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132:.L132])" office:value-type="float" office:value="0" calcext:value-type="float">
            <text:p>0.00E+000</text:p>
          </table:table-cell>
          <table:table-cell table:formula="of:=STDEV([.C132:.L132])" office:value-type="float" office:value="0" calcext:value-type="float">
            <text:p>0.00E+000</text:p>
          </table:table-cell>
          <table:table-cell table:formula="of:=[.O132]/[.N13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133:.L133])" office:value-type="float" office:value="0" calcext:value-type="float">
            <text:p>0.00E+000</text:p>
          </table:table-cell>
          <table:table-cell table:formula="of:=STDEV([.C133:.L133])" office:value-type="float" office:value="0" calcext:value-type="float">
            <text:p>0.00E+000</text:p>
          </table:table-cell>
          <table:table-cell table:formula="of:=[.O133]/[.N13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134:.L134])" office:value-type="float" office:value="0" calcext:value-type="float">
            <text:p>0.00E+000</text:p>
          </table:table-cell>
          <table:table-cell table:formula="of:=STDEV([.C134:.L134])" office:value-type="float" office:value="0" calcext:value-type="float">
            <text:p>0.00E+000</text:p>
          </table:table-cell>
          <table:table-cell table:formula="of:=[.O134]/[.N13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135:.L135])" office:value-type="float" office:value="0" calcext:value-type="float">
            <text:p>0.00E+000</text:p>
          </table:table-cell>
          <table:table-cell table:formula="of:=STDEV([.C135:.L135])" office:value-type="float" office:value="0" calcext:value-type="float">
            <text:p>0.00E+000</text:p>
          </table:table-cell>
          <table:table-cell table:formula="of:=[.O135]/[.N13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136:.L136])" office:value-type="float" office:value="0" calcext:value-type="float">
            <text:p>0.00E+000</text:p>
          </table:table-cell>
          <table:table-cell table:formula="of:=STDEV([.C136:.L136])" office:value-type="float" office:value="0" calcext:value-type="float">
            <text:p>0.00E+000</text:p>
          </table:table-cell>
          <table:table-cell table:formula="of:=[.O136]/[.N13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137:.L137])" office:value-type="float" office:value="0" calcext:value-type="float">
            <text:p>0.00E+000</text:p>
          </table:table-cell>
          <table:table-cell table:formula="of:=STDEV([.C137:.L137])" office:value-type="float" office:value="0" calcext:value-type="float">
            <text:p>0.00E+000</text:p>
          </table:table-cell>
          <table:table-cell table:formula="of:=[.O137]/[.N13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138:.L138])" office:value-type="float" office:value="0" calcext:value-type="float">
            <text:p>0.00E+000</text:p>
          </table:table-cell>
          <table:table-cell table:formula="of:=STDEV([.C138:.L138])" office:value-type="float" office:value="0" calcext:value-type="float">
            <text:p>0.00E+000</text:p>
          </table:table-cell>
          <table:table-cell table:formula="of:=[.O138]/[.N13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59_end_backBestCo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59_end_backBestCost</text:p>
          </table:table-cell>
          <table:table-cell table:formula="of:=AVERAGE([.C139:.L139])" office:value-type="float" office:value="0" calcext:value-type="float">
            <text:p>0.00E+000</text:p>
          </table:table-cell>
          <table:table-cell table:formula="of:=STDEV([.C139:.L139])" office:value-type="float" office:value="0" calcext:value-type="float">
            <text:p>0.00E+000</text:p>
          </table:table-cell>
          <table:table-cell table:formula="of:=[.O139]/[.N139]*100" office:value-type="string" office:string-value="" calcext:value-type="error">
            <text:p>#DIV/0!</text:p>
          </table:table-cell>
        </table:table-row>
      </table:table>
      <table:table table:name="Image 270x225, NbIterations=4, maxDisparity=60" table:style-name="ta1">
        <table:table-column table:style-name="co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" table:number-columns-repeated="10" table:default-cell-style-name="Default"/>
        <table:table-column table:style-name="co1" table:number-columns-repeated="2" table:default-cell-style-name="ce18"/>
        <table:table-column table:style-name="co1" table:default-cell-style-name="ce24"/>
        <table:table-row table:style-name="ro1">
          <table:table-cell office:value-type="string" calcext:value-type="string">
            <text:p>Scenario 351</text:p>
          </table:table-cell>
          <table:table-cell table:number-columns-repeated="12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9" office:value-type="string" calcext:value-type="string">
            <text:p>ARM_CortexA7</text:p>
          </table:table-cell>
          <table:table-cell table:style-name="ce15" office:value-type="string" calcext:value-type="string">
            <text:p>ARM_CortexA15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Write_PPM</text:p>
          </table:table-cell>
          <table:table-cell table:style-name="ce10" table:formula="of:=[.N24]" office:value-type="float" office:value="47740533464.1778" calcext:value-type="float">
            <text:p>4.77E+010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HorWeights</text:p>
          </table:table-cell>
          <table:table-cell table:style-name="ce10" table:formula="of:=[.N25]" office:value-type="float" office:value="30627661112.8889" calcext:value-type="float">
            <text:p>3.06E+010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mputeVertWeights</text:p>
          </table:table-cell>
          <table:table-cell table:style-name="ce10" table:formula="of:=[.N25]" office:value-type="float" office:value="30627661112.8889" calcext:value-type="float">
            <text:p>3.06E+010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AggregateCost</text:p>
          </table:table-cell>
          <table:table-cell table:style-name="ce10" table:formula="of:=[.N26]" office:value-type="float" office:value="26738325176.32" calcext:value-type="float">
            <text:p>2.67E+010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ostConstruction</text:p>
          </table:table-cell>
          <table:table-cell table:style-name="ce10" table:formula="of:=[.N27]" office:value-type="float" office:value="4632143512.65185" calcext:value-type="float">
            <text:p>4.63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L</text:p>
          </table:table-cell>
          <table:table-cell table:style-name="ce10" table:formula="of:=[.N29]" office:value-type="float" office:value="2460094455.46667" calcext:value-type="float">
            <text:p>2.46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ensus_R</text:p>
          </table:table-cell>
          <table:table-cell table:style-name="ce10" table:formula="of:=[.N29]" office:value-type="float" office:value="2460094455.46667" calcext:value-type="float">
            <text:p>2.46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L</text:p>
          </table:table-cell>
          <table:table-cell table:style-name="ce10" table:formula="of:=[.N30]" office:value-type="float" office:value="2343177774.93334" calcext:value-type="float">
            <text:p>2.34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GB2Gray_R</text:p>
          </table:table-cell>
          <table:table-cell table:style-name="ce10" table:formula="of:=[.N30]" office:value-type="float" office:value="2343177774.93334" calcext:value-type="float">
            <text:p>2.34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Select</text:p>
          </table:table-cell>
          <table:table-cell table:style-name="ce10" table:formula="of:=[.N31]" office:value-type="float" office:value="2226467777.48148" calcext:value-type="float">
            <text:p>2.23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Median_Filter</text:p>
          </table:table-cell>
          <table:table-cell table:style-name="ce10" table:formula="of:=[.N33]" office:value-type="float" office:value="1566724445.48741" calcext:value-type="float">
            <text:p>1.57E+009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1</text:p>
          </table:table-cell>
          <table:table-cell table:style-name="ce10" table:formula="of:=[.N35]" office:value-type="float" office:value="605655555.555556" calcext:value-type="float">
            <text:p>6.06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Read_PPM0</text:p>
          </table:table-cell>
          <table:table-cell table:style-name="ce10" table:formula="of:=[.N35]" office:value-type="float" office:value="605655555.555556" calcext:value-type="float">
            <text:p>6.06E+008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Split</text:p>
          </table:table-cell>
          <table:table-cell table:style-name="ce10" table:formula="of:=[.N102]" office:value-type="float" office:value="6988888.88888889" calcext:value-type="float">
            <text:p>6.99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arityGen</text:p>
          </table:table-cell>
          <table:table-cell table:style-name="ce10" table:formula="of:=[.N106]" office:value-type="float" office:value="5888888.88888889" calcext:value-type="float">
            <text:p>5.89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0</text:p>
          </table:table-cell>
          <table:table-cell table:style-name="ce10" table:formula="of:=[.N101]" office:value-type="float" office:value="7077777.77777778" calcext:value-type="float">
            <text:p>7.08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Display_RGB1</text:p>
          </table:table-cell>
          <table:table-cell table:style-name="ce10" table:formula="of:=[.N101]" office:value-type="float" office:value="7077777.77777778" calcext:value-type="float">
            <text:p>7.08E+006</text:p>
          </table:table-cell>
          <table:table-cell table:style-name="ce16"/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3" office:value-type="string" calcext:value-type="string">
            <text:p>OffsetGen</text:p>
          </table:table-cell>
          <table:table-cell table:style-name="ce11" table:formula="of:=[.N112]" office:value-type="float" office:value="5500000" calcext:value-type="float">
            <text:p>5.50E+006</text:p>
          </table:table-cell>
          <table:table-cell table:style-name="ce17"/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office:value-type="string" calcext:value-type="string">
            <text:p>in p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vg</text:p>
          </table:table-cell>
          <table:table-cell table:style-name="ce19" office:value-type="string" calcext:value-type="string">
            <text:p>Stdev</text:p>
          </table:table-cell>
          <table:table-cell table:style-name="Default" office:value-type="string" calcext:value-type="string">
            <text:p>Stdev (%)</text:p>
          </table:table-cell>
        </table:table-row>
        <table:table-row table:style-name="ro1">
          <table:table-cell/>
          <table:table-cell table:style-name="ce25" office:value-type="string" calcext:value-type="string">
            <text:p>writePPM</text:p>
          </table:table-cell>
          <table:table-cell office:value-type="float" office:value="47742999665.7778" calcext:value-type="float">
            <text:p>47742999665.7778</text:p>
          </table:table-cell>
          <table:table-cell office:value-type="float" office:value="47734444487.1111" calcext:value-type="float">
            <text:p>47734444487.1111</text:p>
          </table:table-cell>
          <table:table-cell office:value-type="float" office:value="47733777749.3333" calcext:value-type="float">
            <text:p>47733777749.3333</text:p>
          </table:table-cell>
          <table:table-cell office:value-type="float" office:value="47762666837.3333" calcext:value-type="float">
            <text:p>47762666837.3333</text:p>
          </table:table-cell>
          <table:table-cell office:value-type="float" office:value="47743333262.2222" calcext:value-type="float">
            <text:p>47743333262.2222</text:p>
          </table:table-cell>
          <table:table-cell office:value-type="float" office:value="47710000014.2222" calcext:value-type="float">
            <text:p>47710000014.2222</text:p>
          </table:table-cell>
          <table:table-cell office:value-type="float" office:value="47751777393.7778" calcext:value-type="float">
            <text:p>47751777393.7778</text:p>
          </table:table-cell>
          <table:table-cell office:value-type="float" office:value="47751000519.1111" calcext:value-type="float">
            <text:p>47751000519.1111</text:p>
          </table:table-cell>
          <table:table-cell office:value-type="float" office:value="47704444928" calcext:value-type="float">
            <text:p>47704444928</text:p>
          </table:table-cell>
          <table:table-cell office:value-type="float" office:value="47770889784.8889" calcext:value-type="float">
            <text:p>47770889784.8889</text:p>
          </table:table-cell>
          <table:table-cell table:style-name="ce25" office:value-type="string" calcext:value-type="string">
            <text:p>writePPM</text:p>
          </table:table-cell>
          <table:table-cell table:formula="of:=AVERAGE([.C24:.L24])" office:value-type="float" office:value="47740533464.1778" calcext:value-type="float">
            <text:p>4.77E+010</text:p>
          </table:table-cell>
          <table:table-cell table:formula="of:=STDEV([.C24:.L24])" office:value-type="float" office:value="21025613.9031265" calcext:value-type="float">
            <text:p>2.10E+007</text:p>
          </table:table-cell>
          <table:table-cell table:formula="of:=[.O24]/[.N24]*100" office:value-type="float" office:value="0.0440414305778613" calcext:value-type="float">
            <text:p>0.04</text:p>
          </table:table-cell>
        </table:table-row>
        <table:table-row table:style-name="ro1">
          <table:table-cell/>
          <table:table-cell table:style-name="ce25" office:value-type="string" calcext:value-type="string">
            <text:p>computeWeights</text:p>
          </table:table-cell>
          <table:table-cell office:value-type="float" office:value="30623833372.4444" calcext:value-type="float">
            <text:p>30623833372.4444</text:p>
          </table:table-cell>
          <table:table-cell office:value-type="float" office:value="30626666723.5556" calcext:value-type="float">
            <text:p>30626666723.5556</text:p>
          </table:table-cell>
          <table:table-cell office:value-type="float" office:value="30628222208" calcext:value-type="float">
            <text:p>30628222208</text:p>
          </table:table-cell>
          <table:table-cell office:value-type="float" office:value="30642944369.7778" calcext:value-type="float">
            <text:p>30642944369.7778</text:p>
          </table:table-cell>
          <table:table-cell office:value-type="float" office:value="30617222314.6667" calcext:value-type="float">
            <text:p>30617222314.6667</text:p>
          </table:table-cell>
          <table:table-cell office:value-type="float" office:value="30635361024" calcext:value-type="float">
            <text:p>30635361024</text:p>
          </table:table-cell>
          <table:table-cell office:value-type="float" office:value="30622666638.2222" calcext:value-type="float">
            <text:p>30622666638.2222</text:p>
          </table:table-cell>
          <table:table-cell office:value-type="float" office:value="30624416654.2222" calcext:value-type="float">
            <text:p>30624416654.2222</text:p>
          </table:table-cell>
          <table:table-cell office:value-type="float" office:value="30633902819.5556" calcext:value-type="float">
            <text:p>30633902819.5556</text:p>
          </table:table-cell>
          <table:table-cell office:value-type="float" office:value="30621375004.4444" calcext:value-type="float">
            <text:p>30621375004.4444</text:p>
          </table:table-cell>
          <table:table-cell table:style-name="ce25" office:value-type="string" calcext:value-type="string">
            <text:p>computeWeights</text:p>
          </table:table-cell>
          <table:table-cell table:formula="of:=AVERAGE([.C25:.L25])" office:value-type="float" office:value="30627661112.8889" calcext:value-type="float">
            <text:p>3.06E+010</text:p>
          </table:table-cell>
          <table:table-cell table:formula="of:=STDEV([.C25:.L25])" office:value-type="float" office:value="7686464.77098652" calcext:value-type="float">
            <text:p>7.69E+006</text:p>
          </table:table-cell>
          <table:table-cell table:formula="of:=[.O25]/[.N25]*100" office:value-type="float" office:value="0.0250964797561766" calcext:value-type="float">
            <text:p>0.03</text:p>
          </table:table-cell>
        </table:table-row>
        <table:table-row table:style-name="ro1">
          <table:table-cell/>
          <table:table-cell table:style-name="ce25" office:value-type="string" calcext:value-type="string">
            <text:p>aggregateCost</text:p>
          </table:table-cell>
          <table:table-cell office:value-type="float" office:value="26747598097.0667" calcext:value-type="float">
            <text:p>26747598097.0667</text:p>
          </table:table-cell>
          <table:table-cell office:value-type="float" office:value="26742670362.5481" calcext:value-type="float">
            <text:p>26742670362.5481</text:p>
          </table:table-cell>
          <table:table-cell office:value-type="float" office:value="26733929593.363" calcext:value-type="float">
            <text:p>26733929593.363</text:p>
          </table:table-cell>
          <table:table-cell office:value-type="float" office:value="26737303726.4593" calcext:value-type="float">
            <text:p>26737303726.4593</text:p>
          </table:table-cell>
          <table:table-cell office:value-type="float" office:value="26749412973.9852" calcext:value-type="float">
            <text:p>26749412973.9852</text:p>
          </table:table-cell>
          <table:table-cell office:value-type="float" office:value="26730625941.8074" calcext:value-type="float">
            <text:p>26730625941.8074</text:p>
          </table:table-cell>
          <table:table-cell office:value-type="float" office:value="26732183313.0667" calcext:value-type="float">
            <text:p>26732183313.0667</text:p>
          </table:table-cell>
          <table:table-cell office:value-type="float" office:value="26738235187.2" calcext:value-type="float">
            <text:p>26738235187.2</text:p>
          </table:table-cell>
          <table:table-cell office:value-type="float" office:value="26747035158.7556" calcext:value-type="float">
            <text:p>26747035158.7556</text:p>
          </table:table-cell>
          <table:table-cell office:value-type="float" office:value="26724257408.9481" calcext:value-type="float">
            <text:p>26724257408.9481</text:p>
          </table:table-cell>
          <table:table-cell table:style-name="ce25" office:value-type="string" calcext:value-type="string">
            <text:p>aggregateCost</text:p>
          </table:table-cell>
          <table:table-cell table:formula="of:=AVERAGE([.C26:.L26])" office:value-type="float" office:value="26738325176.32" calcext:value-type="float">
            <text:p>2.67E+010</text:p>
          </table:table-cell>
          <table:table-cell table:formula="of:=STDEV([.C26:.L26])" office:value-type="float" office:value="8292876.03339913" calcext:value-type="float">
            <text:p>8.29E+006</text:p>
          </table:table-cell>
          <table:table-cell table:formula="of:=[.O26]/[.N26]*100" office:value-type="float" office:value="0.031014941955839" calcext:value-type="float">
            <text:p>0.03</text:p>
          </table:table-cell>
        </table:table-row>
        <table:table-row table:style-name="ro1">
          <table:table-cell/>
          <table:table-cell table:style-name="ce25" office:value-type="string" calcext:value-type="string">
            <text:p>costConstruction</text:p>
          </table:table-cell>
          <table:table-cell office:value-type="float" office:value="4630553700.5037" calcext:value-type="float">
            <text:p>4630553700.5037</text:p>
          </table:table-cell>
          <table:table-cell office:value-type="float" office:value="4631746304" calcext:value-type="float">
            <text:p>4631746304</text:p>
          </table:table-cell>
          <table:table-cell office:value-type="float" office:value="4631592582.63704" calcext:value-type="float">
            <text:p>4631592582.63704</text:p>
          </table:table-cell>
          <table:table-cell office:value-type="float" office:value="4632824067.79259" calcext:value-type="float">
            <text:p>4632824067.79259</text:p>
          </table:table-cell>
          <table:table-cell office:value-type="float" office:value="4637438886.87407" calcext:value-type="float">
            <text:p>4637438886.87407</text:p>
          </table:table-cell>
          <table:table-cell office:value-type="float" office:value="4635162954.9037" calcext:value-type="float">
            <text:p>4635162954.9037</text:p>
          </table:table-cell>
          <table:table-cell office:value-type="float" office:value="4629848134.16296" calcext:value-type="float">
            <text:p>4629848134.16296</text:p>
          </table:table-cell>
          <table:table-cell office:value-type="float" office:value="4631144442.31111" calcext:value-type="float">
            <text:p>4631144442.31111</text:p>
          </table:table-cell>
          <table:table-cell office:value-type="float" office:value="4629196289.8963" calcext:value-type="float">
            <text:p>4629196289.8963</text:p>
          </table:table-cell>
          <table:table-cell office:value-type="float" office:value="4631927763.43704" calcext:value-type="float">
            <text:p>4631927763.43704</text:p>
          </table:table-cell>
          <table:table-cell table:style-name="ce25" office:value-type="string" calcext:value-type="string">
            <text:p>costConstruction</text:p>
          </table:table-cell>
          <table:table-cell table:formula="of:=AVERAGE([.C27:.L27])" office:value-type="float" office:value="4632143512.65185" calcext:value-type="float">
            <text:p>4.63E+009</text:p>
          </table:table-cell>
          <table:table-cell table:formula="of:=STDEV([.C27:.L27])" office:value-type="float" office:value="2485727.0314393" calcext:value-type="float">
            <text:p>2.49E+006</text:p>
          </table:table-cell>
          <table:table-cell table:formula="of:=[.O27]/[.N27]*100" office:value-type="float" office:value="0.0536625651742004" calcext:value-type="float">
            <text:p>0.05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implode_Broadcast2_in</text:p>
          </table:table-cell>
          <table:table-cell office:value-type="float" office:value="2938777742.22222" calcext:value-type="float">
            <text:p>2938777742.22222</text:p>
          </table:table-cell>
          <table:table-cell office:value-type="float" office:value="2972888917.33333" calcext:value-type="float">
            <text:p>2972888917.33333</text:p>
          </table:table-cell>
          <table:table-cell office:value-type="float" office:value="2952000000" calcext:value-type="float">
            <text:p>2952000000</text:p>
          </table:table-cell>
          <table:table-cell office:value-type="float" office:value="2967333376" calcext:value-type="float">
            <text:p>2967333376</text:p>
          </table:table-cell>
          <table:table-cell office:value-type="float" office:value="2970000014.22222" calcext:value-type="float">
            <text:p>2970000014.22222</text:p>
          </table:table-cell>
          <table:table-cell office:value-type="float" office:value="2971444451.55556" calcext:value-type="float">
            <text:p>2971444451.55556</text:p>
          </table:table-cell>
          <table:table-cell office:value-type="float" office:value="2974444401.77778" calcext:value-type="float">
            <text:p>2974444401.77778</text:p>
          </table:table-cell>
          <table:table-cell office:value-type="float" office:value="2969777806.22222" calcext:value-type="float">
            <text:p>2969777806.22222</text:p>
          </table:table-cell>
          <table:table-cell office:value-type="float" office:value="2966555534.22222" calcext:value-type="float">
            <text:p>2966555534.22222</text:p>
          </table:table-cell>
          <table:table-cell office:value-type="float" office:value="2975444451.55556" calcext:value-type="float">
            <text:p>2975444451.55556</text:p>
          </table:table-cell>
          <table:table-cell table:style-name="ce26" office:value-type="string" calcext:value-type="string">
            <text:p>Cost_Parallel_Work_implode_Broadcast2_in</text:p>
          </table:table-cell>
          <table:table-cell table:style-name="ce27" table:formula="of:=AVERAGE([.C28:.L28])" office:value-type="float" office:value="2965866669.51111" calcext:value-type="float">
            <text:p>2.97E+009</text:p>
          </table:table-cell>
          <table:table-cell table:formula="of:=STDEV([.C28:.L28])" office:value-type="float" office:value="11579852.2976738" calcext:value-type="float">
            <text:p>1.16E+007</text:p>
          </table:table-cell>
          <table:table-cell table:formula="of:=[.O28]/[.N28]*100" office:value-type="float" office:value="0.390437386033357" calcext:value-type="float">
            <text:p>0.39</text:p>
          </table:table-cell>
        </table:table-row>
        <table:table-row table:style-name="ro1">
          <table:table-cell/>
          <table:table-cell table:style-name="ce25" office:value-type="string" calcext:value-type="string">
            <text:p>census</text:p>
          </table:table-cell>
          <table:table-cell office:value-type="float" office:value="2459722211.55556" calcext:value-type="float">
            <text:p>2459722211.55556</text:p>
          </table:table-cell>
          <table:table-cell office:value-type="float" office:value="2461277795.55556" calcext:value-type="float">
            <text:p>2461277795.55556</text:p>
          </table:table-cell>
          <table:table-cell office:value-type="float" office:value="2459277795.55556" calcext:value-type="float">
            <text:p>2459277795.55556</text:p>
          </table:table-cell>
          <table:table-cell office:value-type="float" office:value="2460111132.44444" calcext:value-type="float">
            <text:p>2460111132.44444</text:p>
          </table:table-cell>
          <table:table-cell office:value-type="float" office:value="2462499982.22222" calcext:value-type="float">
            <text:p>2462499982.22222</text:p>
          </table:table-cell>
          <table:table-cell office:value-type="float" office:value="2460666695.11111" calcext:value-type="float">
            <text:p>2460666695.11111</text:p>
          </table:table-cell>
          <table:table-cell office:value-type="float" office:value="2460777784.88889" calcext:value-type="float">
            <text:p>2460777784.88889</text:p>
          </table:table-cell>
          <table:table-cell office:value-type="float" office:value="2460166684.44444" calcext:value-type="float">
            <text:p>2460166684.44444</text:p>
          </table:table-cell>
          <table:table-cell office:value-type="float" office:value="2457944476.44444" calcext:value-type="float">
            <text:p>2457944476.44444</text:p>
          </table:table-cell>
          <table:table-cell office:value-type="float" office:value="2458499996.44444" calcext:value-type="float">
            <text:p>2458499996.44444</text:p>
          </table:table-cell>
          <table:table-cell table:style-name="ce25" office:value-type="string" calcext:value-type="string">
            <text:p>census</text:p>
          </table:table-cell>
          <table:table-cell table:formula="of:=AVERAGE([.C29:.L29])" office:value-type="float" office:value="2460094455.46667" calcext:value-type="float">
            <text:p>2.46E+009</text:p>
          </table:table-cell>
          <table:table-cell table:formula="of:=STDEV([.C29:.L29])" office:value-type="float" office:value="1331538.5213175" calcext:value-type="float">
            <text:p>1.33E+006</text:p>
          </table:table-cell>
          <table:table-cell table:formula="of:=[.O29]/[.N29]*100" office:value-type="float" office:value="0.0541255039357794" calcext:value-type="float">
            <text:p>0.05</text:p>
          </table:table-cell>
        </table:table-row>
        <table:table-row table:style-name="ro1">
          <table:table-cell/>
          <table:table-cell table:style-name="ce25" office:value-type="string" calcext:value-type="string">
            <text:p>rgb2Gray</text:p>
          </table:table-cell>
          <table:table-cell office:value-type="float" office:value="2362888888.88889" calcext:value-type="float">
            <text:p>2362888888.88889</text:p>
          </table:table-cell>
          <table:table-cell office:value-type="float" office:value="2325166648.88889" calcext:value-type="float">
            <text:p>2325166648.88889</text:p>
          </table:table-cell>
          <table:table-cell office:value-type="float" office:value="2326388920.88889" calcext:value-type="float">
            <text:p>2326388920.88889</text:p>
          </table:table-cell>
          <table:table-cell office:value-type="float" office:value="2339666659.55556" calcext:value-type="float">
            <text:p>2339666659.55556</text:p>
          </table:table-cell>
          <table:table-cell office:value-type="float" office:value="2335888881.77778" calcext:value-type="float">
            <text:p>2335888881.77778</text:p>
          </table:table-cell>
          <table:table-cell office:value-type="float" office:value="2352777770.66667" calcext:value-type="float">
            <text:p>2352777770.66667</text:p>
          </table:table-cell>
          <table:table-cell office:value-type="float" office:value="2345777763.55556" calcext:value-type="float">
            <text:p>2345777763.55556</text:p>
          </table:table-cell>
          <table:table-cell office:value-type="float" office:value="2340111089.77778" calcext:value-type="float">
            <text:p>2340111089.77778</text:p>
          </table:table-cell>
          <table:table-cell office:value-type="float" office:value="2361555555.55556" calcext:value-type="float">
            <text:p>2361555555.55556</text:p>
          </table:table-cell>
          <table:table-cell office:value-type="float" office:value="2341555569.77778" calcext:value-type="float">
            <text:p>2341555569.77778</text:p>
          </table:table-cell>
          <table:table-cell table:style-name="ce25" office:value-type="string" calcext:value-type="string">
            <text:p>rgb2Gray</text:p>
          </table:table-cell>
          <table:table-cell table:formula="of:=AVERAGE([.C30:.L30])" office:value-type="float" office:value="2343177774.93334" calcext:value-type="float">
            <text:p>2.34E+009</text:p>
          </table:table-cell>
          <table:table-cell table:formula="of:=STDEV([.C30:.L30])" office:value-type="float" office:value="12948397.4831593" calcext:value-type="float">
            <text:p>1.29E+007</text:p>
          </table:table-cell>
          <table:table-cell table:formula="of:=[.O30]/[.N30]*100" office:value-type="float" office:value="0.552599876188553" calcext:value-type="float">
            <text:p>0.55</text:p>
          </table:table-cell>
        </table:table-row>
        <table:table-row table:style-name="ro1">
          <table:table-cell/>
          <table:table-cell table:style-name="ce25" office:value-type="string" calcext:value-type="string">
            <text:p>disparitySelect</text:p>
          </table:table-cell>
          <table:table-cell office:value-type="float" office:value="2226459258.19259" calcext:value-type="float">
            <text:p>2226459258.19259</text:p>
          </table:table-cell>
          <table:table-cell office:value-type="float" office:value="2231172221.62963" calcext:value-type="float">
            <text:p>2231172221.62963</text:p>
          </table:table-cell>
          <table:table-cell office:value-type="float" office:value="2228009262.57778" calcext:value-type="float">
            <text:p>2228009262.57778</text:p>
          </table:table-cell>
          <table:table-cell office:value-type="float" office:value="2224166664.77037" calcext:value-type="float">
            <text:p>2224166664.77037</text:p>
          </table:table-cell>
          <table:table-cell office:value-type="float" office:value="2224333328.71111" calcext:value-type="float">
            <text:p>2224333328.71111</text:p>
          </table:table-cell>
          <table:table-cell office:value-type="float" office:value="2227659255.82222" calcext:value-type="float">
            <text:p>2227659255.82222</text:p>
          </table:table-cell>
          <table:table-cell office:value-type="float" office:value="2221990741.92593" calcext:value-type="float">
            <text:p>2221990741.92593</text:p>
          </table:table-cell>
          <table:table-cell office:value-type="float" office:value="2228377776.47407" calcext:value-type="float">
            <text:p>2228377776.47407</text:p>
          </table:table-cell>
          <table:table-cell office:value-type="float" office:value="2227874078.6963" calcext:value-type="float">
            <text:p>2227874078.6963</text:p>
          </table:table-cell>
          <table:table-cell office:value-type="float" office:value="2224635186.01481" calcext:value-type="float">
            <text:p>2224635186.01481</text:p>
          </table:table-cell>
          <table:table-cell table:style-name="ce25" office:value-type="string" calcext:value-type="string">
            <text:p>disparitySelect</text:p>
          </table:table-cell>
          <table:table-cell table:formula="of:=AVERAGE([.C31:.L31])" office:value-type="float" office:value="2226467777.48148" calcext:value-type="float">
            <text:p>2.23E+009</text:p>
          </table:table-cell>
          <table:table-cell table:formula="of:=STDEV([.C31:.L31])" office:value-type="float" office:value="2683419.74250827" calcext:value-type="float">
            <text:p>2.68E+006</text:p>
          </table:table-cell>
          <table:table-cell table:formula="of:=[.O31]/[.N31]*100" office:value-type="float" office:value="0.120523628037576" calcext:value-type="float">
            <text:p>0.12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implode_Broadcast3_in</text:p>
          </table:table-cell>
          <table:table-cell office:value-type="float" office:value="2147888910.22222" calcext:value-type="float">
            <text:p>2147888910.22222</text:p>
          </table:table-cell>
          <table:table-cell office:value-type="float" office:value="2127444451.55556" calcext:value-type="float">
            <text:p>2127444451.55556</text:p>
          </table:table-cell>
          <table:table-cell office:value-type="float" office:value="2148777799.11111" calcext:value-type="float">
            <text:p>2148777799.11111</text:p>
          </table:table-cell>
          <table:table-cell office:value-type="float" office:value="2141666688" calcext:value-type="float">
            <text:p>2141666688</text:p>
          </table:table-cell>
          <table:table-cell office:value-type="float" office:value="2140555520" calcext:value-type="float">
            <text:p>2140555520</text:p>
          </table:table-cell>
          <table:table-cell office:value-type="float" office:value="2131333319.11111" calcext:value-type="float">
            <text:p>2131333319.11111</text:p>
          </table:table-cell>
          <table:table-cell office:value-type="float" office:value="2129555555.55556" calcext:value-type="float">
            <text:p>2129555555.55556</text:p>
          </table:table-cell>
          <table:table-cell office:value-type="float" office:value="2142999992.88889" calcext:value-type="float">
            <text:p>2142999992.88889</text:p>
          </table:table-cell>
          <table:table-cell office:value-type="float" office:value="2140999992.88889" calcext:value-type="float">
            <text:p>2140999992.88889</text:p>
          </table:table-cell>
          <table:table-cell office:value-type="float" office:value="2134333326.22222" calcext:value-type="float">
            <text:p>2134333326.22222</text:p>
          </table:table-cell>
          <table:table-cell table:style-name="ce26" office:value-type="string" calcext:value-type="string">
            <text:p>Cost_Parallel_Work_implode_Broadcast3_in</text:p>
          </table:table-cell>
          <table:table-cell table:style-name="ce27" table:formula="of:=AVERAGE([.C32:.L32])" office:value-type="float" office:value="2138555555.55556" calcext:value-type="float">
            <text:p>2.14E+009</text:p>
          </table:table-cell>
          <table:table-cell table:formula="of:=STDEV([.C32:.L32])" office:value-type="float" office:value="7494128.25333325" calcext:value-type="float">
            <text:p>7.49E+006</text:p>
          </table:table-cell>
          <table:table-cell table:formula="of:=[.O32]/[.N32]*100" office:value-type="float" office:value="0.350429439808797" calcext:value-type="float">
            <text:p>0.35</text:p>
          </table:table-cell>
        </table:table-row>
        <table:table-row table:style-name="ro1">
          <table:table-cell/>
          <table:table-cell table:style-name="ce25" office:value-type="string" calcext:value-type="string">
            <text:p>medianFilter</text:p>
          </table:table-cell>
          <table:table-cell office:value-type="float" office:value="1565451852.8" calcext:value-type="float">
            <text:p>1565451852.8</text:p>
          </table:table-cell>
          <table:table-cell office:value-type="float" office:value="1581133335.7037" calcext:value-type="float">
            <text:p>1581133335.7037</text:p>
          </table:table-cell>
          <table:table-cell office:value-type="float" office:value="1564777781.0963" calcext:value-type="float">
            <text:p>1564777781.0963</text:p>
          </table:table-cell>
          <table:table-cell office:value-type="float" office:value="1566592591.64444" calcext:value-type="float">
            <text:p>1566592591.64444</text:p>
          </table:table-cell>
          <table:table-cell office:value-type="float" office:value="1564555555.08148" calcext:value-type="float">
            <text:p>1564555555.08148</text:p>
          </table:table-cell>
          <table:table-cell office:value-type="float" office:value="1563711107.79259" calcext:value-type="float">
            <text:p>1563711107.79259</text:p>
          </table:table-cell>
          <table:table-cell office:value-type="float" office:value="1565874080.23704" calcext:value-type="float">
            <text:p>1565874080.23704</text:p>
          </table:table-cell>
          <table:table-cell office:value-type="float" office:value="1565548144.82963" calcext:value-type="float">
            <text:p>1565548144.82963</text:p>
          </table:table-cell>
          <table:table-cell office:value-type="float" office:value="1564659261.62963" calcext:value-type="float">
            <text:p>1564659261.62963</text:p>
          </table:table-cell>
          <table:table-cell office:value-type="float" office:value="1564940744.05926" calcext:value-type="float">
            <text:p>1564940744.05926</text:p>
          </table:table-cell>
          <table:table-cell table:style-name="ce25" office:value-type="string" calcext:value-type="string">
            <text:p>medianFilter</text:p>
          </table:table-cell>
          <table:table-cell table:formula="of:=AVERAGE([.C33:.L33])" office:value-type="float" office:value="1566724445.48741" calcext:value-type="float">
            <text:p>1.57E+009</text:p>
          </table:table-cell>
          <table:table-cell table:formula="of:=STDEV([.C33:.L33])" office:value-type="float" office:value="5124886.62426768" calcext:value-type="float">
            <text:p>5.12E+006</text:p>
          </table:table-cell>
          <table:table-cell table:formula="of:=[.O33]/[.N33]*100" office:value-type="float" office:value="0.327108359037146" calcext:value-type="float">
            <text:p>0.33</text:p>
          </table:table-cell>
        </table:table-row>
        <table:table-row table:style-name="ro1">
          <table:table-cell/>
          <table:table-cell table:style-name="ce26" office:value-type="string" calcext:value-type="string">
            <text:p>Cost_Parallel_Work_br_rgbL</text:p>
          </table:table-cell>
          <table:table-cell office:value-type="float" office:value="771222222.222222" calcext:value-type="float">
            <text:p>771222222.222222</text:p>
          </table:table-cell>
          <table:table-cell office:value-type="float" office:value="810555555.555556" calcext:value-type="float">
            <text:p>810555555.555556</text:p>
          </table:table-cell>
          <table:table-cell office:value-type="float" office:value="803555555.555556" calcext:value-type="float">
            <text:p>803555555.555556</text:p>
          </table:table-cell>
          <table:table-cell office:value-type="float" office:value="820222222.222222" calcext:value-type="float">
            <text:p>820222222.222222</text:p>
          </table:table-cell>
          <table:table-cell office:value-type="float" office:value="809777777.777778" calcext:value-type="float">
            <text:p>809777777.777778</text:p>
          </table:table-cell>
          <table:table-cell office:value-type="float" office:value="778333333.333333" calcext:value-type="float">
            <text:p>778333333.333333</text:p>
          </table:table-cell>
          <table:table-cell office:value-type="float" office:value="800111111.111111" calcext:value-type="float">
            <text:p>800111111.111111</text:p>
          </table:table-cell>
          <table:table-cell office:value-type="float" office:value="825222222.222222" calcext:value-type="float">
            <text:p>825222222.222222</text:p>
          </table:table-cell>
          <table:table-cell office:value-type="float" office:value="772222222.222222" calcext:value-type="float">
            <text:p>772222222.222222</text:p>
          </table:table-cell>
          <table:table-cell office:value-type="float" office:value="781777777.777778" calcext:value-type="float">
            <text:p>781777777.777778</text:p>
          </table:table-cell>
          <table:table-cell table:style-name="ce26" office:value-type="string" calcext:value-type="string">
            <text:p>Cost_Parallel_Work_br_rgbL</text:p>
          </table:table-cell>
          <table:table-cell table:style-name="ce27" table:formula="of:=AVERAGE([.C34:.L34])" office:value-type="float" office:value="797300000" calcext:value-type="float">
            <text:p>7.97E+008</text:p>
          </table:table-cell>
          <table:table-cell table:formula="of:=STDEV([.C34:.L34])" office:value-type="float" office:value="19980927.1196227" calcext:value-type="float">
            <text:p>2.00E+007</text:p>
          </table:table-cell>
          <table:table-cell table:style-name="ce28" table:formula="of:=[.O34]/[.N34]*100" office:value-type="float" office:value="2.50607388932932" calcext:value-type="float">
            <text:p>2.51</text:p>
          </table:table-cell>
        </table:table-row>
        <table:table-row table:style-name="ro1">
          <table:table-cell/>
          <table:table-cell table:style-name="ce25" office:value-type="string" calcext:value-type="string">
            <text:p>readPPM</text:p>
          </table:table-cell>
          <table:table-cell office:value-type="float" office:value="598277777.777778" calcext:value-type="float">
            <text:p>598277777.777778</text:p>
          </table:table-cell>
          <table:table-cell office:value-type="float" office:value="613888888.888889" calcext:value-type="float">
            <text:p>613888888.888889</text:p>
          </table:table-cell>
          <table:table-cell office:value-type="float" office:value="603666666.666667" calcext:value-type="float">
            <text:p>603666666.666667</text:p>
          </table:table-cell>
          <table:table-cell office:value-type="float" office:value="599166666.666667" calcext:value-type="float">
            <text:p>599166666.666667</text:p>
          </table:table-cell>
          <table:table-cell office:value-type="float" office:value="597055555.555556" calcext:value-type="float">
            <text:p>597055555.555556</text:p>
          </table:table-cell>
          <table:table-cell office:value-type="float" office:value="601055555.555556" calcext:value-type="float">
            <text:p>601055555.555556</text:p>
          </table:table-cell>
          <table:table-cell office:value-type="float" office:value="607222222.222222" calcext:value-type="float">
            <text:p>607222222.222222</text:p>
          </table:table-cell>
          <table:table-cell office:value-type="float" office:value="622277777.777778" calcext:value-type="float">
            <text:p>622277777.777778</text:p>
          </table:table-cell>
          <table:table-cell office:value-type="float" office:value="613277777.777778" calcext:value-type="float">
            <text:p>613277777.777778</text:p>
          </table:table-cell>
          <table:table-cell office:value-type="float" office:value="600666666.666667" calcext:value-type="float">
            <text:p>600666666.666667</text:p>
          </table:table-cell>
          <table:table-cell table:style-name="ce25" office:value-type="string" calcext:value-type="string">
            <text:p>readPPM</text:p>
          </table:table-cell>
          <table:table-cell table:formula="of:=AVERAGE([.C35:.L35])" office:value-type="float" office:value="605655555.555556" calcext:value-type="float">
            <text:p>6.06E+008</text:p>
          </table:table-cell>
          <table:table-cell table:formula="of:=STDEV([.C35:.L35])" office:value-type="float" office:value="8334271.55212292" calcext:value-type="float">
            <text:p>8.33E+006</text:p>
          </table:table-cell>
          <table:table-cell table:style-name="ce28" table:formula="of:=[.O35]/[.N35]*100" office:value-type="float" office:value="1.37607448254612" calcext:value-type="float">
            <text:p>1.38</text:p>
          </table:table-cell>
        </table:table-row>
        <table:table-row table:style-name="ro1">
          <table:table-cell/>
          <table:table-cell office:value-type="string" calcext:value-type="string">
            <text:p>Broadcast0</text:p>
          </table:table-cell>
          <table:table-cell office:value-type="float" office:value="515444444.444444" calcext:value-type="float">
            <text:p>515444444.444444</text:p>
          </table:table-cell>
          <table:table-cell office:value-type="float" office:value="504666666.666667" calcext:value-type="float">
            <text:p>504666666.666667</text:p>
          </table:table-cell>
          <table:table-cell office:value-type="float" office:value="505000000" calcext:value-type="float">
            <text:p>505000000</text:p>
          </table:table-cell>
          <table:table-cell office:value-type="float" office:value="539111111.111111" calcext:value-type="float">
            <text:p>539111111.111111</text:p>
          </table:table-cell>
          <table:table-cell office:value-type="float" office:value="517777777.777778" calcext:value-type="float">
            <text:p>517777777.777778</text:p>
          </table:table-cell>
          <table:table-cell office:value-type="float" office:value="531333333.333333" calcext:value-type="float">
            <text:p>531333333.333333</text:p>
          </table:table-cell>
          <table:table-cell office:value-type="float" office:value="504888888.888889" calcext:value-type="float">
            <text:p>504888888.888889</text:p>
          </table:table-cell>
          <table:table-cell office:value-type="float" office:value="511222222.222222" calcext:value-type="float">
            <text:p>511222222.222222</text:p>
          </table:table-cell>
          <table:table-cell office:value-type="float" office:value="528444444.444444" calcext:value-type="float">
            <text:p>528444444.444444</text:p>
          </table:table-cell>
          <table:table-cell office:value-type="float" office:value="530333333.333333" calcext:value-type="float">
            <text:p>530333333.333333</text:p>
          </table:table-cell>
          <table:table-cell office:value-type="string" calcext:value-type="string">
            <text:p>Broadcast0</text:p>
          </table:table-cell>
          <table:table-cell table:formula="of:=AVERAGE([.C36:.L36])" office:value-type="float" office:value="518822222.222222" calcext:value-type="float">
            <text:p>5.19E+008</text:p>
          </table:table-cell>
          <table:table-cell table:formula="of:=STDEV([.C36:.L36])" office:value-type="float" office:value="12688977.5353111" calcext:value-type="float">
            <text:p>1.27E+007</text:p>
          </table:table-cell>
          <table:table-cell table:formula="of:=[.O36]/[.N36]*100" office:value-type="float" office:value="2.44572745572878" calcext:value-type="float">
            <text:p>2.4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0</text:p>
          </table:table-cell>
          <table:table-cell office:value-type="float" office:value="229555555.555556" calcext:value-type="float">
            <text:p>229555555.555556</text:p>
          </table:table-cell>
          <table:table-cell office:value-type="float" office:value="233888888.888889" calcext:value-type="float">
            <text:p>233888888.888889</text:p>
          </table:table-cell>
          <table:table-cell office:value-type="float" office:value="225111111.111111" calcext:value-type="float">
            <text:p>225111111.111111</text:p>
          </table:table-cell>
          <table:table-cell office:value-type="float" office:value="224666666.666667" calcext:value-type="float">
            <text:p>224666666.666667</text:p>
          </table:table-cell>
          <table:table-cell office:value-type="float" office:value="237111111.111111" calcext:value-type="float">
            <text:p>237111111.111111</text:p>
          </table:table-cell>
          <table:table-cell office:value-type="float" office:value="228555555.555556" calcext:value-type="float">
            <text:p>228555555.555556</text:p>
          </table:table-cell>
          <table:table-cell office:value-type="float" office:value="235444444.444444" calcext:value-type="float">
            <text:p>235444444.444444</text:p>
          </table:table-cell>
          <table:table-cell office:value-type="float" office:value="223111111.111111" calcext:value-type="float">
            <text:p>223111111.111111</text:p>
          </table:table-cell>
          <table:table-cell office:value-type="float" office:value="226333333.333333" calcext:value-type="float">
            <text:p>226333333.333333</text:p>
          </table:table-cell>
          <table:table-cell office:value-type="float" office:value="224111111.111111" calcext:value-type="float">
            <text:p>224111111.111111</text:p>
          </table:table-cell>
          <table:table-cell office:value-type="string" calcext:value-type="string">
            <text:p>Cost_Parallel_Work_Broadcast5_0</text:p>
          </table:table-cell>
          <table:table-cell table:formula="of:=AVERAGE([.C37:.L37])" office:value-type="float" office:value="228788888.888889" calcext:value-type="float">
            <text:p>2.29E+008</text:p>
          </table:table-cell>
          <table:table-cell table:formula="of:=STDEV([.C37:.L37])" office:value-type="float" office:value="5064860.51844769" calcext:value-type="float">
            <text:p>5.06E+006</text:p>
          </table:table-cell>
          <table:table-cell table:formula="of:=[.O37]/[.N37]*100" office:value-type="float" office:value="2.21377032033554" calcext:value-type="float">
            <text:p>2.2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3</text:p>
          </table:table-cell>
          <table:table-cell office:value-type="float" office:value="225777777.777778" calcext:value-type="float">
            <text:p>225777777.777778</text:p>
          </table:table-cell>
          <table:table-cell office:value-type="float" office:value="235444444.444444" calcext:value-type="float">
            <text:p>235444444.444444</text:p>
          </table:table-cell>
          <table:table-cell office:value-type="float" office:value="224666666.666667" calcext:value-type="float">
            <text:p>224666666.666667</text:p>
          </table:table-cell>
          <table:table-cell office:value-type="float" office:value="226555555.555556" calcext:value-type="float">
            <text:p>226555555.555556</text:p>
          </table:table-cell>
          <table:table-cell office:value-type="float" office:value="235888888.888889" calcext:value-type="float">
            <text:p>235888888.888889</text:p>
          </table:table-cell>
          <table:table-cell office:value-type="float" office:value="221888888.888889" calcext:value-type="float">
            <text:p>221888888.888889</text:p>
          </table:table-cell>
          <table:table-cell office:value-type="float" office:value="226111111.111111" calcext:value-type="float">
            <text:p>226111111.111111</text:p>
          </table:table-cell>
          <table:table-cell office:value-type="float" office:value="226222222.222222" calcext:value-type="float">
            <text:p>226222222.222222</text:p>
          </table:table-cell>
          <table:table-cell office:value-type="float" office:value="227111111.111111" calcext:value-type="float">
            <text:p>227111111.111111</text:p>
          </table:table-cell>
          <table:table-cell office:value-type="float" office:value="233222222.222222" calcext:value-type="float">
            <text:p>233222222.222222</text:p>
          </table:table-cell>
          <table:table-cell office:value-type="string" calcext:value-type="string">
            <text:p>Cost_Parallel_Work_Broadcast5_43</text:p>
          </table:table-cell>
          <table:table-cell table:formula="of:=AVERAGE([.C38:.L38])" office:value-type="float" office:value="228288888.888889" calcext:value-type="float">
            <text:p>2.28E+008</text:p>
          </table:table-cell>
          <table:table-cell table:formula="of:=STDEV([.C38:.L38])" office:value-type="float" office:value="4796889.71018003" calcext:value-type="float">
            <text:p>4.80E+006</text:p>
          </table:table-cell>
          <table:table-cell table:formula="of:=[.O38]/[.N38]*100" office:value-type="float" office:value="2.10123661012461" calcext:value-type="float">
            <text:p>2.1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2</text:p>
          </table:table-cell>
          <table:table-cell office:value-type="float" office:value="197222222.222222" calcext:value-type="float">
            <text:p>197222222.222222</text:p>
          </table:table-cell>
          <table:table-cell office:value-type="float" office:value="203777777.777778" calcext:value-type="float">
            <text:p>203777777.777778</text:p>
          </table:table-cell>
          <table:table-cell office:value-type="float" office:value="197222222.222222" calcext:value-type="float">
            <text:p>197222222.222222</text:p>
          </table:table-cell>
          <table:table-cell office:value-type="float" office:value="193111111.111111" calcext:value-type="float">
            <text:p>193111111.111111</text:p>
          </table:table-cell>
          <table:table-cell office:value-type="float" office:value="211555555.555556" calcext:value-type="float">
            <text:p>211555555.555556</text:p>
          </table:table-cell>
          <table:table-cell office:value-type="float" office:value="197000000" calcext:value-type="float">
            <text:p>197000000</text:p>
          </table:table-cell>
          <table:table-cell office:value-type="float" office:value="209888888.888889" calcext:value-type="float">
            <text:p>209888888.888889</text:p>
          </table:table-cell>
          <table:table-cell office:value-type="float" office:value="206888888.888889" calcext:value-type="float">
            <text:p>206888888.888889</text:p>
          </table:table-cell>
          <table:table-cell office:value-type="float" office:value="212888888.888889" calcext:value-type="float">
            <text:p>212888888.888889</text:p>
          </table:table-cell>
          <table:table-cell office:value-type="float" office:value="199555555.555556" calcext:value-type="float">
            <text:p>199555555.555556</text:p>
          </table:table-cell>
          <table:table-cell office:value-type="string" calcext:value-type="string">
            <text:p>Cost_Parallel_Work_Broadcast5_22</text:p>
          </table:table-cell>
          <table:table-cell table:formula="of:=AVERAGE([.C39:.L39])" office:value-type="float" office:value="202911111.111111" calcext:value-type="float">
            <text:p>2.03E+008</text:p>
          </table:table-cell>
          <table:table-cell table:formula="of:=STDEV([.C39:.L39])" office:value-type="float" office:value="7043622.64942102" calcext:value-type="float">
            <text:p>7.04E+006</text:p>
          </table:table-cell>
          <table:table-cell table:formula="of:=[.O39]/[.N39]*100" office:value-type="float" office:value="3.47128484529565" calcext:value-type="float">
            <text:p>3.4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</text:p>
          </table:table-cell>
          <table:table-cell office:value-type="float" office:value="189222222.222222" calcext:value-type="float">
            <text:p>189222222.222222</text:p>
          </table:table-cell>
          <table:table-cell office:value-type="float" office:value="196888888.888889" calcext:value-type="float">
            <text:p>196888888.888889</text:p>
          </table:table-cell>
          <table:table-cell office:value-type="float" office:value="202888888.888889" calcext:value-type="float">
            <text:p>202888888.888889</text:p>
          </table:table-cell>
          <table:table-cell office:value-type="float" office:value="186000000" calcext:value-type="float">
            <text:p>186000000</text:p>
          </table:table-cell>
          <table:table-cell office:value-type="float" office:value="193111111.111111" calcext:value-type="float">
            <text:p>193111111.111111</text:p>
          </table:table-cell>
          <table:table-cell office:value-type="float" office:value="194888888.888889" calcext:value-type="float">
            <text:p>194888888.888889</text:p>
          </table:table-cell>
          <table:table-cell office:value-type="float" office:value="186333333.333333" calcext:value-type="float">
            <text:p>186333333.333333</text:p>
          </table:table-cell>
          <table:table-cell office:value-type="float" office:value="195888888.888889" calcext:value-type="float">
            <text:p>195888888.888889</text:p>
          </table:table-cell>
          <table:table-cell office:value-type="float" office:value="209333333.333333" calcext:value-type="float">
            <text:p>209333333.333333</text:p>
          </table:table-cell>
          <table:table-cell office:value-type="float" office:value="199000000" calcext:value-type="float">
            <text:p>199000000</text:p>
          </table:table-cell>
          <table:table-cell office:value-type="string" calcext:value-type="string">
            <text:p>Cost_Parallel_Work_Broadcast5_3</text:p>
          </table:table-cell>
          <table:table-cell table:formula="of:=AVERAGE([.C40:.L40])" office:value-type="float" office:value="195355555.555556" calcext:value-type="float">
            <text:p>1.95E+008</text:p>
          </table:table-cell>
          <table:table-cell table:formula="of:=STDEV([.C40:.L40])" office:value-type="float" office:value="7301802.77268147" calcext:value-type="float">
            <text:p>7.30E+006</text:p>
          </table:table-cell>
          <table:table-cell table:formula="of:=[.O40]/[.N40]*100" office:value-type="float" office:value="3.73769906461911" calcext:value-type="float">
            <text:p>3.7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8</text:p>
          </table:table-cell>
          <table:table-cell office:value-type="float" office:value="178888888.888889" calcext:value-type="float">
            <text:p>178888888.888889</text:p>
          </table:table-cell>
          <table:table-cell office:value-type="float" office:value="189333333.333333" calcext:value-type="float">
            <text:p>189333333.333333</text:p>
          </table:table-cell>
          <table:table-cell office:value-type="float" office:value="188222222.222222" calcext:value-type="float">
            <text:p>188222222.222222</text:p>
          </table:table-cell>
          <table:table-cell office:value-type="float" office:value="176666666.666667" calcext:value-type="float">
            <text:p>176666666.666667</text:p>
          </table:table-cell>
          <table:table-cell office:value-type="float" office:value="190555555.555556" calcext:value-type="float">
            <text:p>190555555.555556</text:p>
          </table:table-cell>
          <table:table-cell office:value-type="float" office:value="186000000" calcext:value-type="float">
            <text:p>186000000</text:p>
          </table:table-cell>
          <table:table-cell office:value-type="float" office:value="173666666.666667" calcext:value-type="float">
            <text:p>173666666.666667</text:p>
          </table:table-cell>
          <table:table-cell office:value-type="float" office:value="178666666.666667" calcext:value-type="float">
            <text:p>178666666.666667</text:p>
          </table:table-cell>
          <table:table-cell office:value-type="float" office:value="177888888.888889" calcext:value-type="float">
            <text:p>177888888.888889</text:p>
          </table:table-cell>
          <table:table-cell office:value-type="float" office:value="180666666.666667" calcext:value-type="float">
            <text:p>180666666.666667</text:p>
          </table:table-cell>
          <table:table-cell office:value-type="string" calcext:value-type="string">
            <text:p>Cost_Parallel_Work_Broadcast5_8</text:p>
          </table:table-cell>
          <table:table-cell table:formula="of:=AVERAGE([.C41:.L41])" office:value-type="float" office:value="182055555.555556" calcext:value-type="float">
            <text:p>1.82E+008</text:p>
          </table:table-cell>
          <table:table-cell table:formula="of:=STDEV([.C41:.L41])" office:value-type="float" office:value="5953696.50365313" calcext:value-type="float">
            <text:p>5.95E+006</text:p>
          </table:table-cell>
          <table:table-cell table:formula="of:=[.O41]/[.N41]*100" office:value-type="float" office:value="3.27026356624218" calcext:value-type="float">
            <text:p>3.2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2</text:p>
          </table:table-cell>
          <table:table-cell office:value-type="float" office:value="187555555.555556" calcext:value-type="float">
            <text:p>187555555.555556</text:p>
          </table:table-cell>
          <table:table-cell office:value-type="float" office:value="186555555.555556" calcext:value-type="float">
            <text:p>186555555.555556</text:p>
          </table:table-cell>
          <table:table-cell office:value-type="float" office:value="177111111.111111" calcext:value-type="float">
            <text:p>177111111.111111</text:p>
          </table:table-cell>
          <table:table-cell office:value-type="float" office:value="179333333.333333" calcext:value-type="float">
            <text:p>179333333.333333</text:p>
          </table:table-cell>
          <table:table-cell office:value-type="float" office:value="175888888.888889" calcext:value-type="float">
            <text:p>175888888.888889</text:p>
          </table:table-cell>
          <table:table-cell office:value-type="float" office:value="189111111.111111" calcext:value-type="float">
            <text:p>189111111.111111</text:p>
          </table:table-cell>
          <table:table-cell office:value-type="float" office:value="178888888.888889" calcext:value-type="float">
            <text:p>178888888.888889</text:p>
          </table:table-cell>
          <table:table-cell office:value-type="float" office:value="177111111.111111" calcext:value-type="float">
            <text:p>177111111.111111</text:p>
          </table:table-cell>
          <table:table-cell office:value-type="float" office:value="176111111.111111" calcext:value-type="float">
            <text:p>176111111.111111</text:p>
          </table:table-cell>
          <table:table-cell office:value-type="float" office:value="175111111.111111" calcext:value-type="float">
            <text:p>175111111.111111</text:p>
          </table:table-cell>
          <table:table-cell office:value-type="string" calcext:value-type="string">
            <text:p>Cost_Parallel_Work_Broadcast5_32</text:p>
          </table:table-cell>
          <table:table-cell table:formula="of:=AVERAGE([.C42:.L42])" office:value-type="float" office:value="180277777.777778" calcext:value-type="float">
            <text:p>1.80E+008</text:p>
          </table:table-cell>
          <table:table-cell table:formula="of:=STDEV([.C42:.L42])" office:value-type="float" office:value="5339566.83045557" calcext:value-type="float">
            <text:p>5.34E+006</text:p>
          </table:table-cell>
          <table:table-cell table:formula="of:=[.O42]/[.N42]*100" office:value-type="float" office:value="2.96185525264099" calcext:value-type="float">
            <text:p>2.9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3</text:p>
          </table:table-cell>
          <table:table-cell office:value-type="float" office:value="175111111.111111" calcext:value-type="float">
            <text:p>175111111.111111</text:p>
          </table:table-cell>
          <table:table-cell office:value-type="float" office:value="174555555.555556" calcext:value-type="float">
            <text:p>174555555.555556</text:p>
          </table:table-cell>
          <table:table-cell office:value-type="float" office:value="174333333.333333" calcext:value-type="float">
            <text:p>174333333.333333</text:p>
          </table:table-cell>
          <table:table-cell office:value-type="float" office:value="173333333.333333" calcext:value-type="float">
            <text:p>173333333.333333</text:p>
          </table:table-cell>
          <table:table-cell office:value-type="float" office:value="186555555.555556" calcext:value-type="float">
            <text:p>186555555.555556</text:p>
          </table:table-cell>
          <table:table-cell office:value-type="float" office:value="183888888.888889" calcext:value-type="float">
            <text:p>183888888.888889</text:p>
          </table:table-cell>
          <table:table-cell office:value-type="float" office:value="175555555.555556" calcext:value-type="float">
            <text:p>175555555.555556</text:p>
          </table:table-cell>
          <table:table-cell office:value-type="float" office:value="177666666.666667" calcext:value-type="float">
            <text:p>177666666.666667</text:p>
          </table:table-cell>
          <table:table-cell office:value-type="float" office:value="179111111.111111" calcext:value-type="float">
            <text:p>179111111.111111</text:p>
          </table:table-cell>
          <table:table-cell office:value-type="float" office:value="176555555.555556" calcext:value-type="float">
            <text:p>176555555.555556</text:p>
          </table:table-cell>
          <table:table-cell office:value-type="string" calcext:value-type="string">
            <text:p>Cost_Parallel_Work_Broadcast5_33</text:p>
          </table:table-cell>
          <table:table-cell table:formula="of:=AVERAGE([.C43:.L43])" office:value-type="float" office:value="177666666.666667" calcext:value-type="float">
            <text:p>1.78E+008</text:p>
          </table:table-cell>
          <table:table-cell table:formula="of:=STDEV([.C43:.L43])" office:value-type="float" office:value="4366602.26761182" calcext:value-type="float">
            <text:p>4.37E+006</text:p>
          </table:table-cell>
          <table:table-cell table:formula="of:=[.O43]/[.N43]*100" office:value-type="float" office:value="2.4577498691999" calcext:value-type="float">
            <text:p>2.4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0</text:p>
          </table:table-cell>
          <table:table-cell office:value-type="float" office:value="182333333.333333" calcext:value-type="float">
            <text:p>182333333.333333</text:p>
          </table:table-cell>
          <table:table-cell office:value-type="float" office:value="183444444.444444" calcext:value-type="float">
            <text:p>183444444.444444</text:p>
          </table:table-cell>
          <table:table-cell office:value-type="float" office:value="171555555.555556" calcext:value-type="float">
            <text:p>171555555.555556</text:p>
          </table:table-cell>
          <table:table-cell office:value-type="float" office:value="172555555.555556" calcext:value-type="float">
            <text:p>172555555.555556</text:p>
          </table:table-cell>
          <table:table-cell office:value-type="float" office:value="171888888.888889" calcext:value-type="float">
            <text:p>171888888.888889</text:p>
          </table:table-cell>
          <table:table-cell office:value-type="float" office:value="174444444.444444" calcext:value-type="float">
            <text:p>174444444.444444</text:p>
          </table:table-cell>
          <table:table-cell office:value-type="float" office:value="187222222.222222" calcext:value-type="float">
            <text:p>187222222.222222</text:p>
          </table:table-cell>
          <table:table-cell office:value-type="float" office:value="173444444.444444" calcext:value-type="float">
            <text:p>173444444.444444</text:p>
          </table:table-cell>
          <table:table-cell office:value-type="float" office:value="182444444.444444" calcext:value-type="float">
            <text:p>182444444.444444</text:p>
          </table:table-cell>
          <table:table-cell office:value-type="float" office:value="167333333.333333" calcext:value-type="float">
            <text:p>167333333.333333</text:p>
          </table:table-cell>
          <table:table-cell office:value-type="string" calcext:value-type="string">
            <text:p>Cost_Parallel_Work_Broadcast5_40</text:p>
          </table:table-cell>
          <table:table-cell table:formula="of:=AVERAGE([.C44:.L44])" office:value-type="float" office:value="176666666.666667" calcext:value-type="float">
            <text:p>1.77E+008</text:p>
          </table:table-cell>
          <table:table-cell table:formula="of:=STDEV([.C44:.L44])" office:value-type="float" office:value="6592384.51606699" calcext:value-type="float">
            <text:p>6.59E+006</text:p>
          </table:table-cell>
          <table:table-cell table:formula="of:=[.O44]/[.N44]*100" office:value-type="float" office:value="3.73153840532094" calcext:value-type="float">
            <text:p>3.7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8</text:p>
          </table:table-cell>
          <table:table-cell office:value-type="float" office:value="176111111.111111" calcext:value-type="float">
            <text:p>176111111.111111</text:p>
          </table:table-cell>
          <table:table-cell office:value-type="float" office:value="173777777.777778" calcext:value-type="float">
            <text:p>173777777.777778</text:p>
          </table:table-cell>
          <table:table-cell office:value-type="float" office:value="173111111.111111" calcext:value-type="float">
            <text:p>173111111.111111</text:p>
          </table:table-cell>
          <table:table-cell office:value-type="float" office:value="174888888.888889" calcext:value-type="float">
            <text:p>174888888.888889</text:p>
          </table:table-cell>
          <table:table-cell office:value-type="float" office:value="175666666.666667" calcext:value-type="float">
            <text:p>175666666.666667</text:p>
          </table:table-cell>
          <table:table-cell office:value-type="float" office:value="173666666.666667" calcext:value-type="float">
            <text:p>173666666.666667</text:p>
          </table:table-cell>
          <table:table-cell office:value-type="float" office:value="172777777.777778" calcext:value-type="float">
            <text:p>172777777.777778</text:p>
          </table:table-cell>
          <table:table-cell office:value-type="float" office:value="183444444.444444" calcext:value-type="float">
            <text:p>183444444.444444</text:p>
          </table:table-cell>
          <table:table-cell office:value-type="float" office:value="175111111.111111" calcext:value-type="float">
            <text:p>175111111.111111</text:p>
          </table:table-cell>
          <table:table-cell office:value-type="float" office:value="186222222.222222" calcext:value-type="float">
            <text:p>186222222.222222</text:p>
          </table:table-cell>
          <table:table-cell office:value-type="string" calcext:value-type="string">
            <text:p>Cost_Parallel_Work_Broadcast5_18</text:p>
          </table:table-cell>
          <table:table-cell table:formula="of:=AVERAGE([.C45:.L45])" office:value-type="float" office:value="176477777.777778" calcext:value-type="float">
            <text:p>1.76E+008</text:p>
          </table:table-cell>
          <table:table-cell table:formula="of:=STDEV([.C45:.L45])" office:value-type="float" office:value="4581243.44421875" calcext:value-type="float">
            <text:p>4.58E+006</text:p>
          </table:table-cell>
          <table:table-cell table:formula="of:=[.O45]/[.N45]*100" office:value-type="float" office:value="2.59593219152356" calcext:value-type="float">
            <text:p>2.6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1</text:p>
          </table:table-cell>
          <table:table-cell office:value-type="float" office:value="162444444.444444" calcext:value-type="float">
            <text:p>162444444.444444</text:p>
          </table:table-cell>
          <table:table-cell office:value-type="float" office:value="165000000" calcext:value-type="float">
            <text:p>165000000</text:p>
          </table:table-cell>
          <table:table-cell office:value-type="float" office:value="161444444.444444" calcext:value-type="float">
            <text:p>161444444.444444</text:p>
          </table:table-cell>
          <table:table-cell office:value-type="float" office:value="163555555.555556" calcext:value-type="float">
            <text:p>163555555.555556</text:p>
          </table:table-cell>
          <table:table-cell office:value-type="float" office:value="173222222.222222" calcext:value-type="float">
            <text:p>173222222.222222</text:p>
          </table:table-cell>
          <table:table-cell office:value-type="float" office:value="172444444.444444" calcext:value-type="float">
            <text:p>172444444.444444</text:p>
          </table:table-cell>
          <table:table-cell office:value-type="float" office:value="163888888.888889" calcext:value-type="float">
            <text:p>163888888.888889</text:p>
          </table:table-cell>
          <table:table-cell office:value-type="float" office:value="162555555.555556" calcext:value-type="float">
            <text:p>162555555.555556</text:p>
          </table:table-cell>
          <table:table-cell office:value-type="float" office:value="162666666.666667" calcext:value-type="float">
            <text:p>162666666.666667</text:p>
          </table:table-cell>
          <table:table-cell office:value-type="float" office:value="174222222.222222" calcext:value-type="float">
            <text:p>174222222.222222</text:p>
          </table:table-cell>
          <table:table-cell office:value-type="string" calcext:value-type="string">
            <text:p>Cost_Parallel_Work_Broadcast5_31</text:p>
          </table:table-cell>
          <table:table-cell table:formula="of:=AVERAGE([.C46:.L46])" office:value-type="float" office:value="166144444.444444" calcext:value-type="float">
            <text:p>1.66E+008</text:p>
          </table:table-cell>
          <table:table-cell table:formula="of:=STDEV([.C46:.L46])" office:value-type="float" office:value="5043038.36388757" calcext:value-type="float">
            <text:p>5.04E+006</text:p>
          </table:table-cell>
          <table:table-cell table:formula="of:=[.O46]/[.N46]*100" office:value-type="float" office:value="3.0353337306887" calcext:value-type="float">
            <text:p>3.0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4</text:p>
          </table:table-cell>
          <table:table-cell office:value-type="float" office:value="173222222.222222" calcext:value-type="float">
            <text:p>173222222.222222</text:p>
          </table:table-cell>
          <table:table-cell office:value-type="float" office:value="161444444.444444" calcext:value-type="float">
            <text:p>161444444.444444</text:p>
          </table:table-cell>
          <table:table-cell office:value-type="float" office:value="161333333.333333" calcext:value-type="float">
            <text:p>161333333.333333</text:p>
          </table:table-cell>
          <table:table-cell office:value-type="float" office:value="172555555.555556" calcext:value-type="float">
            <text:p>172555555.555556</text:p>
          </table:table-cell>
          <table:table-cell office:value-type="float" office:value="161888888.888889" calcext:value-type="float">
            <text:p>161888888.888889</text:p>
          </table:table-cell>
          <table:table-cell office:value-type="float" office:value="162222222.222222" calcext:value-type="float">
            <text:p>162222222.222222</text:p>
          </table:table-cell>
          <table:table-cell office:value-type="float" office:value="161444444.444444" calcext:value-type="float">
            <text:p>161444444.444444</text:p>
          </table:table-cell>
          <table:table-cell table:number-columns-repeated="2" office:value-type="float" office:value="161222222.222222" calcext:value-type="float">
            <text:p>161222222.222222</text:p>
          </table:table-cell>
          <table:table-cell office:value-type="float" office:value="173555555.555556" calcext:value-type="float">
            <text:p>173555555.555556</text:p>
          </table:table-cell>
          <table:table-cell office:value-type="string" calcext:value-type="string">
            <text:p>Cost_Parallel_Work_Broadcast5_44</text:p>
          </table:table-cell>
          <table:table-cell table:formula="of:=AVERAGE([.C47:.L47])" office:value-type="float" office:value="165011111.111111" calcext:value-type="float">
            <text:p>1.65E+008</text:p>
          </table:table-cell>
          <table:table-cell table:formula="of:=STDEV([.C47:.L47])" office:value-type="float" office:value="5603117.39607394" calcext:value-type="float">
            <text:p>5.60E+006</text:p>
          </table:table-cell>
          <table:table-cell table:formula="of:=[.O47]/[.N47]*100" office:value-type="float" office:value="3.39560006495626" calcext:value-type="float">
            <text:p>3.4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5</text:p>
          </table:table-cell>
          <table:table-cell office:value-type="float" office:value="168777777.777778" calcext:value-type="float">
            <text:p>168777777.777778</text:p>
          </table:table-cell>
          <table:table-cell office:value-type="float" office:value="170555555.555556" calcext:value-type="float">
            <text:p>170555555.555556</text:p>
          </table:table-cell>
          <table:table-cell office:value-type="float" office:value="167444444.444444" calcext:value-type="float">
            <text:p>167444444.444444</text:p>
          </table:table-cell>
          <table:table-cell office:value-type="float" office:value="157888888.888889" calcext:value-type="float">
            <text:p>157888888.888889</text:p>
          </table:table-cell>
          <table:table-cell office:value-type="float" office:value="159555555.555556" calcext:value-type="float">
            <text:p>159555555.555556</text:p>
          </table:table-cell>
          <table:table-cell office:value-type="float" office:value="157777777.777778" calcext:value-type="float">
            <text:p>157777777.777778</text:p>
          </table:table-cell>
          <table:table-cell office:value-type="float" office:value="158555555.555556" calcext:value-type="float">
            <text:p>158555555.555556</text:p>
          </table:table-cell>
          <table:table-cell office:value-type="float" office:value="157111111.111111" calcext:value-type="float">
            <text:p>157111111.111111</text:p>
          </table:table-cell>
          <table:table-cell office:value-type="float" office:value="178111111.111111" calcext:value-type="float">
            <text:p>178111111.111111</text:p>
          </table:table-cell>
          <table:table-cell office:value-type="float" office:value="159444444.444444" calcext:value-type="float">
            <text:p>159444444.444444</text:p>
          </table:table-cell>
          <table:table-cell office:value-type="string" calcext:value-type="string">
            <text:p>Cost_Parallel_Work_Broadcast5_45</text:p>
          </table:table-cell>
          <table:table-cell table:formula="of:=AVERAGE([.C48:.L48])" office:value-type="float" office:value="163522222.222222" calcext:value-type="float">
            <text:p>1.64E+008</text:p>
          </table:table-cell>
          <table:table-cell table:formula="of:=STDEV([.C48:.L48])" office:value-type="float" office:value="7212443.52239832" calcext:value-type="float">
            <text:p>7.21E+006</text:p>
          </table:table-cell>
          <table:table-cell table:formula="of:=[.O48]/[.N48]*100" office:value-type="float" office:value="4.41068096090133" calcext:value-type="float">
            <text:p>4.4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3</text:p>
          </table:table-cell>
          <table:table-cell office:value-type="float" office:value="157444444.444444" calcext:value-type="float">
            <text:p>157444444.444444</text:p>
          </table:table-cell>
          <table:table-cell office:value-type="float" office:value="158333333.333333" calcext:value-type="float">
            <text:p>158333333.333333</text:p>
          </table:table-cell>
          <table:table-cell office:value-type="float" office:value="156222222.222222" calcext:value-type="float">
            <text:p>156222222.222222</text:p>
          </table:table-cell>
          <table:table-cell office:value-type="float" office:value="157666666.666667" calcext:value-type="float">
            <text:p>157666666.666667</text:p>
          </table:table-cell>
          <table:table-cell office:value-type="float" office:value="158222222.222222" calcext:value-type="float">
            <text:p>158222222.222222</text:p>
          </table:table-cell>
          <table:table-cell office:value-type="float" office:value="166777777.777778" calcext:value-type="float">
            <text:p>166777777.777778</text:p>
          </table:table-cell>
          <table:table-cell office:value-type="float" office:value="157888888.888889" calcext:value-type="float">
            <text:p>157888888.888889</text:p>
          </table:table-cell>
          <table:table-cell office:value-type="float" office:value="156666666.666667" calcext:value-type="float">
            <text:p>156666666.666667</text:p>
          </table:table-cell>
          <table:table-cell office:value-type="float" office:value="158444444.444444" calcext:value-type="float">
            <text:p>158444444.444444</text:p>
          </table:table-cell>
          <table:table-cell office:value-type="float" office:value="168555555.555556" calcext:value-type="float">
            <text:p>168555555.555556</text:p>
          </table:table-cell>
          <table:table-cell office:value-type="string" calcext:value-type="string">
            <text:p>Cost_Parallel_Work_Broadcast5_23</text:p>
          </table:table-cell>
          <table:table-cell table:formula="of:=AVERAGE([.C49:.L49])" office:value-type="float" office:value="159622222.222222" calcext:value-type="float">
            <text:p>1.60E+008</text:p>
          </table:table-cell>
          <table:table-cell table:formula="of:=STDEV([.C49:.L49])" office:value-type="float" office:value="4318969.54636037" calcext:value-type="float">
            <text:p>4.32E+006</text:p>
          </table:table-cell>
          <table:table-cell table:formula="of:=[.O49]/[.N49]*100" office:value-type="float" office:value="2.70574452994872" calcext:value-type="float">
            <text:p>2.7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0</text:p>
          </table:table-cell>
          <table:table-cell office:value-type="float" office:value="166888888.888889" calcext:value-type="float">
            <text:p>166888888.888889</text:p>
          </table:table-cell>
          <table:table-cell office:value-type="float" office:value="156111111.111111" calcext:value-type="float">
            <text:p>156111111.111111</text:p>
          </table:table-cell>
          <table:table-cell office:value-type="float" office:value="155000000" calcext:value-type="float">
            <text:p>155000000</text:p>
          </table:table-cell>
          <table:table-cell office:value-type="float" office:value="153888888.888889" calcext:value-type="float">
            <text:p>153888888.888889</text:p>
          </table:table-cell>
          <table:table-cell office:value-type="float" office:value="156333333.333333" calcext:value-type="float">
            <text:p>156333333.333333</text:p>
          </table:table-cell>
          <table:table-cell office:value-type="float" office:value="154222222.222222" calcext:value-type="float">
            <text:p>154222222.222222</text:p>
          </table:table-cell>
          <table:table-cell office:value-type="float" office:value="153444444.444444" calcext:value-type="float">
            <text:p>153444444.444444</text:p>
          </table:table-cell>
          <table:table-cell office:value-type="float" office:value="153666666.666667" calcext:value-type="float">
            <text:p>153666666.666667</text:p>
          </table:table-cell>
          <table:table-cell office:value-type="float" office:value="166444444.444444" calcext:value-type="float">
            <text:p>166444444.444444</text:p>
          </table:table-cell>
          <table:table-cell office:value-type="float" office:value="154444444.444444" calcext:value-type="float">
            <text:p>154444444.444444</text:p>
          </table:table-cell>
          <table:table-cell office:value-type="string" calcext:value-type="string">
            <text:p>Cost_Parallel_Work_Broadcast5_30</text:p>
          </table:table-cell>
          <table:table-cell table:formula="of:=AVERAGE([.C50:.L50])" office:value-type="float" office:value="157044444.444444" calcext:value-type="float">
            <text:p>1.57E+008</text:p>
          </table:table-cell>
          <table:table-cell table:formula="of:=STDEV([.C50:.L50])" office:value-type="float" office:value="5162702.58124431" calcext:value-type="float">
            <text:p>5.16E+006</text:p>
          </table:table-cell>
          <table:table-cell table:formula="of:=[.O50]/[.N50]*100" office:value-type="float" office:value="3.28741497319929" calcext:value-type="float">
            <text:p>3.2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0</text:p>
          </table:table-cell>
          <table:table-cell office:value-type="float" office:value="163555555.555556" calcext:value-type="float">
            <text:p>163555555.555556</text:p>
          </table:table-cell>
          <table:table-cell office:value-type="float" office:value="149666666.666667" calcext:value-type="float">
            <text:p>149666666.666667</text:p>
          </table:table-cell>
          <table:table-cell office:value-type="float" office:value="140111111.111111" calcext:value-type="float">
            <text:p>140111111.111111</text:p>
          </table:table-cell>
          <table:table-cell office:value-type="float" office:value="156666666.666667" calcext:value-type="float">
            <text:p>156666666.666667</text:p>
          </table:table-cell>
          <table:table-cell office:value-type="float" office:value="154888888.888889" calcext:value-type="float">
            <text:p>154888888.888889</text:p>
          </table:table-cell>
          <table:table-cell office:value-type="float" office:value="151222222.222222" calcext:value-type="float">
            <text:p>151222222.222222</text:p>
          </table:table-cell>
          <table:table-cell office:value-type="float" office:value="141000000" calcext:value-type="float">
            <text:p>141000000</text:p>
          </table:table-cell>
          <table:table-cell office:value-type="float" office:value="141777777.777778" calcext:value-type="float">
            <text:p>141777777.777778</text:p>
          </table:table-cell>
          <table:table-cell office:value-type="float" office:value="153000000" calcext:value-type="float">
            <text:p>153000000</text:p>
          </table:table-cell>
          <table:table-cell office:value-type="float" office:value="167444444.444444" calcext:value-type="float">
            <text:p>167444444.444444</text:p>
          </table:table-cell>
          <table:table-cell office:value-type="string" calcext:value-type="string">
            <text:p>Cost_Parallel_Work_Broadcast5_10</text:p>
          </table:table-cell>
          <table:table-cell table:formula="of:=AVERAGE([.C51:.L51])" office:value-type="float" office:value="151933333.333333" calcext:value-type="float">
            <text:p>1.52E+008</text:p>
          </table:table-cell>
          <table:table-cell table:formula="of:=STDEV([.C51:.L51])" office:value-type="float" office:value="9285769.45671666" calcext:value-type="float">
            <text:p>9.29E+006</text:p>
          </table:table-cell>
          <table:table-cell table:formula="of:=[.O51]/[.N51]*100" office:value-type="float" office:value="6.111739440577" calcext:value-type="float">
            <text:p>6.1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</text:p>
          </table:table-cell>
          <table:table-cell office:value-type="float" office:value="148777777.777778" calcext:value-type="float">
            <text:p>148777777.777778</text:p>
          </table:table-cell>
          <table:table-cell office:value-type="float" office:value="147222222.222222" calcext:value-type="float">
            <text:p>147222222.222222</text:p>
          </table:table-cell>
          <table:table-cell office:value-type="float" office:value="133888888.888889" calcext:value-type="float">
            <text:p>133888888.888889</text:p>
          </table:table-cell>
          <table:table-cell office:value-type="float" office:value="149666666.666667" calcext:value-type="float">
            <text:p>149666666.666667</text:p>
          </table:table-cell>
          <table:table-cell office:value-type="float" office:value="146666666.666667" calcext:value-type="float">
            <text:p>146666666.666667</text:p>
          </table:table-cell>
          <table:table-cell office:value-type="float" office:value="135333333.333333" calcext:value-type="float">
            <text:p>135333333.333333</text:p>
          </table:table-cell>
          <table:table-cell office:value-type="float" office:value="135000000" calcext:value-type="float">
            <text:p>135000000</text:p>
          </table:table-cell>
          <table:table-cell office:value-type="float" office:value="143666666.666667" calcext:value-type="float">
            <text:p>143666666.666667</text:p>
          </table:table-cell>
          <table:table-cell table:number-columns-repeated="2" office:value-type="float" office:value="135111111.111111" calcext:value-type="float">
            <text:p>135111111.111111</text:p>
          </table:table-cell>
          <table:table-cell office:value-type="string" calcext:value-type="string">
            <text:p>Cost_Parallel_Work_Broadcast5_55</text:p>
          </table:table-cell>
          <table:table-cell table:formula="of:=AVERAGE([.C52:.L52])" office:value-type="float" office:value="141044444.444444" calcext:value-type="float">
            <text:p>1.41E+008</text:p>
          </table:table-cell>
          <table:table-cell table:formula="of:=STDEV([.C52:.L52])" office:value-type="float" office:value="6679658.12354676" calcext:value-type="float">
            <text:p>6.68E+006</text:p>
          </table:table-cell>
          <table:table-cell table:formula="of:=[.O52]/[.N52]*100" office:value-type="float" office:value="4.7358534041217" calcext:value-type="float">
            <text:p>4.7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7</text:p>
          </table:table-cell>
          <table:table-cell office:value-type="float" office:value="139777777.777778" calcext:value-type="float">
            <text:p>139777777.777778</text:p>
          </table:table-cell>
          <table:table-cell office:value-type="float" office:value="139444444.444444" calcext:value-type="float">
            <text:p>139444444.444444</text:p>
          </table:table-cell>
          <table:table-cell office:value-type="float" office:value="136111111.111111" calcext:value-type="float">
            <text:p>136111111.111111</text:p>
          </table:table-cell>
          <table:table-cell office:value-type="float" office:value="140111111.111111" calcext:value-type="float">
            <text:p>140111111.111111</text:p>
          </table:table-cell>
          <table:table-cell office:value-type="float" office:value="138111111.111111" calcext:value-type="float">
            <text:p>138111111.111111</text:p>
          </table:table-cell>
          <table:table-cell office:value-type="float" office:value="135555555.555556" calcext:value-type="float">
            <text:p>135555555.555556</text:p>
          </table:table-cell>
          <table:table-cell office:value-type="float" office:value="141111111.111111" calcext:value-type="float">
            <text:p>141111111.111111</text:p>
          </table:table-cell>
          <table:table-cell office:value-type="float" office:value="137444444.444444" calcext:value-type="float">
            <text:p>137444444.444444</text:p>
          </table:table-cell>
          <table:table-cell office:value-type="float" office:value="146000000" calcext:value-type="float">
            <text:p>146000000</text:p>
          </table:table-cell>
          <table:table-cell office:value-type="float" office:value="138111111.111111" calcext:value-type="float">
            <text:p>138111111.111111</text:p>
          </table:table-cell>
          <table:table-cell office:value-type="string" calcext:value-type="string">
            <text:p>Cost_Parallel_Work_Broadcast5_17</text:p>
          </table:table-cell>
          <table:table-cell table:formula="of:=AVERAGE([.C53:.L53])" office:value-type="float" office:value="139177777.777778" calcext:value-type="float">
            <text:p>1.39E+008</text:p>
          </table:table-cell>
          <table:table-cell table:formula="of:=STDEV([.C53:.L53])" office:value-type="float" office:value="2969991.66330642" calcext:value-type="float">
            <text:p>2.97E+006</text:p>
          </table:table-cell>
          <table:table-cell table:formula="of:=[.O53]/[.N53]*100" office:value-type="float" office:value="2.13395537041017" calcext:value-type="float">
            <text:p>2.1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9</text:p>
          </table:table-cell>
          <table:table-cell office:value-type="float" office:value="133777777.777778" calcext:value-type="float">
            <text:p>133777777.777778</text:p>
          </table:table-cell>
          <table:table-cell office:value-type="float" office:value="142222222.222222" calcext:value-type="float">
            <text:p>142222222.222222</text:p>
          </table:table-cell>
          <table:table-cell office:value-type="float" office:value="143111111.111111" calcext:value-type="float">
            <text:p>143111111.111111</text:p>
          </table:table-cell>
          <table:table-cell office:value-type="float" office:value="155444444.444444" calcext:value-type="float">
            <text:p>155444444.444444</text:p>
          </table:table-cell>
          <table:table-cell office:value-type="float" office:value="135888888.888889" calcext:value-type="float">
            <text:p>135888888.888889</text:p>
          </table:table-cell>
          <table:table-cell office:value-type="float" office:value="133111111.111111" calcext:value-type="float">
            <text:p>133111111.111111</text:p>
          </table:table-cell>
          <table:table-cell office:value-type="float" office:value="143444444.444444" calcext:value-type="float">
            <text:p>143444444.444444</text:p>
          </table:table-cell>
          <table:table-cell office:value-type="float" office:value="132666666.666667" calcext:value-type="float">
            <text:p>132666666.666667</text:p>
          </table:table-cell>
          <table:table-cell office:value-type="float" office:value="132444444.444444" calcext:value-type="float">
            <text:p>132444444.444444</text:p>
          </table:table-cell>
          <table:table-cell office:value-type="float" office:value="136444444.444444" calcext:value-type="float">
            <text:p>136444444.444444</text:p>
          </table:table-cell>
          <table:table-cell office:value-type="string" calcext:value-type="string">
            <text:p>Cost_Parallel_Work_Broadcast5_49</text:p>
          </table:table-cell>
          <table:table-cell table:formula="of:=AVERAGE([.C54:.L54])" office:value-type="float" office:value="138855555.555555" calcext:value-type="float">
            <text:p>1.39E+008</text:p>
          </table:table-cell>
          <table:table-cell table:formula="of:=STDEV([.C54:.L54])" office:value-type="float" office:value="7291509.99243775" calcext:value-type="float">
            <text:p>7.29E+006</text:p>
          </table:table-cell>
          <table:table-cell table:formula="of:=[.O54]/[.N54]*100" office:value-type="float" office:value="5.25114746994797" calcext:value-type="float">
            <text:p>5.2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</text:p>
          </table:table-cell>
          <table:table-cell office:value-type="float" office:value="135000000" calcext:value-type="float">
            <text:p>135000000</text:p>
          </table:table-cell>
          <table:table-cell office:value-type="float" office:value="126666666.666667" calcext:value-type="float">
            <text:p>126666666.666667</text:p>
          </table:table-cell>
          <table:table-cell office:value-type="float" office:value="147555555.555556" calcext:value-type="float">
            <text:p>147555555.555556</text:p>
          </table:table-cell>
          <table:table-cell office:value-type="float" office:value="146111111.111111" calcext:value-type="float">
            <text:p>146111111.111111</text:p>
          </table:table-cell>
          <table:table-cell office:value-type="float" office:value="141111111.111111" calcext:value-type="float">
            <text:p>141111111.111111</text:p>
          </table:table-cell>
          <table:table-cell office:value-type="float" office:value="131111111.111111" calcext:value-type="float">
            <text:p>131111111.111111</text:p>
          </table:table-cell>
          <table:table-cell office:value-type="float" office:value="128333333.333333" calcext:value-type="float">
            <text:p>128333333.333333</text:p>
          </table:table-cell>
          <table:table-cell office:value-type="float" office:value="141777777.777778" calcext:value-type="float">
            <text:p>141777777.777778</text:p>
          </table:table-cell>
          <table:table-cell office:value-type="float" office:value="131777777.777778" calcext:value-type="float">
            <text:p>131777777.777778</text:p>
          </table:table-cell>
          <table:table-cell office:value-type="float" office:value="131666666.666667" calcext:value-type="float">
            <text:p>131666666.666667</text:p>
          </table:table-cell>
          <table:table-cell office:value-type="string" calcext:value-type="string">
            <text:p>Cost_Parallel_Work_Broadcast5_56</text:p>
          </table:table-cell>
          <table:table-cell table:formula="of:=AVERAGE([.C55:.L55])" office:value-type="float" office:value="136111111.111111" calcext:value-type="float">
            <text:p>1.36E+008</text:p>
          </table:table-cell>
          <table:table-cell table:formula="of:=STDEV([.C55:.L55])" office:value-type="float" office:value="7472491.84882309" calcext:value-type="float">
            <text:p>7.47E+006</text:p>
          </table:table-cell>
          <table:table-cell table:formula="of:=[.O55]/[.N55]*100" office:value-type="float" office:value="5.48999401138022" calcext:value-type="float">
            <text:p>5.4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</text:p>
          </table:table-cell>
          <table:table-cell office:value-type="float" office:value="118555555.555556" calcext:value-type="float">
            <text:p>118555555.555556</text:p>
          </table:table-cell>
          <table:table-cell office:value-type="float" office:value="131666666.666667" calcext:value-type="float">
            <text:p>131666666.666667</text:p>
          </table:table-cell>
          <table:table-cell office:value-type="float" office:value="119111111.111111" calcext:value-type="float">
            <text:p>119111111.111111</text:p>
          </table:table-cell>
          <table:table-cell office:value-type="float" office:value="115555555.555556" calcext:value-type="float">
            <text:p>115555555.555556</text:p>
          </table:table-cell>
          <table:table-cell office:value-type="float" office:value="133111111.111111" calcext:value-type="float">
            <text:p>133111111.111111</text:p>
          </table:table-cell>
          <table:table-cell office:value-type="float" office:value="131111111.111111" calcext:value-type="float">
            <text:p>131111111.111111</text:p>
          </table:table-cell>
          <table:table-cell office:value-type="float" office:value="126888888.888889" calcext:value-type="float">
            <text:p>126888888.888889</text:p>
          </table:table-cell>
          <table:table-cell office:value-type="float" office:value="129333333.333333" calcext:value-type="float">
            <text:p>129333333.333333</text:p>
          </table:table-cell>
          <table:table-cell office:value-type="float" office:value="126222222.222222" calcext:value-type="float">
            <text:p>126222222.222222</text:p>
          </table:table-cell>
          <table:table-cell office:value-type="float" office:value="123777777.777778" calcext:value-type="float">
            <text:p>123777777.777778</text:p>
          </table:table-cell>
          <table:table-cell office:value-type="string" calcext:value-type="string">
            <text:p>Cost_Parallel_Work_Broadcast5_1</text:p>
          </table:table-cell>
          <table:table-cell table:formula="of:=AVERAGE([.C56:.L56])" office:value-type="float" office:value="125533333.333333" calcext:value-type="float">
            <text:p>1.26E+008</text:p>
          </table:table-cell>
          <table:table-cell table:formula="of:=STDEV([.C56:.L56])" office:value-type="float" office:value="6105339.58660469" calcext:value-type="float">
            <text:p>6.11E+006</text:p>
          </table:table-cell>
          <table:table-cell table:formula="of:=[.O56]/[.N56]*100" office:value-type="float" office:value="4.86352064785291" calcext:value-type="float">
            <text:p>4.8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5</text:p>
          </table:table-cell>
          <table:table-cell office:value-type="float" office:value="126333333.333333" calcext:value-type="float">
            <text:p>126333333.333333</text:p>
          </table:table-cell>
          <table:table-cell office:value-type="float" office:value="115666666.666667" calcext:value-type="float">
            <text:p>115666666.666667</text:p>
          </table:table-cell>
          <table:table-cell office:value-type="float" office:value="124444444.444444" calcext:value-type="float">
            <text:p>124444444.444444</text:p>
          </table:table-cell>
          <table:table-cell office:value-type="float" office:value="117222222.222222" calcext:value-type="float">
            <text:p>117222222.222222</text:p>
          </table:table-cell>
          <table:table-cell office:value-type="float" office:value="114777777.777778" calcext:value-type="float">
            <text:p>114777777.777778</text:p>
          </table:table-cell>
          <table:table-cell office:value-type="float" office:value="112888888.888889" calcext:value-type="float">
            <text:p>112888888.888889</text:p>
          </table:table-cell>
          <table:table-cell office:value-type="float" office:value="113555555.555556" calcext:value-type="float">
            <text:p>113555555.555556</text:p>
          </table:table-cell>
          <table:table-cell office:value-type="float" office:value="135111111.111111" calcext:value-type="float">
            <text:p>135111111.111111</text:p>
          </table:table-cell>
          <table:table-cell office:value-type="float" office:value="127444444.444444" calcext:value-type="float">
            <text:p>127444444.444444</text:p>
          </table:table-cell>
          <table:table-cell office:value-type="float" office:value="114888888.888889" calcext:value-type="float">
            <text:p>114888888.888889</text:p>
          </table:table-cell>
          <table:table-cell office:value-type="string" calcext:value-type="string">
            <text:p>Cost_Parallel_Work_Broadcast5_25</text:p>
          </table:table-cell>
          <table:table-cell table:formula="of:=AVERAGE([.C57:.L57])" office:value-type="float" office:value="120233333.333333" calcext:value-type="float">
            <text:p>1.20E+008</text:p>
          </table:table-cell>
          <table:table-cell table:formula="of:=STDEV([.C57:.L57])" office:value-type="float" office:value="7565072.07504875" calcext:value-type="float">
            <text:p>7.57E+006</text:p>
          </table:table-cell>
          <table:table-cell table:formula="of:=[.O57]/[.N57]*100" office:value-type="float" office:value="6.29199229973559" calcext:value-type="float">
            <text:p>6.29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1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116222222.222222" calcext:value-type="float">
            <text:p>116222222.222222</text:p>
          </table:table-cell>
          <table:table-cell office:value-type="float" office:value="115000000" calcext:value-type="float">
            <text:p>115000000</text:p>
          </table:table-cell>
          <table:table-cell office:value-type="float" office:value="116666666.666667" calcext:value-type="float">
            <text:p>116666666.666667</text:p>
          </table:table-cell>
          <table:table-cell office:value-type="float" office:value="117888888.888889" calcext:value-type="float">
            <text:p>117888888.888889</text:p>
          </table:table-cell>
          <table:table-cell office:value-type="float" office:value="114333333.333333" calcext:value-type="float">
            <text:p>114333333.333333</text:p>
          </table:table-cell>
          <table:table-cell office:value-type="float" office:value="113444444.444444" calcext:value-type="float">
            <text:p>113444444.444444</text:p>
          </table:table-cell>
          <table:table-cell office:value-type="float" office:value="113000000" calcext:value-type="float">
            <text:p>113000000</text:p>
          </table:table-cell>
          <table:table-cell office:value-type="float" office:value="126777777.777778" calcext:value-type="float">
            <text:p>126777777.777778</text:p>
          </table:table-cell>
          <table:table-cell office:value-type="float" office:value="116111111.111111" calcext:value-type="float">
            <text:p>116111111.111111</text:p>
          </table:table-cell>
          <table:table-cell office:value-type="string" calcext:value-type="string">
            <text:p>Cost_Parallel_Work_Broadcast5_41</text:p>
          </table:table-cell>
          <table:table-cell table:formula="of:=AVERAGE([.C58:.L58])" office:value-type="float" office:value="117444444.444444" calcext:value-type="float">
            <text:p>1.17E+008</text:p>
          </table:table-cell>
          <table:table-cell table:formula="of:=STDEV([.C58:.L58])" office:value-type="float" office:value="4710260.81308655" calcext:value-type="float">
            <text:p>4.71E+006</text:p>
          </table:table-cell>
          <table:table-cell table:formula="of:=[.O58]/[.N58]*100" office:value-type="float" office:value="4.01062888531495" calcext:value-type="float">
            <text:p>4.0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0</text:p>
          </table:table-cell>
          <table:table-cell office:value-type="float" office:value="114000000" calcext:value-type="float">
            <text:p>114000000</text:p>
          </table:table-cell>
          <table:table-cell office:value-type="float" office:value="115111111.111111" calcext:value-type="float">
            <text:p>115111111.111111</text:p>
          </table:table-cell>
          <table:table-cell office:value-type="float" office:value="123111111.111111" calcext:value-type="float">
            <text:p>123111111.111111</text:p>
          </table:table-cell>
          <table:table-cell office:value-type="float" office:value="127555555.555556" calcext:value-type="float">
            <text:p>127555555.555556</text:p>
          </table:table-cell>
          <table:table-cell office:value-type="float" office:value="113444444.444444" calcext:value-type="float">
            <text:p>113444444.444444</text:p>
          </table:table-cell>
          <table:table-cell office:value-type="float" office:value="115111111.111111" calcext:value-type="float">
            <text:p>115111111.111111</text:p>
          </table:table-cell>
          <table:table-cell office:value-type="float" office:value="116222222.222222" calcext:value-type="float">
            <text:p>116222222.222222</text:p>
          </table:table-cell>
          <table:table-cell office:value-type="float" office:value="114000000" calcext:value-type="float">
            <text:p>114000000</text:p>
          </table:table-cell>
          <table:table-cell office:value-type="float" office:value="115333333.333333" calcext:value-type="float">
            <text:p>115333333.333333</text:p>
          </table:table-cell>
          <table:table-cell office:value-type="float" office:value="113888888.888889" calcext:value-type="float">
            <text:p>113888888.888889</text:p>
          </table:table-cell>
          <table:table-cell office:value-type="string" calcext:value-type="string">
            <text:p>Cost_Parallel_Work_Broadcast5_50</text:p>
          </table:table-cell>
          <table:table-cell table:formula="of:=AVERAGE([.C59:.L59])" office:value-type="float" office:value="116777777.777778" calcext:value-type="float">
            <text:p>1.17E+008</text:p>
          </table:table-cell>
          <table:table-cell table:formula="of:=STDEV([.C59:.L59])" office:value-type="float" office:value="4703557.8863372" calcext:value-type="float">
            <text:p>4.70E+006</text:p>
          </table:table-cell>
          <table:table-cell table:formula="of:=[.O59]/[.N59]*100" office:value-type="float" office:value="4.02778505966078" calcext:value-type="float">
            <text:p>4.0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</text:p>
          </table:table-cell>
          <table:table-cell office:value-type="float" office:value="115444444.444444" calcext:value-type="float">
            <text:p>115444444.444444</text:p>
          </table:table-cell>
          <table:table-cell office:value-type="float" office:value="113777777.777778" calcext:value-type="float">
            <text:p>113777777.777778</text:p>
          </table:table-cell>
          <table:table-cell office:value-type="float" office:value="115444444.444444" calcext:value-type="float">
            <text:p>115444444.444444</text:p>
          </table:table-cell>
          <table:table-cell office:value-type="float" office:value="108777777.777778" calcext:value-type="float">
            <text:p>108777777.777778</text:p>
          </table:table-cell>
          <table:table-cell office:value-type="float" office:value="114111111.111111" calcext:value-type="float">
            <text:p>114111111.111111</text:p>
          </table:table-cell>
          <table:table-cell office:value-type="float" office:value="118555555.555556" calcext:value-type="float">
            <text:p>118555555.555556</text:p>
          </table:table-cell>
          <table:table-cell office:value-type="float" office:value="118333333.333333" calcext:value-type="float">
            <text:p>118333333.333333</text:p>
          </table:table-cell>
          <table:table-cell office:value-type="float" office:value="118666666.666667" calcext:value-type="float">
            <text:p>118666666.666667</text:p>
          </table:table-cell>
          <table:table-cell office:value-type="float" office:value="123555555.555556" calcext:value-type="float">
            <text:p>123555555.555556</text:p>
          </table:table-cell>
          <table:table-cell office:value-type="float" office:value="117777777.777778" calcext:value-type="float">
            <text:p>117777777.777778</text:p>
          </table:table-cell>
          <table:table-cell office:value-type="string" calcext:value-type="string">
            <text:p>Cost_Parallel_Work_Broadcast5_2</text:p>
          </table:table-cell>
          <table:table-cell table:formula="of:=AVERAGE([.C60:.L60])" office:value-type="float" office:value="116444444.444445" calcext:value-type="float">
            <text:p>1.16E+008</text:p>
          </table:table-cell>
          <table:table-cell table:formula="of:=STDEV([.C60:.L60])" office:value-type="float" office:value="3924877.56792275" calcext:value-type="float">
            <text:p>3.92E+006</text:p>
          </table:table-cell>
          <table:table-cell table:formula="of:=[.O60]/[.N60]*100" office:value-type="float" office:value="3.37060096481915" calcext:value-type="float">
            <text:p>3.3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4</text:p>
          </table:table-cell>
          <table:table-cell office:value-type="float" office:value="112333333.333333" calcext:value-type="float">
            <text:p>112333333.333333</text:p>
          </table:table-cell>
          <table:table-cell office:value-type="float" office:value="112666666.666667" calcext:value-type="float">
            <text:p>112666666.666667</text:p>
          </table:table-cell>
          <table:table-cell office:value-type="float" office:value="124444444.444444" calcext:value-type="float">
            <text:p>124444444.444444</text:p>
          </table:table-cell>
          <table:table-cell office:value-type="float" office:value="114333333.333333" calcext:value-type="float">
            <text:p>114333333.333333</text:p>
          </table:table-cell>
          <table:table-cell office:value-type="float" office:value="112666666.666667" calcext:value-type="float">
            <text:p>112666666.666667</text:p>
          </table:table-cell>
          <table:table-cell office:value-type="float" office:value="113444444.444444" calcext:value-type="float">
            <text:p>113444444.444444</text:p>
          </table:table-cell>
          <table:table-cell office:value-type="float" office:value="111222222.222222" calcext:value-type="float">
            <text:p>111222222.222222</text:p>
          </table:table-cell>
          <table:table-cell office:value-type="float" office:value="112333333.333333" calcext:value-type="float">
            <text:p>112333333.333333</text:p>
          </table:table-cell>
          <table:table-cell office:value-type="float" office:value="123000000" calcext:value-type="float">
            <text:p>123000000</text:p>
          </table:table-cell>
          <table:table-cell office:value-type="float" office:value="110888888.888889" calcext:value-type="float">
            <text:p>110888888.888889</text:p>
          </table:table-cell>
          <table:table-cell office:value-type="string" calcext:value-type="string">
            <text:p>Cost_Parallel_Work_Broadcast5_34</text:p>
          </table:table-cell>
          <table:table-cell table:formula="of:=AVERAGE([.C61:.L61])" office:value-type="float" office:value="114733333.333333" calcext:value-type="float">
            <text:p>1.15E+008</text:p>
          </table:table-cell>
          <table:table-cell table:formula="of:=STDEV([.C61:.L61])" office:value-type="float" office:value="4849221.79210493" calcext:value-type="float">
            <text:p>4.85E+006</text:p>
          </table:table-cell>
          <table:table-cell table:formula="of:=[.O61]/[.N61]*100" office:value-type="float" office:value="4.22651521682592" calcext:value-type="float">
            <text:p>4.2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9</text:p>
          </table:table-cell>
          <table:table-cell office:value-type="float" office:value="111888888.888889" calcext:value-type="float">
            <text:p>111888888.888889</text:p>
          </table:table-cell>
          <table:table-cell office:value-type="float" office:value="113222222.222222" calcext:value-type="float">
            <text:p>113222222.222222</text:p>
          </table:table-cell>
          <table:table-cell office:value-type="float" office:value="122666666.666667" calcext:value-type="float">
            <text:p>122666666.666667</text:p>
          </table:table-cell>
          <table:table-cell office:value-type="float" office:value="114444444.444444" calcext:value-type="float">
            <text:p>114444444.444444</text:p>
          </table:table-cell>
          <table:table-cell office:value-type="float" office:value="114000000" calcext:value-type="float">
            <text:p>114000000</text:p>
          </table:table-cell>
          <table:table-cell office:value-type="float" office:value="114333333.333333" calcext:value-type="float">
            <text:p>114333333.333333</text:p>
          </table:table-cell>
          <table:table-cell office:value-type="float" office:value="116111111.111111" calcext:value-type="float">
            <text:p>116111111.111111</text:p>
          </table:table-cell>
          <table:table-cell office:value-type="float" office:value="113222222.222222" calcext:value-type="float">
            <text:p>113222222.222222</text:p>
          </table:table-cell>
          <table:table-cell office:value-type="float" office:value="113777777.777778" calcext:value-type="float">
            <text:p>113777777.777778</text:p>
          </table:table-cell>
          <table:table-cell office:value-type="float" office:value="110666666.666667" calcext:value-type="float">
            <text:p>110666666.666667</text:p>
          </table:table-cell>
          <table:table-cell office:value-type="string" calcext:value-type="string">
            <text:p>Cost_Parallel_Work_Broadcast5_9</text:p>
          </table:table-cell>
          <table:table-cell table:formula="of:=AVERAGE([.C62:.L62])" office:value-type="float" office:value="114433333.333333" calcext:value-type="float">
            <text:p>1.14E+008</text:p>
          </table:table-cell>
          <table:table-cell table:formula="of:=STDEV([.C62:.L62])" office:value-type="float" office:value="3245953.47960655" calcext:value-type="float">
            <text:p>3.25E+006</text:p>
          </table:table-cell>
          <table:table-cell table:formula="of:=[.O62]/[.N62]*100" office:value-type="float" office:value="2.83654542348373" calcext:value-type="float">
            <text:p>2.8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</text:p>
          </table:table-cell>
          <table:table-cell office:value-type="float" office:value="111444444.444444" calcext:value-type="float">
            <text:p>111444444.444444</text:p>
          </table:table-cell>
          <table:table-cell office:value-type="float" office:value="124444444.444444" calcext:value-type="float">
            <text:p>124444444.444444</text:p>
          </table:table-cell>
          <table:table-cell office:value-type="float" office:value="108555555.555556" calcext:value-type="float">
            <text:p>108555555.555556</text:p>
          </table:table-cell>
          <table:table-cell office:value-type="float" office:value="112777777.777778" calcext:value-type="float">
            <text:p>112777777.777778</text:p>
          </table:table-cell>
          <table:table-cell office:value-type="float" office:value="110111111.111111" calcext:value-type="float">
            <text:p>110111111.111111</text:p>
          </table:table-cell>
          <table:table-cell office:value-type="float" office:value="110444444.444444" calcext:value-type="float">
            <text:p>110444444.444444</text:p>
          </table:table-cell>
          <table:table-cell office:value-type="float" office:value="113222222.222222" calcext:value-type="float">
            <text:p>113222222.222222</text:p>
          </table:table-cell>
          <table:table-cell office:value-type="float" office:value="111222222.222222" calcext:value-type="float">
            <text:p>111222222.222222</text:p>
          </table:table-cell>
          <table:table-cell office:value-type="float" office:value="121555555.555556" calcext:value-type="float">
            <text:p>121555555.555556</text:p>
          </table:table-cell>
          <table:table-cell office:value-type="float" office:value="110888888.888889" calcext:value-type="float">
            <text:p>110888888.888889</text:p>
          </table:table-cell>
          <table:table-cell office:value-type="string" calcext:value-type="string">
            <text:p>Cost_Parallel_Work_Broadcast5_58</text:p>
          </table:table-cell>
          <table:table-cell table:formula="of:=AVERAGE([.C63:.L63])" office:value-type="float" office:value="113466666.666667" calcext:value-type="float">
            <text:p>1.13E+008</text:p>
          </table:table-cell>
          <table:table-cell table:formula="of:=STDEV([.C63:.L63])" office:value-type="float" office:value="5236204.03035081" calcext:value-type="float">
            <text:p>5.24E+006</text:p>
          </table:table-cell>
          <table:table-cell table:formula="of:=[.O63]/[.N63]*100" office:value-type="float" office:value="4.61475090806476" calcext:value-type="float">
            <text:p>4.6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9</text:p>
          </table:table-cell>
          <table:table-cell office:value-type="float" office:value="103333333.333333" calcext:value-type="float">
            <text:p>103333333.333333</text:p>
          </table:table-cell>
          <table:table-cell office:value-type="float" office:value="103111111.111111" calcext:value-type="float">
            <text:p>103111111.111111</text:p>
          </table:table-cell>
          <table:table-cell office:value-type="float" office:value="113333333.333333" calcext:value-type="float">
            <text:p>113333333.333333</text:p>
          </table:table-cell>
          <table:table-cell office:value-type="float" office:value="115333333.333333" calcext:value-type="float">
            <text:p>115333333.333333</text:p>
          </table:table-cell>
          <table:table-cell office:value-type="float" office:value="114222222.222222" calcext:value-type="float">
            <text:p>114222222.222222</text:p>
          </table:table-cell>
          <table:table-cell office:value-type="float" office:value="103666666.666667" calcext:value-type="float">
            <text:p>103666666.666667</text:p>
          </table:table-cell>
          <table:table-cell office:value-type="float" office:value="104000000" calcext:value-type="float">
            <text:p>104000000</text:p>
          </table:table-cell>
          <table:table-cell office:value-type="float" office:value="103444444.444444" calcext:value-type="float">
            <text:p>103444444.444444</text:p>
          </table:table-cell>
          <table:table-cell office:value-type="float" office:value="103888888.888889" calcext:value-type="float">
            <text:p>103888888.888889</text:p>
          </table:table-cell>
          <table:table-cell office:value-type="float" office:value="102888888.888889" calcext:value-type="float">
            <text:p>102888888.888889</text:p>
          </table:table-cell>
          <table:table-cell office:value-type="string" calcext:value-type="string">
            <text:p>Cost_Parallel_Work_Broadcast5_39</text:p>
          </table:table-cell>
          <table:table-cell table:formula="of:=AVERAGE([.C64:.L64])" office:value-type="float" office:value="106722222.222222" calcext:value-type="float">
            <text:p>1.07E+008</text:p>
          </table:table-cell>
          <table:table-cell table:formula="of:=STDEV([.C64:.L64])" office:value-type="float" office:value="5258281.07752518" calcext:value-type="float">
            <text:p>5.26E+006</text:p>
          </table:table-cell>
          <table:table-cell table:formula="of:=[.O64]/[.N64]*100" office:value-type="float" office:value="4.92707232667639" calcext:value-type="float">
            <text:p>4.9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1</text:p>
          </table:table-cell>
          <table:table-cell office:value-type="float" office:value="102555555.555556" calcext:value-type="float">
            <text:p>102555555.555556</text:p>
          </table:table-cell>
          <table:table-cell office:value-type="float" office:value="113000000" calcext:value-type="float">
            <text:p>113000000</text:p>
          </table:table-cell>
          <table:table-cell office:value-type="float" office:value="108222222.222222" calcext:value-type="float">
            <text:p>108222222.222222</text:p>
          </table:table-cell>
          <table:table-cell office:value-type="float" office:value="102333333.333333" calcext:value-type="float">
            <text:p>102333333.333333</text:p>
          </table:table-cell>
          <table:table-cell office:value-type="float" office:value="103777777.777778" calcext:value-type="float">
            <text:p>103777777.777778</text:p>
          </table:table-cell>
          <table:table-cell office:value-type="float" office:value="103111111.111111" calcext:value-type="float">
            <text:p>103111111.111111</text:p>
          </table:table-cell>
          <table:table-cell office:value-type="float" office:value="103000000" calcext:value-type="float">
            <text:p>103000000</text:p>
          </table:table-cell>
          <table:table-cell office:value-type="float" office:value="103222222.222222" calcext:value-type="float">
            <text:p>103222222.222222</text:p>
          </table:table-cell>
          <table:table-cell office:value-type="float" office:value="103111111.111111" calcext:value-type="float">
            <text:p>103111111.111111</text:p>
          </table:table-cell>
          <table:table-cell office:value-type="float" office:value="124000000" calcext:value-type="float">
            <text:p>124000000</text:p>
          </table:table-cell>
          <table:table-cell office:value-type="string" calcext:value-type="string">
            <text:p>Cost_Parallel_Work_Broadcast5_11</text:p>
          </table:table-cell>
          <table:table-cell table:formula="of:=AVERAGE([.C65:.L65])" office:value-type="float" office:value="106633333.333333" calcext:value-type="float">
            <text:p>1.07E+008</text:p>
          </table:table-cell>
          <table:table-cell table:formula="of:=STDEV([.C65:.L65])" office:value-type="float" office:value="6972816.117542" calcext:value-type="float">
            <text:p>6.97E+006</text:p>
          </table:table-cell>
          <table:table-cell table:formula="of:=[.O65]/[.N65]*100" office:value-type="float" office:value="6.53905856599751" calcext:value-type="float">
            <text:p>6.5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9</text:p>
          </table:table-cell>
          <table:table-cell office:value-type="float" office:value="103444444.444444" calcext:value-type="float">
            <text:p>103444444.444444</text:p>
          </table:table-cell>
          <table:table-cell office:value-type="float" office:value="103111111.111111" calcext:value-type="float">
            <text:p>103111111.111111</text:p>
          </table:table-cell>
          <table:table-cell office:value-type="float" office:value="103333333.333333" calcext:value-type="float">
            <text:p>103333333.333333</text:p>
          </table:table-cell>
          <table:table-cell office:value-type="float" office:value="114000000" calcext:value-type="float">
            <text:p>114000000</text:p>
          </table:table-cell>
          <table:table-cell office:value-type="float" office:value="103888888.888889" calcext:value-type="float">
            <text:p>103888888.888889</text:p>
          </table:table-cell>
          <table:table-cell office:value-type="float" office:value="103777777.777778" calcext:value-type="float">
            <text:p>103777777.777778</text:p>
          </table:table-cell>
          <table:table-cell office:value-type="float" office:value="102777777.777778" calcext:value-type="float">
            <text:p>102777777.777778</text:p>
          </table:table-cell>
          <table:table-cell office:value-type="float" office:value="103222222.222222" calcext:value-type="float">
            <text:p>103222222.222222</text:p>
          </table:table-cell>
          <table:table-cell table:number-columns-repeated="2" office:value-type="float" office:value="114111111.111111" calcext:value-type="float">
            <text:p>114111111.111111</text:p>
          </table:table-cell>
          <table:table-cell office:value-type="string" calcext:value-type="string">
            <text:p>Cost_Parallel_Work_Broadcast5_19</text:p>
          </table:table-cell>
          <table:table-cell table:formula="of:=AVERAGE([.C66:.L66])" office:value-type="float" office:value="106577777.777778" calcext:value-type="float">
            <text:p>1.07E+008</text:p>
          </table:table-cell>
          <table:table-cell table:formula="of:=STDEV([.C66:.L66])" office:value-type="float" office:value="5182486.06998314" calcext:value-type="float">
            <text:p>5.18E+006</text:p>
          </table:table-cell>
          <table:table-cell table:formula="of:=[.O66]/[.N66]*100" office:value-type="float" office:value="4.86263288467976" calcext:value-type="float">
            <text:p>4.8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6</text:p>
          </table:table-cell>
          <table:table-cell office:value-type="float" office:value="103000000" calcext:value-type="float">
            <text:p>103000000</text:p>
          </table:table-cell>
          <table:table-cell office:value-type="float" office:value="103555555.555556" calcext:value-type="float">
            <text:p>103555555.555556</text:p>
          </table:table-cell>
          <table:table-cell office:value-type="float" office:value="102888888.888889" calcext:value-type="float">
            <text:p>102888888.888889</text:p>
          </table:table-cell>
          <table:table-cell office:value-type="float" office:value="103888888.888889" calcext:value-type="float">
            <text:p>103888888.888889</text:p>
          </table:table-cell>
          <table:table-cell office:value-type="float" office:value="114000000" calcext:value-type="float">
            <text:p>114000000</text:p>
          </table:table-cell>
          <table:table-cell office:value-type="float" office:value="102777777.777778" calcext:value-type="float">
            <text:p>102777777.777778</text:p>
          </table:table-cell>
          <table:table-cell office:value-type="float" office:value="102888888.888889" calcext:value-type="float">
            <text:p>102888888.888889</text:p>
          </table:table-cell>
          <table:table-cell office:value-type="float" office:value="113555555.555556" calcext:value-type="float">
            <text:p>113555555.555556</text:p>
          </table:table-cell>
          <table:table-cell office:value-type="float" office:value="114222222.222222" calcext:value-type="float">
            <text:p>114222222.222222</text:p>
          </table:table-cell>
          <table:table-cell office:value-type="float" office:value="102888888.888889" calcext:value-type="float">
            <text:p>102888888.888889</text:p>
          </table:table-cell>
          <table:table-cell office:value-type="string" calcext:value-type="string">
            <text:p>Cost_Parallel_Work_Broadcast5_6</text:p>
          </table:table-cell>
          <table:table-cell table:formula="of:=AVERAGE([.C67:.L67])" office:value-type="float" office:value="106366666.666667" calcext:value-type="float">
            <text:p>1.06E+008</text:p>
          </table:table-cell>
          <table:table-cell table:formula="of:=STDEV([.C67:.L67])" office:value-type="float" office:value="5230240.75749328" calcext:value-type="float">
            <text:p>5.23E+006</text:p>
          </table:table-cell>
          <table:table-cell table:formula="of:=[.O67]/[.N67]*100" office:value-type="float" office:value="4.91718027968656" calcext:value-type="float">
            <text:p>4.9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</text:p>
          </table:table-cell>
          <table:table-cell office:value-type="float" office:value="113333333.333333" calcext:value-type="float">
            <text:p>113333333.333333</text:p>
          </table:table-cell>
          <table:table-cell office:value-type="float" office:value="103333333.333333" calcext:value-type="float">
            <text:p>103333333.333333</text:p>
          </table:table-cell>
          <table:table-cell office:value-type="float" office:value="113555555.555556" calcext:value-type="float">
            <text:p>113555555.555556</text:p>
          </table:table-cell>
          <table:table-cell office:value-type="float" office:value="103222222.222222" calcext:value-type="float">
            <text:p>103222222.222222</text:p>
          </table:table-cell>
          <table:table-cell office:value-type="float" office:value="104222222.222222" calcext:value-type="float">
            <text:p>104222222.222222</text:p>
          </table:table-cell>
          <table:table-cell office:value-type="float" office:value="103666666.666667" calcext:value-type="float">
            <text:p>103666666.666667</text:p>
          </table:table-cell>
          <table:table-cell office:value-type="float" office:value="113333333.333333" calcext:value-type="float">
            <text:p>113333333.333333</text:p>
          </table:table-cell>
          <table:table-cell office:value-type="float" office:value="103000000" calcext:value-type="float">
            <text:p>103000000</text:p>
          </table:table-cell>
          <table:table-cell table:number-columns-repeated="2" office:value-type="float" office:value="102666666.666667" calcext:value-type="float">
            <text:p>102666666.666667</text:p>
          </table:table-cell>
          <table:table-cell office:value-type="string" calcext:value-type="string">
            <text:p>Cost_Parallel_Work_Broadcast5_53</text:p>
          </table:table-cell>
          <table:table-cell table:formula="of:=AVERAGE([.C68:.L68])" office:value-type="float" office:value="106300000" calcext:value-type="float">
            <text:p>1.06E+008</text:p>
          </table:table-cell>
          <table:table-cell table:formula="of:=STDEV([.C68:.L68])" office:value-type="float" office:value="4926079.08422432" calcext:value-type="float">
            <text:p>4.93E+006</text:p>
          </table:table-cell>
          <table:table-cell table:formula="of:=[.O68]/[.N68]*100" office:value-type="float" office:value="4.63412895975948" calcext:value-type="float">
            <text:p>4.6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6</text:p>
          </table:table-cell>
          <table:table-cell office:value-type="float" office:value="102555555.555556" calcext:value-type="float">
            <text:p>102555555.555556</text:p>
          </table:table-cell>
          <table:table-cell office:value-type="float" office:value="102111111.111111" calcext:value-type="float">
            <text:p>102111111.111111</text:p>
          </table:table-cell>
          <table:table-cell office:value-type="float" office:value="102666666.666667" calcext:value-type="float">
            <text:p>102666666.666667</text:p>
          </table:table-cell>
          <table:table-cell office:value-type="float" office:value="103222222.222222" calcext:value-type="float">
            <text:p>103222222.222222</text:p>
          </table:table-cell>
          <table:table-cell office:value-type="float" office:value="103444444.444444" calcext:value-type="float">
            <text:p>103444444.444444</text:p>
          </table:table-cell>
          <table:table-cell office:value-type="float" office:value="108888888.888889" calcext:value-type="float">
            <text:p>108888888.888889</text:p>
          </table:table-cell>
          <table:table-cell office:value-type="float" office:value="113222222.222222" calcext:value-type="float">
            <text:p>113222222.222222</text:p>
          </table:table-cell>
          <table:table-cell office:value-type="float" office:value="103333333.333333" calcext:value-type="float">
            <text:p>103333333.333333</text:p>
          </table:table-cell>
          <table:table-cell office:value-type="float" office:value="113111111.111111" calcext:value-type="float">
            <text:p>113111111.111111</text:p>
          </table:table-cell>
          <table:table-cell office:value-type="float" office:value="102000000" calcext:value-type="float">
            <text:p>102000000</text:p>
          </table:table-cell>
          <table:table-cell office:value-type="string" calcext:value-type="string">
            <text:p>Cost_Parallel_Work_Broadcast5_46</text:p>
          </table:table-cell>
          <table:table-cell table:formula="of:=AVERAGE([.C69:.L69])" office:value-type="float" office:value="105455555.555556" calcext:value-type="float">
            <text:p>1.05E+008</text:p>
          </table:table-cell>
          <table:table-cell table:formula="of:=STDEV([.C69:.L69])" office:value-type="float" office:value="4516225.89075169" calcext:value-type="float">
            <text:p>4.52E+006</text:p>
          </table:table-cell>
          <table:table-cell table:formula="of:=[.O69]/[.N69]*100" office:value-type="float" office:value="4.28258697890267" calcext:value-type="float">
            <text:p>4.2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</text:p>
          </table:table-cell>
          <table:table-cell office:value-type="float" office:value="111888888.888889" calcext:value-type="float">
            <text:p>111888888.888889</text:p>
          </table:table-cell>
          <table:table-cell office:value-type="float" office:value="112222222.222222" calcext:value-type="float">
            <text:p>112222222.222222</text:p>
          </table:table-cell>
          <table:table-cell office:value-type="float" office:value="102111111.111111" calcext:value-type="float">
            <text:p>102111111.111111</text:p>
          </table:table-cell>
          <table:table-cell office:value-type="float" office:value="102666666.666667" calcext:value-type="float">
            <text:p>102666666.666667</text:p>
          </table:table-cell>
          <table:table-cell office:value-type="float" office:value="103333333.333333" calcext:value-type="float">
            <text:p>103333333.333333</text:p>
          </table:table-cell>
          <table:table-cell office:value-type="float" office:value="102111111.111111" calcext:value-type="float">
            <text:p>102111111.111111</text:p>
          </table:table-cell>
          <table:table-cell office:value-type="float" office:value="101777777.777778" calcext:value-type="float">
            <text:p>101777777.777778</text:p>
          </table:table-cell>
          <table:table-cell office:value-type="float" office:value="113222222.222222" calcext:value-type="float">
            <text:p>113222222.222222</text:p>
          </table:table-cell>
          <table:table-cell office:value-type="float" office:value="102777777.777778" calcext:value-type="float">
            <text:p>102777777.777778</text:p>
          </table:table-cell>
          <table:table-cell office:value-type="float" office:value="102111111.111111" calcext:value-type="float">
            <text:p>102111111.111111</text:p>
          </table:table-cell>
          <table:table-cell office:value-type="string" calcext:value-type="string">
            <text:p>Cost_Parallel_Work_Broadcast5_4</text:p>
          </table:table-cell>
          <table:table-cell table:formula="of:=AVERAGE([.C70:.L70])" office:value-type="float" office:value="105422222.222222" calcext:value-type="float">
            <text:p>1.05E+008</text:p>
          </table:table-cell>
          <table:table-cell table:formula="of:=STDEV([.C70:.L70])" office:value-type="float" office:value="4876471.3231144" calcext:value-type="float">
            <text:p>4.88E+006</text:p>
          </table:table-cell>
          <table:table-cell table:formula="of:=[.O70]/[.N70]*100" office:value-type="float" office:value="4.62565787394916" calcext:value-type="float">
            <text:p>4.6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8</text:p>
          </table:table-cell>
          <table:table-cell office:value-type="float" office:value="112222222.222222" calcext:value-type="float">
            <text:p>112222222.222222</text:p>
          </table:table-cell>
          <table:table-cell office:value-type="float" office:value="101333333.333333" calcext:value-type="float">
            <text:p>101333333.333333</text:p>
          </table:table-cell>
          <table:table-cell office:value-type="float" office:value="101000000" calcext:value-type="float">
            <text:p>101000000</text:p>
          </table:table-cell>
          <table:table-cell office:value-type="float" office:value="101444444.444444" calcext:value-type="float">
            <text:p>101444444.444444</text:p>
          </table:table-cell>
          <table:table-cell office:value-type="float" office:value="101888888.888889" calcext:value-type="float">
            <text:p>101888888.888889</text:p>
          </table:table-cell>
          <table:table-cell office:value-type="float" office:value="111888888.888889" calcext:value-type="float">
            <text:p>111888888.888889</text:p>
          </table:table-cell>
          <table:table-cell office:value-type="float" office:value="112000000" calcext:value-type="float">
            <text:p>112000000</text:p>
          </table:table-cell>
          <table:table-cell office:value-type="float" office:value="101111111.111111" calcext:value-type="float">
            <text:p>101111111.111111</text:p>
          </table:table-cell>
          <table:table-cell office:value-type="float" office:value="101444444.444444" calcext:value-type="float">
            <text:p>101444444.444444</text:p>
          </table:table-cell>
          <table:table-cell office:value-type="float" office:value="101666666.666667" calcext:value-type="float">
            <text:p>101666666.666667</text:p>
          </table:table-cell>
          <table:table-cell office:value-type="string" calcext:value-type="string">
            <text:p>Cost_Parallel_Work_Broadcast5_38</text:p>
          </table:table-cell>
          <table:table-cell table:formula="of:=AVERAGE([.C71:.L71])" office:value-type="float" office:value="104600000" calcext:value-type="float">
            <text:p>1.05E+008</text:p>
          </table:table-cell>
          <table:table-cell table:formula="of:=STDEV([.C71:.L71])" office:value-type="float" office:value="5138733.73139146" calcext:value-type="float">
            <text:p>5.14E+006</text:p>
          </table:table-cell>
          <table:table-cell table:formula="of:=[.O71]/[.N71]*100" office:value-type="float" office:value="4.91274735314672" calcext:value-type="float">
            <text:p>4.9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7</text:p>
          </table:table-cell>
          <table:table-cell office:value-type="float" office:value="103555555.555556" calcext:value-type="float">
            <text:p>103555555.555556</text:p>
          </table:table-cell>
          <table:table-cell office:value-type="float" office:value="103111111.111111" calcext:value-type="float">
            <text:p>103111111.111111</text:p>
          </table:table-cell>
          <table:table-cell office:value-type="float" office:value="112888888.888889" calcext:value-type="float">
            <text:p>112888888.888889</text:p>
          </table:table-cell>
          <table:table-cell office:value-type="float" office:value="103444444.444444" calcext:value-type="float">
            <text:p>103444444.444444</text:p>
          </table:table-cell>
          <table:table-cell office:value-type="float" office:value="102888888.888889" calcext:value-type="float">
            <text:p>102888888.888889</text:p>
          </table:table-cell>
          <table:table-cell office:value-type="float" office:value="103555555.555556" calcext:value-type="float">
            <text:p>103555555.555556</text:p>
          </table:table-cell>
          <table:table-cell office:value-type="float" office:value="102333333.333333" calcext:value-type="float">
            <text:p>102333333.333333</text:p>
          </table:table-cell>
          <table:table-cell office:value-type="float" office:value="102555555.555556" calcext:value-type="float">
            <text:p>102555555.555556</text:p>
          </table:table-cell>
          <table:table-cell office:value-type="float" office:value="103333333.333333" calcext:value-type="float">
            <text:p>103333333.333333</text:p>
          </table:table-cell>
          <table:table-cell office:value-type="float" office:value="103000000" calcext:value-type="float">
            <text:p>103000000</text:p>
          </table:table-cell>
          <table:table-cell office:value-type="string" calcext:value-type="string">
            <text:p>Cost_Parallel_Work_Broadcast5_47</text:p>
          </table:table-cell>
          <table:table-cell table:formula="of:=AVERAGE([.C72:.L72])" office:value-type="float" office:value="104066666.666667" calcext:value-type="float">
            <text:p>1.04E+008</text:p>
          </table:table-cell>
          <table:table-cell table:formula="of:=STDEV([.C72:.L72])" office:value-type="float" office:value="3127031.57557179" calcext:value-type="float">
            <text:p>3.13E+006</text:p>
          </table:table-cell>
          <table:table-cell table:formula="of:=[.O72]/[.N72]*100" office:value-type="float" office:value="3.00483495410486" calcext:value-type="float">
            <text:p>3.00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7</text:p>
          </table:table-cell>
          <table:table-cell office:value-type="float" office:value="102555555.555556" calcext:value-type="float">
            <text:p>102555555.555556</text:p>
          </table:table-cell>
          <table:table-cell office:value-type="float" office:value="102000000" calcext:value-type="float">
            <text:p>102000000</text:p>
          </table:table-cell>
          <table:table-cell office:value-type="float" office:value="102777777.777778" calcext:value-type="float">
            <text:p>102777777.777778</text:p>
          </table:table-cell>
          <table:table-cell office:value-type="float" office:value="103000000" calcext:value-type="float">
            <text:p>103000000</text:p>
          </table:table-cell>
          <table:table-cell office:value-type="float" office:value="102888888.888889" calcext:value-type="float">
            <text:p>102888888.888889</text:p>
          </table:table-cell>
          <table:table-cell office:value-type="float" office:value="102333333.333333" calcext:value-type="float">
            <text:p>102333333.333333</text:p>
          </table:table-cell>
          <table:table-cell office:value-type="float" office:value="103333333.333333" calcext:value-type="float">
            <text:p>103333333.333333</text:p>
          </table:table-cell>
          <table:table-cell office:value-type="float" office:value="113666666.666667" calcext:value-type="float">
            <text:p>113666666.666667</text:p>
          </table:table-cell>
          <table:table-cell office:value-type="float" office:value="103000000" calcext:value-type="float">
            <text:p>103000000</text:p>
          </table:table-cell>
          <table:table-cell office:value-type="float" office:value="102222222.222222" calcext:value-type="float">
            <text:p>102222222.222222</text:p>
          </table:table-cell>
          <table:table-cell office:value-type="string" calcext:value-type="string">
            <text:p>Cost_Parallel_Work_Broadcast5_7</text:p>
          </table:table-cell>
          <table:table-cell table:formula="of:=AVERAGE([.C73:.L73])" office:value-type="float" office:value="103777777.777778" calcext:value-type="float">
            <text:p>1.04E+008</text:p>
          </table:table-cell>
          <table:table-cell table:formula="of:=STDEV([.C73:.L73])" office:value-type="float" office:value="3498382.9303798" calcext:value-type="float">
            <text:p>3.50E+006</text:p>
          </table:table-cell>
          <table:table-cell table:formula="of:=[.O73]/[.N73]*100" office:value-type="float" office:value="3.37103280229317" calcext:value-type="float">
            <text:p>3.3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5</text:p>
          </table:table-cell>
          <table:table-cell office:value-type="float" office:value="102666666.666667" calcext:value-type="float">
            <text:p>102666666.666667</text:p>
          </table:table-cell>
          <table:table-cell office:value-type="float" office:value="102111111.111111" calcext:value-type="float">
            <text:p>102111111.111111</text:p>
          </table:table-cell>
          <table:table-cell office:value-type="float" office:value="102777777.777778" calcext:value-type="float">
            <text:p>102777777.777778</text:p>
          </table:table-cell>
          <table:table-cell office:value-type="float" office:value="102222222.222222" calcext:value-type="float">
            <text:p>102222222.222222</text:p>
          </table:table-cell>
          <table:table-cell office:value-type="float" office:value="102000000" calcext:value-type="float">
            <text:p>102000000</text:p>
          </table:table-cell>
          <table:table-cell office:value-type="float" office:value="102444444.444444" calcext:value-type="float">
            <text:p>102444444.444444</text:p>
          </table:table-cell>
          <table:table-cell office:value-type="float" office:value="102666666.666667" calcext:value-type="float">
            <text:p>102666666.666667</text:p>
          </table:table-cell>
          <table:table-cell office:value-type="float" office:value="113111111.111111" calcext:value-type="float">
            <text:p>113111111.111111</text:p>
          </table:table-cell>
          <table:table-cell table:number-columns-repeated="2" office:value-type="float" office:value="102444444.444444" calcext:value-type="float">
            <text:p>102444444.444444</text:p>
          </table:table-cell>
          <table:table-cell office:value-type="string" calcext:value-type="string">
            <text:p>Cost_Parallel_Work_Broadcast5_15</text:p>
          </table:table-cell>
          <table:table-cell table:formula="of:=AVERAGE([.C74:.L74])" office:value-type="float" office:value="103488888.888889" calcext:value-type="float">
            <text:p>1.03E+008</text:p>
          </table:table-cell>
          <table:table-cell table:formula="of:=STDEV([.C74:.L74])" office:value-type="float" office:value="3390133.34770571" calcext:value-type="float">
            <text:p>3.39E+006</text:p>
          </table:table-cell>
          <table:table-cell table:formula="of:=[.O74]/[.N74]*100" office:value-type="float" office:value="3.27584283115218" calcext:value-type="float">
            <text:p>3.2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7</text:p>
          </table:table-cell>
          <table:table-cell office:value-type="float" office:value="102555555.555556" calcext:value-type="float">
            <text:p>102555555.555556</text:p>
          </table:table-cell>
          <table:table-cell office:value-type="float" office:value="102444444.444444" calcext:value-type="float">
            <text:p>102444444.444444</text:p>
          </table:table-cell>
          <table:table-cell office:value-type="float" office:value="102888888.888889" calcext:value-type="float">
            <text:p>102888888.888889</text:p>
          </table:table-cell>
          <table:table-cell office:value-type="float" office:value="103333333.333333" calcext:value-type="float">
            <text:p>103333333.333333</text:p>
          </table:table-cell>
          <table:table-cell office:value-type="float" office:value="103444444.444444" calcext:value-type="float">
            <text:p>103444444.444444</text:p>
          </table:table-cell>
          <table:table-cell office:value-type="float" office:value="102888888.888889" calcext:value-type="float">
            <text:p>102888888.888889</text:p>
          </table:table-cell>
          <table:table-cell office:value-type="float" office:value="102555555.555556" calcext:value-type="float">
            <text:p>102555555.555556</text:p>
          </table:table-cell>
          <table:table-cell office:value-type="float" office:value="102666666.666667" calcext:value-type="float">
            <text:p>102666666.666667</text:p>
          </table:table-cell>
          <table:table-cell office:value-type="float" office:value="103222222.222222" calcext:value-type="float">
            <text:p>103222222.222222</text:p>
          </table:table-cell>
          <table:table-cell office:value-type="float" office:value="102444444.444444" calcext:value-type="float">
            <text:p>102444444.444444</text:p>
          </table:table-cell>
          <table:table-cell office:value-type="string" calcext:value-type="string">
            <text:p>Cost_Parallel_Work_Broadcast5_37</text:p>
          </table:table-cell>
          <table:table-cell table:formula="of:=AVERAGE([.C75:.L75])" office:value-type="float" office:value="102844444.444444" calcext:value-type="float">
            <text:p>1.03E+008</text:p>
          </table:table-cell>
          <table:table-cell table:formula="of:=STDEV([.C75:.L75])" office:value-type="float" office:value="374788.463427226" calcext:value-type="float">
            <text:p>3.75E+005</text:p>
          </table:table-cell>
          <table:table-cell table:formula="of:=[.O75]/[.N75]*100" office:value-type="float" office:value="0.36442266322872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4</text:p>
          </table:table-cell>
          <table:table-cell office:value-type="float" office:value="99555555.5555556" calcext:value-type="float">
            <text:p>99555555.5555556</text:p>
          </table:table-cell>
          <table:table-cell office:value-type="float" office:value="98888888.8888889" calcext:value-type="float">
            <text:p>98888888.8888889</text:p>
          </table:table-cell>
          <table:table-cell office:value-type="float" office:value="99777777.7777778" calcext:value-type="float">
            <text:p>99777777.7777778</text:p>
          </table:table-cell>
          <table:table-cell office:value-type="float" office:value="110222222.222222" calcext:value-type="float">
            <text:p>110222222.222222</text:p>
          </table:table-cell>
          <table:table-cell table:number-columns-repeated="2" office:value-type="float" office:value="100111111.111111" calcext:value-type="float">
            <text:p>100111111.111111</text:p>
          </table:table-cell>
          <table:table-cell table:number-columns-repeated="2" office:value-type="float" office:value="99444444.4444444" calcext:value-type="float">
            <text:p>99444444.4444444</text:p>
          </table:table-cell>
          <table:table-cell office:value-type="float" office:value="99777777.7777778" calcext:value-type="float">
            <text:p>99777777.7777778</text:p>
          </table:table-cell>
          <table:table-cell office:value-type="float" office:value="99111111.1111111" calcext:value-type="float">
            <text:p>99111111.1111111</text:p>
          </table:table-cell>
          <table:table-cell office:value-type="string" calcext:value-type="string">
            <text:p>Cost_Parallel_Work_Broadcast5_14</text:p>
          </table:table-cell>
          <table:table-cell table:formula="of:=AVERAGE([.C76:.L76])" office:value-type="float" office:value="100644444.444444" calcext:value-type="float">
            <text:p>1.01E+008</text:p>
          </table:table-cell>
          <table:table-cell table:formula="of:=STDEV([.C76:.L76])" office:value-type="float" office:value="3387947.65313915" calcext:value-type="float">
            <text:p>3.39E+006</text:p>
          </table:table-cell>
          <table:table-cell table:formula="of:=[.O76]/[.N76]*100" office:value-type="float" office:value="3.36625401614621" calcext:value-type="float">
            <text:p>3.3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</text:p>
          </table:table-cell>
          <table:table-cell office:value-type="float" office:value="99222222.2222222" calcext:value-type="float">
            <text:p>99222222.2222222</text:p>
          </table:table-cell>
          <table:table-cell office:value-type="float" office:value="99666666.6666667" calcext:value-type="float">
            <text:p>99666666.6666667</text:p>
          </table:table-cell>
          <table:table-cell office:value-type="float" office:value="98777777.7777778" calcext:value-type="float">
            <text:p>98777777.7777778</text:p>
          </table:table-cell>
          <table:table-cell office:value-type="float" office:value="100666666.666667" calcext:value-type="float">
            <text:p>100666666.666667</text:p>
          </table:table-cell>
          <table:table-cell office:value-type="float" office:value="100444444.444444" calcext:value-type="float">
            <text:p>100444444.444444</text:p>
          </table:table-cell>
          <table:table-cell office:value-type="float" office:value="99777777.7777778" calcext:value-type="float">
            <text:p>99777777.777777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9333333.3333333" calcext:value-type="float">
            <text:p>99333333.3333333</text:p>
          </table:table-cell>
          <table:table-cell office:value-type="float" office:value="109222222.222222" calcext:value-type="float">
            <text:p>109222222.222222</text:p>
          </table:table-cell>
          <table:table-cell office:value-type="float" office:value="98888888.8888889" calcext:value-type="float">
            <text:p>98888888.8888889</text:p>
          </table:table-cell>
          <table:table-cell office:value-type="string" calcext:value-type="string">
            <text:p>Cost_Parallel_Work_Broadcast5_52</text:p>
          </table:table-cell>
          <table:table-cell table:formula="of:=AVERAGE([.C77:.L77])" office:value-type="float" office:value="100600000" calcext:value-type="float">
            <text:p>1.01E+008</text:p>
          </table:table-cell>
          <table:table-cell table:formula="of:=STDEV([.C77:.L77])" office:value-type="float" office:value="3091738.62682878" calcext:value-type="float">
            <text:p>3.09E+006</text:p>
          </table:table-cell>
          <table:table-cell table:formula="of:=[.O77]/[.N77]*100" office:value-type="float" office:value="3.07329883382582" calcext:value-type="float">
            <text:p>3.0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</text:p>
          </table:table-cell>
          <table:table-cell office:value-type="float" office:value="96666666.6666667" calcext:value-type="float">
            <text:p>96666666.6666667</text:p>
          </table:table-cell>
          <table:table-cell office:value-type="float" office:value="96444444.4444444" calcext:value-type="float">
            <text:p>96444444.4444444</text:p>
          </table:table-cell>
          <table:table-cell office:value-type="float" office:value="107111111.111111" calcext:value-type="float">
            <text:p>107111111.111111</text:p>
          </table:table-cell>
          <table:table-cell office:value-type="float" office:value="98111111.1111111" calcext:value-type="float">
            <text:p>98111111.1111111</text:p>
          </table:table-cell>
          <table:table-cell office:value-type="float" office:value="108666666.666667" calcext:value-type="float">
            <text:p>108666666.666667</text:p>
          </table:table-cell>
          <table:table-cell office:value-type="float" office:value="97888888.8888889" calcext:value-type="float">
            <text:p>97888888.8888889</text:p>
          </table:table-cell>
          <table:table-cell office:value-type="float" office:value="97333333.3333333" calcext:value-type="float">
            <text:p>97333333.3333333</text:p>
          </table:table-cell>
          <table:table-cell office:value-type="float" office:value="96666666.6666667" calcext:value-type="float">
            <text:p>96666666.6666667</text:p>
          </table:table-cell>
          <table:table-cell office:value-type="float" office:value="98111111.1111111" calcext:value-type="float">
            <text:p>98111111.1111111</text:p>
          </table:table-cell>
          <table:table-cell office:value-type="float" office:value="97000000" calcext:value-type="float">
            <text:p>97000000</text:p>
          </table:table-cell>
          <table:table-cell office:value-type="string" calcext:value-type="string">
            <text:p>Cost_Parallel_Work_Broadcast5_54</text:p>
          </table:table-cell>
          <table:table-cell table:formula="of:=AVERAGE([.C78:.L78])" office:value-type="float" office:value="99400000" calcext:value-type="float">
            <text:p>9.94E+007</text:p>
          </table:table-cell>
          <table:table-cell table:formula="of:=STDEV([.C78:.L78])" office:value-type="float" office:value="4529494.86489819" calcext:value-type="float">
            <text:p>4.53E+006</text:p>
          </table:table-cell>
          <table:table-cell table:formula="of:=[.O78]/[.N78]*100" office:value-type="float" office:value="4.55683588017926" calcext:value-type="float">
            <text:p>4.5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</text:p>
          </table:table-cell>
          <table:table-cell office:value-type="float" office:value="97666666.6666667" calcext:value-type="float">
            <text:p>97666666.6666667</text:p>
          </table:table-cell>
          <table:table-cell table:number-columns-repeated="2" office:value-type="float" office:value="97000000" calcext:value-type="float">
            <text:p>97000000</text:p>
          </table:table-cell>
          <table:table-cell office:value-type="float" office:value="97555555.5555555" calcext:value-type="float">
            <text:p>97555555.5555555</text:p>
          </table:table-cell>
          <table:table-cell office:value-type="float" office:value="99555555.5555556" calcext:value-type="float">
            <text:p>99555555.5555556</text:p>
          </table:table-cell>
          <table:table-cell office:value-type="float" office:value="99222222.2222222" calcext:value-type="float">
            <text:p>99222222.2222222</text:p>
          </table:table-cell>
          <table:table-cell office:value-type="float" office:value="108000000" calcext:value-type="float">
            <text:p>108000000</text:p>
          </table:table-cell>
          <table:table-cell office:value-type="float" office:value="97444444.4444445" calcext:value-type="float">
            <text:p>97444444.4444445</text:p>
          </table:table-cell>
          <table:table-cell office:value-type="float" office:value="98111111.1111111" calcext:value-type="float">
            <text:p>98111111.1111111</text:p>
          </table:table-cell>
          <table:table-cell office:value-type="float" office:value="97555555.5555555" calcext:value-type="float">
            <text:p>97555555.5555555</text:p>
          </table:table-cell>
          <table:table-cell office:value-type="string" calcext:value-type="string">
            <text:p>Cost_Parallel_Work_Broadcast5_5</text:p>
          </table:table-cell>
          <table:table-cell table:formula="of:=AVERAGE([.C79:.L79])" office:value-type="float" office:value="98911111.1111111" calcext:value-type="float">
            <text:p>9.89E+007</text:p>
          </table:table-cell>
          <table:table-cell table:formula="of:=STDEV([.C79:.L79])" office:value-type="float" office:value="3307222.83919504" calcext:value-type="float">
            <text:p>3.31E+006</text:p>
          </table:table-cell>
          <table:table-cell table:formula="of:=[.O79]/[.N79]*100" office:value-type="float" office:value="3.34363126856385" calcext:value-type="float">
            <text:p>3.3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9</text:p>
          </table:table-cell>
          <table:table-cell office:value-type="float" office:value="96444444.4444444" calcext:value-type="float">
            <text:p>96444444.4444444</text:p>
          </table:table-cell>
          <table:table-cell office:value-type="float" office:value="107333333.333333" calcext:value-type="float">
            <text:p>107333333.333333</text:p>
          </table:table-cell>
          <table:table-cell office:value-type="float" office:value="96888888.8888889" calcext:value-type="float">
            <text:p>96888888.8888889</text:p>
          </table:table-cell>
          <table:table-cell office:value-type="float" office:value="97222222.2222222" calcext:value-type="float">
            <text:p>97222222.2222222</text:p>
          </table:table-cell>
          <table:table-cell office:value-type="float" office:value="97333333.3333333" calcext:value-type="float">
            <text:p>97333333.3333333</text:p>
          </table:table-cell>
          <table:table-cell office:value-type="float" office:value="102444444.444444" calcext:value-type="float">
            <text:p>102444444.444444</text:p>
          </table:table-cell>
          <table:table-cell office:value-type="float" office:value="96333333.3333333" calcext:value-type="float">
            <text:p>96333333.3333333</text:p>
          </table:table-cell>
          <table:table-cell office:value-type="float" office:value="96888888.8888889" calcext:value-type="float">
            <text:p>96888888.8888889</text:p>
          </table:table-cell>
          <table:table-cell office:value-type="float" office:value="97777777.7777778" calcext:value-type="float">
            <text:p>97777777.7777778</text:p>
          </table:table-cell>
          <table:table-cell office:value-type="float" office:value="96777777.7777778" calcext:value-type="float">
            <text:p>96777777.7777778</text:p>
          </table:table-cell>
          <table:table-cell office:value-type="string" calcext:value-type="string">
            <text:p>Cost_Parallel_Work_Broadcast5_29</text:p>
          </table:table-cell>
          <table:table-cell table:formula="of:=AVERAGE([.C80:.L80])" office:value-type="float" office:value="98544444.4444444" calcext:value-type="float">
            <text:p>9.85E+007</text:p>
          </table:table-cell>
          <table:table-cell table:formula="of:=STDEV([.C80:.L80])" office:value-type="float" office:value="3561511.21575051" calcext:value-type="float">
            <text:p>3.56E+006</text:p>
          </table:table-cell>
          <table:table-cell table:formula="of:=[.O80]/[.N80]*100" office:value-type="float" office:value="3.61411669204585" calcext:value-type="float">
            <text:p>3.6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7</text:p>
          </table:table-cell>
          <table:table-cell office:value-type="float" office:value="96666666.6666667" calcext:value-type="float">
            <text:p>96666666.6666667</text:p>
          </table:table-cell>
          <table:table-cell office:value-type="float" office:value="96444444.4444444" calcext:value-type="float">
            <text:p>96444444.4444444</text:p>
          </table:table-cell>
          <table:table-cell office:value-type="float" office:value="100777777.777778" calcext:value-type="float">
            <text:p>100777777.777778</text:p>
          </table:table-cell>
          <table:table-cell office:value-type="float" office:value="97000000" calcext:value-type="float">
            <text:p>97000000</text:p>
          </table:table-cell>
          <table:table-cell office:value-type="float" office:value="97222222.2222222" calcext:value-type="float">
            <text:p>97222222.2222222</text:p>
          </table:table-cell>
          <table:table-cell office:value-type="float" office:value="97111111.1111111" calcext:value-type="float">
            <text:p>97111111.1111111</text:p>
          </table:table-cell>
          <table:table-cell office:value-type="float" office:value="107444444.444444" calcext:value-type="float">
            <text:p>107444444.444444</text:p>
          </table:table-cell>
          <table:table-cell office:value-type="float" office:value="96888888.8888889" calcext:value-type="float">
            <text:p>96888888.8888889</text:p>
          </table:table-cell>
          <table:table-cell office:value-type="float" office:value="97444444.4444445" calcext:value-type="float">
            <text:p>97444444.4444445</text:p>
          </table:table-cell>
          <table:table-cell office:value-type="float" office:value="96111111.1111111" calcext:value-type="float">
            <text:p>96111111.1111111</text:p>
          </table:table-cell>
          <table:table-cell office:value-type="string" calcext:value-type="string">
            <text:p>Cost_Parallel_Work_Broadcast5_27</text:p>
          </table:table-cell>
          <table:table-cell table:formula="of:=AVERAGE([.C81:.L81])" office:value-type="float" office:value="98311111.1111111" calcext:value-type="float">
            <text:p>9.83E+007</text:p>
          </table:table-cell>
          <table:table-cell table:formula="of:=STDEV([.C81:.L81])" office:value-type="float" office:value="3458474.01667335" calcext:value-type="float">
            <text:p>3.46E+006</text:p>
          </table:table-cell>
          <table:table-cell table:formula="of:=[.O81]/[.N81]*100" office:value-type="float" office:value="3.51788722310807" calcext:value-type="float">
            <text:p>3.5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2</text:p>
          </table:table-cell>
          <table:table-cell office:value-type="float" office:value="97000000" calcext:value-type="float">
            <text:p>97000000</text:p>
          </table:table-cell>
          <table:table-cell office:value-type="float" office:value="97111111.1111111" calcext:value-type="float">
            <text:p>97111111.1111111</text:p>
          </table:table-cell>
          <table:table-cell office:value-type="float" office:value="97333333.3333333" calcext:value-type="float">
            <text:p>97333333.3333333</text:p>
          </table:table-cell>
          <table:table-cell office:value-type="float" office:value="97222222.2222222" calcext:value-type="float">
            <text:p>97222222.2222222</text:p>
          </table:table-cell>
          <table:table-cell office:value-type="float" office:value="107000000" calcext:value-type="float">
            <text:p>107000000</text:p>
          </table:table-cell>
          <table:table-cell table:number-columns-repeated="2" office:value-type="float" office:value="97888888.8888889" calcext:value-type="float">
            <text:p>97888888.8888889</text:p>
          </table:table-cell>
          <table:table-cell office:value-type="float" office:value="96777777.7777778" calcext:value-type="float">
            <text:p>96777777.7777778</text:p>
          </table:table-cell>
          <table:table-cell office:value-type="float" office:value="97666666.6666667" calcext:value-type="float">
            <text:p>97666666.6666667</text:p>
          </table:table-cell>
          <table:table-cell office:value-type="float" office:value="96555555.5555556" calcext:value-type="float">
            <text:p>96555555.5555556</text:p>
          </table:table-cell>
          <table:table-cell office:value-type="string" calcext:value-type="string">
            <text:p>Cost_Parallel_Work_Broadcast5_12</text:p>
          </table:table-cell>
          <table:table-cell table:formula="of:=AVERAGE([.C82:.L82])" office:value-type="float" office:value="98244444.4444445" calcext:value-type="float">
            <text:p>9.82E+007</text:p>
          </table:table-cell>
          <table:table-cell table:formula="of:=STDEV([.C82:.L82])" office:value-type="float" office:value="3108376.2229634" calcext:value-type="float">
            <text:p>3.11E+006</text:p>
          </table:table-cell>
          <table:table-cell table:formula="of:=[.O82]/[.N82]*100" office:value-type="float" office:value="3.16392060695211" calcext:value-type="float">
            <text:p>3.16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8</text:p>
          </table:table-cell>
          <table:table-cell office:value-type="float" office:value="95555555.5555556" calcext:value-type="float">
            <text:p>95555555.5555556</text:p>
          </table:table-cell>
          <table:table-cell office:value-type="float" office:value="96666666.6666667" calcext:value-type="float">
            <text:p>96666666.6666667</text:p>
          </table:table-cell>
          <table:table-cell office:value-type="float" office:value="106000000" calcext:value-type="float">
            <text:p>106000000</text:p>
          </table:table-cell>
          <table:table-cell office:value-type="float" office:value="96111111.1111111" calcext:value-type="float">
            <text:p>96111111.1111111</text:p>
          </table:table-cell>
          <table:table-cell office:value-type="float" office:value="95777777.7777778" calcext:value-type="float">
            <text:p>95777777.7777778</text:p>
          </table:table-cell>
          <table:table-cell office:value-type="float" office:value="95666666.6666667" calcext:value-type="float">
            <text:p>95666666.6666667</text:p>
          </table:table-cell>
          <table:table-cell office:value-type="float" office:value="95222222.2222222" calcext:value-type="float">
            <text:p>95222222.2222222</text:p>
          </table:table-cell>
          <table:table-cell office:value-type="float" office:value="95888888.8888889" calcext:value-type="float">
            <text:p>95888888.8888889</text:p>
          </table:table-cell>
          <table:table-cell office:value-type="float" office:value="96111111.1111111" calcext:value-type="float">
            <text:p>96111111.1111111</text:p>
          </table:table-cell>
          <table:table-cell office:value-type="float" office:value="106000000" calcext:value-type="float">
            <text:p>106000000</text:p>
          </table:table-cell>
          <table:table-cell office:value-type="string" calcext:value-type="string">
            <text:p>Cost_Parallel_Work_Broadcast5_28</text:p>
          </table:table-cell>
          <table:table-cell table:formula="of:=AVERAGE([.C83:.L83])" office:value-type="float" office:value="97900000" calcext:value-type="float">
            <text:p>9.79E+007</text:p>
          </table:table-cell>
          <table:table-cell table:formula="of:=STDEV([.C83:.L83])" office:value-type="float" office:value="4286211.02353484" calcext:value-type="float">
            <text:p>4.29E+006</text:p>
          </table:table-cell>
          <table:table-cell table:formula="of:=[.O83]/[.N83]*100" office:value-type="float" office:value="4.37815222015816" calcext:value-type="float">
            <text:p>4.3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1</text:p>
          </table:table-cell>
          <table:table-cell office:value-type="float" office:value="97888888.8888889" calcext:value-type="float">
            <text:p>97888888.8888889</text:p>
          </table:table-cell>
          <table:table-cell office:value-type="float" office:value="97555555.5555555" calcext:value-type="float">
            <text:p>97555555.5555555</text:p>
          </table:table-cell>
          <table:table-cell office:value-type="float" office:value="97888888.8888889" calcext:value-type="float">
            <text:p>97888888.8888889</text:p>
          </table:table-cell>
          <table:table-cell office:value-type="float" office:value="97777777.7777778" calcext:value-type="float">
            <text:p>97777777.7777778</text:p>
          </table:table-cell>
          <table:table-cell office:value-type="float" office:value="97555555.5555555" calcext:value-type="float">
            <text:p>97555555.5555555</text:p>
          </table:table-cell>
          <table:table-cell office:value-type="float" office:value="97888888.8888889" calcext:value-type="float">
            <text:p>97888888.8888889</text:p>
          </table:table-cell>
          <table:table-cell office:value-type="float" office:value="97222222.2222222" calcext:value-type="float">
            <text:p>97222222.2222222</text:p>
          </table:table-cell>
          <table:table-cell office:value-type="float" office:value="97333333.3333333" calcext:value-type="float">
            <text:p>97333333.3333333</text:p>
          </table:table-cell>
          <table:table-cell office:value-type="float" office:value="97777777.7777778" calcext:value-type="float">
            <text:p>97777777.7777778</text:p>
          </table:table-cell>
          <table:table-cell office:value-type="float" office:value="98111111.1111111" calcext:value-type="float">
            <text:p>98111111.1111111</text:p>
          </table:table-cell>
          <table:table-cell office:value-type="string" calcext:value-type="string">
            <text:p>Cost_Parallel_Work_Broadcast5_51</text:p>
          </table:table-cell>
          <table:table-cell table:formula="of:=AVERAGE([.C84:.L84])" office:value-type="float" office:value="97700000" calcext:value-type="float">
            <text:p>9.77E+007</text:p>
          </table:table-cell>
          <table:table-cell table:formula="of:=STDEV([.C84:.L84])" office:value-type="float" office:value="277407.160164079" calcext:value-type="float">
            <text:p>2.77E+005</text:p>
          </table:table-cell>
          <table:table-cell table:formula="of:=[.O84]/[.N84]*100" office:value-type="float" office:value="0.283937727905915" calcext:value-type="float">
            <text:p>0.28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1</text:p>
          </table:table-cell>
          <table:table-cell office:value-type="float" office:value="97444444.4444445" calcext:value-type="float">
            <text:p>97444444.4444445</text:p>
          </table:table-cell>
          <table:table-cell office:value-type="float" office:value="96333333.3333333" calcext:value-type="float">
            <text:p>96333333.3333333</text:p>
          </table:table-cell>
          <table:table-cell office:value-type="float" office:value="96555555.5555556" calcext:value-type="float">
            <text:p>96555555.5555556</text:p>
          </table:table-cell>
          <table:table-cell office:value-type="float" office:value="97888888.8888889" calcext:value-type="float">
            <text:p>97888888.8888889</text:p>
          </table:table-cell>
          <table:table-cell office:value-type="float" office:value="97555555.5555555" calcext:value-type="float">
            <text:p>97555555.5555555</text:p>
          </table:table-cell>
          <table:table-cell office:value-type="float" office:value="97000000" calcext:value-type="float">
            <text:p>97000000</text:p>
          </table:table-cell>
          <table:table-cell office:value-type="float" office:value="96888888.8888889" calcext:value-type="float">
            <text:p>96888888.8888889</text:p>
          </table:table-cell>
          <table:table-cell table:number-columns-repeated="2" office:value-type="float" office:value="97222222.2222222" calcext:value-type="float">
            <text:p>97222222.2222222</text:p>
          </table:table-cell>
          <table:table-cell office:value-type="float" office:value="96555555.5555556" calcext:value-type="float">
            <text:p>96555555.5555556</text:p>
          </table:table-cell>
          <table:table-cell office:value-type="string" calcext:value-type="string">
            <text:p>Cost_Parallel_Work_Broadcast5_21</text:p>
          </table:table-cell>
          <table:table-cell table:formula="of:=AVERAGE([.C85:.L85])" office:value-type="float" office:value="97066666.6666667" calcext:value-type="float">
            <text:p>9.71E+007</text:p>
          </table:table-cell>
          <table:table-cell table:formula="of:=STDEV([.C85:.L85])" office:value-type="float" office:value="494690.60317226" calcext:value-type="float">
            <text:p>4.95E+005</text:p>
          </table:table-cell>
          <table:table-cell table:formula="of:=[.O85]/[.N85]*100" office:value-type="float" office:value="0.509640044476917" calcext:value-type="float">
            <text:p>0.51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0</text:p>
          </table:table-cell>
          <table:table-cell office:value-type="float" office:value="104777777.777778" calcext:value-type="float">
            <text:p>104777777.777778</text:p>
          </table:table-cell>
          <table:table-cell office:value-type="float" office:value="93666666.6666667" calcext:value-type="float">
            <text:p>93666666.6666667</text:p>
          </table:table-cell>
          <table:table-cell office:value-type="float" office:value="94555555.5555556" calcext:value-type="float">
            <text:p>94555555.5555556</text:p>
          </table:table-cell>
          <table:table-cell office:value-type="float" office:value="95000000" calcext:value-type="float">
            <text:p>95000000</text:p>
          </table:table-cell>
          <table:table-cell office:value-type="float" office:value="94444444.4444444" calcext:value-type="float">
            <text:p>94444444.4444444</text:p>
          </table:table-cell>
          <table:table-cell office:value-type="float" office:value="94666666.6666667" calcext:value-type="float">
            <text:p>94666666.6666667</text:p>
          </table:table-cell>
          <table:table-cell office:value-type="float" office:value="94333333.3333333" calcext:value-type="float">
            <text:p>94333333.3333333</text:p>
          </table:table-cell>
          <table:table-cell office:value-type="float" office:value="95222222.2222222" calcext:value-type="float">
            <text:p>95222222.2222222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94444444.4444444" calcext:value-type="float">
            <text:p>94444444.4444444</text:p>
          </table:table-cell>
          <table:table-cell office:value-type="string" calcext:value-type="string">
            <text:p>Cost_Parallel_Work_Broadcast5_20</text:p>
          </table:table-cell>
          <table:table-cell table:formula="of:=AVERAGE([.C86:.L86])" office:value-type="float" office:value="96611111.1111111" calcext:value-type="float">
            <text:p>9.66E+007</text:p>
          </table:table-cell>
          <table:table-cell table:formula="of:=STDEV([.C86:.L86])" office:value-type="float" office:value="4382359.57513947" calcext:value-type="float">
            <text:p>4.38E+006</text:p>
          </table:table-cell>
          <table:table-cell table:formula="of:=[.O86]/[.N86]*100" office:value-type="float" office:value="4.53608236644683" calcext:value-type="float">
            <text:p>4.5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6</text:p>
          </table:table-cell>
          <table:table-cell office:value-type="float" office:value="102777777.777778" calcext:value-type="float">
            <text:p>102777777.777778</text:p>
          </table:table-cell>
          <table:table-cell office:value-type="float" office:value="91666666.6666667" calcext:value-type="float">
            <text:p>91666666.6666667</text:p>
          </table:table-cell>
          <table:table-cell office:value-type="float" office:value="101777777.777778" calcext:value-type="float">
            <text:p>101777777.777778</text:p>
          </table:table-cell>
          <table:table-cell office:value-type="float" office:value="92666666.6666667" calcext:value-type="float">
            <text:p>92666666.6666667</text:p>
          </table:table-cell>
          <table:table-cell office:value-type="float" office:value="103444444.444444" calcext:value-type="float">
            <text:p>103444444.444444</text:p>
          </table:table-cell>
          <table:table-cell office:value-type="float" office:value="103333333.333333" calcext:value-type="float">
            <text:p>103333333.333333</text:p>
          </table:table-cell>
          <table:table-cell office:value-type="float" office:value="91444444.4444444" calcext:value-type="float">
            <text:p>91444444.4444444</text:p>
          </table:table-cell>
          <table:table-cell office:value-type="float" office:value="92111111.1111111" calcext:value-type="float">
            <text:p>92111111.1111111</text:p>
          </table:table-cell>
          <table:table-cell table:number-columns-repeated="2" office:value-type="float" office:value="92000000" calcext:value-type="float">
            <text:p>92000000</text:p>
          </table:table-cell>
          <table:table-cell office:value-type="string" calcext:value-type="string">
            <text:p>Cost_Parallel_Work_Broadcast5_26</text:p>
          </table:table-cell>
          <table:table-cell table:formula="of:=AVERAGE([.C87:.L87])" office:value-type="float" office:value="96322222.2222222" calcext:value-type="float">
            <text:p>9.63E+007</text:p>
          </table:table-cell>
          <table:table-cell table:formula="of:=STDEV([.C87:.L87])" office:value-type="float" office:value="5629739.27768457" calcext:value-type="float">
            <text:p>5.63E+006</text:p>
          </table:table-cell>
          <table:table-cell table:formula="of:=[.O87]/[.N87]*100" office:value-type="float" office:value="5.84469413994246" calcext:value-type="float">
            <text:p>5.8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3</text:p>
          </table:table-cell>
          <table:table-cell office:value-type="float" office:value="95222222.2222222" calcext:value-type="float">
            <text:p>95222222.2222222</text:p>
          </table:table-cell>
          <table:table-cell office:value-type="float" office:value="94000000" calcext:value-type="float">
            <text:p>94000000</text:p>
          </table:table-cell>
          <table:table-cell office:value-type="float" office:value="94777777.7777778" calcext:value-type="float">
            <text:p>94777777.7777778</text:p>
          </table:table-cell>
          <table:table-cell office:value-type="float" office:value="95111111.1111111" calcext:value-type="float">
            <text:p>95111111.1111111</text:p>
          </table:table-cell>
          <table:table-cell office:value-type="float" office:value="94666666.6666667" calcext:value-type="float">
            <text:p>94666666.6666667</text:p>
          </table:table-cell>
          <table:table-cell office:value-type="float" office:value="104777777.777778" calcext:value-type="float">
            <text:p>104777777.777778</text:p>
          </table:table-cell>
          <table:table-cell office:value-type="float" office:value="95333333.3333333" calcext:value-type="float">
            <text:p>95333333.3333333</text:p>
          </table:table-cell>
          <table:table-cell office:value-type="float" office:value="94444444.4444444" calcext:value-type="float">
            <text:p>94444444.4444444</text:p>
          </table:table-cell>
          <table:table-cell office:value-type="float" office:value="98888888.8888889" calcext:value-type="float">
            <text:p>98888888.8888889</text:p>
          </table:table-cell>
          <table:table-cell office:value-type="float" office:value="94666666.6666667" calcext:value-type="float">
            <text:p>94666666.6666667</text:p>
          </table:table-cell>
          <table:table-cell office:value-type="string" calcext:value-type="string">
            <text:p>Cost_Parallel_Work_Broadcast5_13</text:p>
          </table:table-cell>
          <table:table-cell table:formula="of:=AVERAGE([.C88:.L88])" office:value-type="float" office:value="96188888.8888889" calcext:value-type="float">
            <text:p>9.62E+007</text:p>
          </table:table-cell>
          <table:table-cell table:formula="of:=STDEV([.C88:.L88])" office:value-type="float" office:value="3305667.07976621" calcext:value-type="float">
            <text:p>3.31E+006</text:p>
          </table:table-cell>
          <table:table-cell table:formula="of:=[.O88]/[.N88]*100" office:value-type="float" office:value="3.43664129812821" calcext:value-type="float">
            <text:p>3.4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24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4555555.5555556" calcext:value-type="float">
            <text:p>94555555.5555556</text:p>
          </table:table-cell>
          <table:table-cell office:value-type="float" office:value="93444444.4444445" calcext:value-type="float">
            <text:p>93444444.4444445</text:p>
          </table:table-cell>
          <table:table-cell office:value-type="float" office:value="93777777.7777778" calcext:value-type="float">
            <text:p>93777777.7777778</text:p>
          </table:table-cell>
          <table:table-cell office:value-type="float" office:value="104555555.555556" calcext:value-type="float">
            <text:p>104555555.555556</text:p>
          </table:table-cell>
          <table:table-cell office:value-type="float" office:value="94888888.8888889" calcext:value-type="float">
            <text:p>94888888.8888889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94111111.1111111" calcext:value-type="float">
            <text:p>94111111.1111111</text:p>
          </table:table-cell>
          <table:table-cell office:value-type="float" office:value="94333333.3333333" calcext:value-type="float">
            <text:p>94333333.3333333</text:p>
          </table:table-cell>
          <table:table-cell office:value-type="float" office:value="93666666.6666667" calcext:value-type="float">
            <text:p>93666666.6666667</text:p>
          </table:table-cell>
          <table:table-cell office:value-type="string" calcext:value-type="string">
            <text:p>Cost_Parallel_Work_Broadcast5_24</text:p>
          </table:table-cell>
          <table:table-cell table:formula="of:=AVERAGE([.C89:.L89])" office:value-type="float" office:value="96133333.3333334" calcext:value-type="float">
            <text:p>9.61E+007</text:p>
          </table:table-cell>
          <table:table-cell table:formula="of:=STDEV([.C89:.L89])" office:value-type="float" office:value="4589843.86081568" calcext:value-type="float">
            <text:p>4.59E+006</text:p>
          </table:table-cell>
          <table:table-cell table:formula="of:=[.O89]/[.N89]*100" office:value-type="float" office:value="4.77445616589703" calcext:value-type="float">
            <text:p>4.7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5</text:p>
          </table:table-cell>
          <table:table-cell office:value-type="float" office:value="103888888.888889" calcext:value-type="float">
            <text:p>103888888.888889</text:p>
          </table:table-cell>
          <table:table-cell office:value-type="float" office:value="93555555.5555556" calcext:value-type="float">
            <text:p>93555555.5555556</text:p>
          </table:table-cell>
          <table:table-cell office:value-type="float" office:value="93333333.3333333" calcext:value-type="float">
            <text:p>93333333.3333333</text:p>
          </table:table-cell>
          <table:table-cell office:value-type="float" office:value="94444444.4444444" calcext:value-type="float">
            <text:p>94444444.4444444</text:p>
          </table:table-cell>
          <table:table-cell office:value-type="float" office:value="104222222.222222" calcext:value-type="float">
            <text:p>104222222.222222</text:p>
          </table:table-cell>
          <table:table-cell office:value-type="float" office:value="93777777.7777778" calcext:value-type="float">
            <text:p>93777777.7777778</text:p>
          </table:table-cell>
          <table:table-cell office:value-type="float" office:value="93666666.6666667" calcext:value-type="float">
            <text:p>93666666.6666667</text:p>
          </table:table-cell>
          <table:table-cell office:value-type="float" office:value="94111111.1111111" calcext:value-type="float">
            <text:p>94111111.1111111</text:p>
          </table:table-cell>
          <table:table-cell table:number-columns-repeated="2" office:value-type="float" office:value="93666666.6666667" calcext:value-type="float">
            <text:p>93666666.6666667</text:p>
          </table:table-cell>
          <table:table-cell office:value-type="string" calcext:value-type="string">
            <text:p>Cost_Parallel_Work_Broadcast5_35</text:p>
          </table:table-cell>
          <table:table-cell table:formula="of:=AVERAGE([.C90:.L90])" office:value-type="float" office:value="95833333.3333333" calcext:value-type="float">
            <text:p>9.58E+007</text:p>
          </table:table-cell>
          <table:table-cell table:formula="of:=STDEV([.C90:.L90])" office:value-type="float" office:value="4344951.18764814" calcext:value-type="float">
            <text:p>4.34E+006</text:p>
          </table:table-cell>
          <table:table-cell table:formula="of:=[.O90]/[.N90]*100" office:value-type="float" office:value="4.53386210885024" calcext:value-type="float">
            <text:p>4.5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</text:p>
          </table:table-cell>
          <table:table-cell office:value-type="float" office:value="94111111.1111111" calcext:value-type="float">
            <text:p>94111111.1111111</text:p>
          </table:table-cell>
          <table:table-cell office:value-type="float" office:value="94222222.2222222" calcext:value-type="float">
            <text:p>94222222.2222222</text:p>
          </table:table-cell>
          <table:table-cell office:value-type="float" office:value="94555555.5555556" calcext:value-type="float">
            <text:p>94555555.5555556</text:p>
          </table:table-cell>
          <table:table-cell office:value-type="float" office:value="105666666.666667" calcext:value-type="float">
            <text:p>105666666.666667</text:p>
          </table:table-cell>
          <table:table-cell office:value-type="float" office:value="94444444.4444444" calcext:value-type="float">
            <text:p>94444444.4444444</text:p>
          </table:table-cell>
          <table:table-cell office:value-type="float" office:value="95111111.1111111" calcext:value-type="float">
            <text:p>95111111.1111111</text:p>
          </table:table-cell>
          <table:table-cell office:value-type="float" office:value="93444444.4444445" calcext:value-type="float">
            <text:p>93444444.4444445</text:p>
          </table:table-cell>
          <table:table-cell office:value-type="float" office:value="94000000" calcext:value-type="float">
            <text:p>94000000</text:p>
          </table:table-cell>
          <table:table-cell office:value-type="float" office:value="94555555.5555556" calcext:value-type="float">
            <text:p>94555555.5555556</text:p>
          </table:table-cell>
          <table:table-cell office:value-type="float" office:value="98111111.1111111" calcext:value-type="float">
            <text:p>98111111.1111111</text:p>
          </table:table-cell>
          <table:table-cell office:value-type="string" calcext:value-type="string">
            <text:p>Cost_Parallel_Work_Broadcast5_57</text:p>
          </table:table-cell>
          <table:table-cell table:formula="of:=AVERAGE([.C91:.L91])" office:value-type="float" office:value="95822222.2222223" calcext:value-type="float">
            <text:p>9.58E+007</text:p>
          </table:table-cell>
          <table:table-cell table:formula="of:=STDEV([.C91:.L91])" office:value-type="float" office:value="3685213.10244414" calcext:value-type="float">
            <text:p>3.69E+006</text:p>
          </table:table-cell>
          <table:table-cell table:formula="of:=[.O91]/[.N91]*100" office:value-type="float" office:value="3.84588565885867" calcext:value-type="float">
            <text:p>3.8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</text:p>
          </table:table-cell>
          <table:table-cell office:value-type="float" office:value="93666666.6666667" calcext:value-type="float">
            <text:p>93666666.6666667</text:p>
          </table:table-cell>
          <table:table-cell office:value-type="float" office:value="98111111.1111111" calcext:value-type="float">
            <text:p>98111111.1111111</text:p>
          </table:table-cell>
          <table:table-cell office:value-type="float" office:value="94444444.4444444" calcext:value-type="float">
            <text:p>94444444.4444444</text:p>
          </table:table-cell>
          <table:table-cell office:value-type="float" office:value="94666666.6666667" calcext:value-type="float">
            <text:p>94666666.6666667</text:p>
          </table:table-cell>
          <table:table-cell office:value-type="float" office:value="94888888.8888889" calcext:value-type="float">
            <text:p>94888888.8888889</text:p>
          </table:table-cell>
          <table:table-cell office:value-type="float" office:value="94555555.5555556" calcext:value-type="float">
            <text:p>94555555.5555556</text:p>
          </table:table-cell>
          <table:table-cell table:number-columns-repeated="2" office:value-type="float" office:value="93888888.8888889" calcext:value-type="float">
            <text:p>93888888.8888889</text:p>
          </table:table-cell>
          <table:table-cell office:value-type="float" office:value="94777777.7777778" calcext:value-type="float">
            <text:p>94777777.7777778</text:p>
          </table:table-cell>
          <table:table-cell office:value-type="float" office:value="94333333.3333333" calcext:value-type="float">
            <text:p>94333333.3333333</text:p>
          </table:table-cell>
          <table:table-cell office:value-type="string" calcext:value-type="string">
            <text:p>Cost_Parallel_Work_Broadcast5_59</text:p>
          </table:table-cell>
          <table:table-cell table:formula="of:=AVERAGE([.C92:.L92])" office:value-type="float" office:value="94722222.2222222" calcext:value-type="float">
            <text:p>9.47E+007</text:p>
          </table:table-cell>
          <table:table-cell table:formula="of:=STDEV([.C92:.L92])" office:value-type="float" office:value="1259531.56097273" calcext:value-type="float">
            <text:p>1.26E+006</text:p>
          </table:table-cell>
          <table:table-cell table:formula="of:=[.O92]/[.N92]*100" office:value-type="float" office:value="1.32971073885684" calcext:value-type="float">
            <text:p>1.33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16</text:p>
          </table:table-cell>
          <table:table-cell office:value-type="float" office:value="93888888.8888889" calcext:value-type="float">
            <text:p>93888888.8888889</text:p>
          </table:table-cell>
          <table:table-cell office:value-type="float" office:value="95111111.1111111" calcext:value-type="float">
            <text:p>95111111.1111111</text:p>
          </table:table-cell>
          <table:table-cell office:value-type="float" office:value="94222222.2222222" calcext:value-type="float">
            <text:p>94222222.2222222</text:p>
          </table:table-cell>
          <table:table-cell office:value-type="float" office:value="95111111.1111111" calcext:value-type="float">
            <text:p>95111111.1111111</text:p>
          </table:table-cell>
          <table:table-cell office:value-type="float" office:value="95555555.5555556" calcext:value-type="float">
            <text:p>95555555.5555556</text:p>
          </table:table-cell>
          <table:table-cell table:number-columns-repeated="2" office:value-type="float" office:value="94444444.4444444" calcext:value-type="float">
            <text:p>94444444.4444444</text:p>
          </table:table-cell>
          <table:table-cell office:value-type="float" office:value="94222222.2222222" calcext:value-type="float">
            <text:p>94222222.2222222</text:p>
          </table:table-cell>
          <table:table-cell office:value-type="float" office:value="94000000" calcext:value-type="float">
            <text:p>94000000</text:p>
          </table:table-cell>
          <table:table-cell office:value-type="float" office:value="94444444.4444444" calcext:value-type="float">
            <text:p>94444444.4444444</text:p>
          </table:table-cell>
          <table:table-cell office:value-type="string" calcext:value-type="string">
            <text:p>Cost_Parallel_Work_Broadcast5_16</text:p>
          </table:table-cell>
          <table:table-cell table:formula="of:=AVERAGE([.C93:.L93])" office:value-type="float" office:value="94544444.4444444" calcext:value-type="float">
            <text:p>9.45E+007</text:p>
          </table:table-cell>
          <table:table-cell table:formula="of:=STDEV([.C93:.L93])" office:value-type="float" office:value="540410.858280635" calcext:value-type="float">
            <text:p>5.40E+005</text:p>
          </table:table-cell>
          <table:table-cell table:formula="of:=[.O93]/[.N93]*100" office:value-type="float" office:value="0.571594514575828" calcext:value-type="float">
            <text:p>0.57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36</text:p>
          </table:table-cell>
          <table:table-cell office:value-type="float" office:value="93333333.3333333" calcext:value-type="float">
            <text:p>93333333.3333333</text:p>
          </table:table-cell>
          <table:table-cell office:value-type="float" office:value="92333333.3333333" calcext:value-type="float">
            <text:p>92333333.3333333</text:p>
          </table:table-cell>
          <table:table-cell office:value-type="float" office:value="92777777.7777778" calcext:value-type="float">
            <text:p>92777777.7777778</text:p>
          </table:table-cell>
          <table:table-cell office:value-type="float" office:value="92888888.8888889" calcext:value-type="float">
            <text:p>92888888.8888889</text:p>
          </table:table-cell>
          <table:table-cell office:value-type="float" office:value="103666666.666667" calcext:value-type="float">
            <text:p>103666666.666667</text:p>
          </table:table-cell>
          <table:table-cell office:value-type="float" office:value="93222222.2222222" calcext:value-type="float">
            <text:p>93222222.2222222</text:p>
          </table:table-cell>
          <table:table-cell office:value-type="float" office:value="93444444.4444445" calcext:value-type="float">
            <text:p>93444444.4444445</text:p>
          </table:table-cell>
          <table:table-cell office:value-type="float" office:value="92444444.4444445" calcext:value-type="float">
            <text:p>92444444.4444445</text:p>
          </table:table-cell>
          <table:table-cell office:value-type="float" office:value="93111111.1111111" calcext:value-type="float">
            <text:p>93111111.1111111</text:p>
          </table:table-cell>
          <table:table-cell office:value-type="float" office:value="92666666.6666667" calcext:value-type="float">
            <text:p>92666666.6666667</text:p>
          </table:table-cell>
          <table:table-cell office:value-type="string" calcext:value-type="string">
            <text:p>Cost_Parallel_Work_Broadcast5_36</text:p>
          </table:table-cell>
          <table:table-cell table:formula="of:=AVERAGE([.C94:.L94])" office:value-type="float" office:value="93988888.8888889" calcext:value-type="float">
            <text:p>9.40E+007</text:p>
          </table:table-cell>
          <table:table-cell table:formula="of:=STDEV([.C94:.L94])" office:value-type="float" office:value="3420446.06786245" calcext:value-type="float">
            <text:p>3.42E+006</text:p>
          </table:table-cell>
          <table:table-cell table:formula="of:=[.O94]/[.N94]*100" office:value-type="float" office:value="3.63920257840904" calcext:value-type="float">
            <text:p>3.64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8</text:p>
          </table:table-cell>
          <table:table-cell office:value-type="float" office:value="95111111.1111111" calcext:value-type="float">
            <text:p>95111111.1111111</text:p>
          </table:table-cell>
          <table:table-cell office:value-type="float" office:value="90444444.4444444" calcext:value-type="float">
            <text:p>90444444.4444444</text:p>
          </table:table-cell>
          <table:table-cell office:value-type="float" office:value="90666666.6666667" calcext:value-type="float">
            <text:p>90666666.6666667</text:p>
          </table:table-cell>
          <table:table-cell office:value-type="float" office:value="91888888.8888889" calcext:value-type="float">
            <text:p>91888888.8888889</text:p>
          </table:table-cell>
          <table:table-cell office:value-type="float" office:value="92222222.2222222" calcext:value-type="float">
            <text:p>92222222.2222222</text:p>
          </table:table-cell>
          <table:table-cell office:value-type="float" office:value="92888888.8888889" calcext:value-type="float">
            <text:p>92888888.8888889</text:p>
          </table:table-cell>
          <table:table-cell office:value-type="float" office:value="102111111.111111" calcext:value-type="float">
            <text:p>102111111.111111</text:p>
          </table:table-cell>
          <table:table-cell table:number-columns-repeated="2" office:value-type="float" office:value="91555555.5555556" calcext:value-type="float">
            <text:p>91555555.5555556</text:p>
          </table:table-cell>
          <table:table-cell office:value-type="float" office:value="91000000" calcext:value-type="float">
            <text:p>91000000</text:p>
          </table:table-cell>
          <table:table-cell office:value-type="string" calcext:value-type="string">
            <text:p>Cost_Parallel_Work_Broadcast5_48</text:p>
          </table:table-cell>
          <table:table-cell table:formula="of:=AVERAGE([.C95:.L95])" office:value-type="float" office:value="92944444.4444444" calcext:value-type="float">
            <text:p>9.29E+007</text:p>
          </table:table-cell>
          <table:table-cell table:formula="of:=STDEV([.C95:.L95])" office:value-type="float" office:value="3487091.61854173" calcext:value-type="float">
            <text:p>3.49E+006</text:p>
          </table:table-cell>
          <table:table-cell table:formula="of:=[.O95]/[.N95]*100" office:value-type="float" office:value="3.7518021000449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42</text:p>
          </table:table-cell>
          <table:table-cell table:number-columns-repeated="2" office:value-type="float" office:value="91222222.2222222" calcext:value-type="float">
            <text:p>91222222.2222222</text:p>
          </table:table-cell>
          <table:table-cell office:value-type="float" office:value="102333333.333333" calcext:value-type="float">
            <text:p>102333333.333333</text:p>
          </table:table-cell>
          <table:table-cell office:value-type="float" office:value="91777777.7777778" calcext:value-type="float">
            <text:p>91777777.7777778</text:p>
          </table:table-cell>
          <table:table-cell office:value-type="float" office:value="92111111.1111111" calcext:value-type="float">
            <text:p>92111111.1111111</text:p>
          </table:table-cell>
          <table:table-cell office:value-type="float" office:value="91666666.6666667" calcext:value-type="float">
            <text:p>91666666.6666667</text:p>
          </table:table-cell>
          <table:table-cell office:value-type="float" office:value="91888888.8888889" calcext:value-type="float">
            <text:p>91888888.8888889</text:p>
          </table:table-cell>
          <table:table-cell table:number-columns-repeated="2" office:value-type="float" office:value="92000000" calcext:value-type="float">
            <text:p>92000000</text:p>
          </table:table-cell>
          <table:table-cell office:value-type="float" office:value="91000000" calcext:value-type="float">
            <text:p>91000000</text:p>
          </table:table-cell>
          <table:table-cell office:value-type="string" calcext:value-type="string">
            <text:p>Cost_Parallel_Work_Broadcast5_42</text:p>
          </table:table-cell>
          <table:table-cell table:formula="of:=AVERAGE([.C96:.L96])" office:value-type="float" office:value="92722222.2222222" calcext:value-type="float">
            <text:p>9.27E+007</text:p>
          </table:table-cell>
          <table:table-cell table:formula="of:=STDEV([.C96:.L96])" office:value-type="float" office:value="3398640.0895301" calcext:value-type="float">
            <text:p>3.40E+006</text:p>
          </table:table-cell>
          <table:table-cell table:formula="of:=[.O96]/[.N96]*100" office:value-type="float" office:value="3.66539973706062" calcext:value-type="float">
            <text:p>3.67</text:p>
          </table:table-cell>
        </table:table-row>
        <table:table-row table:style-name="ro1">
          <table:table-cell/>
          <table:table-cell office:value-type="string" calcext:value-type="string">
            <text:p>implode_lum2RGB_in</text:p>
          </table:table-cell>
          <table:table-cell office:value-type="float" office:value="62444444.4444444" calcext:value-type="float">
            <text:p>62444444.4444444</text:p>
          </table:table-cell>
          <table:table-cell office:value-type="float" office:value="62000000" calcext:value-type="float">
            <text:p>62000000</text:p>
          </table:table-cell>
          <table:table-cell office:value-type="float" office:value="62888888.8888889" calcext:value-type="float">
            <text:p>62888888.8888889</text:p>
          </table:table-cell>
          <table:table-cell office:value-type="float" office:value="62222222.2222222" calcext:value-type="float">
            <text:p>62222222.2222222</text:p>
          </table:table-cell>
          <table:table-cell office:value-type="float" office:value="65333333.3333333" calcext:value-type="float">
            <text:p>65333333.3333333</text:p>
          </table:table-cell>
          <table:table-cell office:value-type="float" office:value="61666666.6666667" calcext:value-type="float">
            <text:p>61666666.6666667</text:p>
          </table:table-cell>
          <table:table-cell office:value-type="float" office:value="62666666.6666667" calcext:value-type="float">
            <text:p>62666666.6666667</text:p>
          </table:table-cell>
          <table:table-cell office:value-type="float" office:value="62888888.8888889" calcext:value-type="float">
            <text:p>62888888.8888889</text:p>
          </table:table-cell>
          <table:table-cell office:value-type="float" office:value="62555555.5555556" calcext:value-type="float">
            <text:p>62555555.5555556</text:p>
          </table:table-cell>
          <table:table-cell office:value-type="float" office:value="68111111.1111111" calcext:value-type="float">
            <text:p>68111111.1111111</text:p>
          </table:table-cell>
          <table:table-cell office:value-type="string" calcext:value-type="string">
            <text:p>implode_lum2RGB_in</text:p>
          </table:table-cell>
          <table:table-cell table:formula="of:=AVERAGE([.C97:.L97])" office:value-type="float" office:value="63277777.7777778" calcext:value-type="float">
            <text:p>6.33E+007</text:p>
          </table:table-cell>
          <table:table-cell table:formula="of:=STDEV([.C97:.L97])" office:value-type="float" office:value="1966977.02789276" calcext:value-type="float">
            <text:p>1.97E+006</text:p>
          </table:table-cell>
          <table:table-cell table:formula="of:=[.O97]/[.N97]*100" office:value-type="float" office:value="3.1084799387243" calcext:value-type="float">
            <text:p>3.11</text:p>
          </table:table-cell>
        </table:table-row>
        <table:table-row table:style-name="ro1">
          <table:table-cell/>
          <table:table-cell office:value-type="string" calcext:value-type="string">
            <text:p>Cost_Parallel_Work_Broadcast0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9111111.1111111" calcext:value-type="float">
            <text:p>19111111.1111111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8666666.6666667" calcext:value-type="float">
            <text:p>18666666.6666667</text:p>
          </table:table-cell>
          <table:table-cell office:value-type="float" office:value="19555555.5555556" calcext:value-type="float">
            <text:p>19555555.5555556</text:p>
          </table:table-cell>
          <table:table-cell office:value-type="float" office:value="19333333.3333333" calcext:value-type="float">
            <text:p>19333333.3333333</text:p>
          </table:table-cell>
          <table:table-cell office:value-type="float" office:value="18777777.7777778" calcext:value-type="float">
            <text:p>18777777.7777778</text:p>
          </table:table-cell>
          <table:table-cell office:value-type="float" office:value="19222222.2222222" calcext:value-type="float">
            <text:p>19222222.2222222</text:p>
          </table:table-cell>
          <table:table-cell office:value-type="float" office:value="18333333.3333333" calcext:value-type="float">
            <text:p>18333333.3333333</text:p>
          </table:table-cell>
          <table:table-cell office:value-type="float" office:value="19444444.4444444" calcext:value-type="float">
            <text:p>19444444.4444444</text:p>
          </table:table-cell>
          <table:table-cell office:value-type="string" calcext:value-type="string">
            <text:p>Cost_Parallel_Work_Broadcast0</text:p>
          </table:table-cell>
          <table:table-cell table:formula="of:=AVERAGE([.C98:.L98])" office:value-type="float" office:value="18911111.1111111" calcext:value-type="float">
            <text:p>1.89E+007</text:p>
          </table:table-cell>
          <table:table-cell table:formula="of:=STDEV([.C98:.L98])" office:value-type="float" office:value="482335.425069628" calcext:value-type="float">
            <text:p>4.82E+005</text:p>
          </table:table-cell>
          <table:table-cell table:formula="of:=[.O98]/[.N98]*100" office:value-type="float" office:value="2.55053985054445" calcext:value-type="float">
            <text:p>2.55</text:p>
          </table:table-cell>
        </table:table-row>
        <table:table-row table:style-name="ro1">
          <table:table-cell/>
          <table:table-cell office:value-type="string" calcext:value-type="string">
            <text:p>broadcast2</text:p>
          </table:table-cell>
          <table:table-cell table:number-columns-repeated="2" office:value-type="float" office:value="8444444.44444444" calcext:value-type="float">
            <text:p>8444444.44444444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111111.11111111" calcext:value-type="float">
            <text:p>8111111.11111111</text:p>
          </table:table-cell>
          <table:table-cell office:value-type="float" office:value="8888888.88888889" calcext:value-type="float">
            <text:p>8888888.88888889</text:p>
          </table:table-cell>
          <table:table-cell office:value-type="float" office:value="8222222.22222222" calcext:value-type="float">
            <text:p>8222222.22222222</text:p>
          </table:table-cell>
          <table:table-cell table:number-columns-repeated="2" office:value-type="float" office:value="8111111.11111111" calcext:value-type="float">
            <text:p>8111111.11111111</text:p>
          </table:table-cell>
          <table:table-cell office:value-type="float" office:value="8888888.88888889" calcext:value-type="float">
            <text:p>8888888.88888889</text:p>
          </table:table-cell>
          <table:table-cell office:value-type="float" office:value="8666666.66666667" calcext:value-type="float">
            <text:p>8666666.66666667</text:p>
          </table:table-cell>
          <table:table-cell office:value-type="string" calcext:value-type="string">
            <text:p>broadcast2</text:p>
          </table:table-cell>
          <table:table-cell table:formula="of:=AVERAGE([.C99:.L99])" office:value-type="float" office:value="8388888.88888889" calcext:value-type="float">
            <text:p>8.39E+006</text:p>
          </table:table-cell>
          <table:table-cell table:formula="of:=STDEV([.C99:.L99])" office:value-type="float" office:value="332302.934165304" calcext:value-type="float">
            <text:p>3.32E+005</text:p>
          </table:table-cell>
          <table:table-cell table:formula="of:=[.O99]/[.N99]*100" office:value-type="float" office:value="3.96122702978508" calcext:value-type="float">
            <text:p>3.96</text:p>
          </table:table-cell>
        </table:table-row>
        <table:table-row table:style-name="ro1">
          <table:table-cell/>
          <table:table-cell office:value-type="string" calcext:value-type="string">
            <text:p>Cost_Parallel_Work_Broadcast2</text:p>
          </table:table-cell>
          <table:table-cell office:value-type="float" office:value="7666666.66666667" calcext:value-type="float">
            <text:p>7666666.66666667</text:p>
          </table:table-cell>
          <table:table-cell office:value-type="float" office:value="8444444.44444444" calcext:value-type="float">
            <text:p>8444444.44444444</text:p>
          </table:table-cell>
          <table:table-cell office:value-type="float" office:value="8111111.11111111" calcext:value-type="float">
            <text:p>8111111.11111111</text:p>
          </table:table-cell>
          <table:table-cell table:number-columns-repeated="2" office:value-type="float" office:value="8666666.66666667" calcext:value-type="float">
            <text:p>8666666.66666667</text:p>
          </table:table-cell>
          <table:table-cell office:value-type="float" office:value="8333333.33333333" calcext:value-type="float">
            <text:p>8333333.33333333</text:p>
          </table:table-cell>
          <table:table-cell office:value-type="float" office:value="8555555.55555556" calcext:value-type="float">
            <text:p>8555555.55555556</text:p>
          </table:table-cell>
          <table:table-cell office:value-type="float" office:value="8777777.77777778" calcext:value-type="float">
            <text:p>8777777.77777778</text:p>
          </table:table-cell>
          <table:table-cell office:value-type="float" office:value="8111111.11111111" calcext:value-type="float">
            <text:p>8111111.11111111</text:p>
          </table:table-cell>
          <table:table-cell office:value-type="float" office:value="7777777.77777778" calcext:value-type="float">
            <text:p>7777777.77777778</text:p>
          </table:table-cell>
          <table:table-cell office:value-type="string" calcext:value-type="string">
            <text:p>Cost_Parallel_Work_Broadcast2</text:p>
          </table:table-cell>
          <table:table-cell table:formula="of:=AVERAGE([.C100:.L100])" office:value-type="float" office:value="8311111.11111111" calcext:value-type="float">
            <text:p>8.31E+006</text:p>
          </table:table-cell>
          <table:table-cell table:formula="of:=STDEV([.C100:.L100])" office:value-type="float" office:value="384186.740144887" calcext:value-type="float">
            <text:p>3.84E+005</text:p>
          </table:table-cell>
          <table:table-cell table:formula="of:=[.O100]/[.N100]*100" office:value-type="float" office:value="4.62256772901602" calcext:value-type="float">
            <text:p>4.62</text:p>
          </table:table-cell>
        </table:table-row>
        <table:table-row table:style-name="ro1">
          <table:table-cell/>
          <table:table-cell office:value-type="string" calcext:value-type="string">
            <text:p>displayRGB</text:p>
          </table:table-cell>
          <table:table-cell office:value-type="float" office:value="7555555.55555556" calcext:value-type="float">
            <text:p>7555555.55555556</text:p>
          </table:table-cell>
          <table:table-cell office:value-type="float" office:value="7444444.44444444" calcext:value-type="float">
            <text:p>7444444.44444444</text:p>
          </table:table-cell>
          <table:table-cell office:value-type="float" office:value="6777777.77777778" calcext:value-type="float">
            <text:p>6777777.77777778</text:p>
          </table:table-cell>
          <table:table-cell office:value-type="float" office:value="7666666.66666667" calcext:value-type="float">
            <text:p>7666666.66666667</text:p>
          </table:table-cell>
          <table:table-cell office:value-type="float" office:value="7333333.33333333" calcext:value-type="float">
            <text:p>7333333.33333333</text:p>
          </table:table-cell>
          <table:table-cell office:value-type="float" office:value="7222222.22222222" calcext:value-type="float">
            <text:p>7222222.22222222</text:p>
          </table:table-cell>
          <table:table-cell office:value-type="float" office:value="6555555.55555556" calcext:value-type="float">
            <text:p>6555555.55555556</text:p>
          </table:table-cell>
          <table:table-cell office:value-type="float" office:value="7222222.22222222" calcext:value-type="float">
            <text:p>7222222.22222222</text:p>
          </table:table-cell>
          <table:table-cell office:value-type="float" office:value="6222222.22222222" calcext:value-type="float">
            <text:p>6222222.22222222</text:p>
          </table:table-cell>
          <table:table-cell office:value-type="float" office:value="6777777.77777778" calcext:value-type="float">
            <text:p>6777777.77777778</text:p>
          </table:table-cell>
          <table:table-cell office:value-type="string" calcext:value-type="string">
            <text:p>displayRGB</text:p>
          </table:table-cell>
          <table:table-cell table:formula="of:=AVERAGE([.C101:.L101])" office:value-type="float" office:value="7077777.77777778" calcext:value-type="float">
            <text:p>7.08E+006</text:p>
          </table:table-cell>
          <table:table-cell table:formula="of:=STDEV([.C101:.L101])" office:value-type="float" office:value="471549.993567459" calcext:value-type="float">
            <text:p>4.72E+005</text:p>
          </table:table-cell>
          <table:table-cell table:formula="of:=[.O101]/[.N101]*100" office:value-type="float" office:value="6.66240179294683" calcext:value-type="float">
            <text:p>6.66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 office:value-type="float" office:value="6777777.77777778" calcext:value-type="float">
            <text:p>6777777.77777778</text:p>
          </table:table-cell>
          <table:table-cell office:value-type="float" office:value="7222222.22222222" calcext:value-type="float">
            <text:p>7222222.22222222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888888.88888889" calcext:value-type="float">
            <text:p>6888888.88888889</text:p>
          </table:table-cell>
          <table:table-cell office:value-type="float" office:value="7666666.66666667" calcext:value-type="float">
            <text:p>7666666.66666667</text:p>
          </table:table-cell>
          <table:table-cell office:value-type="float" office:value="6777777.77777778" calcext:value-type="float">
            <text:p>6777777.77777778</text:p>
          </table:table-cell>
          <table:table-cell office:value-type="float" office:value="7111111.11111111" calcext:value-type="float">
            <text:p>7111111.11111111</text:p>
          </table:table-cell>
          <table:table-cell office:value-type="float" office:value="6666666.66666667" calcext:value-type="float">
            <text:p>6666666.66666667</text:p>
          </table:table-cell>
          <table:table-cell table:number-columns-repeated="2" office:value-type="float" office:value="6888888.88888889" calcext:value-type="float">
            <text:p>6888888.88888889</text:p>
          </table:table-cell>
          <table:table-cell office:value-type="string" calcext:value-type="string">
            <text:p>split</text:p>
          </table:table-cell>
          <table:table-cell table:formula="of:=AVERAGE([.C102:.L102])" office:value-type="float" office:value="6988888.88888889" calcext:value-type="float">
            <text:p>6.99E+006</text:p>
          </table:table-cell>
          <table:table-cell table:formula="of:=STDEV([.C102:.L102])" office:value-type="float" office:value="289031.303927802" calcext:value-type="float">
            <text:p>2.89E+005</text:p>
          </table:table-cell>
          <table:table-cell table:formula="of:=[.O102]/[.N102]*100" office:value-type="float" office:value="4.13558304507189" calcext:value-type="float">
            <text:p>4.14</text:p>
          </table:table-cell>
        </table:table-row>
        <table:table-row table:style-name="ro1">
          <table:table-cell/>
          <table:table-cell office:value-type="string" calcext:value-type="string">
            <text:p>Cost_Parallel_Work_br_grayL</text:p>
          </table:table-cell>
          <table:table-cell office:value-type="float" office:value="7333333.33333333" calcext:value-type="float">
            <text:p>7333333.33333333</text:p>
          </table:table-cell>
          <table:table-cell office:value-type="float" office:value="7111111.11111111" calcext:value-type="float">
            <text:p>7111111.11111111</text:p>
          </table:table-cell>
          <table:table-cell office:value-type="float" office:value="6444444.44444444" calcext:value-type="float">
            <text:p>6444444.44444444</text:p>
          </table:table-cell>
          <table:table-cell office:value-type="float" office:value="6555555.55555556" calcext:value-type="float">
            <text:p>6555555.55555556</text:p>
          </table:table-cell>
          <table:table-cell office:value-type="float" office:value="6444444.44444444" calcext:value-type="float">
            <text:p>6444444.44444444</text:p>
          </table:table-cell>
          <table:table-cell office:value-type="float" office:value="7222222.22222222" calcext:value-type="float">
            <text:p>7222222.22222222</text:p>
          </table:table-cell>
          <table:table-cell office:value-type="float" office:value="6777777.77777778" calcext:value-type="float">
            <text:p>6777777.77777778</text:p>
          </table:table-cell>
          <table:table-cell office:value-type="float" office:value="6555555.55555556" calcext:value-type="float">
            <text:p>6555555.55555556</text:p>
          </table:table-cell>
          <table:table-cell office:value-type="float" office:value="7222222.22222222" calcext:value-type="float">
            <text:p>7222222.22222222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Cost_Parallel_Work_br_grayL</text:p>
          </table:table-cell>
          <table:table-cell table:formula="of:=AVERAGE([.C103:.L103])" office:value-type="float" office:value="6866666.66666667" calcext:value-type="float">
            <text:p>6.87E+006</text:p>
          </table:table-cell>
          <table:table-cell table:formula="of:=STDEV([.C103:.L103])" office:value-type="float" office:value="350582.505665162" calcext:value-type="float">
            <text:p>3.51E+005</text:p>
          </table:table-cell>
          <table:table-cell table:formula="of:=[.O103]/[.N103]*100" office:value-type="float" office:value="5.10557047085187" calcext:value-type="float">
            <text:p>5.11</text:p>
          </table:table-cell>
        </table:table-row>
        <table:table-row table:style-name="ro1">
          <table:table-cell/>
          <table:table-cell office:value-type="string" calcext:value-type="string">
            <text:p>Cost_Parallel_Work_br_grayR</text:p>
          </table:table-cell>
          <table:table-cell office:value-type="float" office:value="6888888.88888889" calcext:value-type="float">
            <text:p>6888888.88888889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666666.66666667" calcext:value-type="float">
            <text:p>6666666.66666667</text:p>
          </table:table-cell>
          <table:table-cell office:value-type="float" office:value="6888888.88888889" calcext:value-type="float">
            <text:p>6888888.88888889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555555.55555556" calcext:value-type="float">
            <text:p>6555555.55555556</text:p>
          </table:table-cell>
          <table:table-cell office:value-type="float" office:value="5888888.88888889" calcext:value-type="float">
            <text:p>5888888.88888889</text:p>
          </table:table-cell>
          <table:table-cell office:value-type="float" office:value="7444444.44444444" calcext:value-type="float">
            <text:p>7444444.44444444</text:p>
          </table:table-cell>
          <table:table-cell office:value-type="float" office:value="6777777.77777778" calcext:value-type="float">
            <text:p>6777777.77777778</text:p>
          </table:table-cell>
          <table:table-cell office:value-type="float" office:value="7111111.11111111" calcext:value-type="float">
            <text:p>7111111.11111111</text:p>
          </table:table-cell>
          <table:table-cell office:value-type="string" calcext:value-type="string">
            <text:p>Cost_Parallel_Work_br_grayR</text:p>
          </table:table-cell>
          <table:table-cell table:formula="of:=AVERAGE([.C104:.L104])" office:value-type="float" office:value="6822222.22222222" calcext:value-type="float">
            <text:p>6.82E+006</text:p>
          </table:table-cell>
          <table:table-cell table:formula="of:=STDEV([.C104:.L104])" office:value-type="float" office:value="409757.531435238" calcext:value-type="float">
            <text:p>4.10E+005</text:p>
          </table:table-cell>
          <table:table-cell table:formula="of:=[.O104]/[.N104]*100" office:value-type="float" office:value="6.0062178874872" calcext:value-type="float">
            <text:p>6.01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0</text:p>
          </table:table-cell>
          <table:table-cell office:value-type="float" office:value="7111111.11111111" calcext:value-type="float">
            <text:p>7111111.11111111</text:p>
          </table:table-cell>
          <table:table-cell office:value-type="float" office:value="6333333.33333333" calcext:value-type="float">
            <text:p>6333333.33333333</text:p>
          </table:table-cell>
          <table:table-cell office:value-type="float" office:value="6222222.22222222" calcext:value-type="float">
            <text:p>6222222.22222222</text:p>
          </table:table-cell>
          <table:table-cell office:value-type="float" office:value="6444444.44444444" calcext:value-type="float">
            <text:p>6444444.44444444</text:p>
          </table:table-cell>
          <table:table-cell office:value-type="float" office:value="6888888.88888889" calcext:value-type="float">
            <text:p>6888888.88888889</text:p>
          </table:table-cell>
          <table:table-cell office:value-type="float" office:value="6333333.33333333" calcext:value-type="float">
            <text:p>6333333.33333333</text:p>
          </table:table-cell>
          <table:table-cell office:value-type="float" office:value="6888888.88888889" calcext:value-type="float">
            <text:p>6888888.88888889</text:p>
          </table:table-cell>
          <table:table-cell office:value-type="float" office:value="6666666.66666667" calcext:value-type="float">
            <text:p>6666666.66666667</text:p>
          </table:table-cell>
          <table:table-cell office:value-type="float" office:value="7333333.33333333" calcext:value-type="float">
            <text:p>7333333.33333333</text:p>
          </table:table-cell>
          <table:table-cell office:value-type="float" office:value="6777777.77777778" calcext:value-type="float">
            <text:p>6777777.77777778</text:p>
          </table:table-cell>
          <table:table-cell office:value-type="string" calcext:value-type="string">
            <text:p>Cost_Parallel_Work_Broadcast1_0</text:p>
          </table:table-cell>
          <table:table-cell table:formula="of:=AVERAGE([.C105:.L105])" office:value-type="float" office:value="6700000" calcext:value-type="float">
            <text:p>6.70E+006</text:p>
          </table:table-cell>
          <table:table-cell table:formula="of:=STDEV([.C105:.L105])" office:value-type="float" office:value="366834.978204871" calcext:value-type="float">
            <text:p>3.67E+005</text:p>
          </table:table-cell>
          <table:table-cell table:formula="of:=[.O105]/[.N105]*100" office:value-type="float" office:value="5.47514892843092" calcext:value-type="float">
            <text:p>5.48</text:p>
          </table:table-cell>
        </table:table-row>
        <table:table-row table:style-name="ro1">
          <table:table-cell/>
          <table:table-cell office:value-type="string" calcext:value-type="string">
            <text:p>disparityGen</text:p>
          </table:table-cell>
          <table:table-cell office:value-type="float" office:value="5888888.88888889" calcext:value-type="float">
            <text:p>5888888.88888889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222222.22222222" calcext:value-type="float">
            <text:p>6222222.22222222</text:p>
          </table:table-cell>
          <table:table-cell office:value-type="float" office:value="6111111.11111111" calcext:value-type="float">
            <text:p>6111111.11111111</text:p>
          </table:table-cell>
          <table:table-cell table:number-columns-repeated="2" office:value-type="float" office:value="5666666.66666667" calcext:value-type="float">
            <text:p>5666666.66666667</text:p>
          </table:table-cell>
          <table:table-cell office:value-type="string" calcext:value-type="string">
            <text:p>disparityGen</text:p>
          </table:table-cell>
          <table:table-cell table:formula="of:=AVERAGE([.C106:.L106])" office:value-type="float" office:value="5888888.88888889" calcext:value-type="float">
            <text:p>5.89E+006</text:p>
          </table:table-cell>
          <table:table-cell table:formula="of:=STDEV([.C106:.L106])" office:value-type="float" office:value="215961.181290565" calcext:value-type="float">
            <text:p>2.16E+005</text:p>
          </table:table-cell>
          <table:table-cell table:formula="of:=[.O106]/[.N106]*100" office:value-type="float" office:value="3.66726534266997" calcext:value-type="float">
            <text:p>3.67</text:p>
          </table:table-cell>
        </table:table-row>
        <table:table-row table:style-name="ro1">
          <table:table-cell/>
          <table:table-cell office:value-type="string" calcext:value-type="string">
            <text:p>lum2RGB</text:p>
          </table:table-cell>
          <table:table-cell office:value-type="float" office:value="6111111.11111111" calcext:value-type="float">
            <text:p>6111111.11111111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888888.88888889" calcext:value-type="float">
            <text:p>5888888.88888889</text:p>
          </table:table-cell>
          <table:table-cell office:value-type="float" office:value="6444444.44444444" calcext:value-type="float">
            <text:p>6444444.44444444</text:p>
          </table:table-cell>
          <table:table-cell table:number-columns-repeated="2" office:value-type="float" office:value="5555555.55555556" calcext:value-type="float">
            <text:p>5555555.55555556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333333.33333333" calcext:value-type="float">
            <text:p>5333333.33333333</text:p>
          </table:table-cell>
          <table:table-cell office:value-type="string" calcext:value-type="string">
            <text:p>lum2RGB</text:p>
          </table:table-cell>
          <table:table-cell table:formula="of:=AVERAGE([.C107:.L107])" office:value-type="float" office:value="5744444.44444445" calcext:value-type="float">
            <text:p>5.74E+006</text:p>
          </table:table-cell>
          <table:table-cell table:formula="of:=STDEV([.C107:.L107])" office:value-type="float" office:value="359278.350008229" calcext:value-type="float">
            <text:p>3.59E+005</text:p>
          </table:table-cell>
          <table:table-cell table:formula="of:=[.O107]/[.N107]*100" office:value-type="float" office:value="6.25436199240631" calcext:value-type="float">
            <text:p>6.25</text:p>
          </table:table-cell>
        </table:table-row>
        <table:table-row table:style-name="ro1">
          <table:table-cell/>
          <table:table-cell office:value-type="string" calcext:value-type="string">
            <text:p>Cost_Parallel_Work_Broadcast4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6111111.11111111" calcext:value-type="float">
            <text:p>6111111.11111111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888888.88888889" calcext:value-type="float">
            <text:p>5888888.88888889</text:p>
          </table:table-cell>
          <table:table-cell table:number-columns-repeated="2" office:value-type="float" office:value="5666666.66666667" calcext:value-type="float">
            <text:p>5666666.66666667</text:p>
          </table:table-cell>
          <table:table-cell office:value-type="float" office:value="6111111.11111111" calcext:value-type="float">
            <text:p>6111111.11111111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Cost_Parallel_Work_Broadcast4</text:p>
          </table:table-cell>
          <table:table-cell table:formula="of:=AVERAGE([.C108:.L108])" office:value-type="float" office:value="5733333.33333333" calcext:value-type="float">
            <text:p>5.73E+006</text:p>
          </table:table-cell>
          <table:table-cell table:formula="of:=STDEV([.C108:.L108])" office:value-type="float" office:value="292569.150490837" calcext:value-type="float">
            <text:p>2.93E+005</text:p>
          </table:table-cell>
          <table:table-cell table:formula="of:=[.O108]/[.N108]*100" office:value-type="float" office:value="5.10295029925879" calcext:value-type="float">
            <text:p>5.10</text:p>
          </table:table-cell>
        </table:table-row>
        <table:table-row table:style-name="ro1">
          <table:table-cell/>
          <table:table-cell office:value-type="string" calcext:value-type="string">
            <text:p>Cost_Parallel_Work_rb_rawDisparity</text:p>
          </table:table-cell>
          <table:table-cell office:value-type="float" office:value="5666666.66666667" calcext:value-type="float">
            <text:p>5666666.66666667</text:p>
          </table:table-cell>
          <table:table-cell table:number-columns-repeated="2" office:value-type="float" office:value="5444444.44444444" calcext:value-type="float">
            <text:p>5444444.44444444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5666666.66666667" calcext:value-type="float">
            <text:p>5666666.66666667</text:p>
          </table:table-cell>
          <table:table-cell table:number-columns-repeated="2" office:value-type="float" office:value="5888888.88888889" calcext:value-type="float">
            <text:p>5888888.88888889</text:p>
          </table:table-cell>
          <table:table-cell office:value-type="float" office:value="6222222.22222222" calcext:value-type="float">
            <text:p>6222222.22222222</text:p>
          </table:table-cell>
          <table:table-cell office:value-type="float" office:value="5888888.88888889" calcext:value-type="float">
            <text:p>5888888.88888889</text:p>
          </table:table-cell>
          <table:table-cell office:value-type="string" calcext:value-type="string">
            <text:p>Cost_Parallel_Work_rb_rawDisparity</text:p>
          </table:table-cell>
          <table:table-cell table:formula="of:=AVERAGE([.C109:.L109])" office:value-type="float" office:value="5722222.22222222" calcext:value-type="float">
            <text:p>5.72E+006</text:p>
          </table:table-cell>
          <table:table-cell table:formula="of:=STDEV([.C109:.L109])" office:value-type="float" office:value="268358.828633139" calcext:value-type="float">
            <text:p>2.68E+005</text:p>
          </table:table-cell>
          <table:table-cell table:formula="of:=[.O109]/[.N109]*100" office:value-type="float" office:value="4.68976593727816" calcext:value-type="float">
            <text:p>4.69</text:p>
          </table:table-cell>
        </table:table-row>
        <table:table-row table:style-name="ro1">
          <table:table-cell/>
          <table:table-cell office:value-type="string" calcext:value-type="string">
            <text:p>explode_Split_output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777777.77777778" calcext:value-type="float">
            <text:p>5777777.77777778</text:p>
          </table:table-cell>
          <table:table-cell table:number-columns-repeated="2" office:value-type="float" office:value="5666666.66666667" calcext:value-type="float">
            <text:p>5666666.66666667</text:p>
          </table:table-cell>
          <table:table-cell office:value-type="float" office:value="4888888.88888889" calcext:value-type="float">
            <text:p>4888888.88888889</text:p>
          </table:table-cell>
          <table:table-cell office:value-type="float" office:value="5222222.22222222" calcext:value-type="float">
            <text:p>5222222.22222222</text:p>
          </table:table-cell>
          <table:table-cell table:number-columns-repeated="2" office:value-type="float" office:value="5888888.88888889" calcext:value-type="float">
            <text:p>5888888.88888889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888888.88888889" calcext:value-type="float">
            <text:p>5888888.88888889</text:p>
          </table:table-cell>
          <table:table-cell office:value-type="string" calcext:value-type="string">
            <text:p>explode_Split_output</text:p>
          </table:table-cell>
          <table:table-cell table:formula="of:=AVERAGE([.C110:.L110])" office:value-type="float" office:value="5611111.11111111" calcext:value-type="float">
            <text:p>5.61E+006</text:p>
          </table:table-cell>
          <table:table-cell table:formula="of:=STDEV([.C110:.L110])" office:value-type="float" office:value="323941.771935851" calcext:value-type="float">
            <text:p>3.24E+005</text:p>
          </table:table-cell>
          <table:table-cell table:formula="of:=[.O110]/[.N110]*100" office:value-type="float" office:value="5.77321969786664" calcext:value-type="float">
            <text:p>5.77</text:p>
          </table:table-cell>
        </table:table-row>
        <table:table-row table:style-name="ro1">
          <table:table-cell/>
          <table:table-cell office:value-type="string" calcext:value-type="string">
            <text:p>Cost_Parallel_Work_Broadcast3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888888.88888889" calcext:value-type="float">
            <text:p>5888888.88888889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444444.44444444" calcext:value-type="float">
            <text:p>5444444.44444444</text:p>
          </table:table-cell>
          <table:table-cell office:value-type="string" calcext:value-type="string">
            <text:p>Cost_Parallel_Work_Broadcast3</text:p>
          </table:table-cell>
          <table:table-cell table:formula="of:=AVERAGE([.C111:.L111])" office:value-type="float" office:value="5555555.55555556" calcext:value-type="float">
            <text:p>5.56E+006</text:p>
          </table:table-cell>
          <table:table-cell table:formula="of:=STDEV([.C111:.L111])" office:value-type="float" office:value="256600.119639835" calcext:value-type="float">
            <text:p>2.57E+005</text:p>
          </table:table-cell>
          <table:table-cell table:formula="of:=[.O111]/[.N111]*100" office:value-type="float" office:value="4.61880215351704" calcext:value-type="float">
            <text:p>4.62</text:p>
          </table:table-cell>
        </table:table-row>
        <table:table-row table:style-name="ro1">
          <table:table-cell/>
          <table:table-cell office:value-type="string" calcext:value-type="string">
            <text:p>offsetGen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5888888.88888889" calcext:value-type="float">
            <text:p>5888888.88888889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888888.88888889" calcext:value-type="float">
            <text:p>5888888.88888889</text:p>
          </table:table-cell>
          <table:table-cell office:value-type="string" calcext:value-type="string">
            <text:p>offsetGen</text:p>
          </table:table-cell>
          <table:table-cell table:formula="of:=AVERAGE([.C112:.L112])" office:value-type="float" office:value="5500000" calcext:value-type="float">
            <text:p>5.50E+006</text:p>
          </table:table-cell>
          <table:table-cell table:formula="of:=STDEV([.C112:.L112])" office:value-type="float" office:value="297451.451929798" calcext:value-type="float">
            <text:p>2.97E+005</text:p>
          </table:table-cell>
          <table:table-cell table:formula="of:=[.O112]/[.N112]*100" office:value-type="float" office:value="5.40820821690542" calcext:value-type="float">
            <text:p>5.41</text:p>
          </table:table-cell>
        </table:table-row>
        <table:table-row table:style-name="ro1">
          <table:table-cell/>
          <table:table-cell office:value-type="string" calcext:value-type="string">
            <text:p>broadcast1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6111111.11111111" calcext:value-type="float">
            <text:p>6111111.111111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333333.33333333" calcext:value-type="float">
            <text:p>5333333.33333333</text:p>
          </table:table-cell>
          <table:table-cell office:value-type="string" calcext:value-type="string">
            <text:p>broadcast1</text:p>
          </table:table-cell>
          <table:table-cell table:formula="of:=AVERAGE([.C113:.L113])" office:value-type="float" office:value="5466666.66666667" calcext:value-type="float">
            <text:p>5.47E+006</text:p>
          </table:table-cell>
          <table:table-cell table:formula="of:=STDEV([.C113:.L113])" office:value-type="float" office:value="285929.763935094" calcext:value-type="float">
            <text:p>2.86E+005</text:p>
          </table:table-cell>
          <table:table-cell table:formula="of:=[.O113]/[.N113]*100" office:value-type="float" office:value="5.23042251100781" calcext:value-type="float">
            <text:p>5.23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1</text:p>
          </table:table-cell>
          <table:table-cell office:value-type="float" office:value="5444444.44444444" calcext:value-type="float">
            <text:p>5444444.44444444</text:p>
          </table:table-cell>
          <table:table-cell table:number-columns-repeated="2" office:value-type="float" office:value="5555555.55555556" calcext:value-type="float">
            <text:p>5555555.55555556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888888.88888889" calcext:value-type="float">
            <text:p>5888888.88888889</text:p>
          </table:table-cell>
          <table:table-cell table:number-columns-repeated="3" office:value-type="float" office:value="5222222.22222222" calcext:value-type="float">
            <text:p>5222222.22222222</text:p>
          </table:table-cell>
          <table:table-cell office:value-type="float" office:value="5444444.44444444" calcext:value-type="float">
            <text:p>5444444.44444444</text:p>
          </table:table-cell>
          <table:table-cell office:value-type="string" calcext:value-type="string">
            <text:p>Cost_Parallel_Work_Broadcast1_1</text:p>
          </table:table-cell>
          <table:table-cell table:formula="of:=AVERAGE([.C114:.L114])" office:value-type="float" office:value="5455555.55555556" calcext:value-type="float">
            <text:p>5.46E+006</text:p>
          </table:table-cell>
          <table:table-cell table:formula="of:=STDEV([.C114:.L114])" office:value-type="float" office:value="218800.822040623" calcext:value-type="float">
            <text:p>2.19E+005</text:p>
          </table:table-cell>
          <table:table-cell table:formula="of:=[.O114]/[.N114]*100" office:value-type="float" office:value="4.01060569931896" calcext:value-type="float">
            <text:p>4.01</text:p>
          </table:table-cell>
        </table:table-row>
        <table:table-row table:style-name="ro1">
          <table:table-cell/>
          <table:table-cell office:value-type="string" calcext:value-type="string">
            <text:p>Cost_Parallel_Work_br_cenR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4888888.88888889" calcext:value-type="float">
            <text:p>4888888.88888889</text:p>
          </table:table-cell>
          <table:table-cell office:value-type="float" office:value="6000000" calcext:value-type="float">
            <text:p>6000000</text:p>
          </table:table-cell>
          <table:table-cell table:number-columns-repeated="2" office:value-type="float" office:value="5444444.44444444" calcext:value-type="float">
            <text:p>5444444.44444444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333333.33333333" calcext:value-type="float">
            <text:p>5333333.33333333</text:p>
          </table:table-cell>
          <table:table-cell office:value-type="string" calcext:value-type="string">
            <text:p>Cost_Parallel_Work_br_cenR</text:p>
          </table:table-cell>
          <table:table-cell table:formula="of:=AVERAGE([.C115:.L115])" office:value-type="float" office:value="5400000" calcext:value-type="float">
            <text:p>5.40E+006</text:p>
          </table:table-cell>
          <table:table-cell table:formula="of:=STDEV([.C115:.L115])" office:value-type="float" office:value="332096.470688295" calcext:value-type="float">
            <text:p>3.32E+005</text:p>
          </table:table-cell>
          <table:table-cell table:formula="of:=[.O115]/[.N115]*100" office:value-type="float" office:value="6.14993464237584" calcext:value-type="float">
            <text:p>6.15</text:p>
          </table:table-cell>
        </table:table-row>
        <table:table-row table:style-name="ro1">
          <table:table-cell/>
          <table:table-cell office:value-type="string" calcext:value-type="string">
            <text:p>displayLum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4888888.88888889" calcext:value-type="float">
            <text:p>4888888.88888889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111111.11111111" calcext:value-type="float">
            <text:p>5111111.11111111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555555.55555556" calcext:value-type="float">
            <text:p>5555555.55555556</text:p>
          </table:table-cell>
          <table:table-cell office:value-type="float" office:value="5444444.44444444" calcext:value-type="float">
            <text:p>5444444.44444444</text:p>
          </table:table-cell>
          <table:table-cell office:value-type="string" calcext:value-type="string">
            <text:p>displayLum</text:p>
          </table:table-cell>
          <table:table-cell table:formula="of:=AVERAGE([.C116:.L116])" office:value-type="float" office:value="5388888.88888889" calcext:value-type="float">
            <text:p>5.39E+006</text:p>
          </table:table-cell>
          <table:table-cell table:formula="of:=STDEV([.C116:.L116])" office:value-type="float" office:value="297451.451929798" calcext:value-type="float">
            <text:p>2.97E+005</text:p>
          </table:table-cell>
          <table:table-cell table:formula="of:=[.O116]/[.N116]*100" office:value-type="float" office:value="5.51971766467666" calcext:value-type="float">
            <text:p>5.52</text:p>
          </table:table-cell>
        </table:table-row>
        <table:table-row table:style-name="ro1">
          <table:table-cell/>
          <table:table-cell office:value-type="string" calcext:value-type="string">
            <text:p>Cost_Parallel_Work_br_cenL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888888.88888889" calcext:value-type="float">
            <text:p>4888888.888888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777777.77777778" calcext:value-type="float">
            <text:p>5777777.77777778</text:p>
          </table:table-cell>
          <table:table-cell office:value-type="float" office:value="4777777.77777778" calcext:value-type="float">
            <text:p>4777777.777777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777777.77777778" calcext:value-type="float">
            <text:p>5777777.77777778</text:p>
          </table:table-cell>
          <table:table-cell office:value-type="string" calcext:value-type="string">
            <text:p>Cost_Parallel_Work_br_cenL</text:p>
          </table:table-cell>
          <table:table-cell table:formula="of:=AVERAGE([.C117:.L117])" office:value-type="float" office:value="5322222.22222222" calcext:value-type="float">
            <text:p>5.32E+006</text:p>
          </table:table-cell>
          <table:table-cell table:formula="of:=STDEV([.C117:.L117])" office:value-type="float" office:value="420496.799392147" calcext:value-type="float">
            <text:p>4.20E+005</text:p>
          </table:table-cell>
          <table:table-cell table:formula="of:=[.O117]/[.N117]*100" office:value-type="float" office:value="7.9007749363869" calcext:value-type="float">
            <text:p>7.90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2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555555.55555556" calcext:value-type="float">
            <text:p>5555555.55555556</text:p>
          </table:table-cell>
          <table:table-cell table:number-columns-repeated="2" office:value-type="float" office:value="5222222.22222222" calcext:value-type="float">
            <text:p>5222222.222222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222222.22222222" calcext:value-type="float">
            <text:p>5222222.22222222</text:p>
          </table:table-cell>
          <table:table-cell table:number-columns-repeated="2" office:value-type="float" office:value="5333333.33333333" calcext:value-type="float">
            <text:p>5333333.33333333</text:p>
          </table:table-cell>
          <table:table-cell office:value-type="float" office:value="5222222.22222222" calcext:value-type="float">
            <text:p>5222222.22222222</text:p>
          </table:table-cell>
          <table:table-cell office:value-type="string" calcext:value-type="string">
            <text:p>Cost_Parallel_Work_Broadcast1_2</text:p>
          </table:table-cell>
          <table:table-cell table:formula="of:=AVERAGE([.C118:.L118])" office:value-type="float" office:value="5277777.77777778" calcext:value-type="float">
            <text:p>5.28E+006</text:p>
          </table:table-cell>
          <table:table-cell table:formula="of:=STDEV([.C118:.L118])" office:value-type="float" office:value="150445.155641407" calcext:value-type="float">
            <text:p>1.50E+005</text:p>
          </table:table-cell>
          <table:table-cell table:formula="of:=[.O118]/[.N118]*100" office:value-type="float" office:value="2.85053979110035" calcext:value-type="float">
            <text:p>2.85</text:p>
          </table:table-cell>
        </table:table-row>
        <table:table-row table:style-name="ro1">
          <table:table-cell/>
          <table:table-cell office:value-type="string" calcext:value-type="string">
            <text:p>Cost_Parallel_Work_Broadcast1_3</text:p>
          </table:table-cell>
          <table:table-cell office:value-type="float" office:value="5666666.66666667" calcext:value-type="float">
            <text:p>5666666.666666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888888.88888889" calcext:value-type="float">
            <text:p>4888888.88888889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444444.44444444" calcext:value-type="float">
            <text:p>5444444.44444444</text:p>
          </table:table-cell>
          <table:table-cell office:value-type="float" office:value="5222222.22222222" calcext:value-type="float">
            <text:p>5222222.22222222</text:p>
          </table:table-cell>
          <table:table-cell office:value-type="float" office:value="5333333.33333333" calcext:value-type="float">
            <text:p>5333333.33333333</text:p>
          </table:table-cell>
          <table:table-cell office:value-type="float" office:value="5222222.22222222" calcext:value-type="float">
            <text:p>5222222.22222222</text:p>
          </table:table-cell>
          <table:table-cell table:number-columns-repeated="2" office:value-type="float" office:value="5333333.33333333" calcext:value-type="float">
            <text:p>5333333.33333333</text:p>
          </table:table-cell>
          <table:table-cell office:value-type="string" calcext:value-type="string">
            <text:p>Cost_Parallel_Work_Broadcast1_3</text:p>
          </table:table-cell>
          <table:table-cell table:formula="of:=AVERAGE([.C119:.L119])" office:value-type="float" office:value="5266666.66666667" calcext:value-type="float">
            <text:p>5.27E+006</text:p>
          </table:table-cell>
          <table:table-cell table:formula="of:=STDEV([.C119:.L119])" office:value-type="float" office:value="217227.826646151" calcext:value-type="float">
            <text:p>2.17E+005</text:p>
          </table:table-cell>
          <table:table-cell table:formula="of:=[.O119]/[.N119]*100" office:value-type="float" office:value="4.12457898695223" calcext:value-type="float">
            <text:p>4.12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2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2_end_back_121500_0</text:p>
          </table:table-cell>
          <table:table-cell table:formula="of:=AVERAGE([.C120:.L120])" office:value-type="float" office:value="0" calcext:value-type="float">
            <text:p>0.00E+000</text:p>
          </table:table-cell>
          <table:table-cell table:formula="of:=STDEV([.C120:.L120])" office:value-type="float" office:value="0" calcext:value-type="float">
            <text:p>0.00E+000</text:p>
          </table:table-cell>
          <table:table-cell table:formula="of:=[.O120]/[.N12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3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3_end_back_121500_0</text:p>
          </table:table-cell>
          <table:table-cell table:formula="of:=AVERAGE([.C121:.L121])" office:value-type="float" office:value="0" calcext:value-type="float">
            <text:p>0.00E+000</text:p>
          </table:table-cell>
          <table:table-cell table:formula="of:=STDEV([.C121:.L121])" office:value-type="float" office:value="0" calcext:value-type="float">
            <text:p>0.00E+000</text:p>
          </table:table-cell>
          <table:table-cell table:formula="of:=[.O121]/[.N12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4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4_end_back_121500_0</text:p>
          </table:table-cell>
          <table:table-cell table:formula="of:=AVERAGE([.C122:.L122])" office:value-type="float" office:value="0" calcext:value-type="float">
            <text:p>0.00E+000</text:p>
          </table:table-cell>
          <table:table-cell table:formula="of:=STDEV([.C122:.L122])" office:value-type="float" office:value="0" calcext:value-type="float">
            <text:p>0.00E+000</text:p>
          </table:table-cell>
          <table:table-cell table:formula="of:=[.O122]/[.N12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5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5_end_back_121500_0</text:p>
          </table:table-cell>
          <table:table-cell table:formula="of:=AVERAGE([.C123:.L123])" office:value-type="float" office:value="0" calcext:value-type="float">
            <text:p>0.00E+000</text:p>
          </table:table-cell>
          <table:table-cell table:formula="of:=STDEV([.C123:.L123])" office:value-type="float" office:value="0" calcext:value-type="float">
            <text:p>0.00E+000</text:p>
          </table:table-cell>
          <table:table-cell table:formula="of:=[.O123]/[.N12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6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6_end_back_121500_0</text:p>
          </table:table-cell>
          <table:table-cell table:formula="of:=AVERAGE([.C124:.L124])" office:value-type="float" office:value="0" calcext:value-type="float">
            <text:p>0.00E+000</text:p>
          </table:table-cell>
          <table:table-cell table:formula="of:=STDEV([.C124:.L124])" office:value-type="float" office:value="0" calcext:value-type="float">
            <text:p>0.00E+000</text:p>
          </table:table-cell>
          <table:table-cell table:formula="of:=[.O124]/[.N12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7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7_end_back_121500_0</text:p>
          </table:table-cell>
          <table:table-cell table:formula="of:=AVERAGE([.C125:.L125])" office:value-type="float" office:value="0" calcext:value-type="float">
            <text:p>0.00E+000</text:p>
          </table:table-cell>
          <table:table-cell table:formula="of:=STDEV([.C125:.L125])" office:value-type="float" office:value="0" calcext:value-type="float">
            <text:p>0.00E+000</text:p>
          </table:table-cell>
          <table:table-cell table:formula="of:=[.O125]/[.N12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8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8_end_back_121500_0</text:p>
          </table:table-cell>
          <table:table-cell table:formula="of:=AVERAGE([.C126:.L126])" office:value-type="float" office:value="0" calcext:value-type="float">
            <text:p>0.00E+000</text:p>
          </table:table-cell>
          <table:table-cell table:formula="of:=STDEV([.C126:.L126])" office:value-type="float" office:value="0" calcext:value-type="float">
            <text:p>0.00E+000</text:p>
          </table:table-cell>
          <table:table-cell table:formula="of:=[.O126]/[.N12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back_12150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back_121500_0</text:p>
          </table:table-cell>
          <table:table-cell table:formula="of:=AVERAGE([.C127:.L127])" office:value-type="float" office:value="0" calcext:value-type="float">
            <text:p>0.00E+000</text:p>
          </table:table-cell>
          <table:table-cell table:formula="of:=STDEV([.C127:.L127])" office:value-type="float" office:value="0" calcext:value-type="float">
            <text:p>0.00E+000</text:p>
          </table:table-cell>
          <table:table-cell table:formula="of:=[.O127]/[.N12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Broadcast5_59_end_out1_60750_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Broadcast5_59_end_out1_60750_0</text:p>
          </table:table-cell>
          <table:table-cell table:formula="of:=AVERAGE([.C128:.L128])" office:value-type="float" office:value="0" calcext:value-type="float">
            <text:p>0.00E+000</text:p>
          </table:table-cell>
          <table:table-cell table:formula="of:=STDEV([.C128:.L128])" office:value-type="float" office:value="0" calcext:value-type="float">
            <text:p>0.00E+000</text:p>
          </table:table-cell>
          <table:table-cell table:formula="of:=[.O128]/[.N12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0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0_init_back</text:p>
          </table:table-cell>
          <table:table-cell table:formula="of:=AVERAGE([.C129:.L129])" office:value-type="float" office:value="0" calcext:value-type="float">
            <text:p>0.00E+000</text:p>
          </table:table-cell>
          <table:table-cell table:formula="of:=STDEV([.C129:.L129])" office:value-type="float" office:value="0" calcext:value-type="float">
            <text:p>0.00E+000</text:p>
          </table:table-cell>
          <table:table-cell table:formula="of:=[.O129]/[.N129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1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1_init_back</text:p>
          </table:table-cell>
          <table:table-cell table:formula="of:=AVERAGE([.C130:.L130])" office:value-type="float" office:value="0" calcext:value-type="float">
            <text:p>0.00E+000</text:p>
          </table:table-cell>
          <table:table-cell table:formula="of:=STDEV([.C130:.L130])" office:value-type="float" office:value="0" calcext:value-type="float">
            <text:p>0.00E+000</text:p>
          </table:table-cell>
          <table:table-cell table:formula="of:=[.O130]/[.N130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2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2_init_back</text:p>
          </table:table-cell>
          <table:table-cell table:formula="of:=AVERAGE([.C131:.L131])" office:value-type="float" office:value="0" calcext:value-type="float">
            <text:p>0.00E+000</text:p>
          </table:table-cell>
          <table:table-cell table:formula="of:=STDEV([.C131:.L131])" office:value-type="float" office:value="0" calcext:value-type="float">
            <text:p>0.00E+000</text:p>
          </table:table-cell>
          <table:table-cell table:formula="of:=[.O131]/[.N131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3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3_init_back</text:p>
          </table:table-cell>
          <table:table-cell table:formula="of:=AVERAGE([.C132:.L132])" office:value-type="float" office:value="0" calcext:value-type="float">
            <text:p>0.00E+000</text:p>
          </table:table-cell>
          <table:table-cell table:formula="of:=STDEV([.C132:.L132])" office:value-type="float" office:value="0" calcext:value-type="float">
            <text:p>0.00E+000</text:p>
          </table:table-cell>
          <table:table-cell table:formula="of:=[.O132]/[.N132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4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4_init_back</text:p>
          </table:table-cell>
          <table:table-cell table:formula="of:=AVERAGE([.C133:.L133])" office:value-type="float" office:value="0" calcext:value-type="float">
            <text:p>0.00E+000</text:p>
          </table:table-cell>
          <table:table-cell table:formula="of:=STDEV([.C133:.L133])" office:value-type="float" office:value="0" calcext:value-type="float">
            <text:p>0.00E+000</text:p>
          </table:table-cell>
          <table:table-cell table:formula="of:=[.O133]/[.N133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5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5_init_back</text:p>
          </table:table-cell>
          <table:table-cell table:formula="of:=AVERAGE([.C134:.L134])" office:value-type="float" office:value="0" calcext:value-type="float">
            <text:p>0.00E+000</text:p>
          </table:table-cell>
          <table:table-cell table:formula="of:=STDEV([.C134:.L134])" office:value-type="float" office:value="0" calcext:value-type="float">
            <text:p>0.00E+000</text:p>
          </table:table-cell>
          <table:table-cell table:formula="of:=[.O134]/[.N134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6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6_init_back</text:p>
          </table:table-cell>
          <table:table-cell table:formula="of:=AVERAGE([.C135:.L135])" office:value-type="float" office:value="0" calcext:value-type="float">
            <text:p>0.00E+000</text:p>
          </table:table-cell>
          <table:table-cell table:formula="of:=STDEV([.C135:.L135])" office:value-type="float" office:value="0" calcext:value-type="float">
            <text:p>0.00E+000</text:p>
          </table:table-cell>
          <table:table-cell table:formula="of:=[.O135]/[.N135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CostConstruction_7_init_ba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CostConstruction_7_init_back</text:p>
          </table:table-cell>
          <table:table-cell table:formula="of:=AVERAGE([.C136:.L136])" office:value-type="float" office:value="0" calcext:value-type="float">
            <text:p>0.00E+000</text:p>
          </table:table-cell>
          <table:table-cell table:formula="of:=STDEV([.C136:.L136])" office:value-type="float" office:value="0" calcext:value-type="float">
            <text:p>0.00E+000</text:p>
          </table:table-cell>
          <table:table-cell table:formula="of:=[.O136]/[.N136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bestCostFe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bestCostFeed</text:p>
          </table:table-cell>
          <table:table-cell table:formula="of:=AVERAGE([.C137:.L137])" office:value-type="float" office:value="0" calcext:value-type="float">
            <text:p>0.00E+000</text:p>
          </table:table-cell>
          <table:table-cell table:formula="of:=STDEV([.C137:.L137])" office:value-type="float" office:value="0" calcext:value-type="float">
            <text:p>0.00E+000</text:p>
          </table:table-cell>
          <table:table-cell table:formula="of:=[.O137]/[.N137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0_init_currentResul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0_init_currentResult</text:p>
          </table:table-cell>
          <table:table-cell table:formula="of:=AVERAGE([.C138:.L138])" office:value-type="float" office:value="0" calcext:value-type="float">
            <text:p>0.00E+000</text:p>
          </table:table-cell>
          <table:table-cell table:formula="of:=STDEV([.C138:.L138])" office:value-type="float" office:value="0" calcext:value-type="float">
            <text:p>0.00E+000</text:p>
          </table:table-cell>
          <table:table-cell table:formula="of:=[.O138]/[.N138]*1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ost_Parallel_Work_disparitySelect_59_end_backBestCo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Cost_Parallel_Work_disparitySelect_59_end_backBestCost</text:p>
          </table:table-cell>
          <table:table-cell table:formula="of:=AVERAGE([.C139:.L139])" office:value-type="float" office:value="0" calcext:value-type="float">
            <text:p>0.00E+000</text:p>
          </table:table-cell>
          <table:table-cell table:formula="of:=STDEV([.C139:.L139])" office:value-type="float" office:value="0" calcext:value-type="float">
            <text:p>0.00E+000</text:p>
          </table:table-cell>
          <table:table-cell table:formula="of:=[.O139]/[.N139]*100" office:value-type="string" office:string-value="" calcext:value-type="error">
            <text:p>#DIV/0!</text:p>
          </table:table-cell>
        </table:table-row>
      </table:table>
      <table:table table:name="T&amp;E Memcopy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7"/>
        <table:table-column table:style-name="co1" table:number-columns-repeated="5" table:default-cell-style-name="Default"/>
        <table:table-row table:style-name="ro1" table:number-rows-repeated="3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plication repetitions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average P</text:p>
          </table:table-cell>
          <table:table-cell table:style-name="ce36" table:number-columns-repeated="6"/>
          <table:table-cell table:style-name="ce29" table:number-columns-repeated="3"/>
        </table:table-row>
        <table:table-row table:style-name="ro1">
          <table:table-cell table:number-columns-repeated="9"/>
          <table:table-cell table:style-name="ce37" table:number-columns-repeated="3"/>
          <table:table-cell/>
          <table:table-cell table:style-name="ce37" table:number-columns-repeated="2"/>
          <table:table-cell/>
          <table:table-cell office:value-type="string" calcext:value-type="string">
            <text:p>Static power</text:p>
          </table:table-cell>
          <table:table-cell table:style-name="ce41" office:value-type="float" office:value="2.4362" calcext:value-type="float">
            <text:p>2.4362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Origin</text:p>
          </table:table-cell>
          <table:table-cell office:value-type="float" office:value="16.736387" calcext:value-type="float">
            <text:p>16.736387</text:p>
          </table:table-cell>
          <table:table-cell office:value-type="float" office:value="66" calcext:value-type="float">
            <text:p>66</text:p>
          </table:table-cell>
          <table:table-cell table:formula="of:=[.E8]*[.$R$8]" office:value-type="float" office:value="6.6" calcext:value-type="float">
            <text:p>6.6</text:p>
          </table:table-cell>
          <table:table-cell table:formula="of:=[.$R$7]*[.F8]" office:value-type="float" office:value="16.07892" calcext:value-type="float">
            <text:p>16.07892</text:p>
          </table:table-cell>
          <table:table-cell table:formula="of:=[.D8]-[.G8]" office:value-type="float" office:value="0.657467000000001" calcext:value-type="float">
            <text:p>0.657467</text:p>
          </table:table-cell>
          <table:table-cell table:formula="of:=[.H8]/[.F8]" office:value-type="float" office:value="0.0996162121212122" calcext:value-type="float">
            <text:p>0.0996162121</text:p>
          </table:table-cell>
          <table:table-cell table:style-name="ce37" table:number-columns-repeated="3"/>
          <table:table-cell/>
          <table:table-cell table:style-name="ce37" table:number-columns-repeated="2"/>
          <table:table-cell/>
          <table:table-cell office:value-type="string" calcext:value-type="string">
            <text:p>Time sampling time (s)</text:p>
          </table:table-cell>
          <table:table-cell table:style-name="ce41"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  <table:table-cell office:value-type="float" office:value="16.756096" calcext:value-type="float">
            <text:p>16.756096</text:p>
          </table:table-cell>
          <table:table-cell office:value-type="float" office:value="66" calcext:value-type="float">
            <text:p>66</text:p>
          </table:table-cell>
          <table:table-cell table:formula="of:=[.E9]*[.$R$8]" office:value-type="float" office:value="6.6" calcext:value-type="float">
            <text:p>6.6</text:p>
          </table:table-cell>
          <table:table-cell table:formula="of:=[.$R$7]*[.F9]" office:value-type="float" office:value="16.07892" calcext:value-type="float">
            <text:p>16.07892</text:p>
          </table:table-cell>
          <table:table-cell table:formula="of:=[.D9]-[.G9]" office:value-type="float" office:value="0.677175999999999" calcext:value-type="float">
            <text:p>0.677176</text:p>
          </table:table-cell>
          <table:table-cell table:formula="of:=[.H9]/[.F9]" office:value-type="float" office:value="0.102602424242424" calcext:value-type="float">
            <text:p>0.102602424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6.882368" calcext:value-type="float">
            <text:p>16.882368</text:p>
          </table:table-cell>
          <table:table-cell office:value-type="float" office:value="66" calcext:value-type="float">
            <text:p>66</text:p>
          </table:table-cell>
          <table:table-cell table:formula="of:=[.E10]*[.$R$8]" office:value-type="float" office:value="6.6" calcext:value-type="float">
            <text:p>6.6</text:p>
          </table:table-cell>
          <table:table-cell table:formula="of:=[.$R$7]*[.F10]" office:value-type="float" office:value="16.07892" calcext:value-type="float">
            <text:p>16.07892</text:p>
          </table:table-cell>
          <table:table-cell table:formula="of:=[.D10]-[.G10]" office:value-type="float" office:value="0.803448" calcext:value-type="float">
            <text:p>0.803448</text:p>
          </table:table-cell>
          <table:table-cell table:formula="of:=[.H10]/[.F10]" office:value-type="float" office:value="0.121734545454545" calcext:value-type="float">
            <text:p>0.121734545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6.914953" calcext:value-type="float">
            <text:p>16.914953</text:p>
          </table:table-cell>
          <table:table-cell office:value-type="float" office:value="66" calcext:value-type="float">
            <text:p>66</text:p>
          </table:table-cell>
          <table:table-cell table:formula="of:=[.E11]*[.$R$8]" office:value-type="float" office:value="6.6" calcext:value-type="float">
            <text:p>6.6</text:p>
          </table:table-cell>
          <table:table-cell table:formula="of:=[.$R$7]*[.F11]" office:value-type="float" office:value="16.07892" calcext:value-type="float">
            <text:p>16.07892</text:p>
          </table:table-cell>
          <table:table-cell table:formula="of:=[.D11]-[.G11]" office:value-type="float" office:value="0.836033000000001" calcext:value-type="float">
            <text:p>0.836033</text:p>
          </table:table-cell>
          <table:table-cell table:formula="of:=[.H11]/[.F11]" office:value-type="float" office:value="0.126671666666667" calcext:value-type="float">
            <text:p>0.126671666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6.944191" calcext:value-type="float">
            <text:p>16.944191</text:p>
          </table:table-cell>
          <table:table-cell office:value-type="float" office:value="66" calcext:value-type="float">
            <text:p>66</text:p>
          </table:table-cell>
          <table:table-cell table:formula="of:=[.E12]*[.$R$8]" office:value-type="float" office:value="6.6" calcext:value-type="float">
            <text:p>6.6</text:p>
          </table:table-cell>
          <table:table-cell table:formula="of:=[.$R$7]*[.F12]" office:value-type="float" office:value="16.07892" calcext:value-type="float">
            <text:p>16.07892</text:p>
          </table:table-cell>
          <table:table-cell table:formula="of:=[.D12]-[.G12]" office:value-type="float" office:value="0.865271" calcext:value-type="float">
            <text:p>0.865271</text:p>
          </table:table-cell>
          <table:table-cell table:formula="of:=[.H12]/[.F12]" office:value-type="float" office:value="0.131101666666667" calcext:value-type="float">
            <text:p>0.131101666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7.079697" calcext:value-type="float">
            <text:p>17.079697</text:p>
          </table:table-cell>
          <table:table-cell office:value-type="float" office:value="67" calcext:value-type="float">
            <text:p>67</text:p>
          </table:table-cell>
          <table:table-cell table:formula="of:=[.E13]*[.$R$8]" office:value-type="float" office:value="6.7" calcext:value-type="float">
            <text:p>6.7</text:p>
          </table:table-cell>
          <table:table-cell table:formula="of:=[.$R$7]*[.F13]" office:value-type="float" office:value="16.32254" calcext:value-type="float">
            <text:p>16.32254</text:p>
          </table:table-cell>
          <table:table-cell table:formula="of:=[.D13]-[.G13]" office:value-type="float" office:value="0.757156999999999" calcext:value-type="float">
            <text:p>0.757157</text:p>
          </table:table-cell>
          <table:table-cell table:formula="of:=[.H13]/[.F13]" office:value-type="float" office:value="0.113008507462686" calcext:value-type="float">
            <text:p>0.113008507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7.230694" calcext:value-type="float">
            <text:p>17.230694</text:p>
          </table:table-cell>
          <table:table-cell office:value-type="float" office:value="67" calcext:value-type="float">
            <text:p>67</text:p>
          </table:table-cell>
          <table:table-cell table:formula="of:=[.E14]*[.$R$8]" office:value-type="float" office:value="6.7" calcext:value-type="float">
            <text:p>6.7</text:p>
          </table:table-cell>
          <table:table-cell table:formula="of:=[.$R$7]*[.F14]" office:value-type="float" office:value="16.32254" calcext:value-type="float">
            <text:p>16.32254</text:p>
          </table:table-cell>
          <table:table-cell table:formula="of:=[.D14]-[.G14]" office:value-type="float" office:value="0.908154" calcext:value-type="float">
            <text:p>0.908154</text:p>
          </table:table-cell>
          <table:table-cell table:formula="of:=[.H14]/[.F14]" office:value-type="float" office:value="0.135545373134328" calcext:value-type="float">
            <text:p>0.135545373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7.131445" calcext:value-type="float">
            <text:p>17.131445</text:p>
          </table:table-cell>
          <table:table-cell office:value-type="float" office:value="67" calcext:value-type="float">
            <text:p>67</text:p>
          </table:table-cell>
          <table:table-cell table:formula="of:=[.E15]*[.$R$8]" office:value-type="float" office:value="6.7" calcext:value-type="float">
            <text:p>6.7</text:p>
          </table:table-cell>
          <table:table-cell table:formula="of:=[.$R$7]*[.F15]" office:value-type="float" office:value="16.32254" calcext:value-type="float">
            <text:p>16.32254</text:p>
          </table:table-cell>
          <table:table-cell table:formula="of:=[.D15]-[.G15]" office:value-type="float" office:value="0.808904999999999" calcext:value-type="float">
            <text:p>0.808905</text:p>
          </table:table-cell>
          <table:table-cell table:formula="of:=[.H15]/[.F15]" office:value-type="float" office:value="0.120732089552239" calcext:value-type="float">
            <text:p>0.120732089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17.294018" calcext:value-type="float">
            <text:p>17.294018</text:p>
          </table:table-cell>
          <table:table-cell office:value-type="float" office:value="67" calcext:value-type="float">
            <text:p>67</text:p>
          </table:table-cell>
          <table:table-cell table:formula="of:=[.E16]*[.$R$8]" office:value-type="float" office:value="6.7" calcext:value-type="float">
            <text:p>6.7</text:p>
          </table:table-cell>
          <table:table-cell table:formula="of:=[.$R$7]*[.F16]" office:value-type="float" office:value="16.32254" calcext:value-type="float">
            <text:p>16.32254</text:p>
          </table:table-cell>
          <table:table-cell table:formula="of:=[.D16]-[.G16]" office:value-type="float" office:value="0.971478000000001" calcext:value-type="float">
            <text:p>0.971478</text:p>
          </table:table-cell>
          <table:table-cell table:formula="of:=[.H16]/[.F16]" office:value-type="float" office:value="0.144996716417911" calcext:value-type="float">
            <text:p>0.144996716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8:.D16])" office:value-type="float" office:value="16.9966498888889" calcext:value-type="float">
            <text:p>16.9966498889</text:p>
          </table:table-cell>
          <table:table-cell table:formula="of:=AVERAGE([.E8:.E16])" office:value-type="float" office:value="66.4444444444444" calcext:value-type="float">
            <text:p>66.4444444444</text:p>
          </table:table-cell>
          <table:table-cell table:formula="of:=AVERAGE([.F8:.F16])" office:value-type="float" office:value="6.64444444444445" calcext:value-type="float">
            <text:p>6.6444444444</text:p>
          </table:table-cell>
          <table:table-cell table:formula="of:=AVERAGE([.G8:.G16])" office:value-type="float" office:value="16.1871955555556" calcext:value-type="float">
            <text:p>16.1871955556</text:p>
          </table:table-cell>
          <table:table-cell table:formula="of:=AVERAGE([.H8:.H16])" office:value-type="float" office:value="0.809454333333333" calcext:value-type="float">
            <text:p>0.8094543333</text:p>
          </table:table-cell>
          <table:table-cell table:formula="of:=AVERAGE([.I8:.I16])" office:value-type="float" office:value="0.121778800190964" calcext:value-type="float">
            <text:p>0.121778800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STDEV([.D8:.D16])" office:value-type="float" office:value="0.198859433926608" calcext:value-type="float">
            <text:p>0.1988594339</text:p>
          </table:table-cell>
          <table:table-cell table:formula="of:=STDEV([.E8:.E16])" office:value-type="float" office:value="0.52704627669473" calcext:value-type="float">
            <text:p>0.5270462767</text:p>
          </table:table-cell>
          <table:table-cell table:formula="of:=STDEV([.F8:.F16])" office:value-type="float" office:value="0.0527046276694728" calcext:value-type="float">
            <text:p>0.0527046277</text:p>
          </table:table-cell>
          <table:table-cell table:formula="of:=STDEV([.G8:.G16])" office:value-type="float" office:value="0.12839901392837" calcext:value-type="float">
            <text:p>0.1283990139</text:p>
          </table:table-cell>
          <table:table-cell table:formula="of:=STDEV([.H8:.H16])" office:value-type="float" office:value="0.101970776698523" calcext:value-type="float">
            <text:p>0.1019707767</text:p>
          </table:table-cell>
          <table:table-cell table:formula="of:=STDEV([.I8:.I16])" office:value-type="float" office:value="0.014901239238949" calcext:value-type="float">
            <text:p>0.014901239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1.6nJ/byt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E – Origin DynE</text:p>
          </table:table-cell>
          <table:table-cell table:style-name="ce36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9" office:value-type="string" calcext:value-type="string">
            <text:p>Dyn Power (W)</text:p>
          </table:table-cell>
          <table:table-cell table:style-name="ce36" office:value-type="string" calcext:value-type="string">
            <text:p>Memcopy size (Byte)</text:p>
          </table:table-cell>
          <table:table-cell table:style-name="ce36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7" table:number-columns-repeated="3"/>
          <table:table-cell table:number-columns-repeated="6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Cost_Parallel_Work_implode_Broadcast2_in</text:p>
          </table:table-cell>
          <table:table-cell office:value-type="float" office:value="46.897663" calcext:value-type="float">
            <text:p>46.897663</text:p>
          </table:table-cell>
          <table:table-cell office:value-type="float" office:value="176" calcext:value-type="float">
            <text:p>176</text:p>
          </table:table-cell>
          <table:table-cell table:formula="of:=[.E25]*[.$R$8]" office:value-type="float" office:value="17.6" calcext:value-type="float">
            <text:p>17.6</text:p>
          </table:table-cell>
          <table:table-cell table:formula="of:=[.$R$7]*[.F25]" office:value-type="float" office:value="42.87712" calcext:value-type="float">
            <text:p>42.87712</text:p>
          </table:table-cell>
          <table:table-cell table:formula="of:=[.D25]-[.G25]" office:value-type="float" office:value="4.020543" calcext:value-type="float">
            <text:p>4.020543</text:p>
          </table:table-cell>
          <table:table-cell table:formula="of:=[.H25]-[.$H$18]" office:value-type="float" office:value="3.21108866666666" calcext:value-type="float">
            <text:p>3.2110886667</text:p>
          </table:table-cell>
          <table:table-cell table:style-name="ce37" table:formula="of:=[.I25]/([.$D$4]*[.$D$21])" office:value-type="float" office:value="0.000802772166666666" calcext:value-type="float">
            <text:p>0.0008027722</text:p>
          </table:table-cell>
          <table:table-cell table:style-name="ce37" table:formula="of:=[.J25]/[.N25]" office:value-type="float" office:value="0.000000000396430699588477" calcext:value-type="float">
            <text:p>3.96430699588477E-010</text:p>
          </table:table-cell>
          <table:table-cell table:style-name="ce37" table:formula="of:=[.J25]/[.O25]" office:value-type="float" office:value="0.000000000000281278371575285" calcext:value-type="float">
            <text:p>2.81278371575285E-013</text:p>
          </table:table-cell>
          <table:table-cell table:formula="of:=[.L25]*10^12" office:value-type="float" office:value="0.281278371575285" calcext:value-type="float">
            <text:p>0.2812783716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2854013133.57576" office:value-type="float" office:value="2854013133.57576" calcext:value-type="float">
            <text:p>2854013133.57576</text:p>
          </table:table-cell>
          <table:table-cell table:formula="of:=[.N25]/[.O25]*1000" office:value-type="float" office:value="0.709527218419945" calcext:value-type="float">
            <text:p>0.7095272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.327366" calcext:value-type="float">
            <text:p>46.327366</text:p>
          </table:table-cell>
          <table:table-cell office:value-type="float" office:value="174" calcext:value-type="float">
            <text:p>174</text:p>
          </table:table-cell>
          <table:table-cell table:formula="of:=[.E26]*[.$R$8]" office:value-type="float" office:value="17.4" calcext:value-type="float">
            <text:p>17.4</text:p>
          </table:table-cell>
          <table:table-cell table:formula="of:=[.$R$7]*[.F26]" office:value-type="float" office:value="42.38988" calcext:value-type="float">
            <text:p>42.38988</text:p>
          </table:table-cell>
          <table:table-cell table:formula="of:=[.D26]-[.G26]" office:value-type="float" office:value="3.93748599999999" calcext:value-type="float">
            <text:p>3.937486</text:p>
          </table:table-cell>
          <table:table-cell table:formula="of:=[.H26]-[.$H$18]" office:value-type="float" office:value="3.12803166666666" calcext:value-type="float">
            <text:p>3.1280316667</text:p>
          </table:table-cell>
          <table:table-cell table:style-name="ce37" table:formula="of:=[.I26]/([.$D$4]*[.$D$21])" office:value-type="float" office:value="0.000782007916666665" calcext:value-type="float">
            <text:p>0.0007820079</text:p>
          </table:table-cell>
          <table:table-cell table:style-name="ce37" table:formula="of:=[.J26]/[.N26]" office:value-type="float" office:value="0.000000000386176748971193" calcext:value-type="float">
            <text:p>3.86176748971193E-010</text:p>
          </table:table-cell>
          <table:table-cell table:style-name="ce37" table:formula="of:=[.J26]/[.O26]" office:value-type="float" office:value="0.000000000000274002914515988" calcext:value-type="float">
            <text:p>2.74002914515988E-013</text:p>
          </table:table-cell>
          <table:table-cell table:formula="of:=[.L26]*10^12" office:value-type="float" office:value="0.274002914515988" calcext:value-type="float">
            <text:p>0.2740029145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2854013133.57576" office:value-type="float" office:value="2854013133.57576" calcext:value-type="float">
            <text:p>2854013133.57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434834" calcext:value-type="float">
            <text:p>46.434834</text:p>
          </table:table-cell>
          <table:table-cell office:value-type="float" office:value="174" calcext:value-type="float">
            <text:p>174</text:p>
          </table:table-cell>
          <table:table-cell table:formula="of:=[.E27]*[.$R$8]" office:value-type="float" office:value="17.4" calcext:value-type="float">
            <text:p>17.4</text:p>
          </table:table-cell>
          <table:table-cell table:formula="of:=[.$R$7]*[.F27]" office:value-type="float" office:value="42.38988" calcext:value-type="float">
            <text:p>42.38988</text:p>
          </table:table-cell>
          <table:table-cell table:formula="of:=[.D27]-[.G27]" office:value-type="float" office:value="4.044954" calcext:value-type="float">
            <text:p>4.044954</text:p>
          </table:table-cell>
          <table:table-cell table:formula="of:=[.H27]-[.$H$18]" office:value-type="float" office:value="3.23549966666666" calcext:value-type="float">
            <text:p>3.2354996667</text:p>
          </table:table-cell>
          <table:table-cell table:style-name="ce37" table:formula="of:=[.I27]/([.$D$4]*[.$D$21])" office:value-type="float" office:value="0.000808874916666666" calcext:value-type="float">
            <text:p>0.0008088749</text:p>
          </table:table-cell>
          <table:table-cell table:style-name="ce37" table:formula="of:=[.J27]/[.N27]" office:value-type="float" office:value="0.000000000399444403292181" calcext:value-type="float">
            <text:p>3.99444403292181E-010</text:p>
          </table:table-cell>
          <table:table-cell table:style-name="ce37" table:formula="of:=[.J27]/[.O27]" office:value-type="float" office:value="0.000000000000283416676381316" calcext:value-type="float">
            <text:p>2.83416676381316E-013</text:p>
          </table:table-cell>
          <table:table-cell table:formula="of:=[.L27]*10^12" office:value-type="float" office:value="0.283416676381316" calcext:value-type="float">
            <text:p>0.2834166764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2854013133.57576" office:value-type="float" office:value="2854013133.57576" calcext:value-type="float">
            <text:p>2854013133.57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665977" calcext:value-type="float">
            <text:p>46.665977</text:p>
          </table:table-cell>
          <table:table-cell office:value-type="float" office:value="175" calcext:value-type="float">
            <text:p>175</text:p>
          </table:table-cell>
          <table:table-cell table:formula="of:=[.E28]*[.$R$8]" office:value-type="float" office:value="17.5" calcext:value-type="float">
            <text:p>17.5</text:p>
          </table:table-cell>
          <table:table-cell table:formula="of:=[.$R$7]*[.F28]" office:value-type="float" office:value="42.6335" calcext:value-type="float">
            <text:p>42.6335</text:p>
          </table:table-cell>
          <table:table-cell table:formula="of:=[.D28]-[.G28]" office:value-type="float" office:value="4.032477" calcext:value-type="float">
            <text:p>4.032477</text:p>
          </table:table-cell>
          <table:table-cell table:formula="of:=[.H28]-[.$H$18]" office:value-type="float" office:value="3.22302266666667" calcext:value-type="float">
            <text:p>3.2230226667</text:p>
          </table:table-cell>
          <table:table-cell table:style-name="ce37" table:formula="of:=[.I28]/([.$D$4]*[.$D$21])" office:value-type="float" office:value="0.000805755666666667" calcext:value-type="float">
            <text:p>0.0008057557</text:p>
          </table:table-cell>
          <table:table-cell table:style-name="ce37" table:formula="of:=[.J28]/[.N28]" office:value-type="float" office:value="0.000000000397904032921811" calcext:value-type="float">
            <text:p>3.97904032921811E-010</text:p>
          </table:table-cell>
          <table:table-cell table:style-name="ce37" table:formula="of:=[.J28]/[.O28]" office:value-type="float" office:value="0.000000000000282323741677091" calcext:value-type="float">
            <text:p>2.82323741677091E-013</text:p>
          </table:table-cell>
          <table:table-cell table:formula="of:=[.L28]*10^12" office:value-type="float" office:value="0.282323741677091" calcext:value-type="float">
            <text:p>0.2823237417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2854013133.57576" office:value-type="float" office:value="2854013133.57576" calcext:value-type="float">
            <text:p>2854013133.57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534748" calcext:value-type="float">
            <text:p>46.534748</text:p>
          </table:table-cell>
          <table:table-cell office:value-type="float" office:value="175" calcext:value-type="float">
            <text:p>175</text:p>
          </table:table-cell>
          <table:table-cell table:formula="of:=[.E29]*[.$R$8]" office:value-type="float" office:value="17.5" calcext:value-type="float">
            <text:p>17.5</text:p>
          </table:table-cell>
          <table:table-cell table:formula="of:=[.$R$7]*[.F29]" office:value-type="float" office:value="42.6335" calcext:value-type="float">
            <text:p>42.6335</text:p>
          </table:table-cell>
          <table:table-cell table:formula="of:=[.D29]-[.G29]" office:value-type="float" office:value="3.901248" calcext:value-type="float">
            <text:p>3.901248</text:p>
          </table:table-cell>
          <table:table-cell table:formula="of:=[.H29]-[.$H$18]" office:value-type="float" office:value="3.09179366666667" calcext:value-type="float">
            <text:p>3.0917936667</text:p>
          </table:table-cell>
          <table:table-cell table:style-name="ce37" table:formula="of:=[.I29]/([.$D$4]*[.$D$21])" office:value-type="float" office:value="0.000772948416666667" calcext:value-type="float">
            <text:p>0.0007729484</text:p>
          </table:table-cell>
          <table:table-cell table:style-name="ce37" table:formula="of:=[.J29]/[.N29]" office:value-type="float" office:value="0.0000000003817029218107" calcext:value-type="float">
            <text:p>3.817029218107E-010</text:p>
          </table:table-cell>
          <table:table-cell table:style-name="ce37" table:formula="of:=[.J29]/[.O29]" office:value-type="float" office:value="0.000000000000270828612375112" calcext:value-type="float">
            <text:p>2.70828612375112E-013</text:p>
          </table:table-cell>
          <table:table-cell table:formula="of:=[.L29]*10^12" office:value-type="float" office:value="0.270828612375112" calcext:value-type="float">
            <text:p>0.2708286124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2854013133.57576" office:value-type="float" office:value="2854013133.57576" calcext:value-type="float">
            <text:p>2854013133.57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454498" calcext:value-type="float">
            <text:p>46.454498</text:p>
          </table:table-cell>
          <table:table-cell office:value-type="float" office:value="175" calcext:value-type="float">
            <text:p>175</text:p>
          </table:table-cell>
          <table:table-cell table:formula="of:=[.E30]*[.$R$8]" office:value-type="float" office:value="17.5" calcext:value-type="float">
            <text:p>17.5</text:p>
          </table:table-cell>
          <table:table-cell table:formula="of:=[.$R$7]*[.F30]" office:value-type="float" office:value="42.6335" calcext:value-type="float">
            <text:p>42.6335</text:p>
          </table:table-cell>
          <table:table-cell table:formula="of:=[.D30]-[.G30]" office:value-type="float" office:value="3.820998" calcext:value-type="float">
            <text:p>3.820998</text:p>
          </table:table-cell>
          <table:table-cell table:formula="of:=[.H30]-[.$H$18]" office:value-type="float" office:value="3.01154366666667" calcext:value-type="float">
            <text:p>3.0115436667</text:p>
          </table:table-cell>
          <table:table-cell table:style-name="ce37" table:formula="of:=[.I30]/([.$D$4]*[.$D$21])" office:value-type="float" office:value="0.000752885916666668" calcext:value-type="float">
            <text:p>0.0007528859</text:p>
          </table:table-cell>
          <table:table-cell table:style-name="ce37" table:formula="of:=[.J30]/[.N30]" office:value-type="float" office:value="0.000000000371795514403293" calcext:value-type="float">
            <text:p>3.71795514403293E-010</text:p>
          </table:table-cell>
          <table:table-cell table:style-name="ce37" table:formula="of:=[.J30]/[.O30]" office:value-type="float" office:value="0.000000000000263799037155581" calcext:value-type="float">
            <text:p>2.63799037155581E-013</text:p>
          </table:table-cell>
          <table:table-cell table:formula="of:=[.L30]*10^12" office:value-type="float" office:value="0.263799037155581" calcext:value-type="float">
            <text:p>0.2637990372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2854013133.57576" office:value-type="float" office:value="2854013133.57576" calcext:value-type="float">
            <text:p>2854013133.57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451332" calcext:value-type="float">
            <text:p>46.451332</text:p>
          </table:table-cell>
          <table:table-cell office:value-type="float" office:value="175" calcext:value-type="float">
            <text:p>175</text:p>
          </table:table-cell>
          <table:table-cell table:formula="of:=[.E31]*[.$R$8]" office:value-type="float" office:value="17.5" calcext:value-type="float">
            <text:p>17.5</text:p>
          </table:table-cell>
          <table:table-cell table:formula="of:=[.$R$7]*[.F31]" office:value-type="float" office:value="42.6335" calcext:value-type="float">
            <text:p>42.6335</text:p>
          </table:table-cell>
          <table:table-cell table:formula="of:=[.D31]-[.G31]" office:value-type="float" office:value="3.817832" calcext:value-type="float">
            <text:p>3.817832</text:p>
          </table:table-cell>
          <table:table-cell table:formula="of:=[.H31]-[.$H$18]" office:value-type="float" office:value="3.00837766666667" calcext:value-type="float">
            <text:p>3.0083776667</text:p>
          </table:table-cell>
          <table:table-cell table:style-name="ce37" table:formula="of:=[.I31]/([.$D$4]*[.$D$21])" office:value-type="float" office:value="0.000752094416666667" calcext:value-type="float">
            <text:p>0.0007520944</text:p>
          </table:table-cell>
          <table:table-cell table:style-name="ce37" table:formula="of:=[.J31]/[.N31]" office:value-type="float" office:value="0.000000000371404650205762" calcext:value-type="float">
            <text:p>3.71404650205762E-010</text:p>
          </table:table-cell>
          <table:table-cell table:style-name="ce37" table:formula="of:=[.J31]/[.O31]" office:value-type="float" office:value="0.000000000000263521708368727" calcext:value-type="float">
            <text:p>2.63521708368727E-013</text:p>
          </table:table-cell>
          <table:table-cell table:formula="of:=[.L31]*10^12" office:value-type="float" office:value="0.263521708368727" calcext:value-type="float">
            <text:p>0.2635217084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2854013133.57576" office:value-type="float" office:value="2854013133.57576" calcext:value-type="float">
            <text:p>2854013133.57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926399" calcext:value-type="float">
            <text:p>46.926399</text:p>
          </table:table-cell>
          <table:table-cell office:value-type="float" office:value="176" calcext:value-type="float">
            <text:p>176</text:p>
          </table:table-cell>
          <table:table-cell table:formula="of:=[.E32]*[.$R$8]" office:value-type="float" office:value="17.6" calcext:value-type="float">
            <text:p>17.6</text:p>
          </table:table-cell>
          <table:table-cell table:formula="of:=[.$R$7]*[.F32]" office:value-type="float" office:value="42.87712" calcext:value-type="float">
            <text:p>42.87712</text:p>
          </table:table-cell>
          <table:table-cell table:formula="of:=[.D32]-[.G32]" office:value-type="float" office:value="4.049279" calcext:value-type="float">
            <text:p>4.049279</text:p>
          </table:table-cell>
          <table:table-cell table:formula="of:=[.H32]-[.$H$18]" office:value-type="float" office:value="3.23982466666667" calcext:value-type="float">
            <text:p>3.2398246667</text:p>
          </table:table-cell>
          <table:table-cell table:style-name="ce37" table:formula="of:=[.I32]/([.$D$4]*[.$D$21])" office:value-type="float" office:value="0.000809956166666666" calcext:value-type="float">
            <text:p>0.0008099562</text:p>
          </table:table-cell>
          <table:table-cell table:style-name="ce37" table:formula="of:=[.J32]/[.N32]" office:value-type="float" office:value="0.000000000399978353909465" calcext:value-type="float">
            <text:p>3.99978353909465E-010</text:p>
          </table:table-cell>
          <table:table-cell table:style-name="ce37" table:formula="of:=[.J32]/[.O32]" office:value-type="float" office:value="0.000000000000283795528877571" calcext:value-type="float">
            <text:p>2.83795528877571E-013</text:p>
          </table:table-cell>
          <table:table-cell table:formula="of:=[.L32]*10^12" office:value-type="float" office:value="0.283795528877571" calcext:value-type="float">
            <text:p>0.2837955289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2854013133.57576" office:value-type="float" office:value="2854013133.57576" calcext:value-type="float">
            <text:p>2854013133.575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.476608" calcext:value-type="float">
            <text:p>46.476608</text:p>
          </table:table-cell>
          <table:table-cell office:value-type="float" office:value="175" calcext:value-type="float">
            <text:p>175</text:p>
          </table:table-cell>
          <table:table-cell table:formula="of:=[.E33]*[.$R$8]" office:value-type="float" office:value="17.5" calcext:value-type="float">
            <text:p>17.5</text:p>
          </table:table-cell>
          <table:table-cell table:formula="of:=[.$R$7]*[.F33]" office:value-type="float" office:value="42.6335" calcext:value-type="float">
            <text:p>42.6335</text:p>
          </table:table-cell>
          <table:table-cell table:formula="of:=[.D33]-[.G33]" office:value-type="float" office:value="3.843108" calcext:value-type="float">
            <text:p>3.843108</text:p>
          </table:table-cell>
          <table:table-cell table:formula="of:=[.H33]-[.$H$18]" office:value-type="float" office:value="3.03365366666667" calcext:value-type="float">
            <text:p>3.0336536667</text:p>
          </table:table-cell>
          <table:table-cell table:style-name="ce37" table:formula="of:=[.I33]/([.$D$4]*[.$D$21])" office:value-type="float" office:value="0.000758413416666667" calcext:value-type="float">
            <text:p>0.0007584134</text:p>
          </table:table-cell>
          <table:table-cell table:style-name="ce37" table:formula="of:=[.J33]/[.N33]" office:value-type="float" office:value="0.000000000374525144032922" calcext:value-type="float">
            <text:p>3.74525144032922E-010</text:p>
          </table:table-cell>
          <table:table-cell table:style-name="ce37" table:formula="of:=[.J33]/[.O33]" office:value-type="float" office:value="0.000000000000265735783674008" calcext:value-type="float">
            <text:p>2.65735783674008E-013</text:p>
          </table:table-cell>
          <table:table-cell table:formula="of:=[.L33]*10^12" office:value-type="float" office:value="0.265735783674008" calcext:value-type="float">
            <text:p>0.2657357837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2854013133.57576" office:value-type="float" office:value="2854013133.57576" calcext:value-type="float">
            <text:p>2854013133.57576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25:.D33])" office:value-type="float" office:value="46.5743805555556" calcext:value-type="float">
            <text:p>46.5743805556</text:p>
          </table:table-cell>
          <table:table-cell table:formula="of:=AVERAGE([.E25:.E33])" office:value-type="float" office:value="175" calcext:value-type="float">
            <text:p>175</text:p>
          </table:table-cell>
          <table:table-cell table:formula="of:=AVERAGE([.F25:.F33])" office:value-type="float" office:value="17.5" calcext:value-type="float">
            <text:p>17.5</text:p>
          </table:table-cell>
          <table:table-cell table:formula="of:=AVERAGE([.G25:.G33])" office:value-type="float" office:value="42.6335" calcext:value-type="float">
            <text:p>42.6335</text:p>
          </table:table-cell>
          <table:table-cell table:formula="of:=AVERAGE([.H25:.H33])" office:value-type="float" office:value="3.94088055555555" calcext:value-type="float">
            <text:p>3.9408805556</text:p>
          </table:table-cell>
          <table:table-cell table:formula="of:=AVERAGE([.I25:.I33])" office:value-type="float" office:value="3.13142622222222" calcext:value-type="float">
            <text:p>3.1314262222</text:p>
          </table:table-cell>
          <table:table-cell table:formula="of:=AVERAGE([.J25:.J33])" office:value-type="float" office:value="0.000782856555555555" calcext:value-type="float">
            <text:p>0.0007828566</text:p>
          </table:table-cell>
          <table:table-cell table:style-name="ce35" table:formula="of:=AVERAGE([.K25:.K33])" office:value-type="float" office:value="0.000000000386595829903978" calcext:value-type="float">
            <text:p>3.86595829903978E-010</text:p>
          </table:table-cell>
          <table:table-cell table:formula="of:=AVERAGE([.L25:.L33])" office:value-type="float" office:value="0.00000000000027430026384452" calcext:value-type="float">
            <text:p>2.7430026384452E-013</text:p>
          </table:table-cell>
          <table:table-cell table:style-name="ce38" table:formula="of:=AVERAGE([.M25:.M33])" office:value-type="float" office:value="0.27430026384452" calcext:value-type="float">
            <text:p>0.2743002638</text:p>
          </table:table-cell>
          <table:table-cell table:formula="of:=AVERAGE([.N25:.N33])" office:value-type="float" office:value="2025000" calcext:value-type="float">
            <text:p>2025000</text:p>
          </table:table-cell>
          <table:table-cell table:formula="of:=AVERAGE([.O25:.O33])" office:value-type="float" office:value="2854013133.57576" calcext:value-type="float">
            <text:p>2854013133.575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25:.D33])" office:value-type="float" office:value="0.211527436401352" calcext:value-type="float">
            <text:p>0.2115274364</text:p>
          </table:table-cell>
          <table:table-cell table:formula="of:=STDEV([.E25:.E33])" office:value-type="float" office:value="0.707106781186548" calcext:value-type="float">
            <text:p>0.7071067812</text:p>
          </table:table-cell>
          <table:table-cell table:formula="of:=STDEV([.F25:.F33])" office:value-type="float" office:value="0.0707106781186545" calcext:value-type="float">
            <text:p>0.0707106781</text:p>
          </table:table-cell>
          <table:table-cell table:formula="of:=STDEV([.G25:.G33])" office:value-type="float" office:value="0.172265354032667" calcext:value-type="float">
            <text:p>0.172265354</text:p>
          </table:table-cell>
          <table:table-cell table:formula="of:=STDEV([.H25:.H33])" office:value-type="float" office:value="0.0987243811858417" calcext:value-type="float">
            <text:p>0.0987243812</text:p>
          </table:table-cell>
          <table:table-cell table:formula="of:=STDEV([.I25:.I33])" office:value-type="float" office:value="0.0987243811858417" calcext:value-type="float">
            <text:p>0.0987243812</text:p>
          </table:table-cell>
          <table:table-cell table:formula="of:=STDEV([.J25:.J33])" office:value-type="float" office:value="0.0000246810952964604" calcext:value-type="float">
            <text:p>2.46810952964604E-005</text:p>
          </table:table-cell>
          <table:table-cell table:formula="of:=STDEV([.K25:.K33])" office:value-type="float" office:value="0.0000000000121881952081286" calcext:value-type="float">
            <text:p>1.21881952081286E-011</text:p>
          </table:table-cell>
          <table:table-cell table:formula="of:=STDEV([.L25:.L33])" office:value-type="float" office:value="8.6478562435828E-015" calcext:value-type="float">
            <text:p>8.6478562435828E-015</text:p>
          </table:table-cell>
          <table:table-cell table:style-name="Default" table:formula="of:=STDEV([.M25:.M33])" office:value-type="float" office:value="0.0086478562435828" calcext:value-type="float">
            <text:p>0.0086478562</text:p>
          </table:table-cell>
          <table:table-cell table:formula="of:=STDEV([.N25:.N33])" office:value-type="float" office:value="0" calcext:value-type="float">
            <text:p>0</text:p>
          </table:table-cell>
          <table:table-cell table:formula="of:=STDEV([.O25:.O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E – Origin DynE</text:p>
          </table:table-cell>
          <table:table-cell table:style-name="ce36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9" office:value-type="string" calcext:value-type="string">
            <text:p>Dyn Power (W)</text:p>
          </table:table-cell>
          <table:table-cell table:style-name="ce36" office:value-type="string" calcext:value-type="string">
            <text:p>Memcopy size (Byte)</text:p>
          </table:table-cell>
          <table:table-cell table:style-name="ce36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7" table:number-columns-repeated="3"/>
          <table:table-cell table:number-columns-repeated="6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Cost_Parallel_Work_implode_Broadcast3_in</text:p>
          </table:table-cell>
          <table:table-cell office:value-type="float" office:value="77.185936" calcext:value-type="float">
            <text:p>77.185936</text:p>
          </table:table-cell>
          <table:table-cell office:value-type="float" office:value="293" calcext:value-type="float">
            <text:p>293</text:p>
          </table:table-cell>
          <table:table-cell table:formula="of:=[.E42]*[.$R$8]" office:value-type="float" office:value="29.3" calcext:value-type="float">
            <text:p>29.3</text:p>
          </table:table-cell>
          <table:table-cell table:formula="of:=[.$R$7]*[.F42]" office:value-type="float" office:value="71.38066" calcext:value-type="float">
            <text:p>71.38066</text:p>
          </table:table-cell>
          <table:table-cell table:formula="of:=[.D42]-[.G42]" office:value-type="float" office:value="5.80527599999999" calcext:value-type="float">
            <text:p>5.805276</text:p>
          </table:table-cell>
          <table:table-cell table:formula="of:=[.H42]-[.$H$18]" office:value-type="float" office:value="4.99582166666666" calcext:value-type="float">
            <text:p>4.9958216667</text:p>
          </table:table-cell>
          <table:table-cell table:style-name="ce37" table:formula="of:=[.I42]/([.$D$4]*[.$D$38])" office:value-type="float" office:value="0.00124895541666666" calcext:value-type="float">
            <text:p>0.0012489554</text:p>
          </table:table-cell>
          <table:table-cell table:style-name="ce37" table:formula="of:=[.J42]/[.N42]" office:value-type="float" office:value="0.000000000616768106995884" calcext:value-type="float">
            <text:p>6.16768106995884E-010</text:p>
          </table:table-cell>
          <table:table-cell table:style-name="ce37" table:formula="of:=[.J42]/[.O42]" office:value-type="float" office:value="0.000000000000273313128907271" calcext:value-type="float">
            <text:p>2.73313128907271E-013</text:p>
          </table:table-cell>
          <table:table-cell table:formula="of:=[.L42]*10^12" office:value-type="float" office:value="0.273313128907271" calcext:value-type="float">
            <text:p>0.2733131289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4569686870.36768" office:value-type="float" office:value="4569686870.36768" calcext:value-type="float">
            <text:p>4569686870.36768</text:p>
          </table:table-cell>
          <table:table-cell table:formula="of:=[.N42]/[.O42]*1000" office:value-type="float" office:value="0.44313758413759" calcext:value-type="float">
            <text:p>0.44313758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7.51535" calcext:value-type="float">
            <text:p>77.51535</text:p>
          </table:table-cell>
          <table:table-cell office:value-type="float" office:value="295" calcext:value-type="float">
            <text:p>295</text:p>
          </table:table-cell>
          <table:table-cell table:formula="of:=[.E43]*[.$R$8]" office:value-type="float" office:value="29.5" calcext:value-type="float">
            <text:p>29.5</text:p>
          </table:table-cell>
          <table:table-cell table:formula="of:=[.$R$7]*[.F43]" office:value-type="float" office:value="71.8679" calcext:value-type="float">
            <text:p>71.8679</text:p>
          </table:table-cell>
          <table:table-cell table:formula="of:=[.D43]-[.G43]" office:value-type="float" office:value="5.64745000000001" calcext:value-type="float">
            <text:p>5.64745</text:p>
          </table:table-cell>
          <table:table-cell table:formula="of:=[.H43]-[.$H$18]" office:value-type="float" office:value="4.83799566666667" calcext:value-type="float">
            <text:p>4.8379956667</text:p>
          </table:table-cell>
          <table:table-cell table:style-name="ce37" table:formula="of:=[.I43]/([.$D$4]*[.$D$38])" office:value-type="float" office:value="0.00120949891666667" calcext:value-type="float">
            <text:p>0.0012094989</text:p>
          </table:table-cell>
          <table:table-cell table:style-name="ce37" table:formula="of:=[.J43]/[.N43]" office:value-type="float" office:value="0.000000000597283415637861" calcext:value-type="float">
            <text:p>5.97283415637861E-010</text:p>
          </table:table-cell>
          <table:table-cell table:style-name="ce37" table:formula="of:=[.J43]/[.O43]" office:value-type="float" office:value="0.00000000000026467872985121" calcext:value-type="float">
            <text:p>2.6467872985121E-013</text:p>
          </table:table-cell>
          <table:table-cell table:formula="of:=[.L43]*10^12" office:value-type="float" office:value="0.26467872985121" calcext:value-type="float">
            <text:p>0.2646787299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4569686870.36768" office:value-type="float" office:value="4569686870.36768" calcext:value-type="float">
            <text:p>4569686870.36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904495" calcext:value-type="float">
            <text:p>76.904495</text:p>
          </table:table-cell>
          <table:table-cell office:value-type="float" office:value="293" calcext:value-type="float">
            <text:p>293</text:p>
          </table:table-cell>
          <table:table-cell table:formula="of:=[.E44]*[.$R$8]" office:value-type="float" office:value="29.3" calcext:value-type="float">
            <text:p>29.3</text:p>
          </table:table-cell>
          <table:table-cell table:formula="of:=[.$R$7]*[.F44]" office:value-type="float" office:value="71.38066" calcext:value-type="float">
            <text:p>71.38066</text:p>
          </table:table-cell>
          <table:table-cell table:formula="of:=[.D44]-[.G44]" office:value-type="float" office:value="5.52383499999999" calcext:value-type="float">
            <text:p>5.523835</text:p>
          </table:table-cell>
          <table:table-cell table:formula="of:=[.H44]-[.$H$18]" office:value-type="float" office:value="4.71438066666666" calcext:value-type="float">
            <text:p>4.7143806667</text:p>
          </table:table-cell>
          <table:table-cell table:style-name="ce37" table:formula="of:=[.I44]/([.$D$4]*[.$D$38])" office:value-type="float" office:value="0.00117859516666666" calcext:value-type="float">
            <text:p>0.0011785952</text:p>
          </table:table-cell>
          <table:table-cell table:style-name="ce37" table:formula="of:=[.J44]/[.N44]" office:value-type="float" office:value="0.000000000582022304526748" calcext:value-type="float">
            <text:p>5.82022304526748E-010</text:p>
          </table:table-cell>
          <table:table-cell table:style-name="ce37" table:formula="of:=[.J44]/[.O44]" office:value-type="float" office:value="0.000000000000257915957942176" calcext:value-type="float">
            <text:p>2.57915957942176E-013</text:p>
          </table:table-cell>
          <table:table-cell table:formula="of:=[.L44]*10^12" office:value-type="float" office:value="0.257915957942176" calcext:value-type="float">
            <text:p>0.2579159579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4569686870.36768" office:value-type="float" office:value="4569686870.36768" calcext:value-type="float">
            <text:p>4569686870.36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7.157562" calcext:value-type="float">
            <text:p>77.157562</text:p>
          </table:table-cell>
          <table:table-cell office:value-type="float" office:value="293" calcext:value-type="float">
            <text:p>293</text:p>
          </table:table-cell>
          <table:table-cell table:formula="of:=[.E45]*[.$R$8]" office:value-type="float" office:value="29.3" calcext:value-type="float">
            <text:p>29.3</text:p>
          </table:table-cell>
          <table:table-cell table:formula="of:=[.$R$7]*[.F45]" office:value-type="float" office:value="71.38066" calcext:value-type="float">
            <text:p>71.38066</text:p>
          </table:table-cell>
          <table:table-cell table:formula="of:=[.D45]-[.G45]" office:value-type="float" office:value="5.77690199999999" calcext:value-type="float">
            <text:p>5.776902</text:p>
          </table:table-cell>
          <table:table-cell table:formula="of:=[.H45]-[.$H$18]" office:value-type="float" office:value="4.96744766666666" calcext:value-type="float">
            <text:p>4.9674476667</text:p>
          </table:table-cell>
          <table:table-cell table:style-name="ce37" table:formula="of:=[.I45]/([.$D$4]*[.$D$38])" office:value-type="float" office:value="0.00124186191666666" calcext:value-type="float">
            <text:p>0.0012418619</text:p>
          </table:table-cell>
          <table:table-cell table:style-name="ce37" table:formula="of:=[.J45]/[.N45]" office:value-type="float" office:value="0.000000000613265144032921" calcext:value-type="float">
            <text:p>6.13265144032921E-010</text:p>
          </table:table-cell>
          <table:table-cell table:style-name="ce37" table:formula="of:=[.J45]/[.O45]" office:value-type="float" office:value="0.00000000000027176083436254" calcext:value-type="float">
            <text:p>2.7176083436254E-013</text:p>
          </table:table-cell>
          <table:table-cell table:formula="of:=[.L45]*10^12" office:value-type="float" office:value="0.27176083436254" calcext:value-type="float">
            <text:p>0.2717608344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4569686870.36768" office:value-type="float" office:value="4569686870.36768" calcext:value-type="float">
            <text:p>4569686870.36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7.172318" calcext:value-type="float">
            <text:p>77.172318</text:p>
          </table:table-cell>
          <table:table-cell office:value-type="float" office:value="292" calcext:value-type="float">
            <text:p>292</text:p>
          </table:table-cell>
          <table:table-cell table:formula="of:=[.E46]*[.$R$8]" office:value-type="float" office:value="29.2" calcext:value-type="float">
            <text:p>29.2</text:p>
          </table:table-cell>
          <table:table-cell table:formula="of:=[.$R$7]*[.F46]" office:value-type="float" office:value="71.13704" calcext:value-type="float">
            <text:p>71.13704</text:p>
          </table:table-cell>
          <table:table-cell table:formula="of:=[.D46]-[.G46]" office:value-type="float" office:value="6.03527800000001" calcext:value-type="float">
            <text:p>6.035278</text:p>
          </table:table-cell>
          <table:table-cell table:formula="of:=[.H46]-[.$H$18]" office:value-type="float" office:value="5.22582366666667" calcext:value-type="float">
            <text:p>5.2258236667</text:p>
          </table:table-cell>
          <table:table-cell table:style-name="ce37" table:formula="of:=[.I46]/([.$D$4]*[.$D$38])" office:value-type="float" office:value="0.00130645591666667" calcext:value-type="float">
            <text:p>0.0013064559</text:p>
          </table:table-cell>
          <table:table-cell table:style-name="ce37" table:formula="of:=[.J46]/[.N46]" office:value-type="float" office:value="0.000000000645163415637861" calcext:value-type="float">
            <text:p>6.45163415637861E-010</text:p>
          </table:table-cell>
          <table:table-cell table:style-name="ce37" table:formula="of:=[.J46]/[.O46]" office:value-type="float" office:value="0.000000000000285896157379718" calcext:value-type="float">
            <text:p>2.85896157379718E-013</text:p>
          </table:table-cell>
          <table:table-cell table:formula="of:=[.L46]*10^12" office:value-type="float" office:value="0.285896157379718" calcext:value-type="float">
            <text:p>0.2858961574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4569686870.36768" office:value-type="float" office:value="4569686870.36768" calcext:value-type="float">
            <text:p>4569686870.36768</text:p>
          </table:table-cell>
          <table:table-cell/>
          <table:table-cell office:value-type="string" calcext:value-type="string">
            <text:p>Time varies!! but power is around 270mW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.601837" calcext:value-type="float">
            <text:p>77.601837</text:p>
          </table:table-cell>
          <table:table-cell office:value-type="float" office:value="294" calcext:value-type="float">
            <text:p>294</text:p>
          </table:table-cell>
          <table:table-cell table:formula="of:=[.E47]*[.$R$8]" office:value-type="float" office:value="29.4" calcext:value-type="float">
            <text:p>29.4</text:p>
          </table:table-cell>
          <table:table-cell table:formula="of:=[.$R$7]*[.F47]" office:value-type="float" office:value="71.62428" calcext:value-type="float">
            <text:p>71.62428</text:p>
          </table:table-cell>
          <table:table-cell table:formula="of:=[.D47]-[.G47]" office:value-type="float" office:value="5.977557" calcext:value-type="float">
            <text:p>5.977557</text:p>
          </table:table-cell>
          <table:table-cell table:formula="of:=[.H47]-[.$H$18]" office:value-type="float" office:value="5.16810266666667" calcext:value-type="float">
            <text:p>5.1681026667</text:p>
          </table:table-cell>
          <table:table-cell table:style-name="ce37" table:formula="of:=[.I47]/([.$D$4]*[.$D$38])" office:value-type="float" office:value="0.00129202566666667" calcext:value-type="float">
            <text:p>0.0012920257</text:p>
          </table:table-cell>
          <table:table-cell table:style-name="ce37" table:formula="of:=[.J47]/[.N47]" office:value-type="float" office:value="0.000000000638037366255145" calcext:value-type="float">
            <text:p>6.38037366255145E-010</text:p>
          </table:table-cell>
          <table:table-cell table:style-name="ce37" table:formula="of:=[.J47]/[.O47]" office:value-type="float" office:value="0.000000000000282738337071816" calcext:value-type="float">
            <text:p>2.82738337071816E-013</text:p>
          </table:table-cell>
          <table:table-cell table:formula="of:=[.L47]*10^12" office:value-type="float" office:value="0.282738337071816" calcext:value-type="float">
            <text:p>0.2827383371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4569686870.36768" office:value-type="float" office:value="4569686870.36768" calcext:value-type="float">
            <text:p>4569686870.36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995865" calcext:value-type="float">
            <text:p>76.995865</text:p>
          </table:table-cell>
          <table:table-cell office:value-type="float" office:value="292" calcext:value-type="float">
            <text:p>292</text:p>
          </table:table-cell>
          <table:table-cell table:formula="of:=[.E48]*[.$R$8]" office:value-type="float" office:value="29.2" calcext:value-type="float">
            <text:p>29.2</text:p>
          </table:table-cell>
          <table:table-cell table:formula="of:=[.$R$7]*[.F48]" office:value-type="float" office:value="71.13704" calcext:value-type="float">
            <text:p>71.13704</text:p>
          </table:table-cell>
          <table:table-cell table:formula="of:=[.D48]-[.G48]" office:value-type="float" office:value="5.858825" calcext:value-type="float">
            <text:p>5.858825</text:p>
          </table:table-cell>
          <table:table-cell table:formula="of:=[.H48]-[.$H$18]" office:value-type="float" office:value="5.04937066666666" calcext:value-type="float">
            <text:p>5.0493706667</text:p>
          </table:table-cell>
          <table:table-cell table:style-name="ce37" table:formula="of:=[.I48]/([.$D$4]*[.$D$38])" office:value-type="float" office:value="0.00126234266666667" calcext:value-type="float">
            <text:p>0.0012623427</text:p>
          </table:table-cell>
          <table:table-cell table:style-name="ce37" table:formula="of:=[.J48]/[.N48]" office:value-type="float" office:value="0.000000000623379094650205" calcext:value-type="float">
            <text:p>6.23379094650205E-010</text:p>
          </table:table-cell>
          <table:table-cell table:style-name="ce37" table:formula="of:=[.J48]/[.O48]" office:value-type="float" office:value="0.00000000000027624270600517" calcext:value-type="float">
            <text:p>2.7624270600517E-013</text:p>
          </table:table-cell>
          <table:table-cell table:formula="of:=[.L48]*10^12" office:value-type="float" office:value="0.27624270600517" calcext:value-type="float">
            <text:p>0.276242706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4569686870.36768" office:value-type="float" office:value="4569686870.36768" calcext:value-type="float">
            <text:p>4569686870.36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717598" calcext:value-type="float">
            <text:p>76.717598</text:p>
          </table:table-cell>
          <table:table-cell office:value-type="float" office:value="292" calcext:value-type="float">
            <text:p>292</text:p>
          </table:table-cell>
          <table:table-cell table:formula="of:=[.E49]*[.$R$8]" office:value-type="float" office:value="29.2" calcext:value-type="float">
            <text:p>29.2</text:p>
          </table:table-cell>
          <table:table-cell table:formula="of:=[.$R$7]*[.F49]" office:value-type="float" office:value="71.13704" calcext:value-type="float">
            <text:p>71.13704</text:p>
          </table:table-cell>
          <table:table-cell table:formula="of:=[.D49]-[.G49]" office:value-type="float" office:value="5.580558" calcext:value-type="float">
            <text:p>5.580558</text:p>
          </table:table-cell>
          <table:table-cell table:formula="of:=[.H49]-[.$H$18]" office:value-type="float" office:value="4.77110366666666" calcext:value-type="float">
            <text:p>4.7711036667</text:p>
          </table:table-cell>
          <table:table-cell table:style-name="ce37" table:formula="of:=[.I49]/([.$D$4]*[.$D$38])" office:value-type="float" office:value="0.00119277591666667" calcext:value-type="float">
            <text:p>0.0011927759</text:p>
          </table:table-cell>
          <table:table-cell table:style-name="ce37" table:formula="of:=[.J49]/[.N49]" office:value-type="float" office:value="0.000000000589025144032921" calcext:value-type="float">
            <text:p>5.89025144032921E-010</text:p>
          </table:table-cell>
          <table:table-cell table:style-name="ce37" table:formula="of:=[.J49]/[.O49]" office:value-type="float" office:value="0.000000000000261019179323045" calcext:value-type="float">
            <text:p>2.61019179323045E-013</text:p>
          </table:table-cell>
          <table:table-cell table:formula="of:=[.L49]*10^12" office:value-type="float" office:value="0.261019179323045" calcext:value-type="float">
            <text:p>0.2610191793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4569686870.36768" office:value-type="float" office:value="4569686870.36768" calcext:value-type="float">
            <text:p>4569686870.36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924271" calcext:value-type="float">
            <text:p>76.924271</text:p>
          </table:table-cell>
          <table:table-cell office:value-type="float" office:value="293" calcext:value-type="float">
            <text:p>293</text:p>
          </table:table-cell>
          <table:table-cell table:formula="of:=[.E50]*[.$R$8]" office:value-type="float" office:value="29.3" calcext:value-type="float">
            <text:p>29.3</text:p>
          </table:table-cell>
          <table:table-cell table:formula="of:=[.$R$7]*[.F50]" office:value-type="float" office:value="71.38066" calcext:value-type="float">
            <text:p>71.38066</text:p>
          </table:table-cell>
          <table:table-cell table:formula="of:=[.D50]-[.G50]" office:value-type="float" office:value="5.543611" calcext:value-type="float">
            <text:p>5.543611</text:p>
          </table:table-cell>
          <table:table-cell table:formula="of:=[.H50]-[.$H$18]" office:value-type="float" office:value="4.73415666666667" calcext:value-type="float">
            <text:p>4.7341566667</text:p>
          </table:table-cell>
          <table:table-cell table:style-name="ce37" table:formula="of:=[.I50]/([.$D$4]*[.$D$38])" office:value-type="float" office:value="0.00118353916666667" calcext:value-type="float">
            <text:p>0.0011835392</text:p>
          </table:table-cell>
          <table:table-cell table:style-name="ce37" table:formula="of:=[.J50]/[.N50]" office:value-type="float" office:value="0.00000000058446378600823" calcext:value-type="float">
            <text:p>5.8446378600823E-010</text:p>
          </table:table-cell>
          <table:table-cell table:style-name="ce37" table:formula="of:=[.J50]/[.O50]" office:value-type="float" office:value="0.000000000000258997870147597" calcext:value-type="float">
            <text:p>2.58997870147597E-013</text:p>
          </table:table-cell>
          <table:table-cell table:formula="of:=[.L50]*10^12" office:value-type="float" office:value="0.258997870147597" calcext:value-type="float">
            <text:p>0.2589978701</text:p>
          </table:table-cell>
          <table:table-cell table:formula="of:=506250*4" office:value-type="float" office:value="2025000" calcext:value-type="float">
            <text:p>2025000</text:p>
          </table:table-cell>
          <table:table-cell table:formula="of:=4569686870.36768" office:value-type="float" office:value="4569686870.36768" calcext:value-type="float">
            <text:p>4569686870.36768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42:.D50])" office:value-type="float" office:value="77.1305813333333" calcext:value-type="float">
            <text:p>77.1305813333</text:p>
          </table:table-cell>
          <table:table-cell table:formula="of:=AVERAGE([.E42:.E50])" office:value-type="float" office:value="293" calcext:value-type="float">
            <text:p>293</text:p>
          </table:table-cell>
          <table:table-cell table:formula="of:=AVERAGE([.F42:.F50])" office:value-type="float" office:value="29.3" calcext:value-type="float">
            <text:p>29.3</text:p>
          </table:table-cell>
          <table:table-cell table:formula="of:=AVERAGE([.G42:.G50])" office:value-type="float" office:value="71.38066" calcext:value-type="float">
            <text:p>71.38066</text:p>
          </table:table-cell>
          <table:table-cell table:formula="of:=AVERAGE([.H42:.H50])" office:value-type="float" office:value="5.74992133333333" calcext:value-type="float">
            <text:p>5.7499213333</text:p>
          </table:table-cell>
          <table:table-cell table:formula="of:=AVERAGE([.I42:.I50])" office:value-type="float" office:value="4.940467" calcext:value-type="float">
            <text:p>4.940467</text:p>
          </table:table-cell>
          <table:table-cell table:formula="of:=AVERAGE([.J42:.J50])" office:value-type="float" office:value="0.00123511675" calcext:value-type="float">
            <text:p>0.0012351168</text:p>
          </table:table-cell>
          <table:table-cell table:style-name="ce35" table:formula="of:=AVERAGE([.K42:.K50])" office:value-type="float" office:value="0.000000000609934197530864" calcext:value-type="float">
            <text:p>6.09934197530864E-010</text:p>
          </table:table-cell>
          <table:table-cell table:formula="of:=AVERAGE([.L42:.L50])" office:value-type="float" office:value="0.000000000000270284766776727" calcext:value-type="float">
            <text:p>2.70284766776727E-013</text:p>
          </table:table-cell>
          <table:table-cell table:style-name="ce38" table:formula="of:=AVERAGE([.M42:.M50])" office:value-type="float" office:value="0.270284766776727" calcext:value-type="float">
            <text:p>0.2702847668</text:p>
          </table:table-cell>
          <table:table-cell table:formula="of:=AVERAGE([.N42:.N50])" office:value-type="float" office:value="2025000" calcext:value-type="float">
            <text:p>2025000</text:p>
          </table:table-cell>
          <table:table-cell table:formula="of:=AVERAGE([.O42:.O50])" office:value-type="float" office:value="4569686870.36768" calcext:value-type="float">
            <text:p>4569686870.367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42:.D50])" office:value-type="float" office:value="0.286802541588286" calcext:value-type="float">
            <text:p>0.2868025416</text:p>
          </table:table-cell>
          <table:table-cell table:formula="of:=STDEV([.E42:.E50])" office:value-type="float" office:value="1" calcext:value-type="float">
            <text:p>1</text:p>
          </table:table-cell>
          <table:table-cell table:formula="of:=STDEV([.F42:.F50])" office:value-type="float" office:value="0.0999999999999992" calcext:value-type="float">
            <text:p>0.1</text:p>
          </table:table-cell>
          <table:table-cell table:formula="of:=STDEV([.G42:.G50])" office:value-type="float" office:value="0.243619999999998" calcext:value-type="float">
            <text:p>0.24362</text:p>
          </table:table-cell>
          <table:table-cell table:formula="of:=STDEV([.H42:.H50])" office:value-type="float" office:value="0.187670530668779" calcext:value-type="float">
            <text:p>0.1876705307</text:p>
          </table:table-cell>
          <table:table-cell table:formula="of:=STDEV([.I42:.I50])" office:value-type="float" office:value="0.187670530668779" calcext:value-type="float">
            <text:p>0.1876705307</text:p>
          </table:table-cell>
          <table:table-cell table:formula="of:=STDEV([.J42:.J50])" office:value-type="float" office:value="0.0000469176326671946" calcext:value-type="float">
            <text:p>4.69176326671946E-005</text:p>
          </table:table-cell>
          <table:table-cell table:formula="of:=STDEV([.K42:.K50])" office:value-type="float" office:value="0.0000000000231692013171331" calcext:value-type="float">
            <text:p>2.31692013171331E-011</text:p>
          </table:table-cell>
          <table:table-cell table:formula="of:=STDEV([.L42:.L50])" office:value-type="float" office:value="0.0000000000000102671438980719" calcext:value-type="float">
            <text:p>1.02671438980719E-014</text:p>
          </table:table-cell>
          <table:table-cell table:style-name="Default" table:formula="of:=STDEV([.M42:.M50])" office:value-type="float" office:value="0.0102671438980718" calcext:value-type="float">
            <text:p>0.0102671439</text:p>
          </table:table-cell>
          <table:table-cell table:formula="of:=STDEV([.N42:.N50])" office:value-type="float" office:value="0" calcext:value-type="float">
            <text:p>0</text:p>
          </table:table-cell>
          <table:table-cell table:formula="of:=STDEV([.O42:.O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ce38" office:value-type="string" calcext:value-type="string">
            <text:p>The memory goes from 90mW to 125mW</text:p>
          </table:table-cell>
          <table:table-cell table:style-name="ce38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resses for destination and source</text:p>
          </table:table-cell>
          <table:table-cell office:value-type="string" calcext:value-type="string">
            <text:p>Broadcast 2</text:p>
          </table:table-cell>
          <table:table-cell office:value-type="string" calcext:value-type="string">
            <text:p>weights__in__0</text:p>
          </table:table-cell>
          <table:table-cell table:style-name="ce34" office:value-type="float" office:value="28448" calcext:value-type="float">
            <text:p>28448</text:p>
          </table:table-cell>
          <table:table-cell table:formula="of:=HEX2DEC( [.F56])" office:value-type="float" office:value="164936" calcext:value-type="float">
            <text:p>164936</text:p>
          </table:table-cell>
          <table:table-cell office:value-type="string" calcext:value-type="string">
            <text:p>weights__in_506250__0</text:p>
          </table:table-cell>
          <table:table-cell office:value-type="string" calcext:value-type="string">
            <text:p>a2b174</text:p>
          </table:table-cell>
          <table:table-cell table:formula="of:=HEX2DEC( [.I56])" office:value-type="float" office:value="10662260" calcext:value-type="float">
            <text:p>10662260</text:p>
          </table:table-cell>
          <table:table-cell office:value-type="string" calcext:value-type="string">
            <text:p>fast</text:p>
          </table:table-cell>
          <table:table-cell/>
          <table:table-cell table:style-name="ce38" office:value-type="string" calcext:value-type="string">
            <text:p>The A7 is consuming about 235mW of dynamic power</text:p>
          </table:table-cell>
          <table:table-cell table:style-name="ce38" table:number-columns-repeated="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roadcast 3</text:p>
          </table:table-cell>
          <table:table-cell office:value-type="string" calcext:value-type="string">
            <text:p>weights__in__1</text:p>
          </table:table-cell>
          <table:table-cell table:style-name="ce35" office:value-type="string" calcext:value-type="string">
            <text:p>c197a4</text:p>
          </table:table-cell>
          <table:table-cell table:formula="of:=HEX2DEC( [.F57])" office:value-type="float" office:value="12687268" calcext:value-type="float">
            <text:p>12687268</text:p>
          </table:table-cell>
          <table:table-cell office:value-type="string" calcext:value-type="string">
            <text:p>weights__in_506250__1</text:p>
          </table:table-cell>
          <table:table-cell office:value-type="string" calcext:value-type="string">
            <text:p>11f2614</text:p>
          </table:table-cell>
          <table:table-cell table:formula="of:=HEX2DEC( [.I57])" office:value-type="float" office:value="18818580" calcext:value-type="float">
            <text:p>18818580</text:p>
          </table:table-cell>
          <table:table-cell office:value-type="string" calcext:value-type="string">
            <text:p>slow</text:p>
          </table:table-cell>
          <table:table-cell/>
          <table:table-cell table:style-name="Default" office:value-type="string" calcext:value-type="string">
            <text:p>-&gt; seems much!!!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.bss</text:p>
          </table:table-cell>
          <table:table-cell office:value-type="float" office:value="20679540" calcext:value-type="float">
            <text:p>20679540</text:p>
          </table:table-cell>
          <table:table-cell office:value-type="string" calcext:value-type="string">
            <text:p>Bytes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 table:formula="of:=0.385-[.M52]" office:value-type="float" office:value="0.114715233223273" calcext:value-type="float">
            <text:p>0.1147152332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0" table:number-columns-repeated="15"/>
          <table:table-cell table:number-columns-repeated="2"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average P</text:p>
          </table:table-cell>
          <table:table-cell table:style-name="ce36" table:number-columns-repeated="6"/>
          <table:table-cell table:style-name="ce29"/>
          <table:table-cell table:number-columns-repeated="2"/>
        </table:table-row>
        <table:table-row table:style-name="ro1">
          <table:table-cell table:number-columns-repeated="9"/>
          <table:table-cell table:style-name="ce37" table:number-columns-repeated="3"/>
          <table:table-cell/>
          <table:table-cell table:style-name="ce37" table:number-columns-repeated="2"/>
          <table:table-cell table:number-columns-repeated="3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Origin</text:p>
          </table:table-cell>
          <table:table-cell office:value-type="float" office:value="46.781975" calcext:value-type="float">
            <text:p>46.781975</text:p>
          </table:table-cell>
          <table:table-cell office:value-type="float" office:value="176" calcext:value-type="float">
            <text:p>176</text:p>
          </table:table-cell>
          <table:table-cell table:formula="of:=[.E65]*[.$R$8]" office:value-type="float" office:value="17.6" calcext:value-type="float">
            <text:p>17.6</text:p>
          </table:table-cell>
          <table:table-cell table:formula="of:=[.$R$7]*[.F65]" office:value-type="float" office:value="42.87712" calcext:value-type="float">
            <text:p>42.87712</text:p>
          </table:table-cell>
          <table:table-cell table:formula="of:=[.D65]-[.G65]" office:value-type="float" office:value="3.904855" calcext:value-type="float">
            <text:p>3.904855</text:p>
          </table:table-cell>
          <table:table-cell table:formula="of:=[.H65]/[.F65]" office:value-type="float" office:value="0.221866761363636" calcext:value-type="float">
            <text:p>0.2218667614</text:p>
          </table:table-cell>
          <table:table-cell table:style-name="ce37" table:number-columns-repeated="3"/>
          <table:table-cell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float" office:value="46.287964" calcext:value-type="float">
            <text:p>46.287964</text:p>
          </table:table-cell>
          <table:table-cell office:value-type="float" office:value="175" calcext:value-type="float">
            <text:p>175</text:p>
          </table:table-cell>
          <table:table-cell table:formula="of:=[.E66]*[.$R$8]" office:value-type="float" office:value="17.5" calcext:value-type="float">
            <text:p>17.5</text:p>
          </table:table-cell>
          <table:table-cell table:formula="of:=[.$R$7]*[.F66]" office:value-type="float" office:value="42.6335" calcext:value-type="float">
            <text:p>42.6335</text:p>
          </table:table-cell>
          <table:table-cell table:formula="of:=[.D66]-[.G66]" office:value-type="float" office:value="3.654464" calcext:value-type="float">
            <text:p>3.654464</text:p>
          </table:table-cell>
          <table:table-cell table:formula="of:=[.H66]/[.F66]" office:value-type="float" office:value="0.208826514285714" calcext:value-type="float">
            <text:p>0.208826514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6.213947" calcext:value-type="float">
            <text:p>46.213947</text:p>
          </table:table-cell>
          <table:table-cell office:value-type="float" office:value="175" calcext:value-type="float">
            <text:p>175</text:p>
          </table:table-cell>
          <table:table-cell table:formula="of:=[.E67]*[.$R$8]" office:value-type="float" office:value="17.5" calcext:value-type="float">
            <text:p>17.5</text:p>
          </table:table-cell>
          <table:table-cell table:formula="of:=[.$R$7]*[.F67]" office:value-type="float" office:value="42.6335" calcext:value-type="float">
            <text:p>42.6335</text:p>
          </table:table-cell>
          <table:table-cell table:formula="of:=[.D67]-[.G67]" office:value-type="float" office:value="3.580447" calcext:value-type="float">
            <text:p>3.580447</text:p>
          </table:table-cell>
          <table:table-cell table:formula="of:=[.H67]/[.F67]" office:value-type="float" office:value="0.204596971428571" calcext:value-type="float">
            <text:p>0.204596971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6.017601" calcext:value-type="float">
            <text:p>46.017601</text:p>
          </table:table-cell>
          <table:table-cell office:value-type="float" office:value="175" calcext:value-type="float">
            <text:p>175</text:p>
          </table:table-cell>
          <table:table-cell table:formula="of:=[.E68]*[.$R$8]" office:value-type="float" office:value="17.5" calcext:value-type="float">
            <text:p>17.5</text:p>
          </table:table-cell>
          <table:table-cell table:formula="of:=[.$R$7]*[.F68]" office:value-type="float" office:value="42.6335" calcext:value-type="float">
            <text:p>42.6335</text:p>
          </table:table-cell>
          <table:table-cell table:formula="of:=[.D68]-[.G68]" office:value-type="float" office:value="3.384101" calcext:value-type="float">
            <text:p>3.384101</text:p>
          </table:table-cell>
          <table:table-cell table:formula="of:=[.H68]/[.F68]" office:value-type="float" office:value="0.1933772" calcext:value-type="float">
            <text:p>0.193377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6.01453" calcext:value-type="float">
            <text:p>46.01453</text:p>
          </table:table-cell>
          <table:table-cell office:value-type="float" office:value="175" calcext:value-type="float">
            <text:p>175</text:p>
          </table:table-cell>
          <table:table-cell table:formula="of:=[.E69]*[.$R$8]" office:value-type="float" office:value="17.5" calcext:value-type="float">
            <text:p>17.5</text:p>
          </table:table-cell>
          <table:table-cell table:formula="of:=[.$R$7]*[.F69]" office:value-type="float" office:value="42.6335" calcext:value-type="float">
            <text:p>42.6335</text:p>
          </table:table-cell>
          <table:table-cell table:formula="of:=[.D69]-[.G69]" office:value-type="float" office:value="3.38103" calcext:value-type="float">
            <text:p>3.38103</text:p>
          </table:table-cell>
          <table:table-cell table:formula="of:=[.H69]/[.F69]" office:value-type="float" office:value="0.193201714285714" calcext:value-type="float">
            <text:p>0.193201714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6.185658" calcext:value-type="float">
            <text:p>46.185658</text:p>
          </table:table-cell>
          <table:table-cell office:value-type="float" office:value="175" calcext:value-type="float">
            <text:p>175</text:p>
          </table:table-cell>
          <table:table-cell table:formula="of:=[.E70]*[.$R$8]" office:value-type="float" office:value="17.5" calcext:value-type="float">
            <text:p>17.5</text:p>
          </table:table-cell>
          <table:table-cell table:formula="of:=[.$R$7]*[.F70]" office:value-type="float" office:value="42.6335" calcext:value-type="float">
            <text:p>42.6335</text:p>
          </table:table-cell>
          <table:table-cell table:formula="of:=[.D70]-[.G70]" office:value-type="float" office:value="3.552158" calcext:value-type="float">
            <text:p>3.552158</text:p>
          </table:table-cell>
          <table:table-cell table:formula="of:=[.H70]/[.F70]" office:value-type="float" office:value="0.202980457142857" calcext:value-type="float">
            <text:p>0.202980457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6.09581" calcext:value-type="float">
            <text:p>46.09581</text:p>
          </table:table-cell>
          <table:table-cell office:value-type="float" office:value="175" calcext:value-type="float">
            <text:p>175</text:p>
          </table:table-cell>
          <table:table-cell table:formula="of:=[.E71]*[.$R$8]" office:value-type="float" office:value="17.5" calcext:value-type="float">
            <text:p>17.5</text:p>
          </table:table-cell>
          <table:table-cell table:formula="of:=[.$R$7]*[.F71]" office:value-type="float" office:value="42.6335" calcext:value-type="float">
            <text:p>42.6335</text:p>
          </table:table-cell>
          <table:table-cell table:formula="of:=[.D71]-[.G71]" office:value-type="float" office:value="3.46231" calcext:value-type="float">
            <text:p>3.46231</text:p>
          </table:table-cell>
          <table:table-cell table:formula="of:=[.H71]/[.F71]" office:value-type="float" office:value="0.197846285714286" calcext:value-type="float">
            <text:p>0.197846285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6.066673" calcext:value-type="float">
            <text:p>46.066673</text:p>
          </table:table-cell>
          <table:table-cell office:value-type="float" office:value="175" calcext:value-type="float">
            <text:p>175</text:p>
          </table:table-cell>
          <table:table-cell table:formula="of:=[.E72]*[.$R$8]" office:value-type="float" office:value="17.5" calcext:value-type="float">
            <text:p>17.5</text:p>
          </table:table-cell>
          <table:table-cell table:formula="of:=[.$R$7]*[.F72]" office:value-type="float" office:value="42.6335" calcext:value-type="float">
            <text:p>42.6335</text:p>
          </table:table-cell>
          <table:table-cell table:formula="of:=[.D72]-[.G72]" office:value-type="float" office:value="3.433173" calcext:value-type="float">
            <text:p>3.433173</text:p>
          </table:table-cell>
          <table:table-cell table:formula="of:=[.H72]/[.F72]" office:value-type="float" office:value="0.196181314285715" calcext:value-type="float">
            <text:p>0.196181314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46.319958" calcext:value-type="float">
            <text:p>46.319958</text:p>
          </table:table-cell>
          <table:table-cell office:value-type="float" office:value="176" calcext:value-type="float">
            <text:p>176</text:p>
          </table:table-cell>
          <table:table-cell table:formula="of:=[.E73]*[.$R$8]" office:value-type="float" office:value="17.6" calcext:value-type="float">
            <text:p>17.6</text:p>
          </table:table-cell>
          <table:table-cell table:formula="of:=[.$R$7]*[.F73]" office:value-type="float" office:value="42.87712" calcext:value-type="float">
            <text:p>42.87712</text:p>
          </table:table-cell>
          <table:table-cell table:formula="of:=[.D73]-[.G73]" office:value-type="float" office:value="3.44283799999999" calcext:value-type="float">
            <text:p>3.442838</text:p>
          </table:table-cell>
          <table:table-cell table:formula="of:=[.H73]/[.F73]" office:value-type="float" office:value="0.195615795454545" calcext:value-type="float">
            <text:p>0.195615795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65:.D73])" office:value-type="float" office:value="46.2204573333333" calcext:value-type="float">
            <text:p>46.2204573333</text:p>
          </table:table-cell>
          <table:table-cell table:formula="of:=AVERAGE([.E65:.E73])" office:value-type="float" office:value="175.222222222222" calcext:value-type="float">
            <text:p>175.2222222222</text:p>
          </table:table-cell>
          <table:table-cell table:formula="of:=AVERAGE([.F65:.F73])" office:value-type="float" office:value="17.5222222222222" calcext:value-type="float">
            <text:p>17.5222222222</text:p>
          </table:table-cell>
          <table:table-cell table:formula="of:=AVERAGE([.G65:.G73])" office:value-type="float" office:value="42.6876377777778" calcext:value-type="float">
            <text:p>42.6876377778</text:p>
          </table:table-cell>
          <table:table-cell table:formula="of:=AVERAGE([.H65:.H73])" office:value-type="float" office:value="3.53281955555556" calcext:value-type="float">
            <text:p>3.5328195556</text:p>
          </table:table-cell>
          <table:table-cell table:formula="of:=AVERAGE([.I65:.I73])" office:value-type="float" office:value="0.20161033488456" calcext:value-type="float">
            <text:p>0.201610334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STDEV([.D65:.D73])" office:value-type="float" office:value="0.238158649382088" calcext:value-type="float">
            <text:p>0.2381586494</text:p>
          </table:table-cell>
          <table:table-cell table:formula="of:=STDEV([.E65:.E73])" office:value-type="float" office:value="0.440958551844098" calcext:value-type="float">
            <text:p>0.4409585518</text:p>
          </table:table-cell>
          <table:table-cell table:formula="of:=STDEV([.F65:.F73])" office:value-type="float" office:value="0.0440958551844105" calcext:value-type="float">
            <text:p>0.0440958552</text:p>
          </table:table-cell>
          <table:table-cell table:formula="of:=STDEV([.G65:.G73])" office:value-type="float" office:value="0.107426322400262" calcext:value-type="float">
            <text:p>0.1074263224</text:p>
          </table:table-cell>
          <table:table-cell table:formula="of:=STDEV([.H65:.H73])" office:value-type="float" office:value="0.167333904001184" calcext:value-type="float">
            <text:p>0.167333904</text:p>
          </table:table-cell>
          <table:table-cell table:formula="of:=STDEV([.I65:.I73])" office:value-type="float" office:value="0.00929556033746886" calcext:value-type="float">
            <text:p>0.009295560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1.6nJ/byt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E – Origin DynE</text:p>
          </table:table-cell>
          <table:table-cell table:style-name="ce36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9" office:value-type="string" calcext:value-type="string">
            <text:p>Dyn Power (W)</text:p>
          </table:table-cell>
          <table:table-cell table:style-name="ce36" office:value-type="string" calcext:value-type="string">
            <text:p>Memcopy size (Byte)</text:p>
          </table:table-cell>
          <table:table-cell table:style-name="ce36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7" table:number-columns-repeated="3"/>
          <table:table-cell table:number-columns-repeated="6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Cost_Parallel_Work_implode_Broadcast2_in</text:p>
          </table:table-cell>
          <table:table-cell office:value-type="float" office:value="75.72258" calcext:value-type="float">
            <text:p>75.72258</text:p>
          </table:table-cell>
          <table:table-cell office:value-type="float" office:value="284" calcext:value-type="float">
            <text:p>284</text:p>
          </table:table-cell>
          <table:table-cell table:formula="of:=[.E82]*[.$R$8]" office:value-type="float" office:value="28.4" calcext:value-type="float">
            <text:p>28.4</text:p>
          </table:table-cell>
          <table:table-cell table:formula="of:=[.$R$7]*[.F82]" office:value-type="float" office:value="69.18808" calcext:value-type="float">
            <text:p>69.18808</text:p>
          </table:table-cell>
          <table:table-cell table:formula="of:=[.D82]-[.G82]" office:value-type="float" office:value="6.53449999999999" calcext:value-type="float">
            <text:p>6.5345</text:p>
          </table:table-cell>
          <table:table-cell table:formula="of:=[.H82]-[.$H$75]" office:value-type="float" office:value="3.00168044444444" calcext:value-type="float">
            <text:p>3.0016804444</text:p>
          </table:table-cell>
          <table:table-cell table:style-name="ce37" table:formula="of:=[.I82]/([.$D$4]*[.$D$78])" office:value-type="float" office:value="0.000750420111111109" calcext:value-type="float">
            <text:p>0.0007504201</text:p>
          </table:table-cell>
          <table:table-cell table:style-name="ce37" table:formula="of:=[.J82]/[.N82]" office:value-type="float" office:value="0.000000000370577832647461" calcext:value-type="float">
            <text:p>3.70577832647461E-010</text:p>
          </table:table-cell>
          <table:table-cell table:style-name="ce37" table:formula="of:=[.J82]/[.O82]" office:value-type="float" office:value="0.00000000000024649637254989" calcext:value-type="float">
            <text:p>2.4649637254989E-013</text:p>
          </table:table-cell>
          <table:table-cell table:formula="of:=[.L82]*10^12" office:value-type="float" office:value="0.24649637254989" calcext:value-type="float">
            <text:p>0.2464963725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44345453.6404" office:value-type="float" office:value="3044345453.6404" calcext:value-type="float">
            <text:p>3044345453.6404</text:p>
          </table:table-cell>
          <table:table-cell table:formula="of:=[.N82]/[.O82]*1000" office:value-type="float" office:value="0.665167613477808" calcext:value-type="float">
            <text:p>0.66516761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.037857" calcext:value-type="float">
            <text:p>76.037857</text:p>
          </table:table-cell>
          <table:table-cell office:value-type="float" office:value="284" calcext:value-type="float">
            <text:p>284</text:p>
          </table:table-cell>
          <table:table-cell table:formula="of:=[.E83]*[.$R$8]" office:value-type="float" office:value="28.4" calcext:value-type="float">
            <text:p>28.4</text:p>
          </table:table-cell>
          <table:table-cell table:formula="of:=[.$R$7]*[.F83]" office:value-type="float" office:value="69.18808" calcext:value-type="float">
            <text:p>69.18808</text:p>
          </table:table-cell>
          <table:table-cell table:formula="of:=[.D83]-[.G83]" office:value-type="float" office:value="6.849777" calcext:value-type="float">
            <text:p>6.849777</text:p>
          </table:table-cell>
          <table:table-cell table:formula="of:=[.H83]-[.$H$75]" office:value-type="float" office:value="3.31695744444445" calcext:value-type="float">
            <text:p>3.3169574444</text:p>
          </table:table-cell>
          <table:table-cell table:style-name="ce37" table:formula="of:=[.I83]/([.$D$4]*[.$D$78])" office:value-type="float" office:value="0.000829239361111112" calcext:value-type="float">
            <text:p>0.0008292394</text:p>
          </table:table-cell>
          <table:table-cell table:style-name="ce37" table:formula="of:=[.J83]/[.N83]" office:value-type="float" office:value="0.000000000409500919067216" calcext:value-type="float">
            <text:p>4.09500919067216E-010</text:p>
          </table:table-cell>
          <table:table-cell table:style-name="ce37" table:formula="of:=[.J83]/[.O83]" office:value-type="float" office:value="0.000000000000272386749052909" calcext:value-type="float">
            <text:p>2.72386749052909E-013</text:p>
          </table:table-cell>
          <table:table-cell table:formula="of:=[.L83]*10^12" office:value-type="float" office:value="0.272386749052909" calcext:value-type="float">
            <text:p>0.2723867491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44345453.6404" office:value-type="float" office:value="3044345453.6404" calcext:value-type="float">
            <text:p>3044345453.6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009331" calcext:value-type="float">
            <text:p>76.009331</text:p>
          </table:table-cell>
          <table:table-cell office:value-type="float" office:value="285" calcext:value-type="float">
            <text:p>285</text:p>
          </table:table-cell>
          <table:table-cell table:formula="of:=[.E84]*[.$R$8]" office:value-type="float" office:value="28.5" calcext:value-type="float">
            <text:p>28.5</text:p>
          </table:table-cell>
          <table:table-cell table:formula="of:=[.$R$7]*[.F84]" office:value-type="float" office:value="69.4317" calcext:value-type="float">
            <text:p>69.4317</text:p>
          </table:table-cell>
          <table:table-cell table:formula="of:=[.D84]-[.G84]" office:value-type="float" office:value="6.57763100000001" calcext:value-type="float">
            <text:p>6.577631</text:p>
          </table:table-cell>
          <table:table-cell table:formula="of:=[.H84]-[.$H$75]" office:value-type="float" office:value="3.04481144444445" calcext:value-type="float">
            <text:p>3.0448114444</text:p>
          </table:table-cell>
          <table:table-cell table:style-name="ce37" table:formula="of:=[.I84]/([.$D$4]*[.$D$78])" office:value-type="float" office:value="0.000761202861111114" calcext:value-type="float">
            <text:p>0.0007612029</text:p>
          </table:table-cell>
          <table:table-cell table:style-name="ce37" table:formula="of:=[.J84]/[.N84]" office:value-type="float" office:value="0.000000000375902647462278" calcext:value-type="float">
            <text:p>3.75902647462278E-010</text:p>
          </table:table-cell>
          <table:table-cell table:style-name="ce37" table:formula="of:=[.J84]/[.O84]" office:value-type="float" office:value="0.000000000000250038266912474" calcext:value-type="float">
            <text:p>2.50038266912474E-013</text:p>
          </table:table-cell>
          <table:table-cell table:formula="of:=[.L84]*10^12" office:value-type="float" office:value="0.250038266912474" calcext:value-type="float">
            <text:p>0.2500382669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44345453.6404" office:value-type="float" office:value="3044345453.6404" calcext:value-type="float">
            <text:p>3044345453.6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044189" calcext:value-type="float">
            <text:p>76.044189</text:p>
          </table:table-cell>
          <table:table-cell office:value-type="float" office:value="285" calcext:value-type="float">
            <text:p>285</text:p>
          </table:table-cell>
          <table:table-cell table:formula="of:=[.E85]*[.$R$8]" office:value-type="float" office:value="28.5" calcext:value-type="float">
            <text:p>28.5</text:p>
          </table:table-cell>
          <table:table-cell table:formula="of:=[.$R$7]*[.F85]" office:value-type="float" office:value="69.4317" calcext:value-type="float">
            <text:p>69.4317</text:p>
          </table:table-cell>
          <table:table-cell table:formula="of:=[.D85]-[.G85]" office:value-type="float" office:value="6.61248900000001" calcext:value-type="float">
            <text:p>6.612489</text:p>
          </table:table-cell>
          <table:table-cell table:formula="of:=[.H85]-[.$H$75]" office:value-type="float" office:value="3.07966944444445" calcext:value-type="float">
            <text:p>3.0796694444</text:p>
          </table:table-cell>
          <table:table-cell table:style-name="ce37" table:formula="of:=[.I85]/([.$D$4]*[.$D$78])" office:value-type="float" office:value="0.000769917361111114" calcext:value-type="float">
            <text:p>0.0007699174</text:p>
          </table:table-cell>
          <table:table-cell table:style-name="ce37" table:formula="of:=[.J85]/[.N85]" office:value-type="float" office:value="0.000000000380206104252402" calcext:value-type="float">
            <text:p>3.80206104252402E-010</text:p>
          </table:table-cell>
          <table:table-cell table:style-name="ce37" table:formula="of:=[.J85]/[.O85]" office:value-type="float" office:value="0.000000000000252900786995265" calcext:value-type="float">
            <text:p>2.52900786995265E-013</text:p>
          </table:table-cell>
          <table:table-cell table:formula="of:=[.L85]*10^12" office:value-type="float" office:value="0.252900786995265" calcext:value-type="float">
            <text:p>0.252900787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44345453.6404" office:value-type="float" office:value="3044345453.6404" calcext:value-type="float">
            <text:p>3044345453.6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5.978676" calcext:value-type="float">
            <text:p>75.978676</text:p>
          </table:table-cell>
          <table:table-cell office:value-type="float" office:value="284" calcext:value-type="float">
            <text:p>284</text:p>
          </table:table-cell>
          <table:table-cell table:formula="of:=[.E86]*[.$R$8]" office:value-type="float" office:value="28.4" calcext:value-type="float">
            <text:p>28.4</text:p>
          </table:table-cell>
          <table:table-cell table:formula="of:=[.$R$7]*[.F86]" office:value-type="float" office:value="69.18808" calcext:value-type="float">
            <text:p>69.18808</text:p>
          </table:table-cell>
          <table:table-cell table:formula="of:=[.D86]-[.G86]" office:value-type="float" office:value="6.79059599999999" calcext:value-type="float">
            <text:p>6.790596</text:p>
          </table:table-cell>
          <table:table-cell table:formula="of:=[.H86]-[.$H$75]" office:value-type="float" office:value="3.25777644444444" calcext:value-type="float">
            <text:p>3.2577764444</text:p>
          </table:table-cell>
          <table:table-cell table:style-name="ce37" table:formula="of:=[.I86]/([.$D$4]*[.$D$78])" office:value-type="float" office:value="0.000814444111111109" calcext:value-type="float">
            <text:p>0.0008144441</text:p>
          </table:table-cell>
          <table:table-cell table:style-name="ce37" table:formula="of:=[.J86]/[.N86]" office:value-type="float" office:value="0.000000000402194622770918" calcext:value-type="float">
            <text:p>4.02194622770918E-010</text:p>
          </table:table-cell>
          <table:table-cell table:style-name="ce37" table:formula="of:=[.J86]/[.O86]" office:value-type="float" office:value="0.000000000000267526837382139" calcext:value-type="float">
            <text:p>2.67526837382139E-013</text:p>
          </table:table-cell>
          <table:table-cell table:formula="of:=[.L86]*10^12" office:value-type="float" office:value="0.267526837382139" calcext:value-type="float">
            <text:p>0.2675268374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44345453.6404" office:value-type="float" office:value="3044345453.6404" calcext:value-type="float">
            <text:p>3044345453.6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5.756607" calcext:value-type="float">
            <text:p>75.756607</text:p>
          </table:table-cell>
          <table:table-cell office:value-type="float" office:value="284" calcext:value-type="float">
            <text:p>284</text:p>
          </table:table-cell>
          <table:table-cell table:formula="of:=[.E87]*[.$R$8]" office:value-type="float" office:value="28.4" calcext:value-type="float">
            <text:p>28.4</text:p>
          </table:table-cell>
          <table:table-cell table:formula="of:=[.$R$7]*[.F87]" office:value-type="float" office:value="69.18808" calcext:value-type="float">
            <text:p>69.18808</text:p>
          </table:table-cell>
          <table:table-cell table:formula="of:=[.D87]-[.G87]" office:value-type="float" office:value="6.568527" calcext:value-type="float">
            <text:p>6.568527</text:p>
          </table:table-cell>
          <table:table-cell table:formula="of:=[.H87]-[.$H$75]" office:value-type="float" office:value="3.03570744444445" calcext:value-type="float">
            <text:p>3.0357074444</text:p>
          </table:table-cell>
          <table:table-cell table:style-name="ce37" table:formula="of:=[.I87]/([.$D$4]*[.$D$78])" office:value-type="float" office:value="0.000758926861111112" calcext:value-type="float">
            <text:p>0.0007589269</text:p>
          </table:table-cell>
          <table:table-cell table:style-name="ce37" table:formula="of:=[.J87]/[.N87]" office:value-type="float" office:value="0.000000000374778696844993" calcext:value-type="float">
            <text:p>3.74778696844993E-010</text:p>
          </table:table-cell>
          <table:table-cell table:style-name="ce37" table:formula="of:=[.J87]/[.O87]" office:value-type="float" office:value="0.000000000000249290651362707" calcext:value-type="float">
            <text:p>2.49290651362707E-013</text:p>
          </table:table-cell>
          <table:table-cell table:formula="of:=[.L87]*10^12" office:value-type="float" office:value="0.249290651362707" calcext:value-type="float">
            <text:p>0.2492906514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44345453.6404" office:value-type="float" office:value="3044345453.6404" calcext:value-type="float">
            <text:p>3044345453.6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048805" calcext:value-type="float">
            <text:p>76.048805</text:p>
          </table:table-cell>
          <table:table-cell office:value-type="float" office:value="284" calcext:value-type="float">
            <text:p>284</text:p>
          </table:table-cell>
          <table:table-cell table:formula="of:=[.E88]*[.$R$8]" office:value-type="float" office:value="28.4" calcext:value-type="float">
            <text:p>28.4</text:p>
          </table:table-cell>
          <table:table-cell table:formula="of:=[.$R$7]*[.F88]" office:value-type="float" office:value="69.18808" calcext:value-type="float">
            <text:p>69.18808</text:p>
          </table:table-cell>
          <table:table-cell table:formula="of:=[.D88]-[.G88]" office:value-type="float" office:value="6.860725" calcext:value-type="float">
            <text:p>6.860725</text:p>
          </table:table-cell>
          <table:table-cell table:formula="of:=[.H88]-[.$H$75]" office:value-type="float" office:value="3.32790544444445" calcext:value-type="float">
            <text:p>3.3279054444</text:p>
          </table:table-cell>
          <table:table-cell table:style-name="ce37" table:formula="of:=[.I88]/([.$D$4]*[.$D$78])" office:value-type="float" office:value="0.000831976361111112" calcext:value-type="float">
            <text:p>0.0008319764</text:p>
          </table:table-cell>
          <table:table-cell table:style-name="ce37" table:formula="of:=[.J88]/[.N88]" office:value-type="float" office:value="0.000000000410852524005487" calcext:value-type="float">
            <text:p>4.10852524005487E-010</text:p>
          </table:table-cell>
          <table:table-cell table:style-name="ce37" table:formula="of:=[.J88]/[.O88]" office:value-type="float" office:value="0.000000000000273285792884064" calcext:value-type="float">
            <text:p>2.73285792884064E-013</text:p>
          </table:table-cell>
          <table:table-cell table:formula="of:=[.L88]*10^12" office:value-type="float" office:value="0.273285792884064" calcext:value-type="float">
            <text:p>0.2732857929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44345453.6404" office:value-type="float" office:value="3044345453.6404" calcext:value-type="float">
            <text:p>3044345453.6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5.592361" calcext:value-type="float">
            <text:p>75.592361</text:p>
          </table:table-cell>
          <table:table-cell office:value-type="float" office:value="284" calcext:value-type="float">
            <text:p>284</text:p>
          </table:table-cell>
          <table:table-cell table:formula="of:=[.E89]*[.$R$8]" office:value-type="float" office:value="28.4" calcext:value-type="float">
            <text:p>28.4</text:p>
          </table:table-cell>
          <table:table-cell table:formula="of:=[.$R$7]*[.F89]" office:value-type="float" office:value="69.18808" calcext:value-type="float">
            <text:p>69.18808</text:p>
          </table:table-cell>
          <table:table-cell table:formula="of:=[.D89]-[.G89]" office:value-type="float" office:value="6.404281" calcext:value-type="float">
            <text:p>6.404281</text:p>
          </table:table-cell>
          <table:table-cell table:formula="of:=[.H89]-[.$H$75]" office:value-type="float" office:value="2.87146144444444" calcext:value-type="float">
            <text:p>2.8714614444</text:p>
          </table:table-cell>
          <table:table-cell table:style-name="ce37" table:formula="of:=[.I89]/([.$D$4]*[.$D$78])" office:value-type="float" office:value="0.00071786536111111" calcext:value-type="float">
            <text:p>0.0007178654</text:p>
          </table:table-cell>
          <table:table-cell table:style-name="ce37" table:formula="of:=[.J89]/[.N89]" office:value-type="float" office:value="0.000000000354501412894375" calcext:value-type="float">
            <text:p>3.54501412894375E-010</text:p>
          </table:table-cell>
          <table:table-cell table:style-name="ce37" table:formula="of:=[.J89]/[.O89]" office:value-type="float" office:value="0.000000000000235802858789463" calcext:value-type="float">
            <text:p>2.35802858789463E-013</text:p>
          </table:table-cell>
          <table:table-cell table:formula="of:=[.L89]*10^12" office:value-type="float" office:value="0.235802858789463" calcext:value-type="float">
            <text:p>0.2358028588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44345453.6404" office:value-type="float" office:value="3044345453.6404" calcext:value-type="float">
            <text:p>3044345453.6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129356" calcext:value-type="float">
            <text:p>76.129356</text:p>
          </table:table-cell>
          <table:table-cell office:value-type="float" office:value="285" calcext:value-type="float">
            <text:p>285</text:p>
          </table:table-cell>
          <table:table-cell table:formula="of:=[.E90]*[.$R$8]" office:value-type="float" office:value="28.5" calcext:value-type="float">
            <text:p>28.5</text:p>
          </table:table-cell>
          <table:table-cell table:formula="of:=[.$R$7]*[.F90]" office:value-type="float" office:value="69.4317" calcext:value-type="float">
            <text:p>69.4317</text:p>
          </table:table-cell>
          <table:table-cell table:formula="of:=[.D90]-[.G90]" office:value-type="float" office:value="6.69765600000001" calcext:value-type="float">
            <text:p>6.697656</text:p>
          </table:table-cell>
          <table:table-cell table:formula="of:=[.H90]-[.$H$75]" office:value-type="float" office:value="3.16483644444445" calcext:value-type="float">
            <text:p>3.1648364444</text:p>
          </table:table-cell>
          <table:table-cell table:style-name="ce37" table:formula="of:=[.I90]/([.$D$4]*[.$D$78])" office:value-type="float" office:value="0.000791209111111113" calcext:value-type="float">
            <text:p>0.0007912091</text:p>
          </table:table-cell>
          <table:table-cell table:style-name="ce37" table:formula="of:=[.J90]/[.N90]" office:value-type="float" office:value="0.000000000390720548696846" calcext:value-type="float">
            <text:p>3.90720548696846E-010</text:p>
          </table:table-cell>
          <table:table-cell table:style-name="ce37" table:formula="of:=[.J90]/[.O90]" office:value-type="float" office:value="0.000000000000259894654913421" calcext:value-type="float">
            <text:p>2.59894654913421E-013</text:p>
          </table:table-cell>
          <table:table-cell table:formula="of:=[.L90]*10^12" office:value-type="float" office:value="0.259894654913421" calcext:value-type="float">
            <text:p>0.2598946549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44345453.6404" office:value-type="float" office:value="3044345453.6404" calcext:value-type="float">
            <text:p>3044345453.640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82:.D90])" office:value-type="float" office:value="75.924418" calcext:value-type="float">
            <text:p>75.924418</text:p>
          </table:table-cell>
          <table:table-cell table:formula="of:=AVERAGE([.E82:.E90])" office:value-type="float" office:value="284.333333333333" calcext:value-type="float">
            <text:p>284.3333333333</text:p>
          </table:table-cell>
          <table:table-cell table:formula="of:=AVERAGE([.F82:.F90])" office:value-type="float" office:value="28.4333333333333" calcext:value-type="float">
            <text:p>28.4333333333</text:p>
          </table:table-cell>
          <table:table-cell table:formula="of:=AVERAGE([.G82:.G90])" office:value-type="float" office:value="69.2692866666667" calcext:value-type="float">
            <text:p>69.2692866667</text:p>
          </table:table-cell>
          <table:table-cell table:formula="of:=AVERAGE([.H82:.H90])" office:value-type="float" office:value="6.65513133333334" calcext:value-type="float">
            <text:p>6.6551313333</text:p>
          </table:table-cell>
          <table:table-cell table:formula="of:=AVERAGE([.I82:.I90])" office:value-type="float" office:value="3.12231177777778" calcext:value-type="float">
            <text:p>3.1223117778</text:p>
          </table:table-cell>
          <table:table-cell table:formula="of:=AVERAGE([.J82:.J90])" office:value-type="float" office:value="0.000780577944444445" calcext:value-type="float">
            <text:p>0.0007805779</text:p>
          </table:table-cell>
          <table:table-cell table:style-name="ce35" table:formula="of:=AVERAGE([.K82:.K90])" office:value-type="float" office:value="0.000000000385470589849109" calcext:value-type="float">
            <text:p>3.85470589849109E-010</text:p>
          </table:table-cell>
          <table:table-cell table:formula="of:=AVERAGE([.L82:.L90])" office:value-type="float" office:value="0.000000000000256402552315815" calcext:value-type="float">
            <text:p>2.56402552315815E-013</text:p>
          </table:table-cell>
          <table:table-cell table:style-name="ce38" table:formula="of:=AVERAGE([.M82:.M90])" office:value-type="float" office:value="0.256402552315815" calcext:value-type="float">
            <text:p>0.2564025523</text:p>
          </table:table-cell>
          <table:table-cell table:formula="of:=AVERAGE([.N82:.N90])" office:value-type="float" office:value="2025000" calcext:value-type="float">
            <text:p>2025000</text:p>
          </table:table-cell>
          <table:table-cell table:formula="of:=AVERAGE([.O82:.O90])" office:value-type="float" office:value="3044345453.6404" calcext:value-type="float">
            <text:p>3044345453.64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82:.D90])" office:value-type="float" office:value="0.185067662667606" calcext:value-type="float">
            <text:p>0.1850676627</text:p>
          </table:table-cell>
          <table:table-cell table:formula="of:=STDEV([.E82:.E90])" office:value-type="float" office:value="0.5" calcext:value-type="float">
            <text:p>0.5</text:p>
          </table:table-cell>
          <table:table-cell table:formula="of:=STDEV([.F82:.F90])" office:value-type="float" office:value="0.0499999999999989" calcext:value-type="float">
            <text:p>0.05</text:p>
          </table:table-cell>
          <table:table-cell table:formula="of:=STDEV([.G82:.G90])" office:value-type="float" office:value="0.121809999999996" calcext:value-type="float">
            <text:p>0.12181</text:p>
          </table:table-cell>
          <table:table-cell table:formula="of:=STDEV([.H82:.H90])" office:value-type="float" office:value="0.155369520676515" calcext:value-type="float">
            <text:p>0.1553695207</text:p>
          </table:table-cell>
          <table:table-cell table:formula="of:=STDEV([.I82:.I90])" office:value-type="float" office:value="0.155369520676515" calcext:value-type="float">
            <text:p>0.1553695207</text:p>
          </table:table-cell>
          <table:table-cell table:formula="of:=STDEV([.J82:.J90])" office:value-type="float" office:value="0.0000388423801691288" calcext:value-type="float">
            <text:p>3.88423801691288E-005</text:p>
          </table:table-cell>
          <table:table-cell table:formula="of:=STDEV([.K82:.K90])" office:value-type="float" office:value="0.0000000000191814223057426" calcext:value-type="float">
            <text:p>1.91814223057426E-011</text:p>
          </table:table-cell>
          <table:table-cell table:formula="of:=STDEV([.L82:.L90])" office:value-type="float" office:value="0.0000000000000127588608982208" calcext:value-type="float">
            <text:p>1.27588608982208E-014</text:p>
          </table:table-cell>
          <table:table-cell table:style-name="Default" table:formula="of:=STDEV([.M82:.M90])" office:value-type="float" office:value="0.0127588608982208" calcext:value-type="float">
            <text:p>0.0127588609</text:p>
          </table:table-cell>
          <table:table-cell table:formula="of:=STDEV([.N82:.N90])" office:value-type="float" office:value="0" calcext:value-type="float">
            <text:p>0</text:p>
          </table:table-cell>
          <table:table-cell table:formula="of:=STDEV([.O82:.O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E – Origin DynE</text:p>
          </table:table-cell>
          <table:table-cell table:style-name="ce36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9" office:value-type="string" calcext:value-type="string">
            <text:p>Dyn Power (W)</text:p>
          </table:table-cell>
          <table:table-cell table:style-name="ce36" office:value-type="string" calcext:value-type="string">
            <text:p>Memcopy size (Byte)</text:p>
          </table:table-cell>
          <table:table-cell table:style-name="ce36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7" table:number-columns-repeated="3"/>
          <table:table-cell table:number-columns-repeated="6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Cost_Parallel_Work_implode_Broadcast3_in</text:p>
          </table:table-cell>
          <table:table-cell office:value-type="float" office:value="76.585388" calcext:value-type="float">
            <text:p>76.585388</text:p>
          </table:table-cell>
          <table:table-cell office:value-type="float" office:value="286" calcext:value-type="float">
            <text:p>286</text:p>
          </table:table-cell>
          <table:table-cell table:formula="of:=[.E99]*[.$R$8]" office:value-type="float" office:value="28.6" calcext:value-type="float">
            <text:p>28.6</text:p>
          </table:table-cell>
          <table:table-cell table:formula="of:=[.$R$7]*[.F99]" office:value-type="float" office:value="69.67532" calcext:value-type="float">
            <text:p>69.67532</text:p>
          </table:table-cell>
          <table:table-cell table:formula="of:=[.D99]-[.G99]" office:value-type="float" office:value="6.910068" calcext:value-type="float">
            <text:p>6.910068</text:p>
          </table:table-cell>
          <table:table-cell table:formula="of:=[.H99]-[.$H$75]" office:value-type="float" office:value="3.37724844444444" calcext:value-type="float">
            <text:p>3.3772484444</text:p>
          </table:table-cell>
          <table:table-cell table:style-name="ce37" table:formula="of:=[.I99]/([.$D$4]*[.$D$95])" office:value-type="float" office:value="0.00084431211111111" calcext:value-type="float">
            <text:p>0.0008443121</text:p>
          </table:table-cell>
          <table:table-cell table:style-name="ce37" table:formula="of:=[.J99]/[.N99]" office:value-type="float" office:value="0.000000000416944252400548" calcext:value-type="float">
            <text:p>4.16944252400548E-010</text:p>
          </table:table-cell>
          <table:table-cell table:style-name="ce37" table:formula="of:=[.J99]/[.O99]" office:value-type="float" office:value="0.000000000000273512148622497" calcext:value-type="float">
            <text:p>2.73512148622497E-013</text:p>
          </table:table-cell>
          <table:table-cell table:formula="of:=[.L99]*10^12" office:value-type="float" office:value="0.273512148622497" calcext:value-type="float">
            <text:p>0.2735121486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86927273.11515" office:value-type="float" office:value="3086927273.11515" calcext:value-type="float">
            <text:p>3086927273.11515</text:p>
          </table:table-cell>
          <table:table-cell table:formula="of:=[.N99]/[.O99]*1000" office:value-type="float" office:value="0.655992130956971" calcext:value-type="float">
            <text:p>0.6559921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.290207" calcext:value-type="float">
            <text:p>76.290207</text:p>
          </table:table-cell>
          <table:table-cell office:value-type="float" office:value="285" calcext:value-type="float">
            <text:p>285</text:p>
          </table:table-cell>
          <table:table-cell table:formula="of:=[.E100]*[.$R$8]" office:value-type="float" office:value="28.5" calcext:value-type="float">
            <text:p>28.5</text:p>
          </table:table-cell>
          <table:table-cell table:formula="of:=[.$R$7]*[.F100]" office:value-type="float" office:value="69.4317" calcext:value-type="float">
            <text:p>69.4317</text:p>
          </table:table-cell>
          <table:table-cell table:formula="of:=[.D100]-[.G100]" office:value-type="float" office:value="6.858507" calcext:value-type="float">
            <text:p>6.858507</text:p>
          </table:table-cell>
          <table:table-cell table:formula="of:=[.H100]-[.$H$75]" office:value-type="float" office:value="3.32568744444445" calcext:value-type="float">
            <text:p>3.3256874444</text:p>
          </table:table-cell>
          <table:table-cell table:style-name="ce37" table:formula="of:=[.I100]/([.$D$4]*[.$D$95])" office:value-type="float" office:value="0.000831421861111112" calcext:value-type="float">
            <text:p>0.0008314219</text:p>
          </table:table-cell>
          <table:table-cell table:style-name="ce37" table:formula="of:=[.J100]/[.N100]" office:value-type="float" office:value="0.000000000410578696844993" calcext:value-type="float">
            <text:p>4.10578696844993E-010</text:p>
          </table:table-cell>
          <table:table-cell table:style-name="ce37" table:formula="of:=[.J100]/[.O100]" office:value-type="float" office:value="0.000000000000269336394268884" calcext:value-type="float">
            <text:p>2.69336394268884E-013</text:p>
          </table:table-cell>
          <table:table-cell table:formula="of:=[.L100]*10^12" office:value-type="float" office:value="0.269336394268884" calcext:value-type="float">
            <text:p>0.2693363943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86927273.11515" office:value-type="float" office:value="3086927273.11515" calcext:value-type="float">
            <text:p>3086927273.11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343155" calcext:value-type="float">
            <text:p>76.343155</text:p>
          </table:table-cell>
          <table:table-cell office:value-type="float" office:value="286" calcext:value-type="float">
            <text:p>286</text:p>
          </table:table-cell>
          <table:table-cell table:formula="of:=[.E101]*[.$R$8]" office:value-type="float" office:value="28.6" calcext:value-type="float">
            <text:p>28.6</text:p>
          </table:table-cell>
          <table:table-cell table:formula="of:=[.$R$7]*[.F101]" office:value-type="float" office:value="69.67532" calcext:value-type="float">
            <text:p>69.67532</text:p>
          </table:table-cell>
          <table:table-cell table:formula="of:=[.D101]-[.G101]" office:value-type="float" office:value="6.667835" calcext:value-type="float">
            <text:p>6.667835</text:p>
          </table:table-cell>
          <table:table-cell table:formula="of:=[.H101]-[.$H$75]" office:value-type="float" office:value="3.13501544444444" calcext:value-type="float">
            <text:p>3.1350154444</text:p>
          </table:table-cell>
          <table:table-cell table:style-name="ce37" table:formula="of:=[.I101]/([.$D$4]*[.$D$95])" office:value-type="float" office:value="0.00078375386111111" calcext:value-type="float">
            <text:p>0.0007837539</text:p>
          </table:table-cell>
          <table:table-cell table:style-name="ce37" table:formula="of:=[.J101]/[.N101]" office:value-type="float" office:value="0.000000000387038943758573" calcext:value-type="float">
            <text:p>3.87038943758573E-010</text:p>
          </table:table-cell>
          <table:table-cell table:style-name="ce37" table:formula="of:=[.J101]/[.O101]" office:value-type="float" office:value="0.000000000000253894501479522" calcext:value-type="float">
            <text:p>2.53894501479522E-013</text:p>
          </table:table-cell>
          <table:table-cell table:formula="of:=[.L101]*10^12" office:value-type="float" office:value="0.253894501479522" calcext:value-type="float">
            <text:p>0.2538945015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86927273.11515" office:value-type="float" office:value="3086927273.11515" calcext:value-type="float">
            <text:p>3086927273.11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44912" calcext:value-type="float">
            <text:p>76.44912</text:p>
          </table:table-cell>
          <table:table-cell office:value-type="float" office:value="286" calcext:value-type="float">
            <text:p>286</text:p>
          </table:table-cell>
          <table:table-cell table:formula="of:=[.E102]*[.$R$8]" office:value-type="float" office:value="28.6" calcext:value-type="float">
            <text:p>28.6</text:p>
          </table:table-cell>
          <table:table-cell table:formula="of:=[.$R$7]*[.F102]" office:value-type="float" office:value="69.67532" calcext:value-type="float">
            <text:p>69.67532</text:p>
          </table:table-cell>
          <table:table-cell table:formula="of:=[.D102]-[.G102]" office:value-type="float" office:value="6.77379999999999" calcext:value-type="float">
            <text:p>6.7738</text:p>
          </table:table-cell>
          <table:table-cell table:formula="of:=[.H102]-[.$H$75]" office:value-type="float" office:value="3.24098044444444" calcext:value-type="float">
            <text:p>3.2409804444</text:p>
          </table:table-cell>
          <table:table-cell table:style-name="ce37" table:formula="of:=[.I102]/([.$D$4]*[.$D$95])" office:value-type="float" office:value="0.000810245111111109" calcext:value-type="float">
            <text:p>0.0008102451</text:p>
          </table:table-cell>
          <table:table-cell table:style-name="ce37" table:formula="of:=[.J102]/[.N102]" office:value-type="float" office:value="0.000000000400121042524005" calcext:value-type="float">
            <text:p>4.00121042524005E-010</text:p>
          </table:table-cell>
          <table:table-cell table:style-name="ce37" table:formula="of:=[.J102]/[.O102]" office:value-type="float" office:value="0.000000000000262476255326047" calcext:value-type="float">
            <text:p>2.62476255326047E-013</text:p>
          </table:table-cell>
          <table:table-cell table:formula="of:=[.L102]*10^12" office:value-type="float" office:value="0.262476255326047" calcext:value-type="float">
            <text:p>0.2624762553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86927273.11515" office:value-type="float" office:value="3086927273.11515" calcext:value-type="float">
            <text:p>3086927273.11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5.914284" calcext:value-type="float">
            <text:p>75.914284</text:p>
          </table:table-cell>
          <table:table-cell office:value-type="float" office:value="285" calcext:value-type="float">
            <text:p>285</text:p>
          </table:table-cell>
          <table:table-cell table:formula="of:=[.E103]*[.$R$8]" office:value-type="float" office:value="28.5" calcext:value-type="float">
            <text:p>28.5</text:p>
          </table:table-cell>
          <table:table-cell table:formula="of:=[.$R$7]*[.F103]" office:value-type="float" office:value="69.4317" calcext:value-type="float">
            <text:p>69.4317</text:p>
          </table:table-cell>
          <table:table-cell table:formula="of:=[.D103]-[.G103]" office:value-type="float" office:value="6.482584" calcext:value-type="float">
            <text:p>6.482584</text:p>
          </table:table-cell>
          <table:table-cell table:formula="of:=[.H103]-[.$H$75]" office:value-type="float" office:value="2.94976444444445" calcext:value-type="float">
            <text:p>2.9497644444</text:p>
          </table:table-cell>
          <table:table-cell table:style-name="ce37" table:formula="of:=[.I103]/([.$D$4]*[.$D$95])" office:value-type="float" office:value="0.000737441111111112" calcext:value-type="float">
            <text:p>0.0007374411</text:p>
          </table:table-cell>
          <table:table-cell table:style-name="ce37" table:formula="of:=[.J103]/[.N103]" office:value-type="float" office:value="0.000000000364168449931413" calcext:value-type="float">
            <text:p>3.64168449931413E-010</text:p>
          </table:table-cell>
          <table:table-cell table:style-name="ce37" table:formula="of:=[.J103]/[.O103]" office:value-type="float" office:value="0.000000000000238891637497805" calcext:value-type="float">
            <text:p>2.38891637497805E-013</text:p>
          </table:table-cell>
          <table:table-cell table:formula="of:=[.L103]*10^12" office:value-type="float" office:value="0.238891637497805" calcext:value-type="float">
            <text:p>0.2388916375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86927273.11515" office:value-type="float" office:value="3086927273.11515" calcext:value-type="float">
            <text:p>3086927273.11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6.019409" calcext:value-type="float">
            <text:p>76.019409</text:p>
          </table:table-cell>
          <table:table-cell office:value-type="float" office:value="285" calcext:value-type="float">
            <text:p>285</text:p>
          </table:table-cell>
          <table:table-cell table:formula="of:=[.E104]*[.$R$8]" office:value-type="float" office:value="28.5" calcext:value-type="float">
            <text:p>28.5</text:p>
          </table:table-cell>
          <table:table-cell table:formula="of:=[.$R$7]*[.F104]" office:value-type="float" office:value="69.4317" calcext:value-type="float">
            <text:p>69.4317</text:p>
          </table:table-cell>
          <table:table-cell table:formula="of:=[.D104]-[.G104]" office:value-type="float" office:value="6.587709" calcext:value-type="float">
            <text:p>6.587709</text:p>
          </table:table-cell>
          <table:table-cell table:formula="of:=[.H104]-[.$H$75]" office:value-type="float" office:value="3.05488944444445" calcext:value-type="float">
            <text:p>3.0548894444</text:p>
          </table:table-cell>
          <table:table-cell table:style-name="ce37" table:formula="of:=[.I104]/([.$D$4]*[.$D$95])" office:value-type="float" office:value="0.000763722361111112" calcext:value-type="float">
            <text:p>0.0007637224</text:p>
          </table:table-cell>
          <table:table-cell table:style-name="ce37" table:formula="of:=[.J104]/[.N104]" office:value-type="float" office:value="0.000000000377146844993142" calcext:value-type="float">
            <text:p>3.77146844993142E-010</text:p>
          </table:table-cell>
          <table:table-cell table:style-name="ce37" table:formula="of:=[.J104]/[.O104]" office:value-type="float" office:value="0.00000000000024740536253075" calcext:value-type="float">
            <text:p>2.4740536253075E-013</text:p>
          </table:table-cell>
          <table:table-cell table:formula="of:=[.L104]*10^12" office:value-type="float" office:value="0.24740536253075" calcext:value-type="float">
            <text:p>0.2474053625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86927273.11515" office:value-type="float" office:value="3086927273.11515" calcext:value-type="float">
            <text:p>3086927273.11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5.396088" calcext:value-type="float">
            <text:p>75.396088</text:p>
          </table:table-cell>
          <table:table-cell office:value-type="float" office:value="284" calcext:value-type="float">
            <text:p>284</text:p>
          </table:table-cell>
          <table:table-cell table:formula="of:=[.E105]*[.$R$8]" office:value-type="float" office:value="28.4" calcext:value-type="float">
            <text:p>28.4</text:p>
          </table:table-cell>
          <table:table-cell table:formula="of:=[.$R$7]*[.F105]" office:value-type="float" office:value="69.18808" calcext:value-type="float">
            <text:p>69.18808</text:p>
          </table:table-cell>
          <table:table-cell table:formula="of:=[.D105]-[.G105]" office:value-type="float" office:value="6.20800800000001" calcext:value-type="float">
            <text:p>6.208008</text:p>
          </table:table-cell>
          <table:table-cell table:formula="of:=[.H105]-[.$H$75]" office:value-type="float" office:value="2.67518844444445" calcext:value-type="float">
            <text:p>2.6751884444</text:p>
          </table:table-cell>
          <table:table-cell table:style-name="ce37" table:formula="of:=[.I105]/([.$D$4]*[.$D$95])" office:value-type="float" office:value="0.000668797111111113" calcext:value-type="float">
            <text:p>0.0006687971</text:p>
          </table:table-cell>
          <table:table-cell table:style-name="ce37" table:formula="of:=[.J105]/[.N105]" office:value-type="float" office:value="0.000000000330270178326475" calcext:value-type="float">
            <text:p>3.30270178326475E-010</text:p>
          </table:table-cell>
          <table:table-cell table:style-name="ce37" table:formula="of:=[.J105]/[.O105]" office:value-type="float" office:value="0.000000000000216654638071924" calcext:value-type="float">
            <text:p>2.16654638071924E-013</text:p>
          </table:table-cell>
          <table:table-cell table:formula="of:=[.L105]*10^12" office:value-type="float" office:value="0.216654638071923" calcext:value-type="float">
            <text:p>0.2166546381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86927273.11515" office:value-type="float" office:value="3086927273.11515" calcext:value-type="float">
            <text:p>3086927273.11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5.815544" calcext:value-type="float">
            <text:p>75.815544</text:p>
          </table:table-cell>
          <table:table-cell office:value-type="float" office:value="285" calcext:value-type="float">
            <text:p>285</text:p>
          </table:table-cell>
          <table:table-cell table:formula="of:=[.E106]*[.$R$8]" office:value-type="float" office:value="28.5" calcext:value-type="float">
            <text:p>28.5</text:p>
          </table:table-cell>
          <table:table-cell table:formula="of:=[.$R$7]*[.F106]" office:value-type="float" office:value="69.4317" calcext:value-type="float">
            <text:p>69.4317</text:p>
          </table:table-cell>
          <table:table-cell table:formula="of:=[.D106]-[.G106]" office:value-type="float" office:value="6.38384400000001" calcext:value-type="float">
            <text:p>6.383844</text:p>
          </table:table-cell>
          <table:table-cell table:formula="of:=[.H106]-[.$H$75]" office:value-type="float" office:value="2.85102444444445" calcext:value-type="float">
            <text:p>2.8510244444</text:p>
          </table:table-cell>
          <table:table-cell table:style-name="ce37" table:formula="of:=[.I106]/([.$D$4]*[.$D$95])" office:value-type="float" office:value="0.000712756111111114" calcext:value-type="float">
            <text:p>0.0007127561</text:p>
          </table:table-cell>
          <table:table-cell table:style-name="ce37" table:formula="of:=[.J106]/[.N106]" office:value-type="float" office:value="0.000000000351978326474624" calcext:value-type="float">
            <text:p>3.51978326474624E-010</text:p>
          </table:table-cell>
          <table:table-cell table:style-name="ce37" table:formula="of:=[.J106]/[.O106]" office:value-type="float" office:value="0.000000000000230895012434757" calcext:value-type="float">
            <text:p>2.30895012434757E-013</text:p>
          </table:table-cell>
          <table:table-cell table:formula="of:=[.L106]*10^12" office:value-type="float" office:value="0.230895012434757" calcext:value-type="float">
            <text:p>0.2308950124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86927273.11515" office:value-type="float" office:value="3086927273.11515" calcext:value-type="float">
            <text:p>3086927273.115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5.613022" calcext:value-type="float">
            <text:p>75.613022</text:p>
          </table:table-cell>
          <table:table-cell office:value-type="float" office:value="285" calcext:value-type="float">
            <text:p>285</text:p>
          </table:table-cell>
          <table:table-cell table:formula="of:=[.E107]*[.$R$8]" office:value-type="float" office:value="28.5" calcext:value-type="float">
            <text:p>28.5</text:p>
          </table:table-cell>
          <table:table-cell table:formula="of:=[.$R$7]*[.F107]" office:value-type="float" office:value="69.4317" calcext:value-type="float">
            <text:p>69.4317</text:p>
          </table:table-cell>
          <table:table-cell table:formula="of:=[.D107]-[.G107]" office:value-type="float" office:value="6.18132200000001" calcext:value-type="float">
            <text:p>6.181322</text:p>
          </table:table-cell>
          <table:table-cell table:formula="of:=[.H107]-[.$H$75]" office:value-type="float" office:value="2.64850244444445" calcext:value-type="float">
            <text:p>2.6485024444</text:p>
          </table:table-cell>
          <table:table-cell table:style-name="ce37" table:formula="of:=[.I107]/([.$D$4]*[.$D$95])" office:value-type="float" office:value="0.000662125611111113" calcext:value-type="float">
            <text:p>0.0006621256</text:p>
          </table:table-cell>
          <table:table-cell table:style-name="ce37" table:formula="of:=[.J107]/[.N107]" office:value-type="float" office:value="0.000000000326975610425241" calcext:value-type="float">
            <text:p>3.26975610425241E-010</text:p>
          </table:table-cell>
          <table:table-cell table:style-name="ce37" table:formula="of:=[.J107]/[.O107]" office:value-type="float" office:value="0.00000000000021449342745381" calcext:value-type="float">
            <text:p>2.1449342745381E-013</text:p>
          </table:table-cell>
          <table:table-cell table:formula="of:=[.L107]*10^12" office:value-type="float" office:value="0.21449342745381" calcext:value-type="float">
            <text:p>0.2144934275</text:p>
          </table:table-cell>
          <table:table-cell table:formula="of:=506250*4" office:value-type="float" office:value="2025000" calcext:value-type="float">
            <text:p>2025000</text:p>
          </table:table-cell>
          <table:table-cell table:style-name="ce31" table:formula="of:=3086927273.11515" office:value-type="float" office:value="3086927273.11515" calcext:value-type="float">
            <text:p>3086927273.11515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99:.D107])" office:value-type="float" office:value="76.0473574444444" calcext:value-type="float">
            <text:p>76.0473574444</text:p>
          </table:table-cell>
          <table:table-cell table:formula="of:=AVERAGE([.E99:.E107])" office:value-type="float" office:value="285.222222222222" calcext:value-type="float">
            <text:p>285.2222222222</text:p>
          </table:table-cell>
          <table:table-cell table:formula="of:=AVERAGE([.F99:.F107])" office:value-type="float" office:value="28.5222222222222" calcext:value-type="float">
            <text:p>28.5222222222</text:p>
          </table:table-cell>
          <table:table-cell table:formula="of:=AVERAGE([.G99:.G107])" office:value-type="float" office:value="69.4858377777778" calcext:value-type="float">
            <text:p>69.4858377778</text:p>
          </table:table-cell>
          <table:table-cell table:formula="of:=AVERAGE([.H99:.H107])" office:value-type="float" office:value="6.56151966666667" calcext:value-type="float">
            <text:p>6.5615196667</text:p>
          </table:table-cell>
          <table:table-cell table:formula="of:=AVERAGE([.I99:.I107])" office:value-type="float" office:value="3.02870011111111" calcext:value-type="float">
            <text:p>3.0287001111</text:p>
          </table:table-cell>
          <table:table-cell table:formula="of:=AVERAGE([.J99:.J107])" office:value-type="float" office:value="0.000757175027777778" calcext:value-type="float">
            <text:p>0.000757175</text:p>
          </table:table-cell>
          <table:table-cell table:style-name="ce35" table:formula="of:=AVERAGE([.K99:.K107])" office:value-type="float" office:value="0.000000000373913593964335" calcext:value-type="float">
            <text:p>3.73913593964335E-010</text:p>
          </table:table-cell>
          <table:table-cell table:formula="of:=AVERAGE([.L99:.L107])" office:value-type="float" office:value="0.000000000000245284375298444" calcext:value-type="float">
            <text:p>2.45284375298444E-013</text:p>
          </table:table-cell>
          <table:table-cell table:style-name="ce38" table:formula="of:=AVERAGE([.M99:.M107])" office:value-type="float" office:value="0.245284375298444" calcext:value-type="float">
            <text:p>0.2452843753</text:p>
          </table:table-cell>
          <table:table-cell table:formula="of:=AVERAGE([.N99:.N107])" office:value-type="float" office:value="2025000" calcext:value-type="float">
            <text:p>2025000</text:p>
          </table:table-cell>
          <table:table-cell table:formula="of:=AVERAGE([.O99:.O107])" office:value-type="float" office:value="3086927273.11515" calcext:value-type="float">
            <text:p>3086927273.115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99:.D107])" office:value-type="float" office:value="0.400373017950167" calcext:value-type="float">
            <text:p>0.400373018</text:p>
          </table:table-cell>
          <table:table-cell table:formula="of:=STDEV([.E99:.E107])" office:value-type="float" office:value="0.666666666666667" calcext:value-type="float">
            <text:p>0.6666666667</text:p>
          </table:table-cell>
          <table:table-cell table:formula="of:=STDEV([.F99:.F107])" office:value-type="float" office:value="0.0666666666666668" calcext:value-type="float">
            <text:p>0.0666666667</text:p>
          </table:table-cell>
          <table:table-cell table:formula="of:=STDEV([.G99:.G107])" office:value-type="float" office:value="0.162413333333335" calcext:value-type="float">
            <text:p>0.1624133333</text:p>
          </table:table-cell>
          <table:table-cell table:formula="of:=STDEV([.H99:.H107])" office:value-type="float" office:value="0.267875772102942" calcext:value-type="float">
            <text:p>0.2678757721</text:p>
          </table:table-cell>
          <table:table-cell table:formula="of:=STDEV([.I99:.I107])" office:value-type="float" office:value="0.267875772102942" calcext:value-type="float">
            <text:p>0.2678757721</text:p>
          </table:table-cell>
          <table:table-cell table:formula="of:=STDEV([.J99:.J107])" office:value-type="float" office:value="0.0000669689430257356" calcext:value-type="float">
            <text:p>6.69689430257356E-005</text:p>
          </table:table-cell>
          <table:table-cell table:formula="of:=STDEV([.K99:.K107])" office:value-type="float" office:value="0.0000000000330710829756719" calcext:value-type="float">
            <text:p>3.30710829756719E-011</text:p>
          </table:table-cell>
          <table:table-cell table:formula="of:=STDEV([.L99:.L107])" office:value-type="float" office:value="0.0000000000000216943701942658" calcext:value-type="float">
            <text:p>2.16943701942658E-014</text:p>
          </table:table-cell>
          <table:table-cell table:style-name="Default" table:formula="of:=STDEV([.M99:.M107])" office:value-type="float" office:value="0.0216943701942658" calcext:value-type="float">
            <text:p>0.0216943702</text:p>
          </table:table-cell>
          <table:table-cell table:formula="of:=STDEV([.N99:.N107])" office:value-type="float" office:value="0" calcext:value-type="float">
            <text:p>0</text:p>
          </table:table-cell>
          <table:table-cell table:formula="of:=STDEV([.O99:.O1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E – Origin DynE</text:p>
          </table:table-cell>
          <table:table-cell table:style-name="ce36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9" office:value-type="string" calcext:value-type="string">
            <text:p>Dyn Power (W)</text:p>
          </table:table-cell>
          <table:table-cell table:style-name="ce36" office:value-type="string" calcext:value-type="string">
            <text:p>Memcopy size (Byte)</text:p>
          </table:table-cell>
          <table:table-cell table:style-name="ce36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7" table:number-columns-repeated="3"/>
          <table:table-cell table:number-columns-repeated="6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Cost_Parallel_Work_br_rgbL</text:p>
          </table:table-cell>
          <table:table-cell office:value-type="float" office:value="64.777702" calcext:value-type="float">
            <text:p>64.777702</text:p>
          </table:table-cell>
          <table:table-cell office:value-type="float" office:value="246" calcext:value-type="float">
            <text:p>246</text:p>
          </table:table-cell>
          <table:table-cell table:formula="of:=[.E116]*[.$R$8]" office:value-type="float" office:value="24.6" calcext:value-type="float">
            <text:p>24.6</text:p>
          </table:table-cell>
          <table:table-cell table:formula="of:=[.$R$7]*[.F116]" office:value-type="float" office:value="59.93052" calcext:value-type="float">
            <text:p>59.93052</text:p>
          </table:table-cell>
          <table:table-cell table:formula="of:=[.D117]-[.G116]" office:value-type="float" office:value="4.606483" calcext:value-type="float">
            <text:p>4.606483</text:p>
          </table:table-cell>
          <table:table-cell table:formula="of:=[.H116]-[.$H$75]" office:value-type="float" office:value="1.07366344444444" calcext:value-type="float">
            <text:p>1.0736634444</text:p>
          </table:table-cell>
          <table:table-cell table:style-name="ce37" table:formula="of:=[.I116]/([.$D$4]*[.$D$112])" office:value-type="float" office:value="0.00026841586111111" calcext:value-type="float">
            <text:p>0.0002684159</text:p>
          </table:table-cell>
          <table:table-cell table:style-name="ce37" table:formula="of:=[.J116]/[.N116]" office:value-type="float" office:value="0.00000000026510208504801" calcext:value-type="float">
            <text:p>2.6510208504801E-010</text:p>
          </table:table-cell>
          <table:table-cell table:style-name="ce37" table:formula="of:=[.J116]/[.O116]" office:value-type="float" office:value="0.000000000000109676327343842" calcext:value-type="float">
            <text:p>1.09676327343842E-013</text:p>
          </table:table-cell>
          <table:table-cell table:formula="of:=[.L116]*10^12" office:value-type="float" office:value="0.109676327343842" calcext:value-type="float">
            <text:p>0.1096763273</text:p>
          </table:table-cell>
          <table:table-cell table:style-name="ce40" table:formula="of:=506250*2" office:value-type="float" office:value="1012500" calcext:value-type="float">
            <text:p>1012500</text:p>
          </table:table-cell>
          <table:table-cell table:style-name="ce31" table:formula="of:=2447345453.7697" office:value-type="float" office:value="2447345453.7697" calcext:value-type="float">
            <text:p>2447345453.7697</text:p>
          </table:table-cell>
          <table:table-cell table:formula="of:=[.N116]/[.O116]*1000" office:value-type="float" office:value="0.413713559906479" calcext:value-type="float">
            <text:p>0.41371355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4.537003" calcext:value-type="float">
            <text:p>64.537003</text:p>
          </table:table-cell>
          <table:table-cell office:value-type="float" office:value="246" calcext:value-type="float">
            <text:p>246</text:p>
          </table:table-cell>
          <table:table-cell table:formula="of:=[.E117]*[.$R$8]" office:value-type="float" office:value="24.6" calcext:value-type="float">
            <text:p>24.6</text:p>
          </table:table-cell>
          <table:table-cell table:formula="of:=[.$R$7]*[.F117]" office:value-type="float" office:value="59.93052" calcext:value-type="float">
            <text:p>59.93052</text:p>
          </table:table-cell>
          <table:table-cell table:formula="of:=[.D118]-[.G117]" office:value-type="float" office:value="4.46026499999999" calcext:value-type="float">
            <text:p>4.460265</text:p>
          </table:table-cell>
          <table:table-cell table:formula="of:=[.H117]-[.$H$75]" office:value-type="float" office:value="0.927445444444436" calcext:value-type="float">
            <text:p>0.9274454444</text:p>
          </table:table-cell>
          <table:table-cell table:style-name="ce37" table:formula="of:=[.I117]/([.$D$4]*[.$D$112])" office:value-type="float" office:value="0.000231861361111109" calcext:value-type="float">
            <text:p>0.0002318614</text:p>
          </table:table-cell>
          <table:table-cell table:style-name="ce37" table:formula="of:=[.J117]/[.N117]" office:value-type="float" office:value="0.000000000228998875171466" calcext:value-type="float">
            <text:p>2.28998875171466E-010</text:p>
          </table:table-cell>
          <table:table-cell table:style-name="ce37" table:formula="of:=[.J117]/[.O117]" office:value-type="float" office:value="0.0000000000000947399398617665" calcext:value-type="float">
            <text:p>9.47399398617665E-014</text:p>
          </table:table-cell>
          <table:table-cell table:formula="of:=[.L117]*10^12" office:value-type="float" office:value="0.0947399398617665" calcext:value-type="float">
            <text:p>0.0947399399</text:p>
          </table:table-cell>
          <table:table-cell table:style-name="ce40" table:formula="of:=506250*2" office:value-type="float" office:value="1012500" calcext:value-type="float">
            <text:p>1012500</text:p>
          </table:table-cell>
          <table:table-cell table:style-name="ce31" table:formula="of:=2447345453.7697" office:value-type="float" office:value="2447345453.7697" calcext:value-type="float">
            <text:p>2447345453.7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.390785" calcext:value-type="float">
            <text:p>64.390785</text:p>
          </table:table-cell>
          <table:table-cell office:value-type="float" office:value="245" calcext:value-type="float">
            <text:p>245</text:p>
          </table:table-cell>
          <table:table-cell table:formula="of:=[.E118]*[.$R$8]" office:value-type="float" office:value="24.5" calcext:value-type="float">
            <text:p>24.5</text:p>
          </table:table-cell>
          <table:table-cell table:formula="of:=[.$R$7]*[.F118]" office:value-type="float" office:value="59.6869" calcext:value-type="float">
            <text:p>59.6869</text:p>
          </table:table-cell>
          <table:table-cell table:formula="of:=[.D119]-[.G118]" office:value-type="float" office:value="5.056279" calcext:value-type="float">
            <text:p>5.056279</text:p>
          </table:table-cell>
          <table:table-cell table:formula="of:=[.H118]-[.$H$75]" office:value-type="float" office:value="1.52345944444444" calcext:value-type="float">
            <text:p>1.5234594444</text:p>
          </table:table-cell>
          <table:table-cell table:style-name="ce37" table:formula="of:=[.I118]/([.$D$4]*[.$D$112])" office:value-type="float" office:value="0.00038086486111111" calcext:value-type="float">
            <text:p>0.0003808649</text:p>
          </table:table-cell>
          <table:table-cell table:style-name="ce37" table:formula="of:=[.J118]/[.N118]" office:value-type="float" office:value="0.000000000376162825788751" calcext:value-type="float">
            <text:p>3.76162825788751E-010</text:p>
          </table:table-cell>
          <table:table-cell table:style-name="ce37" table:formula="of:=[.J118]/[.O118]" office:value-type="float" office:value="0.000000000000155623661761545" calcext:value-type="float">
            <text:p>1.55623661761545E-013</text:p>
          </table:table-cell>
          <table:table-cell table:formula="of:=[.L118]*10^12" office:value-type="float" office:value="0.155623661761545" calcext:value-type="float">
            <text:p>0.1556236618</text:p>
          </table:table-cell>
          <table:table-cell table:style-name="ce40" table:formula="of:=506250*2" office:value-type="float" office:value="1012500" calcext:value-type="float">
            <text:p>1012500</text:p>
          </table:table-cell>
          <table:table-cell table:style-name="ce31" table:formula="of:=2447345453.7697" office:value-type="float" office:value="2447345453.7697" calcext:value-type="float">
            <text:p>2447345453.7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.743179" calcext:value-type="float">
            <text:p>64.743179</text:p>
          </table:table-cell>
          <table:table-cell office:value-type="float" office:value="246" calcext:value-type="float">
            <text:p>246</text:p>
          </table:table-cell>
          <table:table-cell table:formula="of:=[.E119]*[.$R$8]" office:value-type="float" office:value="24.6" calcext:value-type="float">
            <text:p>24.6</text:p>
          </table:table-cell>
          <table:table-cell table:formula="of:=[.$R$7]*[.F119]" office:value-type="float" office:value="59.93052" calcext:value-type="float">
            <text:p>59.93052</text:p>
          </table:table-cell>
          <table:table-cell table:formula="of:=[.D120]-[.G119]" office:value-type="float" office:value="5.339027" calcext:value-type="float">
            <text:p>5.339027</text:p>
          </table:table-cell>
          <table:table-cell table:formula="of:=[.H119]-[.$H$75]" office:value-type="float" office:value="1.80620744444445" calcext:value-type="float">
            <text:p>1.8062074444</text:p>
          </table:table-cell>
          <table:table-cell table:style-name="ce37" table:formula="of:=[.I119]/([.$D$4]*[.$D$112])" office:value-type="float" office:value="0.000451551861111111" calcext:value-type="float">
            <text:p>0.0004515519</text:p>
          </table:table-cell>
          <table:table-cell table:style-name="ce37" table:formula="of:=[.J119]/[.N119]" office:value-type="float" office:value="0.000000000445977146776406" calcext:value-type="float">
            <text:p>4.45977146776406E-010</text:p>
          </table:table-cell>
          <table:table-cell table:style-name="ce37" table:formula="of:=[.J119]/[.O119]" office:value-type="float" office:value="0.000000000000184506793029801" calcext:value-type="float">
            <text:p>1.84506793029801E-013</text:p>
          </table:table-cell>
          <table:table-cell table:formula="of:=[.L119]*10^12" office:value-type="float" office:value="0.184506793029801" calcext:value-type="float">
            <text:p>0.184506793</text:p>
          </table:table-cell>
          <table:table-cell table:style-name="ce40" table:formula="of:=506250*2" office:value-type="float" office:value="1012500" calcext:value-type="float">
            <text:p>1012500</text:p>
          </table:table-cell>
          <table:table-cell table:style-name="ce31" table:formula="of:=2447345453.7697" office:value-type="float" office:value="2447345453.7697" calcext:value-type="float">
            <text:p>2447345453.7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.269547" calcext:value-type="float">
            <text:p>65.269547</text:p>
          </table:table-cell>
          <table:table-cell office:value-type="float" office:value="246" calcext:value-type="float">
            <text:p>246</text:p>
          </table:table-cell>
          <table:table-cell table:formula="of:=[.E120]*[.$R$8]" office:value-type="float" office:value="24.6" calcext:value-type="float">
            <text:p>24.6</text:p>
          </table:table-cell>
          <table:table-cell table:formula="of:=[.$R$7]*[.F120]" office:value-type="float" office:value="59.93052" calcext:value-type="float">
            <text:p>59.93052</text:p>
          </table:table-cell>
          <table:table-cell table:formula="of:=[.D121]-[.G120]" office:value-type="float" office:value="4.82650699999999" calcext:value-type="float">
            <text:p>4.826507</text:p>
          </table:table-cell>
          <table:table-cell table:formula="of:=[.H120]-[.$H$75]" office:value-type="float" office:value="1.29368744444444" calcext:value-type="float">
            <text:p>1.2936874444</text:p>
          </table:table-cell>
          <table:table-cell table:style-name="ce37" table:formula="of:=[.I120]/([.$D$4]*[.$D$112])" office:value-type="float" office:value="0.000323421861111109" calcext:value-type="float">
            <text:p>0.0003234219</text:p>
          </table:table-cell>
          <table:table-cell table:style-name="ce37" table:formula="of:=[.J120]/[.N120]" office:value-type="float" office:value="0.000000000319428998628256" calcext:value-type="float">
            <text:p>3.19428998628256E-010</text:p>
          </table:table-cell>
          <table:table-cell table:style-name="ce37" table:formula="of:=[.J120]/[.O120]" office:value-type="float" office:value="0.000000000000132152108159858" calcext:value-type="float">
            <text:p>1.32152108159858E-013</text:p>
          </table:table-cell>
          <table:table-cell table:formula="of:=[.L120]*10^12" office:value-type="float" office:value="0.132152108159858" calcext:value-type="float">
            <text:p>0.1321521082</text:p>
          </table:table-cell>
          <table:table-cell table:style-name="ce40" table:formula="of:=506250*2" office:value-type="float" office:value="1012500" calcext:value-type="float">
            <text:p>1012500</text:p>
          </table:table-cell>
          <table:table-cell table:style-name="ce31" table:formula="of:=2447345453.7697" office:value-type="float" office:value="2447345453.7697" calcext:value-type="float">
            <text:p>2447345453.7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.757027" calcext:value-type="float">
            <text:p>64.757027</text:p>
          </table:table-cell>
          <table:table-cell office:value-type="float" office:value="245" calcext:value-type="float">
            <text:p>245</text:p>
          </table:table-cell>
          <table:table-cell table:formula="of:=[.E121]*[.$R$8]" office:value-type="float" office:value="24.5" calcext:value-type="float">
            <text:p>24.5</text:p>
          </table:table-cell>
          <table:table-cell table:formula="of:=[.$R$7]*[.F121]" office:value-type="float" office:value="59.6869" calcext:value-type="float">
            <text:p>59.6869</text:p>
          </table:table-cell>
          <table:table-cell table:formula="of:=[.D122]-[.G121]" office:value-type="float" office:value="5.391187" calcext:value-type="float">
            <text:p>5.391187</text:p>
          </table:table-cell>
          <table:table-cell table:formula="of:=[.H121]-[.$H$75]" office:value-type="float" office:value="1.85836744444444" calcext:value-type="float">
            <text:p>1.8583674444</text:p>
          </table:table-cell>
          <table:table-cell table:style-name="ce37" table:formula="of:=[.I121]/([.$D$4]*[.$D$112])" office:value-type="float" office:value="0.00046459186111111" calcext:value-type="float">
            <text:p>0.0004645919</text:p>
          </table:table-cell>
          <table:table-cell table:style-name="ce37" table:formula="of:=[.J121]/[.N121]" office:value-type="float" office:value="0.000000000458856159122084" calcext:value-type="float">
            <text:p>4.58856159122084E-010</text:p>
          </table:table-cell>
          <table:table-cell table:style-name="ce37" table:formula="of:=[.J121]/[.O121]" office:value-type="float" office:value="0.000000000000189835015075411" calcext:value-type="float">
            <text:p>1.89835015075411E-013</text:p>
          </table:table-cell>
          <table:table-cell table:formula="of:=[.L121]*10^12" office:value-type="float" office:value="0.189835015075411" calcext:value-type="float">
            <text:p>0.1898350151</text:p>
          </table:table-cell>
          <table:table-cell table:style-name="ce40" table:formula="of:=506250*2" office:value-type="float" office:value="1012500" calcext:value-type="float">
            <text:p>1012500</text:p>
          </table:table-cell>
          <table:table-cell table:style-name="ce31" table:formula="of:=2447345453.7697" office:value-type="float" office:value="2447345453.7697" calcext:value-type="float">
            <text:p>2447345453.7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.078087" calcext:value-type="float">
            <text:p>65.078087</text:p>
          </table:table-cell>
          <table:table-cell office:value-type="float" office:value="246" calcext:value-type="float">
            <text:p>246</text:p>
          </table:table-cell>
          <table:table-cell table:formula="of:=[.E122]*[.$R$8]" office:value-type="float" office:value="24.6" calcext:value-type="float">
            <text:p>24.6</text:p>
          </table:table-cell>
          <table:table-cell table:formula="of:=[.$R$7]*[.F122]" office:value-type="float" office:value="59.93052" calcext:value-type="float">
            <text:p>59.93052</text:p>
          </table:table-cell>
          <table:table-cell table:formula="of:=[.D123]-[.G122]" office:value-type="float" office:value="4.593345" calcext:value-type="float">
            <text:p>4.593345</text:p>
          </table:table-cell>
          <table:table-cell table:formula="of:=[.H122]-[.$H$75]" office:value-type="float" office:value="1.06052544444444" calcext:value-type="float">
            <text:p>1.0605254444</text:p>
          </table:table-cell>
          <table:table-cell table:style-name="ce37" table:formula="of:=[.I122]/([.$D$4]*[.$D$112])" office:value-type="float" office:value="0.000265131361111111" calcext:value-type="float">
            <text:p>0.0002651314</text:p>
          </table:table-cell>
          <table:table-cell table:style-name="ce37" table:formula="of:=[.J122]/[.N122]" office:value-type="float" office:value="0.000000000261858134430727" calcext:value-type="float">
            <text:p>2.61858134430727E-010</text:p>
          </table:table-cell>
          <table:table-cell table:style-name="ce37" table:formula="of:=[.J122]/[.O122]" office:value-type="float" office:value="0.000000000000108334260985805" calcext:value-type="float">
            <text:p>1.08334260985805E-013</text:p>
          </table:table-cell>
          <table:table-cell table:formula="of:=[.L122]*10^12" office:value-type="float" office:value="0.108334260985805" calcext:value-type="float">
            <text:p>0.108334261</text:p>
          </table:table-cell>
          <table:table-cell table:style-name="ce40" table:formula="of:=506250*2" office:value-type="float" office:value="1012500" calcext:value-type="float">
            <text:p>1012500</text:p>
          </table:table-cell>
          <table:table-cell table:style-name="ce31" table:formula="of:=2447345453.7697" office:value-type="float" office:value="2447345453.7697" calcext:value-type="float">
            <text:p>2447345453.7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.523865" calcext:value-type="float">
            <text:p>64.523865</text:p>
          </table:table-cell>
          <table:table-cell office:value-type="float" office:value="245" calcext:value-type="float">
            <text:p>245</text:p>
          </table:table-cell>
          <table:table-cell table:formula="of:=[.E123]*[.$R$8]" office:value-type="float" office:value="24.5" calcext:value-type="float">
            <text:p>24.5</text:p>
          </table:table-cell>
          <table:table-cell table:formula="of:=[.$R$7]*[.F123]" office:value-type="float" office:value="59.6869" calcext:value-type="float">
            <text:p>59.6869</text:p>
          </table:table-cell>
          <table:table-cell table:formula="of:=[.D124]-[.G123]" office:value-type="float" office:value="5.300458" calcext:value-type="float">
            <text:p>5.300458</text:p>
          </table:table-cell>
          <table:table-cell table:formula="of:=[.H123]-[.$H$75]" office:value-type="float" office:value="1.76763844444444" calcext:value-type="float">
            <text:p>1.7676384444</text:p>
          </table:table-cell>
          <table:table-cell table:style-name="ce37" table:formula="of:=[.I123]/([.$D$4]*[.$D$112])" office:value-type="float" office:value="0.000441909611111111" calcext:value-type="float">
            <text:p>0.0004419096</text:p>
          </table:table-cell>
          <table:table-cell table:style-name="ce37" table:formula="of:=[.J123]/[.N123]" office:value-type="float" office:value="0.000000000436453936899862" calcext:value-type="float">
            <text:p>4.36453936899862E-010</text:p>
          </table:table-cell>
          <table:table-cell table:style-name="ce37" table:formula="of:=[.J123]/[.O123]" office:value-type="float" office:value="0.00000000000018056691197004" calcext:value-type="float">
            <text:p>1.8056691197004E-013</text:p>
          </table:table-cell>
          <table:table-cell table:formula="of:=[.L123]*10^12" office:value-type="float" office:value="0.18056691197004" calcext:value-type="float">
            <text:p>0.180566912</text:p>
          </table:table-cell>
          <table:table-cell table:style-name="ce40" table:formula="of:=506250*2" office:value-type="float" office:value="1012500" calcext:value-type="float">
            <text:p>1012500</text:p>
          </table:table-cell>
          <table:table-cell table:style-name="ce31" table:formula="of:=2447345453.7697" office:value-type="float" office:value="2447345453.7697" calcext:value-type="float">
            <text:p>2447345453.7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.987358" calcext:value-type="float">
            <text:p>64.987358</text:p>
          </table:table-cell>
          <table:table-cell office:value-type="float" office:value="246" calcext:value-type="float">
            <text:p>246</text:p>
          </table:table-cell>
          <table:table-cell table:formula="of:=[.E124]*[.$R$8]" office:value-type="float" office:value="24.6" calcext:value-type="float">
            <text:p>24.6</text:p>
          </table:table-cell>
          <table:table-cell table:formula="of:=[.$R$7]*[.F124]" office:value-type="float" office:value="59.93052" calcext:value-type="float">
            <text:p>59.93052</text:p>
          </table:table-cell>
          <table:table-cell table:formula="of:=[.D124]-[.G124]" office:value-type="float" office:value="5.056838" calcext:value-type="float">
            <text:p>5.056838</text:p>
          </table:table-cell>
          <table:table-cell table:formula="of:=[.H124]-[.$H$75]" office:value-type="float" office:value="1.52401844444444" calcext:value-type="float">
            <text:p>1.5240184444</text:p>
          </table:table-cell>
          <table:table-cell table:style-name="ce37" table:formula="of:=[.I124]/([.$D$4]*[.$D$112])" office:value-type="float" office:value="0.000381004611111111" calcext:value-type="float">
            <text:p>0.0003810046</text:p>
          </table:table-cell>
          <table:table-cell table:style-name="ce37" table:formula="of:=[.J124]/[.N124]" office:value-type="float" office:value="0.000000000376300850480109" calcext:value-type="float">
            <text:p>3.76300850480109E-010</text:p>
          </table:table-cell>
          <table:table-cell table:style-name="ce37" table:formula="of:=[.J124]/[.O124]" office:value-type="float" office:value="0.000000000000155680764447962" calcext:value-type="float">
            <text:p>1.55680764447962E-013</text:p>
          </table:table-cell>
          <table:table-cell table:formula="of:=[.L124]*10^12" office:value-type="float" office:value="0.155680764447962" calcext:value-type="float">
            <text:p>0.1556807644</text:p>
          </table:table-cell>
          <table:table-cell table:style-name="ce40" table:formula="of:=506250*2" office:value-type="float" office:value="1012500" calcext:value-type="float">
            <text:p>1012500</text:p>
          </table:table-cell>
          <table:table-cell table:style-name="ce31" table:formula="of:=2447345453.7697" office:value-type="float" office:value="2447345453.7697" calcext:value-type="float">
            <text:p>2447345453.769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116:.D124])" office:value-type="float" office:value="64.7849503333333" calcext:value-type="float">
            <text:p>64.7849503333</text:p>
          </table:table-cell>
          <table:table-cell table:formula="of:=AVERAGE([.E116:.E124])" office:value-type="float" office:value="245.666666666667" calcext:value-type="float">
            <text:p>245.6666666667</text:p>
          </table:table-cell>
          <table:table-cell table:formula="of:=AVERAGE([.F116:.F124])" office:value-type="float" office:value="24.5666666666667" calcext:value-type="float">
            <text:p>24.5666666667</text:p>
          </table:table-cell>
          <table:table-cell table:formula="of:=AVERAGE([.G116:.G124])" office:value-type="float" office:value="59.8493133333333" calcext:value-type="float">
            <text:p>59.8493133333</text:p>
          </table:table-cell>
          <table:table-cell table:formula="of:=AVERAGE([.H116:.H124])" office:value-type="float" office:value="4.95893211111111" calcext:value-type="float">
            <text:p>4.9589321111</text:p>
          </table:table-cell>
          <table:table-cell table:formula="of:=AVERAGE([.I116:.I124])" office:value-type="float" office:value="1.42611255555555" calcext:value-type="float">
            <text:p>1.4261125556</text:p>
          </table:table-cell>
          <table:table-cell table:formula="of:=AVERAGE([.J116:.J124])" office:value-type="float" office:value="0.000356528138888888" calcext:value-type="float">
            <text:p>0.0003565281</text:p>
          </table:table-cell>
          <table:table-cell table:style-name="ce35" table:formula="of:=AVERAGE([.K116:.K124])" office:value-type="float" office:value="0.000000000352126556927297" calcext:value-type="float">
            <text:p>3.52126556927297E-010</text:p>
          </table:table-cell>
          <table:table-cell table:formula="of:=AVERAGE([.L116:.L124])" office:value-type="float" office:value="0.000000000000145679531404003" calcext:value-type="float">
            <text:p>1.45679531404003E-013</text:p>
          </table:table-cell>
          <table:table-cell table:style-name="ce39" table:formula="of:=AVERAGE([.M116:.M124])" office:value-type="float" office:value="0.145679531404003" calcext:value-type="float">
            <text:p>0.1456795314</text:p>
          </table:table-cell>
          <table:table-cell table:style-name="ce31" table:formula="of:=AVERAGE([.N116:.N124])" office:value-type="float" office:value="1012500" calcext:value-type="float">
            <text:p>1012500</text:p>
          </table:table-cell>
          <table:table-cell table:formula="of:=AVERAGE([.O116:.O124])" office:value-type="float" office:value="2447345453.7697" calcext:value-type="float">
            <text:p>2447345453.76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116:.D124])" office:value-type="float" office:value="0.284894439831231" calcext:value-type="float">
            <text:p>0.2848944398</text:p>
          </table:table-cell>
          <table:table-cell table:formula="of:=STDEV([.E116:.E124])" office:value-type="float" office:value="0.5" calcext:value-type="float">
            <text:p>0.5</text:p>
          </table:table-cell>
          <table:table-cell table:formula="of:=STDEV([.F116:.F124])" office:value-type="float" office:value="0.0500000000000007" calcext:value-type="float">
            <text:p>0.05</text:p>
          </table:table-cell>
          <table:table-cell table:formula="of:=STDEV([.G116:.G124])" office:value-type="float" office:value="0.12181" calcext:value-type="float">
            <text:p>0.12181</text:p>
          </table:table-cell>
          <table:table-cell table:formula="of:=STDEV([.H116:.H124])" office:value-type="float" office:value="0.351976195156522" calcext:value-type="float">
            <text:p>0.3519761952</text:p>
          </table:table-cell>
          <table:table-cell table:formula="of:=STDEV([.I116:.I124])" office:value-type="float" office:value="0.351976195156522" calcext:value-type="float">
            <text:p>0.3519761952</text:p>
          </table:table-cell>
          <table:table-cell table:formula="of:=STDEV([.J116:.J124])" office:value-type="float" office:value="0.0000879940487891305" calcext:value-type="float">
            <text:p>0.000087994</text:p>
          </table:table-cell>
          <table:table-cell table:formula="of:=STDEV([.K116:.K124])" office:value-type="float" office:value="0.0000000000869077025077832" calcext:value-type="float">
            <text:p>8.69077025077832E-011</text:p>
          </table:table-cell>
          <table:table-cell table:formula="of:=STDEV([.L116:.L124])" office:value-type="float" office:value="0.0000000000000359548949877882" calcext:value-type="float">
            <text:p>3.59548949877882E-014</text:p>
          </table:table-cell>
          <table:table-cell table:style-name="Default" table:formula="of:=STDEV([.M116:.M124])" office:value-type="float" office:value="0.0359548949877882" calcext:value-type="float">
            <text:p>0.035954895</text:p>
          </table:table-cell>
          <table:table-cell table:formula="of:=STDEV([.N116:.N124])" office:value-type="float" office:value="0" calcext:value-type="float">
            <text:p>0</text:p>
          </table:table-cell>
          <table:table-cell table:formula="of:=STDEV([.O116:.O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0" table:number-columns-repeated="15"/>
          <table:table-cell table:number-columns-repeated="2"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average P</text:p>
          </table:table-cell>
          <table:table-cell table:style-name="ce36" table:number-columns-repeated="6"/>
          <table:table-cell table:style-name="ce29"/>
          <table:table-cell table:number-columns-repeated="2"/>
        </table:table-row>
        <table:table-row table:style-name="ro1">
          <table:table-cell table:number-columns-repeated="9"/>
          <table:table-cell table:style-name="ce37" table:number-columns-repeated="3"/>
          <table:table-cell/>
          <table:table-cell table:style-name="ce37" table:number-columns-repeated="2"/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rigin</text:p>
          </table:table-cell>
          <table:table-cell office:value-type="float" office:value="91.957863" calcext:value-type="float">
            <text:p>91.957863</text:p>
          </table:table-cell>
          <table:table-cell office:value-type="float" office:value="348" calcext:value-type="float">
            <text:p>348</text:p>
          </table:table-cell>
          <table:table-cell table:formula="of:=[.E132]*[.$R$8]" office:value-type="float" office:value="34.8" calcext:value-type="float">
            <text:p>34.8</text:p>
          </table:table-cell>
          <table:table-cell table:formula="of:=[.$R$7]*[.F132]" office:value-type="float" office:value="84.77976" calcext:value-type="float">
            <text:p>84.77976</text:p>
          </table:table-cell>
          <table:table-cell table:formula="of:=[.D132]-[.G132]" office:value-type="float" office:value="7.17810299999999" calcext:value-type="float">
            <text:p>7.178103</text:p>
          </table:table-cell>
          <table:table-cell table:formula="of:=[.H132]/[.F132]" office:value-type="float" office:value="0.206267327586207" calcext:value-type="float">
            <text:p>0.2062673276</text:p>
          </table:table-cell>
          <table:table-cell table:style-name="ce37" table:number-columns-repeated="3"/>
          <table:table-cell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float" office:value="92.07386" calcext:value-type="float">
            <text:p>92.07386</text:p>
          </table:table-cell>
          <table:table-cell office:value-type="float" office:value="349" calcext:value-type="float">
            <text:p>349</text:p>
          </table:table-cell>
          <table:table-cell table:formula="of:=[.E133]*[.$R$8]" office:value-type="float" office:value="34.9" calcext:value-type="float">
            <text:p>34.9</text:p>
          </table:table-cell>
          <table:table-cell table:formula="of:=[.$R$7]*[.F133]" office:value-type="float" office:value="85.02338" calcext:value-type="float">
            <text:p>85.02338</text:p>
          </table:table-cell>
          <table:table-cell table:formula="of:=[.D133]-[.G133]" office:value-type="float" office:value="7.05048000000001" calcext:value-type="float">
            <text:p>7.05048</text:p>
          </table:table-cell>
          <table:table-cell table:formula="of:=[.H133]/[.F133]" office:value-type="float" office:value="0.202019484240688" calcext:value-type="float">
            <text:p>0.202019484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91.956894" calcext:value-type="float">
            <text:p>91.956894</text:p>
          </table:table-cell>
          <table:table-cell office:value-type="float" office:value="349" calcext:value-type="float">
            <text:p>349</text:p>
          </table:table-cell>
          <table:table-cell table:formula="of:=[.E134]*[.$R$8]" office:value-type="float" office:value="34.9" calcext:value-type="float">
            <text:p>34.9</text:p>
          </table:table-cell>
          <table:table-cell table:formula="of:=[.$R$7]*[.F134]" office:value-type="float" office:value="85.02338" calcext:value-type="float">
            <text:p>85.02338</text:p>
          </table:table-cell>
          <table:table-cell table:formula="of:=[.D134]-[.G134]" office:value-type="float" office:value="6.93351400000002" calcext:value-type="float">
            <text:p>6.933514</text:p>
          </table:table-cell>
          <table:table-cell table:formula="of:=[.H134]/[.F134]" office:value-type="float" office:value="0.198668022922637" calcext:value-type="float">
            <text:p>0.198668022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91.803673" calcext:value-type="float">
            <text:p>91.803673</text:p>
          </table:table-cell>
          <table:table-cell office:value-type="float" office:value="348" calcext:value-type="float">
            <text:p>348</text:p>
          </table:table-cell>
          <table:table-cell table:formula="of:=[.E135]*[.$R$8]" office:value-type="float" office:value="34.8" calcext:value-type="float">
            <text:p>34.8</text:p>
          </table:table-cell>
          <table:table-cell table:formula="of:=[.$R$7]*[.F135]" office:value-type="float" office:value="84.77976" calcext:value-type="float">
            <text:p>84.77976</text:p>
          </table:table-cell>
          <table:table-cell table:formula="of:=[.D135]-[.G135]" office:value-type="float" office:value="7.02391299999999" calcext:value-type="float">
            <text:p>7.023913</text:p>
          </table:table-cell>
          <table:table-cell table:formula="of:=[.H135]/[.F135]" office:value-type="float" office:value="0.20183658045977" calcext:value-type="float">
            <text:p>0.201836580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91.8116" calcext:value-type="float">
            <text:p>91.8116</text:p>
          </table:table-cell>
          <table:table-cell office:value-type="float" office:value="349" calcext:value-type="float">
            <text:p>349</text:p>
          </table:table-cell>
          <table:table-cell table:formula="of:=[.E136]*[.$R$8]" office:value-type="float" office:value="34.9" calcext:value-type="float">
            <text:p>34.9</text:p>
          </table:table-cell>
          <table:table-cell table:formula="of:=[.$R$7]*[.F136]" office:value-type="float" office:value="85.02338" calcext:value-type="float">
            <text:p>85.02338</text:p>
          </table:table-cell>
          <table:table-cell table:formula="of:=[.D136]-[.G136]" office:value-type="float" office:value="6.78822000000001" calcext:value-type="float">
            <text:p>6.78822</text:p>
          </table:table-cell>
          <table:table-cell table:formula="of:=[.H136]/[.F136]" office:value-type="float" office:value="0.194504871060172" calcext:value-type="float">
            <text:p>0.194504871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92.108124" calcext:value-type="float">
            <text:p>92.108124</text:p>
          </table:table-cell>
          <table:table-cell office:value-type="float" office:value="348" calcext:value-type="float">
            <text:p>348</text:p>
          </table:table-cell>
          <table:table-cell table:formula="of:=[.E137]*[.$R$8]" office:value-type="float" office:value="34.8" calcext:value-type="float">
            <text:p>34.8</text:p>
          </table:table-cell>
          <table:table-cell table:formula="of:=[.$R$7]*[.F137]" office:value-type="float" office:value="84.77976" calcext:value-type="float">
            <text:p>84.77976</text:p>
          </table:table-cell>
          <table:table-cell table:formula="of:=[.D137]-[.G137]" office:value-type="float" office:value="7.32836399999999" calcext:value-type="float">
            <text:p>7.328364</text:p>
          </table:table-cell>
          <table:table-cell table:formula="of:=[.H137]/[.F137]" office:value-type="float" office:value="0.210585172413793" calcext:value-type="float">
            <text:p>0.210585172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91.92231" calcext:value-type="float">
            <text:p>91.92231</text:p>
          </table:table-cell>
          <table:table-cell office:value-type="float" office:value="349" calcext:value-type="float">
            <text:p>349</text:p>
          </table:table-cell>
          <table:table-cell table:formula="of:=[.E138]*[.$R$8]" office:value-type="float" office:value="34.9" calcext:value-type="float">
            <text:p>34.9</text:p>
          </table:table-cell>
          <table:table-cell table:formula="of:=[.$R$7]*[.F138]" office:value-type="float" office:value="85.02338" calcext:value-type="float">
            <text:p>85.02338</text:p>
          </table:table-cell>
          <table:table-cell table:formula="of:=[.D138]-[.G138]" office:value-type="float" office:value="6.89893000000001" calcext:value-type="float">
            <text:p>6.89893</text:p>
          </table:table-cell>
          <table:table-cell table:formula="of:=[.H138]/[.F138]" office:value-type="float" office:value="0.197677077363897" calcext:value-type="float">
            <text:p>0.197677077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91.929245" calcext:value-type="float">
            <text:p>91.929245</text:p>
          </table:table-cell>
          <table:table-cell office:value-type="float" office:value="348" calcext:value-type="float">
            <text:p>348</text:p>
          </table:table-cell>
          <table:table-cell table:formula="of:=[.E139]*[.$R$8]" office:value-type="float" office:value="34.8" calcext:value-type="float">
            <text:p>34.8</text:p>
          </table:table-cell>
          <table:table-cell table:formula="of:=[.$R$7]*[.F139]" office:value-type="float" office:value="84.77976" calcext:value-type="float">
            <text:p>84.77976</text:p>
          </table:table-cell>
          <table:table-cell table:formula="of:=[.D139]-[.G139]" office:value-type="float" office:value="7.14948499999998" calcext:value-type="float">
            <text:p>7.149485</text:p>
          </table:table-cell>
          <table:table-cell table:formula="of:=[.H139]/[.F139]" office:value-type="float" office:value="0.205444971264367" calcext:value-type="float">
            <text:p>0.205444971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float" office:value="91.889603" calcext:value-type="float">
            <text:p>91.889603</text:p>
          </table:table-cell>
          <table:table-cell office:value-type="float" office:value="348" calcext:value-type="float">
            <text:p>348</text:p>
          </table:table-cell>
          <table:table-cell table:formula="of:=[.E140]*[.$R$8]" office:value-type="float" office:value="34.8" calcext:value-type="float">
            <text:p>34.8</text:p>
          </table:table-cell>
          <table:table-cell table:formula="of:=[.$R$7]*[.F140]" office:value-type="float" office:value="84.77976" calcext:value-type="float">
            <text:p>84.77976</text:p>
          </table:table-cell>
          <table:table-cell table:formula="of:=[.D140]-[.G140]" office:value-type="float" office:value="7.10984299999998" calcext:value-type="float">
            <text:p>7.109843</text:p>
          </table:table-cell>
          <table:table-cell table:formula="of:=[.H140]/[.F140]" office:value-type="float" office:value="0.204305833333333" calcext:value-type="float">
            <text:p>0.204305833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132:.D140])" office:value-type="float" office:value="91.9392413333333" calcext:value-type="float">
            <text:p>91.9392413333</text:p>
          </table:table-cell>
          <table:table-cell table:formula="of:=AVERAGE([.E132:.E140])" office:value-type="float" office:value="348.444444444444" calcext:value-type="float">
            <text:p>348.4444444444</text:p>
          </table:table-cell>
          <table:table-cell table:formula="of:=AVERAGE([.F132:.F140])" office:value-type="float" office:value="34.8444444444444" calcext:value-type="float">
            <text:p>34.8444444444</text:p>
          </table:table-cell>
          <table:table-cell table:formula="of:=AVERAGE([.G132:.G140])" office:value-type="float" office:value="84.8880355555556" calcext:value-type="float">
            <text:p>84.8880355556</text:p>
          </table:table-cell>
          <table:table-cell table:formula="of:=AVERAGE([.H132:.H140])" office:value-type="float" office:value="7.05120577777778" calcext:value-type="float">
            <text:p>7.0512057778</text:p>
          </table:table-cell>
          <table:table-cell table:formula="of:=AVERAGE([.I132:.I140])" office:value-type="float" office:value="0.202367704516096" calcext:value-type="float">
            <text:p>0.202367704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STDEV([.D132:.D140])" office:value-type="float" office:value="0.102970607133784" calcext:value-type="float">
            <text:p>0.1029706071</text:p>
          </table:table-cell>
          <table:table-cell table:formula="of:=STDEV([.E132:.E140])" office:value-type="float" office:value="0.52704627669473" calcext:value-type="float">
            <text:p>0.5270462767</text:p>
          </table:table-cell>
          <table:table-cell table:formula="of:=STDEV([.F132:.F140])" office:value-type="float" office:value="0.05270462766947" calcext:value-type="float">
            <text:p>0.0527046277</text:p>
          </table:table-cell>
          <table:table-cell table:formula="of:=STDEV([.G132:.G140])" office:value-type="float" office:value="0.128399013928359" calcext:value-type="float">
            <text:p>0.1283990139</text:p>
          </table:table-cell>
          <table:table-cell table:formula="of:=STDEV([.H132:.H140])" office:value-type="float" office:value="0.163157486551926" calcext:value-type="float">
            <text:p>0.1631574866</text:p>
          </table:table-cell>
          <table:table-cell table:formula="of:=STDEV([.I132:.I140])" office:value-type="float" office:value="0.0049228660318936" calcext:value-type="float">
            <text:p>0.00492286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1.6nJ/byt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E – Origin DynE</text:p>
          </table:table-cell>
          <table:table-cell table:style-name="ce36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9" office:value-type="string" calcext:value-type="string">
            <text:p>Dyn Power (W)</text:p>
          </table:table-cell>
          <table:table-cell table:style-name="ce36" office:value-type="string" calcext:value-type="string">
            <text:p>Memcopy size (Byte)</text:p>
          </table:table-cell>
          <table:table-cell table:style-name="ce36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7" table:number-columns-repeated="3"/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ost_Parallel_Work_implode_Broadcast2_in</text:p>
          </table:table-cell>
          <table:table-cell office:value-type="float" office:value="166.689545" calcext:value-type="float">
            <text:p>166.689545</text:p>
          </table:table-cell>
          <table:table-cell office:value-type="float" office:value="626" calcext:value-type="float">
            <text:p>626</text:p>
          </table:table-cell>
          <table:table-cell table:formula="of:=[.E149]*[.$R$8]" office:value-type="float" office:value="62.6" calcext:value-type="float">
            <text:p>62.6</text:p>
          </table:table-cell>
          <table:table-cell table:formula="of:=[.$R$7]*[.F149]" office:value-type="float" office:value="152.50612" calcext:value-type="float">
            <text:p>152.50612</text:p>
          </table:table-cell>
          <table:table-cell table:formula="of:=[.D149]-[.G149]" office:value-type="float" office:value="14.183425" calcext:value-type="float">
            <text:p>14.183425</text:p>
          </table:table-cell>
          <table:table-cell table:formula="of:=[.H149]-[.$H$142]" office:value-type="float" office:value="7.13221922222222" calcext:value-type="float">
            <text:p>7.1322192222</text:p>
          </table:table-cell>
          <table:table-cell table:style-name="ce37" table:formula="of:=[.I149]/([.$D$4]*[.$D$145])" office:value-type="float" office:value="0.00178305480555556" calcext:value-type="float">
            <text:p>0.0017830548</text:p>
          </table:table-cell>
          <table:table-cell table:style-name="ce37" table:formula="of:=[.J149]/[.N149]" office:value-type="float" office:value="0.000000000440260445816187" calcext:value-type="float">
            <text:p>4.40260445816187E-010</text:p>
          </table:table-cell>
          <table:table-cell table:style-name="ce37" table:formula="of:=[.J149]/[.O149]" office:value-type="float" office:value="0.000000000000241958956214086" calcext:value-type="float">
            <text:p>2.41958956214086E-013</text:p>
          </table:table-cell>
          <table:table-cell table:formula="of:=[.L149]*10^12" office:value-type="float" office:value="0.241958956214086" calcext:value-type="float">
            <text:p>0.2419589562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7369244906.05714" office:value-type="float" office:value="7369244906.05714" calcext:value-type="float">
            <text:p>7369244906.05714</text:p>
          </table:table-cell>
          <table:table-cell table:formula="of:=[.N149]/[.O149]*1000" office:value-type="float" office:value="0.549581409171394" calcext:value-type="float">
            <text:p>0.54958140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6.153748" calcext:value-type="float">
            <text:p>166.153748</text:p>
          </table:table-cell>
          <table:table-cell office:value-type="float" office:value="625" calcext:value-type="float">
            <text:p>625</text:p>
          </table:table-cell>
          <table:table-cell table:formula="of:=[.E150]*[.$R$8]" office:value-type="float" office:value="62.5" calcext:value-type="float">
            <text:p>62.5</text:p>
          </table:table-cell>
          <table:table-cell table:formula="of:=[.$R$7]*[.F150]" office:value-type="float" office:value="152.2625" calcext:value-type="float">
            <text:p>152.2625</text:p>
          </table:table-cell>
          <table:table-cell table:formula="of:=[.D150]-[.G150]" office:value-type="float" office:value="13.891248" calcext:value-type="float">
            <text:p>13.891248</text:p>
          </table:table-cell>
          <table:table-cell table:formula="of:=[.H150]-[.$H$142]" office:value-type="float" office:value="6.84004222222224" calcext:value-type="float">
            <text:p>6.8400422222</text:p>
          </table:table-cell>
          <table:table-cell table:style-name="ce37" table:formula="of:=[.I150]/([.$D$4]*[.$D$145])" office:value-type="float" office:value="0.00171001055555556" calcext:value-type="float">
            <text:p>0.0017100106</text:p>
          </table:table-cell>
          <table:table-cell table:style-name="ce37" table:formula="of:=[.J150]/[.N150]" office:value-type="float" office:value="0.000000000422224828532237" calcext:value-type="float">
            <text:p>4.22224828532237E-010</text:p>
          </table:table-cell>
          <table:table-cell table:style-name="ce37" table:formula="of:=[.J150]/[.O150]" office:value-type="float" office:value="0.000000000000232046916251897" calcext:value-type="float">
            <text:p>2.32046916251897E-013</text:p>
          </table:table-cell>
          <table:table-cell table:formula="of:=[.L150]*10^12" office:value-type="float" office:value="0.232046916251897" calcext:value-type="float">
            <text:p>0.2320469163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7369244906.05714" office:value-type="float" office:value="7369244906.05714" calcext:value-type="float">
            <text:p>7369244906.0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6.476471" calcext:value-type="float">
            <text:p>166.476471</text:p>
          </table:table-cell>
          <table:table-cell office:value-type="float" office:value="628" calcext:value-type="float">
            <text:p>628</text:p>
          </table:table-cell>
          <table:table-cell table:formula="of:=[.E151]*[.$R$8]" office:value-type="float" office:value="62.8" calcext:value-type="float">
            <text:p>62.8</text:p>
          </table:table-cell>
          <table:table-cell table:formula="of:=[.$R$7]*[.F151]" office:value-type="float" office:value="152.99336" calcext:value-type="float">
            <text:p>152.99336</text:p>
          </table:table-cell>
          <table:table-cell table:formula="of:=[.D151]-[.G151]" office:value-type="float" office:value="13.483111" calcext:value-type="float">
            <text:p>13.483111</text:p>
          </table:table-cell>
          <table:table-cell table:formula="of:=[.H151]-[.$H$142]" office:value-type="float" office:value="6.43190522222223" calcext:value-type="float">
            <text:p>6.4319052222</text:p>
          </table:table-cell>
          <table:table-cell table:style-name="ce37" table:formula="of:=[.I151]/([.$D$4]*[.$D$145])" office:value-type="float" office:value="0.00160797630555556" calcext:value-type="float">
            <text:p>0.0016079763</text:p>
          </table:table-cell>
          <table:table-cell table:style-name="ce37" table:formula="of:=[.J151]/[.N151]" office:value-type="float" office:value="0.000000000397031186556928" calcext:value-type="float">
            <text:p>3.97031186556928E-010</text:p>
          </table:table-cell>
          <table:table-cell table:style-name="ce37" table:formula="of:=[.J151]/[.O151]" office:value-type="float" office:value="0.000000000000218200958992947" calcext:value-type="float">
            <text:p>2.18200958992947E-013</text:p>
          </table:table-cell>
          <table:table-cell table:formula="of:=[.L151]*10^12" office:value-type="float" office:value="0.218200958992947" calcext:value-type="float">
            <text:p>0.218200959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7369244906.05714" office:value-type="float" office:value="7369244906.05714" calcext:value-type="float">
            <text:p>7369244906.0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7.857498" calcext:value-type="float">
            <text:p>167.857498</text:p>
          </table:table-cell>
          <table:table-cell office:value-type="float" office:value="630" calcext:value-type="float">
            <text:p>630</text:p>
          </table:table-cell>
          <table:table-cell table:formula="of:=[.E152]*[.$R$8]" office:value-type="float" office:value="63" calcext:value-type="float">
            <text:p>63</text:p>
          </table:table-cell>
          <table:table-cell table:formula="of:=[.$R$7]*[.F152]" office:value-type="float" office:value="153.4806" calcext:value-type="float">
            <text:p>153.4806</text:p>
          </table:table-cell>
          <table:table-cell table:formula="of:=[.D152]-[.G152]" office:value-type="float" office:value="14.376898" calcext:value-type="float">
            <text:p>14.376898</text:p>
          </table:table-cell>
          <table:table-cell table:formula="of:=[.H152]-[.$H$142]" office:value-type="float" office:value="7.32569222222223" calcext:value-type="float">
            <text:p>7.3256922222</text:p>
          </table:table-cell>
          <table:table-cell table:style-name="ce37" table:formula="of:=[.I152]/([.$D$4]*[.$D$145])" office:value-type="float" office:value="0.00183142305555556" calcext:value-type="float">
            <text:p>0.0018314231</text:p>
          </table:table-cell>
          <table:table-cell table:style-name="ce37" table:formula="of:=[.J152]/[.N152]" office:value-type="float" office:value="0.000000000452203223593965" calcext:value-type="float">
            <text:p>4.52203223593965E-010</text:p>
          </table:table-cell>
          <table:table-cell table:style-name="ce37" table:formula="of:=[.J152]/[.O152]" office:value-type="float" office:value="0.000000000000248522484854618" calcext:value-type="float">
            <text:p>2.48522484854618E-013</text:p>
          </table:table-cell>
          <table:table-cell table:formula="of:=[.L152]*10^12" office:value-type="float" office:value="0.248522484854618" calcext:value-type="float">
            <text:p>0.2485224849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7369244906.05714" office:value-type="float" office:value="7369244906.05714" calcext:value-type="float">
            <text:p>7369244906.0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6.933456" calcext:value-type="float">
            <text:p>166.933456</text:p>
          </table:table-cell>
          <table:table-cell office:value-type="float" office:value="629" calcext:value-type="float">
            <text:p>629</text:p>
          </table:table-cell>
          <table:table-cell table:formula="of:=[.E153]*[.$R$8]" office:value-type="float" office:value="62.9" calcext:value-type="float">
            <text:p>62.9</text:p>
          </table:table-cell>
          <table:table-cell table:formula="of:=[.$R$7]*[.F153]" office:value-type="float" office:value="153.23698" calcext:value-type="float">
            <text:p>153.23698</text:p>
          </table:table-cell>
          <table:table-cell table:formula="of:=[.D153]-[.G153]" office:value-type="float" office:value="13.696476" calcext:value-type="float">
            <text:p>13.696476</text:p>
          </table:table-cell>
          <table:table-cell table:formula="of:=[.H153]-[.$H$142]" office:value-type="float" office:value="6.64527022222221" calcext:value-type="float">
            <text:p>6.6452702222</text:p>
          </table:table-cell>
          <table:table-cell table:style-name="ce37" table:formula="of:=[.I153]/([.$D$4]*[.$D$145])" office:value-type="float" office:value="0.00166131755555555" calcext:value-type="float">
            <text:p>0.0016613176</text:p>
          </table:table-cell>
          <table:table-cell table:style-name="ce37" table:formula="of:=[.J153]/[.N153]" office:value-type="float" office:value="0.000000000410201865569272" calcext:value-type="float">
            <text:p>4.10201865569272E-010</text:p>
          </table:table-cell>
          <table:table-cell table:style-name="ce37" table:formula="of:=[.J153]/[.O153]" office:value-type="float" office:value="0.000000000000225439319324295" calcext:value-type="float">
            <text:p>2.25439319324295E-013</text:p>
          </table:table-cell>
          <table:table-cell table:formula="of:=[.L153]*10^12" office:value-type="float" office:value="0.225439319324295" calcext:value-type="float">
            <text:p>0.2254393193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7369244906.05714" office:value-type="float" office:value="7369244906.05714" calcext:value-type="float">
            <text:p>7369244906.0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6.768753" calcext:value-type="float">
            <text:p>166.768753</text:p>
          </table:table-cell>
          <table:table-cell office:value-type="float" office:value="626" calcext:value-type="float">
            <text:p>626</text:p>
          </table:table-cell>
          <table:table-cell table:formula="of:=[.E154]*[.$R$8]" office:value-type="float" office:value="62.6" calcext:value-type="float">
            <text:p>62.6</text:p>
          </table:table-cell>
          <table:table-cell table:formula="of:=[.$R$7]*[.F154]" office:value-type="float" office:value="152.50612" calcext:value-type="float">
            <text:p>152.50612</text:p>
          </table:table-cell>
          <table:table-cell table:formula="of:=[.D154]-[.G154]" office:value-type="float" office:value="14.262633" calcext:value-type="float">
            <text:p>14.262633</text:p>
          </table:table-cell>
          <table:table-cell table:formula="of:=[.H154]-[.$H$142]" office:value-type="float" office:value="7.21142722222222" calcext:value-type="float">
            <text:p>7.2114272222</text:p>
          </table:table-cell>
          <table:table-cell table:style-name="ce37" table:formula="of:=[.I154]/([.$D$4]*[.$D$145])" office:value-type="float" office:value="0.00180285680555555" calcext:value-type="float">
            <text:p>0.0018028568</text:p>
          </table:table-cell>
          <table:table-cell table:style-name="ce37" table:formula="of:=[.J154]/[.N154]" office:value-type="float" office:value="0.000000000445149828532236" calcext:value-type="float">
            <text:p>4.45149828532236E-010</text:p>
          </table:table-cell>
          <table:table-cell table:style-name="ce37" table:formula="of:=[.J154]/[.O154]" office:value-type="float" office:value="0.00000000000024464607005715" calcext:value-type="float">
            <text:p>2.4464607005715E-013</text:p>
          </table:table-cell>
          <table:table-cell table:formula="of:=[.L154]*10^12" office:value-type="float" office:value="0.24464607005715" calcext:value-type="float">
            <text:p>0.2446460701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7369244906.05714" office:value-type="float" office:value="7369244906.05714" calcext:value-type="float">
            <text:p>7369244906.0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6.369781" calcext:value-type="float">
            <text:p>166.369781</text:p>
          </table:table-cell>
          <table:table-cell office:value-type="float" office:value="627" calcext:value-type="float">
            <text:p>627</text:p>
          </table:table-cell>
          <table:table-cell table:formula="of:=[.E155]*[.$R$8]" office:value-type="float" office:value="62.7" calcext:value-type="float">
            <text:p>62.7</text:p>
          </table:table-cell>
          <table:table-cell table:formula="of:=[.$R$7]*[.F155]" office:value-type="float" office:value="152.74974" calcext:value-type="float">
            <text:p>152.74974</text:p>
          </table:table-cell>
          <table:table-cell table:formula="of:=[.D155]-[.G155]" office:value-type="float" office:value="13.620041" calcext:value-type="float">
            <text:p>13.620041</text:p>
          </table:table-cell>
          <table:table-cell table:formula="of:=[.H155]-[.$H$142]" office:value-type="float" office:value="6.56883522222221" calcext:value-type="float">
            <text:p>6.5688352222</text:p>
          </table:table-cell>
          <table:table-cell table:style-name="ce37" table:formula="of:=[.I155]/([.$D$4]*[.$D$145])" office:value-type="float" office:value="0.00164220880555555" calcext:value-type="float">
            <text:p>0.0016422088</text:p>
          </table:table-cell>
          <table:table-cell table:style-name="ce37" table:formula="of:=[.J155]/[.N155]" office:value-type="float" office:value="0.000000000405483655692729" calcext:value-type="float">
            <text:p>4.05483655692729E-010</text:p>
          </table:table-cell>
          <table:table-cell table:style-name="ce37" table:formula="of:=[.J155]/[.O155]" office:value-type="float" office:value="0.000000000000222846278891578" calcext:value-type="float">
            <text:p>2.22846278891578E-013</text:p>
          </table:table-cell>
          <table:table-cell table:formula="of:=[.L155]*10^12" office:value-type="float" office:value="0.222846278891578" calcext:value-type="float">
            <text:p>0.2228462789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7369244906.05714" office:value-type="float" office:value="7369244906.05714" calcext:value-type="float">
            <text:p>7369244906.0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6.199814" calcext:value-type="float">
            <text:p>166.199814</text:p>
          </table:table-cell>
          <table:table-cell office:value-type="float" office:value="626" calcext:value-type="float">
            <text:p>626</text:p>
          </table:table-cell>
          <table:table-cell table:formula="of:=[.E156]*[.$R$8]" office:value-type="float" office:value="62.6" calcext:value-type="float">
            <text:p>62.6</text:p>
          </table:table-cell>
          <table:table-cell table:formula="of:=[.$R$7]*[.F156]" office:value-type="float" office:value="152.50612" calcext:value-type="float">
            <text:p>152.50612</text:p>
          </table:table-cell>
          <table:table-cell table:formula="of:=[.D156]-[.G156]" office:value-type="float" office:value="13.693694" calcext:value-type="float">
            <text:p>13.693694</text:p>
          </table:table-cell>
          <table:table-cell table:formula="of:=[.H156]-[.$H$142]" office:value-type="float" office:value="6.64248822222222" calcext:value-type="float">
            <text:p>6.6424882222</text:p>
          </table:table-cell>
          <table:table-cell table:style-name="ce37" table:formula="of:=[.I156]/([.$D$4]*[.$D$145])" office:value-type="float" office:value="0.00166062205555555" calcext:value-type="float">
            <text:p>0.0016606221</text:p>
          </table:table-cell>
          <table:table-cell table:style-name="ce37" table:formula="of:=[.J156]/[.N156]" office:value-type="float" office:value="0.000000000410030137174211" calcext:value-type="float">
            <text:p>4.10030137174211E-010</text:p>
          </table:table-cell>
          <table:table-cell table:style-name="ce37" table:formula="of:=[.J156]/[.O156]" office:value-type="float" office:value="0.000000000000225344940590943" calcext:value-type="float">
            <text:p>2.25344940590943E-013</text:p>
          </table:table-cell>
          <table:table-cell table:formula="of:=[.L156]*10^12" office:value-type="float" office:value="0.225344940590943" calcext:value-type="float">
            <text:p>0.2253449406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7369244906.05714" office:value-type="float" office:value="7369244906.05714" calcext:value-type="float">
            <text:p>7369244906.0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6.669434" calcext:value-type="float">
            <text:p>166.669434</text:p>
          </table:table-cell>
          <table:table-cell office:value-type="float" office:value="627" calcext:value-type="float">
            <text:p>627</text:p>
          </table:table-cell>
          <table:table-cell table:formula="of:=[.E157]*[.$R$8]" office:value-type="float" office:value="62.7" calcext:value-type="float">
            <text:p>62.7</text:p>
          </table:table-cell>
          <table:table-cell table:formula="of:=[.$R$7]*[.F157]" office:value-type="float" office:value="152.74974" calcext:value-type="float">
            <text:p>152.74974</text:p>
          </table:table-cell>
          <table:table-cell table:formula="of:=[.D157]-[.G157]" office:value-type="float" office:value="13.919694" calcext:value-type="float">
            <text:p>13.919694</text:p>
          </table:table-cell>
          <table:table-cell table:formula="of:=[.H157]-[.$H$142]" office:value-type="float" office:value="6.86848822222222" calcext:value-type="float">
            <text:p>6.8684882222</text:p>
          </table:table-cell>
          <table:table-cell table:style-name="ce37" table:formula="of:=[.I157]/([.$D$4]*[.$D$145])" office:value-type="float" office:value="0.00171712205555555" calcext:value-type="float">
            <text:p>0.0017171221</text:p>
          </table:table-cell>
          <table:table-cell table:style-name="ce37" table:formula="of:=[.J157]/[.N157]" office:value-type="float" office:value="0.000000000423980754458162" calcext:value-type="float">
            <text:p>4.23980754458162E-010</text:p>
          </table:table-cell>
          <table:table-cell table:style-name="ce37" table:formula="of:=[.J157]/[.O157]" office:value-type="float" office:value="0.000000000000233011940496667" calcext:value-type="float">
            <text:p>2.33011940496667E-013</text:p>
          </table:table-cell>
          <table:table-cell table:formula="of:=[.L157]*10^12" office:value-type="float" office:value="0.233011940496667" calcext:value-type="float">
            <text:p>0.2330119405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7369244906.05714" office:value-type="float" office:value="7369244906.05714" calcext:value-type="float">
            <text:p>7369244906.0571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149:.D157])" office:value-type="float" office:value="166.679833333333" calcext:value-type="float">
            <text:p>166.6798333333</text:p>
          </table:table-cell>
          <table:table-cell table:formula="of:=AVERAGE([.E149:.E157])" office:value-type="float" office:value="627.111111111111" calcext:value-type="float">
            <text:p>627.1111111111</text:p>
          </table:table-cell>
          <table:table-cell table:formula="of:=AVERAGE([.F149:.F157])" office:value-type="float" office:value="62.7111111111111" calcext:value-type="float">
            <text:p>62.7111111111</text:p>
          </table:table-cell>
          <table:table-cell table:formula="of:=AVERAGE([.G149:.G157])" office:value-type="float" office:value="152.776808888889" calcext:value-type="float">
            <text:p>152.7768088889</text:p>
          </table:table-cell>
          <table:table-cell table:formula="of:=AVERAGE([.H149:.H157])" office:value-type="float" office:value="13.9030244444444" calcext:value-type="float">
            <text:p>13.9030244444</text:p>
          </table:table-cell>
          <table:table-cell table:formula="of:=AVERAGE([.I149:.I157])" office:value-type="float" office:value="6.85181866666667" calcext:value-type="float">
            <text:p>6.8518186667</text:p>
          </table:table-cell>
          <table:table-cell table:formula="of:=AVERAGE([.J149:.J157])" office:value-type="float" office:value="0.00171295466666667" calcext:value-type="float">
            <text:p>0.0017129547</text:p>
          </table:table-cell>
          <table:table-cell table:style-name="ce35" table:formula="of:=AVERAGE([.K149:.K157])" office:value-type="float" office:value="0.000000000422951769547325" calcext:value-type="float">
            <text:p>4.22951769547325E-010</text:p>
          </table:table-cell>
          <table:table-cell table:formula="of:=AVERAGE([.L149:.L157])" office:value-type="float" office:value="0.000000000000232446429519354" calcext:value-type="float">
            <text:p>2.32446429519354E-013</text:p>
          </table:table-cell>
          <table:table-cell table:style-name="ce38" table:formula="of:=AVERAGE([.M149:.M157])" office:value-type="float" office:value="0.232446429519354" calcext:value-type="float">
            <text:p>0.2324464295</text:p>
          </table:table-cell>
          <table:table-cell table:formula="of:=AVERAGE([.N149:.N157])" office:value-type="float" office:value="4050000" calcext:value-type="float">
            <text:p>4050000</text:p>
          </table:table-cell>
          <table:table-cell table:formula="of:=AVERAGE([.O149:.O157])" office:value-type="float" office:value="7369244906.05714" calcext:value-type="float">
            <text:p>7369244906.057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149:.D157])" office:value-type="float" office:value="0.512835343974065" calcext:value-type="float">
            <text:p>0.512835344</text:p>
          </table:table-cell>
          <table:table-cell table:formula="of:=STDEV([.E149:.E157])" office:value-type="float" office:value="1.61589328580544" calcext:value-type="float">
            <text:p>1.6158932858</text:p>
          </table:table-cell>
          <table:table-cell table:formula="of:=STDEV([.F149:.F157])" office:value-type="float" office:value="0.161589328580545" calcext:value-type="float">
            <text:p>0.1615893286</text:p>
          </table:table-cell>
          <table:table-cell table:formula="of:=STDEV([.G149:.G157])" office:value-type="float" office:value="0.393663922287919" calcext:value-type="float">
            <text:p>0.3936639223</text:p>
          </table:table-cell>
          <table:table-cell table:formula="of:=STDEV([.H149:.H157])" office:value-type="float" office:value="0.311408878264219" calcext:value-type="float">
            <text:p>0.3114088783</text:p>
          </table:table-cell>
          <table:table-cell table:formula="of:=STDEV([.I149:.I157])" office:value-type="float" office:value="0.311408878264219" calcext:value-type="float">
            <text:p>0.3114088783</text:p>
          </table:table-cell>
          <table:table-cell table:formula="of:=STDEV([.J149:.J157])" office:value-type="float" office:value="0.0000778522195660549" calcext:value-type="float">
            <text:p>7.78522195660549E-005</text:p>
          </table:table-cell>
          <table:table-cell table:formula="of:=STDEV([.K149:.K157])" office:value-type="float" office:value="0.0000000000192227702632234" calcext:value-type="float">
            <text:p>1.92227702632234E-011</text:p>
          </table:table-cell>
          <table:table-cell table:formula="of:=STDEV([.L149:.L157])" office:value-type="float" office:value="0.0000000000000105644771694403" calcext:value-type="float">
            <text:p>1.05644771694403E-014</text:p>
          </table:table-cell>
          <table:table-cell table:style-name="Default" table:formula="of:=STDEV([.M149:.M157])" office:value-type="float" office:value="0.0105644771694403" calcext:value-type="float">
            <text:p>0.0105644772</text:p>
          </table:table-cell>
          <table:table-cell table:formula="of:=STDEV([.N149:.N157])" office:value-type="float" office:value="0" calcext:value-type="float">
            <text:p>0</text:p>
          </table:table-cell>
          <table:table-cell table:formula="of:=STDEV([.O149:.O1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E – Origin DynE</text:p>
          </table:table-cell>
          <table:table-cell table:style-name="ce36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9" office:value-type="string" calcext:value-type="string">
            <text:p>Dyn Power (W)</text:p>
          </table:table-cell>
          <table:table-cell table:style-name="ce36" office:value-type="string" calcext:value-type="string">
            <text:p>Memcopy size (Byte)</text:p>
          </table:table-cell>
          <table:table-cell table:style-name="ce36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7" table:number-columns-repeated="3"/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ost_Parallel_Work_implode_Broadcast3_in</text:p>
          </table:table-cell>
          <table:table-cell office:value-type="float" office:value="146.864929" calcext:value-type="float">
            <text:p>146.864929</text:p>
          </table:table-cell>
          <table:table-cell office:value-type="float" office:value="549" calcext:value-type="float">
            <text:p>549</text:p>
          </table:table-cell>
          <table:table-cell table:formula="of:=[.E166]*[.$R$8]" office:value-type="float" office:value="54.9" calcext:value-type="float">
            <text:p>54.9</text:p>
          </table:table-cell>
          <table:table-cell table:formula="of:=[.$R$7]*[.F166]" office:value-type="float" office:value="133.74738" calcext:value-type="float">
            <text:p>133.74738</text:p>
          </table:table-cell>
          <table:table-cell table:formula="of:=[.D166]-[.G166]" office:value-type="float" office:value="13.117549" calcext:value-type="float">
            <text:p>13.117549</text:p>
          </table:table-cell>
          <table:table-cell table:formula="of:=[.H166]-[.$H$142]" office:value-type="float" office:value="6.06634322222219" calcext:value-type="float">
            <text:p>6.0663432222</text:p>
          </table:table-cell>
          <table:table-cell table:style-name="ce37" table:formula="of:=[.I166]/([.$D$4]*[.$D$162])" office:value-type="float" office:value="0.00151658580555555" calcext:value-type="float">
            <text:p>0.0015165858</text:p>
          </table:table-cell>
          <table:table-cell table:style-name="ce37" table:formula="of:=[.J166]/[.N166]" office:value-type="float" office:value="0.00000000037446563100137" calcext:value-type="float">
            <text:p>3.7446563100137E-010</text:p>
          </table:table-cell>
          <table:table-cell table:style-name="ce37" table:formula="of:=[.J166]/[.O166]" office:value-type="float" office:value="0.000000000000253032308208033" calcext:value-type="float">
            <text:p>2.53032308208033E-013</text:p>
          </table:table-cell>
          <table:table-cell table:formula="of:=[.L166]*10^12" office:value-type="float" office:value="0.253032308208033" calcext:value-type="float">
            <text:p>0.2530323082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5993644907.62449" office:value-type="float" office:value="5993644907.62449" calcext:value-type="float">
            <text:p>5993644907.62449</text:p>
          </table:table-cell>
          <table:table-cell table:formula="of:=[.N166]/[.O166]*1000" office:value-type="float" office:value="0.675715705955155" calcext:value-type="float">
            <text:p>0.6757157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6.853699" calcext:value-type="float">
            <text:p>146.853699</text:p>
          </table:table-cell>
          <table:table-cell office:value-type="float" office:value="551" calcext:value-type="float">
            <text:p>551</text:p>
          </table:table-cell>
          <table:table-cell table:formula="of:=[.E167]*[.$R$8]" office:value-type="float" office:value="55.1" calcext:value-type="float">
            <text:p>55.1</text:p>
          </table:table-cell>
          <table:table-cell table:formula="of:=[.$R$7]*[.F167]" office:value-type="float" office:value="134.23462" calcext:value-type="float">
            <text:p>134.23462</text:p>
          </table:table-cell>
          <table:table-cell table:formula="of:=[.D167]-[.G167]" office:value-type="float" office:value="12.619079" calcext:value-type="float">
            <text:p>12.619079</text:p>
          </table:table-cell>
          <table:table-cell table:formula="of:=[.H167]-[.$H$142]" office:value-type="float" office:value="5.56787322222222" calcext:value-type="float">
            <text:p>5.5678732222</text:p>
          </table:table-cell>
          <table:table-cell table:style-name="ce37" table:formula="of:=[.I167]/([.$D$4]*[.$D$162])" office:value-type="float" office:value="0.00139196830555556" calcext:value-type="float">
            <text:p>0.0013919683</text:p>
          </table:table-cell>
          <table:table-cell table:style-name="ce37" table:formula="of:=[.J167]/[.N167]" office:value-type="float" office:value="0.000000000343695877914952" calcext:value-type="float">
            <text:p>3.43695877914952E-010</text:p>
          </table:table-cell>
          <table:table-cell table:style-name="ce37" table:formula="of:=[.J167]/[.O167]" office:value-type="float" office:value="0.000000000000232240702779178" calcext:value-type="float">
            <text:p>2.32240702779178E-013</text:p>
          </table:table-cell>
          <table:table-cell table:formula="of:=[.L167]*10^12" office:value-type="float" office:value="0.232240702779178" calcext:value-type="float">
            <text:p>0.2322407028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5993644907.62449" office:value-type="float" office:value="5993644907.62449" calcext:value-type="float">
            <text:p>5993644907.62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6.261688" calcext:value-type="float">
            <text:p>146.261688</text:p>
          </table:table-cell>
          <table:table-cell office:value-type="float" office:value="549" calcext:value-type="float">
            <text:p>549</text:p>
          </table:table-cell>
          <table:table-cell table:formula="of:=[.E168]*[.$R$8]" office:value-type="float" office:value="54.9" calcext:value-type="float">
            <text:p>54.9</text:p>
          </table:table-cell>
          <table:table-cell table:formula="of:=[.$R$7]*[.F168]" office:value-type="float" office:value="133.74738" calcext:value-type="float">
            <text:p>133.74738</text:p>
          </table:table-cell>
          <table:table-cell table:formula="of:=[.D168]-[.G168]" office:value-type="float" office:value="12.514308" calcext:value-type="float">
            <text:p>12.514308</text:p>
          </table:table-cell>
          <table:table-cell table:formula="of:=[.H168]-[.$H$142]" office:value-type="float" office:value="5.46310222222219" calcext:value-type="float">
            <text:p>5.4631022222</text:p>
          </table:table-cell>
          <table:table-cell table:style-name="ce37" table:formula="of:=[.I168]/([.$D$4]*[.$D$162])" office:value-type="float" office:value="0.00136577555555555" calcext:value-type="float">
            <text:p>0.0013657756</text:p>
          </table:table-cell>
          <table:table-cell table:style-name="ce37" table:formula="of:=[.J168]/[.N168]" office:value-type="float" office:value="0.000000000337228532235938" calcext:value-type="float">
            <text:p>3.37228532235938E-010</text:p>
          </table:table-cell>
          <table:table-cell table:style-name="ce37" table:formula="of:=[.J168]/[.O168]" office:value-type="float" office:value="0.000000000000227870615728027" calcext:value-type="float">
            <text:p>2.27870615728027E-013</text:p>
          </table:table-cell>
          <table:table-cell table:formula="of:=[.L168]*10^12" office:value-type="float" office:value="0.227870615728027" calcext:value-type="float">
            <text:p>0.2278706157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5993644907.62449" office:value-type="float" office:value="5993644907.62449" calcext:value-type="float">
            <text:p>5993644907.62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6.521774" calcext:value-type="float">
            <text:p>146.521774</text:p>
          </table:table-cell>
          <table:table-cell office:value-type="float" office:value="550" calcext:value-type="float">
            <text:p>550</text:p>
          </table:table-cell>
          <table:table-cell table:formula="of:=[.E169]*[.$R$8]" office:value-type="float" office:value="55" calcext:value-type="float">
            <text:p>55</text:p>
          </table:table-cell>
          <table:table-cell table:formula="of:=[.$R$7]*[.F169]" office:value-type="float" office:value="133.991" calcext:value-type="float">
            <text:p>133.991</text:p>
          </table:table-cell>
          <table:table-cell table:formula="of:=[.D169]-[.G169]" office:value-type="float" office:value="12.530774" calcext:value-type="float">
            <text:p>12.530774</text:p>
          </table:table-cell>
          <table:table-cell table:formula="of:=[.H169]-[.$H$142]" office:value-type="float" office:value="5.47956822222223" calcext:value-type="float">
            <text:p>5.4795682222</text:p>
          </table:table-cell>
          <table:table-cell table:style-name="ce37" table:formula="of:=[.I169]/([.$D$4]*[.$D$162])" office:value-type="float" office:value="0.00136989205555556" calcext:value-type="float">
            <text:p>0.0013698921</text:p>
          </table:table-cell>
          <table:table-cell table:style-name="ce37" table:formula="of:=[.J169]/[.N169]" office:value-type="float" office:value="0.000000000338244951989027" calcext:value-type="float">
            <text:p>3.38244951989027E-010</text:p>
          </table:table-cell>
          <table:table-cell table:style-name="ce37" table:formula="of:=[.J169]/[.O169]" office:value-type="float" office:value="0.000000000000228557426519033" calcext:value-type="float">
            <text:p>2.28557426519033E-013</text:p>
          </table:table-cell>
          <table:table-cell table:formula="of:=[.L169]*10^12" office:value-type="float" office:value="0.228557426519033" calcext:value-type="float">
            <text:p>0.2285574265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5993644907.62449" office:value-type="float" office:value="5993644907.62449" calcext:value-type="float">
            <text:p>5993644907.62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6.730621" calcext:value-type="float">
            <text:p>146.730621</text:p>
          </table:table-cell>
          <table:table-cell office:value-type="float" office:value="552" calcext:value-type="float">
            <text:p>552</text:p>
          </table:table-cell>
          <table:table-cell table:formula="of:=[.E170]*[.$R$8]" office:value-type="float" office:value="55.2" calcext:value-type="float">
            <text:p>55.2</text:p>
          </table:table-cell>
          <table:table-cell table:formula="of:=[.$R$7]*[.F170]" office:value-type="float" office:value="134.47824" calcext:value-type="float">
            <text:p>134.47824</text:p>
          </table:table-cell>
          <table:table-cell table:formula="of:=[.D170]-[.G170]" office:value-type="float" office:value="12.252381" calcext:value-type="float">
            <text:p>12.252381</text:p>
          </table:table-cell>
          <table:table-cell table:formula="of:=[.H170]-[.$H$142]" office:value-type="float" office:value="5.20117522222224" calcext:value-type="float">
            <text:p>5.2011752222</text:p>
          </table:table-cell>
          <table:table-cell table:style-name="ce37" table:formula="of:=[.I170]/([.$D$4]*[.$D$162])" office:value-type="float" office:value="0.00130029380555556" calcext:value-type="float">
            <text:p>0.0013002938</text:p>
          </table:table-cell>
          <table:table-cell table:style-name="ce37" table:formula="of:=[.J170]/[.N170]" office:value-type="float" office:value="0.000000000321060198902607" calcext:value-type="float">
            <text:p>3.21060198902607E-010</text:p>
          </table:table-cell>
          <table:table-cell table:style-name="ce37" table:formula="of:=[.J170]/[.O170]" office:value-type="float" office:value="0.000000000000216945418955578" calcext:value-type="float">
            <text:p>2.16945418955578E-013</text:p>
          </table:table-cell>
          <table:table-cell table:formula="of:=[.L170]*10^12" office:value-type="float" office:value="0.216945418955578" calcext:value-type="float">
            <text:p>0.216945419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5993644907.62449" office:value-type="float" office:value="5993644907.62449" calcext:value-type="float">
            <text:p>5993644907.62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6.804291" calcext:value-type="float">
            <text:p>146.804291</text:p>
          </table:table-cell>
          <table:table-cell office:value-type="float" office:value="551" calcext:value-type="float">
            <text:p>551</text:p>
          </table:table-cell>
          <table:table-cell table:formula="of:=[.E171]*[.$R$8]" office:value-type="float" office:value="55.1" calcext:value-type="float">
            <text:p>55.1</text:p>
          </table:table-cell>
          <table:table-cell table:formula="of:=[.$R$7]*[.F171]" office:value-type="float" office:value="134.23462" calcext:value-type="float">
            <text:p>134.23462</text:p>
          </table:table-cell>
          <table:table-cell table:formula="of:=[.D171]-[.G171]" office:value-type="float" office:value="12.569671" calcext:value-type="float">
            <text:p>12.569671</text:p>
          </table:table-cell>
          <table:table-cell table:formula="of:=[.H171]-[.$H$142]" office:value-type="float" office:value="5.51846522222222" calcext:value-type="float">
            <text:p>5.5184652222</text:p>
          </table:table-cell>
          <table:table-cell table:style-name="ce37" table:formula="of:=[.I171]/([.$D$4]*[.$D$162])" office:value-type="float" office:value="0.00137961630555556" calcext:value-type="float">
            <text:p>0.0013796163</text:p>
          </table:table-cell>
          <table:table-cell table:style-name="ce37" table:formula="of:=[.J171]/[.N171]" office:value-type="float" office:value="0.000000000340646001371742" calcext:value-type="float">
            <text:p>3.40646001371742E-010</text:p>
          </table:table-cell>
          <table:table-cell table:style-name="ce37" table:formula="of:=[.J171]/[.O171]" office:value-type="float" office:value="0.000000000000230179853297707" calcext:value-type="float">
            <text:p>2.30179853297707E-013</text:p>
          </table:table-cell>
          <table:table-cell table:formula="of:=[.L171]*10^12" office:value-type="float" office:value="0.230179853297707" calcext:value-type="float">
            <text:p>0.2301798533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5993644907.62449" office:value-type="float" office:value="5993644907.62449" calcext:value-type="float">
            <text:p>5993644907.62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7.376175" calcext:value-type="float">
            <text:p>147.376175</text:p>
          </table:table-cell>
          <table:table-cell office:value-type="float" office:value="549" calcext:value-type="float">
            <text:p>549</text:p>
          </table:table-cell>
          <table:table-cell table:formula="of:=[.E172]*[.$R$8]" office:value-type="float" office:value="54.9" calcext:value-type="float">
            <text:p>54.9</text:p>
          </table:table-cell>
          <table:table-cell table:formula="of:=[.$R$7]*[.F172]" office:value-type="float" office:value="133.74738" calcext:value-type="float">
            <text:p>133.74738</text:p>
          </table:table-cell>
          <table:table-cell table:formula="of:=[.D172]-[.G172]" office:value-type="float" office:value="13.628795" calcext:value-type="float">
            <text:p>13.628795</text:p>
          </table:table-cell>
          <table:table-cell table:formula="of:=[.H172]-[.$H$142]" office:value-type="float" office:value="6.57758922222219" calcext:value-type="float">
            <text:p>6.5775892222</text:p>
          </table:table-cell>
          <table:table-cell table:style-name="ce37" table:formula="of:=[.I172]/([.$D$4]*[.$D$162])" office:value-type="float" office:value="0.00164439730555555" calcext:value-type="float">
            <text:p>0.0016443973</text:p>
          </table:table-cell>
          <table:table-cell table:style-name="ce37" table:formula="of:=[.J172]/[.N172]" office:value-type="float" office:value="0.000000000406024026063098" calcext:value-type="float">
            <text:p>4.06024026063098E-010</text:p>
          </table:table-cell>
          <table:table-cell table:style-name="ce37" table:formula="of:=[.J172]/[.O172]" office:value-type="float" office:value="0.00000000000027435681140598" calcext:value-type="float">
            <text:p>2.7435681140598E-013</text:p>
          </table:table-cell>
          <table:table-cell table:formula="of:=[.L172]*10^12" office:value-type="float" office:value="0.27435681140598" calcext:value-type="float">
            <text:p>0.2743568114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5993644907.62449" office:value-type="float" office:value="5993644907.62449" calcext:value-type="float">
            <text:p>5993644907.62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6.29866" calcext:value-type="float">
            <text:p>146.29866</text:p>
          </table:table-cell>
          <table:table-cell office:value-type="float" office:value="550" calcext:value-type="float">
            <text:p>550</text:p>
          </table:table-cell>
          <table:table-cell table:formula="of:=[.E173]*[.$R$8]" office:value-type="float" office:value="55" calcext:value-type="float">
            <text:p>55</text:p>
          </table:table-cell>
          <table:table-cell table:formula="of:=[.$R$7]*[.F173]" office:value-type="float" office:value="133.991" calcext:value-type="float">
            <text:p>133.991</text:p>
          </table:table-cell>
          <table:table-cell table:formula="of:=[.D173]-[.G173]" office:value-type="float" office:value="12.30766" calcext:value-type="float">
            <text:p>12.30766</text:p>
          </table:table-cell>
          <table:table-cell table:formula="of:=[.H173]-[.$H$142]" office:value-type="float" office:value="5.25645422222225" calcext:value-type="float">
            <text:p>5.2564542222</text:p>
          </table:table-cell>
          <table:table-cell table:style-name="ce37" table:formula="of:=[.I173]/([.$D$4]*[.$D$162])" office:value-type="float" office:value="0.00131411355555556" calcext:value-type="float">
            <text:p>0.0013141136</text:p>
          </table:table-cell>
          <table:table-cell table:style-name="ce37" table:formula="of:=[.J173]/[.N173]" office:value-type="float" office:value="0.000000000324472482853225" calcext:value-type="float">
            <text:p>3.24472482853225E-010</text:p>
          </table:table-cell>
          <table:table-cell table:style-name="ce37" table:formula="of:=[.J173]/[.O173]" office:value-type="float" office:value="0.000000000000219251152814189" calcext:value-type="float">
            <text:p>2.19251152814189E-013</text:p>
          </table:table-cell>
          <table:table-cell table:formula="of:=[.L173]*10^12" office:value-type="float" office:value="0.219251152814189" calcext:value-type="float">
            <text:p>0.2192511528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5993644907.62449" office:value-type="float" office:value="5993644907.62449" calcext:value-type="float">
            <text:p>5993644907.624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6.296326" calcext:value-type="float">
            <text:p>146.296326</text:p>
          </table:table-cell>
          <table:table-cell office:value-type="float" office:value="550" calcext:value-type="float">
            <text:p>550</text:p>
          </table:table-cell>
          <table:table-cell table:formula="of:=[.E174]*[.$R$8]" office:value-type="float" office:value="55" calcext:value-type="float">
            <text:p>55</text:p>
          </table:table-cell>
          <table:table-cell table:formula="of:=[.$R$7]*[.F174]" office:value-type="float" office:value="133.991" calcext:value-type="float">
            <text:p>133.991</text:p>
          </table:table-cell>
          <table:table-cell table:formula="of:=[.D174]-[.G174]" office:value-type="float" office:value="12.305326" calcext:value-type="float">
            <text:p>12.305326</text:p>
          </table:table-cell>
          <table:table-cell table:formula="of:=[.H174]-[.$H$142]" office:value-type="float" office:value="5.25412022222223" calcext:value-type="float">
            <text:p>5.2541202222</text:p>
          </table:table-cell>
          <table:table-cell table:style-name="ce37" table:formula="of:=[.I174]/([.$D$4]*[.$D$162])" office:value-type="float" office:value="0.00131353005555556" calcext:value-type="float">
            <text:p>0.0013135301</text:p>
          </table:table-cell>
          <table:table-cell table:style-name="ce37" table:formula="of:=[.J174]/[.N174]" office:value-type="float" office:value="0.00000000032432840877915" calcext:value-type="float">
            <text:p>3.2432840877915E-010</text:p>
          </table:table-cell>
          <table:table-cell table:style-name="ce37" table:formula="of:=[.J174]/[.O174]" office:value-type="float" office:value="0.000000000000219153799699515" calcext:value-type="float">
            <text:p>2.19153799699515E-013</text:p>
          </table:table-cell>
          <table:table-cell table:formula="of:=[.L174]*10^12" office:value-type="float" office:value="0.219153799699515" calcext:value-type="float">
            <text:p>0.2191537997</text:p>
          </table:table-cell>
          <table:table-cell table:formula="of:=506250*4*2" office:value-type="float" office:value="4050000" calcext:value-type="float">
            <text:p>4050000</text:p>
          </table:table-cell>
          <table:table-cell table:formula="of:=5993644907.62449" office:value-type="float" office:value="5993644907.62449" calcext:value-type="float">
            <text:p>5993644907.62449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AVERAGE([.D166:.D174])" office:value-type="float" office:value="146.667573666667" calcext:value-type="float">
            <text:p>146.6675736667</text:p>
          </table:table-cell>
          <table:table-cell table:formula="of:=AVERAGE([.E166:.E174])" office:value-type="float" office:value="550.111111111111" calcext:value-type="float">
            <text:p>550.1111111111</text:p>
          </table:table-cell>
          <table:table-cell table:formula="of:=AVERAGE([.F166:.F174])" office:value-type="float" office:value="55.0111111111111" calcext:value-type="float">
            <text:p>55.0111111111</text:p>
          </table:table-cell>
          <table:table-cell table:formula="of:=AVERAGE([.G166:.G174])" office:value-type="float" office:value="134.018068888889" calcext:value-type="float">
            <text:p>134.0180688889</text:p>
          </table:table-cell>
          <table:table-cell table:formula="of:=AVERAGE([.H166:.H174])" office:value-type="float" office:value="12.6495047777778" calcext:value-type="float">
            <text:p>12.6495047778</text:p>
          </table:table-cell>
          <table:table-cell table:formula="of:=AVERAGE([.I166:.I174])" office:value-type="float" office:value="5.598299" calcext:value-type="float">
            <text:p>5.598299</text:p>
          </table:table-cell>
          <table:table-cell table:formula="of:=AVERAGE([.J166:.J174])" office:value-type="float" office:value="0.00139957475" calcext:value-type="float">
            <text:p>0.0013995748</text:p>
          </table:table-cell>
          <table:table-cell table:style-name="ce35" table:formula="of:=AVERAGE([.K166:.K174])" office:value-type="float" office:value="0.000000000345574012345679" calcext:value-type="float">
            <text:p>3.45574012345679E-010</text:p>
          </table:table-cell>
          <table:table-cell table:formula="of:=AVERAGE([.L166:.L174])" office:value-type="float" office:value="0.000000000000233509787711916" calcext:value-type="float">
            <text:p>2.33509787711916E-013</text:p>
          </table:table-cell>
          <table:table-cell table:style-name="ce38" table:formula="of:=AVERAGE([.M166:.M174])" office:value-type="float" office:value="0.233509787711916" calcext:value-type="float">
            <text:p>0.2335097877</text:p>
          </table:table-cell>
          <table:table-cell table:formula="of:=AVERAGE([.N166:.N174])" office:value-type="float" office:value="4050000" calcext:value-type="float">
            <text:p>4050000</text:p>
          </table:table-cell>
          <table:table-cell table:formula="of:=AVERAGE([.O166:.O174])" office:value-type="float" office:value="5993644907.62449" calcext:value-type="float">
            <text:p>5993644907.624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166:.D174])" office:value-type="float" office:value="0.36371297973883" calcext:value-type="float">
            <text:p>0.3637129797</text:p>
          </table:table-cell>
          <table:table-cell table:formula="of:=STDEV([.E166:.E174])" office:value-type="float" office:value="1.05409255338946" calcext:value-type="float">
            <text:p>1.0540925534</text:p>
          </table:table-cell>
          <table:table-cell table:formula="of:=STDEV([.F166:.F174])" office:value-type="float" office:value="0.105409255338945" calcext:value-type="float">
            <text:p>0.1054092553</text:p>
          </table:table-cell>
          <table:table-cell table:formula="of:=STDEV([.G166:.G174])" office:value-type="float" office:value="0.256798027856734" calcext:value-type="float">
            <text:p>0.2567980279</text:p>
          </table:table-cell>
          <table:table-cell table:formula="of:=STDEV([.H166:.H174])" office:value-type="float" office:value="0.44871667531966" calcext:value-type="float">
            <text:p>0.4487166753</text:p>
          </table:table-cell>
          <table:table-cell table:formula="of:=STDEV([.I166:.I174])" office:value-type="float" office:value="0.44871667531966" calcext:value-type="float">
            <text:p>0.4487166753</text:p>
          </table:table-cell>
          <table:table-cell table:formula="of:=STDEV([.J166:.J174])" office:value-type="float" office:value="0.000112179168829915" calcext:value-type="float">
            <text:p>0.0001121792</text:p>
          </table:table-cell>
          <table:table-cell table:formula="of:=STDEV([.K166:.K174])" office:value-type="float" office:value="0.0000000000276985602049173" calcext:value-type="float">
            <text:p>2.76985602049173E-011</text:p>
          </table:table-cell>
          <table:table-cell table:formula="of:=STDEV([.L166:.L174])" office:value-type="float" office:value="0.000000000000018716352162807" calcext:value-type="float">
            <text:p>1.8716352162807E-014</text:p>
          </table:table-cell>
          <table:table-cell table:style-name="Default" table:formula="of:=STDEV([.M166:.M174])" office:value-type="float" office:value="0.018716352162807" calcext:value-type="float">
            <text:p>0.0187163522</text:p>
          </table:table-cell>
          <table:table-cell table:formula="of:=STDEV([.N166:.N174])" office:value-type="float" office:value="0" calcext:value-type="float">
            <text:p>0</text:p>
          </table:table-cell>
          <table:table-cell table:formula="of:=STDEV([.O166:.O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ber of repetitions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1" table:number-columns-repeated="16"/>
          <table:table-cell/>
        </table:table-row>
        <table:table-row table:style-name="ro4">
          <table:table-cell/>
          <table:table-cell table:style-name="ce29" office:value-type="string" calcext:value-type="string">
            <text:p>Scenario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Measured energy (J)</text:p>
          </table:table-cell>
          <table:table-cell table:style-name="ce33" office:value-type="string" calcext:value-type="string">
            <text:p>Time (sampl)</text:p>
          </table:table-cell>
          <table:table-cell table:style-name="ce33" office:value-type="string" calcext:value-type="string">
            <text:p>Time (s)</text:p>
          </table:table-cell>
          <table:table-cell table:style-name="ce33" office:value-type="string" calcext:value-type="string">
            <text:p>Static energy</text:p>
          </table:table-cell>
          <table:table-cell table:style-name="ce33" office:value-type="string" calcext:value-type="string">
            <text:p>Dynamic E</text:p>
          </table:table-cell>
          <table:table-cell table:style-name="ce33" office:value-type="string" calcext:value-type="string">
            <text:p>Dynamic E – Origin DynE</text:p>
          </table:table-cell>
          <table:table-cell table:style-name="ce36" office:value-type="string" calcext:value-type="string">
            <text:p>Dyn_E / firing</text:p>
          </table:table-cell>
          <table:table-cell office:value-type="string" calcext:value-type="string">
            <text:p>Dyn_E/Byte</text:p>
          </table:table-cell>
          <table:table-cell office:value-type="string" calcext:value-type="string">
            <text:p>Dyn_E/ps</text:p>
          </table:table-cell>
          <table:table-cell table:style-name="ce29" office:value-type="string" calcext:value-type="string">
            <text:p>Dyn Power (W)</text:p>
          </table:table-cell>
          <table:table-cell table:style-name="ce36" office:value-type="string" calcext:value-type="string">
            <text:p>Memcopy size (Byte)</text:p>
          </table:table-cell>
          <table:table-cell table:style-name="ce36" office:value-type="string" calcext:value-type="string">
            <text:p>Time (ps)</text:p>
          </table:table-cell>
          <table:table-cell office:value-type="string" calcext:value-type="string">
            <text:p>GB/s</text:p>
          </table:table-cell>
          <table:table-cell table:style-name="ce31"/>
          <table:table-cell/>
        </table:table-row>
        <table:table-row table:style-name="ro1">
          <table:table-cell table:number-columns-repeated="9"/>
          <table:table-cell table:style-name="ce37" table:number-columns-repeated="3"/>
          <table:table-cell table:number-columns-repeated="4"/>
          <table:table-cell table:style-name="ce31"/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ost_Parallel_Work_br_rgbL</text:p>
          </table:table-cell>
          <table:table-cell office:value-type="float" office:value="223.279999" calcext:value-type="float">
            <text:p>223.279999</text:p>
          </table:table-cell>
          <table:table-cell office:value-type="float" office:value="839" calcext:value-type="float">
            <text:p>839</text:p>
          </table:table-cell>
          <table:table-cell table:formula="of:=[.E183]*[.$R$8]" office:value-type="float" office:value="83.9" calcext:value-type="float">
            <text:p>83.9</text:p>
          </table:table-cell>
          <table:table-cell table:formula="of:=[.$R$7]*[.F183]" office:value-type="float" office:value="204.39718" calcext:value-type="float">
            <text:p>204.39718</text:p>
          </table:table-cell>
          <table:table-cell table:formula="of:=[.D183]-[.G183]" office:value-type="float" office:value="18.882819" calcext:value-type="float">
            <text:p>18.882819</text:p>
          </table:table-cell>
          <table:table-cell table:formula="of:=[.H183]-[.$H$142]" office:value-type="float" office:value="11.8316132222222" calcext:value-type="float">
            <text:p>11.8316132222</text:p>
          </table:table-cell>
          <table:table-cell table:style-name="ce37" table:formula="of:=[.I183]/([.$D$4]*[.$D$179])" office:value-type="float" office:value="0.00059158066111111" calcext:value-type="float">
            <text:p>0.0005915807</text:p>
          </table:table-cell>
          <table:table-cell table:style-name="ce37" table:formula="of:=[.J183]/[.N183]" office:value-type="float" office:value="0.000000000389518130772747" calcext:value-type="float">
            <text:p>3.89518130772747E-010</text:p>
          </table:table-cell>
          <table:table-cell table:style-name="ce37" table:formula="of:=[.J183]/[.O183]" office:value-type="float" office:value="0.000000000000149985162525384" calcext:value-type="float">
            <text:p>1.49985162525384E-013</text:p>
          </table:table-cell>
          <table:table-cell table:formula="of:=[.L183]*10^12" office:value-type="float" office:value="0.149985162525384" calcext:value-type="float">
            <text:p>0.1499851625</text:p>
          </table:table-cell>
          <table:table-cell table:formula="of:=506250*3" office:value-type="float" office:value="1518750" calcext:value-type="float">
            <text:p>1518750</text:p>
          </table:table-cell>
          <table:table-cell table:formula="of:=3944261226.57959" office:value-type="float" office:value="3944261226.57959" calcext:value-type="float">
            <text:p>3944261226.57959</text:p>
          </table:table-cell>
          <table:table-cell table:formula="of:=[.N183]/[.O183]*1000" office:value-type="float" office:value="0.385053096829755" calcext:value-type="float">
            <text:p>0.3850530968</text:p>
          </table:table-cell>
          <table:table-cell table:style-name="ce31"/>
          <table:table-cell/>
        </table:table-row>
        <table:table-row table:style-name="ro1">
          <table:table-cell table:number-columns-repeated="3"/>
          <table:table-cell office:value-type="float" office:value="226.27681" calcext:value-type="float">
            <text:p>226.27681</text:p>
          </table:table-cell>
          <table:table-cell office:value-type="float" office:value="849" calcext:value-type="float">
            <text:p>849</text:p>
          </table:table-cell>
          <table:table-cell table:formula="of:=[.E184]*[.$R$8]" office:value-type="float" office:value="84.9" calcext:value-type="float">
            <text:p>84.9</text:p>
          </table:table-cell>
          <table:table-cell table:formula="of:=[.$R$7]*[.F184]" office:value-type="float" office:value="206.83338" calcext:value-type="float">
            <text:p>206.83338</text:p>
          </table:table-cell>
          <table:table-cell table:formula="of:=[.D184]-[.G184]" office:value-type="float" office:value="19.44343" calcext:value-type="float">
            <text:p>19.44343</text:p>
          </table:table-cell>
          <table:table-cell table:formula="of:=[.H184]-[.$H$142]" office:value-type="float" office:value="12.3922242222222" calcext:value-type="float">
            <text:p>12.3922242222</text:p>
          </table:table-cell>
          <table:table-cell table:style-name="ce37" table:formula="of:=[.I184]/([.$D$4]*[.$D$179])" office:value-type="float" office:value="0.000619611211111111" calcext:value-type="float">
            <text:p>0.0006196112</text:p>
          </table:table-cell>
          <table:table-cell table:style-name="ce37" table:formula="of:=[.J184]/[.N184]" office:value-type="float" office:value="0.000000000407974459990855" calcext:value-type="float">
            <text:p>4.07974459990855E-010</text:p>
          </table:table-cell>
          <table:table-cell table:style-name="ce37" table:formula="of:=[.J184]/[.O184]" office:value-type="float" office:value="0.000000000000157091829246926" calcext:value-type="float">
            <text:p>1.57091829246926E-013</text:p>
          </table:table-cell>
          <table:table-cell table:formula="of:=[.L184]*10^12" office:value-type="float" office:value="0.157091829246926" calcext:value-type="float">
            <text:p>0.1570918292</text:p>
          </table:table-cell>
          <table:table-cell table:formula="of:=506250*3" office:value-type="float" office:value="1518750" calcext:value-type="float">
            <text:p>1518750</text:p>
          </table:table-cell>
          <table:table-cell table:formula="of:=3944261226.57959" office:value-type="float" office:value="3944261226.57959" calcext:value-type="float">
            <text:p>3944261226.57959</text:p>
          </table:table-cell>
          <table:table-cell/>
          <table:table-cell table:style-name="ce31"/>
          <table:table-cell/>
        </table:table-row>
        <table:table-row table:style-name="ro1">
          <table:table-cell table:number-columns-repeated="3"/>
          <table:table-cell office:value-type="float" office:value="223.43045" calcext:value-type="float">
            <text:p>223.43045</text:p>
          </table:table-cell>
          <table:table-cell office:value-type="float" office:value="841" calcext:value-type="float">
            <text:p>841</text:p>
          </table:table-cell>
          <table:table-cell table:formula="of:=[.E185]*[.$R$8]" office:value-type="float" office:value="84.1" calcext:value-type="float">
            <text:p>84.1</text:p>
          </table:table-cell>
          <table:table-cell table:formula="of:=[.$R$7]*[.F185]" office:value-type="float" office:value="204.88442" calcext:value-type="float">
            <text:p>204.88442</text:p>
          </table:table-cell>
          <table:table-cell table:formula="of:=[.D185]-[.G185]" office:value-type="float" office:value="18.54603" calcext:value-type="float">
            <text:p>18.54603</text:p>
          </table:table-cell>
          <table:table-cell table:formula="of:=[.H185]-[.$H$142]" office:value-type="float" office:value="11.4948242222222" calcext:value-type="float">
            <text:p>11.4948242222</text:p>
          </table:table-cell>
          <table:table-cell table:style-name="ce37" table:formula="of:=[.I185]/([.$D$4]*[.$D$179])" office:value-type="float" office:value="0.000574741211111111" calcext:value-type="float">
            <text:p>0.0005747412</text:p>
          </table:table-cell>
          <table:table-cell table:style-name="ce37" table:formula="of:=[.J185]/[.N185]" office:value-type="float" office:value="0.000000000378430427069044" calcext:value-type="float">
            <text:p>3.78430427069044E-010</text:p>
          </table:table-cell>
          <table:table-cell table:style-name="ce37" table:formula="of:=[.J185]/[.O185]" office:value-type="float" office:value="0.000000000000145715807877542" calcext:value-type="float">
            <text:p>1.45715807877542E-013</text:p>
          </table:table-cell>
          <table:table-cell table:formula="of:=[.L185]*10^12" office:value-type="float" office:value="0.145715807877542" calcext:value-type="float">
            <text:p>0.1457158079</text:p>
          </table:table-cell>
          <table:table-cell table:formula="of:=506250*3" office:value-type="float" office:value="1518750" calcext:value-type="float">
            <text:p>1518750</text:p>
          </table:table-cell>
          <table:table-cell table:formula="of:=3944261226.57959" office:value-type="float" office:value="3944261226.57959" calcext:value-type="float">
            <text:p>3944261226.57959</text:p>
          </table:table-cell>
          <table:table-cell/>
          <table:table-cell table:style-name="ce31"/>
          <table:table-cell/>
        </table:table-row>
        <table:table-row table:style-name="ro1">
          <table:table-cell table:number-columns-repeated="3"/>
          <table:table-cell office:value-type="float" office:value="224.978073" calcext:value-type="float">
            <text:p>224.978073</text:p>
          </table:table-cell>
          <table:table-cell office:value-type="float" office:value="845" calcext:value-type="float">
            <text:p>845</text:p>
          </table:table-cell>
          <table:table-cell table:formula="of:=[.E186]*[.$R$8]" office:value-type="float" office:value="84.5" calcext:value-type="float">
            <text:p>84.5</text:p>
          </table:table-cell>
          <table:table-cell table:formula="of:=[.$R$7]*[.F186]" office:value-type="float" office:value="205.8589" calcext:value-type="float">
            <text:p>205.8589</text:p>
          </table:table-cell>
          <table:table-cell table:formula="of:=[.D186]-[.G186]" office:value-type="float" office:value="19.119173" calcext:value-type="float">
            <text:p>19.119173</text:p>
          </table:table-cell>
          <table:table-cell table:formula="of:=[.H186]-[.$H$142]" office:value-type="float" office:value="12.0679672222222" calcext:value-type="float">
            <text:p>12.0679672222</text:p>
          </table:table-cell>
          <table:table-cell table:style-name="ce37" table:formula="of:=[.I186]/([.$D$4]*[.$D$179])" office:value-type="float" office:value="0.000603398361111111" calcext:value-type="float">
            <text:p>0.0006033984</text:p>
          </table:table-cell>
          <table:table-cell table:style-name="ce37" table:formula="of:=[.J186]/[.N186]" office:value-type="float" office:value="0.000000000397299332418838" calcext:value-type="float">
            <text:p>3.97299332418838E-010</text:p>
          </table:table-cell>
          <table:table-cell table:style-name="ce37" table:formula="of:=[.J186]/[.O186]" office:value-type="float" office:value="0.000000000000152981338316268" calcext:value-type="float">
            <text:p>1.52981338316268E-013</text:p>
          </table:table-cell>
          <table:table-cell table:formula="of:=[.L186]*10^12" office:value-type="float" office:value="0.152981338316268" calcext:value-type="float">
            <text:p>0.1529813383</text:p>
          </table:table-cell>
          <table:table-cell table:formula="of:=506250*3" office:value-type="float" office:value="1518750" calcext:value-type="float">
            <text:p>1518750</text:p>
          </table:table-cell>
          <table:table-cell table:formula="of:=3944261226.57959" office:value-type="float" office:value="3944261226.57959" calcext:value-type="float">
            <text:p>3944261226.57959</text:p>
          </table:table-cell>
          <table:table-cell/>
          <table:table-cell table:style-name="ce31"/>
          <table:table-cell/>
        </table:table-row>
        <table:table-row table:style-name="ro1">
          <table:table-cell table:number-columns-repeated="3"/>
          <table:table-cell office:value-type="float" office:value="223.360519" calcext:value-type="float">
            <text:p>223.360519</text:p>
          </table:table-cell>
          <table:table-cell office:value-type="float" office:value="841" calcext:value-type="float">
            <text:p>841</text:p>
          </table:table-cell>
          <table:table-cell table:formula="of:=[.E187]*[.$R$8]" office:value-type="float" office:value="84.1" calcext:value-type="float">
            <text:p>84.1</text:p>
          </table:table-cell>
          <table:table-cell table:formula="of:=[.$R$7]*[.F187]" office:value-type="float" office:value="204.88442" calcext:value-type="float">
            <text:p>204.88442</text:p>
          </table:table-cell>
          <table:table-cell table:formula="of:=[.D187]-[.G187]" office:value-type="float" office:value="18.476099" calcext:value-type="float">
            <text:p>18.476099</text:p>
          </table:table-cell>
          <table:table-cell table:formula="of:=[.H187]-[.$H$142]" office:value-type="float" office:value="11.4248932222222" calcext:value-type="float">
            <text:p>11.4248932222</text:p>
          </table:table-cell>
          <table:table-cell table:style-name="ce37" table:formula="of:=[.I187]/([.$D$4]*[.$D$179])" office:value-type="float" office:value="0.000571244661111111" calcext:value-type="float">
            <text:p>0.0005712447</text:p>
          </table:table-cell>
          <table:table-cell table:style-name="ce37" table:formula="of:=[.J187]/[.N187]" office:value-type="float" office:value="0.000000000376128171925012" calcext:value-type="float">
            <text:p>3.76128171925012E-010</text:p>
          </table:table-cell>
          <table:table-cell table:style-name="ce37" table:formula="of:=[.J187]/[.O187]" office:value-type="float" office:value="0.00000000000014482931740464" calcext:value-type="float">
            <text:p>1.4482931740464E-013</text:p>
          </table:table-cell>
          <table:table-cell table:formula="of:=[.L187]*10^12" office:value-type="float" office:value="0.14482931740464" calcext:value-type="float">
            <text:p>0.1448293174</text:p>
          </table:table-cell>
          <table:table-cell table:formula="of:=506250*3" office:value-type="float" office:value="1518750" calcext:value-type="float">
            <text:p>1518750</text:p>
          </table:table-cell>
          <table:table-cell table:formula="of:=3944261226.57959" office:value-type="float" office:value="3944261226.57959" calcext:value-type="float">
            <text:p>3944261226.57959</text:p>
          </table:table-cell>
          <table:table-cell/>
          <table:table-cell table:style-name="ce31"/>
          <table:table-cell/>
        </table:table-row>
        <table:table-row table:style-name="ro1">
          <table:table-cell table:number-columns-repeated="3"/>
          <table:table-cell office:value-type="float" office:value="223.232895" calcext:value-type="float">
            <text:p>223.232895</text:p>
          </table:table-cell>
          <table:table-cell office:value-type="float" office:value="841" calcext:value-type="float">
            <text:p>841</text:p>
          </table:table-cell>
          <table:table-cell table:formula="of:=[.E188]*[.$R$8]" office:value-type="float" office:value="84.1" calcext:value-type="float">
            <text:p>84.1</text:p>
          </table:table-cell>
          <table:table-cell table:formula="of:=[.$R$7]*[.F188]" office:value-type="float" office:value="204.88442" calcext:value-type="float">
            <text:p>204.88442</text:p>
          </table:table-cell>
          <table:table-cell table:formula="of:=[.D188]-[.G188]" office:value-type="float" office:value="18.348475" calcext:value-type="float">
            <text:p>18.348475</text:p>
          </table:table-cell>
          <table:table-cell table:formula="of:=[.H188]-[.$H$142]" office:value-type="float" office:value="11.2972692222222" calcext:value-type="float">
            <text:p>11.2972692222</text:p>
          </table:table-cell>
          <table:table-cell table:style-name="ce37" table:formula="of:=[.I188]/([.$D$4]*[.$D$179])" office:value-type="float" office:value="0.000564863461111112" calcext:value-type="float">
            <text:p>0.0005648635</text:p>
          </table:table-cell>
          <table:table-cell table:style-name="ce37" table:formula="of:=[.J188]/[.N188]" office:value-type="float" office:value="0.000000000371926558756287" calcext:value-type="float">
            <text:p>3.71926558756287E-010</text:p>
          </table:table-cell>
          <table:table-cell table:style-name="ce37" table:formula="of:=[.J188]/[.O188]" office:value-type="float" office:value="0.000000000000143211473242342" calcext:value-type="float">
            <text:p>1.43211473242342E-013</text:p>
          </table:table-cell>
          <table:table-cell table:formula="of:=[.L188]*10^12" office:value-type="float" office:value="0.143211473242342" calcext:value-type="float">
            <text:p>0.1432114732</text:p>
          </table:table-cell>
          <table:table-cell table:formula="of:=506250*3" office:value-type="float" office:value="1518750" calcext:value-type="float">
            <text:p>1518750</text:p>
          </table:table-cell>
          <table:table-cell table:formula="of:=3944261226.57959" office:value-type="float" office:value="3944261226.57959" calcext:value-type="float">
            <text:p>3944261226.57959</text:p>
          </table:table-cell>
          <table:table-cell/>
          <table:table-cell table:style-name="ce31"/>
          <table:table-cell/>
        </table:table-row>
        <table:table-row table:style-name="ro1">
          <table:table-cell table:number-columns-repeated="3"/>
          <table:table-cell office:value-type="float" office:value="223.832458" calcext:value-type="float">
            <text:p>223.832458</text:p>
          </table:table-cell>
          <table:table-cell office:value-type="float" office:value="841" calcext:value-type="float">
            <text:p>841</text:p>
          </table:table-cell>
          <table:table-cell table:formula="of:=[.E189]*[.$R$8]" office:value-type="float" office:value="84.1" calcext:value-type="float">
            <text:p>84.1</text:p>
          </table:table-cell>
          <table:table-cell table:formula="of:=[.$R$7]*[.F189]" office:value-type="float" office:value="204.88442" calcext:value-type="float">
            <text:p>204.88442</text:p>
          </table:table-cell>
          <table:table-cell table:formula="of:=[.D189]-[.G189]" office:value-type="float" office:value="18.948038" calcext:value-type="float">
            <text:p>18.948038</text:p>
          </table:table-cell>
          <table:table-cell table:formula="of:=[.H189]-[.$H$142]" office:value-type="float" office:value="11.8968322222222" calcext:value-type="float">
            <text:p>11.8968322222</text:p>
          </table:table-cell>
          <table:table-cell table:style-name="ce37" table:formula="of:=[.I189]/([.$D$4]*[.$D$179])" office:value-type="float" office:value="0.000594841611111111" calcext:value-type="float">
            <text:p>0.0005948416</text:p>
          </table:table-cell>
          <table:table-cell table:style-name="ce37" table:formula="of:=[.J189]/[.N189]" office:value-type="float" office:value="0.000000000391665258344764" calcext:value-type="float">
            <text:p>3.91665258344764E-010</text:p>
          </table:table-cell>
          <table:table-cell table:style-name="ce37" table:formula="of:=[.J189]/[.O189]" office:value-type="float" office:value="0.000000000000150811920646278" calcext:value-type="float">
            <text:p>1.50811920646278E-013</text:p>
          </table:table-cell>
          <table:table-cell table:formula="of:=[.L189]*10^12" office:value-type="float" office:value="0.150811920646278" calcext:value-type="float">
            <text:p>0.1508119206</text:p>
          </table:table-cell>
          <table:table-cell table:formula="of:=506250*3" office:value-type="float" office:value="1518750" calcext:value-type="float">
            <text:p>1518750</text:p>
          </table:table-cell>
          <table:table-cell table:formula="of:=3944261226.57959" office:value-type="float" office:value="3944261226.57959" calcext:value-type="float">
            <text:p>3944261226.57959</text:p>
          </table:table-cell>
          <table:table-cell/>
          <table:table-cell table:style-name="ce31"/>
          <table:table-cell/>
        </table:table-row>
        <table:table-row table:style-name="ro1">
          <table:table-cell table:number-columns-repeated="3"/>
          <table:table-cell office:value-type="float" office:value="223.606857" calcext:value-type="float">
            <text:p>223.606857</text:p>
          </table:table-cell>
          <table:table-cell office:value-type="float" office:value="840" calcext:value-type="float">
            <text:p>840</text:p>
          </table:table-cell>
          <table:table-cell table:formula="of:=[.E190]*[.$R$8]" office:value-type="float" office:value="84" calcext:value-type="float">
            <text:p>84</text:p>
          </table:table-cell>
          <table:table-cell table:formula="of:=[.$R$7]*[.F190]" office:value-type="float" office:value="204.6408" calcext:value-type="float">
            <text:p>204.6408</text:p>
          </table:table-cell>
          <table:table-cell table:formula="of:=[.D190]-[.G190]" office:value-type="float" office:value="18.966057" calcext:value-type="float">
            <text:p>18.966057</text:p>
          </table:table-cell>
          <table:table-cell table:formula="of:=[.H190]-[.$H$142]" office:value-type="float" office:value="11.9148512222222" calcext:value-type="float">
            <text:p>11.9148512222</text:p>
          </table:table-cell>
          <table:table-cell table:style-name="ce37" table:formula="of:=[.I190]/([.$D$4]*[.$D$179])" office:value-type="float" office:value="0.000595742561111111" calcext:value-type="float">
            <text:p>0.0005957426</text:p>
          </table:table-cell>
          <table:table-cell table:style-name="ce37" table:formula="of:=[.J190]/[.N190]" office:value-type="float" office:value="0.000000000392258476451761" calcext:value-type="float">
            <text:p>3.92258476451761E-010</text:p>
          </table:table-cell>
          <table:table-cell table:style-name="ce37" table:formula="of:=[.J190]/[.O190]" office:value-type="float" office:value="0.000000000000151040341115472" calcext:value-type="float">
            <text:p>1.51040341115472E-013</text:p>
          </table:table-cell>
          <table:table-cell table:formula="of:=[.L190]*10^12" office:value-type="float" office:value="0.151040341115472" calcext:value-type="float">
            <text:p>0.1510403411</text:p>
          </table:table-cell>
          <table:table-cell table:formula="of:=506250*3" office:value-type="float" office:value="1518750" calcext:value-type="float">
            <text:p>1518750</text:p>
          </table:table-cell>
          <table:table-cell table:formula="of:=3944261226.57959" office:value-type="float" office:value="3944261226.57959" calcext:value-type="float">
            <text:p>3944261226.57959</text:p>
          </table:table-cell>
          <table:table-cell/>
          <table:table-cell table:style-name="ce31"/>
          <table:table-cell/>
        </table:table-row>
        <table:table-row table:style-name="ro1">
          <table:table-cell table:number-columns-repeated="3"/>
          <table:table-cell office:value-type="float" office:value="224.329849" calcext:value-type="float">
            <text:p>224.329849</text:p>
          </table:table-cell>
          <table:table-cell office:value-type="float" office:value="843" calcext:value-type="float">
            <text:p>843</text:p>
          </table:table-cell>
          <table:table-cell table:formula="of:=[.E191]*[.$R$8]" office:value-type="float" office:value="84.3" calcext:value-type="float">
            <text:p>84.3</text:p>
          </table:table-cell>
          <table:table-cell table:formula="of:=[.$R$7]*[.F191]" office:value-type="float" office:value="205.37166" calcext:value-type="float">
            <text:p>205.37166</text:p>
          </table:table-cell>
          <table:table-cell table:formula="of:=[.D191]-[.G191]" office:value-type="float" office:value="18.958189" calcext:value-type="float">
            <text:p>18.958189</text:p>
          </table:table-cell>
          <table:table-cell table:formula="of:=[.H191]-[.$H$142]" office:value-type="float" office:value="11.9069832222222" calcext:value-type="float">
            <text:p>11.9069832222</text:p>
          </table:table-cell>
          <table:table-cell table:style-name="ce37" table:formula="of:=[.I191]/([.$D$4]*[.$D$179])" office:value-type="float" office:value="0.00059534916111111" calcext:value-type="float">
            <text:p>0.0005953492</text:p>
          </table:table-cell>
          <table:table-cell table:style-name="ce37" table:formula="of:=[.J191]/[.N191]" office:value-type="float" office:value="0.000000000391999447645175" calcext:value-type="float">
            <text:p>3.91999447645175E-010</text:p>
          </table:table-cell>
          <table:table-cell table:style-name="ce37" table:formula="of:=[.J191]/[.O191]" office:value-type="float" office:value="0.000000000000150940601271328" calcext:value-type="float">
            <text:p>1.50940601271328E-013</text:p>
          </table:table-cell>
          <table:table-cell table:formula="of:=[.L191]*10^12" office:value-type="float" office:value="0.150940601271328" calcext:value-type="float">
            <text:p>0.1509406013</text:p>
          </table:table-cell>
          <table:table-cell table:formula="of:=506250*3" office:value-type="float" office:value="1518750" calcext:value-type="float">
            <text:p>1518750</text:p>
          </table:table-cell>
          <table:table-cell table:formula="of:=3944261226.57959" office:value-type="float" office:value="3944261226.57959" calcext:value-type="float">
            <text:p>3944261226.57959</text:p>
          </table:table-cell>
          <table:table-cell/>
          <table:table-cell table:style-name="ce31"/>
          <table:table-cell/>
        </table:table-row>
        <table:table-row table:style-name="ro1">
          <table:table-cell table:number-columns-repeated="12"/>
          <table:table-cell table:style-name="Default"/>
          <table:table-cell table:number-columns-repeated="3"/>
          <table:table-cell table:style-name="ce31"/>
          <table:table-cell/>
        </table:table-row>
        <table:table-row table:style-name="ro1">
          <table:table-cell table:number-columns-repeated="3"/>
          <table:table-cell table:formula="of:=AVERAGE([.D183:.D191])" office:value-type="float" office:value="224.036434444444" calcext:value-type="float">
            <text:p>224.0364344444</text:p>
          </table:table-cell>
          <table:table-cell table:formula="of:=AVERAGE([.E183:.E191])" office:value-type="float" office:value="842.222222222222" calcext:value-type="float">
            <text:p>842.2222222222</text:p>
          </table:table-cell>
          <table:table-cell table:formula="of:=AVERAGE([.F183:.F191])" office:value-type="float" office:value="84.2222222222222" calcext:value-type="float">
            <text:p>84.2222222222</text:p>
          </table:table-cell>
          <table:table-cell table:formula="of:=AVERAGE([.G183:.G191])" office:value-type="float" office:value="205.182177777778" calcext:value-type="float">
            <text:p>205.1821777778</text:p>
          </table:table-cell>
          <table:table-cell table:formula="of:=AVERAGE([.H183:.H191])" office:value-type="float" office:value="18.8542566666667" calcext:value-type="float">
            <text:p>18.8542566667</text:p>
          </table:table-cell>
          <table:table-cell table:formula="of:=AVERAGE([.I183:.I191])" office:value-type="float" office:value="11.8030508888889" calcext:value-type="float">
            <text:p>11.8030508889</text:p>
          </table:table-cell>
          <table:table-cell table:formula="of:=AVERAGE([.J183:.J191])" office:value-type="float" office:value="0.000590152544444444" calcext:value-type="float">
            <text:p>0.0005901525</text:p>
          </table:table-cell>
          <table:table-cell table:style-name="ce35" table:formula="of:=AVERAGE([.K183:.K191])" office:value-type="float" office:value="0.000000000388577807041609" calcext:value-type="float">
            <text:p>3.88577807041609E-010</text:p>
          </table:table-cell>
          <table:table-cell table:formula="of:=AVERAGE([.L183:.L191])" office:value-type="float" office:value="0.000000000000149623087960687" calcext:value-type="float">
            <text:p>1.49623087960687E-013</text:p>
          </table:table-cell>
          <table:table-cell table:style-name="ce39" table:formula="of:=AVERAGE([.M183:.M191])" office:value-type="float" office:value="0.149623087960687" calcext:value-type="float">
            <text:p>0.149623088</text:p>
          </table:table-cell>
          <table:table-cell table:formula="of:=AVERAGE([.N183:.N191])" office:value-type="float" office:value="1518750" calcext:value-type="float">
            <text:p>1518750</text:p>
          </table:table-cell>
          <table:table-cell table:formula="of:=AVERAGE([.O183:.O191])" office:value-type="float" office:value="3944261226.57959" calcext:value-type="float">
            <text:p>3944261226.57959</text:p>
          </table:table-cell>
          <table:table-cell/>
          <table:table-cell table:style-name="ce31"/>
          <table:table-cell/>
        </table:table-row>
        <table:table-row table:style-name="ro1">
          <table:table-cell table:number-columns-repeated="3"/>
          <table:table-cell table:formula="of:=STDEV([.D183:.D191])" office:value-type="float" office:value="1.01612930566514" calcext:value-type="float">
            <text:p>1.0161293057</text:p>
          </table:table-cell>
          <table:table-cell table:formula="of:=STDEV([.E183:.E191])" office:value-type="float" office:value="3.0731814857643" calcext:value-type="float">
            <text:p>3.0731814858</text:p>
          </table:table-cell>
          <table:table-cell table:formula="of:=STDEV([.F183:.F191])" office:value-type="float" office:value="0.307318148576429" calcext:value-type="float">
            <text:p>0.3073181486</text:p>
          </table:table-cell>
          <table:table-cell table:formula="of:=STDEV([.G183:.G191])" office:value-type="float" office:value="0.748688473561898" calcext:value-type="float">
            <text:p>0.7486884736</text:p>
          </table:table-cell>
          <table:table-cell table:formula="of:=STDEV([.H183:.H191])" office:value-type="float" office:value="0.343518533602989" calcext:value-type="float">
            <text:p>0.3435185336</text:p>
          </table:table-cell>
          <table:table-cell table:formula="of:=STDEV([.I183:.I191])" office:value-type="float" office:value="0.343518533602989" calcext:value-type="float">
            <text:p>0.3435185336</text:p>
          </table:table-cell>
          <table:table-cell table:formula="of:=STDEV([.J183:.J191])" office:value-type="float" office:value="0.0000171759266801495" calcext:value-type="float">
            <text:p>1.71759266801495E-005</text:p>
          </table:table-cell>
          <table:table-cell table:formula="of:=STDEV([.K183:.K191])" office:value-type="float" office:value="0.0000000000113092521350778" calcext:value-type="float">
            <text:p>1.13092521350778E-011</text:p>
          </table:table-cell>
          <table:table-cell table:formula="of:=STDEV([.L183:.L191])" office:value-type="float" office:value="4.35466255744024E-015" calcext:value-type="float">
            <text:p>4.35466255744024E-015</text:p>
          </table:table-cell>
          <table:table-cell table:style-name="Default" table:formula="of:=STDEV([.M183:.M191])" office:value-type="float" office:value="0.00435466255744024" calcext:value-type="float">
            <text:p>0.0043546626</text:p>
          </table:table-cell>
          <table:table-cell table:formula="of:=STDEV([.N183:.N191])" office:value-type="float" office:value="0" calcext:value-type="float">
            <text:p>0</text:p>
          </table:table-cell>
          <table:table-cell table:formula="of:=STDEV([.O183:.O191])" office:value-type="float" office:value="0" calcext:value-type="float">
            <text:p>0</text:p>
          </table:table-cell>
          <table:table-cell/>
          <table:table-cell table:style-name="ce31"/>
          <table:table-cell/>
        </table:table-row>
        <table:table-row table:style-name="ro1">
          <table:table-cell/>
          <table:table-cell table:style-name="ce31" table:number-columns-repeated="16"/>
          <table:table-cell/>
        </table:table-row>
      </table:table>
      <table:named-expressions/>
      <table:database-ranges>
        <table:database-range table:name="__Anonymous_Sheet_DB__0" table:target-range-address="'nbIterations=2, maxDisparity=2'.B24:'nbIterations=2, maxDisparity=2'.P67" table:contains-header="false">
          <table:sort>
            <table:sort-by table:field-number="11" table:order="descending" table:data-type="automatic"/>
          </table:sort>
        </table:database-range>
        <table:database-range table:name="__Anonymous_Sheet_DB__1" table:target-range-address="'nbIterations=3, maxDisparity=15'.B24:'nbIterations=3, maxDisparity=15'.P93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2" table:target-range-address="'nbIterations=4, maxDisparity=30'.B24:'nbIterations=4, maxDisparity=30'.P109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3" table:target-range-address="'nbIterations=4, maxDisparity=60'.B24:'nbIterations=4, maxDisparity=60'.N139" table:contains-header="false">
          <table:sort>
            <table:sort-by table:field-number="10" table:order="descending" table:data-type="automatic"/>
          </table:sort>
        </table:database-range>
        <table:database-range table:name="__Anonymous_Sheet_DB__4" table:target-range-address="'Image 90x75, NbIterations=4, maxDisparity=60'.B24:'Image 90x75, NbIterations=4, maxDisparity=60'.P139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5" table:target-range-address="'Image 270x225, NbIterations=4, maxDisparity=60'.B24:'Image 270x225, NbIterations=4, maxDisparity=60'.P139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2:01:29.504842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4:50:44.616501164</meta:creation-date>
    <meta:generator>LibreOffice/4.2.8.2$Linux_X86_64 LibreOffice_project/420m0$Build-2</meta:generator>
    <dc:date>2016-08-14T14:09:22.083524091</dc:date>
    <meta:editing-duration>PT11H45M51S</meta:editing-duration>
    <meta:editing-cycles>36</meta:editing-cycles>
    <meta:document-statistic meta:table-count="7" meta:cell-count="9791" meta:object-count="0"/>
  </office:meta>
</office:document-meta>
</file>